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49in" svg:x="12.5957in" svg:y="0.3244in">
            <draw:object draw:notify-on-update-of-ranges="Sheet1.C1:Sheet1.C1 Sheet1.C2:Sheet1.C513 Sheet1.G1:Sheet1.G1 Sheet1.G2:Sheet1.G5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53in" svg:x="12.6067in" svg:y="4.1724in">
            <draw:object draw:notify-on-update-of-ranges="Sheet1.C1:Sheet1.C1 Sheet1.C2:Sheet1.C513 Sheet1.J1:Sheet1.J1 Sheet1.J2:Sheet1.J5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vidend Size</text:p>
          </table:table-cell>
          <table:table-cell office:value-type="string" calcext:value-type="string">
            <text:p>Value Size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eal</text:p>
          </table:table-cell>
          <table:table-cell office:value-type="string" calcext:value-type="string">
            <text:p>Actual</text:p>
          </table:table-cell>
          <table:table-cell table:style-name="Default" office:value-type="string" calcext:value-type="string">
            <text:p>% error</text:p>
          </table:table-cell>
          <table:table-cell office:value-type="string" calcext:value-type="string">
            <text:p>Test Ideal</text:p>
          </table:table-cell>
          <table:table-cell office:value-type="string" calcext:value-type="string">
            <text:p>Test Actual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1" office:value-type="float" office:value="1" calcext:value-type="float">
            <text:p/>
          </table:table-cell>
          <table:table-cell table:formula="of:=MIN(ROUND(2^[.$B$2]/[.C2]);2^[.$B$2]-1)" office:value-type="float" office:value="262143" calcext:value-type="float">
            <text:p/>
          </table:table-cell>
          <table:table-cell table:formula="of:=1/[.C2]" office:value-type="float" office:value="1" calcext:value-type="float">
            <text:p/>
          </table:table-cell>
          <table:table-cell table:formula="of:=[.D2]/2^[.$B$2]" office:value-type="float" office:value="0.999996185302734" calcext:value-type="float">
            <text:p/>
          </table:table-cell>
          <table:table-cell table:formula="of:=ABS([.F2]-[.E2])/[.E2]*100" office:value-type="float" office:value="0.0003814697265625" calcext:value-type="float">
            <text:p/>
          </table:table-cell>
          <table:table-cell table:formula="of:=FLOOR([.$A$4]/[.C2];1)" office:value-type="float" office:value="13460" calcext:value-type="float">
            <text:p/>
          </table:table-cell>
          <table:table-cell table:formula="of:=FLOOR(FLOOR([.$A$4]*[.D2];1)/2^[.$B$2];1)" office:value-type="float" office:value="13459" calcext:value-type="float">
            <text:p/>
          </table:table-cell>
          <table:table-cell table:formula="of:=ABS([.H2]-[.I2])" office:value-type="float" office:value="1" calcext:value-type="float">
            <text:p/>
          </table:table-cell>
          <table:table-cell table:formula="of:=CONCATENATE(&quot;assign rom[&quot;;[.C2];&quot;] = &quot;;[.$B$2];&quot;'d&quot;;[.D2];&quot;;&quot;)" office:value-type="string" office:string-value="assign rom[1] = 18'd262143;" calcext:value-type="string">
            <text:p>assign rom[1] = 18'd262143;</text:p>
          </table:table-cell>
        </table:table-row>
        <table:table-row table:style-name="ro1">
          <table:table-cell office:value-type="string" calcext:value-type="string">
            <text:p>Test Value</text:p>
          </table:table-cell>
          <table:table-cell/>
          <table:table-cell table:formula="of:=[.C2]+1" office:value-type="float" office:value="2" calcext:value-type="float">
            <text:p/>
          </table:table-cell>
          <table:table-cell table:formula="of:=MIN(ROUND(2^[.$B$2]/[.C3]);2^[.$B$2]-1)" office:value-type="float" office:value="131072" calcext:value-type="float">
            <text:p/>
          </table:table-cell>
          <table:table-cell table:formula="of:=1/[.C3]" office:value-type="float" office:value="0.5" calcext:value-type="float">
            <text:p/>
          </table:table-cell>
          <table:table-cell table:formula="of:=[.D3]/2^[.$B$2]" office:value-type="float" office:value="0.5" calcext:value-type="float">
            <text:p/>
          </table:table-cell>
          <table:table-cell table:formula="of:=ABS([.F3]-[.E3])/[.E3]*100" office:value-type="float" office:value="0" calcext:value-type="float">
            <text:p/>
          </table:table-cell>
          <table:table-cell table:formula="of:=FLOOR([.$A$4]/[.C3];1)" office:value-type="float" office:value="6730" calcext:value-type="float">
            <text:p/>
          </table:table-cell>
          <table:table-cell table:formula="of:=FLOOR(FLOOR([.$A$4]*[.D3];1)/2^[.$B$2];1)" office:value-type="float" office:value="6730" calcext:value-type="float">
            <text:p/>
          </table:table-cell>
          <table:table-cell table:formula="of:=ABS([.H3]-[.I3])" office:value-type="float" office:value="0" calcext:value-type="float">
            <text:p/>
          </table:table-cell>
          <table:table-cell table:formula="of:=CONCATENATE(&quot;assign rom[&quot;;[.C3];&quot;] = &quot;;[.$B$2];&quot;'d&quot;;[.D3];&quot;;&quot;)" office:value-type="string" office:string-value="assign rom[2] = 18'd131072;" calcext:value-type="string">
            <text:p>assign rom[2] = 18'd131072;</text:p>
          </table:table-cell>
        </table:table-row>
        <table:table-row table:style-name="ro1">
          <table:table-cell table:style-name="ce1" office:value-type="float" office:value="13460" calcext:value-type="float">
            <text:p>13460</text:p>
          </table:table-cell>
          <table:table-cell/>
          <table:table-cell table:formula="of:=[.C3]+1" office:value-type="float" office:value="3" calcext:value-type="float">
            <text:p/>
          </table:table-cell>
          <table:table-cell table:formula="of:=MIN(ROUND(2^[.$B$2]/[.C4]);2^[.$B$2]-1)" office:value-type="float" office:value="87381" calcext:value-type="float">
            <text:p/>
          </table:table-cell>
          <table:table-cell table:formula="of:=1/[.C4]" office:value-type="float" office:value="0.333333333333333" calcext:value-type="float">
            <text:p/>
          </table:table-cell>
          <table:table-cell table:formula="of:=[.D4]/2^[.$B$2]" office:value-type="float" office:value="0.333332061767578" calcext:value-type="float">
            <text:p/>
          </table:table-cell>
          <table:table-cell table:formula="of:=ABS([.F4]-[.E4])/[.E4]*100" office:value-type="float" office:value="0.000381469726556949" calcext:value-type="float">
            <text:p/>
          </table:table-cell>
          <table:table-cell table:formula="of:=FLOOR([.$A$4]/[.C4];1)" office:value-type="float" office:value="4486" calcext:value-type="float">
            <text:p/>
          </table:table-cell>
          <table:table-cell table:formula="of:=FLOOR(FLOOR([.$A$4]*[.D4];1)/2^[.$B$2];1)" office:value-type="float" office:value="4486" calcext:value-type="float">
            <text:p/>
          </table:table-cell>
          <table:table-cell table:formula="of:=ABS([.H4]-[.I4])" office:value-type="float" office:value="0" calcext:value-type="float">
            <text:p/>
          </table:table-cell>
          <table:table-cell table:formula="of:=CONCATENATE(&quot;assign rom[&quot;;[.C4];&quot;] = &quot;;[.$B$2];&quot;'d&quot;;[.D4];&quot;;&quot;)" office:value-type="string" office:string-value="assign rom[3] = 18'd87381;" calcext:value-type="string">
            <text:p>assign rom[3] = 18'd87381;</text:p>
          </table:table-cell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/>
          </table:table-cell>
          <table:table-cell table:formula="of:=MIN(ROUND(2^[.$B$2]/[.C5]);2^[.$B$2]-1)" office:value-type="float" office:value="65536" calcext:value-type="float">
            <text:p/>
          </table:table-cell>
          <table:table-cell table:formula="of:=1/[.C5]" office:value-type="float" office:value="0.25" calcext:value-type="float">
            <text:p/>
          </table:table-cell>
          <table:table-cell table:formula="of:=[.D5]/2^[.$B$2]" office:value-type="float" office:value="0.25" calcext:value-type="float">
            <text:p/>
          </table:table-cell>
          <table:table-cell table:formula="of:=ABS([.F5]-[.E5])/[.E5]*100" office:value-type="float" office:value="0" calcext:value-type="float">
            <text:p/>
          </table:table-cell>
          <table:table-cell table:formula="of:=FLOOR([.$A$4]/[.C5];1)" office:value-type="float" office:value="3365" calcext:value-type="float">
            <text:p/>
          </table:table-cell>
          <table:table-cell table:formula="of:=FLOOR(FLOOR([.$A$4]*[.D5];1)/2^[.$B$2];1)" office:value-type="float" office:value="3365" calcext:value-type="float">
            <text:p/>
          </table:table-cell>
          <table:table-cell table:formula="of:=ABS([.H5]-[.I5])" office:value-type="float" office:value="0" calcext:value-type="float">
            <text:p/>
          </table:table-cell>
          <table:table-cell table:formula="of:=CONCATENATE(&quot;assign rom[&quot;;[.C5];&quot;] = &quot;;[.$B$2];&quot;'d&quot;;[.D5];&quot;;&quot;)" office:value-type="string" office:string-value="assign rom[4] = 18'd65536;" calcext:value-type="string">
            <text:p>assign rom[4] = 18'd65536;</text:p>
          </table:table-cell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/>
          </table:table-cell>
          <table:table-cell table:formula="of:=MIN(ROUND(2^[.$B$2]/[.C6]);2^[.$B$2]-1)" office:value-type="float" office:value="52429" calcext:value-type="float">
            <text:p/>
          </table:table-cell>
          <table:table-cell table:formula="of:=1/[.C6]" office:value-type="float" office:value="0.2" calcext:value-type="float">
            <text:p/>
          </table:table-cell>
          <table:table-cell table:formula="of:=[.D6]/2^[.$B$2]" office:value-type="float" office:value="0.200000762939453" calcext:value-type="float">
            <text:p/>
          </table:table-cell>
          <table:table-cell table:formula="of:=ABS([.F6]-[.E6])/[.E6]*100" office:value-type="float" office:value="0.000381469726556949" calcext:value-type="float">
            <text:p/>
          </table:table-cell>
          <table:table-cell table:formula="of:=FLOOR([.$A$4]/[.C6];1)" office:value-type="float" office:value="2692" calcext:value-type="float">
            <text:p/>
          </table:table-cell>
          <table:table-cell table:formula="of:=FLOOR(FLOOR([.$A$4]*[.D6];1)/2^[.$B$2];1)" office:value-type="float" office:value="2692" calcext:value-type="float">
            <text:p/>
          </table:table-cell>
          <table:table-cell table:formula="of:=ABS([.H6]-[.I6])" office:value-type="float" office:value="0" calcext:value-type="float">
            <text:p/>
          </table:table-cell>
          <table:table-cell table:formula="of:=CONCATENATE(&quot;assign rom[&quot;;[.C6];&quot;] = &quot;;[.$B$2];&quot;'d&quot;;[.D6];&quot;;&quot;)" office:value-type="string" office:string-value="assign rom[5] = 18'd52429;" calcext:value-type="string">
            <text:p>assign rom[5] = 18'd52429;</text:p>
          </table:table-cell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/>
          </table:table-cell>
          <table:table-cell table:formula="of:=MIN(ROUND(2^[.$B$2]/[.C7]);2^[.$B$2]-1)" office:value-type="float" office:value="43691" calcext:value-type="float">
            <text:p/>
          </table:table-cell>
          <table:table-cell table:formula="of:=1/[.C7]" office:value-type="float" office:value="0.166666666666667" calcext:value-type="float">
            <text:p/>
          </table:table-cell>
          <table:table-cell table:formula="of:=[.D7]/2^[.$B$2]" office:value-type="float" office:value="0.166667938232422" calcext:value-type="float">
            <text:p/>
          </table:table-cell>
          <table:table-cell table:formula="of:=ABS([.F7]-[.E7])/[.E7]*100" office:value-type="float" office:value="0.000762939453130551" calcext:value-type="float">
            <text:p/>
          </table:table-cell>
          <table:table-cell table:formula="of:=FLOOR([.$A$4]/[.C7];1)" office:value-type="float" office:value="2243" calcext:value-type="float">
            <text:p/>
          </table:table-cell>
          <table:table-cell table:formula="of:=FLOOR(FLOOR([.$A$4]*[.D7];1)/2^[.$B$2];1)" office:value-type="float" office:value="2243" calcext:value-type="float">
            <text:p/>
          </table:table-cell>
          <table:table-cell table:formula="of:=ABS([.H7]-[.I7])" office:value-type="float" office:value="0" calcext:value-type="float">
            <text:p/>
          </table:table-cell>
          <table:table-cell table:formula="of:=CONCATENATE(&quot;assign rom[&quot;;[.C7];&quot;] = &quot;;[.$B$2];&quot;'d&quot;;[.D7];&quot;;&quot;)" office:value-type="string" office:string-value="assign rom[6] = 18'd43691;" calcext:value-type="string">
            <text:p>assign rom[6] = 18'd43691;</text:p>
          </table:table-cell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/>
          </table:table-cell>
          <table:table-cell table:formula="of:=MIN(ROUND(2^[.$B$2]/[.C8]);2^[.$B$2]-1)" office:value-type="float" office:value="37449" calcext:value-type="float">
            <text:p/>
          </table:table-cell>
          <table:table-cell table:formula="of:=1/[.C8]" office:value-type="float" office:value="0.142857142857143" calcext:value-type="float">
            <text:p/>
          </table:table-cell>
          <table:table-cell table:formula="of:=[.D8]/2^[.$B$2]" office:value-type="float" office:value="0.142856597900391" calcext:value-type="float">
            <text:p/>
          </table:table-cell>
          <table:table-cell table:formula="of:=ABS([.F8]-[.E8])/[.E8]*100" office:value-type="float" office:value="0.000381469726556949" calcext:value-type="float">
            <text:p/>
          </table:table-cell>
          <table:table-cell table:formula="of:=FLOOR([.$A$4]/[.C8];1)" office:value-type="float" office:value="1922" calcext:value-type="float">
            <text:p/>
          </table:table-cell>
          <table:table-cell table:formula="of:=FLOOR(FLOOR([.$A$4]*[.D8];1)/2^[.$B$2];1)" office:value-type="float" office:value="1922" calcext:value-type="float">
            <text:p/>
          </table:table-cell>
          <table:table-cell table:formula="of:=ABS([.H8]-[.I8])" office:value-type="float" office:value="0" calcext:value-type="float">
            <text:p/>
          </table:table-cell>
          <table:table-cell table:formula="of:=CONCATENATE(&quot;assign rom[&quot;;[.C8];&quot;] = &quot;;[.$B$2];&quot;'d&quot;;[.D8];&quot;;&quot;)" office:value-type="string" office:string-value="assign rom[7] = 18'd37449;" calcext:value-type="string">
            <text:p>assign rom[7] = 18'd37449;</text:p>
          </table:table-cell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/>
          </table:table-cell>
          <table:table-cell table:formula="of:=MIN(ROUND(2^[.$B$2]/[.C9]);2^[.$B$2]-1)" office:value-type="float" office:value="32768" calcext:value-type="float">
            <text:p/>
          </table:table-cell>
          <table:table-cell table:formula="of:=1/[.C9]" office:value-type="float" office:value="0.125" calcext:value-type="float">
            <text:p/>
          </table:table-cell>
          <table:table-cell table:formula="of:=[.D9]/2^[.$B$2]" office:value-type="float" office:value="0.125" calcext:value-type="float">
            <text:p/>
          </table:table-cell>
          <table:table-cell table:formula="of:=ABS([.F9]-[.E9])/[.E9]*100" office:value-type="float" office:value="0" calcext:value-type="float">
            <text:p/>
          </table:table-cell>
          <table:table-cell table:formula="of:=FLOOR([.$A$4]/[.C9];1)" office:value-type="float" office:value="1682" calcext:value-type="float">
            <text:p/>
          </table:table-cell>
          <table:table-cell table:formula="of:=FLOOR(FLOOR([.$A$4]*[.D9];1)/2^[.$B$2];1)" office:value-type="float" office:value="1682" calcext:value-type="float">
            <text:p/>
          </table:table-cell>
          <table:table-cell table:formula="of:=ABS([.H9]-[.I9])" office:value-type="float" office:value="0" calcext:value-type="float">
            <text:p/>
          </table:table-cell>
          <table:table-cell table:formula="of:=CONCATENATE(&quot;assign rom[&quot;;[.C9];&quot;] = &quot;;[.$B$2];&quot;'d&quot;;[.D9];&quot;;&quot;)" office:value-type="string" office:string-value="assign rom[8] = 18'd32768;" calcext:value-type="string">
            <text:p>assign rom[8] = 18'd32768;</text:p>
          </table:table-cell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/>
          </table:table-cell>
          <table:table-cell table:formula="of:=MIN(ROUND(2^[.$B$2]/[.C10]);2^[.$B$2]-1)" office:value-type="float" office:value="29127" calcext:value-type="float">
            <text:p/>
          </table:table-cell>
          <table:table-cell table:formula="of:=1/[.C10]" office:value-type="float" office:value="0.111111111111111" calcext:value-type="float">
            <text:p/>
          </table:table-cell>
          <table:table-cell table:formula="of:=[.D10]/2^[.$B$2]" office:value-type="float" office:value="0.111110687255859" calcext:value-type="float">
            <text:p/>
          </table:table-cell>
          <table:table-cell table:formula="of:=ABS([.F10]-[.E10])/[.E10]*100" office:value-type="float" office:value="0.000381469726556949" calcext:value-type="float">
            <text:p/>
          </table:table-cell>
          <table:table-cell table:formula="of:=FLOOR([.$A$4]/[.C10];1)" office:value-type="float" office:value="1495" calcext:value-type="float">
            <text:p/>
          </table:table-cell>
          <table:table-cell table:formula="of:=FLOOR(FLOOR([.$A$4]*[.D10];1)/2^[.$B$2];1)" office:value-type="float" office:value="1495" calcext:value-type="float">
            <text:p/>
          </table:table-cell>
          <table:table-cell table:formula="of:=ABS([.H10]-[.I10])" office:value-type="float" office:value="0" calcext:value-type="float">
            <text:p/>
          </table:table-cell>
          <table:table-cell table:formula="of:=CONCATENATE(&quot;assign rom[&quot;;[.C10];&quot;] = &quot;;[.$B$2];&quot;'d&quot;;[.D10];&quot;;&quot;)" office:value-type="string" office:string-value="assign rom[9] = 18'd29127;" calcext:value-type="string">
            <text:p>assign rom[9] = 18'd29127;</text:p>
          </table:table-cell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/>
          </table:table-cell>
          <table:table-cell table:formula="of:=MIN(ROUND(2^[.$B$2]/[.C11]);2^[.$B$2]-1)" office:value-type="float" office:value="26214" calcext:value-type="float">
            <text:p/>
          </table:table-cell>
          <table:table-cell table:formula="of:=1/[.C11]" office:value-type="float" office:value="0.1" calcext:value-type="float">
            <text:p/>
          </table:table-cell>
          <table:table-cell table:formula="of:=[.D11]/2^[.$B$2]" office:value-type="float" office:value="0.0999984741210938" calcext:value-type="float">
            <text:p/>
          </table:table-cell>
          <table:table-cell table:formula="of:=ABS([.F11]-[.E11])/[.E11]*100" office:value-type="float" office:value="0.00152587890625555" calcext:value-type="float">
            <text:p/>
          </table:table-cell>
          <table:table-cell table:formula="of:=FLOOR([.$A$4]/[.C11];1)" office:value-type="float" office:value="1346" calcext:value-type="float">
            <text:p/>
          </table:table-cell>
          <table:table-cell table:formula="of:=FLOOR(FLOOR([.$A$4]*[.D11];1)/2^[.$B$2];1)" office:value-type="float" office:value="1345" calcext:value-type="float">
            <text:p/>
          </table:table-cell>
          <table:table-cell table:formula="of:=ABS([.H11]-[.I11])" office:value-type="float" office:value="1" calcext:value-type="float">
            <text:p/>
          </table:table-cell>
          <table:table-cell table:formula="of:=CONCATENATE(&quot;assign rom[&quot;;[.C11];&quot;] = &quot;;[.$B$2];&quot;'d&quot;;[.D11];&quot;;&quot;)" office:value-type="string" office:string-value="assign rom[10] = 18'd26214;" calcext:value-type="string">
            <text:p>assign rom[10] = 18'd26214;</text:p>
          </table:table-cell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/>
          </table:table-cell>
          <table:table-cell table:formula="of:=MIN(ROUND(2^[.$B$2]/[.C12]);2^[.$B$2]-1)" office:value-type="float" office:value="23831" calcext:value-type="float">
            <text:p/>
          </table:table-cell>
          <table:table-cell table:formula="of:=1/[.C12]" office:value-type="float" office:value="0.0909090909090909" calcext:value-type="float">
            <text:p/>
          </table:table-cell>
          <table:table-cell table:formula="of:=[.D12]/2^[.$B$2]" office:value-type="float" office:value="0.0909080505371094" calcext:value-type="float">
            <text:p/>
          </table:table-cell>
          <table:table-cell table:formula="of:=ABS([.F12]-[.E12])/[.E12]*100" office:value-type="float" office:value="0.00114440917969028" calcext:value-type="float">
            <text:p/>
          </table:table-cell>
          <table:table-cell table:formula="of:=FLOOR([.$A$4]/[.C12];1)" office:value-type="float" office:value="1223" calcext:value-type="float">
            <text:p/>
          </table:table-cell>
          <table:table-cell table:formula="of:=FLOOR(FLOOR([.$A$4]*[.D12];1)/2^[.$B$2];1)" office:value-type="float" office:value="1223" calcext:value-type="float">
            <text:p/>
          </table:table-cell>
          <table:table-cell table:formula="of:=ABS([.H12]-[.I12])" office:value-type="float" office:value="0" calcext:value-type="float">
            <text:p/>
          </table:table-cell>
          <table:table-cell table:formula="of:=CONCATENATE(&quot;assign rom[&quot;;[.C12];&quot;] = &quot;;[.$B$2];&quot;'d&quot;;[.D12];&quot;;&quot;)" office:value-type="string" office:string-value="assign rom[11] = 18'd23831;" calcext:value-type="string">
            <text:p>assign rom[11] = 18'd23831;</text:p>
          </table:table-cell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/>
          </table:table-cell>
          <table:table-cell table:formula="of:=MIN(ROUND(2^[.$B$2]/[.C13]);2^[.$B$2]-1)" office:value-type="float" office:value="21845" calcext:value-type="float">
            <text:p/>
          </table:table-cell>
          <table:table-cell table:formula="of:=1/[.C13]" office:value-type="float" office:value="0.0833333333333333" calcext:value-type="float">
            <text:p/>
          </table:table-cell>
          <table:table-cell table:formula="of:=[.D13]/2^[.$B$2]" office:value-type="float" office:value="0.0833320617675781" calcext:value-type="float">
            <text:p/>
          </table:table-cell>
          <table:table-cell table:formula="of:=ABS([.F13]-[.E13])/[.E13]*100" office:value-type="float" office:value="0.00152587890624445" calcext:value-type="float">
            <text:p/>
          </table:table-cell>
          <table:table-cell table:formula="of:=FLOOR([.$A$4]/[.C13];1)" office:value-type="float" office:value="1121" calcext:value-type="float">
            <text:p/>
          </table:table-cell>
          <table:table-cell table:formula="of:=FLOOR(FLOOR([.$A$4]*[.D13];1)/2^[.$B$2];1)" office:value-type="float" office:value="1121" calcext:value-type="float">
            <text:p/>
          </table:table-cell>
          <table:table-cell table:formula="of:=ABS([.H13]-[.I13])" office:value-type="float" office:value="0" calcext:value-type="float">
            <text:p/>
          </table:table-cell>
          <table:table-cell table:formula="of:=CONCATENATE(&quot;assign rom[&quot;;[.C13];&quot;] = &quot;;[.$B$2];&quot;'d&quot;;[.D13];&quot;;&quot;)" office:value-type="string" office:string-value="assign rom[12] = 18'd21845;" calcext:value-type="string">
            <text:p>assign rom[12] = 18'd21845;</text:p>
          </table:table-cell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/>
          </table:table-cell>
          <table:table-cell table:formula="of:=MIN(ROUND(2^[.$B$2]/[.C14]);2^[.$B$2]-1)" office:value-type="float" office:value="20165" calcext:value-type="float">
            <text:p/>
          </table:table-cell>
          <table:table-cell table:formula="of:=1/[.C14]" office:value-type="float" office:value="0.0769230769230769" calcext:value-type="float">
            <text:p/>
          </table:table-cell>
          <table:table-cell table:formula="of:=[.D14]/2^[.$B$2]" office:value-type="float" office:value="0.0769233703613281" calcext:value-type="float">
            <text:p/>
          </table:table-cell>
          <table:table-cell table:formula="of:=ABS([.F14]-[.E14])/[.E14]*100" office:value-type="float" office:value="0.000381469726556949" calcext:value-type="float">
            <text:p/>
          </table:table-cell>
          <table:table-cell table:formula="of:=FLOOR([.$A$4]/[.C14];1)" office:value-type="float" office:value="1035" calcext:value-type="float">
            <text:p/>
          </table:table-cell>
          <table:table-cell table:formula="of:=FLOOR(FLOOR([.$A$4]*[.D14];1)/2^[.$B$2];1)" office:value-type="float" office:value="1035" calcext:value-type="float">
            <text:p/>
          </table:table-cell>
          <table:table-cell table:formula="of:=ABS([.H14]-[.I14])" office:value-type="float" office:value="0" calcext:value-type="float">
            <text:p/>
          </table:table-cell>
          <table:table-cell table:formula="of:=CONCATENATE(&quot;assign rom[&quot;;[.C14];&quot;] = &quot;;[.$B$2];&quot;'d&quot;;[.D14];&quot;;&quot;)" office:value-type="string" office:string-value="assign rom[13] = 18'd20165;" calcext:value-type="string">
            <text:p>assign rom[13] = 18'd20165;</text:p>
          </table:table-cell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/>
          </table:table-cell>
          <table:table-cell table:formula="of:=MIN(ROUND(2^[.$B$2]/[.C15]);2^[.$B$2]-1)" office:value-type="float" office:value="18725" calcext:value-type="float">
            <text:p/>
          </table:table-cell>
          <table:table-cell table:formula="of:=1/[.C15]" office:value-type="float" office:value="0.0714285714285714" calcext:value-type="float">
            <text:p/>
          </table:table-cell>
          <table:table-cell table:formula="of:=[.D15]/2^[.$B$2]" office:value-type="float" office:value="0.0714302062988281" calcext:value-type="float">
            <text:p/>
          </table:table-cell>
          <table:table-cell table:formula="of:=ABS([.F15]-[.E15])/[.E15]*100" office:value-type="float" office:value="0.00228881835938055" calcext:value-type="float">
            <text:p/>
          </table:table-cell>
          <table:table-cell table:formula="of:=FLOOR([.$A$4]/[.C15];1)" office:value-type="float" office:value="961" calcext:value-type="float">
            <text:p/>
          </table:table-cell>
          <table:table-cell table:formula="of:=FLOOR(FLOOR([.$A$4]*[.D15];1)/2^[.$B$2];1)" office:value-type="float" office:value="961" calcext:value-type="float">
            <text:p/>
          </table:table-cell>
          <table:table-cell table:formula="of:=ABS([.H15]-[.I15])" office:value-type="float" office:value="0" calcext:value-type="float">
            <text:p/>
          </table:table-cell>
          <table:table-cell table:formula="of:=CONCATENATE(&quot;assign rom[&quot;;[.C15];&quot;] = &quot;;[.$B$2];&quot;'d&quot;;[.D15];&quot;;&quot;)" office:value-type="string" office:string-value="assign rom[14] = 18'd18725;" calcext:value-type="string">
            <text:p>assign rom[14] = 18'd18725;</text:p>
          </table:table-cell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/>
          </table:table-cell>
          <table:table-cell table:formula="of:=MIN(ROUND(2^[.$B$2]/[.C16]);2^[.$B$2]-1)" office:value-type="float" office:value="17476" calcext:value-type="float">
            <text:p/>
          </table:table-cell>
          <table:table-cell table:formula="of:=1/[.C16]" office:value-type="float" office:value="0.0666666666666667" calcext:value-type="float">
            <text:p/>
          </table:table-cell>
          <table:table-cell table:formula="of:=[.D16]/2^[.$B$2]" office:value-type="float" office:value="0.0666656494140625" calcext:value-type="float">
            <text:p/>
          </table:table-cell>
          <table:table-cell table:formula="of:=ABS([.F16]-[.E16])/[.E16]*100" office:value-type="float" office:value="0.00152587890624861" calcext:value-type="float">
            <text:p/>
          </table:table-cell>
          <table:table-cell table:formula="of:=FLOOR([.$A$4]/[.C16];1)" office:value-type="float" office:value="897" calcext:value-type="float">
            <text:p/>
          </table:table-cell>
          <table:table-cell table:formula="of:=FLOOR(FLOOR([.$A$4]*[.D16];1)/2^[.$B$2];1)" office:value-type="float" office:value="897" calcext:value-type="float">
            <text:p/>
          </table:table-cell>
          <table:table-cell table:formula="of:=ABS([.H16]-[.I16])" office:value-type="float" office:value="0" calcext:value-type="float">
            <text:p/>
          </table:table-cell>
          <table:table-cell table:formula="of:=CONCATENATE(&quot;assign rom[&quot;;[.C16];&quot;] = &quot;;[.$B$2];&quot;'d&quot;;[.D16];&quot;;&quot;)" office:value-type="string" office:string-value="assign rom[15] = 18'd17476;" calcext:value-type="string">
            <text:p>assign rom[15] = 18'd17476;</text:p>
          </table:table-cell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/>
          </table:table-cell>
          <table:table-cell table:formula="of:=MIN(ROUND(2^[.$B$2]/[.C17]);2^[.$B$2]-1)" office:value-type="float" office:value="16384" calcext:value-type="float">
            <text:p/>
          </table:table-cell>
          <table:table-cell table:formula="of:=1/[.C17]" office:value-type="float" office:value="0.0625" calcext:value-type="float">
            <text:p/>
          </table:table-cell>
          <table:table-cell table:formula="of:=[.D17]/2^[.$B$2]" office:value-type="float" office:value="0.0625" calcext:value-type="float">
            <text:p/>
          </table:table-cell>
          <table:table-cell table:formula="of:=ABS([.F17]-[.E17])/[.E17]*100" office:value-type="float" office:value="0" calcext:value-type="float">
            <text:p/>
          </table:table-cell>
          <table:table-cell table:formula="of:=FLOOR([.$A$4]/[.C17];1)" office:value-type="float" office:value="841" calcext:value-type="float">
            <text:p/>
          </table:table-cell>
          <table:table-cell table:formula="of:=FLOOR(FLOOR([.$A$4]*[.D17];1)/2^[.$B$2];1)" office:value-type="float" office:value="841" calcext:value-type="float">
            <text:p/>
          </table:table-cell>
          <table:table-cell table:formula="of:=ABS([.H17]-[.I17])" office:value-type="float" office:value="0" calcext:value-type="float">
            <text:p/>
          </table:table-cell>
          <table:table-cell table:formula="of:=CONCATENATE(&quot;assign rom[&quot;;[.C17];&quot;] = &quot;;[.$B$2];&quot;'d&quot;;[.D17];&quot;;&quot;)" office:value-type="string" office:string-value="assign rom[16] = 18'd16384;" calcext:value-type="string">
            <text:p>assign rom[16] = 18'd16384;</text:p>
          </table:table-cell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/>
          </table:table-cell>
          <table:table-cell table:formula="of:=MIN(ROUND(2^[.$B$2]/[.C18]);2^[.$B$2]-1)" office:value-type="float" office:value="15420" calcext:value-type="float">
            <text:p/>
          </table:table-cell>
          <table:table-cell table:formula="of:=1/[.C18]" office:value-type="float" office:value="0.0588235294117647" calcext:value-type="float">
            <text:p/>
          </table:table-cell>
          <table:table-cell table:formula="of:=[.D18]/2^[.$B$2]" office:value-type="float" office:value="0.0588226318359375" calcext:value-type="float">
            <text:p/>
          </table:table-cell>
          <table:table-cell table:formula="of:=ABS([.F18]-[.E18])/[.E18]*100" office:value-type="float" office:value="0.00152587890624861" calcext:value-type="float">
            <text:p/>
          </table:table-cell>
          <table:table-cell table:formula="of:=FLOOR([.$A$4]/[.C18];1)" office:value-type="float" office:value="791" calcext:value-type="float">
            <text:p/>
          </table:table-cell>
          <table:table-cell table:formula="of:=FLOOR(FLOOR([.$A$4]*[.D18];1)/2^[.$B$2];1)" office:value-type="float" office:value="791" calcext:value-type="float">
            <text:p/>
          </table:table-cell>
          <table:table-cell table:formula="of:=ABS([.H18]-[.I18])" office:value-type="float" office:value="0" calcext:value-type="float">
            <text:p/>
          </table:table-cell>
          <table:table-cell table:formula="of:=CONCATENATE(&quot;assign rom[&quot;;[.C18];&quot;] = &quot;;[.$B$2];&quot;'d&quot;;[.D18];&quot;;&quot;)" office:value-type="string" office:string-value="assign rom[17] = 18'd15420;" calcext:value-type="string">
            <text:p>assign rom[17] = 18'd15420;</text:p>
          </table:table-cell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/>
          </table:table-cell>
          <table:table-cell table:formula="of:=MIN(ROUND(2^[.$B$2]/[.C19]);2^[.$B$2]-1)" office:value-type="float" office:value="14564" calcext:value-type="float">
            <text:p/>
          </table:table-cell>
          <table:table-cell table:formula="of:=1/[.C19]" office:value-type="float" office:value="0.0555555555555556" calcext:value-type="float">
            <text:p/>
          </table:table-cell>
          <table:table-cell table:formula="of:=[.D19]/2^[.$B$2]" office:value-type="float" office:value="0.0555572509765625" calcext:value-type="float">
            <text:p/>
          </table:table-cell>
          <table:table-cell table:formula="of:=ABS([.F19]-[.E19])/[.E19]*100" office:value-type="float" office:value="0.00305175781250555" calcext:value-type="float">
            <text:p/>
          </table:table-cell>
          <table:table-cell table:formula="of:=FLOOR([.$A$4]/[.C19];1)" office:value-type="float" office:value="747" calcext:value-type="float">
            <text:p/>
          </table:table-cell>
          <table:table-cell table:formula="of:=FLOOR(FLOOR([.$A$4]*[.D19];1)/2^[.$B$2];1)" office:value-type="float" office:value="747" calcext:value-type="float">
            <text:p/>
          </table:table-cell>
          <table:table-cell table:formula="of:=ABS([.H19]-[.I19])" office:value-type="float" office:value="0" calcext:value-type="float">
            <text:p/>
          </table:table-cell>
          <table:table-cell table:formula="of:=CONCATENATE(&quot;assign rom[&quot;;[.C19];&quot;] = &quot;;[.$B$2];&quot;'d&quot;;[.D19];&quot;;&quot;)" office:value-type="string" office:string-value="assign rom[18] = 18'd14564;" calcext:value-type="string">
            <text:p>assign rom[18] = 18'd14564;</text:p>
          </table:table-cell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/>
          </table:table-cell>
          <table:table-cell table:formula="of:=MIN(ROUND(2^[.$B$2]/[.C20]);2^[.$B$2]-1)" office:value-type="float" office:value="13797" calcext:value-type="float">
            <text:p/>
          </table:table-cell>
          <table:table-cell table:formula="of:=1/[.C20]" office:value-type="float" office:value="0.0526315789473684" calcext:value-type="float">
            <text:p/>
          </table:table-cell>
          <table:table-cell table:formula="of:=[.D20]/2^[.$B$2]" office:value-type="float" office:value="0.0526313781738281" calcext:value-type="float">
            <text:p/>
          </table:table-cell>
          <table:table-cell table:formula="of:=ABS([.F20]-[.E20])/[.E20]*100" office:value-type="float" office:value="0.000381469726556949" calcext:value-type="float">
            <text:p/>
          </table:table-cell>
          <table:table-cell table:formula="of:=FLOOR([.$A$4]/[.C20];1)" office:value-type="float" office:value="708" calcext:value-type="float">
            <text:p/>
          </table:table-cell>
          <table:table-cell table:formula="of:=FLOOR(FLOOR([.$A$4]*[.D20];1)/2^[.$B$2];1)" office:value-type="float" office:value="708" calcext:value-type="float">
            <text:p/>
          </table:table-cell>
          <table:table-cell table:formula="of:=ABS([.H20]-[.I20])" office:value-type="float" office:value="0" calcext:value-type="float">
            <text:p/>
          </table:table-cell>
          <table:table-cell table:formula="of:=CONCATENATE(&quot;assign rom[&quot;;[.C20];&quot;] = &quot;;[.$B$2];&quot;'d&quot;;[.D20];&quot;;&quot;)" office:value-type="string" office:string-value="assign rom[19] = 18'd13797;" calcext:value-type="string">
            <text:p>assign rom[19] = 18'd13797;</text:p>
          </table:table-cell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/>
          </table:table-cell>
          <table:table-cell table:formula="of:=MIN(ROUND(2^[.$B$2]/[.C21]);2^[.$B$2]-1)" office:value-type="float" office:value="13107" calcext:value-type="float">
            <text:p/>
          </table:table-cell>
          <table:table-cell table:formula="of:=1/[.C21]" office:value-type="float" office:value="0.05" calcext:value-type="float">
            <text:p/>
          </table:table-cell>
          <table:table-cell table:formula="of:=[.D21]/2^[.$B$2]" office:value-type="float" office:value="0.0499992370605469" calcext:value-type="float">
            <text:p/>
          </table:table-cell>
          <table:table-cell table:formula="of:=ABS([.F21]-[.E21])/[.E21]*100" office:value-type="float" office:value="0.00152587890625555" calcext:value-type="float">
            <text:p/>
          </table:table-cell>
          <table:table-cell table:formula="of:=FLOOR([.$A$4]/[.C21];1)" office:value-type="float" office:value="673" calcext:value-type="float">
            <text:p/>
          </table:table-cell>
          <table:table-cell table:formula="of:=FLOOR(FLOOR([.$A$4]*[.D21];1)/2^[.$B$2];1)" office:value-type="float" office:value="672" calcext:value-type="float">
            <text:p/>
          </table:table-cell>
          <table:table-cell table:formula="of:=ABS([.H21]-[.I21])" office:value-type="float" office:value="1" calcext:value-type="float">
            <text:p/>
          </table:table-cell>
          <table:table-cell table:formula="of:=CONCATENATE(&quot;assign rom[&quot;;[.C21];&quot;] = &quot;;[.$B$2];&quot;'d&quot;;[.D21];&quot;;&quot;)" office:value-type="string" office:string-value="assign rom[20] = 18'd13107;" calcext:value-type="string">
            <text:p>assign rom[20] = 18'd13107;</text:p>
          </table:table-cell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/>
          </table:table-cell>
          <table:table-cell table:formula="of:=MIN(ROUND(2^[.$B$2]/[.C22]);2^[.$B$2]-1)" office:value-type="float" office:value="12483" calcext:value-type="float">
            <text:p/>
          </table:table-cell>
          <table:table-cell table:formula="of:=1/[.C22]" office:value-type="float" office:value="0.0476190476190476" calcext:value-type="float">
            <text:p/>
          </table:table-cell>
          <table:table-cell table:formula="of:=[.D22]/2^[.$B$2]" office:value-type="float" office:value="0.0476188659667969" calcext:value-type="float">
            <text:p/>
          </table:table-cell>
          <table:table-cell table:formula="of:=ABS([.F22]-[.E22])/[.E22]*100" office:value-type="float" office:value="0.000381469726556949" calcext:value-type="float">
            <text:p/>
          </table:table-cell>
          <table:table-cell table:formula="of:=FLOOR([.$A$4]/[.C22];1)" office:value-type="float" office:value="640" calcext:value-type="float">
            <text:p/>
          </table:table-cell>
          <table:table-cell table:formula="of:=FLOOR(FLOOR([.$A$4]*[.D22];1)/2^[.$B$2];1)" office:value-type="float" office:value="640" calcext:value-type="float">
            <text:p/>
          </table:table-cell>
          <table:table-cell table:formula="of:=ABS([.H22]-[.I22])" office:value-type="float" office:value="0" calcext:value-type="float">
            <text:p/>
          </table:table-cell>
          <table:table-cell table:formula="of:=CONCATENATE(&quot;assign rom[&quot;;[.C22];&quot;] = &quot;;[.$B$2];&quot;'d&quot;;[.D22];&quot;;&quot;)" office:value-type="string" office:string-value="assign rom[21] = 18'd12483;" calcext:value-type="string">
            <text:p>assign rom[21] = 18'd12483;</text:p>
          </table:table-cell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/>
          </table:table-cell>
          <table:table-cell table:formula="of:=MIN(ROUND(2^[.$B$2]/[.C23]);2^[.$B$2]-1)" office:value-type="float" office:value="11916" calcext:value-type="float">
            <text:p/>
          </table:table-cell>
          <table:table-cell table:formula="of:=1/[.C23]" office:value-type="float" office:value="0.0454545454545455" calcext:value-type="float">
            <text:p/>
          </table:table-cell>
          <table:table-cell table:formula="of:=[.D23]/2^[.$B$2]" office:value-type="float" office:value="0.0454559326171875" calcext:value-type="float">
            <text:p/>
          </table:table-cell>
          <table:table-cell table:formula="of:=ABS([.F23]-[.E23])/[.E23]*100" office:value-type="float" office:value="0.00305175781249722" calcext:value-type="float">
            <text:p/>
          </table:table-cell>
          <table:table-cell table:formula="of:=FLOOR([.$A$4]/[.C23];1)" office:value-type="float" office:value="611" calcext:value-type="float">
            <text:p/>
          </table:table-cell>
          <table:table-cell table:formula="of:=FLOOR(FLOOR([.$A$4]*[.D23];1)/2^[.$B$2];1)" office:value-type="float" office:value="611" calcext:value-type="float">
            <text:p/>
          </table:table-cell>
          <table:table-cell table:formula="of:=ABS([.H23]-[.I23])" office:value-type="float" office:value="0" calcext:value-type="float">
            <text:p/>
          </table:table-cell>
          <table:table-cell table:formula="of:=CONCATENATE(&quot;assign rom[&quot;;[.C23];&quot;] = &quot;;[.$B$2];&quot;'d&quot;;[.D23];&quot;;&quot;)" office:value-type="string" office:string-value="assign rom[22] = 18'd11916;" calcext:value-type="string">
            <text:p>assign rom[22] = 18'd11916;</text:p>
          </table:table-cell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/>
          </table:table-cell>
          <table:table-cell table:formula="of:=MIN(ROUND(2^[.$B$2]/[.C24]);2^[.$B$2]-1)" office:value-type="float" office:value="11398" calcext:value-type="float">
            <text:p/>
          </table:table-cell>
          <table:table-cell table:formula="of:=1/[.C24]" office:value-type="float" office:value="0.0434782608695652" calcext:value-type="float">
            <text:p/>
          </table:table-cell>
          <table:table-cell table:formula="of:=[.D24]/2^[.$B$2]" office:value-type="float" office:value="0.0434799194335938" calcext:value-type="float">
            <text:p/>
          </table:table-cell>
          <table:table-cell table:formula="of:=ABS([.F24]-[.E24])/[.E24]*100" office:value-type="float" office:value="0.00381469726562778" calcext:value-type="float">
            <text:p/>
          </table:table-cell>
          <table:table-cell table:formula="of:=FLOOR([.$A$4]/[.C24];1)" office:value-type="float" office:value="585" calcext:value-type="float">
            <text:p/>
          </table:table-cell>
          <table:table-cell table:formula="of:=FLOOR(FLOOR([.$A$4]*[.D24];1)/2^[.$B$2];1)" office:value-type="float" office:value="585" calcext:value-type="float">
            <text:p/>
          </table:table-cell>
          <table:table-cell table:formula="of:=ABS([.H24]-[.I24])" office:value-type="float" office:value="0" calcext:value-type="float">
            <text:p/>
          </table:table-cell>
          <table:table-cell table:formula="of:=CONCATENATE(&quot;assign rom[&quot;;[.C24];&quot;] = &quot;;[.$B$2];&quot;'d&quot;;[.D24];&quot;;&quot;)" office:value-type="string" office:string-value="assign rom[23] = 18'd11398;" calcext:value-type="string">
            <text:p>assign rom[23] = 18'd11398;</text:p>
          </table:table-cell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/>
          </table:table-cell>
          <table:table-cell table:formula="of:=MIN(ROUND(2^[.$B$2]/[.C25]);2^[.$B$2]-1)" office:value-type="float" office:value="10923" calcext:value-type="float">
            <text:p/>
          </table:table-cell>
          <table:table-cell table:formula="of:=1/[.C25]" office:value-type="float" office:value="0.0416666666666667" calcext:value-type="float">
            <text:p/>
          </table:table-cell>
          <table:table-cell table:formula="of:=[.D25]/2^[.$B$2]" office:value-type="float" office:value="0.0416679382324219" calcext:value-type="float">
            <text:p/>
          </table:table-cell>
          <table:table-cell table:formula="of:=ABS([.F25]-[.E25])/[.E25]*100" office:value-type="float" office:value="0.00305175781250555" calcext:value-type="float">
            <text:p/>
          </table:table-cell>
          <table:table-cell table:formula="of:=FLOOR([.$A$4]/[.C25];1)" office:value-type="float" office:value="560" calcext:value-type="float">
            <text:p/>
          </table:table-cell>
          <table:table-cell table:formula="of:=FLOOR(FLOOR([.$A$4]*[.D25];1)/2^[.$B$2];1)" office:value-type="float" office:value="560" calcext:value-type="float">
            <text:p/>
          </table:table-cell>
          <table:table-cell table:formula="of:=ABS([.H25]-[.I25])" office:value-type="float" office:value="0" calcext:value-type="float">
            <text:p/>
          </table:table-cell>
          <table:table-cell table:formula="of:=CONCATENATE(&quot;assign rom[&quot;;[.C25];&quot;] = &quot;;[.$B$2];&quot;'d&quot;;[.D25];&quot;;&quot;)" office:value-type="string" office:string-value="assign rom[24] = 18'd10923;" calcext:value-type="string">
            <text:p>assign rom[24] = 18'd10923;</text:p>
          </table:table-cell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/>
          </table:table-cell>
          <table:table-cell table:formula="of:=MIN(ROUND(2^[.$B$2]/[.C26]);2^[.$B$2]-1)" office:value-type="float" office:value="10486" calcext:value-type="float">
            <text:p/>
          </table:table-cell>
          <table:table-cell table:formula="of:=1/[.C26]" office:value-type="float" office:value="0.04" calcext:value-type="float">
            <text:p/>
          </table:table-cell>
          <table:table-cell table:formula="of:=[.D26]/2^[.$B$2]" office:value-type="float" office:value="0.0400009155273438" calcext:value-type="float">
            <text:p/>
          </table:table-cell>
          <table:table-cell table:formula="of:=ABS([.F26]-[.E26])/[.E26]*100" office:value-type="float" office:value="0.00228881835937292" calcext:value-type="float">
            <text:p/>
          </table:table-cell>
          <table:table-cell table:formula="of:=FLOOR([.$A$4]/[.C26];1)" office:value-type="float" office:value="538" calcext:value-type="float">
            <text:p/>
          </table:table-cell>
          <table:table-cell table:formula="of:=FLOOR(FLOOR([.$A$4]*[.D26];1)/2^[.$B$2];1)" office:value-type="float" office:value="538" calcext:value-type="float">
            <text:p/>
          </table:table-cell>
          <table:table-cell table:formula="of:=ABS([.H26]-[.I26])" office:value-type="float" office:value="0" calcext:value-type="float">
            <text:p/>
          </table:table-cell>
          <table:table-cell table:formula="of:=CONCATENATE(&quot;assign rom[&quot;;[.C26];&quot;] = &quot;;[.$B$2];&quot;'d&quot;;[.D26];&quot;;&quot;)" office:value-type="string" office:string-value="assign rom[25] = 18'd10486;" calcext:value-type="string">
            <text:p>assign rom[25] = 18'd10486;</text:p>
          </table:table-cell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/>
          </table:table-cell>
          <table:table-cell table:formula="of:=MIN(ROUND(2^[.$B$2]/[.C27]);2^[.$B$2]-1)" office:value-type="float" office:value="10082" calcext:value-type="float">
            <text:p/>
          </table:table-cell>
          <table:table-cell table:formula="of:=1/[.C27]" office:value-type="float" office:value="0.0384615384615385" calcext:value-type="float">
            <text:p/>
          </table:table-cell>
          <table:table-cell table:formula="of:=[.D27]/2^[.$B$2]" office:value-type="float" office:value="0.0384597778320312" calcext:value-type="float">
            <text:p/>
          </table:table-cell>
          <table:table-cell table:formula="of:=ABS([.F27]-[.E27])/[.E27]*100" office:value-type="float" office:value="0.00457763671875555" calcext:value-type="float">
            <text:p/>
          </table:table-cell>
          <table:table-cell table:formula="of:=FLOOR([.$A$4]/[.C27];1)" office:value-type="float" office:value="517" calcext:value-type="float">
            <text:p/>
          </table:table-cell>
          <table:table-cell table:formula="of:=FLOOR(FLOOR([.$A$4]*[.D27];1)/2^[.$B$2];1)" office:value-type="float" office:value="517" calcext:value-type="float">
            <text:p/>
          </table:table-cell>
          <table:table-cell table:formula="of:=ABS([.H27]-[.I27])" office:value-type="float" office:value="0" calcext:value-type="float">
            <text:p/>
          </table:table-cell>
          <table:table-cell table:formula="of:=CONCATENATE(&quot;assign rom[&quot;;[.C27];&quot;] = &quot;;[.$B$2];&quot;'d&quot;;[.D27];&quot;;&quot;)" office:value-type="string" office:string-value="assign rom[26] = 18'd10082;" calcext:value-type="string">
            <text:p>assign rom[26] = 18'd10082;</text:p>
          </table:table-cell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/>
          </table:table-cell>
          <table:table-cell table:formula="of:=MIN(ROUND(2^[.$B$2]/[.C28]);2^[.$B$2]-1)" office:value-type="float" office:value="9709" calcext:value-type="float">
            <text:p/>
          </table:table-cell>
          <table:table-cell table:formula="of:=1/[.C28]" office:value-type="float" office:value="0.037037037037037" calcext:value-type="float">
            <text:p/>
          </table:table-cell>
          <table:table-cell table:formula="of:=[.D28]/2^[.$B$2]" office:value-type="float" office:value="0.0370368957519531" calcext:value-type="float">
            <text:p/>
          </table:table-cell>
          <table:table-cell table:formula="of:=ABS([.F28]-[.E28])/[.E28]*100" office:value-type="float" office:value="0.000381469726556949" calcext:value-type="float">
            <text:p/>
          </table:table-cell>
          <table:table-cell table:formula="of:=FLOOR([.$A$4]/[.C28];1)" office:value-type="float" office:value="498" calcext:value-type="float">
            <text:p/>
          </table:table-cell>
          <table:table-cell table:formula="of:=FLOOR(FLOOR([.$A$4]*[.D28];1)/2^[.$B$2];1)" office:value-type="float" office:value="498" calcext:value-type="float">
            <text:p/>
          </table:table-cell>
          <table:table-cell table:formula="of:=ABS([.H28]-[.I28])" office:value-type="float" office:value="0" calcext:value-type="float">
            <text:p/>
          </table:table-cell>
          <table:table-cell table:formula="of:=CONCATENATE(&quot;assign rom[&quot;;[.C28];&quot;] = &quot;;[.$B$2];&quot;'d&quot;;[.D28];&quot;;&quot;)" office:value-type="string" office:string-value="assign rom[27] = 18'd9709;" calcext:value-type="string">
            <text:p>assign rom[27] = 18'd9709;</text:p>
          </table:table-cell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/>
          </table:table-cell>
          <table:table-cell table:formula="of:=MIN(ROUND(2^[.$B$2]/[.C29]);2^[.$B$2]-1)" office:value-type="float" office:value="9362" calcext:value-type="float">
            <text:p/>
          </table:table-cell>
          <table:table-cell table:formula="of:=1/[.C29]" office:value-type="float" office:value="0.0357142857142857" calcext:value-type="float">
            <text:p/>
          </table:table-cell>
          <table:table-cell table:formula="of:=[.D29]/2^[.$B$2]" office:value-type="float" office:value="0.0357131958007812" calcext:value-type="float">
            <text:p/>
          </table:table-cell>
          <table:table-cell table:formula="of:=ABS([.F29]-[.E29])/[.E29]*100" office:value-type="float" office:value="0.00305175781249445" calcext:value-type="float">
            <text:p/>
          </table:table-cell>
          <table:table-cell table:formula="of:=FLOOR([.$A$4]/[.C29];1)" office:value-type="float" office:value="480" calcext:value-type="float">
            <text:p/>
          </table:table-cell>
          <table:table-cell table:formula="of:=FLOOR(FLOOR([.$A$4]*[.D29];1)/2^[.$B$2];1)" office:value-type="float" office:value="480" calcext:value-type="float">
            <text:p/>
          </table:table-cell>
          <table:table-cell table:formula="of:=ABS([.H29]-[.I29])" office:value-type="float" office:value="0" calcext:value-type="float">
            <text:p/>
          </table:table-cell>
          <table:table-cell table:formula="of:=CONCATENATE(&quot;assign rom[&quot;;[.C29];&quot;] = &quot;;[.$B$2];&quot;'d&quot;;[.D29];&quot;;&quot;)" office:value-type="string" office:string-value="assign rom[28] = 18'd9362;" calcext:value-type="string">
            <text:p>assign rom[28] = 18'd9362;</text:p>
          </table:table-cell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/>
          </table:table-cell>
          <table:table-cell table:formula="of:=MIN(ROUND(2^[.$B$2]/[.C30]);2^[.$B$2]-1)" office:value-type="float" office:value="9039" calcext:value-type="float">
            <text:p/>
          </table:table-cell>
          <table:table-cell table:formula="of:=1/[.C30]" office:value-type="float" office:value="0.0344827586206897" calcext:value-type="float">
            <text:p/>
          </table:table-cell>
          <table:table-cell table:formula="of:=[.D30]/2^[.$B$2]" office:value-type="float" office:value="0.0344810485839844" calcext:value-type="float">
            <text:p/>
          </table:table-cell>
          <table:table-cell table:formula="of:=ABS([.F30]-[.E30])/[.E30]*100" office:value-type="float" office:value="0.00495910644531111" calcext:value-type="float">
            <text:p/>
          </table:table-cell>
          <table:table-cell table:formula="of:=FLOOR([.$A$4]/[.C30];1)" office:value-type="float" office:value="464" calcext:value-type="float">
            <text:p/>
          </table:table-cell>
          <table:table-cell table:formula="of:=FLOOR(FLOOR([.$A$4]*[.D30];1)/2^[.$B$2];1)" office:value-type="float" office:value="464" calcext:value-type="float">
            <text:p/>
          </table:table-cell>
          <table:table-cell table:formula="of:=ABS([.H30]-[.I30])" office:value-type="float" office:value="0" calcext:value-type="float">
            <text:p/>
          </table:table-cell>
          <table:table-cell table:formula="of:=CONCATENATE(&quot;assign rom[&quot;;[.C30];&quot;] = &quot;;[.$B$2];&quot;'d&quot;;[.D30];&quot;;&quot;)" office:value-type="string" office:string-value="assign rom[29] = 18'd9039;" calcext:value-type="string">
            <text:p>assign rom[29] = 18'd9039;</text:p>
          </table:table-cell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/>
          </table:table-cell>
          <table:table-cell table:formula="of:=MIN(ROUND(2^[.$B$2]/[.C31]);2^[.$B$2]-1)" office:value-type="float" office:value="8738" calcext:value-type="float">
            <text:p/>
          </table:table-cell>
          <table:table-cell table:formula="of:=1/[.C31]" office:value-type="float" office:value="0.0333333333333333" calcext:value-type="float">
            <text:p/>
          </table:table-cell>
          <table:table-cell table:formula="of:=[.D31]/2^[.$B$2]" office:value-type="float" office:value="0.0333328247070312" calcext:value-type="float">
            <text:p/>
          </table:table-cell>
          <table:table-cell table:formula="of:=ABS([.F31]-[.E31])/[.E31]*100" office:value-type="float" office:value="0.00152587890624861" calcext:value-type="float">
            <text:p/>
          </table:table-cell>
          <table:table-cell table:formula="of:=FLOOR([.$A$4]/[.C31];1)" office:value-type="float" office:value="448" calcext:value-type="float">
            <text:p/>
          </table:table-cell>
          <table:table-cell table:formula="of:=FLOOR(FLOOR([.$A$4]*[.D31];1)/2^[.$B$2];1)" office:value-type="float" office:value="448" calcext:value-type="float">
            <text:p/>
          </table:table-cell>
          <table:table-cell table:formula="of:=ABS([.H31]-[.I31])" office:value-type="float" office:value="0" calcext:value-type="float">
            <text:p/>
          </table:table-cell>
          <table:table-cell table:formula="of:=CONCATENATE(&quot;assign rom[&quot;;[.C31];&quot;] = &quot;;[.$B$2];&quot;'d&quot;;[.D31];&quot;;&quot;)" office:value-type="string" office:string-value="assign rom[30] = 18'd8738;" calcext:value-type="string">
            <text:p>assign rom[30] = 18'd8738;</text:p>
          </table:table-cell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/>
          </table:table-cell>
          <table:table-cell table:formula="of:=MIN(ROUND(2^[.$B$2]/[.C32]);2^[.$B$2]-1)" office:value-type="float" office:value="8456" calcext:value-type="float">
            <text:p/>
          </table:table-cell>
          <table:table-cell table:formula="of:=1/[.C32]" office:value-type="float" office:value="0.032258064516129" calcext:value-type="float">
            <text:p/>
          </table:table-cell>
          <table:table-cell table:formula="of:=[.D32]/2^[.$B$2]" office:value-type="float" office:value="0.032257080078125" calcext:value-type="float">
            <text:p/>
          </table:table-cell>
          <table:table-cell table:formula="of:=ABS([.F32]-[.E32])/[.E32]*100" office:value-type="float" office:value="0.00305175781249722" calcext:value-type="float">
            <text:p/>
          </table:table-cell>
          <table:table-cell table:formula="of:=FLOOR([.$A$4]/[.C32];1)" office:value-type="float" office:value="434" calcext:value-type="float">
            <text:p/>
          </table:table-cell>
          <table:table-cell table:formula="of:=FLOOR(FLOOR([.$A$4]*[.D32];1)/2^[.$B$2];1)" office:value-type="float" office:value="434" calcext:value-type="float">
            <text:p/>
          </table:table-cell>
          <table:table-cell table:formula="of:=ABS([.H32]-[.I32])" office:value-type="float" office:value="0" calcext:value-type="float">
            <text:p/>
          </table:table-cell>
          <table:table-cell table:formula="of:=CONCATENATE(&quot;assign rom[&quot;;[.C32];&quot;] = &quot;;[.$B$2];&quot;'d&quot;;[.D32];&quot;;&quot;)" office:value-type="string" office:string-value="assign rom[31] = 18'd8456;" calcext:value-type="string">
            <text:p>assign rom[31] = 18'd8456;</text:p>
          </table:table-cell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/>
          </table:table-cell>
          <table:table-cell table:formula="of:=MIN(ROUND(2^[.$B$2]/[.C33]);2^[.$B$2]-1)" office:value-type="float" office:value="8192" calcext:value-type="float">
            <text:p/>
          </table:table-cell>
          <table:table-cell table:formula="of:=1/[.C33]" office:value-type="float" office:value="0.03125" calcext:value-type="float">
            <text:p/>
          </table:table-cell>
          <table:table-cell table:formula="of:=[.D33]/2^[.$B$2]" office:value-type="float" office:value="0.03125" calcext:value-type="float">
            <text:p/>
          </table:table-cell>
          <table:table-cell table:formula="of:=ABS([.F33]-[.E33])/[.E33]*100" office:value-type="float" office:value="0" calcext:value-type="float">
            <text:p/>
          </table:table-cell>
          <table:table-cell table:formula="of:=FLOOR([.$A$4]/[.C33];1)" office:value-type="float" office:value="420" calcext:value-type="float">
            <text:p/>
          </table:table-cell>
          <table:table-cell table:formula="of:=FLOOR(FLOOR([.$A$4]*[.D33];1)/2^[.$B$2];1)" office:value-type="float" office:value="420" calcext:value-type="float">
            <text:p/>
          </table:table-cell>
          <table:table-cell table:formula="of:=ABS([.H33]-[.I33])" office:value-type="float" office:value="0" calcext:value-type="float">
            <text:p/>
          </table:table-cell>
          <table:table-cell table:formula="of:=CONCATENATE(&quot;assign rom[&quot;;[.C33];&quot;] = &quot;;[.$B$2];&quot;'d&quot;;[.D33];&quot;;&quot;)" office:value-type="string" office:string-value="assign rom[32] = 18'd8192;" calcext:value-type="string">
            <text:p>assign rom[32] = 18'd8192;</text:p>
          </table:table-cell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/>
          </table:table-cell>
          <table:table-cell table:formula="of:=MIN(ROUND(2^[.$B$2]/[.C34]);2^[.$B$2]-1)" office:value-type="float" office:value="7944" calcext:value-type="float">
            <text:p/>
          </table:table-cell>
          <table:table-cell table:formula="of:=1/[.C34]" office:value-type="float" office:value="0.0303030303030303" calcext:value-type="float">
            <text:p/>
          </table:table-cell>
          <table:table-cell table:formula="of:=[.D34]/2^[.$B$2]" office:value-type="float" office:value="0.030303955078125" calcext:value-type="float">
            <text:p/>
          </table:table-cell>
          <table:table-cell table:formula="of:=ABS([.F34]-[.E34])/[.E34]*100" office:value-type="float" office:value="0.00305175781249722" calcext:value-type="float">
            <text:p/>
          </table:table-cell>
          <table:table-cell table:formula="of:=FLOOR([.$A$4]/[.C34];1)" office:value-type="float" office:value="407" calcext:value-type="float">
            <text:p/>
          </table:table-cell>
          <table:table-cell table:formula="of:=FLOOR(FLOOR([.$A$4]*[.D34];1)/2^[.$B$2];1)" office:value-type="float" office:value="407" calcext:value-type="float">
            <text:p/>
          </table:table-cell>
          <table:table-cell table:formula="of:=ABS([.H34]-[.I34])" office:value-type="float" office:value="0" calcext:value-type="float">
            <text:p/>
          </table:table-cell>
          <table:table-cell table:formula="of:=CONCATENATE(&quot;assign rom[&quot;;[.C34];&quot;] = &quot;;[.$B$2];&quot;'d&quot;;[.D34];&quot;;&quot;)" office:value-type="string" office:string-value="assign rom[33] = 18'd7944;" calcext:value-type="string">
            <text:p>assign rom[33] = 18'd7944;</text:p>
          </table:table-cell>
        </table:table-row>
        <table:table-row table:style-name="ro1">
          <table:table-cell table:number-columns-repeated="2"/>
          <table:table-cell table:formula="of:=[.C34]+1" office:value-type="float" office:value="34" calcext:value-type="float">
            <text:p/>
          </table:table-cell>
          <table:table-cell table:formula="of:=MIN(ROUND(2^[.$B$2]/[.C35]);2^[.$B$2]-1)" office:value-type="float" office:value="7710" calcext:value-type="float">
            <text:p/>
          </table:table-cell>
          <table:table-cell table:formula="of:=1/[.C35]" office:value-type="float" office:value="0.0294117647058823" calcext:value-type="float">
            <text:p/>
          </table:table-cell>
          <table:table-cell table:formula="of:=[.D35]/2^[.$B$2]" office:value-type="float" office:value="0.0294113159179687" calcext:value-type="float">
            <text:p/>
          </table:table-cell>
          <table:table-cell table:formula="of:=ABS([.F35]-[.E35])/[.E35]*100" office:value-type="float" office:value="0.00152587890624861" calcext:value-type="float">
            <text:p/>
          </table:table-cell>
          <table:table-cell table:formula="of:=FLOOR([.$A$4]/[.C35];1)" office:value-type="float" office:value="395" calcext:value-type="float">
            <text:p/>
          </table:table-cell>
          <table:table-cell table:formula="of:=FLOOR(FLOOR([.$A$4]*[.D35];1)/2^[.$B$2];1)" office:value-type="float" office:value="395" calcext:value-type="float">
            <text:p/>
          </table:table-cell>
          <table:table-cell table:formula="of:=ABS([.H35]-[.I35])" office:value-type="float" office:value="0" calcext:value-type="float">
            <text:p/>
          </table:table-cell>
          <table:table-cell table:formula="of:=CONCATENATE(&quot;assign rom[&quot;;[.C35];&quot;] = &quot;;[.$B$2];&quot;'d&quot;;[.D35];&quot;;&quot;)" office:value-type="string" office:string-value="assign rom[34] = 18'd7710;" calcext:value-type="string">
            <text:p>assign rom[34] = 18'd7710;</text:p>
          </table:table-cell>
        </table:table-row>
        <table:table-row table:style-name="ro1">
          <table:table-cell table:number-columns-repeated="2"/>
          <table:table-cell table:formula="of:=[.C35]+1" office:value-type="float" office:value="35" calcext:value-type="float">
            <text:p/>
          </table:table-cell>
          <table:table-cell table:formula="of:=MIN(ROUND(2^[.$B$2]/[.C36]);2^[.$B$2]-1)" office:value-type="float" office:value="7490" calcext:value-type="float">
            <text:p/>
          </table:table-cell>
          <table:table-cell table:formula="of:=1/[.C36]" office:value-type="float" office:value="0.0285714285714286" calcext:value-type="float">
            <text:p/>
          </table:table-cell>
          <table:table-cell table:formula="of:=[.D36]/2^[.$B$2]" office:value-type="float" office:value="0.0285720825195312" calcext:value-type="float">
            <text:p/>
          </table:table-cell>
          <table:table-cell table:formula="of:=ABS([.F36]-[.E36])/[.E36]*100" office:value-type="float" office:value="0.00228881835937812" calcext:value-type="float">
            <text:p/>
          </table:table-cell>
          <table:table-cell table:formula="of:=FLOOR([.$A$4]/[.C36];1)" office:value-type="float" office:value="384" calcext:value-type="float">
            <text:p/>
          </table:table-cell>
          <table:table-cell table:formula="of:=FLOOR(FLOOR([.$A$4]*[.D36];1)/2^[.$B$2];1)" office:value-type="float" office:value="384" calcext:value-type="float">
            <text:p/>
          </table:table-cell>
          <table:table-cell table:formula="of:=ABS([.H36]-[.I36])" office:value-type="float" office:value="0" calcext:value-type="float">
            <text:p/>
          </table:table-cell>
          <table:table-cell table:formula="of:=CONCATENATE(&quot;assign rom[&quot;;[.C36];&quot;] = &quot;;[.$B$2];&quot;'d&quot;;[.D36];&quot;;&quot;)" office:value-type="string" office:string-value="assign rom[35] = 18'd7490;" calcext:value-type="string">
            <text:p>assign rom[35] = 18'd7490;</text:p>
          </table:table-cell>
        </table:table-row>
        <table:table-row table:style-name="ro1">
          <table:table-cell table:number-columns-repeated="2"/>
          <table:table-cell table:formula="of:=[.C36]+1" office:value-type="float" office:value="36" calcext:value-type="float">
            <text:p/>
          </table:table-cell>
          <table:table-cell table:formula="of:=MIN(ROUND(2^[.$B$2]/[.C37]);2^[.$B$2]-1)" office:value-type="float" office:value="7282" calcext:value-type="float">
            <text:p/>
          </table:table-cell>
          <table:table-cell table:formula="of:=1/[.C37]" office:value-type="float" office:value="0.0277777777777778" calcext:value-type="float">
            <text:p/>
          </table:table-cell>
          <table:table-cell table:formula="of:=[.D37]/2^[.$B$2]" office:value-type="float" office:value="0.0277786254882812" calcext:value-type="float">
            <text:p/>
          </table:table-cell>
          <table:table-cell table:formula="of:=ABS([.F37]-[.E37])/[.E37]*100" office:value-type="float" office:value="0.00305175781250555" calcext:value-type="float">
            <text:p/>
          </table:table-cell>
          <table:table-cell table:formula="of:=FLOOR([.$A$4]/[.C37];1)" office:value-type="float" office:value="373" calcext:value-type="float">
            <text:p/>
          </table:table-cell>
          <table:table-cell table:formula="of:=FLOOR(FLOOR([.$A$4]*[.D37];1)/2^[.$B$2];1)" office:value-type="float" office:value="373" calcext:value-type="float">
            <text:p/>
          </table:table-cell>
          <table:table-cell table:formula="of:=ABS([.H37]-[.I37])" office:value-type="float" office:value="0" calcext:value-type="float">
            <text:p/>
          </table:table-cell>
          <table:table-cell table:formula="of:=CONCATENATE(&quot;assign rom[&quot;;[.C37];&quot;] = &quot;;[.$B$2];&quot;'d&quot;;[.D37];&quot;;&quot;)" office:value-type="string" office:string-value="assign rom[36] = 18'd7282;" calcext:value-type="string">
            <text:p>assign rom[36] = 18'd7282;</text:p>
          </table:table-cell>
        </table:table-row>
        <table:table-row table:style-name="ro1">
          <table:table-cell table:number-columns-repeated="2"/>
          <table:table-cell table:formula="of:=[.C37]+1" office:value-type="float" office:value="37" calcext:value-type="float">
            <text:p/>
          </table:table-cell>
          <table:table-cell table:formula="of:=MIN(ROUND(2^[.$B$2]/[.C38]);2^[.$B$2]-1)" office:value-type="float" office:value="7085" calcext:value-type="float">
            <text:p/>
          </table:table-cell>
          <table:table-cell table:formula="of:=1/[.C38]" office:value-type="float" office:value="0.027027027027027" calcext:value-type="float">
            <text:p/>
          </table:table-cell>
          <table:table-cell table:formula="of:=[.D38]/2^[.$B$2]" office:value-type="float" office:value="0.0270271301269531" calcext:value-type="float">
            <text:p/>
          </table:table-cell>
          <table:table-cell table:formula="of:=ABS([.F38]-[.E38])/[.E38]*100" office:value-type="float" office:value="0.000381469726556949" calcext:value-type="float">
            <text:p/>
          </table:table-cell>
          <table:table-cell table:formula="of:=FLOOR([.$A$4]/[.C38];1)" office:value-type="float" office:value="363" calcext:value-type="float">
            <text:p/>
          </table:table-cell>
          <table:table-cell table:formula="of:=FLOOR(FLOOR([.$A$4]*[.D38];1)/2^[.$B$2];1)" office:value-type="float" office:value="363" calcext:value-type="float">
            <text:p/>
          </table:table-cell>
          <table:table-cell table:formula="of:=ABS([.H38]-[.I38])" office:value-type="float" office:value="0" calcext:value-type="float">
            <text:p/>
          </table:table-cell>
          <table:table-cell table:formula="of:=CONCATENATE(&quot;assign rom[&quot;;[.C38];&quot;] = &quot;;[.$B$2];&quot;'d&quot;;[.D38];&quot;;&quot;)" office:value-type="string" office:string-value="assign rom[37] = 18'd7085;" calcext:value-type="string">
            <text:p>assign rom[37] = 18'd7085;</text:p>
          </table:table-cell>
        </table:table-row>
        <table:table-row table:style-name="ro1">
          <table:table-cell table:number-columns-repeated="2"/>
          <table:table-cell table:formula="of:=[.C38]+1" office:value-type="float" office:value="38" calcext:value-type="float">
            <text:p/>
          </table:table-cell>
          <table:table-cell table:formula="of:=MIN(ROUND(2^[.$B$2]/[.C39]);2^[.$B$2]-1)" office:value-type="float" office:value="6899" calcext:value-type="float">
            <text:p/>
          </table:table-cell>
          <table:table-cell table:formula="of:=1/[.C39]" office:value-type="float" office:value="0.0263157894736842" calcext:value-type="float">
            <text:p/>
          </table:table-cell>
          <table:table-cell table:formula="of:=[.D39]/2^[.$B$2]" office:value-type="float" office:value="0.0263175964355469" calcext:value-type="float">
            <text:p/>
          </table:table-cell>
          <table:table-cell table:formula="of:=ABS([.F39]-[.E39])/[.E39]*100" office:value-type="float" office:value="0.00686645507813055" calcext:value-type="float">
            <text:p/>
          </table:table-cell>
          <table:table-cell table:formula="of:=FLOOR([.$A$4]/[.C39];1)" office:value-type="float" office:value="354" calcext:value-type="float">
            <text:p/>
          </table:table-cell>
          <table:table-cell table:formula="of:=FLOOR(FLOOR([.$A$4]*[.D39];1)/2^[.$B$2];1)" office:value-type="float" office:value="354" calcext:value-type="float">
            <text:p/>
          </table:table-cell>
          <table:table-cell table:formula="of:=ABS([.H39]-[.I39])" office:value-type="float" office:value="0" calcext:value-type="float">
            <text:p/>
          </table:table-cell>
          <table:table-cell table:formula="of:=CONCATENATE(&quot;assign rom[&quot;;[.C39];&quot;] = &quot;;[.$B$2];&quot;'d&quot;;[.D39];&quot;;&quot;)" office:value-type="string" office:string-value="assign rom[38] = 18'd6899;" calcext:value-type="string">
            <text:p>assign rom[38] = 18'd6899;</text:p>
          </table:table-cell>
        </table:table-row>
        <table:table-row table:style-name="ro1">
          <table:table-cell table:number-columns-repeated="2"/>
          <table:table-cell table:formula="of:=[.C39]+1" office:value-type="float" office:value="39" calcext:value-type="float">
            <text:p/>
          </table:table-cell>
          <table:table-cell table:formula="of:=MIN(ROUND(2^[.$B$2]/[.C40]);2^[.$B$2]-1)" office:value-type="float" office:value="6722" calcext:value-type="float">
            <text:p/>
          </table:table-cell>
          <table:table-cell table:formula="of:=1/[.C40]" office:value-type="float" office:value="0.0256410256410256" calcext:value-type="float">
            <text:p/>
          </table:table-cell>
          <table:table-cell table:formula="of:=[.D40]/2^[.$B$2]" office:value-type="float" office:value="0.0256423950195312" calcext:value-type="float">
            <text:p/>
          </table:table-cell>
          <table:table-cell table:formula="of:=ABS([.F40]-[.E40])/[.E40]*100" office:value-type="float" office:value="0.00534057617187847" calcext:value-type="float">
            <text:p/>
          </table:table-cell>
          <table:table-cell table:formula="of:=FLOOR([.$A$4]/[.C40];1)" office:value-type="float" office:value="345" calcext:value-type="float">
            <text:p/>
          </table:table-cell>
          <table:table-cell table:formula="of:=FLOOR(FLOOR([.$A$4]*[.D40];1)/2^[.$B$2];1)" office:value-type="float" office:value="345" calcext:value-type="float">
            <text:p/>
          </table:table-cell>
          <table:table-cell table:formula="of:=ABS([.H40]-[.I40])" office:value-type="float" office:value="0" calcext:value-type="float">
            <text:p/>
          </table:table-cell>
          <table:table-cell table:formula="of:=CONCATENATE(&quot;assign rom[&quot;;[.C40];&quot;] = &quot;;[.$B$2];&quot;'d&quot;;[.D40];&quot;;&quot;)" office:value-type="string" office:string-value="assign rom[39] = 18'd6722;" calcext:value-type="string">
            <text:p>assign rom[39] = 18'd6722;</text:p>
          </table:table-cell>
        </table:table-row>
        <table:table-row table:style-name="ro1">
          <table:table-cell table:number-columns-repeated="2"/>
          <table:table-cell table:formula="of:=[.C40]+1" office:value-type="float" office:value="40" calcext:value-type="float">
            <text:p/>
          </table:table-cell>
          <table:table-cell table:formula="of:=MIN(ROUND(2^[.$B$2]/[.C41]);2^[.$B$2]-1)" office:value-type="float" office:value="6554" calcext:value-type="float">
            <text:p/>
          </table:table-cell>
          <table:table-cell table:formula="of:=1/[.C41]" office:value-type="float" office:value="0.025" calcext:value-type="float">
            <text:p/>
          </table:table-cell>
          <table:table-cell table:formula="of:=[.D41]/2^[.$B$2]" office:value-type="float" office:value="0.0250015258789062" calcext:value-type="float">
            <text:p/>
          </table:table-cell>
          <table:table-cell table:formula="of:=ABS([.F41]-[.E41])/[.E41]*100" office:value-type="float" office:value="0.00610351562499445" calcext:value-type="float">
            <text:p/>
          </table:table-cell>
          <table:table-cell table:formula="of:=FLOOR([.$A$4]/[.C41];1)" office:value-type="float" office:value="336" calcext:value-type="float">
            <text:p/>
          </table:table-cell>
          <table:table-cell table:formula="of:=FLOOR(FLOOR([.$A$4]*[.D41];1)/2^[.$B$2];1)" office:value-type="float" office:value="336" calcext:value-type="float">
            <text:p/>
          </table:table-cell>
          <table:table-cell table:formula="of:=ABS([.H41]-[.I41])" office:value-type="float" office:value="0" calcext:value-type="float">
            <text:p/>
          </table:table-cell>
          <table:table-cell table:formula="of:=CONCATENATE(&quot;assign rom[&quot;;[.C41];&quot;] = &quot;;[.$B$2];&quot;'d&quot;;[.D41];&quot;;&quot;)" office:value-type="string" office:string-value="assign rom[40] = 18'd6554;" calcext:value-type="string">
            <text:p>assign rom[40] = 18'd6554;</text:p>
          </table:table-cell>
        </table:table-row>
        <table:table-row table:style-name="ro1">
          <table:table-cell table:number-columns-repeated="2"/>
          <table:table-cell table:formula="of:=[.C41]+1" office:value-type="float" office:value="41" calcext:value-type="float">
            <text:p/>
          </table:table-cell>
          <table:table-cell table:formula="of:=MIN(ROUND(2^[.$B$2]/[.C42]);2^[.$B$2]-1)" office:value-type="float" office:value="6394" calcext:value-type="float">
            <text:p/>
          </table:table-cell>
          <table:table-cell table:formula="of:=1/[.C42]" office:value-type="float" office:value="0.024390243902439" calcext:value-type="float">
            <text:p/>
          </table:table-cell>
          <table:table-cell table:formula="of:=[.D42]/2^[.$B$2]" office:value-type="float" office:value="0.0243911743164062" calcext:value-type="float">
            <text:p/>
          </table:table-cell>
          <table:table-cell table:formula="of:=ABS([.F42]-[.E42])/[.E42]*100" office:value-type="float" office:value="0.00381469726562153" calcext:value-type="float">
            <text:p/>
          </table:table-cell>
          <table:table-cell table:formula="of:=FLOOR([.$A$4]/[.C42];1)" office:value-type="float" office:value="328" calcext:value-type="float">
            <text:p/>
          </table:table-cell>
          <table:table-cell table:formula="of:=FLOOR(FLOOR([.$A$4]*[.D42];1)/2^[.$B$2];1)" office:value-type="float" office:value="328" calcext:value-type="float">
            <text:p/>
          </table:table-cell>
          <table:table-cell table:formula="of:=ABS([.H42]-[.I42])" office:value-type="float" office:value="0" calcext:value-type="float">
            <text:p/>
          </table:table-cell>
          <table:table-cell table:formula="of:=CONCATENATE(&quot;assign rom[&quot;;[.C42];&quot;] = &quot;;[.$B$2];&quot;'d&quot;;[.D42];&quot;;&quot;)" office:value-type="string" office:string-value="assign rom[41] = 18'd6394;" calcext:value-type="string">
            <text:p>assign rom[41] = 18'd6394;</text:p>
          </table:table-cell>
        </table:table-row>
        <table:table-row table:style-name="ro1">
          <table:table-cell table:number-columns-repeated="2"/>
          <table:table-cell table:formula="of:=[.C42]+1" office:value-type="float" office:value="42" calcext:value-type="float">
            <text:p/>
          </table:table-cell>
          <table:table-cell table:formula="of:=MIN(ROUND(2^[.$B$2]/[.C43]);2^[.$B$2]-1)" office:value-type="float" office:value="6242" calcext:value-type="float">
            <text:p/>
          </table:table-cell>
          <table:table-cell table:formula="of:=1/[.C43]" office:value-type="float" office:value="0.0238095238095238" calcext:value-type="float">
            <text:p/>
          </table:table-cell>
          <table:table-cell table:formula="of:=[.D43]/2^[.$B$2]" office:value-type="float" office:value="0.0238113403320312" calcext:value-type="float">
            <text:p/>
          </table:table-cell>
          <table:table-cell table:formula="of:=ABS([.F43]-[.E43])/[.E43]*100" office:value-type="float" office:value="0.00762939453125555" calcext:value-type="float">
            <text:p/>
          </table:table-cell>
          <table:table-cell table:formula="of:=FLOOR([.$A$4]/[.C43];1)" office:value-type="float" office:value="320" calcext:value-type="float">
            <text:p/>
          </table:table-cell>
          <table:table-cell table:formula="of:=FLOOR(FLOOR([.$A$4]*[.D43];1)/2^[.$B$2];1)" office:value-type="float" office:value="320" calcext:value-type="float">
            <text:p/>
          </table:table-cell>
          <table:table-cell table:formula="of:=ABS([.H43]-[.I43])" office:value-type="float" office:value="0" calcext:value-type="float">
            <text:p/>
          </table:table-cell>
          <table:table-cell table:formula="of:=CONCATENATE(&quot;assign rom[&quot;;[.C43];&quot;] = &quot;;[.$B$2];&quot;'d&quot;;[.D43];&quot;;&quot;)" office:value-type="string" office:string-value="assign rom[42] = 18'd6242;" calcext:value-type="string">
            <text:p>assign rom[42] = 18'd6242;</text:p>
          </table:table-cell>
        </table:table-row>
        <table:table-row table:style-name="ro1">
          <table:table-cell table:number-columns-repeated="2"/>
          <table:table-cell table:formula="of:=[.C43]+1" office:value-type="float" office:value="43" calcext:value-type="float">
            <text:p/>
          </table:table-cell>
          <table:table-cell table:formula="of:=MIN(ROUND(2^[.$B$2]/[.C44]);2^[.$B$2]-1)" office:value-type="float" office:value="6096" calcext:value-type="float">
            <text:p/>
          </table:table-cell>
          <table:table-cell table:formula="of:=1/[.C44]" office:value-type="float" office:value="0.0232558139534884" calcext:value-type="float">
            <text:p/>
          </table:table-cell>
          <table:table-cell table:formula="of:=[.D44]/2^[.$B$2]" office:value-type="float" office:value="0.02325439453125" calcext:value-type="float">
            <text:p/>
          </table:table-cell>
          <table:table-cell table:formula="of:=ABS([.F44]-[.E44])/[.E44]*100" office:value-type="float" office:value="0.00610351562499861" calcext:value-type="float">
            <text:p/>
          </table:table-cell>
          <table:table-cell table:formula="of:=FLOOR([.$A$4]/[.C44];1)" office:value-type="float" office:value="313" calcext:value-type="float">
            <text:p/>
          </table:table-cell>
          <table:table-cell table:formula="of:=FLOOR(FLOOR([.$A$4]*[.D44];1)/2^[.$B$2];1)" office:value-type="float" office:value="313" calcext:value-type="float">
            <text:p/>
          </table:table-cell>
          <table:table-cell table:formula="of:=ABS([.H44]-[.I44])" office:value-type="float" office:value="0" calcext:value-type="float">
            <text:p/>
          </table:table-cell>
          <table:table-cell table:formula="of:=CONCATENATE(&quot;assign rom[&quot;;[.C44];&quot;] = &quot;;[.$B$2];&quot;'d&quot;;[.D44];&quot;;&quot;)" office:value-type="string" office:string-value="assign rom[43] = 18'd6096;" calcext:value-type="string">
            <text:p>assign rom[43] = 18'd6096;</text:p>
          </table:table-cell>
        </table:table-row>
        <table:table-row table:style-name="ro1">
          <table:table-cell table:number-columns-repeated="2"/>
          <table:table-cell table:formula="of:=[.C44]+1" office:value-type="float" office:value="44" calcext:value-type="float">
            <text:p/>
          </table:table-cell>
          <table:table-cell table:formula="of:=MIN(ROUND(2^[.$B$2]/[.C45]);2^[.$B$2]-1)" office:value-type="float" office:value="5958" calcext:value-type="float">
            <text:p/>
          </table:table-cell>
          <table:table-cell table:formula="of:=1/[.C45]" office:value-type="float" office:value="0.0227272727272727" calcext:value-type="float">
            <text:p/>
          </table:table-cell>
          <table:table-cell table:formula="of:=[.D45]/2^[.$B$2]" office:value-type="float" office:value="0.0227279663085937" calcext:value-type="float">
            <text:p/>
          </table:table-cell>
          <table:table-cell table:formula="of:=ABS([.F45]-[.E45])/[.E45]*100" office:value-type="float" office:value="0.00305175781249722" calcext:value-type="float">
            <text:p/>
          </table:table-cell>
          <table:table-cell table:formula="of:=FLOOR([.$A$4]/[.C45];1)" office:value-type="float" office:value="305" calcext:value-type="float">
            <text:p/>
          </table:table-cell>
          <table:table-cell table:formula="of:=FLOOR(FLOOR([.$A$4]*[.D45];1)/2^[.$B$2];1)" office:value-type="float" office:value="305" calcext:value-type="float">
            <text:p/>
          </table:table-cell>
          <table:table-cell table:formula="of:=ABS([.H45]-[.I45])" office:value-type="float" office:value="0" calcext:value-type="float">
            <text:p/>
          </table:table-cell>
          <table:table-cell table:formula="of:=CONCATENATE(&quot;assign rom[&quot;;[.C45];&quot;] = &quot;;[.$B$2];&quot;'d&quot;;[.D45];&quot;;&quot;)" office:value-type="string" office:string-value="assign rom[44] = 18'd5958;" calcext:value-type="string">
            <text:p>assign rom[44] = 18'd5958;</text:p>
          </table:table-cell>
        </table:table-row>
        <table:table-row table:style-name="ro1">
          <table:table-cell table:number-columns-repeated="2"/>
          <table:table-cell table:formula="of:=[.C45]+1" office:value-type="float" office:value="45" calcext:value-type="float">
            <text:p/>
          </table:table-cell>
          <table:table-cell table:formula="of:=MIN(ROUND(2^[.$B$2]/[.C46]);2^[.$B$2]-1)" office:value-type="float" office:value="5825" calcext:value-type="float">
            <text:p/>
          </table:table-cell>
          <table:table-cell table:formula="of:=1/[.C46]" office:value-type="float" office:value="0.0222222222222222" calcext:value-type="float">
            <text:p/>
          </table:table-cell>
          <table:table-cell table:formula="of:=[.D46]/2^[.$B$2]" office:value-type="float" office:value="0.0222206115722656" calcext:value-type="float">
            <text:p/>
          </table:table-cell>
          <table:table-cell table:formula="of:=ABS([.F46]-[.E46])/[.E46]*100" office:value-type="float" office:value="0.00724792480469132" calcext:value-type="float">
            <text:p/>
          </table:table-cell>
          <table:table-cell table:formula="of:=FLOOR([.$A$4]/[.C46];1)" office:value-type="float" office:value="299" calcext:value-type="float">
            <text:p/>
          </table:table-cell>
          <table:table-cell table:formula="of:=FLOOR(FLOOR([.$A$4]*[.D46];1)/2^[.$B$2];1)" office:value-type="float" office:value="299" calcext:value-type="float">
            <text:p/>
          </table:table-cell>
          <table:table-cell table:formula="of:=ABS([.H46]-[.I46])" office:value-type="float" office:value="0" calcext:value-type="float">
            <text:p/>
          </table:table-cell>
          <table:table-cell table:formula="of:=CONCATENATE(&quot;assign rom[&quot;;[.C46];&quot;] = &quot;;[.$B$2];&quot;'d&quot;;[.D46];&quot;;&quot;)" office:value-type="string" office:string-value="assign rom[45] = 18'd5825;" calcext:value-type="string">
            <text:p>assign rom[45] = 18'd5825;</text:p>
          </table:table-cell>
        </table:table-row>
        <table:table-row table:style-name="ro1">
          <table:table-cell table:number-columns-repeated="2"/>
          <table:table-cell table:formula="of:=[.C46]+1" office:value-type="float" office:value="46" calcext:value-type="float">
            <text:p/>
          </table:table-cell>
          <table:table-cell table:formula="of:=MIN(ROUND(2^[.$B$2]/[.C47]);2^[.$B$2]-1)" office:value-type="float" office:value="5699" calcext:value-type="float">
            <text:p/>
          </table:table-cell>
          <table:table-cell table:formula="of:=1/[.C47]" office:value-type="float" office:value="0.0217391304347826" calcext:value-type="float">
            <text:p/>
          </table:table-cell>
          <table:table-cell table:formula="of:=[.D47]/2^[.$B$2]" office:value-type="float" office:value="0.0217399597167969" calcext:value-type="float">
            <text:p/>
          </table:table-cell>
          <table:table-cell table:formula="of:=ABS([.F47]-[.E47])/[.E47]*100" office:value-type="float" office:value="0.00381469726562778" calcext:value-type="float">
            <text:p/>
          </table:table-cell>
          <table:table-cell table:formula="of:=FLOOR([.$A$4]/[.C47];1)" office:value-type="float" office:value="292" calcext:value-type="float">
            <text:p/>
          </table:table-cell>
          <table:table-cell table:formula="of:=FLOOR(FLOOR([.$A$4]*[.D47];1)/2^[.$B$2];1)" office:value-type="float" office:value="292" calcext:value-type="float">
            <text:p/>
          </table:table-cell>
          <table:table-cell table:formula="of:=ABS([.H47]-[.I47])" office:value-type="float" office:value="0" calcext:value-type="float">
            <text:p/>
          </table:table-cell>
          <table:table-cell table:formula="of:=CONCATENATE(&quot;assign rom[&quot;;[.C47];&quot;] = &quot;;[.$B$2];&quot;'d&quot;;[.D47];&quot;;&quot;)" office:value-type="string" office:string-value="assign rom[46] = 18'd5699;" calcext:value-type="string">
            <text:p>assign rom[46] = 18'd5699;</text:p>
          </table:table-cell>
        </table:table-row>
        <table:table-row table:style-name="ro1">
          <table:table-cell table:number-columns-repeated="2"/>
          <table:table-cell table:formula="of:=[.C47]+1" office:value-type="float" office:value="47" calcext:value-type="float">
            <text:p/>
          </table:table-cell>
          <table:table-cell table:formula="of:=MIN(ROUND(2^[.$B$2]/[.C48]);2^[.$B$2]-1)" office:value-type="float" office:value="5578" calcext:value-type="float">
            <text:p/>
          </table:table-cell>
          <table:table-cell table:formula="of:=1/[.C48]" office:value-type="float" office:value="0.0212765957446808" calcext:value-type="float">
            <text:p/>
          </table:table-cell>
          <table:table-cell table:formula="of:=[.D48]/2^[.$B$2]" office:value-type="float" office:value="0.0212783813476562" calcext:value-type="float">
            <text:p/>
          </table:table-cell>
          <table:table-cell table:formula="of:=ABS([.F48]-[.E48])/[.E48]*100" office:value-type="float" office:value="0.00839233398437743" calcext:value-type="float">
            <text:p/>
          </table:table-cell>
          <table:table-cell table:formula="of:=FLOOR([.$A$4]/[.C48];1)" office:value-type="float" office:value="286" calcext:value-type="float">
            <text:p/>
          </table:table-cell>
          <table:table-cell table:formula="of:=FLOOR(FLOOR([.$A$4]*[.D48];1)/2^[.$B$2];1)" office:value-type="float" office:value="286" calcext:value-type="float">
            <text:p/>
          </table:table-cell>
          <table:table-cell table:formula="of:=ABS([.H48]-[.I48])" office:value-type="float" office:value="0" calcext:value-type="float">
            <text:p/>
          </table:table-cell>
          <table:table-cell table:formula="of:=CONCATENATE(&quot;assign rom[&quot;;[.C48];&quot;] = &quot;;[.$B$2];&quot;'d&quot;;[.D48];&quot;;&quot;)" office:value-type="string" office:string-value="assign rom[47] = 18'd5578;" calcext:value-type="string">
            <text:p>assign rom[47] = 18'd5578;</text:p>
          </table:table-cell>
        </table:table-row>
        <table:table-row table:style-name="ro1">
          <table:table-cell table:number-columns-repeated="2"/>
          <table:table-cell table:formula="of:=[.C48]+1" office:value-type="float" office:value="48" calcext:value-type="float">
            <text:p/>
          </table:table-cell>
          <table:table-cell table:formula="of:=MIN(ROUND(2^[.$B$2]/[.C49]);2^[.$B$2]-1)" office:value-type="float" office:value="5461" calcext:value-type="float">
            <text:p/>
          </table:table-cell>
          <table:table-cell table:formula="of:=1/[.C49]" office:value-type="float" office:value="0.0208333333333333" calcext:value-type="float">
            <text:p/>
          </table:table-cell>
          <table:table-cell table:formula="of:=[.D49]/2^[.$B$2]" office:value-type="float" office:value="0.0208320617675781" calcext:value-type="float">
            <text:p/>
          </table:table-cell>
          <table:table-cell table:formula="of:=ABS([.F49]-[.E49])/[.E49]*100" office:value-type="float" office:value="0.00610351562499445" calcext:value-type="float">
            <text:p/>
          </table:table-cell>
          <table:table-cell table:formula="of:=FLOOR([.$A$4]/[.C49];1)" office:value-type="float" office:value="280" calcext:value-type="float">
            <text:p/>
          </table:table-cell>
          <table:table-cell table:formula="of:=FLOOR(FLOOR([.$A$4]*[.D49];1)/2^[.$B$2];1)" office:value-type="float" office:value="280" calcext:value-type="float">
            <text:p/>
          </table:table-cell>
          <table:table-cell table:formula="of:=ABS([.H49]-[.I49])" office:value-type="float" office:value="0" calcext:value-type="float">
            <text:p/>
          </table:table-cell>
          <table:table-cell table:formula="of:=CONCATENATE(&quot;assign rom[&quot;;[.C49];&quot;] = &quot;;[.$B$2];&quot;'d&quot;;[.D49];&quot;;&quot;)" office:value-type="string" office:string-value="assign rom[48] = 18'd5461;" calcext:value-type="string">
            <text:p>assign rom[48] = 18'd5461;</text:p>
          </table:table-cell>
        </table:table-row>
        <table:table-row table:style-name="ro1">
          <table:table-cell table:number-columns-repeated="2"/>
          <table:table-cell table:formula="of:=[.C49]+1" office:value-type="float" office:value="49" calcext:value-type="float">
            <text:p/>
          </table:table-cell>
          <table:table-cell table:formula="of:=MIN(ROUND(2^[.$B$2]/[.C50]);2^[.$B$2]-1)" office:value-type="float" office:value="5350" calcext:value-type="float">
            <text:p/>
          </table:table-cell>
          <table:table-cell table:formula="of:=1/[.C50]" office:value-type="float" office:value="0.0204081632653061" calcext:value-type="float">
            <text:p/>
          </table:table-cell>
          <table:table-cell table:formula="of:=[.D50]/2^[.$B$2]" office:value-type="float" office:value="0.0204086303710937" calcext:value-type="float">
            <text:p/>
          </table:table-cell>
          <table:table-cell table:formula="of:=ABS([.F50]-[.E50])/[.E50]*100" office:value-type="float" office:value="0.00228881835938298" calcext:value-type="float">
            <text:p/>
          </table:table-cell>
          <table:table-cell table:formula="of:=FLOOR([.$A$4]/[.C50];1)" office:value-type="float" office:value="274" calcext:value-type="float">
            <text:p/>
          </table:table-cell>
          <table:table-cell table:formula="of:=FLOOR(FLOOR([.$A$4]*[.D50];1)/2^[.$B$2];1)" office:value-type="float" office:value="274" calcext:value-type="float">
            <text:p/>
          </table:table-cell>
          <table:table-cell table:formula="of:=ABS([.H50]-[.I50])" office:value-type="float" office:value="0" calcext:value-type="float">
            <text:p/>
          </table:table-cell>
          <table:table-cell table:formula="of:=CONCATENATE(&quot;assign rom[&quot;;[.C50];&quot;] = &quot;;[.$B$2];&quot;'d&quot;;[.D50];&quot;;&quot;)" office:value-type="string" office:string-value="assign rom[49] = 18'd5350;" calcext:value-type="string">
            <text:p>assign rom[49] = 18'd5350;</text:p>
          </table:table-cell>
        </table:table-row>
        <table:table-row table:style-name="ro1">
          <table:table-cell table:number-columns-repeated="2"/>
          <table:table-cell table:formula="of:=[.C50]+1" office:value-type="float" office:value="50" calcext:value-type="float">
            <text:p/>
          </table:table-cell>
          <table:table-cell table:formula="of:=MIN(ROUND(2^[.$B$2]/[.C51]);2^[.$B$2]-1)" office:value-type="float" office:value="5243" calcext:value-type="float">
            <text:p/>
          </table:table-cell>
          <table:table-cell table:formula="of:=1/[.C51]" office:value-type="float" office:value="0.02" calcext:value-type="float">
            <text:p/>
          </table:table-cell>
          <table:table-cell table:formula="of:=[.D51]/2^[.$B$2]" office:value-type="float" office:value="0.0200004577636719" calcext:value-type="float">
            <text:p/>
          </table:table-cell>
          <table:table-cell table:formula="of:=ABS([.F51]-[.E51])/[.E51]*100" office:value-type="float" office:value="0.00228881835937292" calcext:value-type="float">
            <text:p/>
          </table:table-cell>
          <table:table-cell table:formula="of:=FLOOR([.$A$4]/[.C51];1)" office:value-type="float" office:value="269" calcext:value-type="float">
            <text:p/>
          </table:table-cell>
          <table:table-cell table:formula="of:=FLOOR(FLOOR([.$A$4]*[.D51];1)/2^[.$B$2];1)" office:value-type="float" office:value="269" calcext:value-type="float">
            <text:p/>
          </table:table-cell>
          <table:table-cell table:formula="of:=ABS([.H51]-[.I51])" office:value-type="float" office:value="0" calcext:value-type="float">
            <text:p/>
          </table:table-cell>
          <table:table-cell table:formula="of:=CONCATENATE(&quot;assign rom[&quot;;[.C51];&quot;] = &quot;;[.$B$2];&quot;'d&quot;;[.D51];&quot;;&quot;)" office:value-type="string" office:string-value="assign rom[50] = 18'd5243;" calcext:value-type="string">
            <text:p>assign rom[50] = 18'd5243;</text:p>
          </table:table-cell>
        </table:table-row>
        <table:table-row table:style-name="ro1">
          <table:table-cell table:number-columns-repeated="2"/>
          <table:table-cell table:formula="of:=[.C51]+1" office:value-type="float" office:value="51" calcext:value-type="float">
            <text:p/>
          </table:table-cell>
          <table:table-cell table:formula="of:=MIN(ROUND(2^[.$B$2]/[.C52]);2^[.$B$2]-1)" office:value-type="float" office:value="5140" calcext:value-type="float">
            <text:p/>
          </table:table-cell>
          <table:table-cell table:formula="of:=1/[.C52]" office:value-type="float" office:value="0.0196078431372549" calcext:value-type="float">
            <text:p/>
          </table:table-cell>
          <table:table-cell table:formula="of:=[.D52]/2^[.$B$2]" office:value-type="float" office:value="0.0196075439453125" calcext:value-type="float">
            <text:p/>
          </table:table-cell>
          <table:table-cell table:formula="of:=ABS([.F52]-[.E52])/[.E52]*100" office:value-type="float" office:value="0.00152587890624861" calcext:value-type="float">
            <text:p/>
          </table:table-cell>
          <table:table-cell table:formula="of:=FLOOR([.$A$4]/[.C52];1)" office:value-type="float" office:value="263" calcext:value-type="float">
            <text:p/>
          </table:table-cell>
          <table:table-cell table:formula="of:=FLOOR(FLOOR([.$A$4]*[.D52];1)/2^[.$B$2];1)" office:value-type="float" office:value="263" calcext:value-type="float">
            <text:p/>
          </table:table-cell>
          <table:table-cell table:formula="of:=ABS([.H52]-[.I52])" office:value-type="float" office:value="0" calcext:value-type="float">
            <text:p/>
          </table:table-cell>
          <table:table-cell table:formula="of:=CONCATENATE(&quot;assign rom[&quot;;[.C52];&quot;] = &quot;;[.$B$2];&quot;'d&quot;;[.D52];&quot;;&quot;)" office:value-type="string" office:string-value="assign rom[51] = 18'd5140;" calcext:value-type="string">
            <text:p>assign rom[51] = 18'd5140;</text:p>
          </table:table-cell>
        </table:table-row>
        <table:table-row table:style-name="ro1">
          <table:table-cell table:number-columns-repeated="2"/>
          <table:table-cell table:formula="of:=[.C52]+1" office:value-type="float" office:value="52" calcext:value-type="float">
            <text:p/>
          </table:table-cell>
          <table:table-cell table:formula="of:=MIN(ROUND(2^[.$B$2]/[.C53]);2^[.$B$2]-1)" office:value-type="float" office:value="5041" calcext:value-type="float">
            <text:p/>
          </table:table-cell>
          <table:table-cell table:formula="of:=1/[.C53]" office:value-type="float" office:value="0.0192307692307692" calcext:value-type="float">
            <text:p/>
          </table:table-cell>
          <table:table-cell table:formula="of:=[.D53]/2^[.$B$2]" office:value-type="float" office:value="0.0192298889160156" calcext:value-type="float">
            <text:p/>
          </table:table-cell>
          <table:table-cell table:formula="of:=ABS([.F53]-[.E53])/[.E53]*100" office:value-type="float" office:value="0.00457763671875555" calcext:value-type="float">
            <text:p/>
          </table:table-cell>
          <table:table-cell table:formula="of:=FLOOR([.$A$4]/[.C53];1)" office:value-type="float" office:value="258" calcext:value-type="float">
            <text:p/>
          </table:table-cell>
          <table:table-cell table:formula="of:=FLOOR(FLOOR([.$A$4]*[.D53];1)/2^[.$B$2];1)" office:value-type="float" office:value="258" calcext:value-type="float">
            <text:p/>
          </table:table-cell>
          <table:table-cell table:formula="of:=ABS([.H53]-[.I53])" office:value-type="float" office:value="0" calcext:value-type="float">
            <text:p/>
          </table:table-cell>
          <table:table-cell table:formula="of:=CONCATENATE(&quot;assign rom[&quot;;[.C53];&quot;] = &quot;;[.$B$2];&quot;'d&quot;;[.D53];&quot;;&quot;)" office:value-type="string" office:string-value="assign rom[52] = 18'd5041;" calcext:value-type="string">
            <text:p>assign rom[52] = 18'd5041;</text:p>
          </table:table-cell>
        </table:table-row>
        <table:table-row table:style-name="ro1">
          <table:table-cell table:number-columns-repeated="2"/>
          <table:table-cell table:formula="of:=[.C53]+1" office:value-type="float" office:value="53" calcext:value-type="float">
            <text:p/>
          </table:table-cell>
          <table:table-cell table:formula="of:=MIN(ROUND(2^[.$B$2]/[.C54]);2^[.$B$2]-1)" office:value-type="float" office:value="4946" calcext:value-type="float">
            <text:p/>
          </table:table-cell>
          <table:table-cell table:formula="of:=1/[.C54]" office:value-type="float" office:value="0.0188679245283019" calcext:value-type="float">
            <text:p/>
          </table:table-cell>
          <table:table-cell table:formula="of:=[.D54]/2^[.$B$2]" office:value-type="float" office:value="0.0188674926757813" calcext:value-type="float">
            <text:p/>
          </table:table-cell>
          <table:table-cell table:formula="of:=ABS([.F54]-[.E54])/[.E54]*100" office:value-type="float" office:value="0.00228881835937118" calcext:value-type="float">
            <text:p/>
          </table:table-cell>
          <table:table-cell table:formula="of:=FLOOR([.$A$4]/[.C54];1)" office:value-type="float" office:value="253" calcext:value-type="float">
            <text:p/>
          </table:table-cell>
          <table:table-cell table:formula="of:=FLOOR(FLOOR([.$A$4]*[.D54];1)/2^[.$B$2];1)" office:value-type="float" office:value="253" calcext:value-type="float">
            <text:p/>
          </table:table-cell>
          <table:table-cell table:formula="of:=ABS([.H54]-[.I54])" office:value-type="float" office:value="0" calcext:value-type="float">
            <text:p/>
          </table:table-cell>
          <table:table-cell table:formula="of:=CONCATENATE(&quot;assign rom[&quot;;[.C54];&quot;] = &quot;;[.$B$2];&quot;'d&quot;;[.D54];&quot;;&quot;)" office:value-type="string" office:string-value="assign rom[53] = 18'd4946;" calcext:value-type="string">
            <text:p>assign rom[53] = 18'd4946;</text:p>
          </table:table-cell>
        </table:table-row>
        <table:table-row table:style-name="ro1">
          <table:table-cell table:number-columns-repeated="2"/>
          <table:table-cell table:formula="of:=[.C54]+1" office:value-type="float" office:value="54" calcext:value-type="float">
            <text:p/>
          </table:table-cell>
          <table:table-cell table:formula="of:=MIN(ROUND(2^[.$B$2]/[.C55]);2^[.$B$2]-1)" office:value-type="float" office:value="4855" calcext:value-type="float">
            <text:p/>
          </table:table-cell>
          <table:table-cell table:formula="of:=1/[.C55]" office:value-type="float" office:value="0.0185185185185185" calcext:value-type="float">
            <text:p/>
          </table:table-cell>
          <table:table-cell table:formula="of:=[.D55]/2^[.$B$2]" office:value-type="float" office:value="0.0185203552246094" calcext:value-type="float">
            <text:p/>
          </table:table-cell>
          <table:table-cell table:formula="of:=ABS([.F55]-[.E55])/[.E55]*100" office:value-type="float" office:value="0.00991821289063055" calcext:value-type="float">
            <text:p/>
          </table:table-cell>
          <table:table-cell table:formula="of:=FLOOR([.$A$4]/[.C55];1)" office:value-type="float" office:value="249" calcext:value-type="float">
            <text:p/>
          </table:table-cell>
          <table:table-cell table:formula="of:=FLOOR(FLOOR([.$A$4]*[.D55];1)/2^[.$B$2];1)" office:value-type="float" office:value="249" calcext:value-type="float">
            <text:p/>
          </table:table-cell>
          <table:table-cell table:formula="of:=ABS([.H55]-[.I55])" office:value-type="float" office:value="0" calcext:value-type="float">
            <text:p/>
          </table:table-cell>
          <table:table-cell table:formula="of:=CONCATENATE(&quot;assign rom[&quot;;[.C55];&quot;] = &quot;;[.$B$2];&quot;'d&quot;;[.D55];&quot;;&quot;)" office:value-type="string" office:string-value="assign rom[54] = 18'd4855;" calcext:value-type="string">
            <text:p>assign rom[54] = 18'd4855;</text:p>
          </table:table-cell>
        </table:table-row>
        <table:table-row table:style-name="ro1">
          <table:table-cell table:number-columns-repeated="2"/>
          <table:table-cell table:formula="of:=[.C55]+1" office:value-type="float" office:value="55" calcext:value-type="float">
            <text:p/>
          </table:table-cell>
          <table:table-cell table:formula="of:=MIN(ROUND(2^[.$B$2]/[.C56]);2^[.$B$2]-1)" office:value-type="float" office:value="4766" calcext:value-type="float">
            <text:p/>
          </table:table-cell>
          <table:table-cell table:formula="of:=1/[.C56]" office:value-type="float" office:value="0.0181818181818182" calcext:value-type="float">
            <text:p/>
          </table:table-cell>
          <table:table-cell table:formula="of:=[.D56]/2^[.$B$2]" office:value-type="float" office:value="0.0181808471679688" calcext:value-type="float">
            <text:p/>
          </table:table-cell>
          <table:table-cell table:formula="of:=ABS([.F56]-[.E56])/[.E56]*100" office:value-type="float" office:value="0.00534057617187014" calcext:value-type="float">
            <text:p/>
          </table:table-cell>
          <table:table-cell table:formula="of:=FLOOR([.$A$4]/[.C56];1)" office:value-type="float" office:value="244" calcext:value-type="float">
            <text:p/>
          </table:table-cell>
          <table:table-cell table:formula="of:=FLOOR(FLOOR([.$A$4]*[.D56];1)/2^[.$B$2];1)" office:value-type="float" office:value="244" calcext:value-type="float">
            <text:p/>
          </table:table-cell>
          <table:table-cell table:formula="of:=ABS([.H56]-[.I56])" office:value-type="float" office:value="0" calcext:value-type="float">
            <text:p/>
          </table:table-cell>
          <table:table-cell table:formula="of:=CONCATENATE(&quot;assign rom[&quot;;[.C56];&quot;] = &quot;;[.$B$2];&quot;'d&quot;;[.D56];&quot;;&quot;)" office:value-type="string" office:string-value="assign rom[55] = 18'd4766;" calcext:value-type="string">
            <text:p>assign rom[55] = 18'd4766;</text:p>
          </table:table-cell>
        </table:table-row>
        <table:table-row table:style-name="ro1">
          <table:table-cell table:number-columns-repeated="2"/>
          <table:table-cell table:formula="of:=[.C56]+1" office:value-type="float" office:value="56" calcext:value-type="float">
            <text:p/>
          </table:table-cell>
          <table:table-cell table:formula="of:=MIN(ROUND(2^[.$B$2]/[.C57]);2^[.$B$2]-1)" office:value-type="float" office:value="4681" calcext:value-type="float">
            <text:p/>
          </table:table-cell>
          <table:table-cell table:formula="of:=1/[.C57]" office:value-type="float" office:value="0.0178571428571429" calcext:value-type="float">
            <text:p/>
          </table:table-cell>
          <table:table-cell table:formula="of:=[.D57]/2^[.$B$2]" office:value-type="float" office:value="0.0178565979003906" calcext:value-type="float">
            <text:p/>
          </table:table-cell>
          <table:table-cell table:formula="of:=ABS([.F57]-[.E57])/[.E57]*100" office:value-type="float" office:value="0.00305175781249445" calcext:value-type="float">
            <text:p/>
          </table:table-cell>
          <table:table-cell table:formula="of:=FLOOR([.$A$4]/[.C57];1)" office:value-type="float" office:value="240" calcext:value-type="float">
            <text:p/>
          </table:table-cell>
          <table:table-cell table:formula="of:=FLOOR(FLOOR([.$A$4]*[.D57];1)/2^[.$B$2];1)" office:value-type="float" office:value="240" calcext:value-type="float">
            <text:p/>
          </table:table-cell>
          <table:table-cell table:formula="of:=ABS([.H57]-[.I57])" office:value-type="float" office:value="0" calcext:value-type="float">
            <text:p/>
          </table:table-cell>
          <table:table-cell table:formula="of:=CONCATENATE(&quot;assign rom[&quot;;[.C57];&quot;] = &quot;;[.$B$2];&quot;'d&quot;;[.D57];&quot;;&quot;)" office:value-type="string" office:string-value="assign rom[56] = 18'd4681;" calcext:value-type="string">
            <text:p>assign rom[56] = 18'd4681;</text:p>
          </table:table-cell>
        </table:table-row>
        <table:table-row table:style-name="ro1">
          <table:table-cell table:number-columns-repeated="2"/>
          <table:table-cell table:formula="of:=[.C57]+1" office:value-type="float" office:value="57" calcext:value-type="float">
            <text:p/>
          </table:table-cell>
          <table:table-cell table:formula="of:=MIN(ROUND(2^[.$B$2]/[.C58]);2^[.$B$2]-1)" office:value-type="float" office:value="4599" calcext:value-type="float">
            <text:p/>
          </table:table-cell>
          <table:table-cell table:formula="of:=1/[.C58]" office:value-type="float" office:value="0.0175438596491228" calcext:value-type="float">
            <text:p/>
          </table:table-cell>
          <table:table-cell table:formula="of:=[.D58]/2^[.$B$2]" office:value-type="float" office:value="0.0175437927246094" calcext:value-type="float">
            <text:p/>
          </table:table-cell>
          <table:table-cell table:formula="of:=ABS([.F58]-[.E58])/[.E58]*100" office:value-type="float" office:value="0.000381469726556949" calcext:value-type="float">
            <text:p/>
          </table:table-cell>
          <table:table-cell table:formula="of:=FLOOR([.$A$4]/[.C58];1)" office:value-type="float" office:value="236" calcext:value-type="float">
            <text:p/>
          </table:table-cell>
          <table:table-cell table:formula="of:=FLOOR(FLOOR([.$A$4]*[.D58];1)/2^[.$B$2];1)" office:value-type="float" office:value="236" calcext:value-type="float">
            <text:p/>
          </table:table-cell>
          <table:table-cell table:formula="of:=ABS([.H58]-[.I58])" office:value-type="float" office:value="0" calcext:value-type="float">
            <text:p/>
          </table:table-cell>
          <table:table-cell table:formula="of:=CONCATENATE(&quot;assign rom[&quot;;[.C58];&quot;] = &quot;;[.$B$2];&quot;'d&quot;;[.D58];&quot;;&quot;)" office:value-type="string" office:string-value="assign rom[57] = 18'd4599;" calcext:value-type="string">
            <text:p>assign rom[57] = 18'd4599;</text:p>
          </table:table-cell>
        </table:table-row>
        <table:table-row table:style-name="ro1">
          <table:table-cell table:number-columns-repeated="2"/>
          <table:table-cell table:formula="of:=[.C58]+1" office:value-type="float" office:value="58" calcext:value-type="float">
            <text:p/>
          </table:table-cell>
          <table:table-cell table:formula="of:=MIN(ROUND(2^[.$B$2]/[.C59]);2^[.$B$2]-1)" office:value-type="float" office:value="4520" calcext:value-type="float">
            <text:p/>
          </table:table-cell>
          <table:table-cell table:formula="of:=1/[.C59]" office:value-type="float" office:value="0.0172413793103448" calcext:value-type="float">
            <text:p/>
          </table:table-cell>
          <table:table-cell table:formula="of:=[.D59]/2^[.$B$2]" office:value-type="float" office:value="0.017242431640625" calcext:value-type="float">
            <text:p/>
          </table:table-cell>
          <table:table-cell table:formula="of:=ABS([.F59]-[.E59])/[.E59]*100" office:value-type="float" office:value="0.00610351562500139" calcext:value-type="float">
            <text:p/>
          </table:table-cell>
          <table:table-cell table:formula="of:=FLOOR([.$A$4]/[.C59];1)" office:value-type="float" office:value="232" calcext:value-type="float">
            <text:p/>
          </table:table-cell>
          <table:table-cell table:formula="of:=FLOOR(FLOOR([.$A$4]*[.D59];1)/2^[.$B$2];1)" office:value-type="float" office:value="232" calcext:value-type="float">
            <text:p/>
          </table:table-cell>
          <table:table-cell table:formula="of:=ABS([.H59]-[.I59])" office:value-type="float" office:value="0" calcext:value-type="float">
            <text:p/>
          </table:table-cell>
          <table:table-cell table:formula="of:=CONCATENATE(&quot;assign rom[&quot;;[.C59];&quot;] = &quot;;[.$B$2];&quot;'d&quot;;[.D59];&quot;;&quot;)" office:value-type="string" office:string-value="assign rom[58] = 18'd4520;" calcext:value-type="string">
            <text:p>assign rom[58] = 18'd4520;</text:p>
          </table:table-cell>
        </table:table-row>
        <table:table-row table:style-name="ro1">
          <table:table-cell table:number-columns-repeated="2"/>
          <table:table-cell table:formula="of:=[.C59]+1" office:value-type="float" office:value="59" calcext:value-type="float">
            <text:p/>
          </table:table-cell>
          <table:table-cell table:formula="of:=MIN(ROUND(2^[.$B$2]/[.C60]);2^[.$B$2]-1)" office:value-type="float" office:value="4443" calcext:value-type="float">
            <text:p/>
          </table:table-cell>
          <table:table-cell table:formula="of:=1/[.C60]" office:value-type="float" office:value="0.0169491525423729" calcext:value-type="float">
            <text:p/>
          </table:table-cell>
          <table:table-cell table:formula="of:=[.D60]/2^[.$B$2]" office:value-type="float" office:value="0.0169486999511719" calcext:value-type="float">
            <text:p/>
          </table:table-cell>
          <table:table-cell table:formula="of:=ABS([.F60]-[.E60])/[.E60]*100" office:value-type="float" office:value="0.00267028808593715" calcext:value-type="float">
            <text:p/>
          </table:table-cell>
          <table:table-cell table:formula="of:=FLOOR([.$A$4]/[.C60];1)" office:value-type="float" office:value="228" calcext:value-type="float">
            <text:p/>
          </table:table-cell>
          <table:table-cell table:formula="of:=FLOOR(FLOOR([.$A$4]*[.D60];1)/2^[.$B$2];1)" office:value-type="float" office:value="228" calcext:value-type="float">
            <text:p/>
          </table:table-cell>
          <table:table-cell table:formula="of:=ABS([.H60]-[.I60])" office:value-type="float" office:value="0" calcext:value-type="float">
            <text:p/>
          </table:table-cell>
          <table:table-cell table:formula="of:=CONCATENATE(&quot;assign rom[&quot;;[.C60];&quot;] = &quot;;[.$B$2];&quot;'d&quot;;[.D60];&quot;;&quot;)" office:value-type="string" office:string-value="assign rom[59] = 18'd4443;" calcext:value-type="string">
            <text:p>assign rom[59] = 18'd4443;</text:p>
          </table:table-cell>
        </table:table-row>
        <table:table-row table:style-name="ro1">
          <table:table-cell table:number-columns-repeated="2"/>
          <table:table-cell table:formula="of:=[.C60]+1" office:value-type="float" office:value="60" calcext:value-type="float">
            <text:p/>
          </table:table-cell>
          <table:table-cell table:formula="of:=MIN(ROUND(2^[.$B$2]/[.C61]);2^[.$B$2]-1)" office:value-type="float" office:value="4369" calcext:value-type="float">
            <text:p/>
          </table:table-cell>
          <table:table-cell table:formula="of:=1/[.C61]" office:value-type="float" office:value="0.0166666666666667" calcext:value-type="float">
            <text:p/>
          </table:table-cell>
          <table:table-cell table:formula="of:=[.D61]/2^[.$B$2]" office:value-type="float" office:value="0.0166664123535156" calcext:value-type="float">
            <text:p/>
          </table:table-cell>
          <table:table-cell table:formula="of:=ABS([.F61]-[.E61])/[.E61]*100" office:value-type="float" office:value="0.00152587890624861" calcext:value-type="float">
            <text:p/>
          </table:table-cell>
          <table:table-cell table:formula="of:=FLOOR([.$A$4]/[.C61];1)" office:value-type="float" office:value="224" calcext:value-type="float">
            <text:p/>
          </table:table-cell>
          <table:table-cell table:formula="of:=FLOOR(FLOOR([.$A$4]*[.D61];1)/2^[.$B$2];1)" office:value-type="float" office:value="224" calcext:value-type="float">
            <text:p/>
          </table:table-cell>
          <table:table-cell table:formula="of:=ABS([.H61]-[.I61])" office:value-type="float" office:value="0" calcext:value-type="float">
            <text:p/>
          </table:table-cell>
          <table:table-cell table:formula="of:=CONCATENATE(&quot;assign rom[&quot;;[.C61];&quot;] = &quot;;[.$B$2];&quot;'d&quot;;[.D61];&quot;;&quot;)" office:value-type="string" office:string-value="assign rom[60] = 18'd4369;" calcext:value-type="string">
            <text:p>assign rom[60] = 18'd4369;</text:p>
          </table:table-cell>
        </table:table-row>
        <table:table-row table:style-name="ro1">
          <table:table-cell table:number-columns-repeated="2"/>
          <table:table-cell table:formula="of:=[.C61]+1" office:value-type="float" office:value="61" calcext:value-type="float">
            <text:p/>
          </table:table-cell>
          <table:table-cell table:formula="of:=MIN(ROUND(2^[.$B$2]/[.C62]);2^[.$B$2]-1)" office:value-type="float" office:value="4297" calcext:value-type="float">
            <text:p/>
          </table:table-cell>
          <table:table-cell table:formula="of:=1/[.C62]" office:value-type="float" office:value="0.0163934426229508" calcext:value-type="float">
            <text:p/>
          </table:table-cell>
          <table:table-cell table:formula="of:=[.D62]/2^[.$B$2]" office:value-type="float" office:value="0.0163917541503906" calcext:value-type="float">
            <text:p/>
          </table:table-cell>
          <table:table-cell table:formula="of:=ABS([.F62]-[.E62])/[.E62]*100" office:value-type="float" office:value="0.0102996826171927" calcext:value-type="float">
            <text:p/>
          </table:table-cell>
          <table:table-cell table:formula="of:=FLOOR([.$A$4]/[.C62];1)" office:value-type="float" office:value="220" calcext:value-type="float">
            <text:p/>
          </table:table-cell>
          <table:table-cell table:formula="of:=FLOOR(FLOOR([.$A$4]*[.D62];1)/2^[.$B$2];1)" office:value-type="float" office:value="220" calcext:value-type="float">
            <text:p/>
          </table:table-cell>
          <table:table-cell table:formula="of:=ABS([.H62]-[.I62])" office:value-type="float" office:value="0" calcext:value-type="float">
            <text:p/>
          </table:table-cell>
          <table:table-cell table:formula="of:=CONCATENATE(&quot;assign rom[&quot;;[.C62];&quot;] = &quot;;[.$B$2];&quot;'d&quot;;[.D62];&quot;;&quot;)" office:value-type="string" office:string-value="assign rom[61] = 18'd4297;" calcext:value-type="string">
            <text:p>assign rom[61] = 18'd4297;</text:p>
          </table:table-cell>
        </table:table-row>
        <table:table-row table:style-name="ro1">
          <table:table-cell table:number-columns-repeated="2"/>
          <table:table-cell table:formula="of:=[.C62]+1" office:value-type="float" office:value="62" calcext:value-type="float">
            <text:p/>
          </table:table-cell>
          <table:table-cell table:formula="of:=MIN(ROUND(2^[.$B$2]/[.C63]);2^[.$B$2]-1)" office:value-type="float" office:value="4228" calcext:value-type="float">
            <text:p/>
          </table:table-cell>
          <table:table-cell table:formula="of:=1/[.C63]" office:value-type="float" office:value="0.0161290322580645" calcext:value-type="float">
            <text:p/>
          </table:table-cell>
          <table:table-cell table:formula="of:=[.D63]/2^[.$B$2]" office:value-type="float" office:value="0.0161285400390625" calcext:value-type="float">
            <text:p/>
          </table:table-cell>
          <table:table-cell table:formula="of:=ABS([.F63]-[.E63])/[.E63]*100" office:value-type="float" office:value="0.00305175781249722" calcext:value-type="float">
            <text:p/>
          </table:table-cell>
          <table:table-cell table:formula="of:=FLOOR([.$A$4]/[.C63];1)" office:value-type="float" office:value="217" calcext:value-type="float">
            <text:p/>
          </table:table-cell>
          <table:table-cell table:formula="of:=FLOOR(FLOOR([.$A$4]*[.D63];1)/2^[.$B$2];1)" office:value-type="float" office:value="217" calcext:value-type="float">
            <text:p/>
          </table:table-cell>
          <table:table-cell table:formula="of:=ABS([.H63]-[.I63])" office:value-type="float" office:value="0" calcext:value-type="float">
            <text:p/>
          </table:table-cell>
          <table:table-cell table:formula="of:=CONCATENATE(&quot;assign rom[&quot;;[.C63];&quot;] = &quot;;[.$B$2];&quot;'d&quot;;[.D63];&quot;;&quot;)" office:value-type="string" office:string-value="assign rom[62] = 18'd4228;" calcext:value-type="string">
            <text:p>assign rom[62] = 18'd4228;</text:p>
          </table:table-cell>
        </table:table-row>
        <table:table-row table:style-name="ro1">
          <table:table-cell table:number-columns-repeated="2"/>
          <table:table-cell table:formula="of:=[.C63]+1" office:value-type="float" office:value="63" calcext:value-type="float">
            <text:p/>
          </table:table-cell>
          <table:table-cell table:formula="of:=MIN(ROUND(2^[.$B$2]/[.C64]);2^[.$B$2]-1)" office:value-type="float" office:value="4161" calcext:value-type="float">
            <text:p/>
          </table:table-cell>
          <table:table-cell table:formula="of:=1/[.C64]" office:value-type="float" office:value="0.0158730158730159" calcext:value-type="float">
            <text:p/>
          </table:table-cell>
          <table:table-cell table:formula="of:=[.D64]/2^[.$B$2]" office:value-type="float" office:value="0.0158729553222656" calcext:value-type="float">
            <text:p/>
          </table:table-cell>
          <table:table-cell table:formula="of:=ABS([.F64]-[.E64])/[.E64]*100" office:value-type="float" office:value="0.000381469726556949" calcext:value-type="float">
            <text:p/>
          </table:table-cell>
          <table:table-cell table:formula="of:=FLOOR([.$A$4]/[.C64];1)" office:value-type="float" office:value="213" calcext:value-type="float">
            <text:p/>
          </table:table-cell>
          <table:table-cell table:formula="of:=FLOOR(FLOOR([.$A$4]*[.D64];1)/2^[.$B$2];1)" office:value-type="float" office:value="213" calcext:value-type="float">
            <text:p/>
          </table:table-cell>
          <table:table-cell table:formula="of:=ABS([.H64]-[.I64])" office:value-type="float" office:value="0" calcext:value-type="float">
            <text:p/>
          </table:table-cell>
          <table:table-cell table:formula="of:=CONCATENATE(&quot;assign rom[&quot;;[.C64];&quot;] = &quot;;[.$B$2];&quot;'d&quot;;[.D64];&quot;;&quot;)" office:value-type="string" office:string-value="assign rom[63] = 18'd4161;" calcext:value-type="string">
            <text:p>assign rom[63] = 18'd4161;</text:p>
          </table:table-cell>
        </table:table-row>
        <table:table-row table:style-name="ro1">
          <table:table-cell table:number-columns-repeated="2"/>
          <table:table-cell table:formula="of:=[.C64]+1" office:value-type="float" office:value="64" calcext:value-type="float">
            <text:p/>
          </table:table-cell>
          <table:table-cell table:formula="of:=MIN(ROUND(2^[.$B$2]/[.C65]);2^[.$B$2]-1)" office:value-type="float" office:value="4096" calcext:value-type="float">
            <text:p/>
          </table:table-cell>
          <table:table-cell table:formula="of:=1/[.C65]" office:value-type="float" office:value="0.015625" calcext:value-type="float">
            <text:p/>
          </table:table-cell>
          <table:table-cell table:formula="of:=[.D65]/2^[.$B$2]" office:value-type="float" office:value="0.015625" calcext:value-type="float">
            <text:p/>
          </table:table-cell>
          <table:table-cell table:formula="of:=ABS([.F65]-[.E65])/[.E65]*100" office:value-type="float" office:value="0" calcext:value-type="float">
            <text:p/>
          </table:table-cell>
          <table:table-cell table:formula="of:=FLOOR([.$A$4]/[.C65];1)" office:value-type="float" office:value="210" calcext:value-type="float">
            <text:p/>
          </table:table-cell>
          <table:table-cell table:formula="of:=FLOOR(FLOOR([.$A$4]*[.D65];1)/2^[.$B$2];1)" office:value-type="float" office:value="210" calcext:value-type="float">
            <text:p/>
          </table:table-cell>
          <table:table-cell table:formula="of:=ABS([.H65]-[.I65])" office:value-type="float" office:value="0" calcext:value-type="float">
            <text:p/>
          </table:table-cell>
          <table:table-cell table:formula="of:=CONCATENATE(&quot;assign rom[&quot;;[.C65];&quot;] = &quot;;[.$B$2];&quot;'d&quot;;[.D65];&quot;;&quot;)" office:value-type="string" office:string-value="assign rom[64] = 18'd4096;" calcext:value-type="string">
            <text:p>assign rom[64] = 18'd4096;</text:p>
          </table:table-cell>
        </table:table-row>
        <table:table-row table:style-name="ro1">
          <table:table-cell table:number-columns-repeated="2"/>
          <table:table-cell table:formula="of:=[.C65]+1" office:value-type="float" office:value="65" calcext:value-type="float">
            <text:p/>
          </table:table-cell>
          <table:table-cell table:formula="of:=MIN(ROUND(2^[.$B$2]/[.C66]);2^[.$B$2]-1)" office:value-type="float" office:value="4033" calcext:value-type="float">
            <text:p/>
          </table:table-cell>
          <table:table-cell table:formula="of:=1/[.C66]" office:value-type="float" office:value="0.0153846153846154" calcext:value-type="float">
            <text:p/>
          </table:table-cell>
          <table:table-cell table:formula="of:=[.D66]/2^[.$B$2]" office:value-type="float" office:value="0.0153846740722656" calcext:value-type="float">
            <text:p/>
          </table:table-cell>
          <table:table-cell table:formula="of:=ABS([.F66]-[.E66])/[.E66]*100" office:value-type="float" office:value="0.000381469726556949" calcext:value-type="float">
            <text:p/>
          </table:table-cell>
          <table:table-cell table:formula="of:=FLOOR([.$A$4]/[.C66];1)" office:value-type="float" office:value="207" calcext:value-type="float">
            <text:p/>
          </table:table-cell>
          <table:table-cell table:formula="of:=FLOOR(FLOOR([.$A$4]*[.D66];1)/2^[.$B$2];1)" office:value-type="float" office:value="207" calcext:value-type="float">
            <text:p/>
          </table:table-cell>
          <table:table-cell table:formula="of:=ABS([.H66]-[.I66])" office:value-type="float" office:value="0" calcext:value-type="float">
            <text:p/>
          </table:table-cell>
          <table:table-cell table:formula="of:=CONCATENATE(&quot;assign rom[&quot;;[.C66];&quot;] = &quot;;[.$B$2];&quot;'d&quot;;[.D66];&quot;;&quot;)" office:value-type="string" office:string-value="assign rom[65] = 18'd4033;" calcext:value-type="string">
            <text:p>assign rom[65] = 18'd4033;</text:p>
          </table:table-cell>
        </table:table-row>
        <table:table-row table:style-name="ro1">
          <table:table-cell table:number-columns-repeated="2"/>
          <table:table-cell table:formula="of:=[.C66]+1" office:value-type="float" office:value="66" calcext:value-type="float">
            <text:p/>
          </table:table-cell>
          <table:table-cell table:formula="of:=MIN(ROUND(2^[.$B$2]/[.C67]);2^[.$B$2]-1)" office:value-type="float" office:value="3972" calcext:value-type="float">
            <text:p/>
          </table:table-cell>
          <table:table-cell table:formula="of:=1/[.C67]" office:value-type="float" office:value="0.0151515151515152" calcext:value-type="float">
            <text:p/>
          </table:table-cell>
          <table:table-cell table:formula="of:=[.D67]/2^[.$B$2]" office:value-type="float" office:value="0.0151519775390625" calcext:value-type="float">
            <text:p/>
          </table:table-cell>
          <table:table-cell table:formula="of:=ABS([.F67]-[.E67])/[.E67]*100" office:value-type="float" office:value="0.00305175781249722" calcext:value-type="float">
            <text:p/>
          </table:table-cell>
          <table:table-cell table:formula="of:=FLOOR([.$A$4]/[.C67];1)" office:value-type="float" office:value="203" calcext:value-type="float">
            <text:p/>
          </table:table-cell>
          <table:table-cell table:formula="of:=FLOOR(FLOOR([.$A$4]*[.D67];1)/2^[.$B$2];1)" office:value-type="float" office:value="203" calcext:value-type="float">
            <text:p/>
          </table:table-cell>
          <table:table-cell table:formula="of:=ABS([.H67]-[.I67])" office:value-type="float" office:value="0" calcext:value-type="float">
            <text:p/>
          </table:table-cell>
          <table:table-cell table:formula="of:=CONCATENATE(&quot;assign rom[&quot;;[.C67];&quot;] = &quot;;[.$B$2];&quot;'d&quot;;[.D67];&quot;;&quot;)" office:value-type="string" office:string-value="assign rom[66] = 18'd3972;" calcext:value-type="string">
            <text:p>assign rom[66] = 18'd3972;</text:p>
          </table:table-cell>
        </table:table-row>
        <table:table-row table:style-name="ro1">
          <table:table-cell table:number-columns-repeated="2"/>
          <table:table-cell table:formula="of:=[.C67]+1" office:value-type="float" office:value="67" calcext:value-type="float">
            <text:p/>
          </table:table-cell>
          <table:table-cell table:formula="of:=MIN(ROUND(2^[.$B$2]/[.C68]);2^[.$B$2]-1)" office:value-type="float" office:value="3913" calcext:value-type="float">
            <text:p/>
          </table:table-cell>
          <table:table-cell table:formula="of:=1/[.C68]" office:value-type="float" office:value="0.0149253731343284" calcext:value-type="float">
            <text:p/>
          </table:table-cell>
          <table:table-cell table:formula="of:=[.D68]/2^[.$B$2]" office:value-type="float" office:value="0.0149269104003906" calcext:value-type="float">
            <text:p/>
          </table:table-cell>
          <table:table-cell table:formula="of:=ABS([.F68]-[.E68])/[.E68]*100" office:value-type="float" office:value="0.0102996826171894" calcext:value-type="float">
            <text:p/>
          </table:table-cell>
          <table:table-cell table:formula="of:=FLOOR([.$A$4]/[.C68];1)" office:value-type="float" office:value="200" calcext:value-type="float">
            <text:p/>
          </table:table-cell>
          <table:table-cell table:formula="of:=FLOOR(FLOOR([.$A$4]*[.D68];1)/2^[.$B$2];1)" office:value-type="float" office:value="200" calcext:value-type="float">
            <text:p/>
          </table:table-cell>
          <table:table-cell table:formula="of:=ABS([.H68]-[.I68])" office:value-type="float" office:value="0" calcext:value-type="float">
            <text:p/>
          </table:table-cell>
          <table:table-cell table:formula="of:=CONCATENATE(&quot;assign rom[&quot;;[.C68];&quot;] = &quot;;[.$B$2];&quot;'d&quot;;[.D68];&quot;;&quot;)" office:value-type="string" office:string-value="assign rom[67] = 18'd3913;" calcext:value-type="string">
            <text:p>assign rom[67] = 18'd3913;</text:p>
          </table:table-cell>
        </table:table-row>
        <table:table-row table:style-name="ro1">
          <table:table-cell table:number-columns-repeated="2"/>
          <table:table-cell table:formula="of:=[.C68]+1" office:value-type="float" office:value="68" calcext:value-type="float">
            <text:p/>
          </table:table-cell>
          <table:table-cell table:formula="of:=MIN(ROUND(2^[.$B$2]/[.C69]);2^[.$B$2]-1)" office:value-type="float" office:value="3855" calcext:value-type="float">
            <text:p/>
          </table:table-cell>
          <table:table-cell table:formula="of:=1/[.C69]" office:value-type="float" office:value="0.0147058823529412" calcext:value-type="float">
            <text:p/>
          </table:table-cell>
          <table:table-cell table:formula="of:=[.D69]/2^[.$B$2]" office:value-type="float" office:value="0.0147056579589844" calcext:value-type="float">
            <text:p/>
          </table:table-cell>
          <table:table-cell table:formula="of:=ABS([.F69]-[.E69])/[.E69]*100" office:value-type="float" office:value="0.00152587890624861" calcext:value-type="float">
            <text:p/>
          </table:table-cell>
          <table:table-cell table:formula="of:=FLOOR([.$A$4]/[.C69];1)" office:value-type="float" office:value="197" calcext:value-type="float">
            <text:p/>
          </table:table-cell>
          <table:table-cell table:formula="of:=FLOOR(FLOOR([.$A$4]*[.D69];1)/2^[.$B$2];1)" office:value-type="float" office:value="197" calcext:value-type="float">
            <text:p/>
          </table:table-cell>
          <table:table-cell table:formula="of:=ABS([.H69]-[.I69])" office:value-type="float" office:value="0" calcext:value-type="float">
            <text:p/>
          </table:table-cell>
          <table:table-cell table:formula="of:=CONCATENATE(&quot;assign rom[&quot;;[.C69];&quot;] = &quot;;[.$B$2];&quot;'d&quot;;[.D69];&quot;;&quot;)" office:value-type="string" office:string-value="assign rom[68] = 18'd3855;" calcext:value-type="string">
            <text:p>assign rom[68] = 18'd3855;</text:p>
          </table:table-cell>
        </table:table-row>
        <table:table-row table:style-name="ro1">
          <table:table-cell table:number-columns-repeated="2"/>
          <table:table-cell table:formula="of:=[.C69]+1" office:value-type="float" office:value="69" calcext:value-type="float">
            <text:p/>
          </table:table-cell>
          <table:table-cell table:formula="of:=MIN(ROUND(2^[.$B$2]/[.C70]);2^[.$B$2]-1)" office:value-type="float" office:value="3799" calcext:value-type="float">
            <text:p/>
          </table:table-cell>
          <table:table-cell table:formula="of:=1/[.C70]" office:value-type="float" office:value="0.0144927536231884" calcext:value-type="float">
            <text:p/>
          </table:table-cell>
          <table:table-cell table:formula="of:=[.D70]/2^[.$B$2]" office:value-type="float" office:value="0.0144920349121094" calcext:value-type="float">
            <text:p/>
          </table:table-cell>
          <table:table-cell table:formula="of:=ABS([.F70]-[.E70])/[.E70]*100" office:value-type="float" office:value="0.00495910644531371" calcext:value-type="float">
            <text:p/>
          </table:table-cell>
          <table:table-cell table:formula="of:=FLOOR([.$A$4]/[.C70];1)" office:value-type="float" office:value="195" calcext:value-type="float">
            <text:p/>
          </table:table-cell>
          <table:table-cell table:formula="of:=FLOOR(FLOOR([.$A$4]*[.D70];1)/2^[.$B$2];1)" office:value-type="float" office:value="195" calcext:value-type="float">
            <text:p/>
          </table:table-cell>
          <table:table-cell table:formula="of:=ABS([.H70]-[.I70])" office:value-type="float" office:value="0" calcext:value-type="float">
            <text:p/>
          </table:table-cell>
          <table:table-cell table:formula="of:=CONCATENATE(&quot;assign rom[&quot;;[.C70];&quot;] = &quot;;[.$B$2];&quot;'d&quot;;[.D70];&quot;;&quot;)" office:value-type="string" office:string-value="assign rom[69] = 18'd3799;" calcext:value-type="string">
            <text:p>assign rom[69] = 18'd3799;</text:p>
          </table:table-cell>
        </table:table-row>
        <table:table-row table:style-name="ro1">
          <table:table-cell table:number-columns-repeated="2"/>
          <table:table-cell table:formula="of:=[.C70]+1" office:value-type="float" office:value="70" calcext:value-type="float">
            <text:p/>
          </table:table-cell>
          <table:table-cell table:formula="of:=MIN(ROUND(2^[.$B$2]/[.C71]);2^[.$B$2]-1)" office:value-type="float" office:value="3745" calcext:value-type="float">
            <text:p/>
          </table:table-cell>
          <table:table-cell table:formula="of:=1/[.C71]" office:value-type="float" office:value="0.0142857142857143" calcext:value-type="float">
            <text:p/>
          </table:table-cell>
          <table:table-cell table:formula="of:=[.D71]/2^[.$B$2]" office:value-type="float" office:value="0.0142860412597656" calcext:value-type="float">
            <text:p/>
          </table:table-cell>
          <table:table-cell table:formula="of:=ABS([.F71]-[.E71])/[.E71]*100" office:value-type="float" office:value="0.00228881835937812" calcext:value-type="float">
            <text:p/>
          </table:table-cell>
          <table:table-cell table:formula="of:=FLOOR([.$A$4]/[.C71];1)" office:value-type="float" office:value="192" calcext:value-type="float">
            <text:p/>
          </table:table-cell>
          <table:table-cell table:formula="of:=FLOOR(FLOOR([.$A$4]*[.D71];1)/2^[.$B$2];1)" office:value-type="float" office:value="192" calcext:value-type="float">
            <text:p/>
          </table:table-cell>
          <table:table-cell table:formula="of:=ABS([.H71]-[.I71])" office:value-type="float" office:value="0" calcext:value-type="float">
            <text:p/>
          </table:table-cell>
          <table:table-cell table:formula="of:=CONCATENATE(&quot;assign rom[&quot;;[.C71];&quot;] = &quot;;[.$B$2];&quot;'d&quot;;[.D71];&quot;;&quot;)" office:value-type="string" office:string-value="assign rom[70] = 18'd3745;" calcext:value-type="string">
            <text:p>assign rom[70] = 18'd3745;</text:p>
          </table:table-cell>
        </table:table-row>
        <table:table-row table:style-name="ro1">
          <table:table-cell table:number-columns-repeated="2"/>
          <table:table-cell table:formula="of:=[.C71]+1" office:value-type="float" office:value="71" calcext:value-type="float">
            <text:p/>
          </table:table-cell>
          <table:table-cell table:formula="of:=MIN(ROUND(2^[.$B$2]/[.C72]);2^[.$B$2]-1)" office:value-type="float" office:value="3692" calcext:value-type="float">
            <text:p/>
          </table:table-cell>
          <table:table-cell table:formula="of:=1/[.C72]" office:value-type="float" office:value="0.0140845070422535" calcext:value-type="float">
            <text:p/>
          </table:table-cell>
          <table:table-cell table:formula="of:=[.D72]/2^[.$B$2]" office:value-type="float" office:value="0.0140838623046875" calcext:value-type="float">
            <text:p/>
          </table:table-cell>
          <table:table-cell table:formula="of:=ABS([.F72]-[.E72])/[.E72]*100" office:value-type="float" office:value="0.00457763671875226" calcext:value-type="float">
            <text:p/>
          </table:table-cell>
          <table:table-cell table:formula="of:=FLOOR([.$A$4]/[.C72];1)" office:value-type="float" office:value="189" calcext:value-type="float">
            <text:p/>
          </table:table-cell>
          <table:table-cell table:formula="of:=FLOOR(FLOOR([.$A$4]*[.D72];1)/2^[.$B$2];1)" office:value-type="float" office:value="189" calcext:value-type="float">
            <text:p/>
          </table:table-cell>
          <table:table-cell table:formula="of:=ABS([.H72]-[.I72])" office:value-type="float" office:value="0" calcext:value-type="float">
            <text:p/>
          </table:table-cell>
          <table:table-cell table:formula="of:=CONCATENATE(&quot;assign rom[&quot;;[.C72];&quot;] = &quot;;[.$B$2];&quot;'d&quot;;[.D72];&quot;;&quot;)" office:value-type="string" office:string-value="assign rom[71] = 18'd3692;" calcext:value-type="string">
            <text:p>assign rom[71] = 18'd3692;</text:p>
          </table:table-cell>
        </table:table-row>
        <table:table-row table:style-name="ro1">
          <table:table-cell table:number-columns-repeated="2"/>
          <table:table-cell table:formula="of:=[.C72]+1" office:value-type="float" office:value="72" calcext:value-type="float">
            <text:p/>
          </table:table-cell>
          <table:table-cell table:formula="of:=MIN(ROUND(2^[.$B$2]/[.C73]);2^[.$B$2]-1)" office:value-type="float" office:value="3641" calcext:value-type="float">
            <text:p/>
          </table:table-cell>
          <table:table-cell table:formula="of:=1/[.C73]" office:value-type="float" office:value="0.0138888888888889" calcext:value-type="float">
            <text:p/>
          </table:table-cell>
          <table:table-cell table:formula="of:=[.D73]/2^[.$B$2]" office:value-type="float" office:value="0.0138893127441406" calcext:value-type="float">
            <text:p/>
          </table:table-cell>
          <table:table-cell table:formula="of:=ABS([.F73]-[.E73])/[.E73]*100" office:value-type="float" office:value="0.00305175781250555" calcext:value-type="float">
            <text:p/>
          </table:table-cell>
          <table:table-cell table:formula="of:=FLOOR([.$A$4]/[.C73];1)" office:value-type="float" office:value="186" calcext:value-type="float">
            <text:p/>
          </table:table-cell>
          <table:table-cell table:formula="of:=FLOOR(FLOOR([.$A$4]*[.D73];1)/2^[.$B$2];1)" office:value-type="float" office:value="186" calcext:value-type="float">
            <text:p/>
          </table:table-cell>
          <table:table-cell table:formula="of:=ABS([.H73]-[.I73])" office:value-type="float" office:value="0" calcext:value-type="float">
            <text:p/>
          </table:table-cell>
          <table:table-cell table:formula="of:=CONCATENATE(&quot;assign rom[&quot;;[.C73];&quot;] = &quot;;[.$B$2];&quot;'d&quot;;[.D73];&quot;;&quot;)" office:value-type="string" office:string-value="assign rom[72] = 18'd3641;" calcext:value-type="string">
            <text:p>assign rom[72] = 18'd3641;</text:p>
          </table:table-cell>
        </table:table-row>
        <table:table-row table:style-name="ro1">
          <table:table-cell table:number-columns-repeated="2"/>
          <table:table-cell table:formula="of:=[.C73]+1" office:value-type="float" office:value="73" calcext:value-type="float">
            <text:p/>
          </table:table-cell>
          <table:table-cell table:formula="of:=MIN(ROUND(2^[.$B$2]/[.C74]);2^[.$B$2]-1)" office:value-type="float" office:value="3591" calcext:value-type="float">
            <text:p/>
          </table:table-cell>
          <table:table-cell table:formula="of:=1/[.C74]" office:value-type="float" office:value="0.0136986301369863" calcext:value-type="float">
            <text:p/>
          </table:table-cell>
          <table:table-cell table:formula="of:=[.D74]/2^[.$B$2]" office:value-type="float" office:value="0.0136985778808594" calcext:value-type="float">
            <text:p/>
          </table:table-cell>
          <table:table-cell table:formula="of:=ABS([.F74]-[.E74])/[.E74]*100" office:value-type="float" office:value="0.000381469726556949" calcext:value-type="float">
            <text:p/>
          </table:table-cell>
          <table:table-cell table:formula="of:=FLOOR([.$A$4]/[.C74];1)" office:value-type="float" office:value="184" calcext:value-type="float">
            <text:p/>
          </table:table-cell>
          <table:table-cell table:formula="of:=FLOOR(FLOOR([.$A$4]*[.D74];1)/2^[.$B$2];1)" office:value-type="float" office:value="184" calcext:value-type="float">
            <text:p/>
          </table:table-cell>
          <table:table-cell table:formula="of:=ABS([.H74]-[.I74])" office:value-type="float" office:value="0" calcext:value-type="float">
            <text:p/>
          </table:table-cell>
          <table:table-cell table:formula="of:=CONCATENATE(&quot;assign rom[&quot;;[.C74];&quot;] = &quot;;[.$B$2];&quot;'d&quot;;[.D74];&quot;;&quot;)" office:value-type="string" office:string-value="assign rom[73] = 18'd3591;" calcext:value-type="string">
            <text:p>assign rom[73] = 18'd3591;</text:p>
          </table:table-cell>
        </table:table-row>
        <table:table-row table:style-name="ro1">
          <table:table-cell table:number-columns-repeated="2"/>
          <table:table-cell table:formula="of:=[.C74]+1" office:value-type="float" office:value="74" calcext:value-type="float">
            <text:p/>
          </table:table-cell>
          <table:table-cell table:formula="of:=MIN(ROUND(2^[.$B$2]/[.C75]);2^[.$B$2]-1)" office:value-type="float" office:value="3542" calcext:value-type="float">
            <text:p/>
          </table:table-cell>
          <table:table-cell table:formula="of:=1/[.C75]" office:value-type="float" office:value="0.0135135135135135" calcext:value-type="float">
            <text:p/>
          </table:table-cell>
          <table:table-cell table:formula="of:=[.D75]/2^[.$B$2]" office:value-type="float" office:value="0.0135116577148438" calcext:value-type="float">
            <text:p/>
          </table:table-cell>
          <table:table-cell table:formula="of:=ABS([.F75]-[.E75])/[.E75]*100" office:value-type="float" office:value="0.0137329101562556" calcext:value-type="float">
            <text:p/>
          </table:table-cell>
          <table:table-cell table:formula="of:=FLOOR([.$A$4]/[.C75];1)" office:value-type="float" office:value="181" calcext:value-type="float">
            <text:p/>
          </table:table-cell>
          <table:table-cell table:formula="of:=FLOOR(FLOOR([.$A$4]*[.D75];1)/2^[.$B$2];1)" office:value-type="float" office:value="181" calcext:value-type="float">
            <text:p/>
          </table:table-cell>
          <table:table-cell table:formula="of:=ABS([.H75]-[.I75])" office:value-type="float" office:value="0" calcext:value-type="float">
            <text:p/>
          </table:table-cell>
          <table:table-cell table:formula="of:=CONCATENATE(&quot;assign rom[&quot;;[.C75];&quot;] = &quot;;[.$B$2];&quot;'d&quot;;[.D75];&quot;;&quot;)" office:value-type="string" office:string-value="assign rom[74] = 18'd3542;" calcext:value-type="string">
            <text:p>assign rom[74] = 18'd3542;</text:p>
          </table:table-cell>
        </table:table-row>
        <table:table-row table:style-name="ro1">
          <table:table-cell table:number-columns-repeated="2"/>
          <table:table-cell table:formula="of:=[.C75]+1" office:value-type="float" office:value="75" calcext:value-type="float">
            <text:p/>
          </table:table-cell>
          <table:table-cell table:formula="of:=MIN(ROUND(2^[.$B$2]/[.C76]);2^[.$B$2]-1)" office:value-type="float" office:value="3495" calcext:value-type="float">
            <text:p/>
          </table:table-cell>
          <table:table-cell table:formula="of:=1/[.C76]" office:value-type="float" office:value="0.0133333333333333" calcext:value-type="float">
            <text:p/>
          </table:table-cell>
          <table:table-cell table:formula="of:=[.D76]/2^[.$B$2]" office:value-type="float" office:value="0.0133323669433594" calcext:value-type="float">
            <text:p/>
          </table:table-cell>
          <table:table-cell table:formula="of:=ABS([.F76]-[.E76])/[.E76]*100" office:value-type="float" office:value="0.00724792480469392" calcext:value-type="float">
            <text:p/>
          </table:table-cell>
          <table:table-cell table:formula="of:=FLOOR([.$A$4]/[.C76];1)" office:value-type="float" office:value="179" calcext:value-type="float">
            <text:p/>
          </table:table-cell>
          <table:table-cell table:formula="of:=FLOOR(FLOOR([.$A$4]*[.D76];1)/2^[.$B$2];1)" office:value-type="float" office:value="179" calcext:value-type="float">
            <text:p/>
          </table:table-cell>
          <table:table-cell table:formula="of:=ABS([.H76]-[.I76])" office:value-type="float" office:value="0" calcext:value-type="float">
            <text:p/>
          </table:table-cell>
          <table:table-cell table:formula="of:=CONCATENATE(&quot;assign rom[&quot;;[.C76];&quot;] = &quot;;[.$B$2];&quot;'d&quot;;[.D76];&quot;;&quot;)" office:value-type="string" office:string-value="assign rom[75] = 18'd3495;" calcext:value-type="string">
            <text:p>assign rom[75] = 18'd3495;</text:p>
          </table:table-cell>
        </table:table-row>
        <table:table-row table:style-name="ro1">
          <table:table-cell table:number-columns-repeated="2"/>
          <table:table-cell table:formula="of:=[.C76]+1" office:value-type="float" office:value="76" calcext:value-type="float">
            <text:p/>
          </table:table-cell>
          <table:table-cell table:formula="of:=MIN(ROUND(2^[.$B$2]/[.C77]);2^[.$B$2]-1)" office:value-type="float" office:value="3449" calcext:value-type="float">
            <text:p/>
          </table:table-cell>
          <table:table-cell table:formula="of:=1/[.C77]" office:value-type="float" office:value="0.0131578947368421" calcext:value-type="float">
            <text:p/>
          </table:table-cell>
          <table:table-cell table:formula="of:=[.D77]/2^[.$B$2]" office:value-type="float" office:value="0.0131568908691406" calcext:value-type="float">
            <text:p/>
          </table:table-cell>
          <table:table-cell table:formula="of:=ABS([.F77]-[.E77])/[.E77]*100" office:value-type="float" office:value="0.00762939453124445" calcext:value-type="float">
            <text:p/>
          </table:table-cell>
          <table:table-cell table:formula="of:=FLOOR([.$A$4]/[.C77];1)" office:value-type="float" office:value="177" calcext:value-type="float">
            <text:p/>
          </table:table-cell>
          <table:table-cell table:formula="of:=FLOOR(FLOOR([.$A$4]*[.D77];1)/2^[.$B$2];1)" office:value-type="float" office:value="177" calcext:value-type="float">
            <text:p/>
          </table:table-cell>
          <table:table-cell table:formula="of:=ABS([.H77]-[.I77])" office:value-type="float" office:value="0" calcext:value-type="float">
            <text:p/>
          </table:table-cell>
          <table:table-cell table:formula="of:=CONCATENATE(&quot;assign rom[&quot;;[.C77];&quot;] = &quot;;[.$B$2];&quot;'d&quot;;[.D77];&quot;;&quot;)" office:value-type="string" office:string-value="assign rom[76] = 18'd3449;" calcext:value-type="string">
            <text:p>assign rom[76] = 18'd3449;</text:p>
          </table:table-cell>
        </table:table-row>
        <table:table-row table:style-name="ro1">
          <table:table-cell table:number-columns-repeated="2"/>
          <table:table-cell table:formula="of:=[.C77]+1" office:value-type="float" office:value="77" calcext:value-type="float">
            <text:p/>
          </table:table-cell>
          <table:table-cell table:formula="of:=MIN(ROUND(2^[.$B$2]/[.C78]);2^[.$B$2]-1)" office:value-type="float" office:value="3404" calcext:value-type="float">
            <text:p/>
          </table:table-cell>
          <table:table-cell table:formula="of:=1/[.C78]" office:value-type="float" office:value="0.012987012987013" calcext:value-type="float">
            <text:p/>
          </table:table-cell>
          <table:table-cell table:formula="of:=[.D78]/2^[.$B$2]" office:value-type="float" office:value="0.0129852294921875" calcext:value-type="float">
            <text:p/>
          </table:table-cell>
          <table:table-cell table:formula="of:=ABS([.F78]-[.E78])/[.E78]*100" office:value-type="float" office:value="0.0137329101562566" calcext:value-type="float">
            <text:p/>
          </table:table-cell>
          <table:table-cell table:formula="of:=FLOOR([.$A$4]/[.C78];1)" office:value-type="float" office:value="174" calcext:value-type="float">
            <text:p/>
          </table:table-cell>
          <table:table-cell table:formula="of:=FLOOR(FLOOR([.$A$4]*[.D78];1)/2^[.$B$2];1)" office:value-type="float" office:value="174" calcext:value-type="float">
            <text:p/>
          </table:table-cell>
          <table:table-cell table:formula="of:=ABS([.H78]-[.I78])" office:value-type="float" office:value="0" calcext:value-type="float">
            <text:p/>
          </table:table-cell>
          <table:table-cell table:formula="of:=CONCATENATE(&quot;assign rom[&quot;;[.C78];&quot;] = &quot;;[.$B$2];&quot;'d&quot;;[.D78];&quot;;&quot;)" office:value-type="string" office:string-value="assign rom[77] = 18'd3404;" calcext:value-type="string">
            <text:p>assign rom[77] = 18'd3404;</text:p>
          </table:table-cell>
        </table:table-row>
        <table:table-row table:style-name="ro1">
          <table:table-cell table:number-columns-repeated="2"/>
          <table:table-cell table:formula="of:=[.C78]+1" office:value-type="float" office:value="78" calcext:value-type="float">
            <text:p/>
          </table:table-cell>
          <table:table-cell table:formula="of:=MIN(ROUND(2^[.$B$2]/[.C79]);2^[.$B$2]-1)" office:value-type="float" office:value="3361" calcext:value-type="float">
            <text:p/>
          </table:table-cell>
          <table:table-cell table:formula="of:=1/[.C79]" office:value-type="float" office:value="0.0128205128205128" calcext:value-type="float">
            <text:p/>
          </table:table-cell>
          <table:table-cell table:formula="of:=[.D79]/2^[.$B$2]" office:value-type="float" office:value="0.0128211975097656" calcext:value-type="float">
            <text:p/>
          </table:table-cell>
          <table:table-cell table:formula="of:=ABS([.F79]-[.E79])/[.E79]*100" office:value-type="float" office:value="0.00534057617187847" calcext:value-type="float">
            <text:p/>
          </table:table-cell>
          <table:table-cell table:formula="of:=FLOOR([.$A$4]/[.C79];1)" office:value-type="float" office:value="172" calcext:value-type="float">
            <text:p/>
          </table:table-cell>
          <table:table-cell table:formula="of:=FLOOR(FLOOR([.$A$4]*[.D79];1)/2^[.$B$2];1)" office:value-type="float" office:value="172" calcext:value-type="float">
            <text:p/>
          </table:table-cell>
          <table:table-cell table:formula="of:=ABS([.H79]-[.I79])" office:value-type="float" office:value="0" calcext:value-type="float">
            <text:p/>
          </table:table-cell>
          <table:table-cell table:formula="of:=CONCATENATE(&quot;assign rom[&quot;;[.C79];&quot;] = &quot;;[.$B$2];&quot;'d&quot;;[.D79];&quot;;&quot;)" office:value-type="string" office:string-value="assign rom[78] = 18'd3361;" calcext:value-type="string">
            <text:p>assign rom[78] = 18'd3361;</text:p>
          </table:table-cell>
        </table:table-row>
        <table:table-row table:style-name="ro1">
          <table:table-cell table:number-columns-repeated="2"/>
          <table:table-cell table:formula="of:=[.C79]+1" office:value-type="float" office:value="79" calcext:value-type="float">
            <text:p/>
          </table:table-cell>
          <table:table-cell table:formula="of:=MIN(ROUND(2^[.$B$2]/[.C80]);2^[.$B$2]-1)" office:value-type="float" office:value="3318" calcext:value-type="float">
            <text:p/>
          </table:table-cell>
          <table:table-cell table:formula="of:=1/[.C80]" office:value-type="float" office:value="0.0126582278481013" calcext:value-type="float">
            <text:p/>
          </table:table-cell>
          <table:table-cell table:formula="of:=[.D80]/2^[.$B$2]" office:value-type="float" office:value="0.0126571655273438" calcext:value-type="float">
            <text:p/>
          </table:table-cell>
          <table:table-cell table:formula="of:=ABS([.F80]-[.E80])/[.E80]*100" office:value-type="float" office:value="0.00839233398437344" calcext:value-type="float">
            <text:p/>
          </table:table-cell>
          <table:table-cell table:formula="of:=FLOOR([.$A$4]/[.C80];1)" office:value-type="float" office:value="170" calcext:value-type="float">
            <text:p/>
          </table:table-cell>
          <table:table-cell table:formula="of:=FLOOR(FLOOR([.$A$4]*[.D80];1)/2^[.$B$2];1)" office:value-type="float" office:value="170" calcext:value-type="float">
            <text:p/>
          </table:table-cell>
          <table:table-cell table:formula="of:=ABS([.H80]-[.I80])" office:value-type="float" office:value="0" calcext:value-type="float">
            <text:p/>
          </table:table-cell>
          <table:table-cell table:formula="of:=CONCATENATE(&quot;assign rom[&quot;;[.C80];&quot;] = &quot;;[.$B$2];&quot;'d&quot;;[.D80];&quot;;&quot;)" office:value-type="string" office:string-value="assign rom[79] = 18'd3318;" calcext:value-type="string">
            <text:p>assign rom[79] = 18'd3318;</text:p>
          </table:table-cell>
        </table:table-row>
        <table:table-row table:style-name="ro1">
          <table:table-cell table:number-columns-repeated="2"/>
          <table:table-cell table:formula="of:=[.C80]+1" office:value-type="float" office:value="80" calcext:value-type="float">
            <text:p/>
          </table:table-cell>
          <table:table-cell table:formula="of:=MIN(ROUND(2^[.$B$2]/[.C81]);2^[.$B$2]-1)" office:value-type="float" office:value="3277" calcext:value-type="float">
            <text:p/>
          </table:table-cell>
          <table:table-cell table:formula="of:=1/[.C81]" office:value-type="float" office:value="0.0125" calcext:value-type="float">
            <text:p/>
          </table:table-cell>
          <table:table-cell table:formula="of:=[.D81]/2^[.$B$2]" office:value-type="float" office:value="0.0125007629394531" calcext:value-type="float">
            <text:p/>
          </table:table-cell>
          <table:table-cell table:formula="of:=ABS([.F81]-[.E81])/[.E81]*100" office:value-type="float" office:value="0.00610351562499445" calcext:value-type="float">
            <text:p/>
          </table:table-cell>
          <table:table-cell table:formula="of:=FLOOR([.$A$4]/[.C81];1)" office:value-type="float" office:value="168" calcext:value-type="float">
            <text:p/>
          </table:table-cell>
          <table:table-cell table:formula="of:=FLOOR(FLOOR([.$A$4]*[.D81];1)/2^[.$B$2];1)" office:value-type="float" office:value="168" calcext:value-type="float">
            <text:p/>
          </table:table-cell>
          <table:table-cell table:formula="of:=ABS([.H81]-[.I81])" office:value-type="float" office:value="0" calcext:value-type="float">
            <text:p/>
          </table:table-cell>
          <table:table-cell table:formula="of:=CONCATENATE(&quot;assign rom[&quot;;[.C81];&quot;] = &quot;;[.$B$2];&quot;'d&quot;;[.D81];&quot;;&quot;)" office:value-type="string" office:string-value="assign rom[80] = 18'd3277;" calcext:value-type="string">
            <text:p>assign rom[80] = 18'd3277;</text:p>
          </table:table-cell>
        </table:table-row>
        <table:table-row table:style-name="ro1">
          <table:table-cell table:number-columns-repeated="2"/>
          <table:table-cell table:formula="of:=[.C81]+1" office:value-type="float" office:value="81" calcext:value-type="float">
            <text:p/>
          </table:table-cell>
          <table:table-cell table:formula="of:=MIN(ROUND(2^[.$B$2]/[.C82]);2^[.$B$2]-1)" office:value-type="float" office:value="3236" calcext:value-type="float">
            <text:p/>
          </table:table-cell>
          <table:table-cell table:formula="of:=1/[.C82]" office:value-type="float" office:value="0.0123456790123457" calcext:value-type="float">
            <text:p/>
          </table:table-cell>
          <table:table-cell table:formula="of:=[.D82]/2^[.$B$2]" office:value-type="float" office:value="0.0123443603515625" calcext:value-type="float">
            <text:p/>
          </table:table-cell>
          <table:table-cell table:formula="of:=ABS([.F82]-[.E82])/[.E82]*100" office:value-type="float" office:value="0.0106811523437444" calcext:value-type="float">
            <text:p/>
          </table:table-cell>
          <table:table-cell table:formula="of:=FLOOR([.$A$4]/[.C82];1)" office:value-type="float" office:value="166" calcext:value-type="float">
            <text:p/>
          </table:table-cell>
          <table:table-cell table:formula="of:=FLOOR(FLOOR([.$A$4]*[.D82];1)/2^[.$B$2];1)" office:value-type="float" office:value="166" calcext:value-type="float">
            <text:p/>
          </table:table-cell>
          <table:table-cell table:formula="of:=ABS([.H82]-[.I82])" office:value-type="float" office:value="0" calcext:value-type="float">
            <text:p/>
          </table:table-cell>
          <table:table-cell table:formula="of:=CONCATENATE(&quot;assign rom[&quot;;[.C82];&quot;] = &quot;;[.$B$2];&quot;'d&quot;;[.D82];&quot;;&quot;)" office:value-type="string" office:string-value="assign rom[81] = 18'd3236;" calcext:value-type="string">
            <text:p>assign rom[81] = 18'd3236;</text:p>
          </table:table-cell>
        </table:table-row>
        <table:table-row table:style-name="ro1">
          <table:table-cell table:number-columns-repeated="2"/>
          <table:table-cell table:formula="of:=[.C82]+1" office:value-type="float" office:value="82" calcext:value-type="float">
            <text:p/>
          </table:table-cell>
          <table:table-cell table:formula="of:=MIN(ROUND(2^[.$B$2]/[.C83]);2^[.$B$2]-1)" office:value-type="float" office:value="3197" calcext:value-type="float">
            <text:p/>
          </table:table-cell>
          <table:table-cell table:formula="of:=1/[.C83]" office:value-type="float" office:value="0.0121951219512195" calcext:value-type="float">
            <text:p/>
          </table:table-cell>
          <table:table-cell table:formula="of:=[.D83]/2^[.$B$2]" office:value-type="float" office:value="0.0121955871582031" calcext:value-type="float">
            <text:p/>
          </table:table-cell>
          <table:table-cell table:formula="of:=ABS([.F83]-[.E83])/[.E83]*100" office:value-type="float" office:value="0.00381469726562153" calcext:value-type="float">
            <text:p/>
          </table:table-cell>
          <table:table-cell table:formula="of:=FLOOR([.$A$4]/[.C83];1)" office:value-type="float" office:value="164" calcext:value-type="float">
            <text:p/>
          </table:table-cell>
          <table:table-cell table:formula="of:=FLOOR(FLOOR([.$A$4]*[.D83];1)/2^[.$B$2];1)" office:value-type="float" office:value="164" calcext:value-type="float">
            <text:p/>
          </table:table-cell>
          <table:table-cell table:formula="of:=ABS([.H83]-[.I83])" office:value-type="float" office:value="0" calcext:value-type="float">
            <text:p/>
          </table:table-cell>
          <table:table-cell table:formula="of:=CONCATENATE(&quot;assign rom[&quot;;[.C83];&quot;] = &quot;;[.$B$2];&quot;'d&quot;;[.D83];&quot;;&quot;)" office:value-type="string" office:string-value="assign rom[82] = 18'd3197;" calcext:value-type="string">
            <text:p>assign rom[82] = 18'd3197;</text:p>
          </table:table-cell>
        </table:table-row>
        <table:table-row table:style-name="ro1">
          <table:table-cell table:number-columns-repeated="2"/>
          <table:table-cell table:formula="of:=[.C83]+1" office:value-type="float" office:value="83" calcext:value-type="float">
            <text:p/>
          </table:table-cell>
          <table:table-cell table:formula="of:=MIN(ROUND(2^[.$B$2]/[.C84]);2^[.$B$2]-1)" office:value-type="float" office:value="3158" calcext:value-type="float">
            <text:p/>
          </table:table-cell>
          <table:table-cell table:formula="of:=1/[.C84]" office:value-type="float" office:value="0.0120481927710843" calcext:value-type="float">
            <text:p/>
          </table:table-cell>
          <table:table-cell table:formula="of:=[.D84]/2^[.$B$2]" office:value-type="float" office:value="0.0120468139648438" calcext:value-type="float">
            <text:p/>
          </table:table-cell>
          <table:table-cell table:formula="of:=ABS([.F84]-[.E84])/[.E84]*100" office:value-type="float" office:value="0.0114440917968802" calcext:value-type="float">
            <text:p/>
          </table:table-cell>
          <table:table-cell table:formula="of:=FLOOR([.$A$4]/[.C84];1)" office:value-type="float" office:value="162" calcext:value-type="float">
            <text:p/>
          </table:table-cell>
          <table:table-cell table:formula="of:=FLOOR(FLOOR([.$A$4]*[.D84];1)/2^[.$B$2];1)" office:value-type="float" office:value="162" calcext:value-type="float">
            <text:p/>
          </table:table-cell>
          <table:table-cell table:formula="of:=ABS([.H84]-[.I84])" office:value-type="float" office:value="0" calcext:value-type="float">
            <text:p/>
          </table:table-cell>
          <table:table-cell table:formula="of:=CONCATENATE(&quot;assign rom[&quot;;[.C84];&quot;] = &quot;;[.$B$2];&quot;'d&quot;;[.D84];&quot;;&quot;)" office:value-type="string" office:string-value="assign rom[83] = 18'd3158;" calcext:value-type="string">
            <text:p>assign rom[83] = 18'd3158;</text:p>
          </table:table-cell>
        </table:table-row>
        <table:table-row table:style-name="ro1">
          <table:table-cell table:number-columns-repeated="2"/>
          <table:table-cell table:formula="of:=[.C84]+1" office:value-type="float" office:value="84" calcext:value-type="float">
            <text:p/>
          </table:table-cell>
          <table:table-cell table:formula="of:=MIN(ROUND(2^[.$B$2]/[.C85]);2^[.$B$2]-1)" office:value-type="float" office:value="3121" calcext:value-type="float">
            <text:p/>
          </table:table-cell>
          <table:table-cell table:formula="of:=1/[.C85]" office:value-type="float" office:value="0.0119047619047619" calcext:value-type="float">
            <text:p/>
          </table:table-cell>
          <table:table-cell table:formula="of:=[.D85]/2^[.$B$2]" office:value-type="float" office:value="0.0119056701660156" calcext:value-type="float">
            <text:p/>
          </table:table-cell>
          <table:table-cell table:formula="of:=ABS([.F85]-[.E85])/[.E85]*100" office:value-type="float" office:value="0.00762939453125555" calcext:value-type="float">
            <text:p/>
          </table:table-cell>
          <table:table-cell table:formula="of:=FLOOR([.$A$4]/[.C85];1)" office:value-type="float" office:value="160" calcext:value-type="float">
            <text:p/>
          </table:table-cell>
          <table:table-cell table:formula="of:=FLOOR(FLOOR([.$A$4]*[.D85];1)/2^[.$B$2];1)" office:value-type="float" office:value="160" calcext:value-type="float">
            <text:p/>
          </table:table-cell>
          <table:table-cell table:formula="of:=ABS([.H85]-[.I85])" office:value-type="float" office:value="0" calcext:value-type="float">
            <text:p/>
          </table:table-cell>
          <table:table-cell table:formula="of:=CONCATENATE(&quot;assign rom[&quot;;[.C85];&quot;] = &quot;;[.$B$2];&quot;'d&quot;;[.D85];&quot;;&quot;)" office:value-type="string" office:string-value="assign rom[84] = 18'd3121;" calcext:value-type="string">
            <text:p>assign rom[84] = 18'd3121;</text:p>
          </table:table-cell>
        </table:table-row>
        <table:table-row table:style-name="ro1">
          <table:table-cell table:number-columns-repeated="2"/>
          <table:table-cell table:formula="of:=[.C85]+1" office:value-type="float" office:value="85" calcext:value-type="float">
            <text:p/>
          </table:table-cell>
          <table:table-cell table:formula="of:=MIN(ROUND(2^[.$B$2]/[.C86]);2^[.$B$2]-1)" office:value-type="float" office:value="3084" calcext:value-type="float">
            <text:p/>
          </table:table-cell>
          <table:table-cell table:formula="of:=1/[.C86]" office:value-type="float" office:value="0.0117647058823529" calcext:value-type="float">
            <text:p/>
          </table:table-cell>
          <table:table-cell table:formula="of:=[.D86]/2^[.$B$2]" office:value-type="float" office:value="0.0117645263671875" calcext:value-type="float">
            <text:p/>
          </table:table-cell>
          <table:table-cell table:formula="of:=ABS([.F86]-[.E86])/[.E86]*100" office:value-type="float" office:value="0.00152587890624861" calcext:value-type="float">
            <text:p/>
          </table:table-cell>
          <table:table-cell table:formula="of:=FLOOR([.$A$4]/[.C86];1)" office:value-type="float" office:value="158" calcext:value-type="float">
            <text:p/>
          </table:table-cell>
          <table:table-cell table:formula="of:=FLOOR(FLOOR([.$A$4]*[.D86];1)/2^[.$B$2];1)" office:value-type="float" office:value="158" calcext:value-type="float">
            <text:p/>
          </table:table-cell>
          <table:table-cell table:formula="of:=ABS([.H86]-[.I86])" office:value-type="float" office:value="0" calcext:value-type="float">
            <text:p/>
          </table:table-cell>
          <table:table-cell table:formula="of:=CONCATENATE(&quot;assign rom[&quot;;[.C86];&quot;] = &quot;;[.$B$2];&quot;'d&quot;;[.D86];&quot;;&quot;)" office:value-type="string" office:string-value="assign rom[85] = 18'd3084;" calcext:value-type="string">
            <text:p>assign rom[85] = 18'd3084;</text:p>
          </table:table-cell>
        </table:table-row>
        <table:table-row table:style-name="ro1">
          <table:table-cell table:number-columns-repeated="2"/>
          <table:table-cell table:formula="of:=[.C86]+1" office:value-type="float" office:value="86" calcext:value-type="float">
            <text:p/>
          </table:table-cell>
          <table:table-cell table:formula="of:=MIN(ROUND(2^[.$B$2]/[.C87]);2^[.$B$2]-1)" office:value-type="float" office:value="3048" calcext:value-type="float">
            <text:p/>
          </table:table-cell>
          <table:table-cell table:formula="of:=1/[.C87]" office:value-type="float" office:value="0.0116279069767442" calcext:value-type="float">
            <text:p/>
          </table:table-cell>
          <table:table-cell table:formula="of:=[.D87]/2^[.$B$2]" office:value-type="float" office:value="0.011627197265625" calcext:value-type="float">
            <text:p/>
          </table:table-cell>
          <table:table-cell table:formula="of:=ABS([.F87]-[.E87])/[.E87]*100" office:value-type="float" office:value="0.00610351562499861" calcext:value-type="float">
            <text:p/>
          </table:table-cell>
          <table:table-cell table:formula="of:=FLOOR([.$A$4]/[.C87];1)" office:value-type="float" office:value="156" calcext:value-type="float">
            <text:p/>
          </table:table-cell>
          <table:table-cell table:formula="of:=FLOOR(FLOOR([.$A$4]*[.D87];1)/2^[.$B$2];1)" office:value-type="float" office:value="156" calcext:value-type="float">
            <text:p/>
          </table:table-cell>
          <table:table-cell table:formula="of:=ABS([.H87]-[.I87])" office:value-type="float" office:value="0" calcext:value-type="float">
            <text:p/>
          </table:table-cell>
          <table:table-cell table:formula="of:=CONCATENATE(&quot;assign rom[&quot;;[.C87];&quot;] = &quot;;[.$B$2];&quot;'d&quot;;[.D87];&quot;;&quot;)" office:value-type="string" office:string-value="assign rom[86] = 18'd3048;" calcext:value-type="string">
            <text:p>assign rom[86] = 18'd3048;</text:p>
          </table:table-cell>
        </table:table-row>
        <table:table-row table:style-name="ro1">
          <table:table-cell table:number-columns-repeated="2"/>
          <table:table-cell table:formula="of:=[.C87]+1" office:value-type="float" office:value="87" calcext:value-type="float">
            <text:p/>
          </table:table-cell>
          <table:table-cell table:formula="of:=MIN(ROUND(2^[.$B$2]/[.C88]);2^[.$B$2]-1)" office:value-type="float" office:value="3013" calcext:value-type="float">
            <text:p/>
          </table:table-cell>
          <table:table-cell table:formula="of:=1/[.C88]" office:value-type="float" office:value="0.0114942528735632" calcext:value-type="float">
            <text:p/>
          </table:table-cell>
          <table:table-cell table:formula="of:=[.D88]/2^[.$B$2]" office:value-type="float" office:value="0.0114936828613281" calcext:value-type="float">
            <text:p/>
          </table:table-cell>
          <table:table-cell table:formula="of:=ABS([.F88]-[.E88])/[.E88]*100" office:value-type="float" office:value="0.00495910644531111" calcext:value-type="float">
            <text:p/>
          </table:table-cell>
          <table:table-cell table:formula="of:=FLOOR([.$A$4]/[.C88];1)" office:value-type="float" office:value="154" calcext:value-type="float">
            <text:p/>
          </table:table-cell>
          <table:table-cell table:formula="of:=FLOOR(FLOOR([.$A$4]*[.D88];1)/2^[.$B$2];1)" office:value-type="float" office:value="154" calcext:value-type="float">
            <text:p/>
          </table:table-cell>
          <table:table-cell table:formula="of:=ABS([.H88]-[.I88])" office:value-type="float" office:value="0" calcext:value-type="float">
            <text:p/>
          </table:table-cell>
          <table:table-cell table:formula="of:=CONCATENATE(&quot;assign rom[&quot;;[.C88];&quot;] = &quot;;[.$B$2];&quot;'d&quot;;[.D88];&quot;;&quot;)" office:value-type="string" office:string-value="assign rom[87] = 18'd3013;" calcext:value-type="string">
            <text:p>assign rom[87] = 18'd3013;</text:p>
          </table:table-cell>
        </table:table-row>
        <table:table-row table:style-name="ro1">
          <table:table-cell table:number-columns-repeated="2"/>
          <table:table-cell table:formula="of:=[.C88]+1" office:value-type="float" office:value="88" calcext:value-type="float">
            <text:p/>
          </table:table-cell>
          <table:table-cell table:formula="of:=MIN(ROUND(2^[.$B$2]/[.C89]);2^[.$B$2]-1)" office:value-type="float" office:value="2979" calcext:value-type="float">
            <text:p/>
          </table:table-cell>
          <table:table-cell table:formula="of:=1/[.C89]" office:value-type="float" office:value="0.0113636363636364" calcext:value-type="float">
            <text:p/>
          </table:table-cell>
          <table:table-cell table:formula="of:=[.D89]/2^[.$B$2]" office:value-type="float" office:value="0.0113639831542969" calcext:value-type="float">
            <text:p/>
          </table:table-cell>
          <table:table-cell table:formula="of:=ABS([.F89]-[.E89])/[.E89]*100" office:value-type="float" office:value="0.00305175781249722" calcext:value-type="float">
            <text:p/>
          </table:table-cell>
          <table:table-cell table:formula="of:=FLOOR([.$A$4]/[.C89];1)" office:value-type="float" office:value="152" calcext:value-type="float">
            <text:p/>
          </table:table-cell>
          <table:table-cell table:formula="of:=FLOOR(FLOOR([.$A$4]*[.D89];1)/2^[.$B$2];1)" office:value-type="float" office:value="152" calcext:value-type="float">
            <text:p/>
          </table:table-cell>
          <table:table-cell table:formula="of:=ABS([.H89]-[.I89])" office:value-type="float" office:value="0" calcext:value-type="float">
            <text:p/>
          </table:table-cell>
          <table:table-cell table:formula="of:=CONCATENATE(&quot;assign rom[&quot;;[.C89];&quot;] = &quot;;[.$B$2];&quot;'d&quot;;[.D89];&quot;;&quot;)" office:value-type="string" office:string-value="assign rom[88] = 18'd2979;" calcext:value-type="string">
            <text:p>assign rom[88] = 18'd2979;</text:p>
          </table:table-cell>
        </table:table-row>
        <table:table-row table:style-name="ro1">
          <table:table-cell table:number-columns-repeated="2"/>
          <table:table-cell table:formula="of:=[.C89]+1" office:value-type="float" office:value="89" calcext:value-type="float">
            <text:p/>
          </table:table-cell>
          <table:table-cell table:formula="of:=MIN(ROUND(2^[.$B$2]/[.C90]);2^[.$B$2]-1)" office:value-type="float" office:value="2945" calcext:value-type="float">
            <text:p/>
          </table:table-cell>
          <table:table-cell table:formula="of:=1/[.C90]" office:value-type="float" office:value="0.0112359550561798" calcext:value-type="float">
            <text:p/>
          </table:table-cell>
          <table:table-cell table:formula="of:=[.D90]/2^[.$B$2]" office:value-type="float" office:value="0.0112342834472656" calcext:value-type="float">
            <text:p/>
          </table:table-cell>
          <table:table-cell table:formula="of:=ABS([.F90]-[.E90])/[.E90]*100" office:value-type="float" office:value="0.0148773193359347" calcext:value-type="float">
            <text:p/>
          </table:table-cell>
          <table:table-cell table:formula="of:=FLOOR([.$A$4]/[.C90];1)" office:value-type="float" office:value="151" calcext:value-type="float">
            <text:p/>
          </table:table-cell>
          <table:table-cell table:formula="of:=FLOOR(FLOOR([.$A$4]*[.D90];1)/2^[.$B$2];1)" office:value-type="float" office:value="151" calcext:value-type="float">
            <text:p/>
          </table:table-cell>
          <table:table-cell table:formula="of:=ABS([.H90]-[.I90])" office:value-type="float" office:value="0" calcext:value-type="float">
            <text:p/>
          </table:table-cell>
          <table:table-cell table:formula="of:=CONCATENATE(&quot;assign rom[&quot;;[.C90];&quot;] = &quot;;[.$B$2];&quot;'d&quot;;[.D90];&quot;;&quot;)" office:value-type="string" office:string-value="assign rom[89] = 18'd2945;" calcext:value-type="string">
            <text:p>assign rom[89] = 18'd2945;</text:p>
          </table:table-cell>
        </table:table-row>
        <table:table-row table:style-name="ro1">
          <table:table-cell table:number-columns-repeated="2"/>
          <table:table-cell table:formula="of:=[.C90]+1" office:value-type="float" office:value="90" calcext:value-type="float">
            <text:p/>
          </table:table-cell>
          <table:table-cell table:formula="of:=MIN(ROUND(2^[.$B$2]/[.C91]);2^[.$B$2]-1)" office:value-type="float" office:value="2913" calcext:value-type="float">
            <text:p/>
          </table:table-cell>
          <table:table-cell table:formula="of:=1/[.C91]" office:value-type="float" office:value="0.0111111111111111" calcext:value-type="float">
            <text:p/>
          </table:table-cell>
          <table:table-cell table:formula="of:=[.D91]/2^[.$B$2]" office:value-type="float" office:value="0.0111122131347656" calcext:value-type="float">
            <text:p/>
          </table:table-cell>
          <table:table-cell table:formula="of:=ABS([.F91]-[.E91])/[.E91]*100" office:value-type="float" office:value="0.00991821289062118" calcext:value-type="float">
            <text:p/>
          </table:table-cell>
          <table:table-cell table:formula="of:=FLOOR([.$A$4]/[.C91];1)" office:value-type="float" office:value="149" calcext:value-type="float">
            <text:p/>
          </table:table-cell>
          <table:table-cell table:formula="of:=FLOOR(FLOOR([.$A$4]*[.D91];1)/2^[.$B$2];1)" office:value-type="float" office:value="149" calcext:value-type="float">
            <text:p/>
          </table:table-cell>
          <table:table-cell table:formula="of:=ABS([.H91]-[.I91])" office:value-type="float" office:value="0" calcext:value-type="float">
            <text:p/>
          </table:table-cell>
          <table:table-cell table:formula="of:=CONCATENATE(&quot;assign rom[&quot;;[.C91];&quot;] = &quot;;[.$B$2];&quot;'d&quot;;[.D91];&quot;;&quot;)" office:value-type="string" office:string-value="assign rom[90] = 18'd2913;" calcext:value-type="string">
            <text:p>assign rom[90] = 18'd2913;</text:p>
          </table:table-cell>
        </table:table-row>
        <table:table-row table:style-name="ro1">
          <table:table-cell table:number-columns-repeated="2"/>
          <table:table-cell table:formula="of:=[.C91]+1" office:value-type="float" office:value="91" calcext:value-type="float">
            <text:p/>
          </table:table-cell>
          <table:table-cell table:formula="of:=MIN(ROUND(2^[.$B$2]/[.C92]);2^[.$B$2]-1)" office:value-type="float" office:value="2881" calcext:value-type="float">
            <text:p/>
          </table:table-cell>
          <table:table-cell table:formula="of:=1/[.C92]" office:value-type="float" office:value="0.010989010989011" calcext:value-type="float">
            <text:p/>
          </table:table-cell>
          <table:table-cell table:formula="of:=[.D92]/2^[.$B$2]" office:value-type="float" office:value="0.0109901428222656" calcext:value-type="float">
            <text:p/>
          </table:table-cell>
          <table:table-cell table:formula="of:=ABS([.F92]-[.E92])/[.E92]*100" office:value-type="float" office:value="0.0102996826171797" calcext:value-type="float">
            <text:p/>
          </table:table-cell>
          <table:table-cell table:formula="of:=FLOOR([.$A$4]/[.C92];1)" office:value-type="float" office:value="147" calcext:value-type="float">
            <text:p/>
          </table:table-cell>
          <table:table-cell table:formula="of:=FLOOR(FLOOR([.$A$4]*[.D92];1)/2^[.$B$2];1)" office:value-type="float" office:value="147" calcext:value-type="float">
            <text:p/>
          </table:table-cell>
          <table:table-cell table:formula="of:=ABS([.H92]-[.I92])" office:value-type="float" office:value="0" calcext:value-type="float">
            <text:p/>
          </table:table-cell>
          <table:table-cell table:formula="of:=CONCATENATE(&quot;assign rom[&quot;;[.C92];&quot;] = &quot;;[.$B$2];&quot;'d&quot;;[.D92];&quot;;&quot;)" office:value-type="string" office:string-value="assign rom[91] = 18'd2881;" calcext:value-type="string">
            <text:p>assign rom[91] = 18'd2881;</text:p>
          </table:table-cell>
        </table:table-row>
        <table:table-row table:style-name="ro1">
          <table:table-cell table:number-columns-repeated="2"/>
          <table:table-cell table:formula="of:=[.C92]+1" office:value-type="float" office:value="92" calcext:value-type="float">
            <text:p/>
          </table:table-cell>
          <table:table-cell table:formula="of:=MIN(ROUND(2^[.$B$2]/[.C93]);2^[.$B$2]-1)" office:value-type="float" office:value="2849" calcext:value-type="float">
            <text:p/>
          </table:table-cell>
          <table:table-cell table:formula="of:=1/[.C93]" office:value-type="float" office:value="0.0108695652173913" calcext:value-type="float">
            <text:p/>
          </table:table-cell>
          <table:table-cell table:formula="of:=[.D93]/2^[.$B$2]" office:value-type="float" office:value="0.0108680725097656" calcext:value-type="float">
            <text:p/>
          </table:table-cell>
          <table:table-cell table:formula="of:=ABS([.F93]-[.E93])/[.E93]*100" office:value-type="float" office:value="0.0137329101562472" calcext:value-type="float">
            <text:p/>
          </table:table-cell>
          <table:table-cell table:formula="of:=FLOOR([.$A$4]/[.C93];1)" office:value-type="float" office:value="146" calcext:value-type="float">
            <text:p/>
          </table:table-cell>
          <table:table-cell table:formula="of:=FLOOR(FLOOR([.$A$4]*[.D93];1)/2^[.$B$2];1)" office:value-type="float" office:value="146" calcext:value-type="float">
            <text:p/>
          </table:table-cell>
          <table:table-cell table:formula="of:=ABS([.H93]-[.I93])" office:value-type="float" office:value="0" calcext:value-type="float">
            <text:p/>
          </table:table-cell>
          <table:table-cell table:formula="of:=CONCATENATE(&quot;assign rom[&quot;;[.C93];&quot;] = &quot;;[.$B$2];&quot;'d&quot;;[.D93];&quot;;&quot;)" office:value-type="string" office:string-value="assign rom[92] = 18'd2849;" calcext:value-type="string">
            <text:p>assign rom[92] = 18'd2849;</text:p>
          </table:table-cell>
        </table:table-row>
        <table:table-row table:style-name="ro1">
          <table:table-cell table:number-columns-repeated="2"/>
          <table:table-cell table:formula="of:=[.C93]+1" office:value-type="float" office:value="93" calcext:value-type="float">
            <text:p/>
          </table:table-cell>
          <table:table-cell table:formula="of:=MIN(ROUND(2^[.$B$2]/[.C94]);2^[.$B$2]-1)" office:value-type="float" office:value="2819" calcext:value-type="float">
            <text:p/>
          </table:table-cell>
          <table:table-cell table:formula="of:=1/[.C94]" office:value-type="float" office:value="0.010752688172043" calcext:value-type="float">
            <text:p/>
          </table:table-cell>
          <table:table-cell table:formula="of:=[.D94]/2^[.$B$2]" office:value-type="float" office:value="0.0107536315917969" calcext:value-type="float">
            <text:p/>
          </table:table-cell>
          <table:table-cell table:formula="of:=ABS([.F94]-[.E94])/[.E94]*100" office:value-type="float" office:value="0.00877380371092952" calcext:value-type="float">
            <text:p/>
          </table:table-cell>
          <table:table-cell table:formula="of:=FLOOR([.$A$4]/[.C94];1)" office:value-type="float" office:value="144" calcext:value-type="float">
            <text:p/>
          </table:table-cell>
          <table:table-cell table:formula="of:=FLOOR(FLOOR([.$A$4]*[.D94];1)/2^[.$B$2];1)" office:value-type="float" office:value="144" calcext:value-type="float">
            <text:p/>
          </table:table-cell>
          <table:table-cell table:formula="of:=ABS([.H94]-[.I94])" office:value-type="float" office:value="0" calcext:value-type="float">
            <text:p/>
          </table:table-cell>
          <table:table-cell table:formula="of:=CONCATENATE(&quot;assign rom[&quot;;[.C94];&quot;] = &quot;;[.$B$2];&quot;'d&quot;;[.D94];&quot;;&quot;)" office:value-type="string" office:string-value="assign rom[93] = 18'd2819;" calcext:value-type="string">
            <text:p>assign rom[93] = 18'd2819;</text:p>
          </table:table-cell>
        </table:table-row>
        <table:table-row table:style-name="ro1">
          <table:table-cell table:number-columns-repeated="2"/>
          <table:table-cell table:formula="of:=[.C94]+1" office:value-type="float" office:value="94" calcext:value-type="float">
            <text:p/>
          </table:table-cell>
          <table:table-cell table:formula="of:=MIN(ROUND(2^[.$B$2]/[.C95]);2^[.$B$2]-1)" office:value-type="float" office:value="2789" calcext:value-type="float">
            <text:p/>
          </table:table-cell>
          <table:table-cell table:formula="of:=1/[.C95]" office:value-type="float" office:value="0.0106382978723404" calcext:value-type="float">
            <text:p/>
          </table:table-cell>
          <table:table-cell table:formula="of:=[.D95]/2^[.$B$2]" office:value-type="float" office:value="0.0106391906738281" calcext:value-type="float">
            <text:p/>
          </table:table-cell>
          <table:table-cell table:formula="of:=ABS([.F95]-[.E95])/[.E95]*100" office:value-type="float" office:value="0.00839233398437743" calcext:value-type="float">
            <text:p/>
          </table:table-cell>
          <table:table-cell table:formula="of:=FLOOR([.$A$4]/[.C95];1)" office:value-type="float" office:value="143" calcext:value-type="float">
            <text:p/>
          </table:table-cell>
          <table:table-cell table:formula="of:=FLOOR(FLOOR([.$A$4]*[.D95];1)/2^[.$B$2];1)" office:value-type="float" office:value="143" calcext:value-type="float">
            <text:p/>
          </table:table-cell>
          <table:table-cell table:formula="of:=ABS([.H95]-[.I95])" office:value-type="float" office:value="0" calcext:value-type="float">
            <text:p/>
          </table:table-cell>
          <table:table-cell table:formula="of:=CONCATENATE(&quot;assign rom[&quot;;[.C95];&quot;] = &quot;;[.$B$2];&quot;'d&quot;;[.D95];&quot;;&quot;)" office:value-type="string" office:string-value="assign rom[94] = 18'd2789;" calcext:value-type="string">
            <text:p>assign rom[94] = 18'd2789;</text:p>
          </table:table-cell>
        </table:table-row>
        <table:table-row table:style-name="ro1">
          <table:table-cell table:number-columns-repeated="2"/>
          <table:table-cell table:formula="of:=[.C95]+1" office:value-type="float" office:value="95" calcext:value-type="float">
            <text:p/>
          </table:table-cell>
          <table:table-cell table:formula="of:=MIN(ROUND(2^[.$B$2]/[.C96]);2^[.$B$2]-1)" office:value-type="float" office:value="2759" calcext:value-type="float">
            <text:p/>
          </table:table-cell>
          <table:table-cell table:formula="of:=1/[.C96]" office:value-type="float" office:value="0.0105263157894737" calcext:value-type="float">
            <text:p/>
          </table:table-cell>
          <table:table-cell table:formula="of:=[.D96]/2^[.$B$2]" office:value-type="float" office:value="0.0105247497558594" calcext:value-type="float">
            <text:p/>
          </table:table-cell>
          <table:table-cell table:formula="of:=ABS([.F96]-[.E96])/[.E96]*100" office:value-type="float" office:value="0.0148773193359352" calcext:value-type="float">
            <text:p/>
          </table:table-cell>
          <table:table-cell table:formula="of:=FLOOR([.$A$4]/[.C96];1)" office:value-type="float" office:value="141" calcext:value-type="float">
            <text:p/>
          </table:table-cell>
          <table:table-cell table:formula="of:=FLOOR(FLOOR([.$A$4]*[.D96];1)/2^[.$B$2];1)" office:value-type="float" office:value="141" calcext:value-type="float">
            <text:p/>
          </table:table-cell>
          <table:table-cell table:formula="of:=ABS([.H96]-[.I96])" office:value-type="float" office:value="0" calcext:value-type="float">
            <text:p/>
          </table:table-cell>
          <table:table-cell table:formula="of:=CONCATENATE(&quot;assign rom[&quot;;[.C96];&quot;] = &quot;;[.$B$2];&quot;'d&quot;;[.D96];&quot;;&quot;)" office:value-type="string" office:string-value="assign rom[95] = 18'd2759;" calcext:value-type="string">
            <text:p>assign rom[95] = 18'd2759;</text:p>
          </table:table-cell>
        </table:table-row>
        <table:table-row table:style-name="ro1">
          <table:table-cell table:number-columns-repeated="2"/>
          <table:table-cell table:formula="of:=[.C96]+1" office:value-type="float" office:value="96" calcext:value-type="float">
            <text:p/>
          </table:table-cell>
          <table:table-cell table:formula="of:=MIN(ROUND(2^[.$B$2]/[.C97]);2^[.$B$2]-1)" office:value-type="float" office:value="2731" calcext:value-type="float">
            <text:p/>
          </table:table-cell>
          <table:table-cell table:formula="of:=1/[.C97]" office:value-type="float" office:value="0.0104166666666667" calcext:value-type="float">
            <text:p/>
          </table:table-cell>
          <table:table-cell table:formula="of:=[.D97]/2^[.$B$2]" office:value-type="float" office:value="0.0104179382324219" calcext:value-type="float">
            <text:p/>
          </table:table-cell>
          <table:table-cell table:formula="of:=ABS([.F97]-[.E97])/[.E97]*100" office:value-type="float" office:value="0.0122070312500056" calcext:value-type="float">
            <text:p/>
          </table:table-cell>
          <table:table-cell table:formula="of:=FLOOR([.$A$4]/[.C97];1)" office:value-type="float" office:value="140" calcext:value-type="float">
            <text:p/>
          </table:table-cell>
          <table:table-cell table:formula="of:=FLOOR(FLOOR([.$A$4]*[.D97];1)/2^[.$B$2];1)" office:value-type="float" office:value="140" calcext:value-type="float">
            <text:p/>
          </table:table-cell>
          <table:table-cell table:formula="of:=ABS([.H97]-[.I97])" office:value-type="float" office:value="0" calcext:value-type="float">
            <text:p/>
          </table:table-cell>
          <table:table-cell table:formula="of:=CONCATENATE(&quot;assign rom[&quot;;[.C97];&quot;] = &quot;;[.$B$2];&quot;'d&quot;;[.D97];&quot;;&quot;)" office:value-type="string" office:string-value="assign rom[96] = 18'd2731;" calcext:value-type="string">
            <text:p>assign rom[96] = 18'd2731;</text:p>
          </table:table-cell>
        </table:table-row>
        <table:table-row table:style-name="ro1">
          <table:table-cell table:number-columns-repeated="2"/>
          <table:table-cell table:formula="of:=[.C97]+1" office:value-type="float" office:value="97" calcext:value-type="float">
            <text:p/>
          </table:table-cell>
          <table:table-cell table:formula="of:=MIN(ROUND(2^[.$B$2]/[.C98]);2^[.$B$2]-1)" office:value-type="float" office:value="2703" calcext:value-type="float">
            <text:p/>
          </table:table-cell>
          <table:table-cell table:formula="of:=1/[.C98]" office:value-type="float" office:value="0.0103092783505155" calcext:value-type="float">
            <text:p/>
          </table:table-cell>
          <table:table-cell table:formula="of:=[.D98]/2^[.$B$2]" office:value-type="float" office:value="0.0103111267089844" calcext:value-type="float">
            <text:p/>
          </table:table-cell>
          <table:table-cell table:formula="of:=ABS([.F98]-[.E98])/[.E98]*100" office:value-type="float" office:value="0.0179290771484394" calcext:value-type="float">
            <text:p/>
          </table:table-cell>
          <table:table-cell table:formula="of:=FLOOR([.$A$4]/[.C98];1)" office:value-type="float" office:value="138" calcext:value-type="float">
            <text:p/>
          </table:table-cell>
          <table:table-cell table:formula="of:=FLOOR(FLOOR([.$A$4]*[.D98];1)/2^[.$B$2];1)" office:value-type="float" office:value="138" calcext:value-type="float">
            <text:p/>
          </table:table-cell>
          <table:table-cell table:formula="of:=ABS([.H98]-[.I98])" office:value-type="float" office:value="0" calcext:value-type="float">
            <text:p/>
          </table:table-cell>
          <table:table-cell table:formula="of:=CONCATENATE(&quot;assign rom[&quot;;[.C98];&quot;] = &quot;;[.$B$2];&quot;'d&quot;;[.D98];&quot;;&quot;)" office:value-type="string" office:string-value="assign rom[97] = 18'd2703;" calcext:value-type="string">
            <text:p>assign rom[97] = 18'd2703;</text:p>
          </table:table-cell>
        </table:table-row>
        <table:table-row table:style-name="ro1">
          <table:table-cell table:number-columns-repeated="2"/>
          <table:table-cell table:formula="of:=[.C98]+1" office:value-type="float" office:value="98" calcext:value-type="float">
            <text:p/>
          </table:table-cell>
          <table:table-cell table:formula="of:=MIN(ROUND(2^[.$B$2]/[.C99]);2^[.$B$2]-1)" office:value-type="float" office:value="2675" calcext:value-type="float">
            <text:p/>
          </table:table-cell>
          <table:table-cell table:formula="of:=1/[.C99]" office:value-type="float" office:value="0.0102040816326531" calcext:value-type="float">
            <text:p/>
          </table:table-cell>
          <table:table-cell table:formula="of:=[.D99]/2^[.$B$2]" office:value-type="float" office:value="0.0102043151855469" calcext:value-type="float">
            <text:p/>
          </table:table-cell>
          <table:table-cell table:formula="of:=ABS([.F99]-[.E99])/[.E99]*100" office:value-type="float" office:value="0.00228881835938298" calcext:value-type="float">
            <text:p/>
          </table:table-cell>
          <table:table-cell table:formula="of:=FLOOR([.$A$4]/[.C99];1)" office:value-type="float" office:value="137" calcext:value-type="float">
            <text:p/>
          </table:table-cell>
          <table:table-cell table:formula="of:=FLOOR(FLOOR([.$A$4]*[.D99];1)/2^[.$B$2];1)" office:value-type="float" office:value="137" calcext:value-type="float">
            <text:p/>
          </table:table-cell>
          <table:table-cell table:formula="of:=ABS([.H99]-[.I99])" office:value-type="float" office:value="0" calcext:value-type="float">
            <text:p/>
          </table:table-cell>
          <table:table-cell table:formula="of:=CONCATENATE(&quot;assign rom[&quot;;[.C99];&quot;] = &quot;;[.$B$2];&quot;'d&quot;;[.D99];&quot;;&quot;)" office:value-type="string" office:string-value="assign rom[98] = 18'd2675;" calcext:value-type="string">
            <text:p>assign rom[98] = 18'd2675;</text:p>
          </table:table-cell>
        </table:table-row>
        <table:table-row table:style-name="ro1">
          <table:table-cell table:number-columns-repeated="2"/>
          <table:table-cell table:formula="of:=[.C99]+1" office:value-type="float" office:value="99" calcext:value-type="float">
            <text:p/>
          </table:table-cell>
          <table:table-cell table:formula="of:=MIN(ROUND(2^[.$B$2]/[.C100]);2^[.$B$2]-1)" office:value-type="float" office:value="2648" calcext:value-type="float">
            <text:p/>
          </table:table-cell>
          <table:table-cell table:formula="of:=1/[.C100]" office:value-type="float" office:value="0.0101010101010101" calcext:value-type="float">
            <text:p/>
          </table:table-cell>
          <table:table-cell table:formula="of:=[.D100]/2^[.$B$2]" office:value-type="float" office:value="0.010101318359375" calcext:value-type="float">
            <text:p/>
          </table:table-cell>
          <table:table-cell table:formula="of:=ABS([.F100]-[.E100])/[.E100]*100" office:value-type="float" office:value="0.0030517578124915" calcext:value-type="float">
            <text:p/>
          </table:table-cell>
          <table:table-cell table:formula="of:=FLOOR([.$A$4]/[.C100];1)" office:value-type="float" office:value="135" calcext:value-type="float">
            <text:p/>
          </table:table-cell>
          <table:table-cell table:formula="of:=FLOOR(FLOOR([.$A$4]*[.D100];1)/2^[.$B$2];1)" office:value-type="float" office:value="135" calcext:value-type="float">
            <text:p/>
          </table:table-cell>
          <table:table-cell table:formula="of:=ABS([.H100]-[.I100])" office:value-type="float" office:value="0" calcext:value-type="float">
            <text:p/>
          </table:table-cell>
          <table:table-cell table:formula="of:=CONCATENATE(&quot;assign rom[&quot;;[.C100];&quot;] = &quot;;[.$B$2];&quot;'d&quot;;[.D100];&quot;;&quot;)" office:value-type="string" office:string-value="assign rom[99] = 18'd2648;" calcext:value-type="string">
            <text:p>assign rom[99] = 18'd2648;</text:p>
          </table:table-cell>
        </table:table-row>
        <table:table-row table:style-name="ro1">
          <table:table-cell table:number-columns-repeated="2"/>
          <table:table-cell table:formula="of:=[.C100]+1" office:value-type="float" office:value="100" calcext:value-type="float">
            <text:p/>
          </table:table-cell>
          <table:table-cell table:formula="of:=MIN(ROUND(2^[.$B$2]/[.C101]);2^[.$B$2]-1)" office:value-type="float" office:value="2621" calcext:value-type="float">
            <text:p/>
          </table:table-cell>
          <table:table-cell table:formula="of:=1/[.C101]" office:value-type="float" office:value="0.01" calcext:value-type="float">
            <text:p/>
          </table:table-cell>
          <table:table-cell table:formula="of:=[.D101]/2^[.$B$2]" office:value-type="float" office:value="0.00999832153320313" calcext:value-type="float">
            <text:p/>
          </table:table-cell>
          <table:table-cell table:formula="of:=ABS([.F101]-[.E101])/[.E101]*100" office:value-type="float" office:value="0.0167846679687521" calcext:value-type="float">
            <text:p/>
          </table:table-cell>
          <table:table-cell table:formula="of:=FLOOR([.$A$4]/[.C101];1)" office:value-type="float" office:value="134" calcext:value-type="float">
            <text:p/>
          </table:table-cell>
          <table:table-cell table:formula="of:=FLOOR(FLOOR([.$A$4]*[.D101];1)/2^[.$B$2];1)" office:value-type="float" office:value="134" calcext:value-type="float">
            <text:p/>
          </table:table-cell>
          <table:table-cell table:formula="of:=ABS([.H101]-[.I101])" office:value-type="float" office:value="0" calcext:value-type="float">
            <text:p/>
          </table:table-cell>
          <table:table-cell table:formula="of:=CONCATENATE(&quot;assign rom[&quot;;[.C101];&quot;] = &quot;;[.$B$2];&quot;'d&quot;;[.D101];&quot;;&quot;)" office:value-type="string" office:string-value="assign rom[100] = 18'd2621;" calcext:value-type="string">
            <text:p>assign rom[100] = 18'd2621;</text:p>
          </table:table-cell>
        </table:table-row>
        <table:table-row table:style-name="ro1">
          <table:table-cell table:number-columns-repeated="2"/>
          <table:table-cell table:formula="of:=[.C101]+1" office:value-type="float" office:value="101" calcext:value-type="float">
            <text:p/>
          </table:table-cell>
          <table:table-cell table:formula="of:=MIN(ROUND(2^[.$B$2]/[.C102]);2^[.$B$2]-1)" office:value-type="float" office:value="2595" calcext:value-type="float">
            <text:p/>
          </table:table-cell>
          <table:table-cell table:formula="of:=1/[.C102]" office:value-type="float" office:value="0.0099009900990099" calcext:value-type="float">
            <text:p/>
          </table:table-cell>
          <table:table-cell table:formula="of:=[.D102]/2^[.$B$2]" office:value-type="float" office:value="0.00989913940429688" calcext:value-type="float">
            <text:p/>
          </table:table-cell>
          <table:table-cell table:formula="of:=ABS([.F102]-[.E102])/[.E102]*100" office:value-type="float" office:value="0.0186920166015637" calcext:value-type="float">
            <text:p/>
          </table:table-cell>
          <table:table-cell table:formula="of:=FLOOR([.$A$4]/[.C102];1)" office:value-type="float" office:value="133" calcext:value-type="float">
            <text:p/>
          </table:table-cell>
          <table:table-cell table:formula="of:=FLOOR(FLOOR([.$A$4]*[.D102];1)/2^[.$B$2];1)" office:value-type="float" office:value="133" calcext:value-type="float">
            <text:p/>
          </table:table-cell>
          <table:table-cell table:formula="of:=ABS([.H102]-[.I102])" office:value-type="float" office:value="0" calcext:value-type="float">
            <text:p/>
          </table:table-cell>
          <table:table-cell table:formula="of:=CONCATENATE(&quot;assign rom[&quot;;[.C102];&quot;] = &quot;;[.$B$2];&quot;'d&quot;;[.D102];&quot;;&quot;)" office:value-type="string" office:string-value="assign rom[101] = 18'd2595;" calcext:value-type="string">
            <text:p>assign rom[101] = 18'd2595;</text:p>
          </table:table-cell>
        </table:table-row>
        <table:table-row table:style-name="ro1">
          <table:table-cell table:number-columns-repeated="2"/>
          <table:table-cell table:formula="of:=[.C102]+1" office:value-type="float" office:value="102" calcext:value-type="float">
            <text:p/>
          </table:table-cell>
          <table:table-cell table:formula="of:=MIN(ROUND(2^[.$B$2]/[.C103]);2^[.$B$2]-1)" office:value-type="float" office:value="2570" calcext:value-type="float">
            <text:p/>
          </table:table-cell>
          <table:table-cell table:formula="of:=1/[.C103]" office:value-type="float" office:value="0.00980392156862745" calcext:value-type="float">
            <text:p/>
          </table:table-cell>
          <table:table-cell table:formula="of:=[.D103]/2^[.$B$2]" office:value-type="float" office:value="0.00980377197265625" calcext:value-type="float">
            <text:p/>
          </table:table-cell>
          <table:table-cell table:formula="of:=ABS([.F103]-[.E103])/[.E103]*100" office:value-type="float" office:value="0.00152587890624861" calcext:value-type="float">
            <text:p/>
          </table:table-cell>
          <table:table-cell table:formula="of:=FLOOR([.$A$4]/[.C103];1)" office:value-type="float" office:value="131" calcext:value-type="float">
            <text:p/>
          </table:table-cell>
          <table:table-cell table:formula="of:=FLOOR(FLOOR([.$A$4]*[.D103];1)/2^[.$B$2];1)" office:value-type="float" office:value="131" calcext:value-type="float">
            <text:p/>
          </table:table-cell>
          <table:table-cell table:formula="of:=ABS([.H103]-[.I103])" office:value-type="float" office:value="0" calcext:value-type="float">
            <text:p/>
          </table:table-cell>
          <table:table-cell table:formula="of:=CONCATENATE(&quot;assign rom[&quot;;[.C103];&quot;] = &quot;;[.$B$2];&quot;'d&quot;;[.D103];&quot;;&quot;)" office:value-type="string" office:string-value="assign rom[102] = 18'd2570;" calcext:value-type="string">
            <text:p>assign rom[102] = 18'd2570;</text:p>
          </table:table-cell>
        </table:table-row>
        <table:table-row table:style-name="ro1">
          <table:table-cell table:number-columns-repeated="2"/>
          <table:table-cell table:formula="of:=[.C103]+1" office:value-type="float" office:value="103" calcext:value-type="float">
            <text:p/>
          </table:table-cell>
          <table:table-cell table:formula="of:=MIN(ROUND(2^[.$B$2]/[.C104]);2^[.$B$2]-1)" office:value-type="float" office:value="2545" calcext:value-type="float">
            <text:p/>
          </table:table-cell>
          <table:table-cell table:formula="of:=1/[.C104]" office:value-type="float" office:value="0.00970873786407767" calcext:value-type="float">
            <text:p/>
          </table:table-cell>
          <table:table-cell table:formula="of:=[.D104]/2^[.$B$2]" office:value-type="float" office:value="0.00970840454101563" calcext:value-type="float">
            <text:p/>
          </table:table-cell>
          <table:table-cell table:formula="of:=ABS([.F104]-[.E104])/[.E104]*100" office:value-type="float" office:value="0.00343322753905383" calcext:value-type="float">
            <text:p/>
          </table:table-cell>
          <table:table-cell table:formula="of:=FLOOR([.$A$4]/[.C104];1)" office:value-type="float" office:value="130" calcext:value-type="float">
            <text:p/>
          </table:table-cell>
          <table:table-cell table:formula="of:=FLOOR(FLOOR([.$A$4]*[.D104];1)/2^[.$B$2];1)" office:value-type="float" office:value="130" calcext:value-type="float">
            <text:p/>
          </table:table-cell>
          <table:table-cell table:formula="of:=ABS([.H104]-[.I104])" office:value-type="float" office:value="0" calcext:value-type="float">
            <text:p/>
          </table:table-cell>
          <table:table-cell table:formula="of:=CONCATENATE(&quot;assign rom[&quot;;[.C104];&quot;] = &quot;;[.$B$2];&quot;'d&quot;;[.D104];&quot;;&quot;)" office:value-type="string" office:string-value="assign rom[103] = 18'd2545;" calcext:value-type="string">
            <text:p>assign rom[103] = 18'd2545;</text:p>
          </table:table-cell>
        </table:table-row>
        <table:table-row table:style-name="ro1">
          <table:table-cell table:number-columns-repeated="2"/>
          <table:table-cell table:formula="of:=[.C104]+1" office:value-type="float" office:value="104" calcext:value-type="float">
            <text:p/>
          </table:table-cell>
          <table:table-cell table:formula="of:=MIN(ROUND(2^[.$B$2]/[.C105]);2^[.$B$2]-1)" office:value-type="float" office:value="2521" calcext:value-type="float">
            <text:p/>
          </table:table-cell>
          <table:table-cell table:formula="of:=1/[.C105]" office:value-type="float" office:value="0.00961538461538462" calcext:value-type="float">
            <text:p/>
          </table:table-cell>
          <table:table-cell table:formula="of:=[.D105]/2^[.$B$2]" office:value-type="float" office:value="0.00961685180664063" calcext:value-type="float">
            <text:p/>
          </table:table-cell>
          <table:table-cell table:formula="of:=ABS([.F105]-[.E105])/[.E105]*100" office:value-type="float" office:value="0.0152587890624945" calcext:value-type="float">
            <text:p/>
          </table:table-cell>
          <table:table-cell table:formula="of:=FLOOR([.$A$4]/[.C105];1)" office:value-type="float" office:value="129" calcext:value-type="float">
            <text:p/>
          </table:table-cell>
          <table:table-cell table:formula="of:=FLOOR(FLOOR([.$A$4]*[.D105];1)/2^[.$B$2];1)" office:value-type="float" office:value="129" calcext:value-type="float">
            <text:p/>
          </table:table-cell>
          <table:table-cell table:formula="of:=ABS([.H105]-[.I105])" office:value-type="float" office:value="0" calcext:value-type="float">
            <text:p/>
          </table:table-cell>
          <table:table-cell table:formula="of:=CONCATENATE(&quot;assign rom[&quot;;[.C105];&quot;] = &quot;;[.$B$2];&quot;'d&quot;;[.D105];&quot;;&quot;)" office:value-type="string" office:string-value="assign rom[104] = 18'd2521;" calcext:value-type="string">
            <text:p>assign rom[104] = 18'd2521;</text:p>
          </table:table-cell>
        </table:table-row>
        <table:table-row table:style-name="ro1">
          <table:table-cell table:number-columns-repeated="2"/>
          <table:table-cell table:formula="of:=[.C105]+1" office:value-type="float" office:value="105" calcext:value-type="float">
            <text:p/>
          </table:table-cell>
          <table:table-cell table:formula="of:=MIN(ROUND(2^[.$B$2]/[.C106]);2^[.$B$2]-1)" office:value-type="float" office:value="2497" calcext:value-type="float">
            <text:p/>
          </table:table-cell>
          <table:table-cell table:formula="of:=1/[.C106]" office:value-type="float" office:value="0.00952380952380952" calcext:value-type="float">
            <text:p/>
          </table:table-cell>
          <table:table-cell table:formula="of:=[.D106]/2^[.$B$2]" office:value-type="float" office:value="0.00952529907226563" calcext:value-type="float">
            <text:p/>
          </table:table-cell>
          <table:table-cell table:formula="of:=ABS([.F106]-[.E106])/[.E106]*100" office:value-type="float" office:value="0.0156402587890535" calcext:value-type="float">
            <text:p/>
          </table:table-cell>
          <table:table-cell table:formula="of:=FLOOR([.$A$4]/[.C106];1)" office:value-type="float" office:value="128" calcext:value-type="float">
            <text:p/>
          </table:table-cell>
          <table:table-cell table:formula="of:=FLOOR(FLOOR([.$A$4]*[.D106];1)/2^[.$B$2];1)" office:value-type="float" office:value="128" calcext:value-type="float">
            <text:p/>
          </table:table-cell>
          <table:table-cell table:formula="of:=ABS([.H106]-[.I106])" office:value-type="float" office:value="0" calcext:value-type="float">
            <text:p/>
          </table:table-cell>
          <table:table-cell table:formula="of:=CONCATENATE(&quot;assign rom[&quot;;[.C106];&quot;] = &quot;;[.$B$2];&quot;'d&quot;;[.D106];&quot;;&quot;)" office:value-type="string" office:string-value="assign rom[105] = 18'd2497;" calcext:value-type="string">
            <text:p>assign rom[105] = 18'd2497;</text:p>
          </table:table-cell>
        </table:table-row>
        <table:table-row table:style-name="ro1">
          <table:table-cell table:number-columns-repeated="2"/>
          <table:table-cell table:formula="of:=[.C106]+1" office:value-type="float" office:value="106" calcext:value-type="float">
            <text:p/>
          </table:table-cell>
          <table:table-cell table:formula="of:=MIN(ROUND(2^[.$B$2]/[.C107]);2^[.$B$2]-1)" office:value-type="float" office:value="2473" calcext:value-type="float">
            <text:p/>
          </table:table-cell>
          <table:table-cell table:formula="of:=1/[.C107]" office:value-type="float" office:value="0.00943396226415094" calcext:value-type="float">
            <text:p/>
          </table:table-cell>
          <table:table-cell table:formula="of:=[.D107]/2^[.$B$2]" office:value-type="float" office:value="0.00943374633789063" calcext:value-type="float">
            <text:p/>
          </table:table-cell>
          <table:table-cell table:formula="of:=ABS([.F107]-[.E107])/[.E107]*100" office:value-type="float" office:value="0.00228881835937118" calcext:value-type="float">
            <text:p/>
          </table:table-cell>
          <table:table-cell table:formula="of:=FLOOR([.$A$4]/[.C107];1)" office:value-type="float" office:value="126" calcext:value-type="float">
            <text:p/>
          </table:table-cell>
          <table:table-cell table:formula="of:=FLOOR(FLOOR([.$A$4]*[.D107];1)/2^[.$B$2];1)" office:value-type="float" office:value="126" calcext:value-type="float">
            <text:p/>
          </table:table-cell>
          <table:table-cell table:formula="of:=ABS([.H107]-[.I107])" office:value-type="float" office:value="0" calcext:value-type="float">
            <text:p/>
          </table:table-cell>
          <table:table-cell table:formula="of:=CONCATENATE(&quot;assign rom[&quot;;[.C107];&quot;] = &quot;;[.$B$2];&quot;'d&quot;;[.D107];&quot;;&quot;)" office:value-type="string" office:string-value="assign rom[106] = 18'd2473;" calcext:value-type="string">
            <text:p>assign rom[106] = 18'd2473;</text:p>
          </table:table-cell>
        </table:table-row>
        <table:table-row table:style-name="ro1">
          <table:table-cell table:number-columns-repeated="2"/>
          <table:table-cell table:formula="of:=[.C107]+1" office:value-type="float" office:value="107" calcext:value-type="float">
            <text:p/>
          </table:table-cell>
          <table:table-cell table:formula="of:=MIN(ROUND(2^[.$B$2]/[.C108]);2^[.$B$2]-1)" office:value-type="float" office:value="2450" calcext:value-type="float">
            <text:p/>
          </table:table-cell>
          <table:table-cell table:formula="of:=1/[.C108]" office:value-type="float" office:value="0.00934579439252336" calcext:value-type="float">
            <text:p/>
          </table:table-cell>
          <table:table-cell table:formula="of:=[.D108]/2^[.$B$2]" office:value-type="float" office:value="0.00934600830078125" calcext:value-type="float">
            <text:p/>
          </table:table-cell>
          <table:table-cell table:formula="of:=ABS([.F108]-[.E108])/[.E108]*100" office:value-type="float" office:value="0.00228881835938246" calcext:value-type="float">
            <text:p/>
          </table:table-cell>
          <table:table-cell table:formula="of:=FLOOR([.$A$4]/[.C108];1)" office:value-type="float" office:value="125" calcext:value-type="float">
            <text:p/>
          </table:table-cell>
          <table:table-cell table:formula="of:=FLOOR(FLOOR([.$A$4]*[.D108];1)/2^[.$B$2];1)" office:value-type="float" office:value="125" calcext:value-type="float">
            <text:p/>
          </table:table-cell>
          <table:table-cell table:formula="of:=ABS([.H108]-[.I108])" office:value-type="float" office:value="0" calcext:value-type="float">
            <text:p/>
          </table:table-cell>
          <table:table-cell table:formula="of:=CONCATENATE(&quot;assign rom[&quot;;[.C108];&quot;] = &quot;;[.$B$2];&quot;'d&quot;;[.D108];&quot;;&quot;)" office:value-type="string" office:string-value="assign rom[107] = 18'd2450;" calcext:value-type="string">
            <text:p>assign rom[107] = 18'd2450;</text:p>
          </table:table-cell>
        </table:table-row>
        <table:table-row table:style-name="ro1">
          <table:table-cell table:number-columns-repeated="2"/>
          <table:table-cell table:formula="of:=[.C108]+1" office:value-type="float" office:value="108" calcext:value-type="float">
            <text:p/>
          </table:table-cell>
          <table:table-cell table:formula="of:=MIN(ROUND(2^[.$B$2]/[.C109]);2^[.$B$2]-1)" office:value-type="float" office:value="2427" calcext:value-type="float">
            <text:p/>
          </table:table-cell>
          <table:table-cell table:formula="of:=1/[.C109]" office:value-type="float" office:value="0.00925925925925926" calcext:value-type="float">
            <text:p/>
          </table:table-cell>
          <table:table-cell table:formula="of:=[.D109]/2^[.$B$2]" office:value-type="float" office:value="0.00925827026367188" calcext:value-type="float">
            <text:p/>
          </table:table-cell>
          <table:table-cell table:formula="of:=ABS([.F109]-[.E109])/[.E109]*100" office:value-type="float" office:value="0.0106811523437444" calcext:value-type="float">
            <text:p/>
          </table:table-cell>
          <table:table-cell table:formula="of:=FLOOR([.$A$4]/[.C109];1)" office:value-type="float" office:value="124" calcext:value-type="float">
            <text:p/>
          </table:table-cell>
          <table:table-cell table:formula="of:=FLOOR(FLOOR([.$A$4]*[.D109];1)/2^[.$B$2];1)" office:value-type="float" office:value="124" calcext:value-type="float">
            <text:p/>
          </table:table-cell>
          <table:table-cell table:formula="of:=ABS([.H109]-[.I109])" office:value-type="float" office:value="0" calcext:value-type="float">
            <text:p/>
          </table:table-cell>
          <table:table-cell table:formula="of:=CONCATENATE(&quot;assign rom[&quot;;[.C109];&quot;] = &quot;;[.$B$2];&quot;'d&quot;;[.D109];&quot;;&quot;)" office:value-type="string" office:string-value="assign rom[108] = 18'd2427;" calcext:value-type="string">
            <text:p>assign rom[108] = 18'd2427;</text:p>
          </table:table-cell>
        </table:table-row>
        <table:table-row table:style-name="ro1">
          <table:table-cell table:number-columns-repeated="2"/>
          <table:table-cell table:formula="of:=[.C109]+1" office:value-type="float" office:value="109" calcext:value-type="float">
            <text:p/>
          </table:table-cell>
          <table:table-cell table:formula="of:=MIN(ROUND(2^[.$B$2]/[.C110]);2^[.$B$2]-1)" office:value-type="float" office:value="2405" calcext:value-type="float">
            <text:p/>
          </table:table-cell>
          <table:table-cell table:formula="of:=1/[.C110]" office:value-type="float" office:value="0.0091743119266055" calcext:value-type="float">
            <text:p/>
          </table:table-cell>
          <table:table-cell table:formula="of:=[.D110]/2^[.$B$2]" office:value-type="float" office:value="0.00917434692382813" calcext:value-type="float">
            <text:p/>
          </table:table-cell>
          <table:table-cell table:formula="of:=ABS([.F110]-[.E110])/[.E110]*100" office:value-type="float" office:value="0.000381469726556949" calcext:value-type="float">
            <text:p/>
          </table:table-cell>
          <table:table-cell table:formula="of:=FLOOR([.$A$4]/[.C110];1)" office:value-type="float" office:value="123" calcext:value-type="float">
            <text:p/>
          </table:table-cell>
          <table:table-cell table:formula="of:=FLOOR(FLOOR([.$A$4]*[.D110];1)/2^[.$B$2];1)" office:value-type="float" office:value="123" calcext:value-type="float">
            <text:p/>
          </table:table-cell>
          <table:table-cell table:formula="of:=ABS([.H110]-[.I110])" office:value-type="float" office:value="0" calcext:value-type="float">
            <text:p/>
          </table:table-cell>
          <table:table-cell table:formula="of:=CONCATENATE(&quot;assign rom[&quot;;[.C110];&quot;] = &quot;;[.$B$2];&quot;'d&quot;;[.D110];&quot;;&quot;)" office:value-type="string" office:string-value="assign rom[109] = 18'd2405;" calcext:value-type="string">
            <text:p>assign rom[109] = 18'd2405;</text:p>
          </table:table-cell>
        </table:table-row>
        <table:table-row table:style-name="ro1">
          <table:table-cell table:number-columns-repeated="2"/>
          <table:table-cell table:formula="of:=[.C110]+1" office:value-type="float" office:value="110" calcext:value-type="float">
            <text:p/>
          </table:table-cell>
          <table:table-cell table:formula="of:=MIN(ROUND(2^[.$B$2]/[.C111]);2^[.$B$2]-1)" office:value-type="float" office:value="2383" calcext:value-type="float">
            <text:p/>
          </table:table-cell>
          <table:table-cell table:formula="of:=1/[.C111]" office:value-type="float" office:value="0.00909090909090909" calcext:value-type="float">
            <text:p/>
          </table:table-cell>
          <table:table-cell table:formula="of:=[.D111]/2^[.$B$2]" office:value-type="float" office:value="0.00909042358398438" calcext:value-type="float">
            <text:p/>
          </table:table-cell>
          <table:table-cell table:formula="of:=ABS([.F111]-[.E111])/[.E111]*100" office:value-type="float" office:value="0.00534057617187014" calcext:value-type="float">
            <text:p/>
          </table:table-cell>
          <table:table-cell table:formula="of:=FLOOR([.$A$4]/[.C111];1)" office:value-type="float" office:value="122" calcext:value-type="float">
            <text:p/>
          </table:table-cell>
          <table:table-cell table:formula="of:=FLOOR(FLOOR([.$A$4]*[.D111];1)/2^[.$B$2];1)" office:value-type="float" office:value="122" calcext:value-type="float">
            <text:p/>
          </table:table-cell>
          <table:table-cell table:formula="of:=ABS([.H111]-[.I111])" office:value-type="float" office:value="0" calcext:value-type="float">
            <text:p/>
          </table:table-cell>
          <table:table-cell table:formula="of:=CONCATENATE(&quot;assign rom[&quot;;[.C111];&quot;] = &quot;;[.$B$2];&quot;'d&quot;;[.D111];&quot;;&quot;)" office:value-type="string" office:string-value="assign rom[110] = 18'd2383;" calcext:value-type="string">
            <text:p>assign rom[110] = 18'd2383;</text:p>
          </table:table-cell>
        </table:table-row>
        <table:table-row table:style-name="ro1">
          <table:table-cell table:number-columns-repeated="2"/>
          <table:table-cell table:formula="of:=[.C111]+1" office:value-type="float" office:value="111" calcext:value-type="float">
            <text:p/>
          </table:table-cell>
          <table:table-cell table:formula="of:=MIN(ROUND(2^[.$B$2]/[.C112]);2^[.$B$2]-1)" office:value-type="float" office:value="2362" calcext:value-type="float">
            <text:p/>
          </table:table-cell>
          <table:table-cell table:formula="of:=1/[.C112]" office:value-type="float" office:value="0.00900900900900901" calcext:value-type="float">
            <text:p/>
          </table:table-cell>
          <table:table-cell table:formula="of:=[.D112]/2^[.$B$2]" office:value-type="float" office:value="0.00901031494140625" calcext:value-type="float">
            <text:p/>
          </table:table-cell>
          <table:table-cell table:formula="of:=ABS([.F112]-[.E112])/[.E112]*100" office:value-type="float" office:value="0.0144958496093759" calcext:value-type="float">
            <text:p/>
          </table:table-cell>
          <table:table-cell table:formula="of:=FLOOR([.$A$4]/[.C112];1)" office:value-type="float" office:value="121" calcext:value-type="float">
            <text:p/>
          </table:table-cell>
          <table:table-cell table:formula="of:=FLOOR(FLOOR([.$A$4]*[.D112];1)/2^[.$B$2];1)" office:value-type="float" office:value="121" calcext:value-type="float">
            <text:p/>
          </table:table-cell>
          <table:table-cell table:formula="of:=ABS([.H112]-[.I112])" office:value-type="float" office:value="0" calcext:value-type="float">
            <text:p/>
          </table:table-cell>
          <table:table-cell table:formula="of:=CONCATENATE(&quot;assign rom[&quot;;[.C112];&quot;] = &quot;;[.$B$2];&quot;'d&quot;;[.D112];&quot;;&quot;)" office:value-type="string" office:string-value="assign rom[111] = 18'd2362;" calcext:value-type="string">
            <text:p>assign rom[111] = 18'd2362;</text:p>
          </table:table-cell>
        </table:table-row>
        <table:table-row table:style-name="ro1">
          <table:table-cell table:number-columns-repeated="2"/>
          <table:table-cell table:formula="of:=[.C112]+1" office:value-type="float" office:value="112" calcext:value-type="float">
            <text:p/>
          </table:table-cell>
          <table:table-cell table:formula="of:=MIN(ROUND(2^[.$B$2]/[.C113]);2^[.$B$2]-1)" office:value-type="float" office:value="2341" calcext:value-type="float">
            <text:p/>
          </table:table-cell>
          <table:table-cell table:formula="of:=1/[.C113]" office:value-type="float" office:value="0.00892857142857143" calcext:value-type="float">
            <text:p/>
          </table:table-cell>
          <table:table-cell table:formula="of:=[.D113]/2^[.$B$2]" office:value-type="float" office:value="0.00893020629882813" calcext:value-type="float">
            <text:p/>
          </table:table-cell>
          <table:table-cell table:formula="of:=ABS([.F113]-[.E113])/[.E113]*100" office:value-type="float" office:value="0.0183105468750056" calcext:value-type="float">
            <text:p/>
          </table:table-cell>
          <table:table-cell table:formula="of:=FLOOR([.$A$4]/[.C113];1)" office:value-type="float" office:value="120" calcext:value-type="float">
            <text:p/>
          </table:table-cell>
          <table:table-cell table:formula="of:=FLOOR(FLOOR([.$A$4]*[.D113];1)/2^[.$B$2];1)" office:value-type="float" office:value="120" calcext:value-type="float">
            <text:p/>
          </table:table-cell>
          <table:table-cell table:formula="of:=ABS([.H113]-[.I113])" office:value-type="float" office:value="0" calcext:value-type="float">
            <text:p/>
          </table:table-cell>
          <table:table-cell table:formula="of:=CONCATENATE(&quot;assign rom[&quot;;[.C113];&quot;] = &quot;;[.$B$2];&quot;'d&quot;;[.D113];&quot;;&quot;)" office:value-type="string" office:string-value="assign rom[112] = 18'd2341;" calcext:value-type="string">
            <text:p>assign rom[112] = 18'd2341;</text:p>
          </table:table-cell>
        </table:table-row>
        <table:table-row table:style-name="ro1">
          <table:table-cell table:number-columns-repeated="2"/>
          <table:table-cell table:formula="of:=[.C113]+1" office:value-type="float" office:value="113" calcext:value-type="float">
            <text:p/>
          </table:table-cell>
          <table:table-cell table:formula="of:=MIN(ROUND(2^[.$B$2]/[.C114]);2^[.$B$2]-1)" office:value-type="float" office:value="2320" calcext:value-type="float">
            <text:p/>
          </table:table-cell>
          <table:table-cell table:formula="of:=1/[.C114]" office:value-type="float" office:value="0.00884955752212389" calcext:value-type="float">
            <text:p/>
          </table:table-cell>
          <table:table-cell table:formula="of:=[.D114]/2^[.$B$2]" office:value-type="float" office:value="0.00885009765625" calcext:value-type="float">
            <text:p/>
          </table:table-cell>
          <table:table-cell table:formula="of:=ABS([.F114]-[.E114])/[.E114]*100" office:value-type="float" office:value="0.00610351562500139" calcext:value-type="float">
            <text:p/>
          </table:table-cell>
          <table:table-cell table:formula="of:=FLOOR([.$A$4]/[.C114];1)" office:value-type="float" office:value="119" calcext:value-type="float">
            <text:p/>
          </table:table-cell>
          <table:table-cell table:formula="of:=FLOOR(FLOOR([.$A$4]*[.D114];1)/2^[.$B$2];1)" office:value-type="float" office:value="119" calcext:value-type="float">
            <text:p/>
          </table:table-cell>
          <table:table-cell table:formula="of:=ABS([.H114]-[.I114])" office:value-type="float" office:value="0" calcext:value-type="float">
            <text:p/>
          </table:table-cell>
          <table:table-cell table:formula="of:=CONCATENATE(&quot;assign rom[&quot;;[.C114];&quot;] = &quot;;[.$B$2];&quot;'d&quot;;[.D114];&quot;;&quot;)" office:value-type="string" office:string-value="assign rom[113] = 18'd2320;" calcext:value-type="string">
            <text:p>assign rom[113] = 18'd2320;</text:p>
          </table:table-cell>
        </table:table-row>
        <table:table-row table:style-name="ro1">
          <table:table-cell table:number-columns-repeated="2"/>
          <table:table-cell table:formula="of:=[.C114]+1" office:value-type="float" office:value="114" calcext:value-type="float">
            <text:p/>
          </table:table-cell>
          <table:table-cell table:formula="of:=MIN(ROUND(2^[.$B$2]/[.C115]);2^[.$B$2]-1)" office:value-type="float" office:value="2300" calcext:value-type="float">
            <text:p/>
          </table:table-cell>
          <table:table-cell table:formula="of:=1/[.C115]" office:value-type="float" office:value="0.0087719298245614" calcext:value-type="float">
            <text:p/>
          </table:table-cell>
          <table:table-cell table:formula="of:=[.D115]/2^[.$B$2]" office:value-type="float" office:value="0.0087738037109375" calcext:value-type="float">
            <text:p/>
          </table:table-cell>
          <table:table-cell table:formula="of:=ABS([.F115]-[.E115])/[.E115]*100" office:value-type="float" office:value="0.0213623046875055" calcext:value-type="float">
            <text:p/>
          </table:table-cell>
          <table:table-cell table:formula="of:=FLOOR([.$A$4]/[.C115];1)" office:value-type="float" office:value="118" calcext:value-type="float">
            <text:p/>
          </table:table-cell>
          <table:table-cell table:formula="of:=FLOOR(FLOOR([.$A$4]*[.D115];1)/2^[.$B$2];1)" office:value-type="float" office:value="118" calcext:value-type="float">
            <text:p/>
          </table:table-cell>
          <table:table-cell table:formula="of:=ABS([.H115]-[.I115])" office:value-type="float" office:value="0" calcext:value-type="float">
            <text:p/>
          </table:table-cell>
          <table:table-cell table:formula="of:=CONCATENATE(&quot;assign rom[&quot;;[.C115];&quot;] = &quot;;[.$B$2];&quot;'d&quot;;[.D115];&quot;;&quot;)" office:value-type="string" office:string-value="assign rom[114] = 18'd2300;" calcext:value-type="string">
            <text:p>assign rom[114] = 18'd2300;</text:p>
          </table:table-cell>
        </table:table-row>
        <table:table-row table:style-name="ro1">
          <table:table-cell table:number-columns-repeated="2"/>
          <table:table-cell table:formula="of:=[.C115]+1" office:value-type="float" office:value="115" calcext:value-type="float">
            <text:p/>
          </table:table-cell>
          <table:table-cell table:formula="of:=MIN(ROUND(2^[.$B$2]/[.C116]);2^[.$B$2]-1)" office:value-type="float" office:value="2280" calcext:value-type="float">
            <text:p/>
          </table:table-cell>
          <table:table-cell table:formula="of:=1/[.C116]" office:value-type="float" office:value="0.00869565217391304" calcext:value-type="float">
            <text:p/>
          </table:table-cell>
          <table:table-cell table:formula="of:=[.D116]/2^[.$B$2]" office:value-type="float" office:value="0.008697509765625" calcext:value-type="float">
            <text:p/>
          </table:table-cell>
          <table:table-cell table:formula="of:=ABS([.F116]-[.E116])/[.E116]*100" office:value-type="float" office:value="0.0213623046874988" calcext:value-type="float">
            <text:p/>
          </table:table-cell>
          <table:table-cell table:formula="of:=FLOOR([.$A$4]/[.C116];1)" office:value-type="float" office:value="117" calcext:value-type="float">
            <text:p/>
          </table:table-cell>
          <table:table-cell table:formula="of:=FLOOR(FLOOR([.$A$4]*[.D116];1)/2^[.$B$2];1)" office:value-type="float" office:value="117" calcext:value-type="float">
            <text:p/>
          </table:table-cell>
          <table:table-cell table:formula="of:=ABS([.H116]-[.I116])" office:value-type="float" office:value="0" calcext:value-type="float">
            <text:p/>
          </table:table-cell>
          <table:table-cell table:formula="of:=CONCATENATE(&quot;assign rom[&quot;;[.C116];&quot;] = &quot;;[.$B$2];&quot;'d&quot;;[.D116];&quot;;&quot;)" office:value-type="string" office:string-value="assign rom[115] = 18'd2280;" calcext:value-type="string">
            <text:p>assign rom[115] = 18'd2280;</text:p>
          </table:table-cell>
        </table:table-row>
        <table:table-row table:style-name="ro1">
          <table:table-cell table:number-columns-repeated="2"/>
          <table:table-cell table:formula="of:=[.C116]+1" office:value-type="float" office:value="116" calcext:value-type="float">
            <text:p/>
          </table:table-cell>
          <table:table-cell table:formula="of:=MIN(ROUND(2^[.$B$2]/[.C117]);2^[.$B$2]-1)" office:value-type="float" office:value="2260" calcext:value-type="float">
            <text:p/>
          </table:table-cell>
          <table:table-cell table:formula="of:=1/[.C117]" office:value-type="float" office:value="0.00862068965517241" calcext:value-type="float">
            <text:p/>
          </table:table-cell>
          <table:table-cell table:formula="of:=[.D117]/2^[.$B$2]" office:value-type="float" office:value="0.0086212158203125" calcext:value-type="float">
            <text:p/>
          </table:table-cell>
          <table:table-cell table:formula="of:=ABS([.F117]-[.E117])/[.E117]*100" office:value-type="float" office:value="0.00610351562500139" calcext:value-type="float">
            <text:p/>
          </table:table-cell>
          <table:table-cell table:formula="of:=FLOOR([.$A$4]/[.C117];1)" office:value-type="float" office:value="116" calcext:value-type="float">
            <text:p/>
          </table:table-cell>
          <table:table-cell table:formula="of:=FLOOR(FLOOR([.$A$4]*[.D117];1)/2^[.$B$2];1)" office:value-type="float" office:value="116" calcext:value-type="float">
            <text:p/>
          </table:table-cell>
          <table:table-cell table:formula="of:=ABS([.H117]-[.I117])" office:value-type="float" office:value="0" calcext:value-type="float">
            <text:p/>
          </table:table-cell>
          <table:table-cell table:formula="of:=CONCATENATE(&quot;assign rom[&quot;;[.C117];&quot;] = &quot;;[.$B$2];&quot;'d&quot;;[.D117];&quot;;&quot;)" office:value-type="string" office:string-value="assign rom[116] = 18'd2260;" calcext:value-type="string">
            <text:p>assign rom[116] = 18'd2260;</text:p>
          </table:table-cell>
        </table:table-row>
        <table:table-row table:style-name="ro1">
          <table:table-cell table:number-columns-repeated="2"/>
          <table:table-cell table:formula="of:=[.C117]+1" office:value-type="float" office:value="117" calcext:value-type="float">
            <text:p/>
          </table:table-cell>
          <table:table-cell table:formula="of:=MIN(ROUND(2^[.$B$2]/[.C118]);2^[.$B$2]-1)" office:value-type="float" office:value="2241" calcext:value-type="float">
            <text:p/>
          </table:table-cell>
          <table:table-cell table:formula="of:=1/[.C118]" office:value-type="float" office:value="0.00854700854700855" calcext:value-type="float">
            <text:p/>
          </table:table-cell>
          <table:table-cell table:formula="of:=[.D118]/2^[.$B$2]" office:value-type="float" office:value="0.00854873657226563" calcext:value-type="float">
            <text:p/>
          </table:table-cell>
          <table:table-cell table:formula="of:=ABS([.F118]-[.E118])/[.E118]*100" office:value-type="float" office:value="0.0202178955078024" calcext:value-type="float">
            <text:p/>
          </table:table-cell>
          <table:table-cell table:formula="of:=FLOOR([.$A$4]/[.C118];1)" office:value-type="float" office:value="115" calcext:value-type="float">
            <text:p/>
          </table:table-cell>
          <table:table-cell table:formula="of:=FLOOR(FLOOR([.$A$4]*[.D118];1)/2^[.$B$2];1)" office:value-type="float" office:value="115" calcext:value-type="float">
            <text:p/>
          </table:table-cell>
          <table:table-cell table:formula="of:=ABS([.H118]-[.I118])" office:value-type="float" office:value="0" calcext:value-type="float">
            <text:p/>
          </table:table-cell>
          <table:table-cell table:formula="of:=CONCATENATE(&quot;assign rom[&quot;;[.C118];&quot;] = &quot;;[.$B$2];&quot;'d&quot;;[.D118];&quot;;&quot;)" office:value-type="string" office:string-value="assign rom[117] = 18'd2241;" calcext:value-type="string">
            <text:p>assign rom[117] = 18'd2241;</text:p>
          </table:table-cell>
        </table:table-row>
        <table:table-row table:style-name="ro1">
          <table:table-cell table:number-columns-repeated="2"/>
          <table:table-cell table:formula="of:=[.C118]+1" office:value-type="float" office:value="118" calcext:value-type="float">
            <text:p/>
          </table:table-cell>
          <table:table-cell table:formula="of:=MIN(ROUND(2^[.$B$2]/[.C119]);2^[.$B$2]-1)" office:value-type="float" office:value="2222" calcext:value-type="float">
            <text:p/>
          </table:table-cell>
          <table:table-cell table:formula="of:=1/[.C119]" office:value-type="float" office:value="0.00847457627118644" calcext:value-type="float">
            <text:p/>
          </table:table-cell>
          <table:table-cell table:formula="of:=[.D119]/2^[.$B$2]" office:value-type="float" office:value="0.00847625732421875" calcext:value-type="float">
            <text:p/>
          </table:table-cell>
          <table:table-cell table:formula="of:=ABS([.F119]-[.E119])/[.E119]*100" office:value-type="float" office:value="0.0198364257812503" calcext:value-type="float">
            <text:p/>
          </table:table-cell>
          <table:table-cell table:formula="of:=FLOOR([.$A$4]/[.C119];1)" office:value-type="float" office:value="114" calcext:value-type="float">
            <text:p/>
          </table:table-cell>
          <table:table-cell table:formula="of:=FLOOR(FLOOR([.$A$4]*[.D119];1)/2^[.$B$2];1)" office:value-type="float" office:value="114" calcext:value-type="float">
            <text:p/>
          </table:table-cell>
          <table:table-cell table:formula="of:=ABS([.H119]-[.I119])" office:value-type="float" office:value="0" calcext:value-type="float">
            <text:p/>
          </table:table-cell>
          <table:table-cell table:formula="of:=CONCATENATE(&quot;assign rom[&quot;;[.C119];&quot;] = &quot;;[.$B$2];&quot;'d&quot;;[.D119];&quot;;&quot;)" office:value-type="string" office:string-value="assign rom[118] = 18'd2222;" calcext:value-type="string">
            <text:p>assign rom[118] = 18'd2222;</text:p>
          </table:table-cell>
        </table:table-row>
        <table:table-row table:style-name="ro1">
          <table:table-cell table:number-columns-repeated="2"/>
          <table:table-cell table:formula="of:=[.C119]+1" office:value-type="float" office:value="119" calcext:value-type="float">
            <text:p/>
          </table:table-cell>
          <table:table-cell table:formula="of:=MIN(ROUND(2^[.$B$2]/[.C120]);2^[.$B$2]-1)" office:value-type="float" office:value="2203" calcext:value-type="float">
            <text:p/>
          </table:table-cell>
          <table:table-cell table:formula="of:=1/[.C120]" office:value-type="float" office:value="0.00840336134453782" calcext:value-type="float">
            <text:p/>
          </table:table-cell>
          <table:table-cell table:formula="of:=[.D120]/2^[.$B$2]" office:value-type="float" office:value="0.00840377807617188" calcext:value-type="float">
            <text:p/>
          </table:table-cell>
          <table:table-cell table:formula="of:=ABS([.F120]-[.E120])/[.E120]*100" office:value-type="float" office:value="0.00495910644531684" calcext:value-type="float">
            <text:p/>
          </table:table-cell>
          <table:table-cell table:formula="of:=FLOOR([.$A$4]/[.C120];1)" office:value-type="float" office:value="113" calcext:value-type="float">
            <text:p/>
          </table:table-cell>
          <table:table-cell table:formula="of:=FLOOR(FLOOR([.$A$4]*[.D120];1)/2^[.$B$2];1)" office:value-type="float" office:value="113" calcext:value-type="float">
            <text:p/>
          </table:table-cell>
          <table:table-cell table:formula="of:=ABS([.H120]-[.I120])" office:value-type="float" office:value="0" calcext:value-type="float">
            <text:p/>
          </table:table-cell>
          <table:table-cell table:formula="of:=CONCATENATE(&quot;assign rom[&quot;;[.C120];&quot;] = &quot;;[.$B$2];&quot;'d&quot;;[.D120];&quot;;&quot;)" office:value-type="string" office:string-value="assign rom[119] = 18'd2203;" calcext:value-type="string">
            <text:p>assign rom[119] = 18'd2203;</text:p>
          </table:table-cell>
        </table:table-row>
        <table:table-row table:style-name="ro1">
          <table:table-cell table:number-columns-repeated="2"/>
          <table:table-cell table:formula="of:=[.C120]+1" office:value-type="float" office:value="120" calcext:value-type="float">
            <text:p/>
          </table:table-cell>
          <table:table-cell table:formula="of:=MIN(ROUND(2^[.$B$2]/[.C121]);2^[.$B$2]-1)" office:value-type="float" office:value="2185" calcext:value-type="float">
            <text:p/>
          </table:table-cell>
          <table:table-cell table:formula="of:=1/[.C121]" office:value-type="float" office:value="0.00833333333333333" calcext:value-type="float">
            <text:p/>
          </table:table-cell>
          <table:table-cell table:formula="of:=[.D121]/2^[.$B$2]" office:value-type="float" office:value="0.00833511352539063" calcext:value-type="float">
            <text:p/>
          </table:table-cell>
          <table:table-cell table:formula="of:=ABS([.F121]-[.E121])/[.E121]*100" office:value-type="float" office:value="0.0213623046875014" calcext:value-type="float">
            <text:p/>
          </table:table-cell>
          <table:table-cell table:formula="of:=FLOOR([.$A$4]/[.C121];1)" office:value-type="float" office:value="112" calcext:value-type="float">
            <text:p/>
          </table:table-cell>
          <table:table-cell table:formula="of:=FLOOR(FLOOR([.$A$4]*[.D121];1)/2^[.$B$2];1)" office:value-type="float" office:value="112" calcext:value-type="float">
            <text:p/>
          </table:table-cell>
          <table:table-cell table:formula="of:=ABS([.H121]-[.I121])" office:value-type="float" office:value="0" calcext:value-type="float">
            <text:p/>
          </table:table-cell>
          <table:table-cell table:formula="of:=CONCATENATE(&quot;assign rom[&quot;;[.C121];&quot;] = &quot;;[.$B$2];&quot;'d&quot;;[.D121];&quot;;&quot;)" office:value-type="string" office:string-value="assign rom[120] = 18'd2185;" calcext:value-type="string">
            <text:p>assign rom[120] = 18'd2185;</text:p>
          </table:table-cell>
        </table:table-row>
        <table:table-row table:style-name="ro1">
          <table:table-cell table:number-columns-repeated="2"/>
          <table:table-cell table:formula="of:=[.C121]+1" office:value-type="float" office:value="121" calcext:value-type="float">
            <text:p/>
          </table:table-cell>
          <table:table-cell table:formula="of:=MIN(ROUND(2^[.$B$2]/[.C122]);2^[.$B$2]-1)" office:value-type="float" office:value="2166" calcext:value-type="float">
            <text:p/>
          </table:table-cell>
          <table:table-cell table:formula="of:=1/[.C122]" office:value-type="float" office:value="0.00826446280991736" calcext:value-type="float">
            <text:p/>
          </table:table-cell>
          <table:table-cell table:formula="of:=[.D122]/2^[.$B$2]" office:value-type="float" office:value="0.00826263427734375" calcext:value-type="float">
            <text:p/>
          </table:table-cell>
          <table:table-cell table:formula="of:=ABS([.F122]-[.E122])/[.E122]*100" office:value-type="float" office:value="0.0221252441406278" calcext:value-type="float">
            <text:p/>
          </table:table-cell>
          <table:table-cell table:formula="of:=FLOOR([.$A$4]/[.C122];1)" office:value-type="float" office:value="111" calcext:value-type="float">
            <text:p/>
          </table:table-cell>
          <table:table-cell table:formula="of:=FLOOR(FLOOR([.$A$4]*[.D122];1)/2^[.$B$2];1)" office:value-type="float" office:value="111" calcext:value-type="float">
            <text:p/>
          </table:table-cell>
          <table:table-cell table:formula="of:=ABS([.H122]-[.I122])" office:value-type="float" office:value="0" calcext:value-type="float">
            <text:p/>
          </table:table-cell>
          <table:table-cell table:formula="of:=CONCATENATE(&quot;assign rom[&quot;;[.C122];&quot;] = &quot;;[.$B$2];&quot;'d&quot;;[.D122];&quot;;&quot;)" office:value-type="string" office:string-value="assign rom[121] = 18'd2166;" calcext:value-type="string">
            <text:p>assign rom[121] = 18'd2166;</text:p>
          </table:table-cell>
        </table:table-row>
        <table:table-row table:style-name="ro1">
          <table:table-cell table:number-columns-repeated="2"/>
          <table:table-cell table:formula="of:=[.C122]+1" office:value-type="float" office:value="122" calcext:value-type="float">
            <text:p/>
          </table:table-cell>
          <table:table-cell table:formula="of:=MIN(ROUND(2^[.$B$2]/[.C123]);2^[.$B$2]-1)" office:value-type="float" office:value="2149" calcext:value-type="float">
            <text:p/>
          </table:table-cell>
          <table:table-cell table:formula="of:=1/[.C123]" office:value-type="float" office:value="0.00819672131147541" calcext:value-type="float">
            <text:p/>
          </table:table-cell>
          <table:table-cell table:formula="of:=[.D123]/2^[.$B$2]" office:value-type="float" office:value="0.00819778442382813" calcext:value-type="float">
            <text:p/>
          </table:table-cell>
          <table:table-cell table:formula="of:=ABS([.F123]-[.E123])/[.E123]*100" office:value-type="float" office:value="0.0129699707031198" calcext:value-type="float">
            <text:p/>
          </table:table-cell>
          <table:table-cell table:formula="of:=FLOOR([.$A$4]/[.C123];1)" office:value-type="float" office:value="110" calcext:value-type="float">
            <text:p/>
          </table:table-cell>
          <table:table-cell table:formula="of:=FLOOR(FLOOR([.$A$4]*[.D123];1)/2^[.$B$2];1)" office:value-type="float" office:value="110" calcext:value-type="float">
            <text:p/>
          </table:table-cell>
          <table:table-cell table:formula="of:=ABS([.H123]-[.I123])" office:value-type="float" office:value="0" calcext:value-type="float">
            <text:p/>
          </table:table-cell>
          <table:table-cell table:formula="of:=CONCATENATE(&quot;assign rom[&quot;;[.C123];&quot;] = &quot;;[.$B$2];&quot;'d&quot;;[.D123];&quot;;&quot;)" office:value-type="string" office:string-value="assign rom[122] = 18'd2149;" calcext:value-type="string">
            <text:p>assign rom[122] = 18'd2149;</text:p>
          </table:table-cell>
        </table:table-row>
        <table:table-row table:style-name="ro1">
          <table:table-cell table:number-columns-repeated="2"/>
          <table:table-cell table:formula="of:=[.C123]+1" office:value-type="float" office:value="123" calcext:value-type="float">
            <text:p/>
          </table:table-cell>
          <table:table-cell table:formula="of:=MIN(ROUND(2^[.$B$2]/[.C124]);2^[.$B$2]-1)" office:value-type="float" office:value="2131" calcext:value-type="float">
            <text:p/>
          </table:table-cell>
          <table:table-cell table:formula="of:=1/[.C124]" office:value-type="float" office:value="0.00813008130081301" calcext:value-type="float">
            <text:p/>
          </table:table-cell>
          <table:table-cell table:formula="of:=[.D124]/2^[.$B$2]" office:value-type="float" office:value="0.00812911987304688" calcext:value-type="float">
            <text:p/>
          </table:table-cell>
          <table:table-cell table:formula="of:=ABS([.F124]-[.E124])/[.E124]*100" office:value-type="float" office:value="0.0118255615234481" calcext:value-type="float">
            <text:p/>
          </table:table-cell>
          <table:table-cell table:formula="of:=FLOOR([.$A$4]/[.C124];1)" office:value-type="float" office:value="109" calcext:value-type="float">
            <text:p/>
          </table:table-cell>
          <table:table-cell table:formula="of:=FLOOR(FLOOR([.$A$4]*[.D124];1)/2^[.$B$2];1)" office:value-type="float" office:value="109" calcext:value-type="float">
            <text:p/>
          </table:table-cell>
          <table:table-cell table:formula="of:=ABS([.H124]-[.I124])" office:value-type="float" office:value="0" calcext:value-type="float">
            <text:p/>
          </table:table-cell>
          <table:table-cell table:formula="of:=CONCATENATE(&quot;assign rom[&quot;;[.C124];&quot;] = &quot;;[.$B$2];&quot;'d&quot;;[.D124];&quot;;&quot;)" office:value-type="string" office:string-value="assign rom[123] = 18'd2131;" calcext:value-type="string">
            <text:p>assign rom[123] = 18'd2131;</text:p>
          </table:table-cell>
        </table:table-row>
        <table:table-row table:style-name="ro1">
          <table:table-cell table:number-columns-repeated="2"/>
          <table:table-cell table:formula="of:=[.C124]+1" office:value-type="float" office:value="124" calcext:value-type="float">
            <text:p/>
          </table:table-cell>
          <table:table-cell table:formula="of:=MIN(ROUND(2^[.$B$2]/[.C125]);2^[.$B$2]-1)" office:value-type="float" office:value="2114" calcext:value-type="float">
            <text:p/>
          </table:table-cell>
          <table:table-cell table:formula="of:=1/[.C125]" office:value-type="float" office:value="0.00806451612903226" calcext:value-type="float">
            <text:p/>
          </table:table-cell>
          <table:table-cell table:formula="of:=[.D125]/2^[.$B$2]" office:value-type="float" office:value="0.00806427001953125" calcext:value-type="float">
            <text:p/>
          </table:table-cell>
          <table:table-cell table:formula="of:=ABS([.F125]-[.E125])/[.E125]*100" office:value-type="float" office:value="0.00305175781249722" calcext:value-type="float">
            <text:p/>
          </table:table-cell>
          <table:table-cell table:formula="of:=FLOOR([.$A$4]/[.C125];1)" office:value-type="float" office:value="108" calcext:value-type="float">
            <text:p/>
          </table:table-cell>
          <table:table-cell table:formula="of:=FLOOR(FLOOR([.$A$4]*[.D125];1)/2^[.$B$2];1)" office:value-type="float" office:value="108" calcext:value-type="float">
            <text:p/>
          </table:table-cell>
          <table:table-cell table:formula="of:=ABS([.H125]-[.I125])" office:value-type="float" office:value="0" calcext:value-type="float">
            <text:p/>
          </table:table-cell>
          <table:table-cell table:formula="of:=CONCATENATE(&quot;assign rom[&quot;;[.C125];&quot;] = &quot;;[.$B$2];&quot;'d&quot;;[.D125];&quot;;&quot;)" office:value-type="string" office:string-value="assign rom[124] = 18'd2114;" calcext:value-type="string">
            <text:p>assign rom[124] = 18'd2114;</text:p>
          </table:table-cell>
        </table:table-row>
        <table:table-row table:style-name="ro1">
          <table:table-cell table:number-columns-repeated="2"/>
          <table:table-cell table:formula="of:=[.C125]+1" office:value-type="float" office:value="125" calcext:value-type="float">
            <text:p/>
          </table:table-cell>
          <table:table-cell table:formula="of:=MIN(ROUND(2^[.$B$2]/[.C126]);2^[.$B$2]-1)" office:value-type="float" office:value="2097" calcext:value-type="float">
            <text:p/>
          </table:table-cell>
          <table:table-cell table:formula="of:=1/[.C126]" office:value-type="float" office:value="0.008" calcext:value-type="float">
            <text:p/>
          </table:table-cell>
          <table:table-cell table:formula="of:=[.D126]/2^[.$B$2]" office:value-type="float" office:value="0.00799942016601563" calcext:value-type="float">
            <text:p/>
          </table:table-cell>
          <table:table-cell table:formula="of:=ABS([.F126]-[.E126])/[.E126]*100" office:value-type="float" office:value="0.00724792480468958" calcext:value-type="float">
            <text:p/>
          </table:table-cell>
          <table:table-cell table:formula="of:=FLOOR([.$A$4]/[.C126];1)" office:value-type="float" office:value="107" calcext:value-type="float">
            <text:p/>
          </table:table-cell>
          <table:table-cell table:formula="of:=FLOOR(FLOOR([.$A$4]*[.D126];1)/2^[.$B$2];1)" office:value-type="float" office:value="107" calcext:value-type="float">
            <text:p/>
          </table:table-cell>
          <table:table-cell table:formula="of:=ABS([.H126]-[.I126])" office:value-type="float" office:value="0" calcext:value-type="float">
            <text:p/>
          </table:table-cell>
          <table:table-cell table:formula="of:=CONCATENATE(&quot;assign rom[&quot;;[.C126];&quot;] = &quot;;[.$B$2];&quot;'d&quot;;[.D126];&quot;;&quot;)" office:value-type="string" office:string-value="assign rom[125] = 18'd2097;" calcext:value-type="string">
            <text:p>assign rom[125] = 18'd2097;</text:p>
          </table:table-cell>
        </table:table-row>
        <table:table-row table:style-name="ro1">
          <table:table-cell table:number-columns-repeated="2"/>
          <table:table-cell table:formula="of:=[.C126]+1" office:value-type="float" office:value="126" calcext:value-type="float">
            <text:p/>
          </table:table-cell>
          <table:table-cell table:formula="of:=MIN(ROUND(2^[.$B$2]/[.C127]);2^[.$B$2]-1)" office:value-type="float" office:value="2081" calcext:value-type="float">
            <text:p/>
          </table:table-cell>
          <table:table-cell table:formula="of:=1/[.C127]" office:value-type="float" office:value="0.00793650793650794" calcext:value-type="float">
            <text:p/>
          </table:table-cell>
          <table:table-cell table:formula="of:=[.D127]/2^[.$B$2]" office:value-type="float" office:value="0.00793838500976563" calcext:value-type="float">
            <text:p/>
          </table:table-cell>
          <table:table-cell table:formula="of:=ABS([.F127]-[.E127])/[.E127]*100" office:value-type="float" office:value="0.0236511230468805" calcext:value-type="float">
            <text:p/>
          </table:table-cell>
          <table:table-cell table:formula="of:=FLOOR([.$A$4]/[.C127];1)" office:value-type="float" office:value="106" calcext:value-type="float">
            <text:p/>
          </table:table-cell>
          <table:table-cell table:formula="of:=FLOOR(FLOOR([.$A$4]*[.D127];1)/2^[.$B$2];1)" office:value-type="float" office:value="106" calcext:value-type="float">
            <text:p/>
          </table:table-cell>
          <table:table-cell table:formula="of:=ABS([.H127]-[.I127])" office:value-type="float" office:value="0" calcext:value-type="float">
            <text:p/>
          </table:table-cell>
          <table:table-cell table:formula="of:=CONCATENATE(&quot;assign rom[&quot;;[.C127];&quot;] = &quot;;[.$B$2];&quot;'d&quot;;[.D127];&quot;;&quot;)" office:value-type="string" office:string-value="assign rom[126] = 18'd2081;" calcext:value-type="string">
            <text:p>assign rom[126] = 18'd2081;</text:p>
          </table:table-cell>
        </table:table-row>
        <table:table-row table:style-name="ro1">
          <table:table-cell table:number-columns-repeated="2"/>
          <table:table-cell table:formula="of:=[.C127]+1" office:value-type="float" office:value="127" calcext:value-type="float">
            <text:p/>
          </table:table-cell>
          <table:table-cell table:formula="of:=MIN(ROUND(2^[.$B$2]/[.C128]);2^[.$B$2]-1)" office:value-type="float" office:value="2064" calcext:value-type="float">
            <text:p/>
          </table:table-cell>
          <table:table-cell table:formula="of:=1/[.C128]" office:value-type="float" office:value="0.0078740157480315" calcext:value-type="float">
            <text:p/>
          </table:table-cell>
          <table:table-cell table:formula="of:=[.D128]/2^[.$B$2]" office:value-type="float" office:value="0.00787353515625" calcext:value-type="float">
            <text:p/>
          </table:table-cell>
          <table:table-cell table:formula="of:=ABS([.F128]-[.E128])/[.E128]*100" office:value-type="float" office:value="0.00610351562499861" calcext:value-type="float">
            <text:p/>
          </table:table-cell>
          <table:table-cell table:formula="of:=FLOOR([.$A$4]/[.C128];1)" office:value-type="float" office:value="105" calcext:value-type="float">
            <text:p/>
          </table:table-cell>
          <table:table-cell table:formula="of:=FLOOR(FLOOR([.$A$4]*[.D128];1)/2^[.$B$2];1)" office:value-type="float" office:value="105" calcext:value-type="float">
            <text:p/>
          </table:table-cell>
          <table:table-cell table:formula="of:=ABS([.H128]-[.I128])" office:value-type="float" office:value="0" calcext:value-type="float">
            <text:p/>
          </table:table-cell>
          <table:table-cell table:formula="of:=CONCATENATE(&quot;assign rom[&quot;;[.C128];&quot;] = &quot;;[.$B$2];&quot;'d&quot;;[.D128];&quot;;&quot;)" office:value-type="string" office:string-value="assign rom[127] = 18'd2064;" calcext:value-type="string">
            <text:p>assign rom[127] = 18'd2064;</text:p>
          </table:table-cell>
        </table:table-row>
        <table:table-row table:style-name="ro1">
          <table:table-cell table:number-columns-repeated="2"/>
          <table:table-cell table:formula="of:=[.C128]+1" office:value-type="float" office:value="128" calcext:value-type="float">
            <text:p/>
          </table:table-cell>
          <table:table-cell table:formula="of:=MIN(ROUND(2^[.$B$2]/[.C129]);2^[.$B$2]-1)" office:value-type="float" office:value="2048" calcext:value-type="float">
            <text:p/>
          </table:table-cell>
          <table:table-cell table:formula="of:=1/[.C129]" office:value-type="float" office:value="0.0078125" calcext:value-type="float">
            <text:p/>
          </table:table-cell>
          <table:table-cell table:formula="of:=[.D129]/2^[.$B$2]" office:value-type="float" office:value="0.0078125" calcext:value-type="float">
            <text:p/>
          </table:table-cell>
          <table:table-cell table:formula="of:=ABS([.F129]-[.E129])/[.E129]*100" office:value-type="float" office:value="0" calcext:value-type="float">
            <text:p/>
          </table:table-cell>
          <table:table-cell table:formula="of:=FLOOR([.$A$4]/[.C129];1)" office:value-type="float" office:value="105" calcext:value-type="float">
            <text:p/>
          </table:table-cell>
          <table:table-cell table:formula="of:=FLOOR(FLOOR([.$A$4]*[.D129];1)/2^[.$B$2];1)" office:value-type="float" office:value="105" calcext:value-type="float">
            <text:p/>
          </table:table-cell>
          <table:table-cell table:formula="of:=ABS([.H129]-[.I129])" office:value-type="float" office:value="0" calcext:value-type="float">
            <text:p/>
          </table:table-cell>
          <table:table-cell table:formula="of:=CONCATENATE(&quot;assign rom[&quot;;[.C129];&quot;] = &quot;;[.$B$2];&quot;'d&quot;;[.D129];&quot;;&quot;)" office:value-type="string" office:string-value="assign rom[128] = 18'd2048;" calcext:value-type="string">
            <text:p>assign rom[128] = 18'd2048;</text:p>
          </table:table-cell>
        </table:table-row>
        <table:table-row table:style-name="ro1">
          <table:table-cell table:number-columns-repeated="2"/>
          <table:table-cell table:formula="of:=[.C129]+1" office:value-type="float" office:value="129" calcext:value-type="float">
            <text:p/>
          </table:table-cell>
          <table:table-cell table:formula="of:=MIN(ROUND(2^[.$B$2]/[.C130]);2^[.$B$2]-1)" office:value-type="float" office:value="2032" calcext:value-type="float">
            <text:p/>
          </table:table-cell>
          <table:table-cell table:formula="of:=1/[.C130]" office:value-type="float" office:value="0.00775193798449612" calcext:value-type="float">
            <text:p/>
          </table:table-cell>
          <table:table-cell table:formula="of:=[.D130]/2^[.$B$2]" office:value-type="float" office:value="0.00775146484375" calcext:value-type="float">
            <text:p/>
          </table:table-cell>
          <table:table-cell table:formula="of:=ABS([.F130]-[.E130])/[.E130]*100" office:value-type="float" office:value="0.00610351562499861" calcext:value-type="float">
            <text:p/>
          </table:table-cell>
          <table:table-cell table:formula="of:=FLOOR([.$A$4]/[.C130];1)" office:value-type="float" office:value="104" calcext:value-type="float">
            <text:p/>
          </table:table-cell>
          <table:table-cell table:formula="of:=FLOOR(FLOOR([.$A$4]*[.D130];1)/2^[.$B$2];1)" office:value-type="float" office:value="104" calcext:value-type="float">
            <text:p/>
          </table:table-cell>
          <table:table-cell table:formula="of:=ABS([.H130]-[.I130])" office:value-type="float" office:value="0" calcext:value-type="float">
            <text:p/>
          </table:table-cell>
          <table:table-cell table:formula="of:=CONCATENATE(&quot;assign rom[&quot;;[.C130];&quot;] = &quot;;[.$B$2];&quot;'d&quot;;[.D130];&quot;;&quot;)" office:value-type="string" office:string-value="assign rom[129] = 18'd2032;" calcext:value-type="string">
            <text:p>assign rom[129] = 18'd2032;</text:p>
          </table:table-cell>
        </table:table-row>
        <table:table-row table:style-name="ro1">
          <table:table-cell table:number-columns-repeated="2"/>
          <table:table-cell table:formula="of:=[.C130]+1" office:value-type="float" office:value="130" calcext:value-type="float">
            <text:p/>
          </table:table-cell>
          <table:table-cell table:formula="of:=MIN(ROUND(2^[.$B$2]/[.C131]);2^[.$B$2]-1)" office:value-type="float" office:value="2016" calcext:value-type="float">
            <text:p/>
          </table:table-cell>
          <table:table-cell table:formula="of:=1/[.C131]" office:value-type="float" office:value="0.00769230769230769" calcext:value-type="float">
            <text:p/>
          </table:table-cell>
          <table:table-cell table:formula="of:=[.D131]/2^[.$B$2]" office:value-type="float" office:value="0.0076904296875" calcext:value-type="float">
            <text:p/>
          </table:table-cell>
          <table:table-cell table:formula="of:=ABS([.F131]-[.E131])/[.E131]*100" office:value-type="float" office:value="0.0244140625000055" calcext:value-type="float">
            <text:p/>
          </table:table-cell>
          <table:table-cell table:formula="of:=FLOOR([.$A$4]/[.C131];1)" office:value-type="float" office:value="103" calcext:value-type="float">
            <text:p/>
          </table:table-cell>
          <table:table-cell table:formula="of:=FLOOR(FLOOR([.$A$4]*[.D131];1)/2^[.$B$2];1)" office:value-type="float" office:value="103" calcext:value-type="float">
            <text:p/>
          </table:table-cell>
          <table:table-cell table:formula="of:=ABS([.H131]-[.I131])" office:value-type="float" office:value="0" calcext:value-type="float">
            <text:p/>
          </table:table-cell>
          <table:table-cell table:formula="of:=CONCATENATE(&quot;assign rom[&quot;;[.C131];&quot;] = &quot;;[.$B$2];&quot;'d&quot;;[.D131];&quot;;&quot;)" office:value-type="string" office:string-value="assign rom[130] = 18'd2016;" calcext:value-type="string">
            <text:p>assign rom[130] = 18'd2016;</text:p>
          </table:table-cell>
        </table:table-row>
        <table:table-row table:style-name="ro1">
          <table:table-cell table:number-columns-repeated="2"/>
          <table:table-cell table:formula="of:=[.C131]+1" office:value-type="float" office:value="131" calcext:value-type="float">
            <text:p/>
          </table:table-cell>
          <table:table-cell table:formula="of:=MIN(ROUND(2^[.$B$2]/[.C132]);2^[.$B$2]-1)" office:value-type="float" office:value="2001" calcext:value-type="float">
            <text:p/>
          </table:table-cell>
          <table:table-cell table:formula="of:=1/[.C132]" office:value-type="float" office:value="0.00763358778625954" calcext:value-type="float">
            <text:p/>
          </table:table-cell>
          <table:table-cell table:formula="of:=[.D132]/2^[.$B$2]" office:value-type="float" office:value="0.00763320922851563" calcext:value-type="float">
            <text:p/>
          </table:table-cell>
          <table:table-cell table:formula="of:=ABS([.F132]-[.E132])/[.E132]*100" office:value-type="float" office:value="0.0049591064453086" calcext:value-type="float">
            <text:p/>
          </table:table-cell>
          <table:table-cell table:formula="of:=FLOOR([.$A$4]/[.C132];1)" office:value-type="float" office:value="102" calcext:value-type="float">
            <text:p/>
          </table:table-cell>
          <table:table-cell table:formula="of:=FLOOR(FLOOR([.$A$4]*[.D132];1)/2^[.$B$2];1)" office:value-type="float" office:value="102" calcext:value-type="float">
            <text:p/>
          </table:table-cell>
          <table:table-cell table:formula="of:=ABS([.H132]-[.I132])" office:value-type="float" office:value="0" calcext:value-type="float">
            <text:p/>
          </table:table-cell>
          <table:table-cell table:formula="of:=CONCATENATE(&quot;assign rom[&quot;;[.C132];&quot;] = &quot;;[.$B$2];&quot;'d&quot;;[.D132];&quot;;&quot;)" office:value-type="string" office:string-value="assign rom[131] = 18'd2001;" calcext:value-type="string">
            <text:p>assign rom[131] = 18'd2001;</text:p>
          </table:table-cell>
        </table:table-row>
        <table:table-row table:style-name="ro1">
          <table:table-cell table:number-columns-repeated="2"/>
          <table:table-cell table:formula="of:=[.C132]+1" office:value-type="float" office:value="132" calcext:value-type="float">
            <text:p/>
          </table:table-cell>
          <table:table-cell table:formula="of:=MIN(ROUND(2^[.$B$2]/[.C133]);2^[.$B$2]-1)" office:value-type="float" office:value="1986" calcext:value-type="float">
            <text:p/>
          </table:table-cell>
          <table:table-cell table:formula="of:=1/[.C133]" office:value-type="float" office:value="0.00757575757575758" calcext:value-type="float">
            <text:p/>
          </table:table-cell>
          <table:table-cell table:formula="of:=[.D133]/2^[.$B$2]" office:value-type="float" office:value="0.00757598876953125" calcext:value-type="float">
            <text:p/>
          </table:table-cell>
          <table:table-cell table:formula="of:=ABS([.F133]-[.E133])/[.E133]*100" office:value-type="float" office:value="0.00305175781249722" calcext:value-type="float">
            <text:p/>
          </table:table-cell>
          <table:table-cell table:formula="of:=FLOOR([.$A$4]/[.C133];1)" office:value-type="float" office:value="101" calcext:value-type="float">
            <text:p/>
          </table:table-cell>
          <table:table-cell table:formula="of:=FLOOR(FLOOR([.$A$4]*[.D133];1)/2^[.$B$2];1)" office:value-type="float" office:value="101" calcext:value-type="float">
            <text:p/>
          </table:table-cell>
          <table:table-cell table:formula="of:=ABS([.H133]-[.I133])" office:value-type="float" office:value="0" calcext:value-type="float">
            <text:p/>
          </table:table-cell>
          <table:table-cell table:formula="of:=CONCATENATE(&quot;assign rom[&quot;;[.C133];&quot;] = &quot;;[.$B$2];&quot;'d&quot;;[.D133];&quot;;&quot;)" office:value-type="string" office:string-value="assign rom[132] = 18'd1986;" calcext:value-type="string">
            <text:p>assign rom[132] = 18'd1986;</text:p>
          </table:table-cell>
        </table:table-row>
        <table:table-row table:style-name="ro1">
          <table:table-cell table:number-columns-repeated="2"/>
          <table:table-cell table:formula="of:=[.C133]+1" office:value-type="float" office:value="133" calcext:value-type="float">
            <text:p/>
          </table:table-cell>
          <table:table-cell table:formula="of:=MIN(ROUND(2^[.$B$2]/[.C134]);2^[.$B$2]-1)" office:value-type="float" office:value="1971" calcext:value-type="float">
            <text:p/>
          </table:table-cell>
          <table:table-cell table:formula="of:=1/[.C134]" office:value-type="float" office:value="0.0075187969924812" calcext:value-type="float">
            <text:p/>
          </table:table-cell>
          <table:table-cell table:formula="of:=[.D134]/2^[.$B$2]" office:value-type="float" office:value="0.00751876831054688" calcext:value-type="float">
            <text:p/>
          </table:table-cell>
          <table:table-cell table:formula="of:=ABS([.F134]-[.E134])/[.E134]*100" office:value-type="float" office:value="0.000381469726556949" calcext:value-type="float">
            <text:p/>
          </table:table-cell>
          <table:table-cell table:formula="of:=FLOOR([.$A$4]/[.C134];1)" office:value-type="float" office:value="101" calcext:value-type="float">
            <text:p/>
          </table:table-cell>
          <table:table-cell table:formula="of:=FLOOR(FLOOR([.$A$4]*[.D134];1)/2^[.$B$2];1)" office:value-type="float" office:value="101" calcext:value-type="float">
            <text:p/>
          </table:table-cell>
          <table:table-cell table:formula="of:=ABS([.H134]-[.I134])" office:value-type="float" office:value="0" calcext:value-type="float">
            <text:p/>
          </table:table-cell>
          <table:table-cell table:formula="of:=CONCATENATE(&quot;assign rom[&quot;;[.C134];&quot;] = &quot;;[.$B$2];&quot;'d&quot;;[.D134];&quot;;&quot;)" office:value-type="string" office:string-value="assign rom[133] = 18'd1971;" calcext:value-type="string">
            <text:p>assign rom[133] = 18'd1971;</text:p>
          </table:table-cell>
        </table:table-row>
        <table:table-row table:style-name="ro1">
          <table:table-cell table:number-columns-repeated="2"/>
          <table:table-cell table:formula="of:=[.C134]+1" office:value-type="float" office:value="134" calcext:value-type="float">
            <text:p/>
          </table:table-cell>
          <table:table-cell table:formula="of:=MIN(ROUND(2^[.$B$2]/[.C135]);2^[.$B$2]-1)" office:value-type="float" office:value="1956" calcext:value-type="float">
            <text:p/>
          </table:table-cell>
          <table:table-cell table:formula="of:=1/[.C135]" office:value-type="float" office:value="0.00746268656716418" calcext:value-type="float">
            <text:p/>
          </table:table-cell>
          <table:table-cell table:formula="of:=[.D135]/2^[.$B$2]" office:value-type="float" office:value="0.0074615478515625" calcext:value-type="float">
            <text:p/>
          </table:table-cell>
          <table:table-cell table:formula="of:=ABS([.F135]-[.E135])/[.E135]*100" office:value-type="float" office:value="0.0152587890624981" calcext:value-type="float">
            <text:p/>
          </table:table-cell>
          <table:table-cell table:formula="of:=FLOOR([.$A$4]/[.C135];1)" office:value-type="float" office:value="100" calcext:value-type="float">
            <text:p/>
          </table:table-cell>
          <table:table-cell table:formula="of:=FLOOR(FLOOR([.$A$4]*[.D135];1)/2^[.$B$2];1)" office:value-type="float" office:value="100" calcext:value-type="float">
            <text:p/>
          </table:table-cell>
          <table:table-cell table:formula="of:=ABS([.H135]-[.I135])" office:value-type="float" office:value="0" calcext:value-type="float">
            <text:p/>
          </table:table-cell>
          <table:table-cell table:formula="of:=CONCATENATE(&quot;assign rom[&quot;;[.C135];&quot;] = &quot;;[.$B$2];&quot;'d&quot;;[.D135];&quot;;&quot;)" office:value-type="string" office:string-value="assign rom[134] = 18'd1956;" calcext:value-type="string">
            <text:p>assign rom[134] = 18'd1956;</text:p>
          </table:table-cell>
        </table:table-row>
        <table:table-row table:style-name="ro1">
          <table:table-cell table:number-columns-repeated="2"/>
          <table:table-cell table:formula="of:=[.C135]+1" office:value-type="float" office:value="135" calcext:value-type="float">
            <text:p/>
          </table:table-cell>
          <table:table-cell table:formula="of:=MIN(ROUND(2^[.$B$2]/[.C136]);2^[.$B$2]-1)" office:value-type="float" office:value="1942" calcext:value-type="float">
            <text:p/>
          </table:table-cell>
          <table:table-cell table:formula="of:=1/[.C136]" office:value-type="float" office:value="0.00740740740740741" calcext:value-type="float">
            <text:p/>
          </table:table-cell>
          <table:table-cell table:formula="of:=[.D136]/2^[.$B$2]" office:value-type="float" office:value="0.00740814208984375" calcext:value-type="float">
            <text:p/>
          </table:table-cell>
          <table:table-cell table:formula="of:=ABS([.F136]-[.E136])/[.E136]*100" office:value-type="float" office:value="0.00991821289062118" calcext:value-type="float">
            <text:p/>
          </table:table-cell>
          <table:table-cell table:formula="of:=FLOOR([.$A$4]/[.C136];1)" office:value-type="float" office:value="99" calcext:value-type="float">
            <text:p/>
          </table:table-cell>
          <table:table-cell table:formula="of:=FLOOR(FLOOR([.$A$4]*[.D136];1)/2^[.$B$2];1)" office:value-type="float" office:value="99" calcext:value-type="float">
            <text:p/>
          </table:table-cell>
          <table:table-cell table:formula="of:=ABS([.H136]-[.I136])" office:value-type="float" office:value="0" calcext:value-type="float">
            <text:p/>
          </table:table-cell>
          <table:table-cell table:formula="of:=CONCATENATE(&quot;assign rom[&quot;;[.C136];&quot;] = &quot;;[.$B$2];&quot;'d&quot;;[.D136];&quot;;&quot;)" office:value-type="string" office:string-value="assign rom[135] = 18'd1942;" calcext:value-type="string">
            <text:p>assign rom[135] = 18'd1942;</text:p>
          </table:table-cell>
        </table:table-row>
        <table:table-row table:style-name="ro1">
          <table:table-cell table:number-columns-repeated="2"/>
          <table:table-cell table:formula="of:=[.C136]+1" office:value-type="float" office:value="136" calcext:value-type="float">
            <text:p/>
          </table:table-cell>
          <table:table-cell table:formula="of:=MIN(ROUND(2^[.$B$2]/[.C137]);2^[.$B$2]-1)" office:value-type="float" office:value="1928" calcext:value-type="float">
            <text:p/>
          </table:table-cell>
          <table:table-cell table:formula="of:=1/[.C137]" office:value-type="float" office:value="0.00735294117647059" calcext:value-type="float">
            <text:p/>
          </table:table-cell>
          <table:table-cell table:formula="of:=[.D137]/2^[.$B$2]" office:value-type="float" office:value="0.007354736328125" calcext:value-type="float">
            <text:p/>
          </table:table-cell>
          <table:table-cell table:formula="of:=ABS([.F137]-[.E137])/[.E137]*100" office:value-type="float" office:value="0.0244140625000014" calcext:value-type="float">
            <text:p/>
          </table:table-cell>
          <table:table-cell table:formula="of:=FLOOR([.$A$4]/[.C137];1)" office:value-type="float" office:value="98" calcext:value-type="float">
            <text:p/>
          </table:table-cell>
          <table:table-cell table:formula="of:=FLOOR(FLOOR([.$A$4]*[.D137];1)/2^[.$B$2];1)" office:value-type="float" office:value="98" calcext:value-type="float">
            <text:p/>
          </table:table-cell>
          <table:table-cell table:formula="of:=ABS([.H137]-[.I137])" office:value-type="float" office:value="0" calcext:value-type="float">
            <text:p/>
          </table:table-cell>
          <table:table-cell table:formula="of:=CONCATENATE(&quot;assign rom[&quot;;[.C137];&quot;] = &quot;;[.$B$2];&quot;'d&quot;;[.D137];&quot;;&quot;)" office:value-type="string" office:string-value="assign rom[136] = 18'd1928;" calcext:value-type="string">
            <text:p>assign rom[136] = 18'd1928;</text:p>
          </table:table-cell>
        </table:table-row>
        <table:table-row table:style-name="ro1">
          <table:table-cell table:number-columns-repeated="2"/>
          <table:table-cell table:formula="of:=[.C137]+1" office:value-type="float" office:value="137" calcext:value-type="float">
            <text:p/>
          </table:table-cell>
          <table:table-cell table:formula="of:=MIN(ROUND(2^[.$B$2]/[.C138]);2^[.$B$2]-1)" office:value-type="float" office:value="1913" calcext:value-type="float">
            <text:p/>
          </table:table-cell>
          <table:table-cell table:formula="of:=1/[.C138]" office:value-type="float" office:value="0.0072992700729927" calcext:value-type="float">
            <text:p/>
          </table:table-cell>
          <table:table-cell table:formula="of:=[.D138]/2^[.$B$2]" office:value-type="float" office:value="0.00729751586914063" calcext:value-type="float">
            <text:p/>
          </table:table-cell>
          <table:table-cell table:formula="of:=ABS([.F138]-[.E138])/[.E138]*100" office:value-type="float" office:value="0.0240325927734342" calcext:value-type="float">
            <text:p/>
          </table:table-cell>
          <table:table-cell table:formula="of:=FLOOR([.$A$4]/[.C138];1)" office:value-type="float" office:value="98" calcext:value-type="float">
            <text:p/>
          </table:table-cell>
          <table:table-cell table:formula="of:=FLOOR(FLOOR([.$A$4]*[.D138];1)/2^[.$B$2];1)" office:value-type="float" office:value="98" calcext:value-type="float">
            <text:p/>
          </table:table-cell>
          <table:table-cell table:formula="of:=ABS([.H138]-[.I138])" office:value-type="float" office:value="0" calcext:value-type="float">
            <text:p/>
          </table:table-cell>
          <table:table-cell table:formula="of:=CONCATENATE(&quot;assign rom[&quot;;[.C138];&quot;] = &quot;;[.$B$2];&quot;'d&quot;;[.D138];&quot;;&quot;)" office:value-type="string" office:string-value="assign rom[137] = 18'd1913;" calcext:value-type="string">
            <text:p>assign rom[137] = 18'd1913;</text:p>
          </table:table-cell>
        </table:table-row>
        <table:table-row table:style-name="ro1">
          <table:table-cell table:number-columns-repeated="2"/>
          <table:table-cell table:formula="of:=[.C138]+1" office:value-type="float" office:value="138" calcext:value-type="float">
            <text:p/>
          </table:table-cell>
          <table:table-cell table:formula="of:=MIN(ROUND(2^[.$B$2]/[.C139]);2^[.$B$2]-1)" office:value-type="float" office:value="1900" calcext:value-type="float">
            <text:p/>
          </table:table-cell>
          <table:table-cell table:formula="of:=1/[.C139]" office:value-type="float" office:value="0.0072463768115942" calcext:value-type="float">
            <text:p/>
          </table:table-cell>
          <table:table-cell table:formula="of:=[.D139]/2^[.$B$2]" office:value-type="float" office:value="0.0072479248046875" calcext:value-type="float">
            <text:p/>
          </table:table-cell>
          <table:table-cell table:formula="of:=ABS([.F139]-[.E139])/[.E139]*100" office:value-type="float" office:value="0.0213623046874988" calcext:value-type="float">
            <text:p/>
          </table:table-cell>
          <table:table-cell table:formula="of:=FLOOR([.$A$4]/[.C139];1)" office:value-type="float" office:value="97" calcext:value-type="float">
            <text:p/>
          </table:table-cell>
          <table:table-cell table:formula="of:=FLOOR(FLOOR([.$A$4]*[.D139];1)/2^[.$B$2];1)" office:value-type="float" office:value="97" calcext:value-type="float">
            <text:p/>
          </table:table-cell>
          <table:table-cell table:formula="of:=ABS([.H139]-[.I139])" office:value-type="float" office:value="0" calcext:value-type="float">
            <text:p/>
          </table:table-cell>
          <table:table-cell table:formula="of:=CONCATENATE(&quot;assign rom[&quot;;[.C139];&quot;] = &quot;;[.$B$2];&quot;'d&quot;;[.D139];&quot;;&quot;)" office:value-type="string" office:string-value="assign rom[138] = 18'd1900;" calcext:value-type="string">
            <text:p>assign rom[138] = 18'd1900;</text:p>
          </table:table-cell>
        </table:table-row>
        <table:table-row table:style-name="ro1">
          <table:table-cell table:number-columns-repeated="2"/>
          <table:table-cell table:formula="of:=[.C139]+1" office:value-type="float" office:value="139" calcext:value-type="float">
            <text:p/>
          </table:table-cell>
          <table:table-cell table:formula="of:=MIN(ROUND(2^[.$B$2]/[.C140]);2^[.$B$2]-1)" office:value-type="float" office:value="1886" calcext:value-type="float">
            <text:p/>
          </table:table-cell>
          <table:table-cell table:formula="of:=1/[.C140]" office:value-type="float" office:value="0.00719424460431655" calcext:value-type="float">
            <text:p/>
          </table:table-cell>
          <table:table-cell table:formula="of:=[.D140]/2^[.$B$2]" office:value-type="float" office:value="0.00719451904296875" calcext:value-type="float">
            <text:p/>
          </table:table-cell>
          <table:table-cell table:formula="of:=ABS([.F140]-[.E140])/[.E140]*100" office:value-type="float" office:value="0.0038146972656198" calcext:value-type="float">
            <text:p/>
          </table:table-cell>
          <table:table-cell table:formula="of:=FLOOR([.$A$4]/[.C140];1)" office:value-type="float" office:value="96" calcext:value-type="float">
            <text:p/>
          </table:table-cell>
          <table:table-cell table:formula="of:=FLOOR(FLOOR([.$A$4]*[.D140];1)/2^[.$B$2];1)" office:value-type="float" office:value="96" calcext:value-type="float">
            <text:p/>
          </table:table-cell>
          <table:table-cell table:formula="of:=ABS([.H140]-[.I140])" office:value-type="float" office:value="0" calcext:value-type="float">
            <text:p/>
          </table:table-cell>
          <table:table-cell table:formula="of:=CONCATENATE(&quot;assign rom[&quot;;[.C140];&quot;] = &quot;;[.$B$2];&quot;'d&quot;;[.D140];&quot;;&quot;)" office:value-type="string" office:string-value="assign rom[139] = 18'd1886;" calcext:value-type="string">
            <text:p>assign rom[139] = 18'd1886;</text:p>
          </table:table-cell>
        </table:table-row>
        <table:table-row table:style-name="ro1">
          <table:table-cell table:number-columns-repeated="2"/>
          <table:table-cell table:formula="of:=[.C140]+1" office:value-type="float" office:value="140" calcext:value-type="float">
            <text:p/>
          </table:table-cell>
          <table:table-cell table:formula="of:=MIN(ROUND(2^[.$B$2]/[.C141]);2^[.$B$2]-1)" office:value-type="float" office:value="1872" calcext:value-type="float">
            <text:p/>
          </table:table-cell>
          <table:table-cell table:formula="of:=1/[.C141]" office:value-type="float" office:value="0.00714285714285714" calcext:value-type="float">
            <text:p/>
          </table:table-cell>
          <table:table-cell table:formula="of:=[.D141]/2^[.$B$2]" office:value-type="float" office:value="0.00714111328125" calcext:value-type="float">
            <text:p/>
          </table:table-cell>
          <table:table-cell table:formula="of:=ABS([.F141]-[.E141])/[.E141]*100" office:value-type="float" office:value="0.0244140624999969" calcext:value-type="float">
            <text:p/>
          </table:table-cell>
          <table:table-cell table:formula="of:=FLOOR([.$A$4]/[.C141];1)" office:value-type="float" office:value="96" calcext:value-type="float">
            <text:p/>
          </table:table-cell>
          <table:table-cell table:formula="of:=FLOOR(FLOOR([.$A$4]*[.D141];1)/2^[.$B$2];1)" office:value-type="float" office:value="96" calcext:value-type="float">
            <text:p/>
          </table:table-cell>
          <table:table-cell table:formula="of:=ABS([.H141]-[.I141])" office:value-type="float" office:value="0" calcext:value-type="float">
            <text:p/>
          </table:table-cell>
          <table:table-cell table:formula="of:=CONCATENATE(&quot;assign rom[&quot;;[.C141];&quot;] = &quot;;[.$B$2];&quot;'d&quot;;[.D141];&quot;;&quot;)" office:value-type="string" office:string-value="assign rom[140] = 18'd1872;" calcext:value-type="string">
            <text:p>assign rom[140] = 18'd1872;</text:p>
          </table:table-cell>
        </table:table-row>
        <table:table-row table:style-name="ro1">
          <table:table-cell table:number-columns-repeated="2"/>
          <table:table-cell table:formula="of:=[.C141]+1" office:value-type="float" office:value="141" calcext:value-type="float">
            <text:p/>
          </table:table-cell>
          <table:table-cell table:formula="of:=MIN(ROUND(2^[.$B$2]/[.C142]);2^[.$B$2]-1)" office:value-type="float" office:value="1859" calcext:value-type="float">
            <text:p/>
          </table:table-cell>
          <table:table-cell table:formula="of:=1/[.C142]" office:value-type="float" office:value="0.00709219858156028" calcext:value-type="float">
            <text:p/>
          </table:table-cell>
          <table:table-cell table:formula="of:=[.D142]/2^[.$B$2]" office:value-type="float" office:value="0.00709152221679688" calcext:value-type="float">
            <text:p/>
          </table:table-cell>
          <table:table-cell table:formula="of:=ABS([.F142]-[.E142])/[.E142]*100" office:value-type="float" office:value="0.00953674316406007" calcext:value-type="float">
            <text:p/>
          </table:table-cell>
          <table:table-cell table:formula="of:=FLOOR([.$A$4]/[.C142];1)" office:value-type="float" office:value="95" calcext:value-type="float">
            <text:p/>
          </table:table-cell>
          <table:table-cell table:formula="of:=FLOOR(FLOOR([.$A$4]*[.D142];1)/2^[.$B$2];1)" office:value-type="float" office:value="95" calcext:value-type="float">
            <text:p/>
          </table:table-cell>
          <table:table-cell table:formula="of:=ABS([.H142]-[.I142])" office:value-type="float" office:value="0" calcext:value-type="float">
            <text:p/>
          </table:table-cell>
          <table:table-cell table:formula="of:=CONCATENATE(&quot;assign rom[&quot;;[.C142];&quot;] = &quot;;[.$B$2];&quot;'d&quot;;[.D142];&quot;;&quot;)" office:value-type="string" office:string-value="assign rom[141] = 18'd1859;" calcext:value-type="string">
            <text:p>assign rom[141] = 18'd1859;</text:p>
          </table:table-cell>
        </table:table-row>
        <table:table-row table:style-name="ro1">
          <table:table-cell table:number-columns-repeated="2"/>
          <table:table-cell table:formula="of:=[.C142]+1" office:value-type="float" office:value="142" calcext:value-type="float">
            <text:p/>
          </table:table-cell>
          <table:table-cell table:formula="of:=MIN(ROUND(2^[.$B$2]/[.C143]);2^[.$B$2]-1)" office:value-type="float" office:value="1846" calcext:value-type="float">
            <text:p/>
          </table:table-cell>
          <table:table-cell table:formula="of:=1/[.C143]" office:value-type="float" office:value="0.00704225352112676" calcext:value-type="float">
            <text:p/>
          </table:table-cell>
          <table:table-cell table:formula="of:=[.D143]/2^[.$B$2]" office:value-type="float" office:value="0.00704193115234375" calcext:value-type="float">
            <text:p/>
          </table:table-cell>
          <table:table-cell table:formula="of:=ABS([.F143]-[.E143])/[.E143]*100" office:value-type="float" office:value="0.00457763671875226" calcext:value-type="float">
            <text:p/>
          </table:table-cell>
          <table:table-cell table:formula="of:=FLOOR([.$A$4]/[.C143];1)" office:value-type="float" office:value="94" calcext:value-type="float">
            <text:p/>
          </table:table-cell>
          <table:table-cell table:formula="of:=FLOOR(FLOOR([.$A$4]*[.D143];1)/2^[.$B$2];1)" office:value-type="float" office:value="94" calcext:value-type="float">
            <text:p/>
          </table:table-cell>
          <table:table-cell table:formula="of:=ABS([.H143]-[.I143])" office:value-type="float" office:value="0" calcext:value-type="float">
            <text:p/>
          </table:table-cell>
          <table:table-cell table:formula="of:=CONCATENATE(&quot;assign rom[&quot;;[.C143];&quot;] = &quot;;[.$B$2];&quot;'d&quot;;[.D143];&quot;;&quot;)" office:value-type="string" office:string-value="assign rom[142] = 18'd1846;" calcext:value-type="string">
            <text:p>assign rom[142] = 18'd1846;</text:p>
          </table:table-cell>
        </table:table-row>
        <table:table-row table:style-name="ro1">
          <table:table-cell table:number-columns-repeated="2"/>
          <table:table-cell table:formula="of:=[.C143]+1" office:value-type="float" office:value="143" calcext:value-type="float">
            <text:p/>
          </table:table-cell>
          <table:table-cell table:formula="of:=MIN(ROUND(2^[.$B$2]/[.C144]);2^[.$B$2]-1)" office:value-type="float" office:value="1833" calcext:value-type="float">
            <text:p/>
          </table:table-cell>
          <table:table-cell table:formula="of:=1/[.C144]" office:value-type="float" office:value="0.00699300699300699" calcext:value-type="float">
            <text:p/>
          </table:table-cell>
          <table:table-cell table:formula="of:=[.D144]/2^[.$B$2]" office:value-type="float" office:value="0.00699234008789063" calcext:value-type="float">
            <text:p/>
          </table:table-cell>
          <table:table-cell table:formula="of:=ABS([.F144]-[.E144])/[.E144]*100" office:value-type="float" office:value="0.00953674316406241" calcext:value-type="float">
            <text:p/>
          </table:table-cell>
          <table:table-cell table:formula="of:=FLOOR([.$A$4]/[.C144];1)" office:value-type="float" office:value="94" calcext:value-type="float">
            <text:p/>
          </table:table-cell>
          <table:table-cell table:formula="of:=FLOOR(FLOOR([.$A$4]*[.D144];1)/2^[.$B$2];1)" office:value-type="float" office:value="94" calcext:value-type="float">
            <text:p/>
          </table:table-cell>
          <table:table-cell table:formula="of:=ABS([.H144]-[.I144])" office:value-type="float" office:value="0" calcext:value-type="float">
            <text:p/>
          </table:table-cell>
          <table:table-cell table:formula="of:=CONCATENATE(&quot;assign rom[&quot;;[.C144];&quot;] = &quot;;[.$B$2];&quot;'d&quot;;[.D144];&quot;;&quot;)" office:value-type="string" office:string-value="assign rom[143] = 18'd1833;" calcext:value-type="string">
            <text:p>assign rom[143] = 18'd1833;</text:p>
          </table:table-cell>
        </table:table-row>
        <table:table-row table:style-name="ro1">
          <table:table-cell table:number-columns-repeated="2"/>
          <table:table-cell table:formula="of:=[.C144]+1" office:value-type="float" office:value="144" calcext:value-type="float">
            <text:p/>
          </table:table-cell>
          <table:table-cell table:formula="of:=MIN(ROUND(2^[.$B$2]/[.C145]);2^[.$B$2]-1)" office:value-type="float" office:value="1820" calcext:value-type="float">
            <text:p/>
          </table:table-cell>
          <table:table-cell table:formula="of:=1/[.C145]" office:value-type="float" office:value="0.00694444444444444" calcext:value-type="float">
            <text:p/>
          </table:table-cell>
          <table:table-cell table:formula="of:=[.D145]/2^[.$B$2]" office:value-type="float" office:value="0.0069427490234375" calcext:value-type="float">
            <text:p/>
          </table:table-cell>
          <table:table-cell table:formula="of:=ABS([.F145]-[.E145])/[.E145]*100" office:value-type="float" office:value="0.0244140624999944" calcext:value-type="float">
            <text:p/>
          </table:table-cell>
          <table:table-cell table:formula="of:=FLOOR([.$A$4]/[.C145];1)" office:value-type="float" office:value="93" calcext:value-type="float">
            <text:p/>
          </table:table-cell>
          <table:table-cell table:formula="of:=FLOOR(FLOOR([.$A$4]*[.D145];1)/2^[.$B$2];1)" office:value-type="float" office:value="93" calcext:value-type="float">
            <text:p/>
          </table:table-cell>
          <table:table-cell table:formula="of:=ABS([.H145]-[.I145])" office:value-type="float" office:value="0" calcext:value-type="float">
            <text:p/>
          </table:table-cell>
          <table:table-cell table:formula="of:=CONCATENATE(&quot;assign rom[&quot;;[.C145];&quot;] = &quot;;[.$B$2];&quot;'d&quot;;[.D145];&quot;;&quot;)" office:value-type="string" office:string-value="assign rom[144] = 18'd1820;" calcext:value-type="string">
            <text:p>assign rom[144] = 18'd1820;</text:p>
          </table:table-cell>
        </table:table-row>
        <table:table-row table:style-name="ro1">
          <table:table-cell table:number-columns-repeated="2"/>
          <table:table-cell table:formula="of:=[.C145]+1" office:value-type="float" office:value="145" calcext:value-type="float">
            <text:p/>
          </table:table-cell>
          <table:table-cell table:formula="of:=MIN(ROUND(2^[.$B$2]/[.C146]);2^[.$B$2]-1)" office:value-type="float" office:value="1808" calcext:value-type="float">
            <text:p/>
          </table:table-cell>
          <table:table-cell table:formula="of:=1/[.C146]" office:value-type="float" office:value="0.00689655172413793" calcext:value-type="float">
            <text:p/>
          </table:table-cell>
          <table:table-cell table:formula="of:=[.D146]/2^[.$B$2]" office:value-type="float" office:value="0.00689697265625" calcext:value-type="float">
            <text:p/>
          </table:table-cell>
          <table:table-cell table:formula="of:=ABS([.F146]-[.E146])/[.E146]*100" office:value-type="float" office:value="0.00610351562500139" calcext:value-type="float">
            <text:p/>
          </table:table-cell>
          <table:table-cell table:formula="of:=FLOOR([.$A$4]/[.C146];1)" office:value-type="float" office:value="92" calcext:value-type="float">
            <text:p/>
          </table:table-cell>
          <table:table-cell table:formula="of:=FLOOR(FLOOR([.$A$4]*[.D146];1)/2^[.$B$2];1)" office:value-type="float" office:value="92" calcext:value-type="float">
            <text:p/>
          </table:table-cell>
          <table:table-cell table:formula="of:=ABS([.H146]-[.I146])" office:value-type="float" office:value="0" calcext:value-type="float">
            <text:p/>
          </table:table-cell>
          <table:table-cell table:formula="of:=CONCATENATE(&quot;assign rom[&quot;;[.C146];&quot;] = &quot;;[.$B$2];&quot;'d&quot;;[.D146];&quot;;&quot;)" office:value-type="string" office:string-value="assign rom[145] = 18'd1808;" calcext:value-type="string">
            <text:p>assign rom[145] = 18'd1808;</text:p>
          </table:table-cell>
        </table:table-row>
        <table:table-row table:style-name="ro1">
          <table:table-cell table:number-columns-repeated="2"/>
          <table:table-cell table:formula="of:=[.C146]+1" office:value-type="float" office:value="146" calcext:value-type="float">
            <text:p/>
          </table:table-cell>
          <table:table-cell table:formula="of:=MIN(ROUND(2^[.$B$2]/[.C147]);2^[.$B$2]-1)" office:value-type="float" office:value="1796" calcext:value-type="float">
            <text:p/>
          </table:table-cell>
          <table:table-cell table:formula="of:=1/[.C147]" office:value-type="float" office:value="0.00684931506849315" calcext:value-type="float">
            <text:p/>
          </table:table-cell>
          <table:table-cell table:formula="of:=[.D147]/2^[.$B$2]" office:value-type="float" office:value="0.0068511962890625" calcext:value-type="float">
            <text:p/>
          </table:table-cell>
          <table:table-cell table:formula="of:=ABS([.F147]-[.E147])/[.E147]*100" office:value-type="float" office:value="0.0274658203125055" calcext:value-type="float">
            <text:p/>
          </table:table-cell>
          <table:table-cell table:formula="of:=FLOOR([.$A$4]/[.C147];1)" office:value-type="float" office:value="92" calcext:value-type="float">
            <text:p/>
          </table:table-cell>
          <table:table-cell table:formula="of:=FLOOR(FLOOR([.$A$4]*[.D147];1)/2^[.$B$2];1)" office:value-type="float" office:value="92" calcext:value-type="float">
            <text:p/>
          </table:table-cell>
          <table:table-cell table:formula="of:=ABS([.H147]-[.I147])" office:value-type="float" office:value="0" calcext:value-type="float">
            <text:p/>
          </table:table-cell>
          <table:table-cell table:formula="of:=CONCATENATE(&quot;assign rom[&quot;;[.C147];&quot;] = &quot;;[.$B$2];&quot;'d&quot;;[.D147];&quot;;&quot;)" office:value-type="string" office:string-value="assign rom[146] = 18'd1796;" calcext:value-type="string">
            <text:p>assign rom[146] = 18'd1796;</text:p>
          </table:table-cell>
        </table:table-row>
        <table:table-row table:style-name="ro1">
          <table:table-cell table:number-columns-repeated="2"/>
          <table:table-cell table:formula="of:=[.C147]+1" office:value-type="float" office:value="147" calcext:value-type="float">
            <text:p/>
          </table:table-cell>
          <table:table-cell table:formula="of:=MIN(ROUND(2^[.$B$2]/[.C148]);2^[.$B$2]-1)" office:value-type="float" office:value="1783" calcext:value-type="float">
            <text:p/>
          </table:table-cell>
          <table:table-cell table:formula="of:=1/[.C148]" office:value-type="float" office:value="0.00680272108843537" calcext:value-type="float">
            <text:p/>
          </table:table-cell>
          <table:table-cell table:formula="of:=[.D148]/2^[.$B$2]" office:value-type="float" office:value="0.00680160522460938" calcext:value-type="float">
            <text:p/>
          </table:table-cell>
          <table:table-cell table:formula="of:=ABS([.F148]-[.E148])/[.E148]*100" office:value-type="float" office:value="0.0164031982421838" calcext:value-type="float">
            <text:p/>
          </table:table-cell>
          <table:table-cell table:formula="of:=FLOOR([.$A$4]/[.C148];1)" office:value-type="float" office:value="91" calcext:value-type="float">
            <text:p/>
          </table:table-cell>
          <table:table-cell table:formula="of:=FLOOR(FLOOR([.$A$4]*[.D148];1)/2^[.$B$2];1)" office:value-type="float" office:value="91" calcext:value-type="float">
            <text:p/>
          </table:table-cell>
          <table:table-cell table:formula="of:=ABS([.H148]-[.I148])" office:value-type="float" office:value="0" calcext:value-type="float">
            <text:p/>
          </table:table-cell>
          <table:table-cell table:formula="of:=CONCATENATE(&quot;assign rom[&quot;;[.C148];&quot;] = &quot;;[.$B$2];&quot;'d&quot;;[.D148];&quot;;&quot;)" office:value-type="string" office:string-value="assign rom[147] = 18'd1783;" calcext:value-type="string">
            <text:p>assign rom[147] = 18'd1783;</text:p>
          </table:table-cell>
        </table:table-row>
        <table:table-row table:style-name="ro1">
          <table:table-cell table:number-columns-repeated="2"/>
          <table:table-cell table:formula="of:=[.C148]+1" office:value-type="float" office:value="148" calcext:value-type="float">
            <text:p/>
          </table:table-cell>
          <table:table-cell table:formula="of:=MIN(ROUND(2^[.$B$2]/[.C149]);2^[.$B$2]-1)" office:value-type="float" office:value="1771" calcext:value-type="float">
            <text:p/>
          </table:table-cell>
          <table:table-cell table:formula="of:=1/[.C149]" office:value-type="float" office:value="0.00675675675675676" calcext:value-type="float">
            <text:p/>
          </table:table-cell>
          <table:table-cell table:formula="of:=[.D149]/2^[.$B$2]" office:value-type="float" office:value="0.00675582885742188" calcext:value-type="float">
            <text:p/>
          </table:table-cell>
          <table:table-cell table:formula="of:=ABS([.F149]-[.E149])/[.E149]*100" office:value-type="float" office:value="0.0137329101562556" calcext:value-type="float">
            <text:p/>
          </table:table-cell>
          <table:table-cell table:formula="of:=FLOOR([.$A$4]/[.C149];1)" office:value-type="float" office:value="90" calcext:value-type="float">
            <text:p/>
          </table:table-cell>
          <table:table-cell table:formula="of:=FLOOR(FLOOR([.$A$4]*[.D149];1)/2^[.$B$2];1)" office:value-type="float" office:value="90" calcext:value-type="float">
            <text:p/>
          </table:table-cell>
          <table:table-cell table:formula="of:=ABS([.H149]-[.I149])" office:value-type="float" office:value="0" calcext:value-type="float">
            <text:p/>
          </table:table-cell>
          <table:table-cell table:formula="of:=CONCATENATE(&quot;assign rom[&quot;;[.C149];&quot;] = &quot;;[.$B$2];&quot;'d&quot;;[.D149];&quot;;&quot;)" office:value-type="string" office:string-value="assign rom[148] = 18'd1771;" calcext:value-type="string">
            <text:p>assign rom[148] = 18'd1771;</text:p>
          </table:table-cell>
        </table:table-row>
        <table:table-row table:style-name="ro1">
          <table:table-cell table:number-columns-repeated="2"/>
          <table:table-cell table:formula="of:=[.C149]+1" office:value-type="float" office:value="149" calcext:value-type="float">
            <text:p/>
          </table:table-cell>
          <table:table-cell table:formula="of:=MIN(ROUND(2^[.$B$2]/[.C150]);2^[.$B$2]-1)" office:value-type="float" office:value="1759" calcext:value-type="float">
            <text:p/>
          </table:table-cell>
          <table:table-cell table:formula="of:=1/[.C150]" office:value-type="float" office:value="0.00671140939597315" calcext:value-type="float">
            <text:p/>
          </table:table-cell>
          <table:table-cell table:formula="of:=[.D150]/2^[.$B$2]" office:value-type="float" office:value="0.00671005249023438" calcext:value-type="float">
            <text:p/>
          </table:table-cell>
          <table:table-cell table:formula="of:=ABS([.F150]-[.E150])/[.E150]*100" office:value-type="float" office:value="0.0202178955078103" calcext:value-type="float">
            <text:p/>
          </table:table-cell>
          <table:table-cell table:formula="of:=FLOOR([.$A$4]/[.C150];1)" office:value-type="float" office:value="90" calcext:value-type="float">
            <text:p/>
          </table:table-cell>
          <table:table-cell table:formula="of:=FLOOR(FLOOR([.$A$4]*[.D150];1)/2^[.$B$2];1)" office:value-type="float" office:value="90" calcext:value-type="float">
            <text:p/>
          </table:table-cell>
          <table:table-cell table:formula="of:=ABS([.H150]-[.I150])" office:value-type="float" office:value="0" calcext:value-type="float">
            <text:p/>
          </table:table-cell>
          <table:table-cell table:formula="of:=CONCATENATE(&quot;assign rom[&quot;;[.C150];&quot;] = &quot;;[.$B$2];&quot;'d&quot;;[.D150];&quot;;&quot;)" office:value-type="string" office:string-value="assign rom[149] = 18'd1759;" calcext:value-type="string">
            <text:p>assign rom[149] = 18'd1759;</text:p>
          </table:table-cell>
        </table:table-row>
        <table:table-row table:style-name="ro1">
          <table:table-cell table:number-columns-repeated="2"/>
          <table:table-cell table:formula="of:=[.C150]+1" office:value-type="float" office:value="150" calcext:value-type="float">
            <text:p/>
          </table:table-cell>
          <table:table-cell table:formula="of:=MIN(ROUND(2^[.$B$2]/[.C151]);2^[.$B$2]-1)" office:value-type="float" office:value="1748" calcext:value-type="float">
            <text:p/>
          </table:table-cell>
          <table:table-cell table:formula="of:=1/[.C151]" office:value-type="float" office:value="0.00666666666666667" calcext:value-type="float">
            <text:p/>
          </table:table-cell>
          <table:table-cell table:formula="of:=[.D151]/2^[.$B$2]" office:value-type="float" office:value="0.0066680908203125" calcext:value-type="float">
            <text:p/>
          </table:table-cell>
          <table:table-cell table:formula="of:=ABS([.F151]-[.E151])/[.E151]*100" office:value-type="float" office:value="0.0213623046874936" calcext:value-type="float">
            <text:p/>
          </table:table-cell>
          <table:table-cell table:formula="of:=FLOOR([.$A$4]/[.C151];1)" office:value-type="float" office:value="89" calcext:value-type="float">
            <text:p/>
          </table:table-cell>
          <table:table-cell table:formula="of:=FLOOR(FLOOR([.$A$4]*[.D151];1)/2^[.$B$2];1)" office:value-type="float" office:value="89" calcext:value-type="float">
            <text:p/>
          </table:table-cell>
          <table:table-cell table:formula="of:=ABS([.H151]-[.I151])" office:value-type="float" office:value="0" calcext:value-type="float">
            <text:p/>
          </table:table-cell>
          <table:table-cell table:formula="of:=CONCATENATE(&quot;assign rom[&quot;;[.C151];&quot;] = &quot;;[.$B$2];&quot;'d&quot;;[.D151];&quot;;&quot;)" office:value-type="string" office:string-value="assign rom[150] = 18'd1748;" calcext:value-type="string">
            <text:p>assign rom[150] = 18'd1748;</text:p>
          </table:table-cell>
        </table:table-row>
        <table:table-row table:style-name="ro1">
          <table:table-cell table:number-columns-repeated="2"/>
          <table:table-cell table:formula="of:=[.C151]+1" office:value-type="float" office:value="151" calcext:value-type="float">
            <text:p/>
          </table:table-cell>
          <table:table-cell table:formula="of:=MIN(ROUND(2^[.$B$2]/[.C152]);2^[.$B$2]-1)" office:value-type="float" office:value="1736" calcext:value-type="float">
            <text:p/>
          </table:table-cell>
          <table:table-cell table:formula="of:=1/[.C152]" office:value-type="float" office:value="0.00662251655629139" calcext:value-type="float">
            <text:p/>
          </table:table-cell>
          <table:table-cell table:formula="of:=[.D152]/2^[.$B$2]" office:value-type="float" office:value="0.006622314453125" calcext:value-type="float">
            <text:p/>
          </table:table-cell>
          <table:table-cell table:formula="of:=ABS([.F152]-[.E152])/[.E152]*100" office:value-type="float" office:value="0.00305175781249991" calcext:value-type="float">
            <text:p/>
          </table:table-cell>
          <table:table-cell table:formula="of:=FLOOR([.$A$4]/[.C152];1)" office:value-type="float" office:value="89" calcext:value-type="float">
            <text:p/>
          </table:table-cell>
          <table:table-cell table:formula="of:=FLOOR(FLOOR([.$A$4]*[.D152];1)/2^[.$B$2];1)" office:value-type="float" office:value="89" calcext:value-type="float">
            <text:p/>
          </table:table-cell>
          <table:table-cell table:formula="of:=ABS([.H152]-[.I152])" office:value-type="float" office:value="0" calcext:value-type="float">
            <text:p/>
          </table:table-cell>
          <table:table-cell table:formula="of:=CONCATENATE(&quot;assign rom[&quot;;[.C152];&quot;] = &quot;;[.$B$2];&quot;'d&quot;;[.D152];&quot;;&quot;)" office:value-type="string" office:string-value="assign rom[151] = 18'd1736;" calcext:value-type="string">
            <text:p>assign rom[151] = 18'd1736;</text:p>
          </table:table-cell>
        </table:table-row>
        <table:table-row table:style-name="ro1">
          <table:table-cell table:number-columns-repeated="2"/>
          <table:table-cell table:formula="of:=[.C152]+1" office:value-type="float" office:value="152" calcext:value-type="float">
            <text:p/>
          </table:table-cell>
          <table:table-cell table:formula="of:=MIN(ROUND(2^[.$B$2]/[.C153]);2^[.$B$2]-1)" office:value-type="float" office:value="1725" calcext:value-type="float">
            <text:p/>
          </table:table-cell>
          <table:table-cell table:formula="of:=1/[.C153]" office:value-type="float" office:value="0.00657894736842105" calcext:value-type="float">
            <text:p/>
          </table:table-cell>
          <table:table-cell table:formula="of:=[.D153]/2^[.$B$2]" office:value-type="float" office:value="0.00658035278320313" calcext:value-type="float">
            <text:p/>
          </table:table-cell>
          <table:table-cell table:formula="of:=ABS([.F153]-[.E153])/[.E153]*100" office:value-type="float" office:value="0.0213623046875055" calcext:value-type="float">
            <text:p/>
          </table:table-cell>
          <table:table-cell table:formula="of:=FLOOR([.$A$4]/[.C153];1)" office:value-type="float" office:value="88" calcext:value-type="float">
            <text:p/>
          </table:table-cell>
          <table:table-cell table:formula="of:=FLOOR(FLOOR([.$A$4]*[.D153];1)/2^[.$B$2];1)" office:value-type="float" office:value="88" calcext:value-type="float">
            <text:p/>
          </table:table-cell>
          <table:table-cell table:formula="of:=ABS([.H153]-[.I153])" office:value-type="float" office:value="0" calcext:value-type="float">
            <text:p/>
          </table:table-cell>
          <table:table-cell table:formula="of:=CONCATENATE(&quot;assign rom[&quot;;[.C153];&quot;] = &quot;;[.$B$2];&quot;'d&quot;;[.D153];&quot;;&quot;)" office:value-type="string" office:string-value="assign rom[152] = 18'd1725;" calcext:value-type="string">
            <text:p>assign rom[152] = 18'd1725;</text:p>
          </table:table-cell>
        </table:table-row>
        <table:table-row table:style-name="ro1">
          <table:table-cell table:number-columns-repeated="2"/>
          <table:table-cell table:formula="of:=[.C153]+1" office:value-type="float" office:value="153" calcext:value-type="float">
            <text:p/>
          </table:table-cell>
          <table:table-cell table:formula="of:=MIN(ROUND(2^[.$B$2]/[.C154]);2^[.$B$2]-1)" office:value-type="float" office:value="1713" calcext:value-type="float">
            <text:p/>
          </table:table-cell>
          <table:table-cell table:formula="of:=1/[.C154]" office:value-type="float" office:value="0.0065359477124183" calcext:value-type="float">
            <text:p/>
          </table:table-cell>
          <table:table-cell table:formula="of:=[.D154]/2^[.$B$2]" office:value-type="float" office:value="0.00653457641601563" calcext:value-type="float">
            <text:p/>
          </table:table-cell>
          <table:table-cell table:formula="of:=ABS([.F154]-[.E154])/[.E154]*100" office:value-type="float" office:value="0.0209808349609405" calcext:value-type="float">
            <text:p/>
          </table:table-cell>
          <table:table-cell table:formula="of:=FLOOR([.$A$4]/[.C154];1)" office:value-type="float" office:value="87" calcext:value-type="float">
            <text:p/>
          </table:table-cell>
          <table:table-cell table:formula="of:=FLOOR(FLOOR([.$A$4]*[.D154];1)/2^[.$B$2];1)" office:value-type="float" office:value="87" calcext:value-type="float">
            <text:p/>
          </table:table-cell>
          <table:table-cell table:formula="of:=ABS([.H154]-[.I154])" office:value-type="float" office:value="0" calcext:value-type="float">
            <text:p/>
          </table:table-cell>
          <table:table-cell table:formula="of:=CONCATENATE(&quot;assign rom[&quot;;[.C154];&quot;] = &quot;;[.$B$2];&quot;'d&quot;;[.D154];&quot;;&quot;)" office:value-type="string" office:string-value="assign rom[153] = 18'd1713;" calcext:value-type="string">
            <text:p>assign rom[153] = 18'd1713;</text:p>
          </table:table-cell>
        </table:table-row>
        <table:table-row table:style-name="ro1">
          <table:table-cell table:number-columns-repeated="2"/>
          <table:table-cell table:formula="of:=[.C154]+1" office:value-type="float" office:value="154" calcext:value-type="float">
            <text:p/>
          </table:table-cell>
          <table:table-cell table:formula="of:=MIN(ROUND(2^[.$B$2]/[.C155]);2^[.$B$2]-1)" office:value-type="float" office:value="1702" calcext:value-type="float">
            <text:p/>
          </table:table-cell>
          <table:table-cell table:formula="of:=1/[.C155]" office:value-type="float" office:value="0.00649350649350649" calcext:value-type="float">
            <text:p/>
          </table:table-cell>
          <table:table-cell table:formula="of:=[.D155]/2^[.$B$2]" office:value-type="float" office:value="0.00649261474609375" calcext:value-type="float">
            <text:p/>
          </table:table-cell>
          <table:table-cell table:formula="of:=ABS([.F155]-[.E155])/[.E155]*100" office:value-type="float" office:value="0.0137329101562566" calcext:value-type="float">
            <text:p/>
          </table:table-cell>
          <table:table-cell table:formula="of:=FLOOR([.$A$4]/[.C155];1)" office:value-type="float" office:value="87" calcext:value-type="float">
            <text:p/>
          </table:table-cell>
          <table:table-cell table:formula="of:=FLOOR(FLOOR([.$A$4]*[.D155];1)/2^[.$B$2];1)" office:value-type="float" office:value="87" calcext:value-type="float">
            <text:p/>
          </table:table-cell>
          <table:table-cell table:formula="of:=ABS([.H155]-[.I155])" office:value-type="float" office:value="0" calcext:value-type="float">
            <text:p/>
          </table:table-cell>
          <table:table-cell table:formula="of:=CONCATENATE(&quot;assign rom[&quot;;[.C155];&quot;] = &quot;;[.$B$2];&quot;'d&quot;;[.D155];&quot;;&quot;)" office:value-type="string" office:string-value="assign rom[154] = 18'd1702;" calcext:value-type="string">
            <text:p>assign rom[154] = 18'd1702;</text:p>
          </table:table-cell>
        </table:table-row>
        <table:table-row table:style-name="ro1">
          <table:table-cell table:number-columns-repeated="2"/>
          <table:table-cell table:formula="of:=[.C155]+1" office:value-type="float" office:value="155" calcext:value-type="float">
            <text:p/>
          </table:table-cell>
          <table:table-cell table:formula="of:=MIN(ROUND(2^[.$B$2]/[.C156]);2^[.$B$2]-1)" office:value-type="float" office:value="1691" calcext:value-type="float">
            <text:p/>
          </table:table-cell>
          <table:table-cell table:formula="of:=1/[.C156]" office:value-type="float" office:value="0.00645161290322581" calcext:value-type="float">
            <text:p/>
          </table:table-cell>
          <table:table-cell table:formula="of:=[.D156]/2^[.$B$2]" office:value-type="float" office:value="0.00645065307617188" calcext:value-type="float">
            <text:p/>
          </table:table-cell>
          <table:table-cell table:formula="of:=ABS([.F156]-[.E156])/[.E156]*100" office:value-type="float" office:value="0.0148773193359374" calcext:value-type="float">
            <text:p/>
          </table:table-cell>
          <table:table-cell table:formula="of:=FLOOR([.$A$4]/[.C156];1)" office:value-type="float" office:value="86" calcext:value-type="float">
            <text:p/>
          </table:table-cell>
          <table:table-cell table:formula="of:=FLOOR(FLOOR([.$A$4]*[.D156];1)/2^[.$B$2];1)" office:value-type="float" office:value="86" calcext:value-type="float">
            <text:p/>
          </table:table-cell>
          <table:table-cell table:formula="of:=ABS([.H156]-[.I156])" office:value-type="float" office:value="0" calcext:value-type="float">
            <text:p/>
          </table:table-cell>
          <table:table-cell table:formula="of:=CONCATENATE(&quot;assign rom[&quot;;[.C156];&quot;] = &quot;;[.$B$2];&quot;'d&quot;;[.D156];&quot;;&quot;)" office:value-type="string" office:string-value="assign rom[155] = 18'd1691;" calcext:value-type="string">
            <text:p>assign rom[155] = 18'd1691;</text:p>
          </table:table-cell>
        </table:table-row>
        <table:table-row table:style-name="ro1">
          <table:table-cell table:number-columns-repeated="2"/>
          <table:table-cell table:formula="of:=[.C156]+1" office:value-type="float" office:value="156" calcext:value-type="float">
            <text:p/>
          </table:table-cell>
          <table:table-cell table:formula="of:=MIN(ROUND(2^[.$B$2]/[.C157]);2^[.$B$2]-1)" office:value-type="float" office:value="1680" calcext:value-type="float">
            <text:p/>
          </table:table-cell>
          <table:table-cell table:formula="of:=1/[.C157]" office:value-type="float" office:value="0.00641025641025641" calcext:value-type="float">
            <text:p/>
          </table:table-cell>
          <table:table-cell table:formula="of:=[.D157]/2^[.$B$2]" office:value-type="float" office:value="0.00640869140625" calcext:value-type="float">
            <text:p/>
          </table:table-cell>
          <table:table-cell table:formula="of:=ABS([.F157]-[.E157])/[.E157]*100" office:value-type="float" office:value="0.0244140624999965" calcext:value-type="float">
            <text:p/>
          </table:table-cell>
          <table:table-cell table:formula="of:=FLOOR([.$A$4]/[.C157];1)" office:value-type="float" office:value="86" calcext:value-type="float">
            <text:p/>
          </table:table-cell>
          <table:table-cell table:formula="of:=FLOOR(FLOOR([.$A$4]*[.D157];1)/2^[.$B$2];1)" office:value-type="float" office:value="86" calcext:value-type="float">
            <text:p/>
          </table:table-cell>
          <table:table-cell table:formula="of:=ABS([.H157]-[.I157])" office:value-type="float" office:value="0" calcext:value-type="float">
            <text:p/>
          </table:table-cell>
          <table:table-cell table:formula="of:=CONCATENATE(&quot;assign rom[&quot;;[.C157];&quot;] = &quot;;[.$B$2];&quot;'d&quot;;[.D157];&quot;;&quot;)" office:value-type="string" office:string-value="assign rom[156] = 18'd1680;" calcext:value-type="string">
            <text:p>assign rom[156] = 18'd1680;</text:p>
          </table:table-cell>
        </table:table-row>
        <table:table-row table:style-name="ro1">
          <table:table-cell table:number-columns-repeated="2"/>
          <table:table-cell table:formula="of:=[.C157]+1" office:value-type="float" office:value="157" calcext:value-type="float">
            <text:p/>
          </table:table-cell>
          <table:table-cell table:formula="of:=MIN(ROUND(2^[.$B$2]/[.C158]);2^[.$B$2]-1)" office:value-type="float" office:value="1670" calcext:value-type="float">
            <text:p/>
          </table:table-cell>
          <table:table-cell table:formula="of:=1/[.C158]" office:value-type="float" office:value="0.00636942675159236" calcext:value-type="float">
            <text:p/>
          </table:table-cell>
          <table:table-cell table:formula="of:=[.D158]/2^[.$B$2]" office:value-type="float" office:value="0.00637054443359375" calcext:value-type="float">
            <text:p/>
          </table:table-cell>
          <table:table-cell table:formula="of:=ABS([.F158]-[.E158])/[.E158]*100" office:value-type="float" office:value="0.01754760742187" calcext:value-type="float">
            <text:p/>
          </table:table-cell>
          <table:table-cell table:formula="of:=FLOOR([.$A$4]/[.C158];1)" office:value-type="float" office:value="85" calcext:value-type="float">
            <text:p/>
          </table:table-cell>
          <table:table-cell table:formula="of:=FLOOR(FLOOR([.$A$4]*[.D158];1)/2^[.$B$2];1)" office:value-type="float" office:value="85" calcext:value-type="float">
            <text:p/>
          </table:table-cell>
          <table:table-cell table:formula="of:=ABS([.H158]-[.I158])" office:value-type="float" office:value="0" calcext:value-type="float">
            <text:p/>
          </table:table-cell>
          <table:table-cell table:formula="of:=CONCATENATE(&quot;assign rom[&quot;;[.C158];&quot;] = &quot;;[.$B$2];&quot;'d&quot;;[.D158];&quot;;&quot;)" office:value-type="string" office:string-value="assign rom[157] = 18'd1670;" calcext:value-type="string">
            <text:p>assign rom[157] = 18'd1670;</text:p>
          </table:table-cell>
        </table:table-row>
        <table:table-row table:style-name="ro1">
          <table:table-cell table:number-columns-repeated="2"/>
          <table:table-cell table:formula="of:=[.C158]+1" office:value-type="float" office:value="158" calcext:value-type="float">
            <text:p/>
          </table:table-cell>
          <table:table-cell table:formula="of:=MIN(ROUND(2^[.$B$2]/[.C159]);2^[.$B$2]-1)" office:value-type="float" office:value="1659" calcext:value-type="float">
            <text:p/>
          </table:table-cell>
          <table:table-cell table:formula="of:=1/[.C159]" office:value-type="float" office:value="0.00632911392405063" calcext:value-type="float">
            <text:p/>
          </table:table-cell>
          <table:table-cell table:formula="of:=[.D159]/2^[.$B$2]" office:value-type="float" office:value="0.00632858276367188" calcext:value-type="float">
            <text:p/>
          </table:table-cell>
          <table:table-cell table:formula="of:=ABS([.F159]-[.E159])/[.E159]*100" office:value-type="float" office:value="0.00839233398437344" calcext:value-type="float">
            <text:p/>
          </table:table-cell>
          <table:table-cell table:formula="of:=FLOOR([.$A$4]/[.C159];1)" office:value-type="float" office:value="85" calcext:value-type="float">
            <text:p/>
          </table:table-cell>
          <table:table-cell table:formula="of:=FLOOR(FLOOR([.$A$4]*[.D159];1)/2^[.$B$2];1)" office:value-type="float" office:value="85" calcext:value-type="float">
            <text:p/>
          </table:table-cell>
          <table:table-cell table:formula="of:=ABS([.H159]-[.I159])" office:value-type="float" office:value="0" calcext:value-type="float">
            <text:p/>
          </table:table-cell>
          <table:table-cell table:formula="of:=CONCATENATE(&quot;assign rom[&quot;;[.C159];&quot;] = &quot;;[.$B$2];&quot;'d&quot;;[.D159];&quot;;&quot;)" office:value-type="string" office:string-value="assign rom[158] = 18'd1659;" calcext:value-type="string">
            <text:p>assign rom[158] = 18'd1659;</text:p>
          </table:table-cell>
        </table:table-row>
        <table:table-row table:style-name="ro1">
          <table:table-cell table:number-columns-repeated="2"/>
          <table:table-cell table:formula="of:=[.C159]+1" office:value-type="float" office:value="159" calcext:value-type="float">
            <text:p/>
          </table:table-cell>
          <table:table-cell table:formula="of:=MIN(ROUND(2^[.$B$2]/[.C160]);2^[.$B$2]-1)" office:value-type="float" office:value="1649" calcext:value-type="float">
            <text:p/>
          </table:table-cell>
          <table:table-cell table:formula="of:=1/[.C160]" office:value-type="float" office:value="0.00628930817610063" calcext:value-type="float">
            <text:p/>
          </table:table-cell>
          <table:table-cell table:formula="of:=[.D160]/2^[.$B$2]" office:value-type="float" office:value="0.00629043579101563" calcext:value-type="float">
            <text:p/>
          </table:table-cell>
          <table:table-cell table:formula="of:=ABS([.F160]-[.E160])/[.E160]*100" office:value-type="float" office:value="0.0179290771484321" calcext:value-type="float">
            <text:p/>
          </table:table-cell>
          <table:table-cell table:formula="of:=FLOOR([.$A$4]/[.C160];1)" office:value-type="float" office:value="84" calcext:value-type="float">
            <text:p/>
          </table:table-cell>
          <table:table-cell table:formula="of:=FLOOR(FLOOR([.$A$4]*[.D160];1)/2^[.$B$2];1)" office:value-type="float" office:value="84" calcext:value-type="float">
            <text:p/>
          </table:table-cell>
          <table:table-cell table:formula="of:=ABS([.H160]-[.I160])" office:value-type="float" office:value="0" calcext:value-type="float">
            <text:p/>
          </table:table-cell>
          <table:table-cell table:formula="of:=CONCATENATE(&quot;assign rom[&quot;;[.C160];&quot;] = &quot;;[.$B$2];&quot;'d&quot;;[.D160];&quot;;&quot;)" office:value-type="string" office:string-value="assign rom[159] = 18'd1649;" calcext:value-type="string">
            <text:p>assign rom[159] = 18'd1649;</text:p>
          </table:table-cell>
        </table:table-row>
        <table:table-row table:style-name="ro1">
          <table:table-cell table:number-columns-repeated="2"/>
          <table:table-cell table:formula="of:=[.C160]+1" office:value-type="float" office:value="160" calcext:value-type="float">
            <text:p/>
          </table:table-cell>
          <table:table-cell table:formula="of:=MIN(ROUND(2^[.$B$2]/[.C161]);2^[.$B$2]-1)" office:value-type="float" office:value="1638" calcext:value-type="float">
            <text:p/>
          </table:table-cell>
          <table:table-cell table:formula="of:=1/[.C161]" office:value-type="float" office:value="0.00625" calcext:value-type="float">
            <text:p/>
          </table:table-cell>
          <table:table-cell table:formula="of:=[.D161]/2^[.$B$2]" office:value-type="float" office:value="0.00624847412109375" calcext:value-type="float">
            <text:p/>
          </table:table-cell>
          <table:table-cell table:formula="of:=ABS([.F161]-[.E161])/[.E161]*100" office:value-type="float" office:value="0.0244140625000055" calcext:value-type="float">
            <text:p/>
          </table:table-cell>
          <table:table-cell table:formula="of:=FLOOR([.$A$4]/[.C161];1)" office:value-type="float" office:value="84" calcext:value-type="float">
            <text:p/>
          </table:table-cell>
          <table:table-cell table:formula="of:=FLOOR(FLOOR([.$A$4]*[.D161];1)/2^[.$B$2];1)" office:value-type="float" office:value="84" calcext:value-type="float">
            <text:p/>
          </table:table-cell>
          <table:table-cell table:formula="of:=ABS([.H161]-[.I161])" office:value-type="float" office:value="0" calcext:value-type="float">
            <text:p/>
          </table:table-cell>
          <table:table-cell table:formula="of:=CONCATENATE(&quot;assign rom[&quot;;[.C161];&quot;] = &quot;;[.$B$2];&quot;'d&quot;;[.D161];&quot;;&quot;)" office:value-type="string" office:string-value="assign rom[160] = 18'd1638;" calcext:value-type="string">
            <text:p>assign rom[160] = 18'd1638;</text:p>
          </table:table-cell>
        </table:table-row>
        <table:table-row table:style-name="ro1">
          <table:table-cell table:number-columns-repeated="2"/>
          <table:table-cell table:formula="of:=[.C161]+1" office:value-type="float" office:value="161" calcext:value-type="float">
            <text:p/>
          </table:table-cell>
          <table:table-cell table:formula="of:=MIN(ROUND(2^[.$B$2]/[.C162]);2^[.$B$2]-1)" office:value-type="float" office:value="1628" calcext:value-type="float">
            <text:p/>
          </table:table-cell>
          <table:table-cell table:formula="of:=1/[.C162]" office:value-type="float" office:value="0.0062111801242236" calcext:value-type="float">
            <text:p/>
          </table:table-cell>
          <table:table-cell table:formula="of:=[.D162]/2^[.$B$2]" office:value-type="float" office:value="0.0062103271484375" calcext:value-type="float">
            <text:p/>
          </table:table-cell>
          <table:table-cell table:formula="of:=ABS([.F162]-[.E162])/[.E162]*100" office:value-type="float" office:value="0.0137329101562432" calcext:value-type="float">
            <text:p/>
          </table:table-cell>
          <table:table-cell table:formula="of:=FLOOR([.$A$4]/[.C162];1)" office:value-type="float" office:value="83" calcext:value-type="float">
            <text:p/>
          </table:table-cell>
          <table:table-cell table:formula="of:=FLOOR(FLOOR([.$A$4]*[.D162];1)/2^[.$B$2];1)" office:value-type="float" office:value="83" calcext:value-type="float">
            <text:p/>
          </table:table-cell>
          <table:table-cell table:formula="of:=ABS([.H162]-[.I162])" office:value-type="float" office:value="0" calcext:value-type="float">
            <text:p/>
          </table:table-cell>
          <table:table-cell table:formula="of:=CONCATENATE(&quot;assign rom[&quot;;[.C162];&quot;] = &quot;;[.$B$2];&quot;'d&quot;;[.D162];&quot;;&quot;)" office:value-type="string" office:string-value="assign rom[161] = 18'd1628;" calcext:value-type="string">
            <text:p>assign rom[161] = 18'd1628;</text:p>
          </table:table-cell>
        </table:table-row>
        <table:table-row table:style-name="ro1">
          <table:table-cell table:number-columns-repeated="2"/>
          <table:table-cell table:formula="of:=[.C162]+1" office:value-type="float" office:value="162" calcext:value-type="float">
            <text:p/>
          </table:table-cell>
          <table:table-cell table:formula="of:=MIN(ROUND(2^[.$B$2]/[.C163]);2^[.$B$2]-1)" office:value-type="float" office:value="1618" calcext:value-type="float">
            <text:p/>
          </table:table-cell>
          <table:table-cell table:formula="of:=1/[.C163]" office:value-type="float" office:value="0.00617283950617284" calcext:value-type="float">
            <text:p/>
          </table:table-cell>
          <table:table-cell table:formula="of:=[.D163]/2^[.$B$2]" office:value-type="float" office:value="0.00617218017578125" calcext:value-type="float">
            <text:p/>
          </table:table-cell>
          <table:table-cell table:formula="of:=ABS([.F163]-[.E163])/[.E163]*100" office:value-type="float" office:value="0.0106811523437444" calcext:value-type="float">
            <text:p/>
          </table:table-cell>
          <table:table-cell table:formula="of:=FLOOR([.$A$4]/[.C163];1)" office:value-type="float" office:value="83" calcext:value-type="float">
            <text:p/>
          </table:table-cell>
          <table:table-cell table:formula="of:=FLOOR(FLOOR([.$A$4]*[.D163];1)/2^[.$B$2];1)" office:value-type="float" office:value="83" calcext:value-type="float">
            <text:p/>
          </table:table-cell>
          <table:table-cell table:formula="of:=ABS([.H163]-[.I163])" office:value-type="float" office:value="0" calcext:value-type="float">
            <text:p/>
          </table:table-cell>
          <table:table-cell table:formula="of:=CONCATENATE(&quot;assign rom[&quot;;[.C163];&quot;] = &quot;;[.$B$2];&quot;'d&quot;;[.D163];&quot;;&quot;)" office:value-type="string" office:string-value="assign rom[162] = 18'd1618;" calcext:value-type="string">
            <text:p>assign rom[162] = 18'd1618;</text:p>
          </table:table-cell>
        </table:table-row>
        <table:table-row table:style-name="ro1">
          <table:table-cell table:number-columns-repeated="2"/>
          <table:table-cell table:formula="of:=[.C163]+1" office:value-type="float" office:value="163" calcext:value-type="float">
            <text:p/>
          </table:table-cell>
          <table:table-cell table:formula="of:=MIN(ROUND(2^[.$B$2]/[.C164]);2^[.$B$2]-1)" office:value-type="float" office:value="1608" calcext:value-type="float">
            <text:p/>
          </table:table-cell>
          <table:table-cell table:formula="of:=1/[.C164]" office:value-type="float" office:value="0.00613496932515337" calcext:value-type="float">
            <text:p/>
          </table:table-cell>
          <table:table-cell table:formula="of:=[.D164]/2^[.$B$2]" office:value-type="float" office:value="0.006134033203125" calcext:value-type="float">
            <text:p/>
          </table:table-cell>
          <table:table-cell table:formula="of:=ABS([.F164]-[.E164])/[.E164]*100" office:value-type="float" office:value="0.0152587890625023" calcext:value-type="float">
            <text:p/>
          </table:table-cell>
          <table:table-cell table:formula="of:=FLOOR([.$A$4]/[.C164];1)" office:value-type="float" office:value="82" calcext:value-type="float">
            <text:p/>
          </table:table-cell>
          <table:table-cell table:formula="of:=FLOOR(FLOOR([.$A$4]*[.D164];1)/2^[.$B$2];1)" office:value-type="float" office:value="82" calcext:value-type="float">
            <text:p/>
          </table:table-cell>
          <table:table-cell table:formula="of:=ABS([.H164]-[.I164])" office:value-type="float" office:value="0" calcext:value-type="float">
            <text:p/>
          </table:table-cell>
          <table:table-cell table:formula="of:=CONCATENATE(&quot;assign rom[&quot;;[.C164];&quot;] = &quot;;[.$B$2];&quot;'d&quot;;[.D164];&quot;;&quot;)" office:value-type="string" office:string-value="assign rom[163] = 18'd1608;" calcext:value-type="string">
            <text:p>assign rom[163] = 18'd1608;</text:p>
          </table:table-cell>
        </table:table-row>
        <table:table-row table:style-name="ro1">
          <table:table-cell table:number-columns-repeated="2"/>
          <table:table-cell table:formula="of:=[.C164]+1" office:value-type="float" office:value="164" calcext:value-type="float">
            <text:p/>
          </table:table-cell>
          <table:table-cell table:formula="of:=MIN(ROUND(2^[.$B$2]/[.C165]);2^[.$B$2]-1)" office:value-type="float" office:value="1598" calcext:value-type="float">
            <text:p/>
          </table:table-cell>
          <table:table-cell table:formula="of:=1/[.C165]" office:value-type="float" office:value="0.00609756097560976" calcext:value-type="float">
            <text:p/>
          </table:table-cell>
          <table:table-cell table:formula="of:=[.D165]/2^[.$B$2]" office:value-type="float" office:value="0.00609588623046875" calcext:value-type="float">
            <text:p/>
          </table:table-cell>
          <table:table-cell table:formula="of:=ABS([.F165]-[.E165])/[.E165]*100" office:value-type="float" office:value="0.0274658203125035" calcext:value-type="float">
            <text:p/>
          </table:table-cell>
          <table:table-cell table:formula="of:=FLOOR([.$A$4]/[.C165];1)" office:value-type="float" office:value="82" calcext:value-type="float">
            <text:p/>
          </table:table-cell>
          <table:table-cell table:formula="of:=FLOOR(FLOOR([.$A$4]*[.D165];1)/2^[.$B$2];1)" office:value-type="float" office:value="82" calcext:value-type="float">
            <text:p/>
          </table:table-cell>
          <table:table-cell table:formula="of:=ABS([.H165]-[.I165])" office:value-type="float" office:value="0" calcext:value-type="float">
            <text:p/>
          </table:table-cell>
          <table:table-cell table:formula="of:=CONCATENATE(&quot;assign rom[&quot;;[.C165];&quot;] = &quot;;[.$B$2];&quot;'d&quot;;[.D165];&quot;;&quot;)" office:value-type="string" office:string-value="assign rom[164] = 18'd1598;" calcext:value-type="string">
            <text:p>assign rom[164] = 18'd1598;</text:p>
          </table:table-cell>
        </table:table-row>
        <table:table-row table:style-name="ro1">
          <table:table-cell table:number-columns-repeated="2"/>
          <table:table-cell table:formula="of:=[.C165]+1" office:value-type="float" office:value="165" calcext:value-type="float">
            <text:p/>
          </table:table-cell>
          <table:table-cell table:formula="of:=MIN(ROUND(2^[.$B$2]/[.C166]);2^[.$B$2]-1)" office:value-type="float" office:value="1589" calcext:value-type="float">
            <text:p/>
          </table:table-cell>
          <table:table-cell table:formula="of:=1/[.C166]" office:value-type="float" office:value="0.00606060606060606" calcext:value-type="float">
            <text:p/>
          </table:table-cell>
          <table:table-cell table:formula="of:=[.D166]/2^[.$B$2]" office:value-type="float" office:value="0.00606155395507813" calcext:value-type="float">
            <text:p/>
          </table:table-cell>
          <table:table-cell table:formula="of:=ABS([.F166]-[.E166])/[.E166]*100" office:value-type="float" office:value="0.0156402587890626" calcext:value-type="float">
            <text:p/>
          </table:table-cell>
          <table:table-cell table:formula="of:=FLOOR([.$A$4]/[.C166];1)" office:value-type="float" office:value="81" calcext:value-type="float">
            <text:p/>
          </table:table-cell>
          <table:table-cell table:formula="of:=FLOOR(FLOOR([.$A$4]*[.D166];1)/2^[.$B$2];1)" office:value-type="float" office:value="81" calcext:value-type="float">
            <text:p/>
          </table:table-cell>
          <table:table-cell table:formula="of:=ABS([.H166]-[.I166])" office:value-type="float" office:value="0" calcext:value-type="float">
            <text:p/>
          </table:table-cell>
          <table:table-cell table:formula="of:=CONCATENATE(&quot;assign rom[&quot;;[.C166];&quot;] = &quot;;[.$B$2];&quot;'d&quot;;[.D166];&quot;;&quot;)" office:value-type="string" office:string-value="assign rom[165] = 18'd1589;" calcext:value-type="string">
            <text:p>assign rom[165] = 18'd1589;</text:p>
          </table:table-cell>
        </table:table-row>
        <table:table-row table:style-name="ro1">
          <table:table-cell table:number-columns-repeated="2"/>
          <table:table-cell table:formula="of:=[.C166]+1" office:value-type="float" office:value="166" calcext:value-type="float">
            <text:p/>
          </table:table-cell>
          <table:table-cell table:formula="of:=MIN(ROUND(2^[.$B$2]/[.C167]);2^[.$B$2]-1)" office:value-type="float" office:value="1579" calcext:value-type="float">
            <text:p/>
          </table:table-cell>
          <table:table-cell table:formula="of:=1/[.C167]" office:value-type="float" office:value="0.00602409638554217" calcext:value-type="float">
            <text:p/>
          </table:table-cell>
          <table:table-cell table:formula="of:=[.D167]/2^[.$B$2]" office:value-type="float" office:value="0.00602340698242188" calcext:value-type="float">
            <text:p/>
          </table:table-cell>
          <table:table-cell table:formula="of:=ABS([.F167]-[.E167])/[.E167]*100" office:value-type="float" office:value="0.0114440917968802" calcext:value-type="float">
            <text:p/>
          </table:table-cell>
          <table:table-cell table:formula="of:=FLOOR([.$A$4]/[.C167];1)" office:value-type="float" office:value="81" calcext:value-type="float">
            <text:p/>
          </table:table-cell>
          <table:table-cell table:formula="of:=FLOOR(FLOOR([.$A$4]*[.D167];1)/2^[.$B$2];1)" office:value-type="float" office:value="81" calcext:value-type="float">
            <text:p/>
          </table:table-cell>
          <table:table-cell table:formula="of:=ABS([.H167]-[.I167])" office:value-type="float" office:value="0" calcext:value-type="float">
            <text:p/>
          </table:table-cell>
          <table:table-cell table:formula="of:=CONCATENATE(&quot;assign rom[&quot;;[.C167];&quot;] = &quot;;[.$B$2];&quot;'d&quot;;[.D167];&quot;;&quot;)" office:value-type="string" office:string-value="assign rom[166] = 18'd1579;" calcext:value-type="string">
            <text:p>assign rom[166] = 18'd1579;</text:p>
          </table:table-cell>
        </table:table-row>
        <table:table-row table:style-name="ro1">
          <table:table-cell table:number-columns-repeated="2"/>
          <table:table-cell table:formula="of:=[.C167]+1" office:value-type="float" office:value="167" calcext:value-type="float">
            <text:p/>
          </table:table-cell>
          <table:table-cell table:formula="of:=MIN(ROUND(2^[.$B$2]/[.C168]);2^[.$B$2]-1)" office:value-type="float" office:value="1570" calcext:value-type="float">
            <text:p/>
          </table:table-cell>
          <table:table-cell table:formula="of:=1/[.C168]" office:value-type="float" office:value="0.00598802395209581" calcext:value-type="float">
            <text:p/>
          </table:table-cell>
          <table:table-cell table:formula="of:=[.D168]/2^[.$B$2]" office:value-type="float" office:value="0.00598907470703125" calcext:value-type="float">
            <text:p/>
          </table:table-cell>
          <table:table-cell table:formula="of:=ABS([.F168]-[.E168])/[.E168]*100" office:value-type="float" office:value="0.0175476074218689" calcext:value-type="float">
            <text:p/>
          </table:table-cell>
          <table:table-cell table:formula="of:=FLOOR([.$A$4]/[.C168];1)" office:value-type="float" office:value="80" calcext:value-type="float">
            <text:p/>
          </table:table-cell>
          <table:table-cell table:formula="of:=FLOOR(FLOOR([.$A$4]*[.D168];1)/2^[.$B$2];1)" office:value-type="float" office:value="80" calcext:value-type="float">
            <text:p/>
          </table:table-cell>
          <table:table-cell table:formula="of:=ABS([.H168]-[.I168])" office:value-type="float" office:value="0" calcext:value-type="float">
            <text:p/>
          </table:table-cell>
          <table:table-cell table:formula="of:=CONCATENATE(&quot;assign rom[&quot;;[.C168];&quot;] = &quot;;[.$B$2];&quot;'d&quot;;[.D168];&quot;;&quot;)" office:value-type="string" office:string-value="assign rom[167] = 18'd1570;" calcext:value-type="string">
            <text:p>assign rom[167] = 18'd1570;</text:p>
          </table:table-cell>
        </table:table-row>
        <table:table-row table:style-name="ro1">
          <table:table-cell table:number-columns-repeated="2"/>
          <table:table-cell table:formula="of:=[.C168]+1" office:value-type="float" office:value="168" calcext:value-type="float">
            <text:p/>
          </table:table-cell>
          <table:table-cell table:formula="of:=MIN(ROUND(2^[.$B$2]/[.C169]);2^[.$B$2]-1)" office:value-type="float" office:value="1560" calcext:value-type="float">
            <text:p/>
          </table:table-cell>
          <table:table-cell table:formula="of:=1/[.C169]" office:value-type="float" office:value="0.00595238095238095" calcext:value-type="float">
            <text:p/>
          </table:table-cell>
          <table:table-cell table:formula="of:=[.D169]/2^[.$B$2]" office:value-type="float" office:value="0.005950927734375" calcext:value-type="float">
            <text:p/>
          </table:table-cell>
          <table:table-cell table:formula="of:=ABS([.F169]-[.E169])/[.E169]*100" office:value-type="float" office:value="0.0244140624999944" calcext:value-type="float">
            <text:p/>
          </table:table-cell>
          <table:table-cell table:formula="of:=FLOOR([.$A$4]/[.C169];1)" office:value-type="float" office:value="80" calcext:value-type="float">
            <text:p/>
          </table:table-cell>
          <table:table-cell table:formula="of:=FLOOR(FLOOR([.$A$4]*[.D169];1)/2^[.$B$2];1)" office:value-type="float" office:value="80" calcext:value-type="float">
            <text:p/>
          </table:table-cell>
          <table:table-cell table:formula="of:=ABS([.H169]-[.I169])" office:value-type="float" office:value="0" calcext:value-type="float">
            <text:p/>
          </table:table-cell>
          <table:table-cell table:formula="of:=CONCATENATE(&quot;assign rom[&quot;;[.C169];&quot;] = &quot;;[.$B$2];&quot;'d&quot;;[.D169];&quot;;&quot;)" office:value-type="string" office:string-value="assign rom[168] = 18'd1560;" calcext:value-type="string">
            <text:p>assign rom[168] = 18'd1560;</text:p>
          </table:table-cell>
        </table:table-row>
        <table:table-row table:style-name="ro1">
          <table:table-cell table:number-columns-repeated="2"/>
          <table:table-cell table:formula="of:=[.C169]+1" office:value-type="float" office:value="169" calcext:value-type="float">
            <text:p/>
          </table:table-cell>
          <table:table-cell table:formula="of:=MIN(ROUND(2^[.$B$2]/[.C170]);2^[.$B$2]-1)" office:value-type="float" office:value="1551" calcext:value-type="float">
            <text:p/>
          </table:table-cell>
          <table:table-cell table:formula="of:=1/[.C170]" office:value-type="float" office:value="0.00591715976331361" calcext:value-type="float">
            <text:p/>
          </table:table-cell>
          <table:table-cell table:formula="of:=[.D170]/2^[.$B$2]" office:value-type="float" office:value="0.00591659545898438" calcext:value-type="float">
            <text:p/>
          </table:table-cell>
          <table:table-cell table:formula="of:=ABS([.F170]-[.E170])/[.E170]*100" office:value-type="float" office:value="0.00953674316406016" calcext:value-type="float">
            <text:p/>
          </table:table-cell>
          <table:table-cell table:formula="of:=FLOOR([.$A$4]/[.C170];1)" office:value-type="float" office:value="79" calcext:value-type="float">
            <text:p/>
          </table:table-cell>
          <table:table-cell table:formula="of:=FLOOR(FLOOR([.$A$4]*[.D170];1)/2^[.$B$2];1)" office:value-type="float" office:value="79" calcext:value-type="float">
            <text:p/>
          </table:table-cell>
          <table:table-cell table:formula="of:=ABS([.H170]-[.I170])" office:value-type="float" office:value="0" calcext:value-type="float">
            <text:p/>
          </table:table-cell>
          <table:table-cell table:formula="of:=CONCATENATE(&quot;assign rom[&quot;;[.C170];&quot;] = &quot;;[.$B$2];&quot;'d&quot;;[.D170];&quot;;&quot;)" office:value-type="string" office:string-value="assign rom[169] = 18'd1551;" calcext:value-type="string">
            <text:p>assign rom[169] = 18'd1551;</text:p>
          </table:table-cell>
        </table:table-row>
        <table:table-row table:style-name="ro1">
          <table:table-cell table:number-columns-repeated="2"/>
          <table:table-cell table:formula="of:=[.C170]+1" office:value-type="float" office:value="170" calcext:value-type="float">
            <text:p/>
          </table:table-cell>
          <table:table-cell table:formula="of:=MIN(ROUND(2^[.$B$2]/[.C171]);2^[.$B$2]-1)" office:value-type="float" office:value="1542" calcext:value-type="float">
            <text:p/>
          </table:table-cell>
          <table:table-cell table:formula="of:=1/[.C171]" office:value-type="float" office:value="0.00588235294117647" calcext:value-type="float">
            <text:p/>
          </table:table-cell>
          <table:table-cell table:formula="of:=[.D171]/2^[.$B$2]" office:value-type="float" office:value="0.00588226318359375" calcext:value-type="float">
            <text:p/>
          </table:table-cell>
          <table:table-cell table:formula="of:=ABS([.F171]-[.E171])/[.E171]*100" office:value-type="float" office:value="0.00152587890624861" calcext:value-type="float">
            <text:p/>
          </table:table-cell>
          <table:table-cell table:formula="of:=FLOOR([.$A$4]/[.C171];1)" office:value-type="float" office:value="79" calcext:value-type="float">
            <text:p/>
          </table:table-cell>
          <table:table-cell table:formula="of:=FLOOR(FLOOR([.$A$4]*[.D171];1)/2^[.$B$2];1)" office:value-type="float" office:value="79" calcext:value-type="float">
            <text:p/>
          </table:table-cell>
          <table:table-cell table:formula="of:=ABS([.H171]-[.I171])" office:value-type="float" office:value="0" calcext:value-type="float">
            <text:p/>
          </table:table-cell>
          <table:table-cell table:formula="of:=CONCATENATE(&quot;assign rom[&quot;;[.C171];&quot;] = &quot;;[.$B$2];&quot;'d&quot;;[.D171];&quot;;&quot;)" office:value-type="string" office:string-value="assign rom[170] = 18'd1542;" calcext:value-type="string">
            <text:p>assign rom[170] = 18'd1542;</text:p>
          </table:table-cell>
        </table:table-row>
        <table:table-row table:style-name="ro1">
          <table:table-cell table:number-columns-repeated="2"/>
          <table:table-cell table:formula="of:=[.C171]+1" office:value-type="float" office:value="171" calcext:value-type="float">
            <text:p/>
          </table:table-cell>
          <table:table-cell table:formula="of:=MIN(ROUND(2^[.$B$2]/[.C172]);2^[.$B$2]-1)" office:value-type="float" office:value="1533" calcext:value-type="float">
            <text:p/>
          </table:table-cell>
          <table:table-cell table:formula="of:=1/[.C172]" office:value-type="float" office:value="0.00584795321637427" calcext:value-type="float">
            <text:p/>
          </table:table-cell>
          <table:table-cell table:formula="of:=[.D172]/2^[.$B$2]" office:value-type="float" office:value="0.00584793090820313" calcext:value-type="float">
            <text:p/>
          </table:table-cell>
          <table:table-cell table:formula="of:=ABS([.F172]-[.E172])/[.E172]*100" office:value-type="float" office:value="0.000381469726556949" calcext:value-type="float">
            <text:p/>
          </table:table-cell>
          <table:table-cell table:formula="of:=FLOOR([.$A$4]/[.C172];1)" office:value-type="float" office:value="78" calcext:value-type="float">
            <text:p/>
          </table:table-cell>
          <table:table-cell table:formula="of:=FLOOR(FLOOR([.$A$4]*[.D172];1)/2^[.$B$2];1)" office:value-type="float" office:value="78" calcext:value-type="float">
            <text:p/>
          </table:table-cell>
          <table:table-cell table:formula="of:=ABS([.H172]-[.I172])" office:value-type="float" office:value="0" calcext:value-type="float">
            <text:p/>
          </table:table-cell>
          <table:table-cell table:formula="of:=CONCATENATE(&quot;assign rom[&quot;;[.C172];&quot;] = &quot;;[.$B$2];&quot;'d&quot;;[.D172];&quot;;&quot;)" office:value-type="string" office:string-value="assign rom[171] = 18'd1533;" calcext:value-type="string">
            <text:p>assign rom[171] = 18'd1533;</text:p>
          </table:table-cell>
        </table:table-row>
        <table:table-row table:style-name="ro1">
          <table:table-cell table:number-columns-repeated="2"/>
          <table:table-cell table:formula="of:=[.C172]+1" office:value-type="float" office:value="172" calcext:value-type="float">
            <text:p/>
          </table:table-cell>
          <table:table-cell table:formula="of:=MIN(ROUND(2^[.$B$2]/[.C173]);2^[.$B$2]-1)" office:value-type="float" office:value="1524" calcext:value-type="float">
            <text:p/>
          </table:table-cell>
          <table:table-cell table:formula="of:=1/[.C173]" office:value-type="float" office:value="0.00581395348837209" calcext:value-type="float">
            <text:p/>
          </table:table-cell>
          <table:table-cell table:formula="of:=[.D173]/2^[.$B$2]" office:value-type="float" office:value="0.0058135986328125" calcext:value-type="float">
            <text:p/>
          </table:table-cell>
          <table:table-cell table:formula="of:=ABS([.F173]-[.E173])/[.E173]*100" office:value-type="float" office:value="0.00610351562499861" calcext:value-type="float">
            <text:p/>
          </table:table-cell>
          <table:table-cell table:formula="of:=FLOOR([.$A$4]/[.C173];1)" office:value-type="float" office:value="78" calcext:value-type="float">
            <text:p/>
          </table:table-cell>
          <table:table-cell table:formula="of:=FLOOR(FLOOR([.$A$4]*[.D173];1)/2^[.$B$2];1)" office:value-type="float" office:value="78" calcext:value-type="float">
            <text:p/>
          </table:table-cell>
          <table:table-cell table:formula="of:=ABS([.H173]-[.I173])" office:value-type="float" office:value="0" calcext:value-type="float">
            <text:p/>
          </table:table-cell>
          <table:table-cell table:formula="of:=CONCATENATE(&quot;assign rom[&quot;;[.C173];&quot;] = &quot;;[.$B$2];&quot;'d&quot;;[.D173];&quot;;&quot;)" office:value-type="string" office:string-value="assign rom[172] = 18'd1524;" calcext:value-type="string">
            <text:p>assign rom[172] = 18'd1524;</text:p>
          </table:table-cell>
        </table:table-row>
        <table:table-row table:style-name="ro1">
          <table:table-cell table:number-columns-repeated="2"/>
          <table:table-cell table:formula="of:=[.C173]+1" office:value-type="float" office:value="173" calcext:value-type="float">
            <text:p/>
          </table:table-cell>
          <table:table-cell table:formula="of:=MIN(ROUND(2^[.$B$2]/[.C174]);2^[.$B$2]-1)" office:value-type="float" office:value="1515" calcext:value-type="float">
            <text:p/>
          </table:table-cell>
          <table:table-cell table:formula="of:=1/[.C174]" office:value-type="float" office:value="0.00578034682080925" calcext:value-type="float">
            <text:p/>
          </table:table-cell>
          <table:table-cell table:formula="of:=[.D174]/2^[.$B$2]" office:value-type="float" office:value="0.00577926635742188" calcext:value-type="float">
            <text:p/>
          </table:table-cell>
          <table:table-cell table:formula="of:=ABS([.F174]-[.E174])/[.E174]*100" office:value-type="float" office:value="0.0186920166015576" calcext:value-type="float">
            <text:p/>
          </table:table-cell>
          <table:table-cell table:formula="of:=FLOOR([.$A$4]/[.C174];1)" office:value-type="float" office:value="77" calcext:value-type="float">
            <text:p/>
          </table:table-cell>
          <table:table-cell table:formula="of:=FLOOR(FLOOR([.$A$4]*[.D174];1)/2^[.$B$2];1)" office:value-type="float" office:value="77" calcext:value-type="float">
            <text:p/>
          </table:table-cell>
          <table:table-cell table:formula="of:=ABS([.H174]-[.I174])" office:value-type="float" office:value="0" calcext:value-type="float">
            <text:p/>
          </table:table-cell>
          <table:table-cell table:formula="of:=CONCATENATE(&quot;assign rom[&quot;;[.C174];&quot;] = &quot;;[.$B$2];&quot;'d&quot;;[.D174];&quot;;&quot;)" office:value-type="string" office:string-value="assign rom[173] = 18'd1515;" calcext:value-type="string">
            <text:p>assign rom[173] = 18'd1515;</text:p>
          </table:table-cell>
        </table:table-row>
        <table:table-row table:style-name="ro1">
          <table:table-cell table:number-columns-repeated="2"/>
          <table:table-cell table:formula="of:=[.C174]+1" office:value-type="float" office:value="174" calcext:value-type="float">
            <text:p/>
          </table:table-cell>
          <table:table-cell table:formula="of:=MIN(ROUND(2^[.$B$2]/[.C175]);2^[.$B$2]-1)" office:value-type="float" office:value="1507" calcext:value-type="float">
            <text:p/>
          </table:table-cell>
          <table:table-cell table:formula="of:=1/[.C175]" office:value-type="float" office:value="0.00574712643678161" calcext:value-type="float">
            <text:p/>
          </table:table-cell>
          <table:table-cell table:formula="of:=[.D175]/2^[.$B$2]" office:value-type="float" office:value="0.00574874877929688" calcext:value-type="float">
            <text:p/>
          </table:table-cell>
          <table:table-cell table:formula="of:=ABS([.F175]-[.E175])/[.E175]*100" office:value-type="float" office:value="0.0282287597656264" calcext:value-type="float">
            <text:p/>
          </table:table-cell>
          <table:table-cell table:formula="of:=FLOOR([.$A$4]/[.C175];1)" office:value-type="float" office:value="77" calcext:value-type="float">
            <text:p/>
          </table:table-cell>
          <table:table-cell table:formula="of:=FLOOR(FLOOR([.$A$4]*[.D175];1)/2^[.$B$2];1)" office:value-type="float" office:value="77" calcext:value-type="float">
            <text:p/>
          </table:table-cell>
          <table:table-cell table:formula="of:=ABS([.H175]-[.I175])" office:value-type="float" office:value="0" calcext:value-type="float">
            <text:p/>
          </table:table-cell>
          <table:table-cell table:formula="of:=CONCATENATE(&quot;assign rom[&quot;;[.C175];&quot;] = &quot;;[.$B$2];&quot;'d&quot;;[.D175];&quot;;&quot;)" office:value-type="string" office:string-value="assign rom[174] = 18'd1507;" calcext:value-type="string">
            <text:p>assign rom[174] = 18'd1507;</text:p>
          </table:table-cell>
        </table:table-row>
        <table:table-row table:style-name="ro1">
          <table:table-cell table:number-columns-repeated="2"/>
          <table:table-cell table:formula="of:=[.C175]+1" office:value-type="float" office:value="175" calcext:value-type="float">
            <text:p/>
          </table:table-cell>
          <table:table-cell table:formula="of:=MIN(ROUND(2^[.$B$2]/[.C176]);2^[.$B$2]-1)" office:value-type="float" office:value="1498" calcext:value-type="float">
            <text:p/>
          </table:table-cell>
          <table:table-cell table:formula="of:=1/[.C176]" office:value-type="float" office:value="0.00571428571428571" calcext:value-type="float">
            <text:p/>
          </table:table-cell>
          <table:table-cell table:formula="of:=[.D176]/2^[.$B$2]" office:value-type="float" office:value="0.00571441650390625" calcext:value-type="float">
            <text:p/>
          </table:table-cell>
          <table:table-cell table:formula="of:=ABS([.F176]-[.E176])/[.E176]*100" office:value-type="float" office:value="0.00228881835937509" calcext:value-type="float">
            <text:p/>
          </table:table-cell>
          <table:table-cell table:formula="of:=FLOOR([.$A$4]/[.C176];1)" office:value-type="float" office:value="76" calcext:value-type="float">
            <text:p/>
          </table:table-cell>
          <table:table-cell table:formula="of:=FLOOR(FLOOR([.$A$4]*[.D176];1)/2^[.$B$2];1)" office:value-type="float" office:value="76" calcext:value-type="float">
            <text:p/>
          </table:table-cell>
          <table:table-cell table:formula="of:=ABS([.H176]-[.I176])" office:value-type="float" office:value="0" calcext:value-type="float">
            <text:p/>
          </table:table-cell>
          <table:table-cell table:formula="of:=CONCATENATE(&quot;assign rom[&quot;;[.C176];&quot;] = &quot;;[.$B$2];&quot;'d&quot;;[.D176];&quot;;&quot;)" office:value-type="string" office:string-value="assign rom[175] = 18'd1498;" calcext:value-type="string">
            <text:p>assign rom[175] = 18'd1498;</text:p>
          </table:table-cell>
        </table:table-row>
        <table:table-row table:style-name="ro1">
          <table:table-cell table:number-columns-repeated="2"/>
          <table:table-cell table:formula="of:=[.C176]+1" office:value-type="float" office:value="176" calcext:value-type="float">
            <text:p/>
          </table:table-cell>
          <table:table-cell table:formula="of:=MIN(ROUND(2^[.$B$2]/[.C177]);2^[.$B$2]-1)" office:value-type="float" office:value="1489" calcext:value-type="float">
            <text:p/>
          </table:table-cell>
          <table:table-cell table:formula="of:=1/[.C177]" office:value-type="float" office:value="0.00568181818181818" calcext:value-type="float">
            <text:p/>
          </table:table-cell>
          <table:table-cell table:formula="of:=[.D177]/2^[.$B$2]" office:value-type="float" office:value="0.00568008422851563" calcext:value-type="float">
            <text:p/>
          </table:table-cell>
          <table:table-cell table:formula="of:=ABS([.F177]-[.E177])/[.E177]*100" office:value-type="float" office:value="0.0305175781250028" calcext:value-type="float">
            <text:p/>
          </table:table-cell>
          <table:table-cell table:formula="of:=FLOOR([.$A$4]/[.C177];1)" office:value-type="float" office:value="76" calcext:value-type="float">
            <text:p/>
          </table:table-cell>
          <table:table-cell table:formula="of:=FLOOR(FLOOR([.$A$4]*[.D177];1)/2^[.$B$2];1)" office:value-type="float" office:value="76" calcext:value-type="float">
            <text:p/>
          </table:table-cell>
          <table:table-cell table:formula="of:=ABS([.H177]-[.I177])" office:value-type="float" office:value="0" calcext:value-type="float">
            <text:p/>
          </table:table-cell>
          <table:table-cell table:formula="of:=CONCATENATE(&quot;assign rom[&quot;;[.C177];&quot;] = &quot;;[.$B$2];&quot;'d&quot;;[.D177];&quot;;&quot;)" office:value-type="string" office:string-value="assign rom[176] = 18'd1489;" calcext:value-type="string">
            <text:p>assign rom[176] = 18'd1489;</text:p>
          </table:table-cell>
        </table:table-row>
        <table:table-row table:style-name="ro1">
          <table:table-cell table:number-columns-repeated="2"/>
          <table:table-cell table:formula="of:=[.C177]+1" office:value-type="float" office:value="177" calcext:value-type="float">
            <text:p/>
          </table:table-cell>
          <table:table-cell table:formula="of:=MIN(ROUND(2^[.$B$2]/[.C178]);2^[.$B$2]-1)" office:value-type="float" office:value="1481" calcext:value-type="float">
            <text:p/>
          </table:table-cell>
          <table:table-cell table:formula="of:=1/[.C178]" office:value-type="float" office:value="0.00564971751412429" calcext:value-type="float">
            <text:p/>
          </table:table-cell>
          <table:table-cell table:formula="of:=[.D178]/2^[.$B$2]" office:value-type="float" office:value="0.00564956665039063" calcext:value-type="float">
            <text:p/>
          </table:table-cell>
          <table:table-cell table:formula="of:=ABS([.F178]-[.E178])/[.E178]*100" office:value-type="float" office:value="0.00267028808593715" calcext:value-type="float">
            <text:p/>
          </table:table-cell>
          <table:table-cell table:formula="of:=FLOOR([.$A$4]/[.C178];1)" office:value-type="float" office:value="76" calcext:value-type="float">
            <text:p/>
          </table:table-cell>
          <table:table-cell table:formula="of:=FLOOR(FLOOR([.$A$4]*[.D178];1)/2^[.$B$2];1)" office:value-type="float" office:value="76" calcext:value-type="float">
            <text:p/>
          </table:table-cell>
          <table:table-cell table:formula="of:=ABS([.H178]-[.I178])" office:value-type="float" office:value="0" calcext:value-type="float">
            <text:p/>
          </table:table-cell>
          <table:table-cell table:formula="of:=CONCATENATE(&quot;assign rom[&quot;;[.C178];&quot;] = &quot;;[.$B$2];&quot;'d&quot;;[.D178];&quot;;&quot;)" office:value-type="string" office:string-value="assign rom[177] = 18'd1481;" calcext:value-type="string">
            <text:p>assign rom[177] = 18'd1481;</text:p>
          </table:table-cell>
        </table:table-row>
        <table:table-row table:style-name="ro1">
          <table:table-cell table:number-columns-repeated="2"/>
          <table:table-cell table:formula="of:=[.C178]+1" office:value-type="float" office:value="178" calcext:value-type="float">
            <text:p/>
          </table:table-cell>
          <table:table-cell table:formula="of:=MIN(ROUND(2^[.$B$2]/[.C179]);2^[.$B$2]-1)" office:value-type="float" office:value="1473" calcext:value-type="float">
            <text:p/>
          </table:table-cell>
          <table:table-cell table:formula="of:=1/[.C179]" office:value-type="float" office:value="0.00561797752808989" calcext:value-type="float">
            <text:p/>
          </table:table-cell>
          <table:table-cell table:formula="of:=[.D179]/2^[.$B$2]" office:value-type="float" office:value="0.00561904907226563" calcext:value-type="float">
            <text:p/>
          </table:table-cell>
          <table:table-cell table:formula="of:=ABS([.F179]-[.E179])/[.E179]*100" office:value-type="float" office:value="0.0190734863281278" calcext:value-type="float">
            <text:p/>
          </table:table-cell>
          <table:table-cell table:formula="of:=FLOOR([.$A$4]/[.C179];1)" office:value-type="float" office:value="75" calcext:value-type="float">
            <text:p/>
          </table:table-cell>
          <table:table-cell table:formula="of:=FLOOR(FLOOR([.$A$4]*[.D179];1)/2^[.$B$2];1)" office:value-type="float" office:value="75" calcext:value-type="float">
            <text:p/>
          </table:table-cell>
          <table:table-cell table:formula="of:=ABS([.H179]-[.I179])" office:value-type="float" office:value="0" calcext:value-type="float">
            <text:p/>
          </table:table-cell>
          <table:table-cell table:formula="of:=CONCATENATE(&quot;assign rom[&quot;;[.C179];&quot;] = &quot;;[.$B$2];&quot;'d&quot;;[.D179];&quot;;&quot;)" office:value-type="string" office:string-value="assign rom[178] = 18'd1473;" calcext:value-type="string">
            <text:p>assign rom[178] = 18'd1473;</text:p>
          </table:table-cell>
        </table:table-row>
        <table:table-row table:style-name="ro1">
          <table:table-cell table:number-columns-repeated="2"/>
          <table:table-cell table:formula="of:=[.C179]+1" office:value-type="float" office:value="179" calcext:value-type="float">
            <text:p/>
          </table:table-cell>
          <table:table-cell table:formula="of:=MIN(ROUND(2^[.$B$2]/[.C180]);2^[.$B$2]-1)" office:value-type="float" office:value="1464" calcext:value-type="float">
            <text:p/>
          </table:table-cell>
          <table:table-cell table:formula="of:=1/[.C180]" office:value-type="float" office:value="0.00558659217877095" calcext:value-type="float">
            <text:p/>
          </table:table-cell>
          <table:table-cell table:formula="of:=[.D180]/2^[.$B$2]" office:value-type="float" office:value="0.005584716796875" calcext:value-type="float">
            <text:p/>
          </table:table-cell>
          <table:table-cell table:formula="of:=ABS([.F180]-[.E180])/[.E180]*100" office:value-type="float" office:value="0.0335693359375032" calcext:value-type="float">
            <text:p/>
          </table:table-cell>
          <table:table-cell table:formula="of:=FLOOR([.$A$4]/[.C180];1)" office:value-type="float" office:value="75" calcext:value-type="float">
            <text:p/>
          </table:table-cell>
          <table:table-cell table:formula="of:=FLOOR(FLOOR([.$A$4]*[.D180];1)/2^[.$B$2];1)" office:value-type="float" office:value="75" calcext:value-type="float">
            <text:p/>
          </table:table-cell>
          <table:table-cell table:formula="of:=ABS([.H180]-[.I180])" office:value-type="float" office:value="0" calcext:value-type="float">
            <text:p/>
          </table:table-cell>
          <table:table-cell table:formula="of:=CONCATENATE(&quot;assign rom[&quot;;[.C180];&quot;] = &quot;;[.$B$2];&quot;'d&quot;;[.D180];&quot;;&quot;)" office:value-type="string" office:string-value="assign rom[179] = 18'd1464;" calcext:value-type="string">
            <text:p>assign rom[179] = 18'd1464;</text:p>
          </table:table-cell>
        </table:table-row>
        <table:table-row table:style-name="ro1">
          <table:table-cell table:number-columns-repeated="2"/>
          <table:table-cell table:formula="of:=[.C180]+1" office:value-type="float" office:value="180" calcext:value-type="float">
            <text:p/>
          </table:table-cell>
          <table:table-cell table:formula="of:=MIN(ROUND(2^[.$B$2]/[.C181]);2^[.$B$2]-1)" office:value-type="float" office:value="1456" calcext:value-type="float">
            <text:p/>
          </table:table-cell>
          <table:table-cell table:formula="of:=1/[.C181]" office:value-type="float" office:value="0.00555555555555556" calcext:value-type="float">
            <text:p/>
          </table:table-cell>
          <table:table-cell table:formula="of:=[.D181]/2^[.$B$2]" office:value-type="float" office:value="0.00555419921875" calcext:value-type="float">
            <text:p/>
          </table:table-cell>
          <table:table-cell table:formula="of:=ABS([.F181]-[.E181])/[.E181]*100" office:value-type="float" office:value="0.0244140625000038" calcext:value-type="float">
            <text:p/>
          </table:table-cell>
          <table:table-cell table:formula="of:=FLOOR([.$A$4]/[.C181];1)" office:value-type="float" office:value="74" calcext:value-type="float">
            <text:p/>
          </table:table-cell>
          <table:table-cell table:formula="of:=FLOOR(FLOOR([.$A$4]*[.D181];1)/2^[.$B$2];1)" office:value-type="float" office:value="74" calcext:value-type="float">
            <text:p/>
          </table:table-cell>
          <table:table-cell table:formula="of:=ABS([.H181]-[.I181])" office:value-type="float" office:value="0" calcext:value-type="float">
            <text:p/>
          </table:table-cell>
          <table:table-cell table:formula="of:=CONCATENATE(&quot;assign rom[&quot;;[.C181];&quot;] = &quot;;[.$B$2];&quot;'d&quot;;[.D181];&quot;;&quot;)" office:value-type="string" office:string-value="assign rom[180] = 18'd1456;" calcext:value-type="string">
            <text:p>assign rom[180] = 18'd1456;</text:p>
          </table:table-cell>
        </table:table-row>
        <table:table-row table:style-name="ro1">
          <table:table-cell table:number-columns-repeated="2"/>
          <table:table-cell table:formula="of:=[.C181]+1" office:value-type="float" office:value="181" calcext:value-type="float">
            <text:p/>
          </table:table-cell>
          <table:table-cell table:formula="of:=MIN(ROUND(2^[.$B$2]/[.C182]);2^[.$B$2]-1)" office:value-type="float" office:value="1448" calcext:value-type="float">
            <text:p/>
          </table:table-cell>
          <table:table-cell table:formula="of:=1/[.C182]" office:value-type="float" office:value="0.00552486187845304" calcext:value-type="float">
            <text:p/>
          </table:table-cell>
          <table:table-cell table:formula="of:=[.D182]/2^[.$B$2]" office:value-type="float" office:value="0.005523681640625" calcext:value-type="float">
            <text:p/>
          </table:table-cell>
          <table:table-cell table:formula="of:=ABS([.F182]-[.E182])/[.E182]*100" office:value-type="float" office:value="0.0213623046874958" calcext:value-type="float">
            <text:p/>
          </table:table-cell>
          <table:table-cell table:formula="of:=FLOOR([.$A$4]/[.C182];1)" office:value-type="float" office:value="74" calcext:value-type="float">
            <text:p/>
          </table:table-cell>
          <table:table-cell table:formula="of:=FLOOR(FLOOR([.$A$4]*[.D182];1)/2^[.$B$2];1)" office:value-type="float" office:value="74" calcext:value-type="float">
            <text:p/>
          </table:table-cell>
          <table:table-cell table:formula="of:=ABS([.H182]-[.I182])" office:value-type="float" office:value="0" calcext:value-type="float">
            <text:p/>
          </table:table-cell>
          <table:table-cell table:formula="of:=CONCATENATE(&quot;assign rom[&quot;;[.C182];&quot;] = &quot;;[.$B$2];&quot;'d&quot;;[.D182];&quot;;&quot;)" office:value-type="string" office:string-value="assign rom[181] = 18'd1448;" calcext:value-type="string">
            <text:p>assign rom[181] = 18'd1448;</text:p>
          </table:table-cell>
        </table:table-row>
        <table:table-row table:style-name="ro1">
          <table:table-cell table:number-columns-repeated="2"/>
          <table:table-cell table:formula="of:=[.C182]+1" office:value-type="float" office:value="182" calcext:value-type="float">
            <text:p/>
          </table:table-cell>
          <table:table-cell table:formula="of:=MIN(ROUND(2^[.$B$2]/[.C183]);2^[.$B$2]-1)" office:value-type="float" office:value="1440" calcext:value-type="float">
            <text:p/>
          </table:table-cell>
          <table:table-cell table:formula="of:=1/[.C183]" office:value-type="float" office:value="0.00549450549450549" calcext:value-type="float">
            <text:p/>
          </table:table-cell>
          <table:table-cell table:formula="of:=[.D183]/2^[.$B$2]" office:value-type="float" office:value="0.0054931640625" calcext:value-type="float">
            <text:p/>
          </table:table-cell>
          <table:table-cell table:formula="of:=ABS([.F183]-[.E183])/[.E183]*100" office:value-type="float" office:value="0.0244140625000078" calcext:value-type="float">
            <text:p/>
          </table:table-cell>
          <table:table-cell table:formula="of:=FLOOR([.$A$4]/[.C183];1)" office:value-type="float" office:value="73" calcext:value-type="float">
            <text:p/>
          </table:table-cell>
          <table:table-cell table:formula="of:=FLOOR(FLOOR([.$A$4]*[.D183];1)/2^[.$B$2];1)" office:value-type="float" office:value="73" calcext:value-type="float">
            <text:p/>
          </table:table-cell>
          <table:table-cell table:formula="of:=ABS([.H183]-[.I183])" office:value-type="float" office:value="0" calcext:value-type="float">
            <text:p/>
          </table:table-cell>
          <table:table-cell table:formula="of:=CONCATENATE(&quot;assign rom[&quot;;[.C183];&quot;] = &quot;;[.$B$2];&quot;'d&quot;;[.D183];&quot;;&quot;)" office:value-type="string" office:string-value="assign rom[182] = 18'd1440;" calcext:value-type="string">
            <text:p>assign rom[182] = 18'd1440;</text:p>
          </table:table-cell>
        </table:table-row>
        <table:table-row table:style-name="ro1">
          <table:table-cell table:number-columns-repeated="2"/>
          <table:table-cell table:formula="of:=[.C183]+1" office:value-type="float" office:value="183" calcext:value-type="float">
            <text:p/>
          </table:table-cell>
          <table:table-cell table:formula="of:=MIN(ROUND(2^[.$B$2]/[.C184]);2^[.$B$2]-1)" office:value-type="float" office:value="1432" calcext:value-type="float">
            <text:p/>
          </table:table-cell>
          <table:table-cell table:formula="of:=1/[.C184]" office:value-type="float" office:value="0.00546448087431694" calcext:value-type="float">
            <text:p/>
          </table:table-cell>
          <table:table-cell table:formula="of:=[.D184]/2^[.$B$2]" office:value-type="float" office:value="0.005462646484375" calcext:value-type="float">
            <text:p/>
          </table:table-cell>
          <table:table-cell table:formula="of:=ABS([.F184]-[.E184])/[.E184]*100" office:value-type="float" office:value="0.0335693359374999" calcext:value-type="float">
            <text:p/>
          </table:table-cell>
          <table:table-cell table:formula="of:=FLOOR([.$A$4]/[.C184];1)" office:value-type="float" office:value="73" calcext:value-type="float">
            <text:p/>
          </table:table-cell>
          <table:table-cell table:formula="of:=FLOOR(FLOOR([.$A$4]*[.D184];1)/2^[.$B$2];1)" office:value-type="float" office:value="73" calcext:value-type="float">
            <text:p/>
          </table:table-cell>
          <table:table-cell table:formula="of:=ABS([.H184]-[.I184])" office:value-type="float" office:value="0" calcext:value-type="float">
            <text:p/>
          </table:table-cell>
          <table:table-cell table:formula="of:=CONCATENATE(&quot;assign rom[&quot;;[.C184];&quot;] = &quot;;[.$B$2];&quot;'d&quot;;[.D184];&quot;;&quot;)" office:value-type="string" office:string-value="assign rom[183] = 18'd1432;" calcext:value-type="string">
            <text:p>assign rom[183] = 18'd1432;</text:p>
          </table:table-cell>
        </table:table-row>
        <table:table-row table:style-name="ro1">
          <table:table-cell table:number-columns-repeated="2"/>
          <table:table-cell table:formula="of:=[.C184]+1" office:value-type="float" office:value="184" calcext:value-type="float">
            <text:p/>
          </table:table-cell>
          <table:table-cell table:formula="of:=MIN(ROUND(2^[.$B$2]/[.C185]);2^[.$B$2]-1)" office:value-type="float" office:value="1425" calcext:value-type="float">
            <text:p/>
          </table:table-cell>
          <table:table-cell table:formula="of:=1/[.C185]" office:value-type="float" office:value="0.00543478260869565" calcext:value-type="float">
            <text:p/>
          </table:table-cell>
          <table:table-cell table:formula="of:=[.D185]/2^[.$B$2]" office:value-type="float" office:value="0.00543594360351563" calcext:value-type="float">
            <text:p/>
          </table:table-cell>
          <table:table-cell table:formula="of:=ABS([.F185]-[.E185])/[.E185]*100" office:value-type="float" office:value="0.0213623046875028" calcext:value-type="float">
            <text:p/>
          </table:table-cell>
          <table:table-cell table:formula="of:=FLOOR([.$A$4]/[.C185];1)" office:value-type="float" office:value="73" calcext:value-type="float">
            <text:p/>
          </table:table-cell>
          <table:table-cell table:formula="of:=FLOOR(FLOOR([.$A$4]*[.D185];1)/2^[.$B$2];1)" office:value-type="float" office:value="73" calcext:value-type="float">
            <text:p/>
          </table:table-cell>
          <table:table-cell table:formula="of:=ABS([.H185]-[.I185])" office:value-type="float" office:value="0" calcext:value-type="float">
            <text:p/>
          </table:table-cell>
          <table:table-cell table:formula="of:=CONCATENATE(&quot;assign rom[&quot;;[.C185];&quot;] = &quot;;[.$B$2];&quot;'d&quot;;[.D185];&quot;;&quot;)" office:value-type="string" office:string-value="assign rom[184] = 18'd1425;" calcext:value-type="string">
            <text:p>assign rom[184] = 18'd1425;</text:p>
          </table:table-cell>
        </table:table-row>
        <table:table-row table:style-name="ro1">
          <table:table-cell table:number-columns-repeated="2"/>
          <table:table-cell table:formula="of:=[.C185]+1" office:value-type="float" office:value="185" calcext:value-type="float">
            <text:p/>
          </table:table-cell>
          <table:table-cell table:formula="of:=MIN(ROUND(2^[.$B$2]/[.C186]);2^[.$B$2]-1)" office:value-type="float" office:value="1417" calcext:value-type="float">
            <text:p/>
          </table:table-cell>
          <table:table-cell table:formula="of:=1/[.C186]" office:value-type="float" office:value="0.00540540540540541" calcext:value-type="float">
            <text:p/>
          </table:table-cell>
          <table:table-cell table:formula="of:=[.D186]/2^[.$B$2]" office:value-type="float" office:value="0.00540542602539063" calcext:value-type="float">
            <text:p/>
          </table:table-cell>
          <table:table-cell table:formula="of:=ABS([.F186]-[.E186])/[.E186]*100" office:value-type="float" office:value="0.000381469726556949" calcext:value-type="float">
            <text:p/>
          </table:table-cell>
          <table:table-cell table:formula="of:=FLOOR([.$A$4]/[.C186];1)" office:value-type="float" office:value="72" calcext:value-type="float">
            <text:p/>
          </table:table-cell>
          <table:table-cell table:formula="of:=FLOOR(FLOOR([.$A$4]*[.D186];1)/2^[.$B$2];1)" office:value-type="float" office:value="72" calcext:value-type="float">
            <text:p/>
          </table:table-cell>
          <table:table-cell table:formula="of:=ABS([.H186]-[.I186])" office:value-type="float" office:value="0" calcext:value-type="float">
            <text:p/>
          </table:table-cell>
          <table:table-cell table:formula="of:=CONCATENATE(&quot;assign rom[&quot;;[.C186];&quot;] = &quot;;[.$B$2];&quot;'d&quot;;[.D186];&quot;;&quot;)" office:value-type="string" office:string-value="assign rom[185] = 18'd1417;" calcext:value-type="string">
            <text:p>assign rom[185] = 18'd1417;</text:p>
          </table:table-cell>
        </table:table-row>
        <table:table-row table:style-name="ro1">
          <table:table-cell table:number-columns-repeated="2"/>
          <table:table-cell table:formula="of:=[.C186]+1" office:value-type="float" office:value="186" calcext:value-type="float">
            <text:p/>
          </table:table-cell>
          <table:table-cell table:formula="of:=MIN(ROUND(2^[.$B$2]/[.C187]);2^[.$B$2]-1)" office:value-type="float" office:value="1409" calcext:value-type="float">
            <text:p/>
          </table:table-cell>
          <table:table-cell table:formula="of:=1/[.C187]" office:value-type="float" office:value="0.00537634408602151" calcext:value-type="float">
            <text:p/>
          </table:table-cell>
          <table:table-cell table:formula="of:=[.D187]/2^[.$B$2]" office:value-type="float" office:value="0.00537490844726563" calcext:value-type="float">
            <text:p/>
          </table:table-cell>
          <table:table-cell table:formula="of:=ABS([.F187]-[.E187])/[.E187]*100" office:value-type="float" office:value="0.026702880859383" calcext:value-type="float">
            <text:p/>
          </table:table-cell>
          <table:table-cell table:formula="of:=FLOOR([.$A$4]/[.C187];1)" office:value-type="float" office:value="72" calcext:value-type="float">
            <text:p/>
          </table:table-cell>
          <table:table-cell table:formula="of:=FLOOR(FLOOR([.$A$4]*[.D187];1)/2^[.$B$2];1)" office:value-type="float" office:value="72" calcext:value-type="float">
            <text:p/>
          </table:table-cell>
          <table:table-cell table:formula="of:=ABS([.H187]-[.I187])" office:value-type="float" office:value="0" calcext:value-type="float">
            <text:p/>
          </table:table-cell>
          <table:table-cell table:formula="of:=CONCATENATE(&quot;assign rom[&quot;;[.C187];&quot;] = &quot;;[.$B$2];&quot;'d&quot;;[.D187];&quot;;&quot;)" office:value-type="string" office:string-value="assign rom[186] = 18'd1409;" calcext:value-type="string">
            <text:p>assign rom[186] = 18'd1409;</text:p>
          </table:table-cell>
        </table:table-row>
        <table:table-row table:style-name="ro1">
          <table:table-cell table:number-columns-repeated="2"/>
          <table:table-cell table:formula="of:=[.C187]+1" office:value-type="float" office:value="187" calcext:value-type="float">
            <text:p/>
          </table:table-cell>
          <table:table-cell table:formula="of:=MIN(ROUND(2^[.$B$2]/[.C188]);2^[.$B$2]-1)" office:value-type="float" office:value="1402" calcext:value-type="float">
            <text:p/>
          </table:table-cell>
          <table:table-cell table:formula="of:=1/[.C188]" office:value-type="float" office:value="0.0053475935828877" calcext:value-type="float">
            <text:p/>
          </table:table-cell>
          <table:table-cell table:formula="of:=[.D188]/2^[.$B$2]" office:value-type="float" office:value="0.00534820556640625" calcext:value-type="float">
            <text:p/>
          </table:table-cell>
          <table:table-cell table:formula="of:=ABS([.F188]-[.E188])/[.E188]*100" office:value-type="float" office:value="0.0114440917968808" calcext:value-type="float">
            <text:p/>
          </table:table-cell>
          <table:table-cell table:formula="of:=FLOOR([.$A$4]/[.C188];1)" office:value-type="float" office:value="71" calcext:value-type="float">
            <text:p/>
          </table:table-cell>
          <table:table-cell table:formula="of:=FLOOR(FLOOR([.$A$4]*[.D188];1)/2^[.$B$2];1)" office:value-type="float" office:value="71" calcext:value-type="float">
            <text:p/>
          </table:table-cell>
          <table:table-cell table:formula="of:=ABS([.H188]-[.I188])" office:value-type="float" office:value="0" calcext:value-type="float">
            <text:p/>
          </table:table-cell>
          <table:table-cell table:formula="of:=CONCATENATE(&quot;assign rom[&quot;;[.C188];&quot;] = &quot;;[.$B$2];&quot;'d&quot;;[.D188];&quot;;&quot;)" office:value-type="string" office:string-value="assign rom[187] = 18'd1402;" calcext:value-type="string">
            <text:p>assign rom[187] = 18'd1402;</text:p>
          </table:table-cell>
        </table:table-row>
        <table:table-row table:style-name="ro1">
          <table:table-cell table:number-columns-repeated="2"/>
          <table:table-cell table:formula="of:=[.C188]+1" office:value-type="float" office:value="188" calcext:value-type="float">
            <text:p/>
          </table:table-cell>
          <table:table-cell table:formula="of:=MIN(ROUND(2^[.$B$2]/[.C189]);2^[.$B$2]-1)" office:value-type="float" office:value="1394" calcext:value-type="float">
            <text:p/>
          </table:table-cell>
          <table:table-cell table:formula="of:=1/[.C189]" office:value-type="float" office:value="0.00531914893617021" calcext:value-type="float">
            <text:p/>
          </table:table-cell>
          <table:table-cell table:formula="of:=[.D189]/2^[.$B$2]" office:value-type="float" office:value="0.00531768798828125" calcext:value-type="float">
            <text:p/>
          </table:table-cell>
          <table:table-cell table:formula="of:=ABS([.F189]-[.E189])/[.E189]*100" office:value-type="float" office:value="0.0274658203124976" calcext:value-type="float">
            <text:p/>
          </table:table-cell>
          <table:table-cell table:formula="of:=FLOOR([.$A$4]/[.C189];1)" office:value-type="float" office:value="71" calcext:value-type="float">
            <text:p/>
          </table:table-cell>
          <table:table-cell table:formula="of:=FLOOR(FLOOR([.$A$4]*[.D189];1)/2^[.$B$2];1)" office:value-type="float" office:value="71" calcext:value-type="float">
            <text:p/>
          </table:table-cell>
          <table:table-cell table:formula="of:=ABS([.H189]-[.I189])" office:value-type="float" office:value="0" calcext:value-type="float">
            <text:p/>
          </table:table-cell>
          <table:table-cell table:formula="of:=CONCATENATE(&quot;assign rom[&quot;;[.C189];&quot;] = &quot;;[.$B$2];&quot;'d&quot;;[.D189];&quot;;&quot;)" office:value-type="string" office:string-value="assign rom[188] = 18'd1394;" calcext:value-type="string">
            <text:p>assign rom[188] = 18'd1394;</text:p>
          </table:table-cell>
        </table:table-row>
        <table:table-row table:style-name="ro1">
          <table:table-cell table:number-columns-repeated="2"/>
          <table:table-cell table:formula="of:=[.C189]+1" office:value-type="float" office:value="189" calcext:value-type="float">
            <text:p/>
          </table:table-cell>
          <table:table-cell table:formula="of:=MIN(ROUND(2^[.$B$2]/[.C190]);2^[.$B$2]-1)" office:value-type="float" office:value="1387" calcext:value-type="float">
            <text:p/>
          </table:table-cell>
          <table:table-cell table:formula="of:=1/[.C190]" office:value-type="float" office:value="0.00529100529100529" calcext:value-type="float">
            <text:p/>
          </table:table-cell>
          <table:table-cell table:formula="of:=[.D190]/2^[.$B$2]" office:value-type="float" office:value="0.00529098510742188" calcext:value-type="float">
            <text:p/>
          </table:table-cell>
          <table:table-cell table:formula="of:=ABS([.F190]-[.E190])/[.E190]*100" office:value-type="float" office:value="0.000381469726556949" calcext:value-type="float">
            <text:p/>
          </table:table-cell>
          <table:table-cell table:formula="of:=FLOOR([.$A$4]/[.C190];1)" office:value-type="float" office:value="71" calcext:value-type="float">
            <text:p/>
          </table:table-cell>
          <table:table-cell table:formula="of:=FLOOR(FLOOR([.$A$4]*[.D190];1)/2^[.$B$2];1)" office:value-type="float" office:value="71" calcext:value-type="float">
            <text:p/>
          </table:table-cell>
          <table:table-cell table:formula="of:=ABS([.H190]-[.I190])" office:value-type="float" office:value="0" calcext:value-type="float">
            <text:p/>
          </table:table-cell>
          <table:table-cell table:formula="of:=CONCATENATE(&quot;assign rom[&quot;;[.C190];&quot;] = &quot;;[.$B$2];&quot;'d&quot;;[.D190];&quot;;&quot;)" office:value-type="string" office:string-value="assign rom[189] = 18'd1387;" calcext:value-type="string">
            <text:p>assign rom[189] = 18'd1387;</text:p>
          </table:table-cell>
        </table:table-row>
        <table:table-row table:style-name="ro1">
          <table:table-cell table:number-columns-repeated="2"/>
          <table:table-cell table:formula="of:=[.C190]+1" office:value-type="float" office:value="190" calcext:value-type="float">
            <text:p/>
          </table:table-cell>
          <table:table-cell table:formula="of:=MIN(ROUND(2^[.$B$2]/[.C191]);2^[.$B$2]-1)" office:value-type="float" office:value="1380" calcext:value-type="float">
            <text:p/>
          </table:table-cell>
          <table:table-cell table:formula="of:=1/[.C191]" office:value-type="float" office:value="0.00526315789473684" calcext:value-type="float">
            <text:p/>
          </table:table-cell>
          <table:table-cell table:formula="of:=[.D191]/2^[.$B$2]" office:value-type="float" office:value="0.0052642822265625" calcext:value-type="float">
            <text:p/>
          </table:table-cell>
          <table:table-cell table:formula="of:=ABS([.F191]-[.E191])/[.E191]*100" office:value-type="float" office:value="0.0213623046875023" calcext:value-type="float">
            <text:p/>
          </table:table-cell>
          <table:table-cell table:formula="of:=FLOOR([.$A$4]/[.C191];1)" office:value-type="float" office:value="70" calcext:value-type="float">
            <text:p/>
          </table:table-cell>
          <table:table-cell table:formula="of:=FLOOR(FLOOR([.$A$4]*[.D191];1)/2^[.$B$2];1)" office:value-type="float" office:value="70" calcext:value-type="float">
            <text:p/>
          </table:table-cell>
          <table:table-cell table:formula="of:=ABS([.H191]-[.I191])" office:value-type="float" office:value="0" calcext:value-type="float">
            <text:p/>
          </table:table-cell>
          <table:table-cell table:formula="of:=CONCATENATE(&quot;assign rom[&quot;;[.C191];&quot;] = &quot;;[.$B$2];&quot;'d&quot;;[.D191];&quot;;&quot;)" office:value-type="string" office:string-value="assign rom[190] = 18'd1380;" calcext:value-type="string">
            <text:p>assign rom[190] = 18'd1380;</text:p>
          </table:table-cell>
        </table:table-row>
        <table:table-row table:style-name="ro1">
          <table:table-cell table:number-columns-repeated="2"/>
          <table:table-cell table:formula="of:=[.C191]+1" office:value-type="float" office:value="191" calcext:value-type="float">
            <text:p/>
          </table:table-cell>
          <table:table-cell table:formula="of:=MIN(ROUND(2^[.$B$2]/[.C192]);2^[.$B$2]-1)" office:value-type="float" office:value="1372" calcext:value-type="float">
            <text:p/>
          </table:table-cell>
          <table:table-cell table:formula="of:=1/[.C192]" office:value-type="float" office:value="0.00523560209424084" calcext:value-type="float">
            <text:p/>
          </table:table-cell>
          <table:table-cell table:formula="of:=[.D192]/2^[.$B$2]" office:value-type="float" office:value="0.0052337646484375" calcext:value-type="float">
            <text:p/>
          </table:table-cell>
          <table:table-cell table:formula="of:=ABS([.F192]-[.E192])/[.E192]*100" office:value-type="float" office:value="0.0350952148437561" calcext:value-type="float">
            <text:p/>
          </table:table-cell>
          <table:table-cell table:formula="of:=FLOOR([.$A$4]/[.C192];1)" office:value-type="float" office:value="70" calcext:value-type="float">
            <text:p/>
          </table:table-cell>
          <table:table-cell table:formula="of:=FLOOR(FLOOR([.$A$4]*[.D192];1)/2^[.$B$2];1)" office:value-type="float" office:value="70" calcext:value-type="float">
            <text:p/>
          </table:table-cell>
          <table:table-cell table:formula="of:=ABS([.H192]-[.I192])" office:value-type="float" office:value="0" calcext:value-type="float">
            <text:p/>
          </table:table-cell>
          <table:table-cell table:formula="of:=CONCATENATE(&quot;assign rom[&quot;;[.C192];&quot;] = &quot;;[.$B$2];&quot;'d&quot;;[.D192];&quot;;&quot;)" office:value-type="string" office:string-value="assign rom[191] = 18'd1372;" calcext:value-type="string">
            <text:p>assign rom[191] = 18'd1372;</text:p>
          </table:table-cell>
        </table:table-row>
        <table:table-row table:style-name="ro1">
          <table:table-cell table:number-columns-repeated="2"/>
          <table:table-cell table:formula="of:=[.C192]+1" office:value-type="float" office:value="192" calcext:value-type="float">
            <text:p/>
          </table:table-cell>
          <table:table-cell table:formula="of:=MIN(ROUND(2^[.$B$2]/[.C193]);2^[.$B$2]-1)" office:value-type="float" office:value="1365" calcext:value-type="float">
            <text:p/>
          </table:table-cell>
          <table:table-cell table:formula="of:=1/[.C193]" office:value-type="float" office:value="0.00520833333333333" calcext:value-type="float">
            <text:p/>
          </table:table-cell>
          <table:table-cell table:formula="of:=[.D193]/2^[.$B$2]" office:value-type="float" office:value="0.00520706176757813" calcext:value-type="float">
            <text:p/>
          </table:table-cell>
          <table:table-cell table:formula="of:=ABS([.F193]-[.E193])/[.E193]*100" office:value-type="float" office:value="0.0244140624999944" calcext:value-type="float">
            <text:p/>
          </table:table-cell>
          <table:table-cell table:formula="of:=FLOOR([.$A$4]/[.C193];1)" office:value-type="float" office:value="70" calcext:value-type="float">
            <text:p/>
          </table:table-cell>
          <table:table-cell table:formula="of:=FLOOR(FLOOR([.$A$4]*[.D193];1)/2^[.$B$2];1)" office:value-type="float" office:value="70" calcext:value-type="float">
            <text:p/>
          </table:table-cell>
          <table:table-cell table:formula="of:=ABS([.H193]-[.I193])" office:value-type="float" office:value="0" calcext:value-type="float">
            <text:p/>
          </table:table-cell>
          <table:table-cell table:formula="of:=CONCATENATE(&quot;assign rom[&quot;;[.C193];&quot;] = &quot;;[.$B$2];&quot;'d&quot;;[.D193];&quot;;&quot;)" office:value-type="string" office:string-value="assign rom[192] = 18'd1365;" calcext:value-type="string">
            <text:p>assign rom[192] = 18'd1365;</text:p>
          </table:table-cell>
        </table:table-row>
        <table:table-row table:style-name="ro1">
          <table:table-cell table:number-columns-repeated="2"/>
          <table:table-cell table:formula="of:=[.C193]+1" office:value-type="float" office:value="193" calcext:value-type="float">
            <text:p/>
          </table:table-cell>
          <table:table-cell table:formula="of:=MIN(ROUND(2^[.$B$2]/[.C194]);2^[.$B$2]-1)" office:value-type="float" office:value="1358" calcext:value-type="float">
            <text:p/>
          </table:table-cell>
          <table:table-cell table:formula="of:=1/[.C194]" office:value-type="float" office:value="0.00518134715025907" calcext:value-type="float">
            <text:p/>
          </table:table-cell>
          <table:table-cell table:formula="of:=[.D194]/2^[.$B$2]" office:value-type="float" office:value="0.00518035888671875" calcext:value-type="float">
            <text:p/>
          </table:table-cell>
          <table:table-cell table:formula="of:=ABS([.F194]-[.E194])/[.E194]*100" office:value-type="float" office:value="0.0190734863281287" calcext:value-type="float">
            <text:p/>
          </table:table-cell>
          <table:table-cell table:formula="of:=FLOOR([.$A$4]/[.C194];1)" office:value-type="float" office:value="69" calcext:value-type="float">
            <text:p/>
          </table:table-cell>
          <table:table-cell table:formula="of:=FLOOR(FLOOR([.$A$4]*[.D194];1)/2^[.$B$2];1)" office:value-type="float" office:value="69" calcext:value-type="float">
            <text:p/>
          </table:table-cell>
          <table:table-cell table:formula="of:=ABS([.H194]-[.I194])" office:value-type="float" office:value="0" calcext:value-type="float">
            <text:p/>
          </table:table-cell>
          <table:table-cell table:formula="of:=CONCATENATE(&quot;assign rom[&quot;;[.C194];&quot;] = &quot;;[.$B$2];&quot;'d&quot;;[.D194];&quot;;&quot;)" office:value-type="string" office:string-value="assign rom[193] = 18'd1358;" calcext:value-type="string">
            <text:p>assign rom[193] = 18'd1358;</text:p>
          </table:table-cell>
        </table:table-row>
        <table:table-row table:style-name="ro1">
          <table:table-cell table:number-columns-repeated="2"/>
          <table:table-cell table:formula="of:=[.C194]+1" office:value-type="float" office:value="194" calcext:value-type="float">
            <text:p/>
          </table:table-cell>
          <table:table-cell table:formula="of:=MIN(ROUND(2^[.$B$2]/[.C195]);2^[.$B$2]-1)" office:value-type="float" office:value="1351" calcext:value-type="float">
            <text:p/>
          </table:table-cell>
          <table:table-cell table:formula="of:=1/[.C195]" office:value-type="float" office:value="0.00515463917525773" calcext:value-type="float">
            <text:p/>
          </table:table-cell>
          <table:table-cell table:formula="of:=[.D195]/2^[.$B$2]" office:value-type="float" office:value="0.00515365600585938" calcext:value-type="float">
            <text:p/>
          </table:table-cell>
          <table:table-cell table:formula="of:=ABS([.F195]-[.E195])/[.E195]*100" office:value-type="float" office:value="0.0190734863281231" calcext:value-type="float">
            <text:p/>
          </table:table-cell>
          <table:table-cell table:formula="of:=FLOOR([.$A$4]/[.C195];1)" office:value-type="float" office:value="69" calcext:value-type="float">
            <text:p/>
          </table:table-cell>
          <table:table-cell table:formula="of:=FLOOR(FLOOR([.$A$4]*[.D195];1)/2^[.$B$2];1)" office:value-type="float" office:value="69" calcext:value-type="float">
            <text:p/>
          </table:table-cell>
          <table:table-cell table:formula="of:=ABS([.H195]-[.I195])" office:value-type="float" office:value="0" calcext:value-type="float">
            <text:p/>
          </table:table-cell>
          <table:table-cell table:formula="of:=CONCATENATE(&quot;assign rom[&quot;;[.C195];&quot;] = &quot;;[.$B$2];&quot;'d&quot;;[.D195];&quot;;&quot;)" office:value-type="string" office:string-value="assign rom[194] = 18'd1351;" calcext:value-type="string">
            <text:p>assign rom[194] = 18'd1351;</text:p>
          </table:table-cell>
        </table:table-row>
        <table:table-row table:style-name="ro1">
          <table:table-cell table:number-columns-repeated="2"/>
          <table:table-cell table:formula="of:=[.C195]+1" office:value-type="float" office:value="195" calcext:value-type="float">
            <text:p/>
          </table:table-cell>
          <table:table-cell table:formula="of:=MIN(ROUND(2^[.$B$2]/[.C196]);2^[.$B$2]-1)" office:value-type="float" office:value="1344" calcext:value-type="float">
            <text:p/>
          </table:table-cell>
          <table:table-cell table:formula="of:=1/[.C196]" office:value-type="float" office:value="0.00512820512820513" calcext:value-type="float">
            <text:p/>
          </table:table-cell>
          <table:table-cell table:formula="of:=[.D196]/2^[.$B$2]" office:value-type="float" office:value="0.005126953125" calcext:value-type="float">
            <text:p/>
          </table:table-cell>
          <table:table-cell table:formula="of:=ABS([.F196]-[.E196])/[.E196]*100" office:value-type="float" office:value="0.0244140624999999" calcext:value-type="float">
            <text:p/>
          </table:table-cell>
          <table:table-cell table:formula="of:=FLOOR([.$A$4]/[.C196];1)" office:value-type="float" office:value="69" calcext:value-type="float">
            <text:p/>
          </table:table-cell>
          <table:table-cell table:formula="of:=FLOOR(FLOOR([.$A$4]*[.D196];1)/2^[.$B$2];1)" office:value-type="float" office:value="69" calcext:value-type="float">
            <text:p/>
          </table:table-cell>
          <table:table-cell table:formula="of:=ABS([.H196]-[.I196])" office:value-type="float" office:value="0" calcext:value-type="float">
            <text:p/>
          </table:table-cell>
          <table:table-cell table:formula="of:=CONCATENATE(&quot;assign rom[&quot;;[.C196];&quot;] = &quot;;[.$B$2];&quot;'d&quot;;[.D196];&quot;;&quot;)" office:value-type="string" office:string-value="assign rom[195] = 18'd1344;" calcext:value-type="string">
            <text:p>assign rom[195] = 18'd1344;</text:p>
          </table:table-cell>
        </table:table-row>
        <table:table-row table:style-name="ro1">
          <table:table-cell table:number-columns-repeated="2"/>
          <table:table-cell table:formula="of:=[.C196]+1" office:value-type="float" office:value="196" calcext:value-type="float">
            <text:p/>
          </table:table-cell>
          <table:table-cell table:formula="of:=MIN(ROUND(2^[.$B$2]/[.C197]);2^[.$B$2]-1)" office:value-type="float" office:value="1337" calcext:value-type="float">
            <text:p/>
          </table:table-cell>
          <table:table-cell table:formula="of:=1/[.C197]" office:value-type="float" office:value="0.00510204081632653" calcext:value-type="float">
            <text:p/>
          </table:table-cell>
          <table:table-cell table:formula="of:=[.D197]/2^[.$B$2]" office:value-type="float" office:value="0.00510025024414063" calcext:value-type="float">
            <text:p/>
          </table:table-cell>
          <table:table-cell table:formula="of:=ABS([.F197]-[.E197])/[.E197]*100" office:value-type="float" office:value="0.035095214843742" calcext:value-type="float">
            <text:p/>
          </table:table-cell>
          <table:table-cell table:formula="of:=FLOOR([.$A$4]/[.C197];1)" office:value-type="float" office:value="68" calcext:value-type="float">
            <text:p/>
          </table:table-cell>
          <table:table-cell table:formula="of:=FLOOR(FLOOR([.$A$4]*[.D197];1)/2^[.$B$2];1)" office:value-type="float" office:value="68" calcext:value-type="float">
            <text:p/>
          </table:table-cell>
          <table:table-cell table:formula="of:=ABS([.H197]-[.I197])" office:value-type="float" office:value="0" calcext:value-type="float">
            <text:p/>
          </table:table-cell>
          <table:table-cell table:formula="of:=CONCATENATE(&quot;assign rom[&quot;;[.C197];&quot;] = &quot;;[.$B$2];&quot;'d&quot;;[.D197];&quot;;&quot;)" office:value-type="string" office:string-value="assign rom[196] = 18'd1337;" calcext:value-type="string">
            <text:p>assign rom[196] = 18'd1337;</text:p>
          </table:table-cell>
        </table:table-row>
        <table:table-row table:style-name="ro1">
          <table:table-cell table:number-columns-repeated="2"/>
          <table:table-cell table:formula="of:=[.C197]+1" office:value-type="float" office:value="197" calcext:value-type="float">
            <text:p/>
          </table:table-cell>
          <table:table-cell table:formula="of:=MIN(ROUND(2^[.$B$2]/[.C198]);2^[.$B$2]-1)" office:value-type="float" office:value="1331" calcext:value-type="float">
            <text:p/>
          </table:table-cell>
          <table:table-cell table:formula="of:=1/[.C198]" office:value-type="float" office:value="0.00507614213197969" calcext:value-type="float">
            <text:p/>
          </table:table-cell>
          <table:table-cell table:formula="of:=[.D198]/2^[.$B$2]" office:value-type="float" office:value="0.00507736206054688" calcext:value-type="float">
            <text:p/>
          </table:table-cell>
          <table:table-cell table:formula="of:=ABS([.F198]-[.E198])/[.E198]*100" office:value-type="float" office:value="0.0240325927734453" calcext:value-type="float">
            <text:p/>
          </table:table-cell>
          <table:table-cell table:formula="of:=FLOOR([.$A$4]/[.C198];1)" office:value-type="float" office:value="68" calcext:value-type="float">
            <text:p/>
          </table:table-cell>
          <table:table-cell table:formula="of:=FLOOR(FLOOR([.$A$4]*[.D198];1)/2^[.$B$2];1)" office:value-type="float" office:value="68" calcext:value-type="float">
            <text:p/>
          </table:table-cell>
          <table:table-cell table:formula="of:=ABS([.H198]-[.I198])" office:value-type="float" office:value="0" calcext:value-type="float">
            <text:p/>
          </table:table-cell>
          <table:table-cell table:formula="of:=CONCATENATE(&quot;assign rom[&quot;;[.C198];&quot;] = &quot;;[.$B$2];&quot;'d&quot;;[.D198];&quot;;&quot;)" office:value-type="string" office:string-value="assign rom[197] = 18'd1331;" calcext:value-type="string">
            <text:p>assign rom[197] = 18'd1331;</text:p>
          </table:table-cell>
        </table:table-row>
        <table:table-row table:style-name="ro1">
          <table:table-cell table:number-columns-repeated="2"/>
          <table:table-cell table:formula="of:=[.C198]+1" office:value-type="float" office:value="198" calcext:value-type="float">
            <text:p/>
          </table:table-cell>
          <table:table-cell table:formula="of:=MIN(ROUND(2^[.$B$2]/[.C199]);2^[.$B$2]-1)" office:value-type="float" office:value="1324" calcext:value-type="float">
            <text:p/>
          </table:table-cell>
          <table:table-cell table:formula="of:=1/[.C199]" office:value-type="float" office:value="0.00505050505050505" calcext:value-type="float">
            <text:p/>
          </table:table-cell>
          <table:table-cell table:formula="of:=[.D199]/2^[.$B$2]" office:value-type="float" office:value="0.0050506591796875" calcext:value-type="float">
            <text:p/>
          </table:table-cell>
          <table:table-cell table:formula="of:=ABS([.F199]-[.E199])/[.E199]*100" office:value-type="float" office:value="0.0030517578124915" calcext:value-type="float">
            <text:p/>
          </table:table-cell>
          <table:table-cell table:formula="of:=FLOOR([.$A$4]/[.C199];1)" office:value-type="float" office:value="67" calcext:value-type="float">
            <text:p/>
          </table:table-cell>
          <table:table-cell table:formula="of:=FLOOR(FLOOR([.$A$4]*[.D199];1)/2^[.$B$2];1)" office:value-type="float" office:value="67" calcext:value-type="float">
            <text:p/>
          </table:table-cell>
          <table:table-cell table:formula="of:=ABS([.H199]-[.I199])" office:value-type="float" office:value="0" calcext:value-type="float">
            <text:p/>
          </table:table-cell>
          <table:table-cell table:formula="of:=CONCATENATE(&quot;assign rom[&quot;;[.C199];&quot;] = &quot;;[.$B$2];&quot;'d&quot;;[.D199];&quot;;&quot;)" office:value-type="string" office:string-value="assign rom[198] = 18'd1324;" calcext:value-type="string">
            <text:p>assign rom[198] = 18'd1324;</text:p>
          </table:table-cell>
        </table:table-row>
        <table:table-row table:style-name="ro1">
          <table:table-cell table:number-columns-repeated="2"/>
          <table:table-cell table:formula="of:=[.C199]+1" office:value-type="float" office:value="199" calcext:value-type="float">
            <text:p/>
          </table:table-cell>
          <table:table-cell table:formula="of:=MIN(ROUND(2^[.$B$2]/[.C200]);2^[.$B$2]-1)" office:value-type="float" office:value="1317" calcext:value-type="float">
            <text:p/>
          </table:table-cell>
          <table:table-cell table:formula="of:=1/[.C200]" office:value-type="float" office:value="0.0050251256281407" calcext:value-type="float">
            <text:p/>
          </table:table-cell>
          <table:table-cell table:formula="of:=[.D200]/2^[.$B$2]" office:value-type="float" office:value="0.00502395629882813" calcext:value-type="float">
            <text:p/>
          </table:table-cell>
          <table:table-cell table:formula="of:=ABS([.F200]-[.E200])/[.E200]*100" office:value-type="float" office:value="0.023269653320314" calcext:value-type="float">
            <text:p/>
          </table:table-cell>
          <table:table-cell table:formula="of:=FLOOR([.$A$4]/[.C200];1)" office:value-type="float" office:value="67" calcext:value-type="float">
            <text:p/>
          </table:table-cell>
          <table:table-cell table:formula="of:=FLOOR(FLOOR([.$A$4]*[.D200];1)/2^[.$B$2];1)" office:value-type="float" office:value="67" calcext:value-type="float">
            <text:p/>
          </table:table-cell>
          <table:table-cell table:formula="of:=ABS([.H200]-[.I200])" office:value-type="float" office:value="0" calcext:value-type="float">
            <text:p/>
          </table:table-cell>
          <table:table-cell table:formula="of:=CONCATENATE(&quot;assign rom[&quot;;[.C200];&quot;] = &quot;;[.$B$2];&quot;'d&quot;;[.D200];&quot;;&quot;)" office:value-type="string" office:string-value="assign rom[199] = 18'd1317;" calcext:value-type="string">
            <text:p>assign rom[199] = 18'd1317;</text:p>
          </table:table-cell>
        </table:table-row>
        <table:table-row table:style-name="ro1">
          <table:table-cell table:number-columns-repeated="2"/>
          <table:table-cell table:formula="of:=[.C200]+1" office:value-type="float" office:value="200" calcext:value-type="float">
            <text:p/>
          </table:table-cell>
          <table:table-cell table:formula="of:=MIN(ROUND(2^[.$B$2]/[.C201]);2^[.$B$2]-1)" office:value-type="float" office:value="1311" calcext:value-type="float">
            <text:p/>
          </table:table-cell>
          <table:table-cell table:formula="of:=1/[.C201]" office:value-type="float" office:value="0.005" calcext:value-type="float">
            <text:p/>
          </table:table-cell>
          <table:table-cell table:formula="of:=[.D201]/2^[.$B$2]" office:value-type="float" office:value="0.00500106811523438" calcext:value-type="float">
            <text:p/>
          </table:table-cell>
          <table:table-cell table:formula="of:=ABS([.F201]-[.E201])/[.E201]*100" office:value-type="float" office:value="0.0213623046874979" calcext:value-type="float">
            <text:p/>
          </table:table-cell>
          <table:table-cell table:formula="of:=FLOOR([.$A$4]/[.C201];1)" office:value-type="float" office:value="67" calcext:value-type="float">
            <text:p/>
          </table:table-cell>
          <table:table-cell table:formula="of:=FLOOR(FLOOR([.$A$4]*[.D201];1)/2^[.$B$2];1)" office:value-type="float" office:value="67" calcext:value-type="float">
            <text:p/>
          </table:table-cell>
          <table:table-cell table:formula="of:=ABS([.H201]-[.I201])" office:value-type="float" office:value="0" calcext:value-type="float">
            <text:p/>
          </table:table-cell>
          <table:table-cell table:formula="of:=CONCATENATE(&quot;assign rom[&quot;;[.C201];&quot;] = &quot;;[.$B$2];&quot;'d&quot;;[.D201];&quot;;&quot;)" office:value-type="string" office:string-value="assign rom[200] = 18'd1311;" calcext:value-type="string">
            <text:p>assign rom[200] = 18'd1311;</text:p>
          </table:table-cell>
        </table:table-row>
        <table:table-row table:style-name="ro1">
          <table:table-cell table:number-columns-repeated="2"/>
          <table:table-cell table:formula="of:=[.C201]+1" office:value-type="float" office:value="201" calcext:value-type="float">
            <text:p/>
          </table:table-cell>
          <table:table-cell table:formula="of:=MIN(ROUND(2^[.$B$2]/[.C202]);2^[.$B$2]-1)" office:value-type="float" office:value="1304" calcext:value-type="float">
            <text:p/>
          </table:table-cell>
          <table:table-cell table:formula="of:=1/[.C202]" office:value-type="float" office:value="0.00497512437810945" calcext:value-type="float">
            <text:p/>
          </table:table-cell>
          <table:table-cell table:formula="of:=[.D202]/2^[.$B$2]" office:value-type="float" office:value="0.004974365234375" calcext:value-type="float">
            <text:p/>
          </table:table-cell>
          <table:table-cell table:formula="of:=ABS([.F202]-[.E202])/[.E202]*100" office:value-type="float" office:value="0.0152587890624981" calcext:value-type="float">
            <text:p/>
          </table:table-cell>
          <table:table-cell table:formula="of:=FLOOR([.$A$4]/[.C202];1)" office:value-type="float" office:value="66" calcext:value-type="float">
            <text:p/>
          </table:table-cell>
          <table:table-cell table:formula="of:=FLOOR(FLOOR([.$A$4]*[.D202];1)/2^[.$B$2];1)" office:value-type="float" office:value="66" calcext:value-type="float">
            <text:p/>
          </table:table-cell>
          <table:table-cell table:formula="of:=ABS([.H202]-[.I202])" office:value-type="float" office:value="0" calcext:value-type="float">
            <text:p/>
          </table:table-cell>
          <table:table-cell table:formula="of:=CONCATENATE(&quot;assign rom[&quot;;[.C202];&quot;] = &quot;;[.$B$2];&quot;'d&quot;;[.D202];&quot;;&quot;)" office:value-type="string" office:string-value="assign rom[201] = 18'd1304;" calcext:value-type="string">
            <text:p>assign rom[201] = 18'd1304;</text:p>
          </table:table-cell>
        </table:table-row>
        <table:table-row table:style-name="ro1">
          <table:table-cell table:number-columns-repeated="2"/>
          <table:table-cell table:formula="of:=[.C202]+1" office:value-type="float" office:value="202" calcext:value-type="float">
            <text:p/>
          </table:table-cell>
          <table:table-cell table:formula="of:=MIN(ROUND(2^[.$B$2]/[.C203]);2^[.$B$2]-1)" office:value-type="float" office:value="1298" calcext:value-type="float">
            <text:p/>
          </table:table-cell>
          <table:table-cell table:formula="of:=1/[.C203]" office:value-type="float" office:value="0.00495049504950495" calcext:value-type="float">
            <text:p/>
          </table:table-cell>
          <table:table-cell table:formula="of:=[.D203]/2^[.$B$2]" office:value-type="float" office:value="0.00495147705078125" calcext:value-type="float">
            <text:p/>
          </table:table-cell>
          <table:table-cell table:formula="of:=ABS([.F203]-[.E203])/[.E203]*100" office:value-type="float" office:value="0.0198364257812488" calcext:value-type="float">
            <text:p/>
          </table:table-cell>
          <table:table-cell table:formula="of:=FLOOR([.$A$4]/[.C203];1)" office:value-type="float" office:value="66" calcext:value-type="float">
            <text:p/>
          </table:table-cell>
          <table:table-cell table:formula="of:=FLOOR(FLOOR([.$A$4]*[.D203];1)/2^[.$B$2];1)" office:value-type="float" office:value="66" calcext:value-type="float">
            <text:p/>
          </table:table-cell>
          <table:table-cell table:formula="of:=ABS([.H203]-[.I203])" office:value-type="float" office:value="0" calcext:value-type="float">
            <text:p/>
          </table:table-cell>
          <table:table-cell table:formula="of:=CONCATENATE(&quot;assign rom[&quot;;[.C203];&quot;] = &quot;;[.$B$2];&quot;'d&quot;;[.D203];&quot;;&quot;)" office:value-type="string" office:string-value="assign rom[202] = 18'd1298;" calcext:value-type="string">
            <text:p>assign rom[202] = 18'd1298;</text:p>
          </table:table-cell>
        </table:table-row>
        <table:table-row table:style-name="ro1">
          <table:table-cell table:number-columns-repeated="2"/>
          <table:table-cell table:formula="of:=[.C203]+1" office:value-type="float" office:value="203" calcext:value-type="float">
            <text:p/>
          </table:table-cell>
          <table:table-cell table:formula="of:=MIN(ROUND(2^[.$B$2]/[.C204]);2^[.$B$2]-1)" office:value-type="float" office:value="1291" calcext:value-type="float">
            <text:p/>
          </table:table-cell>
          <table:table-cell table:formula="of:=1/[.C204]" office:value-type="float" office:value="0.00492610837438424" calcext:value-type="float">
            <text:p/>
          </table:table-cell>
          <table:table-cell table:formula="of:=[.D204]/2^[.$B$2]" office:value-type="float" office:value="0.00492477416992188" calcext:value-type="float">
            <text:p/>
          </table:table-cell>
          <table:table-cell table:formula="of:=ABS([.F204]-[.E204])/[.E204]*100" office:value-type="float" office:value="0.0270843505859386" calcext:value-type="float">
            <text:p/>
          </table:table-cell>
          <table:table-cell table:formula="of:=FLOOR([.$A$4]/[.C204];1)" office:value-type="float" office:value="66" calcext:value-type="float">
            <text:p/>
          </table:table-cell>
          <table:table-cell table:formula="of:=FLOOR(FLOOR([.$A$4]*[.D204];1)/2^[.$B$2];1)" office:value-type="float" office:value="66" calcext:value-type="float">
            <text:p/>
          </table:table-cell>
          <table:table-cell table:formula="of:=ABS([.H204]-[.I204])" office:value-type="float" office:value="0" calcext:value-type="float">
            <text:p/>
          </table:table-cell>
          <table:table-cell table:formula="of:=CONCATENATE(&quot;assign rom[&quot;;[.C204];&quot;] = &quot;;[.$B$2];&quot;'d&quot;;[.D204];&quot;;&quot;)" office:value-type="string" office:string-value="assign rom[203] = 18'd1291;" calcext:value-type="string">
            <text:p>assign rom[203] = 18'd1291;</text:p>
          </table:table-cell>
        </table:table-row>
        <table:table-row table:style-name="ro1">
          <table:table-cell table:number-columns-repeated="2"/>
          <table:table-cell table:formula="of:=[.C204]+1" office:value-type="float" office:value="204" calcext:value-type="float">
            <text:p/>
          </table:table-cell>
          <table:table-cell table:formula="of:=MIN(ROUND(2^[.$B$2]/[.C205]);2^[.$B$2]-1)" office:value-type="float" office:value="1285" calcext:value-type="float">
            <text:p/>
          </table:table-cell>
          <table:table-cell table:formula="of:=1/[.C205]" office:value-type="float" office:value="0.00490196078431373" calcext:value-type="float">
            <text:p/>
          </table:table-cell>
          <table:table-cell table:formula="of:=[.D205]/2^[.$B$2]" office:value-type="float" office:value="0.00490188598632813" calcext:value-type="float">
            <text:p/>
          </table:table-cell>
          <table:table-cell table:formula="of:=ABS([.F205]-[.E205])/[.E205]*100" office:value-type="float" office:value="0.00152587890624861" calcext:value-type="float">
            <text:p/>
          </table:table-cell>
          <table:table-cell table:formula="of:=FLOOR([.$A$4]/[.C205];1)" office:value-type="float" office:value="65" calcext:value-type="float">
            <text:p/>
          </table:table-cell>
          <table:table-cell table:formula="of:=FLOOR(FLOOR([.$A$4]*[.D205];1)/2^[.$B$2];1)" office:value-type="float" office:value="65" calcext:value-type="float">
            <text:p/>
          </table:table-cell>
          <table:table-cell table:formula="of:=ABS([.H205]-[.I205])" office:value-type="float" office:value="0" calcext:value-type="float">
            <text:p/>
          </table:table-cell>
          <table:table-cell table:formula="of:=CONCATENATE(&quot;assign rom[&quot;;[.C205];&quot;] = &quot;;[.$B$2];&quot;'d&quot;;[.D205];&quot;;&quot;)" office:value-type="string" office:string-value="assign rom[204] = 18'd1285;" calcext:value-type="string">
            <text:p>assign rom[204] = 18'd1285;</text:p>
          </table:table-cell>
        </table:table-row>
        <table:table-row table:style-name="ro1">
          <table:table-cell table:number-columns-repeated="2"/>
          <table:table-cell table:formula="of:=[.C205]+1" office:value-type="float" office:value="205" calcext:value-type="float">
            <text:p/>
          </table:table-cell>
          <table:table-cell table:formula="of:=MIN(ROUND(2^[.$B$2]/[.C206]);2^[.$B$2]-1)" office:value-type="float" office:value="1279" calcext:value-type="float">
            <text:p/>
          </table:table-cell>
          <table:table-cell table:formula="of:=1/[.C206]" office:value-type="float" office:value="0.00487804878048781" calcext:value-type="float">
            <text:p/>
          </table:table-cell>
          <table:table-cell table:formula="of:=[.D206]/2^[.$B$2]" office:value-type="float" office:value="0.00487899780273438" calcext:value-type="float">
            <text:p/>
          </table:table-cell>
          <table:table-cell table:formula="of:=ABS([.F206]-[.E206])/[.E206]*100" office:value-type="float" office:value="0.0194549560546876" calcext:value-type="float">
            <text:p/>
          </table:table-cell>
          <table:table-cell table:formula="of:=FLOOR([.$A$4]/[.C206];1)" office:value-type="float" office:value="65" calcext:value-type="float">
            <text:p/>
          </table:table-cell>
          <table:table-cell table:formula="of:=FLOOR(FLOOR([.$A$4]*[.D206];1)/2^[.$B$2];1)" office:value-type="float" office:value="65" calcext:value-type="float">
            <text:p/>
          </table:table-cell>
          <table:table-cell table:formula="of:=ABS([.H206]-[.I206])" office:value-type="float" office:value="0" calcext:value-type="float">
            <text:p/>
          </table:table-cell>
          <table:table-cell table:formula="of:=CONCATENATE(&quot;assign rom[&quot;;[.C206];&quot;] = &quot;;[.$B$2];&quot;'d&quot;;[.D206];&quot;;&quot;)" office:value-type="string" office:string-value="assign rom[205] = 18'd1279;" calcext:value-type="string">
            <text:p>assign rom[205] = 18'd1279;</text:p>
          </table:table-cell>
        </table:table-row>
        <table:table-row table:style-name="ro1">
          <table:table-cell table:number-columns-repeated="2"/>
          <table:table-cell table:formula="of:=[.C206]+1" office:value-type="float" office:value="206" calcext:value-type="float">
            <text:p/>
          </table:table-cell>
          <table:table-cell table:formula="of:=MIN(ROUND(2^[.$B$2]/[.C207]);2^[.$B$2]-1)" office:value-type="float" office:value="1273" calcext:value-type="float">
            <text:p/>
          </table:table-cell>
          <table:table-cell table:formula="of:=1/[.C207]" office:value-type="float" office:value="0.00485436893203883" calcext:value-type="float">
            <text:p/>
          </table:table-cell>
          <table:table-cell table:formula="of:=[.D207]/2^[.$B$2]" office:value-type="float" office:value="0.00485610961914063" calcext:value-type="float">
            <text:p/>
          </table:table-cell>
          <table:table-cell table:formula="of:=ABS([.F207]-[.E207])/[.E207]*100" office:value-type="float" office:value="0.0358581542968837" calcext:value-type="float">
            <text:p/>
          </table:table-cell>
          <table:table-cell table:formula="of:=FLOOR([.$A$4]/[.C207];1)" office:value-type="float" office:value="65" calcext:value-type="float">
            <text:p/>
          </table:table-cell>
          <table:table-cell table:formula="of:=FLOOR(FLOOR([.$A$4]*[.D207];1)/2^[.$B$2];1)" office:value-type="float" office:value="65" calcext:value-type="float">
            <text:p/>
          </table:table-cell>
          <table:table-cell table:formula="of:=ABS([.H207]-[.I207])" office:value-type="float" office:value="0" calcext:value-type="float">
            <text:p/>
          </table:table-cell>
          <table:table-cell table:formula="of:=CONCATENATE(&quot;assign rom[&quot;;[.C207];&quot;] = &quot;;[.$B$2];&quot;'d&quot;;[.D207];&quot;;&quot;)" office:value-type="string" office:string-value="assign rom[206] = 18'd1273;" calcext:value-type="string">
            <text:p>assign rom[206] = 18'd1273;</text:p>
          </table:table-cell>
        </table:table-row>
        <table:table-row table:style-name="ro1">
          <table:table-cell table:number-columns-repeated="2"/>
          <table:table-cell table:formula="of:=[.C207]+1" office:value-type="float" office:value="207" calcext:value-type="float">
            <text:p/>
          </table:table-cell>
          <table:table-cell table:formula="of:=MIN(ROUND(2^[.$B$2]/[.C208]);2^[.$B$2]-1)" office:value-type="float" office:value="1266" calcext:value-type="float">
            <text:p/>
          </table:table-cell>
          <table:table-cell table:formula="of:=1/[.C208]" office:value-type="float" office:value="0.00483091787439613" calcext:value-type="float">
            <text:p/>
          </table:table-cell>
          <table:table-cell table:formula="of:=[.D208]/2^[.$B$2]" office:value-type="float" office:value="0.00482940673828125" calcext:value-type="float">
            <text:p/>
          </table:table-cell>
          <table:table-cell table:formula="of:=ABS([.F208]-[.E208])/[.E208]*100" office:value-type="float" office:value="0.0312805175781202" calcext:value-type="float">
            <text:p/>
          </table:table-cell>
          <table:table-cell table:formula="of:=FLOOR([.$A$4]/[.C208];1)" office:value-type="float" office:value="65" calcext:value-type="float">
            <text:p/>
          </table:table-cell>
          <table:table-cell table:formula="of:=FLOOR(FLOOR([.$A$4]*[.D208];1)/2^[.$B$2];1)" office:value-type="float" office:value="65" calcext:value-type="float">
            <text:p/>
          </table:table-cell>
          <table:table-cell table:formula="of:=ABS([.H208]-[.I208])" office:value-type="float" office:value="0" calcext:value-type="float">
            <text:p/>
          </table:table-cell>
          <table:table-cell table:formula="of:=CONCATENATE(&quot;assign rom[&quot;;[.C208];&quot;] = &quot;;[.$B$2];&quot;'d&quot;;[.D208];&quot;;&quot;)" office:value-type="string" office:string-value="assign rom[207] = 18'd1266;" calcext:value-type="string">
            <text:p>assign rom[207] = 18'd1266;</text:p>
          </table:table-cell>
        </table:table-row>
        <table:table-row table:style-name="ro1">
          <table:table-cell table:number-columns-repeated="2"/>
          <table:table-cell table:formula="of:=[.C208]+1" office:value-type="float" office:value="208" calcext:value-type="float">
            <text:p/>
          </table:table-cell>
          <table:table-cell table:formula="of:=MIN(ROUND(2^[.$B$2]/[.C209]);2^[.$B$2]-1)" office:value-type="float" office:value="1260" calcext:value-type="float">
            <text:p/>
          </table:table-cell>
          <table:table-cell table:formula="of:=1/[.C209]" office:value-type="float" office:value="0.00480769230769231" calcext:value-type="float">
            <text:p/>
          </table:table-cell>
          <table:table-cell table:formula="of:=[.D209]/2^[.$B$2]" office:value-type="float" office:value="0.0048065185546875" calcext:value-type="float">
            <text:p/>
          </table:table-cell>
          <table:table-cell table:formula="of:=ABS([.F209]-[.E209])/[.E209]*100" office:value-type="float" office:value="0.0244140625000055" calcext:value-type="float">
            <text:p/>
          </table:table-cell>
          <table:table-cell table:formula="of:=FLOOR([.$A$4]/[.C209];1)" office:value-type="float" office:value="64" calcext:value-type="float">
            <text:p/>
          </table:table-cell>
          <table:table-cell table:formula="of:=FLOOR(FLOOR([.$A$4]*[.D209];1)/2^[.$B$2];1)" office:value-type="float" office:value="64" calcext:value-type="float">
            <text:p/>
          </table:table-cell>
          <table:table-cell table:formula="of:=ABS([.H209]-[.I209])" office:value-type="float" office:value="0" calcext:value-type="float">
            <text:p/>
          </table:table-cell>
          <table:table-cell table:formula="of:=CONCATENATE(&quot;assign rom[&quot;;[.C209];&quot;] = &quot;;[.$B$2];&quot;'d&quot;;[.D209];&quot;;&quot;)" office:value-type="string" office:string-value="assign rom[208] = 18'd1260;" calcext:value-type="string">
            <text:p>assign rom[208] = 18'd1260;</text:p>
          </table:table-cell>
        </table:table-row>
        <table:table-row table:style-name="ro1">
          <table:table-cell table:number-columns-repeated="2"/>
          <table:table-cell table:formula="of:=[.C209]+1" office:value-type="float" office:value="209" calcext:value-type="float">
            <text:p/>
          </table:table-cell>
          <table:table-cell table:formula="of:=MIN(ROUND(2^[.$B$2]/[.C210]);2^[.$B$2]-1)" office:value-type="float" office:value="1254" calcext:value-type="float">
            <text:p/>
          </table:table-cell>
          <table:table-cell table:formula="of:=1/[.C210]" office:value-type="float" office:value="0.00478468899521531" calcext:value-type="float">
            <text:p/>
          </table:table-cell>
          <table:table-cell table:formula="of:=[.D210]/2^[.$B$2]" office:value-type="float" office:value="0.00478363037109375" calcext:value-type="float">
            <text:p/>
          </table:table-cell>
          <table:table-cell table:formula="of:=ABS([.F210]-[.E210])/[.E210]*100" office:value-type="float" office:value="0.0221252441406211" calcext:value-type="float">
            <text:p/>
          </table:table-cell>
          <table:table-cell table:formula="of:=FLOOR([.$A$4]/[.C210];1)" office:value-type="float" office:value="64" calcext:value-type="float">
            <text:p/>
          </table:table-cell>
          <table:table-cell table:formula="of:=FLOOR(FLOOR([.$A$4]*[.D210];1)/2^[.$B$2];1)" office:value-type="float" office:value="64" calcext:value-type="float">
            <text:p/>
          </table:table-cell>
          <table:table-cell table:formula="of:=ABS([.H210]-[.I210])" office:value-type="float" office:value="0" calcext:value-type="float">
            <text:p/>
          </table:table-cell>
          <table:table-cell table:formula="of:=CONCATENATE(&quot;assign rom[&quot;;[.C210];&quot;] = &quot;;[.$B$2];&quot;'d&quot;;[.D210];&quot;;&quot;)" office:value-type="string" office:string-value="assign rom[209] = 18'd1254;" calcext:value-type="string">
            <text:p>assign rom[209] = 18'd1254;</text:p>
          </table:table-cell>
        </table:table-row>
        <table:table-row table:style-name="ro1">
          <table:table-cell table:number-columns-repeated="2"/>
          <table:table-cell table:formula="of:=[.C210]+1" office:value-type="float" office:value="210" calcext:value-type="float">
            <text:p/>
          </table:table-cell>
          <table:table-cell table:formula="of:=MIN(ROUND(2^[.$B$2]/[.C211]);2^[.$B$2]-1)" office:value-type="float" office:value="1248" calcext:value-type="float">
            <text:p/>
          </table:table-cell>
          <table:table-cell table:formula="of:=1/[.C211]" office:value-type="float" office:value="0.00476190476190476" calcext:value-type="float">
            <text:p/>
          </table:table-cell>
          <table:table-cell table:formula="of:=[.D211]/2^[.$B$2]" office:value-type="float" office:value="0.0047607421875" calcext:value-type="float">
            <text:p/>
          </table:table-cell>
          <table:table-cell table:formula="of:=ABS([.F211]-[.E211])/[.E211]*100" office:value-type="float" office:value="0.024414062500009" calcext:value-type="float">
            <text:p/>
          </table:table-cell>
          <table:table-cell table:formula="of:=FLOOR([.$A$4]/[.C211];1)" office:value-type="float" office:value="64" calcext:value-type="float">
            <text:p/>
          </table:table-cell>
          <table:table-cell table:formula="of:=FLOOR(FLOOR([.$A$4]*[.D211];1)/2^[.$B$2];1)" office:value-type="float" office:value="64" calcext:value-type="float">
            <text:p/>
          </table:table-cell>
          <table:table-cell table:formula="of:=ABS([.H211]-[.I211])" office:value-type="float" office:value="0" calcext:value-type="float">
            <text:p/>
          </table:table-cell>
          <table:table-cell table:formula="of:=CONCATENATE(&quot;assign rom[&quot;;[.C211];&quot;] = &quot;;[.$B$2];&quot;'d&quot;;[.D211];&quot;;&quot;)" office:value-type="string" office:string-value="assign rom[210] = 18'd1248;" calcext:value-type="string">
            <text:p>assign rom[210] = 18'd1248;</text:p>
          </table:table-cell>
        </table:table-row>
        <table:table-row table:style-name="ro1">
          <table:table-cell table:number-columns-repeated="2"/>
          <table:table-cell table:formula="of:=[.C211]+1" office:value-type="float" office:value="211" calcext:value-type="float">
            <text:p/>
          </table:table-cell>
          <table:table-cell table:formula="of:=MIN(ROUND(2^[.$B$2]/[.C212]);2^[.$B$2]-1)" office:value-type="float" office:value="1242" calcext:value-type="float">
            <text:p/>
          </table:table-cell>
          <table:table-cell table:formula="of:=1/[.C212]" office:value-type="float" office:value="0.004739336492891" calcext:value-type="float">
            <text:p/>
          </table:table-cell>
          <table:table-cell table:formula="of:=[.D212]/2^[.$B$2]" office:value-type="float" office:value="0.00473785400390625" calcext:value-type="float">
            <text:p/>
          </table:table-cell>
          <table:table-cell table:formula="of:=ABS([.F212]-[.E212])/[.E212]*100" office:value-type="float" office:value="0.0312805175781326" calcext:value-type="float">
            <text:p/>
          </table:table-cell>
          <table:table-cell table:formula="of:=FLOOR([.$A$4]/[.C212];1)" office:value-type="float" office:value="63" calcext:value-type="float">
            <text:p/>
          </table:table-cell>
          <table:table-cell table:formula="of:=FLOOR(FLOOR([.$A$4]*[.D212];1)/2^[.$B$2];1)" office:value-type="float" office:value="63" calcext:value-type="float">
            <text:p/>
          </table:table-cell>
          <table:table-cell table:formula="of:=ABS([.H212]-[.I212])" office:value-type="float" office:value="0" calcext:value-type="float">
            <text:p/>
          </table:table-cell>
          <table:table-cell table:formula="of:=CONCATENATE(&quot;assign rom[&quot;;[.C212];&quot;] = &quot;;[.$B$2];&quot;'d&quot;;[.D212];&quot;;&quot;)" office:value-type="string" office:string-value="assign rom[211] = 18'd1242;" calcext:value-type="string">
            <text:p>assign rom[211] = 18'd1242;</text:p>
          </table:table-cell>
        </table:table-row>
        <table:table-row table:style-name="ro1">
          <table:table-cell table:number-columns-repeated="2"/>
          <table:table-cell table:formula="of:=[.C212]+1" office:value-type="float" office:value="212" calcext:value-type="float">
            <text:p/>
          </table:table-cell>
          <table:table-cell table:formula="of:=MIN(ROUND(2^[.$B$2]/[.C213]);2^[.$B$2]-1)" office:value-type="float" office:value="1237" calcext:value-type="float">
            <text:p/>
          </table:table-cell>
          <table:table-cell table:formula="of:=1/[.C213]" office:value-type="float" office:value="0.00471698113207547" calcext:value-type="float">
            <text:p/>
          </table:table-cell>
          <table:table-cell table:formula="of:=[.D213]/2^[.$B$2]" office:value-type="float" office:value="0.00471878051757813" calcext:value-type="float">
            <text:p/>
          </table:table-cell>
          <table:table-cell table:formula="of:=ABS([.F213]-[.E213])/[.E213]*100" office:value-type="float" office:value="0.0381469726562538" calcext:value-type="float">
            <text:p/>
          </table:table-cell>
          <table:table-cell table:formula="of:=FLOOR([.$A$4]/[.C213];1)" office:value-type="float" office:value="63" calcext:value-type="float">
            <text:p/>
          </table:table-cell>
          <table:table-cell table:formula="of:=FLOOR(FLOOR([.$A$4]*[.D213];1)/2^[.$B$2];1)" office:value-type="float" office:value="63" calcext:value-type="float">
            <text:p/>
          </table:table-cell>
          <table:table-cell table:formula="of:=ABS([.H213]-[.I213])" office:value-type="float" office:value="0" calcext:value-type="float">
            <text:p/>
          </table:table-cell>
          <table:table-cell table:formula="of:=CONCATENATE(&quot;assign rom[&quot;;[.C213];&quot;] = &quot;;[.$B$2];&quot;'d&quot;;[.D213];&quot;;&quot;)" office:value-type="string" office:string-value="assign rom[212] = 18'd1237;" calcext:value-type="string">
            <text:p>assign rom[212] = 18'd1237;</text:p>
          </table:table-cell>
        </table:table-row>
        <table:table-row table:style-name="ro1">
          <table:table-cell table:number-columns-repeated="2"/>
          <table:table-cell table:formula="of:=[.C213]+1" office:value-type="float" office:value="213" calcext:value-type="float">
            <text:p/>
          </table:table-cell>
          <table:table-cell table:formula="of:=MIN(ROUND(2^[.$B$2]/[.C214]);2^[.$B$2]-1)" office:value-type="float" office:value="1231" calcext:value-type="float">
            <text:p/>
          </table:table-cell>
          <table:table-cell table:formula="of:=1/[.C214]" office:value-type="float" office:value="0.00469483568075117" calcext:value-type="float">
            <text:p/>
          </table:table-cell>
          <table:table-cell table:formula="of:=[.D214]/2^[.$B$2]" office:value-type="float" office:value="0.00469589233398438" calcext:value-type="float">
            <text:p/>
          </table:table-cell>
          <table:table-cell table:formula="of:=ABS([.F214]-[.E214])/[.E214]*100" office:value-type="float" office:value="0.0225067138671852" calcext:value-type="float">
            <text:p/>
          </table:table-cell>
          <table:table-cell table:formula="of:=FLOOR([.$A$4]/[.C214];1)" office:value-type="float" office:value="63" calcext:value-type="float">
            <text:p/>
          </table:table-cell>
          <table:table-cell table:formula="of:=FLOOR(FLOOR([.$A$4]*[.D214];1)/2^[.$B$2];1)" office:value-type="float" office:value="63" calcext:value-type="float">
            <text:p/>
          </table:table-cell>
          <table:table-cell table:formula="of:=ABS([.H214]-[.I214])" office:value-type="float" office:value="0" calcext:value-type="float">
            <text:p/>
          </table:table-cell>
          <table:table-cell table:formula="of:=CONCATENATE(&quot;assign rom[&quot;;[.C214];&quot;] = &quot;;[.$B$2];&quot;'d&quot;;[.D214];&quot;;&quot;)" office:value-type="string" office:string-value="assign rom[213] = 18'd1231;" calcext:value-type="string">
            <text:p>assign rom[213] = 18'd1231;</text:p>
          </table:table-cell>
        </table:table-row>
        <table:table-row table:style-name="ro1">
          <table:table-cell table:number-columns-repeated="2"/>
          <table:table-cell table:formula="of:=[.C214]+1" office:value-type="float" office:value="214" calcext:value-type="float">
            <text:p/>
          </table:table-cell>
          <table:table-cell table:formula="of:=MIN(ROUND(2^[.$B$2]/[.C215]);2^[.$B$2]-1)" office:value-type="float" office:value="1225" calcext:value-type="float">
            <text:p/>
          </table:table-cell>
          <table:table-cell table:formula="of:=1/[.C215]" office:value-type="float" office:value="0.00467289719626168" calcext:value-type="float">
            <text:p/>
          </table:table-cell>
          <table:table-cell table:formula="of:=[.D215]/2^[.$B$2]" office:value-type="float" office:value="0.00467300415039063" calcext:value-type="float">
            <text:p/>
          </table:table-cell>
          <table:table-cell table:formula="of:=ABS([.F215]-[.E215])/[.E215]*100" office:value-type="float" office:value="0.00228881835938246" calcext:value-type="float">
            <text:p/>
          </table:table-cell>
          <table:table-cell table:formula="of:=FLOOR([.$A$4]/[.C215];1)" office:value-type="float" office:value="62" calcext:value-type="float">
            <text:p/>
          </table:table-cell>
          <table:table-cell table:formula="of:=FLOOR(FLOOR([.$A$4]*[.D215];1)/2^[.$B$2];1)" office:value-type="float" office:value="62" calcext:value-type="float">
            <text:p/>
          </table:table-cell>
          <table:table-cell table:formula="of:=ABS([.H215]-[.I215])" office:value-type="float" office:value="0" calcext:value-type="float">
            <text:p/>
          </table:table-cell>
          <table:table-cell table:formula="of:=CONCATENATE(&quot;assign rom[&quot;;[.C215];&quot;] = &quot;;[.$B$2];&quot;'d&quot;;[.D215];&quot;;&quot;)" office:value-type="string" office:string-value="assign rom[214] = 18'd1225;" calcext:value-type="string">
            <text:p>assign rom[214] = 18'd1225;</text:p>
          </table:table-cell>
        </table:table-row>
        <table:table-row table:style-name="ro1">
          <table:table-cell table:number-columns-repeated="2"/>
          <table:table-cell table:formula="of:=[.C215]+1" office:value-type="float" office:value="215" calcext:value-type="float">
            <text:p/>
          </table:table-cell>
          <table:table-cell table:formula="of:=MIN(ROUND(2^[.$B$2]/[.C216]);2^[.$B$2]-1)" office:value-type="float" office:value="1219" calcext:value-type="float">
            <text:p/>
          </table:table-cell>
          <table:table-cell table:formula="of:=1/[.C216]" office:value-type="float" office:value="0.00465116279069768" calcext:value-type="float">
            <text:p/>
          </table:table-cell>
          <table:table-cell table:formula="of:=[.D216]/2^[.$B$2]" office:value-type="float" office:value="0.00465011596679688" calcext:value-type="float">
            <text:p/>
          </table:table-cell>
          <table:table-cell table:formula="of:=ABS([.F216]-[.E216])/[.E216]*100" office:value-type="float" office:value="0.0225067138671861" calcext:value-type="float">
            <text:p/>
          </table:table-cell>
          <table:table-cell table:formula="of:=FLOOR([.$A$4]/[.C216];1)" office:value-type="float" office:value="62" calcext:value-type="float">
            <text:p/>
          </table:table-cell>
          <table:table-cell table:formula="of:=FLOOR(FLOOR([.$A$4]*[.D216];1)/2^[.$B$2];1)" office:value-type="float" office:value="62" calcext:value-type="float">
            <text:p/>
          </table:table-cell>
          <table:table-cell table:formula="of:=ABS([.H216]-[.I216])" office:value-type="float" office:value="0" calcext:value-type="float">
            <text:p/>
          </table:table-cell>
          <table:table-cell table:formula="of:=CONCATENATE(&quot;assign rom[&quot;;[.C216];&quot;] = &quot;;[.$B$2];&quot;'d&quot;;[.D216];&quot;;&quot;)" office:value-type="string" office:string-value="assign rom[215] = 18'd1219;" calcext:value-type="string">
            <text:p>assign rom[215] = 18'd1219;</text:p>
          </table:table-cell>
        </table:table-row>
        <table:table-row table:style-name="ro1">
          <table:table-cell table:number-columns-repeated="2"/>
          <table:table-cell table:formula="of:=[.C216]+1" office:value-type="float" office:value="216" calcext:value-type="float">
            <text:p/>
          </table:table-cell>
          <table:table-cell table:formula="of:=MIN(ROUND(2^[.$B$2]/[.C217]);2^[.$B$2]-1)" office:value-type="float" office:value="1214" calcext:value-type="float">
            <text:p/>
          </table:table-cell>
          <table:table-cell table:formula="of:=1/[.C217]" office:value-type="float" office:value="0.00462962962962963" calcext:value-type="float">
            <text:p/>
          </table:table-cell>
          <table:table-cell table:formula="of:=[.D217]/2^[.$B$2]" office:value-type="float" office:value="0.00463104248046875" calcext:value-type="float">
            <text:p/>
          </table:table-cell>
          <table:table-cell table:formula="of:=ABS([.F217]-[.E217])/[.E217]*100" office:value-type="float" office:value="0.0305175781250055" calcext:value-type="float">
            <text:p/>
          </table:table-cell>
          <table:table-cell table:formula="of:=FLOOR([.$A$4]/[.C217];1)" office:value-type="float" office:value="62" calcext:value-type="float">
            <text:p/>
          </table:table-cell>
          <table:table-cell table:formula="of:=FLOOR(FLOOR([.$A$4]*[.D217];1)/2^[.$B$2];1)" office:value-type="float" office:value="62" calcext:value-type="float">
            <text:p/>
          </table:table-cell>
          <table:table-cell table:formula="of:=ABS([.H217]-[.I217])" office:value-type="float" office:value="0" calcext:value-type="float">
            <text:p/>
          </table:table-cell>
          <table:table-cell table:formula="of:=CONCATENATE(&quot;assign rom[&quot;;[.C217];&quot;] = &quot;;[.$B$2];&quot;'d&quot;;[.D217];&quot;;&quot;)" office:value-type="string" office:string-value="assign rom[216] = 18'd1214;" calcext:value-type="string">
            <text:p>assign rom[216] = 18'd1214;</text:p>
          </table:table-cell>
        </table:table-row>
        <table:table-row table:style-name="ro1">
          <table:table-cell table:number-columns-repeated="2"/>
          <table:table-cell table:formula="of:=[.C217]+1" office:value-type="float" office:value="217" calcext:value-type="float">
            <text:p/>
          </table:table-cell>
          <table:table-cell table:formula="of:=MIN(ROUND(2^[.$B$2]/[.C218]);2^[.$B$2]-1)" office:value-type="float" office:value="1208" calcext:value-type="float">
            <text:p/>
          </table:table-cell>
          <table:table-cell table:formula="of:=1/[.C218]" office:value-type="float" office:value="0.00460829493087558" calcext:value-type="float">
            <text:p/>
          </table:table-cell>
          <table:table-cell table:formula="of:=[.D218]/2^[.$B$2]" office:value-type="float" office:value="0.004608154296875" calcext:value-type="float">
            <text:p/>
          </table:table-cell>
          <table:table-cell table:formula="of:=ABS([.F218]-[.E218])/[.E218]*100" office:value-type="float" office:value="0.00305175781249991" calcext:value-type="float">
            <text:p/>
          </table:table-cell>
          <table:table-cell table:formula="of:=FLOOR([.$A$4]/[.C218];1)" office:value-type="float" office:value="62" calcext:value-type="float">
            <text:p/>
          </table:table-cell>
          <table:table-cell table:formula="of:=FLOOR(FLOOR([.$A$4]*[.D218];1)/2^[.$B$2];1)" office:value-type="float" office:value="62" calcext:value-type="float">
            <text:p/>
          </table:table-cell>
          <table:table-cell table:formula="of:=ABS([.H218]-[.I218])" office:value-type="float" office:value="0" calcext:value-type="float">
            <text:p/>
          </table:table-cell>
          <table:table-cell table:formula="of:=CONCATENATE(&quot;assign rom[&quot;;[.C218];&quot;] = &quot;;[.$B$2];&quot;'d&quot;;[.D218];&quot;;&quot;)" office:value-type="string" office:string-value="assign rom[217] = 18'd1208;" calcext:value-type="string">
            <text:p>assign rom[217] = 18'd1208;</text:p>
          </table:table-cell>
        </table:table-row>
        <table:table-row table:style-name="ro1">
          <table:table-cell table:number-columns-repeated="2"/>
          <table:table-cell table:formula="of:=[.C218]+1" office:value-type="float" office:value="218" calcext:value-type="float">
            <text:p/>
          </table:table-cell>
          <table:table-cell table:formula="of:=MIN(ROUND(2^[.$B$2]/[.C219]);2^[.$B$2]-1)" office:value-type="float" office:value="1202" calcext:value-type="float">
            <text:p/>
          </table:table-cell>
          <table:table-cell table:formula="of:=1/[.C219]" office:value-type="float" office:value="0.00458715596330275" calcext:value-type="float">
            <text:p/>
          </table:table-cell>
          <table:table-cell table:formula="of:=[.D219]/2^[.$B$2]" office:value-type="float" office:value="0.00458526611328125" calcext:value-type="float">
            <text:p/>
          </table:table-cell>
          <table:table-cell table:formula="of:=ABS([.F219]-[.E219])/[.E219]*100" office:value-type="float" office:value="0.0411987304687556" calcext:value-type="float">
            <text:p/>
          </table:table-cell>
          <table:table-cell table:formula="of:=FLOOR([.$A$4]/[.C219];1)" office:value-type="float" office:value="61" calcext:value-type="float">
            <text:p/>
          </table:table-cell>
          <table:table-cell table:formula="of:=FLOOR(FLOOR([.$A$4]*[.D219];1)/2^[.$B$2];1)" office:value-type="float" office:value="61" calcext:value-type="float">
            <text:p/>
          </table:table-cell>
          <table:table-cell table:formula="of:=ABS([.H219]-[.I219])" office:value-type="float" office:value="0" calcext:value-type="float">
            <text:p/>
          </table:table-cell>
          <table:table-cell table:formula="of:=CONCATENATE(&quot;assign rom[&quot;;[.C219];&quot;] = &quot;;[.$B$2];&quot;'d&quot;;[.D219];&quot;;&quot;)" office:value-type="string" office:string-value="assign rom[218] = 18'd1202;" calcext:value-type="string">
            <text:p>assign rom[218] = 18'd1202;</text:p>
          </table:table-cell>
        </table:table-row>
        <table:table-row table:style-name="ro1">
          <table:table-cell table:number-columns-repeated="2"/>
          <table:table-cell table:formula="of:=[.C219]+1" office:value-type="float" office:value="219" calcext:value-type="float">
            <text:p/>
          </table:table-cell>
          <table:table-cell table:formula="of:=MIN(ROUND(2^[.$B$2]/[.C220]);2^[.$B$2]-1)" office:value-type="float" office:value="1197" calcext:value-type="float">
            <text:p/>
          </table:table-cell>
          <table:table-cell table:formula="of:=1/[.C220]" office:value-type="float" office:value="0.0045662100456621" calcext:value-type="float">
            <text:p/>
          </table:table-cell>
          <table:table-cell table:formula="of:=[.D220]/2^[.$B$2]" office:value-type="float" office:value="0.00456619262695313" calcext:value-type="float">
            <text:p/>
          </table:table-cell>
          <table:table-cell table:formula="of:=ABS([.F220]-[.E220])/[.E220]*100" office:value-type="float" office:value="0.000381469726556949" calcext:value-type="float">
            <text:p/>
          </table:table-cell>
          <table:table-cell table:formula="of:=FLOOR([.$A$4]/[.C220];1)" office:value-type="float" office:value="61" calcext:value-type="float">
            <text:p/>
          </table:table-cell>
          <table:table-cell table:formula="of:=FLOOR(FLOOR([.$A$4]*[.D220];1)/2^[.$B$2];1)" office:value-type="float" office:value="61" calcext:value-type="float">
            <text:p/>
          </table:table-cell>
          <table:table-cell table:formula="of:=ABS([.H220]-[.I220])" office:value-type="float" office:value="0" calcext:value-type="float">
            <text:p/>
          </table:table-cell>
          <table:table-cell table:formula="of:=CONCATENATE(&quot;assign rom[&quot;;[.C220];&quot;] = &quot;;[.$B$2];&quot;'d&quot;;[.D220];&quot;;&quot;)" office:value-type="string" office:string-value="assign rom[219] = 18'd1197;" calcext:value-type="string">
            <text:p>assign rom[219] = 18'd1197;</text:p>
          </table:table-cell>
        </table:table-row>
        <table:table-row table:style-name="ro1">
          <table:table-cell table:number-columns-repeated="2"/>
          <table:table-cell table:formula="of:=[.C220]+1" office:value-type="float" office:value="220" calcext:value-type="float">
            <text:p/>
          </table:table-cell>
          <table:table-cell table:formula="of:=MIN(ROUND(2^[.$B$2]/[.C221]);2^[.$B$2]-1)" office:value-type="float" office:value="1192" calcext:value-type="float">
            <text:p/>
          </table:table-cell>
          <table:table-cell table:formula="of:=1/[.C221]" office:value-type="float" office:value="0.00454545454545455" calcext:value-type="float">
            <text:p/>
          </table:table-cell>
          <table:table-cell table:formula="of:=[.D221]/2^[.$B$2]" office:value-type="float" office:value="0.004547119140625" calcext:value-type="float">
            <text:p/>
          </table:table-cell>
          <table:table-cell table:formula="of:=ABS([.F221]-[.E221])/[.E221]*100" office:value-type="float" office:value="0.0366210937500049" calcext:value-type="float">
            <text:p/>
          </table:table-cell>
          <table:table-cell table:formula="of:=FLOOR([.$A$4]/[.C221];1)" office:value-type="float" office:value="61" calcext:value-type="float">
            <text:p/>
          </table:table-cell>
          <table:table-cell table:formula="of:=FLOOR(FLOOR([.$A$4]*[.D221];1)/2^[.$B$2];1)" office:value-type="float" office:value="61" calcext:value-type="float">
            <text:p/>
          </table:table-cell>
          <table:table-cell table:formula="of:=ABS([.H221]-[.I221])" office:value-type="float" office:value="0" calcext:value-type="float">
            <text:p/>
          </table:table-cell>
          <table:table-cell table:formula="of:=CONCATENATE(&quot;assign rom[&quot;;[.C221];&quot;] = &quot;;[.$B$2];&quot;'d&quot;;[.D221];&quot;;&quot;)" office:value-type="string" office:string-value="assign rom[220] = 18'd1192;" calcext:value-type="string">
            <text:p>assign rom[220] = 18'd1192;</text:p>
          </table:table-cell>
        </table:table-row>
        <table:table-row table:style-name="ro1">
          <table:table-cell table:number-columns-repeated="2"/>
          <table:table-cell table:formula="of:=[.C221]+1" office:value-type="float" office:value="221" calcext:value-type="float">
            <text:p/>
          </table:table-cell>
          <table:table-cell table:formula="of:=MIN(ROUND(2^[.$B$2]/[.C222]);2^[.$B$2]-1)" office:value-type="float" office:value="1186" calcext:value-type="float">
            <text:p/>
          </table:table-cell>
          <table:table-cell table:formula="of:=1/[.C222]" office:value-type="float" office:value="0.00452488687782805" calcext:value-type="float">
            <text:p/>
          </table:table-cell>
          <table:table-cell table:formula="of:=[.D222]/2^[.$B$2]" office:value-type="float" office:value="0.00452423095703125" calcext:value-type="float">
            <text:p/>
          </table:table-cell>
          <table:table-cell table:formula="of:=ABS([.F222]-[.E222])/[.E222]*100" office:value-type="float" office:value="0.0144958496093839" calcext:value-type="float">
            <text:p/>
          </table:table-cell>
          <table:table-cell table:formula="of:=FLOOR([.$A$4]/[.C222];1)" office:value-type="float" office:value="60" calcext:value-type="float">
            <text:p/>
          </table:table-cell>
          <table:table-cell table:formula="of:=FLOOR(FLOOR([.$A$4]*[.D222];1)/2^[.$B$2];1)" office:value-type="float" office:value="60" calcext:value-type="float">
            <text:p/>
          </table:table-cell>
          <table:table-cell table:formula="of:=ABS([.H222]-[.I222])" office:value-type="float" office:value="0" calcext:value-type="float">
            <text:p/>
          </table:table-cell>
          <table:table-cell table:formula="of:=CONCATENATE(&quot;assign rom[&quot;;[.C222];&quot;] = &quot;;[.$B$2];&quot;'d&quot;;[.D222];&quot;;&quot;)" office:value-type="string" office:string-value="assign rom[221] = 18'd1186;" calcext:value-type="string">
            <text:p>assign rom[221] = 18'd1186;</text:p>
          </table:table-cell>
        </table:table-row>
        <table:table-row table:style-name="ro1">
          <table:table-cell table:number-columns-repeated="2"/>
          <table:table-cell table:formula="of:=[.C222]+1" office:value-type="float" office:value="222" calcext:value-type="float">
            <text:p/>
          </table:table-cell>
          <table:table-cell table:formula="of:=MIN(ROUND(2^[.$B$2]/[.C223]);2^[.$B$2]-1)" office:value-type="float" office:value="1181" calcext:value-type="float">
            <text:p/>
          </table:table-cell>
          <table:table-cell table:formula="of:=1/[.C223]" office:value-type="float" office:value="0.00450450450450451" calcext:value-type="float">
            <text:p/>
          </table:table-cell>
          <table:table-cell table:formula="of:=[.D223]/2^[.$B$2]" office:value-type="float" office:value="0.00450515747070313" calcext:value-type="float">
            <text:p/>
          </table:table-cell>
          <table:table-cell table:formula="of:=ABS([.F223]-[.E223])/[.E223]*100" office:value-type="float" office:value="0.0144958496093759" calcext:value-type="float">
            <text:p/>
          </table:table-cell>
          <table:table-cell table:formula="of:=FLOOR([.$A$4]/[.C223];1)" office:value-type="float" office:value="60" calcext:value-type="float">
            <text:p/>
          </table:table-cell>
          <table:table-cell table:formula="of:=FLOOR(FLOOR([.$A$4]*[.D223];1)/2^[.$B$2];1)" office:value-type="float" office:value="60" calcext:value-type="float">
            <text:p/>
          </table:table-cell>
          <table:table-cell table:formula="of:=ABS([.H223]-[.I223])" office:value-type="float" office:value="0" calcext:value-type="float">
            <text:p/>
          </table:table-cell>
          <table:table-cell table:formula="of:=CONCATENATE(&quot;assign rom[&quot;;[.C223];&quot;] = &quot;;[.$B$2];&quot;'d&quot;;[.D223];&quot;;&quot;)" office:value-type="string" office:string-value="assign rom[222] = 18'd1181;" calcext:value-type="string">
            <text:p>assign rom[222] = 18'd1181;</text:p>
          </table:table-cell>
        </table:table-row>
        <table:table-row table:style-name="ro1">
          <table:table-cell table:number-columns-repeated="2"/>
          <table:table-cell table:formula="of:=[.C223]+1" office:value-type="float" office:value="223" calcext:value-type="float">
            <text:p/>
          </table:table-cell>
          <table:table-cell table:formula="of:=MIN(ROUND(2^[.$B$2]/[.C224]);2^[.$B$2]-1)" office:value-type="float" office:value="1176" calcext:value-type="float">
            <text:p/>
          </table:table-cell>
          <table:table-cell table:formula="of:=1/[.C224]" office:value-type="float" office:value="0.00448430493273543" calcext:value-type="float">
            <text:p/>
          </table:table-cell>
          <table:table-cell table:formula="of:=[.D224]/2^[.$B$2]" office:value-type="float" office:value="0.004486083984375" calcext:value-type="float">
            <text:p/>
          </table:table-cell>
          <table:table-cell table:formula="of:=ABS([.F224]-[.E224])/[.E224]*100" office:value-type="float" office:value="0.0396728515625015" calcext:value-type="float">
            <text:p/>
          </table:table-cell>
          <table:table-cell table:formula="of:=FLOOR([.$A$4]/[.C224];1)" office:value-type="float" office:value="60" calcext:value-type="float">
            <text:p/>
          </table:table-cell>
          <table:table-cell table:formula="of:=FLOOR(FLOOR([.$A$4]*[.D224];1)/2^[.$B$2];1)" office:value-type="float" office:value="60" calcext:value-type="float">
            <text:p/>
          </table:table-cell>
          <table:table-cell table:formula="of:=ABS([.H224]-[.I224])" office:value-type="float" office:value="0" calcext:value-type="float">
            <text:p/>
          </table:table-cell>
          <table:table-cell table:formula="of:=CONCATENATE(&quot;assign rom[&quot;;[.C224];&quot;] = &quot;;[.$B$2];&quot;'d&quot;;[.D224];&quot;;&quot;)" office:value-type="string" office:string-value="assign rom[223] = 18'd1176;" calcext:value-type="string">
            <text:p>assign rom[223] = 18'd1176;</text:p>
          </table:table-cell>
        </table:table-row>
        <table:table-row table:style-name="ro1">
          <table:table-cell table:number-columns-repeated="2"/>
          <table:table-cell table:formula="of:=[.C224]+1" office:value-type="float" office:value="224" calcext:value-type="float">
            <text:p/>
          </table:table-cell>
          <table:table-cell table:formula="of:=MIN(ROUND(2^[.$B$2]/[.C225]);2^[.$B$2]-1)" office:value-type="float" office:value="1170" calcext:value-type="float">
            <text:p/>
          </table:table-cell>
          <table:table-cell table:formula="of:=1/[.C225]" office:value-type="float" office:value="0.00446428571428571" calcext:value-type="float">
            <text:p/>
          </table:table-cell>
          <table:table-cell table:formula="of:=[.D225]/2^[.$B$2]" office:value-type="float" office:value="0.00446319580078125" calcext:value-type="float">
            <text:p/>
          </table:table-cell>
          <table:table-cell table:formula="of:=ABS([.F225]-[.E225])/[.E225]*100" office:value-type="float" office:value="0.0244140624999944" calcext:value-type="float">
            <text:p/>
          </table:table-cell>
          <table:table-cell table:formula="of:=FLOOR([.$A$4]/[.C225];1)" office:value-type="float" office:value="60" calcext:value-type="float">
            <text:p/>
          </table:table-cell>
          <table:table-cell table:formula="of:=FLOOR(FLOOR([.$A$4]*[.D225];1)/2^[.$B$2];1)" office:value-type="float" office:value="60" calcext:value-type="float">
            <text:p/>
          </table:table-cell>
          <table:table-cell table:formula="of:=ABS([.H225]-[.I225])" office:value-type="float" office:value="0" calcext:value-type="float">
            <text:p/>
          </table:table-cell>
          <table:table-cell table:formula="of:=CONCATENATE(&quot;assign rom[&quot;;[.C225];&quot;] = &quot;;[.$B$2];&quot;'d&quot;;[.D225];&quot;;&quot;)" office:value-type="string" office:string-value="assign rom[224] = 18'd1170;" calcext:value-type="string">
            <text:p>assign rom[224] = 18'd1170;</text:p>
          </table:table-cell>
        </table:table-row>
        <table:table-row table:style-name="ro1">
          <table:table-cell table:number-columns-repeated="2"/>
          <table:table-cell table:formula="of:=[.C225]+1" office:value-type="float" office:value="225" calcext:value-type="float">
            <text:p/>
          </table:table-cell>
          <table:table-cell table:formula="of:=MIN(ROUND(2^[.$B$2]/[.C226]);2^[.$B$2]-1)" office:value-type="float" office:value="1165" calcext:value-type="float">
            <text:p/>
          </table:table-cell>
          <table:table-cell table:formula="of:=1/[.C226]" office:value-type="float" office:value="0.00444444444444444" calcext:value-type="float">
            <text:p/>
          </table:table-cell>
          <table:table-cell table:formula="of:=[.D226]/2^[.$B$2]" office:value-type="float" office:value="0.00444412231445313" calcext:value-type="float">
            <text:p/>
          </table:table-cell>
          <table:table-cell table:formula="of:=ABS([.F226]-[.E226])/[.E226]*100" office:value-type="float" office:value="0.00724792480468741" calcext:value-type="float">
            <text:p/>
          </table:table-cell>
          <table:table-cell table:formula="of:=FLOOR([.$A$4]/[.C226];1)" office:value-type="float" office:value="59" calcext:value-type="float">
            <text:p/>
          </table:table-cell>
          <table:table-cell table:formula="of:=FLOOR(FLOOR([.$A$4]*[.D226];1)/2^[.$B$2];1)" office:value-type="float" office:value="59" calcext:value-type="float">
            <text:p/>
          </table:table-cell>
          <table:table-cell table:formula="of:=ABS([.H226]-[.I226])" office:value-type="float" office:value="0" calcext:value-type="float">
            <text:p/>
          </table:table-cell>
          <table:table-cell table:formula="of:=CONCATENATE(&quot;assign rom[&quot;;[.C226];&quot;] = &quot;;[.$B$2];&quot;'d&quot;;[.D226];&quot;;&quot;)" office:value-type="string" office:string-value="assign rom[225] = 18'd1165;" calcext:value-type="string">
            <text:p>assign rom[225] = 18'd1165;</text:p>
          </table:table-cell>
        </table:table-row>
        <table:table-row table:style-name="ro1">
          <table:table-cell table:number-columns-repeated="2"/>
          <table:table-cell table:formula="of:=[.C226]+1" office:value-type="float" office:value="226" calcext:value-type="float">
            <text:p/>
          </table:table-cell>
          <table:table-cell table:formula="of:=MIN(ROUND(2^[.$B$2]/[.C227]);2^[.$B$2]-1)" office:value-type="float" office:value="1160" calcext:value-type="float">
            <text:p/>
          </table:table-cell>
          <table:table-cell table:formula="of:=1/[.C227]" office:value-type="float" office:value="0.00442477876106195" calcext:value-type="float">
            <text:p/>
          </table:table-cell>
          <table:table-cell table:formula="of:=[.D227]/2^[.$B$2]" office:value-type="float" office:value="0.004425048828125" calcext:value-type="float">
            <text:p/>
          </table:table-cell>
          <table:table-cell table:formula="of:=ABS([.F227]-[.E227])/[.E227]*100" office:value-type="float" office:value="0.00610351562500139" calcext:value-type="float">
            <text:p/>
          </table:table-cell>
          <table:table-cell table:formula="of:=FLOOR([.$A$4]/[.C227];1)" office:value-type="float" office:value="59" calcext:value-type="float">
            <text:p/>
          </table:table-cell>
          <table:table-cell table:formula="of:=FLOOR(FLOOR([.$A$4]*[.D227];1)/2^[.$B$2];1)" office:value-type="float" office:value="59" calcext:value-type="float">
            <text:p/>
          </table:table-cell>
          <table:table-cell table:formula="of:=ABS([.H227]-[.I227])" office:value-type="float" office:value="0" calcext:value-type="float">
            <text:p/>
          </table:table-cell>
          <table:table-cell table:formula="of:=CONCATENATE(&quot;assign rom[&quot;;[.C227];&quot;] = &quot;;[.$B$2];&quot;'d&quot;;[.D227];&quot;;&quot;)" office:value-type="string" office:string-value="assign rom[226] = 18'd1160;" calcext:value-type="string">
            <text:p>assign rom[226] = 18'd1160;</text:p>
          </table:table-cell>
        </table:table-row>
        <table:table-row table:style-name="ro1">
          <table:table-cell table:number-columns-repeated="2"/>
          <table:table-cell table:formula="of:=[.C227]+1" office:value-type="float" office:value="227" calcext:value-type="float">
            <text:p/>
          </table:table-cell>
          <table:table-cell table:formula="of:=MIN(ROUND(2^[.$B$2]/[.C228]);2^[.$B$2]-1)" office:value-type="float" office:value="1155" calcext:value-type="float">
            <text:p/>
          </table:table-cell>
          <table:table-cell table:formula="of:=1/[.C228]" office:value-type="float" office:value="0.00440528634361234" calcext:value-type="float">
            <text:p/>
          </table:table-cell>
          <table:table-cell table:formula="of:=[.D228]/2^[.$B$2]" office:value-type="float" office:value="0.00440597534179688" calcext:value-type="float">
            <text:p/>
          </table:table-cell>
          <table:table-cell table:formula="of:=ABS([.F228]-[.E228])/[.E228]*100" office:value-type="float" office:value="0.0156402587890532" calcext:value-type="float">
            <text:p/>
          </table:table-cell>
          <table:table-cell table:formula="of:=FLOOR([.$A$4]/[.C228];1)" office:value-type="float" office:value="59" calcext:value-type="float">
            <text:p/>
          </table:table-cell>
          <table:table-cell table:formula="of:=FLOOR(FLOOR([.$A$4]*[.D228];1)/2^[.$B$2];1)" office:value-type="float" office:value="59" calcext:value-type="float">
            <text:p/>
          </table:table-cell>
          <table:table-cell table:formula="of:=ABS([.H228]-[.I228])" office:value-type="float" office:value="0" calcext:value-type="float">
            <text:p/>
          </table:table-cell>
          <table:table-cell table:formula="of:=CONCATENATE(&quot;assign rom[&quot;;[.C228];&quot;] = &quot;;[.$B$2];&quot;'d&quot;;[.D228];&quot;;&quot;)" office:value-type="string" office:string-value="assign rom[227] = 18'd1155;" calcext:value-type="string">
            <text:p>assign rom[227] = 18'd1155;</text:p>
          </table:table-cell>
        </table:table-row>
        <table:table-row table:style-name="ro1">
          <table:table-cell table:number-columns-repeated="2"/>
          <table:table-cell table:formula="of:=[.C228]+1" office:value-type="float" office:value="228" calcext:value-type="float">
            <text:p/>
          </table:table-cell>
          <table:table-cell table:formula="of:=MIN(ROUND(2^[.$B$2]/[.C229]);2^[.$B$2]-1)" office:value-type="float" office:value="1150" calcext:value-type="float">
            <text:p/>
          </table:table-cell>
          <table:table-cell table:formula="of:=1/[.C229]" office:value-type="float" office:value="0.0043859649122807" calcext:value-type="float">
            <text:p/>
          </table:table-cell>
          <table:table-cell table:formula="of:=[.D229]/2^[.$B$2]" office:value-type="float" office:value="0.00438690185546875" calcext:value-type="float">
            <text:p/>
          </table:table-cell>
          <table:table-cell table:formula="of:=ABS([.F229]-[.E229])/[.E229]*100" office:value-type="float" office:value="0.0213623046875055" calcext:value-type="float">
            <text:p/>
          </table:table-cell>
          <table:table-cell table:formula="of:=FLOOR([.$A$4]/[.C229];1)" office:value-type="float" office:value="59" calcext:value-type="float">
            <text:p/>
          </table:table-cell>
          <table:table-cell table:formula="of:=FLOOR(FLOOR([.$A$4]*[.D229];1)/2^[.$B$2];1)" office:value-type="float" office:value="59" calcext:value-type="float">
            <text:p/>
          </table:table-cell>
          <table:table-cell table:formula="of:=ABS([.H229]-[.I229])" office:value-type="float" office:value="0" calcext:value-type="float">
            <text:p/>
          </table:table-cell>
          <table:table-cell table:formula="of:=CONCATENATE(&quot;assign rom[&quot;;[.C229];&quot;] = &quot;;[.$B$2];&quot;'d&quot;;[.D229];&quot;;&quot;)" office:value-type="string" office:string-value="assign rom[228] = 18'd1150;" calcext:value-type="string">
            <text:p>assign rom[228] = 18'd1150;</text:p>
          </table:table-cell>
        </table:table-row>
        <table:table-row table:style-name="ro1">
          <table:table-cell table:number-columns-repeated="2"/>
          <table:table-cell table:formula="of:=[.C229]+1" office:value-type="float" office:value="229" calcext:value-type="float">
            <text:p/>
          </table:table-cell>
          <table:table-cell table:formula="of:=MIN(ROUND(2^[.$B$2]/[.C230]);2^[.$B$2]-1)" office:value-type="float" office:value="1145" calcext:value-type="float">
            <text:p/>
          </table:table-cell>
          <table:table-cell table:formula="of:=1/[.C230]" office:value-type="float" office:value="0.00436681222707424" calcext:value-type="float">
            <text:p/>
          </table:table-cell>
          <table:table-cell table:formula="of:=[.D230]/2^[.$B$2]" office:value-type="float" office:value="0.00436782836914063" calcext:value-type="float">
            <text:p/>
          </table:table-cell>
          <table:table-cell table:formula="of:=ABS([.F230]-[.E230])/[.E230]*100" office:value-type="float" office:value="0.0232696533203177" calcext:value-type="float">
            <text:p/>
          </table:table-cell>
          <table:table-cell table:formula="of:=FLOOR([.$A$4]/[.C230];1)" office:value-type="float" office:value="58" calcext:value-type="float">
            <text:p/>
          </table:table-cell>
          <table:table-cell table:formula="of:=FLOOR(FLOOR([.$A$4]*[.D230];1)/2^[.$B$2];1)" office:value-type="float" office:value="58" calcext:value-type="float">
            <text:p/>
          </table:table-cell>
          <table:table-cell table:formula="of:=ABS([.H230]-[.I230])" office:value-type="float" office:value="0" calcext:value-type="float">
            <text:p/>
          </table:table-cell>
          <table:table-cell table:formula="of:=CONCATENATE(&quot;assign rom[&quot;;[.C230];&quot;] = &quot;;[.$B$2];&quot;'d&quot;;[.D230];&quot;;&quot;)" office:value-type="string" office:string-value="assign rom[229] = 18'd1145;" calcext:value-type="string">
            <text:p>assign rom[229] = 18'd1145;</text:p>
          </table:table-cell>
        </table:table-row>
        <table:table-row table:style-name="ro1">
          <table:table-cell table:number-columns-repeated="2"/>
          <table:table-cell table:formula="of:=[.C230]+1" office:value-type="float" office:value="230" calcext:value-type="float">
            <text:p/>
          </table:table-cell>
          <table:table-cell table:formula="of:=MIN(ROUND(2^[.$B$2]/[.C231]);2^[.$B$2]-1)" office:value-type="float" office:value="1140" calcext:value-type="float">
            <text:p/>
          </table:table-cell>
          <table:table-cell table:formula="of:=1/[.C231]" office:value-type="float" office:value="0.00434782608695652" calcext:value-type="float">
            <text:p/>
          </table:table-cell>
          <table:table-cell table:formula="of:=[.D231]/2^[.$B$2]" office:value-type="float" office:value="0.0043487548828125" calcext:value-type="float">
            <text:p/>
          </table:table-cell>
          <table:table-cell table:formula="of:=ABS([.F231]-[.E231])/[.E231]*100" office:value-type="float" office:value="0.0213623046874988" calcext:value-type="float">
            <text:p/>
          </table:table-cell>
          <table:table-cell table:formula="of:=FLOOR([.$A$4]/[.C231];1)" office:value-type="float" office:value="58" calcext:value-type="float">
            <text:p/>
          </table:table-cell>
          <table:table-cell table:formula="of:=FLOOR(FLOOR([.$A$4]*[.D231];1)/2^[.$B$2];1)" office:value-type="float" office:value="58" calcext:value-type="float">
            <text:p/>
          </table:table-cell>
          <table:table-cell table:formula="of:=ABS([.H231]-[.I231])" office:value-type="float" office:value="0" calcext:value-type="float">
            <text:p/>
          </table:table-cell>
          <table:table-cell table:formula="of:=CONCATENATE(&quot;assign rom[&quot;;[.C231];&quot;] = &quot;;[.$B$2];&quot;'d&quot;;[.D231];&quot;;&quot;)" office:value-type="string" office:string-value="assign rom[230] = 18'd1140;" calcext:value-type="string">
            <text:p>assign rom[230] = 18'd1140;</text:p>
          </table:table-cell>
        </table:table-row>
        <table:table-row table:style-name="ro1">
          <table:table-cell table:number-columns-repeated="2"/>
          <table:table-cell table:formula="of:=[.C231]+1" office:value-type="float" office:value="231" calcext:value-type="float">
            <text:p/>
          </table:table-cell>
          <table:table-cell table:formula="of:=MIN(ROUND(2^[.$B$2]/[.C232]);2^[.$B$2]-1)" office:value-type="float" office:value="1135" calcext:value-type="float">
            <text:p/>
          </table:table-cell>
          <table:table-cell table:formula="of:=1/[.C232]" office:value-type="float" office:value="0.00432900432900433" calcext:value-type="float">
            <text:p/>
          </table:table-cell>
          <table:table-cell table:formula="of:=[.D232]/2^[.$B$2]" office:value-type="float" office:value="0.00432968139648438" calcext:value-type="float">
            <text:p/>
          </table:table-cell>
          <table:table-cell table:formula="of:=ABS([.F232]-[.E232])/[.E232]*100" office:value-type="float" office:value="0.0156402587890626" calcext:value-type="float">
            <text:p/>
          </table:table-cell>
          <table:table-cell table:formula="of:=FLOOR([.$A$4]/[.C232];1)" office:value-type="float" office:value="58" calcext:value-type="float">
            <text:p/>
          </table:table-cell>
          <table:table-cell table:formula="of:=FLOOR(FLOOR([.$A$4]*[.D232];1)/2^[.$B$2];1)" office:value-type="float" office:value="58" calcext:value-type="float">
            <text:p/>
          </table:table-cell>
          <table:table-cell table:formula="of:=ABS([.H232]-[.I232])" office:value-type="float" office:value="0" calcext:value-type="float">
            <text:p/>
          </table:table-cell>
          <table:table-cell table:formula="of:=CONCATENATE(&quot;assign rom[&quot;;[.C232];&quot;] = &quot;;[.$B$2];&quot;'d&quot;;[.D232];&quot;;&quot;)" office:value-type="string" office:string-value="assign rom[231] = 18'd1135;" calcext:value-type="string">
            <text:p>assign rom[231] = 18'd1135;</text:p>
          </table:table-cell>
        </table:table-row>
        <table:table-row table:style-name="ro1">
          <table:table-cell table:number-columns-repeated="2"/>
          <table:table-cell table:formula="of:=[.C232]+1" office:value-type="float" office:value="232" calcext:value-type="float">
            <text:p/>
          </table:table-cell>
          <table:table-cell table:formula="of:=MIN(ROUND(2^[.$B$2]/[.C233]);2^[.$B$2]-1)" office:value-type="float" office:value="1130" calcext:value-type="float">
            <text:p/>
          </table:table-cell>
          <table:table-cell table:formula="of:=1/[.C233]" office:value-type="float" office:value="0.00431034482758621" calcext:value-type="float">
            <text:p/>
          </table:table-cell>
          <table:table-cell table:formula="of:=[.D233]/2^[.$B$2]" office:value-type="float" office:value="0.00431060791015625" calcext:value-type="float">
            <text:p/>
          </table:table-cell>
          <table:table-cell table:formula="of:=ABS([.F233]-[.E233])/[.E233]*100" office:value-type="float" office:value="0.00610351562500139" calcext:value-type="float">
            <text:p/>
          </table:table-cell>
          <table:table-cell table:formula="of:=FLOOR([.$A$4]/[.C233];1)" office:value-type="float" office:value="58" calcext:value-type="float">
            <text:p/>
          </table:table-cell>
          <table:table-cell table:formula="of:=FLOOR(FLOOR([.$A$4]*[.D233];1)/2^[.$B$2];1)" office:value-type="float" office:value="58" calcext:value-type="float">
            <text:p/>
          </table:table-cell>
          <table:table-cell table:formula="of:=ABS([.H233]-[.I233])" office:value-type="float" office:value="0" calcext:value-type="float">
            <text:p/>
          </table:table-cell>
          <table:table-cell table:formula="of:=CONCATENATE(&quot;assign rom[&quot;;[.C233];&quot;] = &quot;;[.$B$2];&quot;'d&quot;;[.D233];&quot;;&quot;)" office:value-type="string" office:string-value="assign rom[232] = 18'd1130;" calcext:value-type="string">
            <text:p>assign rom[232] = 18'd1130;</text:p>
          </table:table-cell>
        </table:table-row>
        <table:table-row table:style-name="ro1">
          <table:table-cell table:number-columns-repeated="2"/>
          <table:table-cell table:formula="of:=[.C233]+1" office:value-type="float" office:value="233" calcext:value-type="float">
            <text:p/>
          </table:table-cell>
          <table:table-cell table:formula="of:=MIN(ROUND(2^[.$B$2]/[.C234]);2^[.$B$2]-1)" office:value-type="float" office:value="1125" calcext:value-type="float">
            <text:p/>
          </table:table-cell>
          <table:table-cell table:formula="of:=1/[.C234]" office:value-type="float" office:value="0.00429184549356223" calcext:value-type="float">
            <text:p/>
          </table:table-cell>
          <table:table-cell table:formula="of:=[.D234]/2^[.$B$2]" office:value-type="float" office:value="0.00429153442382813" calcext:value-type="float">
            <text:p/>
          </table:table-cell>
          <table:table-cell table:formula="of:=ABS([.F234]-[.E234])/[.E234]*100" office:value-type="float" office:value="0.00724792480468715" calcext:value-type="float">
            <text:p/>
          </table:table-cell>
          <table:table-cell table:formula="of:=FLOOR([.$A$4]/[.C234];1)" office:value-type="float" office:value="57" calcext:value-type="float">
            <text:p/>
          </table:table-cell>
          <table:table-cell table:formula="of:=FLOOR(FLOOR([.$A$4]*[.D234];1)/2^[.$B$2];1)" office:value-type="float" office:value="57" calcext:value-type="float">
            <text:p/>
          </table:table-cell>
          <table:table-cell table:formula="of:=ABS([.H234]-[.I234])" office:value-type="float" office:value="0" calcext:value-type="float">
            <text:p/>
          </table:table-cell>
          <table:table-cell table:formula="of:=CONCATENATE(&quot;assign rom[&quot;;[.C234];&quot;] = &quot;;[.$B$2];&quot;'d&quot;;[.D234];&quot;;&quot;)" office:value-type="string" office:string-value="assign rom[233] = 18'd1125;" calcext:value-type="string">
            <text:p>assign rom[233] = 18'd1125;</text:p>
          </table:table-cell>
        </table:table-row>
        <table:table-row table:style-name="ro1">
          <table:table-cell table:number-columns-repeated="2"/>
          <table:table-cell table:formula="of:=[.C234]+1" office:value-type="float" office:value="234" calcext:value-type="float">
            <text:p/>
          </table:table-cell>
          <table:table-cell table:formula="of:=MIN(ROUND(2^[.$B$2]/[.C235]);2^[.$B$2]-1)" office:value-type="float" office:value="1120" calcext:value-type="float">
            <text:p/>
          </table:table-cell>
          <table:table-cell table:formula="of:=1/[.C235]" office:value-type="float" office:value="0.00427350427350427" calcext:value-type="float">
            <text:p/>
          </table:table-cell>
          <table:table-cell table:formula="of:=[.D235]/2^[.$B$2]" office:value-type="float" office:value="0.0042724609375" calcext:value-type="float">
            <text:p/>
          </table:table-cell>
          <table:table-cell table:formula="of:=ABS([.F235]-[.E235])/[.E235]*100" office:value-type="float" office:value="0.0244140625000101" calcext:value-type="float">
            <text:p/>
          </table:table-cell>
          <table:table-cell table:formula="of:=FLOOR([.$A$4]/[.C235];1)" office:value-type="float" office:value="57" calcext:value-type="float">
            <text:p/>
          </table:table-cell>
          <table:table-cell table:formula="of:=FLOOR(FLOOR([.$A$4]*[.D235];1)/2^[.$B$2];1)" office:value-type="float" office:value="57" calcext:value-type="float">
            <text:p/>
          </table:table-cell>
          <table:table-cell table:formula="of:=ABS([.H235]-[.I235])" office:value-type="float" office:value="0" calcext:value-type="float">
            <text:p/>
          </table:table-cell>
          <table:table-cell table:formula="of:=CONCATENATE(&quot;assign rom[&quot;;[.C235];&quot;] = &quot;;[.$B$2];&quot;'d&quot;;[.D235];&quot;;&quot;)" office:value-type="string" office:string-value="assign rom[234] = 18'd1120;" calcext:value-type="string">
            <text:p>assign rom[234] = 18'd1120;</text:p>
          </table:table-cell>
        </table:table-row>
        <table:table-row table:style-name="ro1">
          <table:table-cell table:number-columns-repeated="2"/>
          <table:table-cell table:formula="of:=[.C235]+1" office:value-type="float" office:value="235" calcext:value-type="float">
            <text:p/>
          </table:table-cell>
          <table:table-cell table:formula="of:=MIN(ROUND(2^[.$B$2]/[.C236]);2^[.$B$2]-1)" office:value-type="float" office:value="1116" calcext:value-type="float">
            <text:p/>
          </table:table-cell>
          <table:table-cell table:formula="of:=1/[.C236]" office:value-type="float" office:value="0.00425531914893617" calcext:value-type="float">
            <text:p/>
          </table:table-cell>
          <table:table-cell table:formula="of:=[.D236]/2^[.$B$2]" office:value-type="float" office:value="0.0042572021484375" calcext:value-type="float">
            <text:p/>
          </table:table-cell>
          <table:table-cell table:formula="of:=ABS([.F236]-[.E236])/[.E236]*100" office:value-type="float" office:value="0.0442504882812484" calcext:value-type="float">
            <text:p/>
          </table:table-cell>
          <table:table-cell table:formula="of:=FLOOR([.$A$4]/[.C236];1)" office:value-type="float" office:value="57" calcext:value-type="float">
            <text:p/>
          </table:table-cell>
          <table:table-cell table:formula="of:=FLOOR(FLOOR([.$A$4]*[.D236];1)/2^[.$B$2];1)" office:value-type="float" office:value="57" calcext:value-type="float">
            <text:p/>
          </table:table-cell>
          <table:table-cell table:formula="of:=ABS([.H236]-[.I236])" office:value-type="float" office:value="0" calcext:value-type="float">
            <text:p/>
          </table:table-cell>
          <table:table-cell table:formula="of:=CONCATENATE(&quot;assign rom[&quot;;[.C236];&quot;] = &quot;;[.$B$2];&quot;'d&quot;;[.D236];&quot;;&quot;)" office:value-type="string" office:string-value="assign rom[235] = 18'd1116;" calcext:value-type="string">
            <text:p>assign rom[235] = 18'd1116;</text:p>
          </table:table-cell>
        </table:table-row>
        <table:table-row table:style-name="ro1">
          <table:table-cell table:number-columns-repeated="2"/>
          <table:table-cell table:formula="of:=[.C236]+1" office:value-type="float" office:value="236" calcext:value-type="float">
            <text:p/>
          </table:table-cell>
          <table:table-cell table:formula="of:=MIN(ROUND(2^[.$B$2]/[.C237]);2^[.$B$2]-1)" office:value-type="float" office:value="1111" calcext:value-type="float">
            <text:p/>
          </table:table-cell>
          <table:table-cell table:formula="of:=1/[.C237]" office:value-type="float" office:value="0.00423728813559322" calcext:value-type="float">
            <text:p/>
          </table:table-cell>
          <table:table-cell table:formula="of:=[.D237]/2^[.$B$2]" office:value-type="float" office:value="0.00423812866210938" calcext:value-type="float">
            <text:p/>
          </table:table-cell>
          <table:table-cell table:formula="of:=ABS([.F237]-[.E237])/[.E237]*100" office:value-type="float" office:value="0.0198364257812503" calcext:value-type="float">
            <text:p/>
          </table:table-cell>
          <table:table-cell table:formula="of:=FLOOR([.$A$4]/[.C237];1)" office:value-type="float" office:value="57" calcext:value-type="float">
            <text:p/>
          </table:table-cell>
          <table:table-cell table:formula="of:=FLOOR(FLOOR([.$A$4]*[.D237];1)/2^[.$B$2];1)" office:value-type="float" office:value="57" calcext:value-type="float">
            <text:p/>
          </table:table-cell>
          <table:table-cell table:formula="of:=ABS([.H237]-[.I237])" office:value-type="float" office:value="0" calcext:value-type="float">
            <text:p/>
          </table:table-cell>
          <table:table-cell table:formula="of:=CONCATENATE(&quot;assign rom[&quot;;[.C237];&quot;] = &quot;;[.$B$2];&quot;'d&quot;;[.D237];&quot;;&quot;)" office:value-type="string" office:string-value="assign rom[236] = 18'd1111;" calcext:value-type="string">
            <text:p>assign rom[236] = 18'd1111;</text:p>
          </table:table-cell>
        </table:table-row>
        <table:table-row table:style-name="ro1">
          <table:table-cell table:number-columns-repeated="2"/>
          <table:table-cell table:formula="of:=[.C237]+1" office:value-type="float" office:value="237" calcext:value-type="float">
            <text:p/>
          </table:table-cell>
          <table:table-cell table:formula="of:=MIN(ROUND(2^[.$B$2]/[.C238]);2^[.$B$2]-1)" office:value-type="float" office:value="1106" calcext:value-type="float">
            <text:p/>
          </table:table-cell>
          <table:table-cell table:formula="of:=1/[.C238]" office:value-type="float" office:value="0.00421940928270042" calcext:value-type="float">
            <text:p/>
          </table:table-cell>
          <table:table-cell table:formula="of:=[.D238]/2^[.$B$2]" office:value-type="float" office:value="0.00421905517578125" calcext:value-type="float">
            <text:p/>
          </table:table-cell>
          <table:table-cell table:formula="of:=ABS([.F238]-[.E238])/[.E238]*100" office:value-type="float" office:value="0.00839233398436659" calcext:value-type="float">
            <text:p/>
          </table:table-cell>
          <table:table-cell table:formula="of:=FLOOR([.$A$4]/[.C238];1)" office:value-type="float" office:value="56" calcext:value-type="float">
            <text:p/>
          </table:table-cell>
          <table:table-cell table:formula="of:=FLOOR(FLOOR([.$A$4]*[.D238];1)/2^[.$B$2];1)" office:value-type="float" office:value="56" calcext:value-type="float">
            <text:p/>
          </table:table-cell>
          <table:table-cell table:formula="of:=ABS([.H238]-[.I238])" office:value-type="float" office:value="0" calcext:value-type="float">
            <text:p/>
          </table:table-cell>
          <table:table-cell table:formula="of:=CONCATENATE(&quot;assign rom[&quot;;[.C238];&quot;] = &quot;;[.$B$2];&quot;'d&quot;;[.D238];&quot;;&quot;)" office:value-type="string" office:string-value="assign rom[237] = 18'd1106;" calcext:value-type="string">
            <text:p>assign rom[237] = 18'd1106;</text:p>
          </table:table-cell>
        </table:table-row>
        <table:table-row table:style-name="ro1">
          <table:table-cell table:number-columns-repeated="2"/>
          <table:table-cell table:formula="of:=[.C238]+1" office:value-type="float" office:value="238" calcext:value-type="float">
            <text:p/>
          </table:table-cell>
          <table:table-cell table:formula="of:=MIN(ROUND(2^[.$B$2]/[.C239]);2^[.$B$2]-1)" office:value-type="float" office:value="1101" calcext:value-type="float">
            <text:p/>
          </table:table-cell>
          <table:table-cell table:formula="of:=1/[.C239]" office:value-type="float" office:value="0.00420168067226891" calcext:value-type="float">
            <text:p/>
          </table:table-cell>
          <table:table-cell table:formula="of:=[.D239]/2^[.$B$2]" office:value-type="float" office:value="0.00419998168945313" calcext:value-type="float">
            <text:p/>
          </table:table-cell>
          <table:table-cell table:formula="of:=ABS([.F239]-[.E239])/[.E239]*100" office:value-type="float" office:value="0.0404357910156207" calcext:value-type="float">
            <text:p/>
          </table:table-cell>
          <table:table-cell table:formula="of:=FLOOR([.$A$4]/[.C239];1)" office:value-type="float" office:value="56" calcext:value-type="float">
            <text:p/>
          </table:table-cell>
          <table:table-cell table:formula="of:=FLOOR(FLOOR([.$A$4]*[.D239];1)/2^[.$B$2];1)" office:value-type="float" office:value="56" calcext:value-type="float">
            <text:p/>
          </table:table-cell>
          <table:table-cell table:formula="of:=ABS([.H239]-[.I239])" office:value-type="float" office:value="0" calcext:value-type="float">
            <text:p/>
          </table:table-cell>
          <table:table-cell table:formula="of:=CONCATENATE(&quot;assign rom[&quot;;[.C239];&quot;] = &quot;;[.$B$2];&quot;'d&quot;;[.D239];&quot;;&quot;)" office:value-type="string" office:string-value="assign rom[238] = 18'd1101;" calcext:value-type="string">
            <text:p>assign rom[238] = 18'd1101;</text:p>
          </table:table-cell>
        </table:table-row>
        <table:table-row table:style-name="ro1">
          <table:table-cell table:number-columns-repeated="2"/>
          <table:table-cell table:formula="of:=[.C239]+1" office:value-type="float" office:value="239" calcext:value-type="float">
            <text:p/>
          </table:table-cell>
          <table:table-cell table:formula="of:=MIN(ROUND(2^[.$B$2]/[.C240]);2^[.$B$2]-1)" office:value-type="float" office:value="1097" calcext:value-type="float">
            <text:p/>
          </table:table-cell>
          <table:table-cell table:formula="of:=1/[.C240]" office:value-type="float" office:value="0.00418410041841004" calcext:value-type="float">
            <text:p/>
          </table:table-cell>
          <table:table-cell table:formula="of:=[.D240]/2^[.$B$2]" office:value-type="float" office:value="0.00418472290039063" calcext:value-type="float">
            <text:p/>
          </table:table-cell>
          <table:table-cell table:formula="of:=ABS([.F240]-[.E240])/[.E240]*100" office:value-type="float" office:value="0.0148773193359461" calcext:value-type="float">
            <text:p/>
          </table:table-cell>
          <table:table-cell table:formula="of:=FLOOR([.$A$4]/[.C240];1)" office:value-type="float" office:value="56" calcext:value-type="float">
            <text:p/>
          </table:table-cell>
          <table:table-cell table:formula="of:=FLOOR(FLOOR([.$A$4]*[.D240];1)/2^[.$B$2];1)" office:value-type="float" office:value="56" calcext:value-type="float">
            <text:p/>
          </table:table-cell>
          <table:table-cell table:formula="of:=ABS([.H240]-[.I240])" office:value-type="float" office:value="0" calcext:value-type="float">
            <text:p/>
          </table:table-cell>
          <table:table-cell table:formula="of:=CONCATENATE(&quot;assign rom[&quot;;[.C240];&quot;] = &quot;;[.$B$2];&quot;'d&quot;;[.D240];&quot;;&quot;)" office:value-type="string" office:string-value="assign rom[239] = 18'd1097;" calcext:value-type="string">
            <text:p>assign rom[239] = 18'd1097;</text:p>
          </table:table-cell>
        </table:table-row>
        <table:table-row table:style-name="ro1">
          <table:table-cell table:number-columns-repeated="2"/>
          <table:table-cell table:formula="of:=[.C240]+1" office:value-type="float" office:value="240" calcext:value-type="float">
            <text:p/>
          </table:table-cell>
          <table:table-cell table:formula="of:=MIN(ROUND(2^[.$B$2]/[.C241]);2^[.$B$2]-1)" office:value-type="float" office:value="1092" calcext:value-type="float">
            <text:p/>
          </table:table-cell>
          <table:table-cell table:formula="of:=1/[.C241]" office:value-type="float" office:value="0.00416666666666667" calcext:value-type="float">
            <text:p/>
          </table:table-cell>
          <table:table-cell table:formula="of:=[.D241]/2^[.$B$2]" office:value-type="float" office:value="0.0041656494140625" calcext:value-type="float">
            <text:p/>
          </table:table-cell>
          <table:table-cell table:formula="of:=ABS([.F241]-[.E241])/[.E241]*100" office:value-type="float" office:value="0.0244140624999986" calcext:value-type="float">
            <text:p/>
          </table:table-cell>
          <table:table-cell table:formula="of:=FLOOR([.$A$4]/[.C241];1)" office:value-type="float" office:value="56" calcext:value-type="float">
            <text:p/>
          </table:table-cell>
          <table:table-cell table:formula="of:=FLOOR(FLOOR([.$A$4]*[.D241];1)/2^[.$B$2];1)" office:value-type="float" office:value="56" calcext:value-type="float">
            <text:p/>
          </table:table-cell>
          <table:table-cell table:formula="of:=ABS([.H241]-[.I241])" office:value-type="float" office:value="0" calcext:value-type="float">
            <text:p/>
          </table:table-cell>
          <table:table-cell table:formula="of:=CONCATENATE(&quot;assign rom[&quot;;[.C241];&quot;] = &quot;;[.$B$2];&quot;'d&quot;;[.D241];&quot;;&quot;)" office:value-type="string" office:string-value="assign rom[240] = 18'd1092;" calcext:value-type="string">
            <text:p>assign rom[240] = 18'd1092;</text:p>
          </table:table-cell>
        </table:table-row>
        <table:table-row table:style-name="ro1">
          <table:table-cell table:number-columns-repeated="2"/>
          <table:table-cell table:formula="of:=[.C241]+1" office:value-type="float" office:value="241" calcext:value-type="float">
            <text:p/>
          </table:table-cell>
          <table:table-cell table:formula="of:=MIN(ROUND(2^[.$B$2]/[.C242]);2^[.$B$2]-1)" office:value-type="float" office:value="1088" calcext:value-type="float">
            <text:p/>
          </table:table-cell>
          <table:table-cell table:formula="of:=1/[.C242]" office:value-type="float" office:value="0.004149377593361" calcext:value-type="float">
            <text:p/>
          </table:table-cell>
          <table:table-cell table:formula="of:=[.D242]/2^[.$B$2]" office:value-type="float" office:value="0.004150390625" calcext:value-type="float">
            <text:p/>
          </table:table-cell>
          <table:table-cell table:formula="of:=ABS([.F242]-[.E242])/[.E242]*100" office:value-type="float" office:value="0.0244140624999999" calcext:value-type="float">
            <text:p/>
          </table:table-cell>
          <table:table-cell table:formula="of:=FLOOR([.$A$4]/[.C242];1)" office:value-type="float" office:value="55" calcext:value-type="float">
            <text:p/>
          </table:table-cell>
          <table:table-cell table:formula="of:=FLOOR(FLOOR([.$A$4]*[.D242];1)/2^[.$B$2];1)" office:value-type="float" office:value="55" calcext:value-type="float">
            <text:p/>
          </table:table-cell>
          <table:table-cell table:formula="of:=ABS([.H242]-[.I242])" office:value-type="float" office:value="0" calcext:value-type="float">
            <text:p/>
          </table:table-cell>
          <table:table-cell table:formula="of:=CONCATENATE(&quot;assign rom[&quot;;[.C242];&quot;] = &quot;;[.$B$2];&quot;'d&quot;;[.D242];&quot;;&quot;)" office:value-type="string" office:string-value="assign rom[241] = 18'd1088;" calcext:value-type="string">
            <text:p>assign rom[241] = 18'd1088;</text:p>
          </table:table-cell>
        </table:table-row>
        <table:table-row table:style-name="ro1">
          <table:table-cell table:number-columns-repeated="2"/>
          <table:table-cell table:formula="of:=[.C242]+1" office:value-type="float" office:value="242" calcext:value-type="float">
            <text:p/>
          </table:table-cell>
          <table:table-cell table:formula="of:=MIN(ROUND(2^[.$B$2]/[.C243]);2^[.$B$2]-1)" office:value-type="float" office:value="1083" calcext:value-type="float">
            <text:p/>
          </table:table-cell>
          <table:table-cell table:formula="of:=1/[.C243]" office:value-type="float" office:value="0.00413223140495868" calcext:value-type="float">
            <text:p/>
          </table:table-cell>
          <table:table-cell table:formula="of:=[.D243]/2^[.$B$2]" office:value-type="float" office:value="0.00413131713867188" calcext:value-type="float">
            <text:p/>
          </table:table-cell>
          <table:table-cell table:formula="of:=ABS([.F243]-[.E243])/[.E243]*100" office:value-type="float" office:value="0.0221252441406278" calcext:value-type="float">
            <text:p/>
          </table:table-cell>
          <table:table-cell table:formula="of:=FLOOR([.$A$4]/[.C243];1)" office:value-type="float" office:value="55" calcext:value-type="float">
            <text:p/>
          </table:table-cell>
          <table:table-cell table:formula="of:=FLOOR(FLOOR([.$A$4]*[.D243];1)/2^[.$B$2];1)" office:value-type="float" office:value="55" calcext:value-type="float">
            <text:p/>
          </table:table-cell>
          <table:table-cell table:formula="of:=ABS([.H243]-[.I243])" office:value-type="float" office:value="0" calcext:value-type="float">
            <text:p/>
          </table:table-cell>
          <table:table-cell table:formula="of:=CONCATENATE(&quot;assign rom[&quot;;[.C243];&quot;] = &quot;;[.$B$2];&quot;'d&quot;;[.D243];&quot;;&quot;)" office:value-type="string" office:string-value="assign rom[242] = 18'd1083;" calcext:value-type="string">
            <text:p>assign rom[242] = 18'd1083;</text:p>
          </table:table-cell>
        </table:table-row>
        <table:table-row table:style-name="ro1">
          <table:table-cell table:number-columns-repeated="2"/>
          <table:table-cell table:formula="of:=[.C243]+1" office:value-type="float" office:value="243" calcext:value-type="float">
            <text:p/>
          </table:table-cell>
          <table:table-cell table:formula="of:=MIN(ROUND(2^[.$B$2]/[.C244]);2^[.$B$2]-1)" office:value-type="float" office:value="1079" calcext:value-type="float">
            <text:p/>
          </table:table-cell>
          <table:table-cell table:formula="of:=1/[.C244]" office:value-type="float" office:value="0.00411522633744856" calcext:value-type="float">
            <text:p/>
          </table:table-cell>
          <table:table-cell table:formula="of:=[.D244]/2^[.$B$2]" office:value-type="float" office:value="0.00411605834960938" calcext:value-type="float">
            <text:p/>
          </table:table-cell>
          <table:table-cell table:formula="of:=ABS([.F244]-[.E244])/[.E244]*100" office:value-type="float" office:value="0.020217895507804" calcext:value-type="float">
            <text:p/>
          </table:table-cell>
          <table:table-cell table:formula="of:=FLOOR([.$A$4]/[.C244];1)" office:value-type="float" office:value="55" calcext:value-type="float">
            <text:p/>
          </table:table-cell>
          <table:table-cell table:formula="of:=FLOOR(FLOOR([.$A$4]*[.D244];1)/2^[.$B$2];1)" office:value-type="float" office:value="55" calcext:value-type="float">
            <text:p/>
          </table:table-cell>
          <table:table-cell table:formula="of:=ABS([.H244]-[.I244])" office:value-type="float" office:value="0" calcext:value-type="float">
            <text:p/>
          </table:table-cell>
          <table:table-cell table:formula="of:=CONCATENATE(&quot;assign rom[&quot;;[.C244];&quot;] = &quot;;[.$B$2];&quot;'d&quot;;[.D244];&quot;;&quot;)" office:value-type="string" office:string-value="assign rom[243] = 18'd1079;" calcext:value-type="string">
            <text:p>assign rom[243] = 18'd1079;</text:p>
          </table:table-cell>
        </table:table-row>
        <table:table-row table:style-name="ro1">
          <table:table-cell table:number-columns-repeated="2"/>
          <table:table-cell table:formula="of:=[.C244]+1" office:value-type="float" office:value="244" calcext:value-type="float">
            <text:p/>
          </table:table-cell>
          <table:table-cell table:formula="of:=MIN(ROUND(2^[.$B$2]/[.C245]);2^[.$B$2]-1)" office:value-type="float" office:value="1074" calcext:value-type="float">
            <text:p/>
          </table:table-cell>
          <table:table-cell table:formula="of:=1/[.C245]" office:value-type="float" office:value="0.00409836065573771" calcext:value-type="float">
            <text:p/>
          </table:table-cell>
          <table:table-cell table:formula="of:=[.D245]/2^[.$B$2]" office:value-type="float" office:value="0.00409698486328125" calcext:value-type="float">
            <text:p/>
          </table:table-cell>
          <table:table-cell table:formula="of:=ABS([.F245]-[.E245])/[.E245]*100" office:value-type="float" office:value="0.0335693359375052" calcext:value-type="float">
            <text:p/>
          </table:table-cell>
          <table:table-cell table:formula="of:=FLOOR([.$A$4]/[.C245];1)" office:value-type="float" office:value="55" calcext:value-type="float">
            <text:p/>
          </table:table-cell>
          <table:table-cell table:formula="of:=FLOOR(FLOOR([.$A$4]*[.D245];1)/2^[.$B$2];1)" office:value-type="float" office:value="55" calcext:value-type="float">
            <text:p/>
          </table:table-cell>
          <table:table-cell table:formula="of:=ABS([.H245]-[.I245])" office:value-type="float" office:value="0" calcext:value-type="float">
            <text:p/>
          </table:table-cell>
          <table:table-cell table:formula="of:=CONCATENATE(&quot;assign rom[&quot;;[.C245];&quot;] = &quot;;[.$B$2];&quot;'d&quot;;[.D245];&quot;;&quot;)" office:value-type="string" office:string-value="assign rom[244] = 18'd1074;" calcext:value-type="string">
            <text:p>assign rom[244] = 18'd1074;</text:p>
          </table:table-cell>
        </table:table-row>
        <table:table-row table:style-name="ro1">
          <table:table-cell table:number-columns-repeated="2"/>
          <table:table-cell table:formula="of:=[.C245]+1" office:value-type="float" office:value="245" calcext:value-type="float">
            <text:p/>
          </table:table-cell>
          <table:table-cell table:formula="of:=MIN(ROUND(2^[.$B$2]/[.C246]);2^[.$B$2]-1)" office:value-type="float" office:value="1070" calcext:value-type="float">
            <text:p/>
          </table:table-cell>
          <table:table-cell table:formula="of:=1/[.C246]" office:value-type="float" office:value="0.00408163265306122" calcext:value-type="float">
            <text:p/>
          </table:table-cell>
          <table:table-cell table:formula="of:=[.D246]/2^[.$B$2]" office:value-type="float" office:value="0.00408172607421875" calcext:value-type="float">
            <text:p/>
          </table:table-cell>
          <table:table-cell table:formula="of:=ABS([.F246]-[.E246])/[.E246]*100" office:value-type="float" office:value="0.00228881835936598" calcext:value-type="float">
            <text:p/>
          </table:table-cell>
          <table:table-cell table:formula="of:=FLOOR([.$A$4]/[.C246];1)" office:value-type="float" office:value="54" calcext:value-type="float">
            <text:p/>
          </table:table-cell>
          <table:table-cell table:formula="of:=FLOOR(FLOOR([.$A$4]*[.D246];1)/2^[.$B$2];1)" office:value-type="float" office:value="54" calcext:value-type="float">
            <text:p/>
          </table:table-cell>
          <table:table-cell table:formula="of:=ABS([.H246]-[.I246])" office:value-type="float" office:value="0" calcext:value-type="float">
            <text:p/>
          </table:table-cell>
          <table:table-cell table:formula="of:=CONCATENATE(&quot;assign rom[&quot;;[.C246];&quot;] = &quot;;[.$B$2];&quot;'d&quot;;[.D246];&quot;;&quot;)" office:value-type="string" office:string-value="assign rom[245] = 18'd1070;" calcext:value-type="string">
            <text:p>assign rom[245] = 18'd1070;</text:p>
          </table:table-cell>
        </table:table-row>
        <table:table-row table:style-name="ro1">
          <table:table-cell table:number-columns-repeated="2"/>
          <table:table-cell table:formula="of:=[.C246]+1" office:value-type="float" office:value="246" calcext:value-type="float">
            <text:p/>
          </table:table-cell>
          <table:table-cell table:formula="of:=MIN(ROUND(2^[.$B$2]/[.C247]);2^[.$B$2]-1)" office:value-type="float" office:value="1066" calcext:value-type="float">
            <text:p/>
          </table:table-cell>
          <table:table-cell table:formula="of:=1/[.C247]" office:value-type="float" office:value="0.0040650406504065" calcext:value-type="float">
            <text:p/>
          </table:table-cell>
          <table:table-cell table:formula="of:=[.D247]/2^[.$B$2]" office:value-type="float" office:value="0.00406646728515625" calcext:value-type="float">
            <text:p/>
          </table:table-cell>
          <table:table-cell table:formula="of:=ABS([.F247]-[.E247])/[.E247]*100" office:value-type="float" office:value="0.0350952148437394" calcext:value-type="float">
            <text:p/>
          </table:table-cell>
          <table:table-cell table:formula="of:=FLOOR([.$A$4]/[.C247];1)" office:value-type="float" office:value="54" calcext:value-type="float">
            <text:p/>
          </table:table-cell>
          <table:table-cell table:formula="of:=FLOOR(FLOOR([.$A$4]*[.D247];1)/2^[.$B$2];1)" office:value-type="float" office:value="54" calcext:value-type="float">
            <text:p/>
          </table:table-cell>
          <table:table-cell table:formula="of:=ABS([.H247]-[.I247])" office:value-type="float" office:value="0" calcext:value-type="float">
            <text:p/>
          </table:table-cell>
          <table:table-cell table:formula="of:=CONCATENATE(&quot;assign rom[&quot;;[.C247];&quot;] = &quot;;[.$B$2];&quot;'d&quot;;[.D247];&quot;;&quot;)" office:value-type="string" office:string-value="assign rom[246] = 18'd1066;" calcext:value-type="string">
            <text:p>assign rom[246] = 18'd1066;</text:p>
          </table:table-cell>
        </table:table-row>
        <table:table-row table:style-name="ro1">
          <table:table-cell table:number-columns-repeated="2"/>
          <table:table-cell table:formula="of:=[.C247]+1" office:value-type="float" office:value="247" calcext:value-type="float">
            <text:p/>
          </table:table-cell>
          <table:table-cell table:formula="of:=MIN(ROUND(2^[.$B$2]/[.C248]);2^[.$B$2]-1)" office:value-type="float" office:value="1061" calcext:value-type="float">
            <text:p/>
          </table:table-cell>
          <table:table-cell table:formula="of:=1/[.C248]" office:value-type="float" office:value="0.00404858299595142" calcext:value-type="float">
            <text:p/>
          </table:table-cell>
          <table:table-cell table:formula="of:=[.D248]/2^[.$B$2]" office:value-type="float" office:value="0.00404739379882813" calcext:value-type="float">
            <text:p/>
          </table:table-cell>
          <table:table-cell table:formula="of:=ABS([.F248]-[.E248])/[.E248]*100" office:value-type="float" office:value="0.0293731689453135" calcext:value-type="float">
            <text:p/>
          </table:table-cell>
          <table:table-cell table:formula="of:=FLOOR([.$A$4]/[.C248];1)" office:value-type="float" office:value="54" calcext:value-type="float">
            <text:p/>
          </table:table-cell>
          <table:table-cell table:formula="of:=FLOOR(FLOOR([.$A$4]*[.D248];1)/2^[.$B$2];1)" office:value-type="float" office:value="54" calcext:value-type="float">
            <text:p/>
          </table:table-cell>
          <table:table-cell table:formula="of:=ABS([.H248]-[.I248])" office:value-type="float" office:value="0" calcext:value-type="float">
            <text:p/>
          </table:table-cell>
          <table:table-cell table:formula="of:=CONCATENATE(&quot;assign rom[&quot;;[.C248];&quot;] = &quot;;[.$B$2];&quot;'d&quot;;[.D248];&quot;;&quot;)" office:value-type="string" office:string-value="assign rom[247] = 18'd1061;" calcext:value-type="string">
            <text:p>assign rom[247] = 18'd1061;</text:p>
          </table:table-cell>
        </table:table-row>
        <table:table-row table:style-name="ro1">
          <table:table-cell table:number-columns-repeated="2"/>
          <table:table-cell table:formula="of:=[.C248]+1" office:value-type="float" office:value="248" calcext:value-type="float">
            <text:p/>
          </table:table-cell>
          <table:table-cell table:formula="of:=MIN(ROUND(2^[.$B$2]/[.C249]);2^[.$B$2]-1)" office:value-type="float" office:value="1057" calcext:value-type="float">
            <text:p/>
          </table:table-cell>
          <table:table-cell table:formula="of:=1/[.C249]" office:value-type="float" office:value="0.00403225806451613" calcext:value-type="float">
            <text:p/>
          </table:table-cell>
          <table:table-cell table:formula="of:=[.D249]/2^[.$B$2]" office:value-type="float" office:value="0.00403213500976563" calcext:value-type="float">
            <text:p/>
          </table:table-cell>
          <table:table-cell table:formula="of:=ABS([.F249]-[.E249])/[.E249]*100" office:value-type="float" office:value="0.00305175781249722" calcext:value-type="float">
            <text:p/>
          </table:table-cell>
          <table:table-cell table:formula="of:=FLOOR([.$A$4]/[.C249];1)" office:value-type="float" office:value="54" calcext:value-type="float">
            <text:p/>
          </table:table-cell>
          <table:table-cell table:formula="of:=FLOOR(FLOOR([.$A$4]*[.D249];1)/2^[.$B$2];1)" office:value-type="float" office:value="54" calcext:value-type="float">
            <text:p/>
          </table:table-cell>
          <table:table-cell table:formula="of:=ABS([.H249]-[.I249])" office:value-type="float" office:value="0" calcext:value-type="float">
            <text:p/>
          </table:table-cell>
          <table:table-cell table:formula="of:=CONCATENATE(&quot;assign rom[&quot;;[.C249];&quot;] = &quot;;[.$B$2];&quot;'d&quot;;[.D249];&quot;;&quot;)" office:value-type="string" office:string-value="assign rom[248] = 18'd1057;" calcext:value-type="string">
            <text:p>assign rom[248] = 18'd1057;</text:p>
          </table:table-cell>
        </table:table-row>
        <table:table-row table:style-name="ro1">
          <table:table-cell table:number-columns-repeated="2"/>
          <table:table-cell table:formula="of:=[.C249]+1" office:value-type="float" office:value="249" calcext:value-type="float">
            <text:p/>
          </table:table-cell>
          <table:table-cell table:formula="of:=MIN(ROUND(2^[.$B$2]/[.C250]);2^[.$B$2]-1)" office:value-type="float" office:value="1053" calcext:value-type="float">
            <text:p/>
          </table:table-cell>
          <table:table-cell table:formula="of:=1/[.C250]" office:value-type="float" office:value="0.00401606425702811" calcext:value-type="float">
            <text:p/>
          </table:table-cell>
          <table:table-cell table:formula="of:=[.D250]/2^[.$B$2]" office:value-type="float" office:value="0.00401687622070313" calcext:value-type="float">
            <text:p/>
          </table:table-cell>
          <table:table-cell table:formula="of:=ABS([.F250]-[.E250])/[.E250]*100" office:value-type="float" office:value="0.0202178955078217" calcext:value-type="float">
            <text:p/>
          </table:table-cell>
          <table:table-cell table:formula="of:=FLOOR([.$A$4]/[.C250];1)" office:value-type="float" office:value="54" calcext:value-type="float">
            <text:p/>
          </table:table-cell>
          <table:table-cell table:formula="of:=FLOOR(FLOOR([.$A$4]*[.D250];1)/2^[.$B$2];1)" office:value-type="float" office:value="54" calcext:value-type="float">
            <text:p/>
          </table:table-cell>
          <table:table-cell table:formula="of:=ABS([.H250]-[.I250])" office:value-type="float" office:value="0" calcext:value-type="float">
            <text:p/>
          </table:table-cell>
          <table:table-cell table:formula="of:=CONCATENATE(&quot;assign rom[&quot;;[.C250];&quot;] = &quot;;[.$B$2];&quot;'d&quot;;[.D250];&quot;;&quot;)" office:value-type="string" office:string-value="assign rom[249] = 18'd1053;" calcext:value-type="string">
            <text:p>assign rom[249] = 18'd1053;</text:p>
          </table:table-cell>
        </table:table-row>
        <table:table-row table:style-name="ro1">
          <table:table-cell table:number-columns-repeated="2"/>
          <table:table-cell table:formula="of:=[.C250]+1" office:value-type="float" office:value="250" calcext:value-type="float">
            <text:p/>
          </table:table-cell>
          <table:table-cell table:formula="of:=MIN(ROUND(2^[.$B$2]/[.C251]);2^[.$B$2]-1)" office:value-type="float" office:value="1049" calcext:value-type="float">
            <text:p/>
          </table:table-cell>
          <table:table-cell table:formula="of:=1/[.C251]" office:value-type="float" office:value="0.004" calcext:value-type="float">
            <text:p/>
          </table:table-cell>
          <table:table-cell table:formula="of:=[.D251]/2^[.$B$2]" office:value-type="float" office:value="0.00400161743164063" calcext:value-type="float">
            <text:p/>
          </table:table-cell>
          <table:table-cell table:formula="of:=ABS([.F251]-[.E251])/[.E251]*100" office:value-type="float" office:value="0.0404357910156229" calcext:value-type="float">
            <text:p/>
          </table:table-cell>
          <table:table-cell table:formula="of:=FLOOR([.$A$4]/[.C251];1)" office:value-type="float" office:value="53" calcext:value-type="float">
            <text:p/>
          </table:table-cell>
          <table:table-cell table:formula="of:=FLOOR(FLOOR([.$A$4]*[.D251];1)/2^[.$B$2];1)" office:value-type="float" office:value="53" calcext:value-type="float">
            <text:p/>
          </table:table-cell>
          <table:table-cell table:formula="of:=ABS([.H251]-[.I251])" office:value-type="float" office:value="0" calcext:value-type="float">
            <text:p/>
          </table:table-cell>
          <table:table-cell table:formula="of:=CONCATENATE(&quot;assign rom[&quot;;[.C251];&quot;] = &quot;;[.$B$2];&quot;'d&quot;;[.D251];&quot;;&quot;)" office:value-type="string" office:string-value="assign rom[250] = 18'd1049;" calcext:value-type="string">
            <text:p>assign rom[250] = 18'd1049;</text:p>
          </table:table-cell>
        </table:table-row>
        <table:table-row table:style-name="ro1">
          <table:table-cell table:number-columns-repeated="2"/>
          <table:table-cell table:formula="of:=[.C251]+1" office:value-type="float" office:value="251" calcext:value-type="float">
            <text:p/>
          </table:table-cell>
          <table:table-cell table:formula="of:=MIN(ROUND(2^[.$B$2]/[.C252]);2^[.$B$2]-1)" office:value-type="float" office:value="1044" calcext:value-type="float">
            <text:p/>
          </table:table-cell>
          <table:table-cell table:formula="of:=1/[.C252]" office:value-type="float" office:value="0.00398406374501992" calcext:value-type="float">
            <text:p/>
          </table:table-cell>
          <table:table-cell table:formula="of:=[.D252]/2^[.$B$2]" office:value-type="float" office:value="0.0039825439453125" calcext:value-type="float">
            <text:p/>
          </table:table-cell>
          <table:table-cell table:formula="of:=ABS([.F252]-[.E252])/[.E252]*100" office:value-type="float" office:value="0.0381469726562483" calcext:value-type="float">
            <text:p/>
          </table:table-cell>
          <table:table-cell table:formula="of:=FLOOR([.$A$4]/[.C252];1)" office:value-type="float" office:value="53" calcext:value-type="float">
            <text:p/>
          </table:table-cell>
          <table:table-cell table:formula="of:=FLOOR(FLOOR([.$A$4]*[.D252];1)/2^[.$B$2];1)" office:value-type="float" office:value="53" calcext:value-type="float">
            <text:p/>
          </table:table-cell>
          <table:table-cell table:formula="of:=ABS([.H252]-[.I252])" office:value-type="float" office:value="0" calcext:value-type="float">
            <text:p/>
          </table:table-cell>
          <table:table-cell table:formula="of:=CONCATENATE(&quot;assign rom[&quot;;[.C252];&quot;] = &quot;;[.$B$2];&quot;'d&quot;;[.D252];&quot;;&quot;)" office:value-type="string" office:string-value="assign rom[251] = 18'd1044;" calcext:value-type="string">
            <text:p>assign rom[251] = 18'd1044;</text:p>
          </table:table-cell>
        </table:table-row>
        <table:table-row table:style-name="ro1">
          <table:table-cell table:number-columns-repeated="2"/>
          <table:table-cell table:formula="of:=[.C252]+1" office:value-type="float" office:value="252" calcext:value-type="float">
            <text:p/>
          </table:table-cell>
          <table:table-cell table:formula="of:=MIN(ROUND(2^[.$B$2]/[.C253]);2^[.$B$2]-1)" office:value-type="float" office:value="1040" calcext:value-type="float">
            <text:p/>
          </table:table-cell>
          <table:table-cell table:formula="of:=1/[.C253]" office:value-type="float" office:value="0.00396825396825397" calcext:value-type="float">
            <text:p/>
          </table:table-cell>
          <table:table-cell table:formula="of:=[.D253]/2^[.$B$2]" office:value-type="float" office:value="0.00396728515625" calcext:value-type="float">
            <text:p/>
          </table:table-cell>
          <table:table-cell table:formula="of:=ABS([.F253]-[.E253])/[.E253]*100" office:value-type="float" office:value="0.0244140624999944" calcext:value-type="float">
            <text:p/>
          </table:table-cell>
          <table:table-cell table:formula="of:=FLOOR([.$A$4]/[.C253];1)" office:value-type="float" office:value="53" calcext:value-type="float">
            <text:p/>
          </table:table-cell>
          <table:table-cell table:formula="of:=FLOOR(FLOOR([.$A$4]*[.D253];1)/2^[.$B$2];1)" office:value-type="float" office:value="53" calcext:value-type="float">
            <text:p/>
          </table:table-cell>
          <table:table-cell table:formula="of:=ABS([.H253]-[.I253])" office:value-type="float" office:value="0" calcext:value-type="float">
            <text:p/>
          </table:table-cell>
          <table:table-cell table:formula="of:=CONCATENATE(&quot;assign rom[&quot;;[.C253];&quot;] = &quot;;[.$B$2];&quot;'d&quot;;[.D253];&quot;;&quot;)" office:value-type="string" office:string-value="assign rom[252] = 18'd1040;" calcext:value-type="string">
            <text:p>assign rom[252] = 18'd1040;</text:p>
          </table:table-cell>
        </table:table-row>
        <table:table-row table:style-name="ro1">
          <table:table-cell table:number-columns-repeated="2"/>
          <table:table-cell table:formula="of:=[.C253]+1" office:value-type="float" office:value="253" calcext:value-type="float">
            <text:p/>
          </table:table-cell>
          <table:table-cell table:formula="of:=MIN(ROUND(2^[.$B$2]/[.C254]);2^[.$B$2]-1)" office:value-type="float" office:value="1036" calcext:value-type="float">
            <text:p/>
          </table:table-cell>
          <table:table-cell table:formula="of:=1/[.C254]" office:value-type="float" office:value="0.00395256916996047" calcext:value-type="float">
            <text:p/>
          </table:table-cell>
          <table:table-cell table:formula="of:=[.D254]/2^[.$B$2]" office:value-type="float" office:value="0.0039520263671875" calcext:value-type="float">
            <text:p/>
          </table:table-cell>
          <table:table-cell table:formula="of:=ABS([.F254]-[.E254])/[.E254]*100" office:value-type="float" office:value="0.0137329101562432" calcext:value-type="float">
            <text:p/>
          </table:table-cell>
          <table:table-cell table:formula="of:=FLOOR([.$A$4]/[.C254];1)" office:value-type="float" office:value="53" calcext:value-type="float">
            <text:p/>
          </table:table-cell>
          <table:table-cell table:formula="of:=FLOOR(FLOOR([.$A$4]*[.D254];1)/2^[.$B$2];1)" office:value-type="float" office:value="53" calcext:value-type="float">
            <text:p/>
          </table:table-cell>
          <table:table-cell table:formula="of:=ABS([.H254]-[.I254])" office:value-type="float" office:value="0" calcext:value-type="float">
            <text:p/>
          </table:table-cell>
          <table:table-cell table:formula="of:=CONCATENATE(&quot;assign rom[&quot;;[.C254];&quot;] = &quot;;[.$B$2];&quot;'d&quot;;[.D254];&quot;;&quot;)" office:value-type="string" office:string-value="assign rom[253] = 18'd1036;" calcext:value-type="string">
            <text:p>assign rom[253] = 18'd1036;</text:p>
          </table:table-cell>
        </table:table-row>
        <table:table-row table:style-name="ro1">
          <table:table-cell table:number-columns-repeated="2"/>
          <table:table-cell table:formula="of:=[.C254]+1" office:value-type="float" office:value="254" calcext:value-type="float">
            <text:p/>
          </table:table-cell>
          <table:table-cell table:formula="of:=MIN(ROUND(2^[.$B$2]/[.C255]);2^[.$B$2]-1)" office:value-type="float" office:value="1032" calcext:value-type="float">
            <text:p/>
          </table:table-cell>
          <table:table-cell table:formula="of:=1/[.C255]" office:value-type="float" office:value="0.00393700787401575" calcext:value-type="float">
            <text:p/>
          </table:table-cell>
          <table:table-cell table:formula="of:=[.D255]/2^[.$B$2]" office:value-type="float" office:value="0.003936767578125" calcext:value-type="float">
            <text:p/>
          </table:table-cell>
          <table:table-cell table:formula="of:=ABS([.F255]-[.E255])/[.E255]*100" office:value-type="float" office:value="0.00610351562499861" calcext:value-type="float">
            <text:p/>
          </table:table-cell>
          <table:table-cell table:formula="of:=FLOOR([.$A$4]/[.C255];1)" office:value-type="float" office:value="52" calcext:value-type="float">
            <text:p/>
          </table:table-cell>
          <table:table-cell table:formula="of:=FLOOR(FLOOR([.$A$4]*[.D255];1)/2^[.$B$2];1)" office:value-type="float" office:value="52" calcext:value-type="float">
            <text:p/>
          </table:table-cell>
          <table:table-cell table:formula="of:=ABS([.H255]-[.I255])" office:value-type="float" office:value="0" calcext:value-type="float">
            <text:p/>
          </table:table-cell>
          <table:table-cell table:formula="of:=CONCATENATE(&quot;assign rom[&quot;;[.C255];&quot;] = &quot;;[.$B$2];&quot;'d&quot;;[.D255];&quot;;&quot;)" office:value-type="string" office:string-value="assign rom[254] = 18'd1032;" calcext:value-type="string">
            <text:p>assign rom[254] = 18'd1032;</text:p>
          </table:table-cell>
        </table:table-row>
        <table:table-row table:style-name="ro1">
          <table:table-cell table:number-columns-repeated="2"/>
          <table:table-cell table:formula="of:=[.C255]+1" office:value-type="float" office:value="255" calcext:value-type="float">
            <text:p/>
          </table:table-cell>
          <table:table-cell table:formula="of:=MIN(ROUND(2^[.$B$2]/[.C256]);2^[.$B$2]-1)" office:value-type="float" office:value="1028" calcext:value-type="float">
            <text:p/>
          </table:table-cell>
          <table:table-cell table:formula="of:=1/[.C256]" office:value-type="float" office:value="0.00392156862745098" calcext:value-type="float">
            <text:p/>
          </table:table-cell>
          <table:table-cell table:formula="of:=[.D256]/2^[.$B$2]" office:value-type="float" office:value="0.0039215087890625" calcext:value-type="float">
            <text:p/>
          </table:table-cell>
          <table:table-cell table:formula="of:=ABS([.F256]-[.E256])/[.E256]*100" office:value-type="float" office:value="0.00152587890624861" calcext:value-type="float">
            <text:p/>
          </table:table-cell>
          <table:table-cell table:formula="of:=FLOOR([.$A$4]/[.C256];1)" office:value-type="float" office:value="52" calcext:value-type="float">
            <text:p/>
          </table:table-cell>
          <table:table-cell table:formula="of:=FLOOR(FLOOR([.$A$4]*[.D256];1)/2^[.$B$2];1)" office:value-type="float" office:value="52" calcext:value-type="float">
            <text:p/>
          </table:table-cell>
          <table:table-cell table:formula="of:=ABS([.H256]-[.I256])" office:value-type="float" office:value="0" calcext:value-type="float">
            <text:p/>
          </table:table-cell>
          <table:table-cell table:formula="of:=CONCATENATE(&quot;assign rom[&quot;;[.C256];&quot;] = &quot;;[.$B$2];&quot;'d&quot;;[.D256];&quot;;&quot;)" office:value-type="string" office:string-value="assign rom[255] = 18'd1028;" calcext:value-type="string">
            <text:p>assign rom[255] = 18'd1028;</text:p>
          </table:table-cell>
        </table:table-row>
        <table:table-row table:style-name="ro1">
          <table:table-cell table:number-columns-repeated="2"/>
          <table:table-cell table:formula="of:=[.C256]+1" office:value-type="float" office:value="256" calcext:value-type="float">
            <text:p/>
          </table:table-cell>
          <table:table-cell table:formula="of:=MIN(ROUND(2^[.$B$2]/[.C257]);2^[.$B$2]-1)" office:value-type="float" office:value="1024" calcext:value-type="float">
            <text:p/>
          </table:table-cell>
          <table:table-cell table:formula="of:=1/[.C257]" office:value-type="float" office:value="0.00390625" calcext:value-type="float">
            <text:p/>
          </table:table-cell>
          <table:table-cell table:formula="of:=[.D257]/2^[.$B$2]" office:value-type="float" office:value="0.00390625" calcext:value-type="float">
            <text:p/>
          </table:table-cell>
          <table:table-cell table:formula="of:=ABS([.F257]-[.E257])/[.E257]*100" office:value-type="float" office:value="0" calcext:value-type="float">
            <text:p/>
          </table:table-cell>
          <table:table-cell table:formula="of:=FLOOR([.$A$4]/[.C257];1)" office:value-type="float" office:value="52" calcext:value-type="float">
            <text:p/>
          </table:table-cell>
          <table:table-cell table:formula="of:=FLOOR(FLOOR([.$A$4]*[.D257];1)/2^[.$B$2];1)" office:value-type="float" office:value="52" calcext:value-type="float">
            <text:p/>
          </table:table-cell>
          <table:table-cell table:formula="of:=ABS([.H257]-[.I257])" office:value-type="float" office:value="0" calcext:value-type="float">
            <text:p/>
          </table:table-cell>
          <table:table-cell table:formula="of:=CONCATENATE(&quot;assign rom[&quot;;[.C257];&quot;] = &quot;;[.$B$2];&quot;'d&quot;;[.D257];&quot;;&quot;)" office:value-type="string" office:string-value="assign rom[256] = 18'd1024;" calcext:value-type="string">
            <text:p>assign rom[256] = 18'd1024;</text:p>
          </table:table-cell>
        </table:table-row>
        <table:table-row table:style-name="ro1">
          <table:table-cell table:number-columns-repeated="2"/>
          <table:table-cell table:formula="of:=[.C257]+1" office:value-type="float" office:value="257" calcext:value-type="float">
            <text:p/>
          </table:table-cell>
          <table:table-cell table:formula="of:=MIN(ROUND(2^[.$B$2]/[.C258]);2^[.$B$2]-1)" office:value-type="float" office:value="1020" calcext:value-type="float">
            <text:p/>
          </table:table-cell>
          <table:table-cell table:formula="of:=1/[.C258]" office:value-type="float" office:value="0.00389105058365759" calcext:value-type="float">
            <text:p/>
          </table:table-cell>
          <table:table-cell table:formula="of:=[.D258]/2^[.$B$2]" office:value-type="float" office:value="0.0038909912109375" calcext:value-type="float">
            <text:p/>
          </table:table-cell>
          <table:table-cell table:formula="of:=ABS([.F258]-[.E258])/[.E258]*100" office:value-type="float" office:value="0.00152587890625139" calcext:value-type="float">
            <text:p/>
          </table:table-cell>
          <table:table-cell table:formula="of:=FLOOR([.$A$4]/[.C258];1)" office:value-type="float" office:value="52" calcext:value-type="float">
            <text:p/>
          </table:table-cell>
          <table:table-cell table:formula="of:=FLOOR(FLOOR([.$A$4]*[.D258];1)/2^[.$B$2];1)" office:value-type="float" office:value="52" calcext:value-type="float">
            <text:p/>
          </table:table-cell>
          <table:table-cell table:formula="of:=ABS([.H258]-[.I258])" office:value-type="float" office:value="0" calcext:value-type="float">
            <text:p/>
          </table:table-cell>
          <table:table-cell table:formula="of:=CONCATENATE(&quot;assign rom[&quot;;[.C258];&quot;] = &quot;;[.$B$2];&quot;'d&quot;;[.D258];&quot;;&quot;)" office:value-type="string" office:string-value="assign rom[257] = 18'd1020;" calcext:value-type="string">
            <text:p>assign rom[257] = 18'd1020;</text:p>
          </table:table-cell>
        </table:table-row>
        <table:table-row table:style-name="ro1">
          <table:table-cell table:number-columns-repeated="2"/>
          <table:table-cell table:formula="of:=[.C258]+1" office:value-type="float" office:value="258" calcext:value-type="float">
            <text:p/>
          </table:table-cell>
          <table:table-cell table:formula="of:=MIN(ROUND(2^[.$B$2]/[.C259]);2^[.$B$2]-1)" office:value-type="float" office:value="1016" calcext:value-type="float">
            <text:p/>
          </table:table-cell>
          <table:table-cell table:formula="of:=1/[.C259]" office:value-type="float" office:value="0.00387596899224806" calcext:value-type="float">
            <text:p/>
          </table:table-cell>
          <table:table-cell table:formula="of:=[.D259]/2^[.$B$2]" office:value-type="float" office:value="0.003875732421875" calcext:value-type="float">
            <text:p/>
          </table:table-cell>
          <table:table-cell table:formula="of:=ABS([.F259]-[.E259])/[.E259]*100" office:value-type="float" office:value="0.00610351562499861" calcext:value-type="float">
            <text:p/>
          </table:table-cell>
          <table:table-cell table:formula="of:=FLOOR([.$A$4]/[.C259];1)" office:value-type="float" office:value="52" calcext:value-type="float">
            <text:p/>
          </table:table-cell>
          <table:table-cell table:formula="of:=FLOOR(FLOOR([.$A$4]*[.D259];1)/2^[.$B$2];1)" office:value-type="float" office:value="52" calcext:value-type="float">
            <text:p/>
          </table:table-cell>
          <table:table-cell table:formula="of:=ABS([.H259]-[.I259])" office:value-type="float" office:value="0" calcext:value-type="float">
            <text:p/>
          </table:table-cell>
          <table:table-cell table:formula="of:=CONCATENATE(&quot;assign rom[&quot;;[.C259];&quot;] = &quot;;[.$B$2];&quot;'d&quot;;[.D259];&quot;;&quot;)" office:value-type="string" office:string-value="assign rom[258] = 18'd1016;" calcext:value-type="string">
            <text:p>assign rom[258] = 18'd1016;</text:p>
          </table:table-cell>
        </table:table-row>
        <table:table-row table:style-name="ro1">
          <table:table-cell table:number-columns-repeated="2"/>
          <table:table-cell table:formula="of:=[.C259]+1" office:value-type="float" office:value="259" calcext:value-type="float">
            <text:p/>
          </table:table-cell>
          <table:table-cell table:formula="of:=MIN(ROUND(2^[.$B$2]/[.C260]);2^[.$B$2]-1)" office:value-type="float" office:value="1012" calcext:value-type="float">
            <text:p/>
          </table:table-cell>
          <table:table-cell table:formula="of:=1/[.C260]" office:value-type="float" office:value="0.00386100386100386" calcext:value-type="float">
            <text:p/>
          </table:table-cell>
          <table:table-cell table:formula="of:=[.D260]/2^[.$B$2]" office:value-type="float" office:value="0.0038604736328125" calcext:value-type="float">
            <text:p/>
          </table:table-cell>
          <table:table-cell table:formula="of:=ABS([.F260]-[.E260])/[.E260]*100" office:value-type="float" office:value="0.0137329101562523" calcext:value-type="float">
            <text:p/>
          </table:table-cell>
          <table:table-cell table:formula="of:=FLOOR([.$A$4]/[.C260];1)" office:value-type="float" office:value="51" calcext:value-type="float">
            <text:p/>
          </table:table-cell>
          <table:table-cell table:formula="of:=FLOOR(FLOOR([.$A$4]*[.D260];1)/2^[.$B$2];1)" office:value-type="float" office:value="51" calcext:value-type="float">
            <text:p/>
          </table:table-cell>
          <table:table-cell table:formula="of:=ABS([.H260]-[.I260])" office:value-type="float" office:value="0" calcext:value-type="float">
            <text:p/>
          </table:table-cell>
          <table:table-cell table:formula="of:=CONCATENATE(&quot;assign rom[&quot;;[.C260];&quot;] = &quot;;[.$B$2];&quot;'d&quot;;[.D260];&quot;;&quot;)" office:value-type="string" office:string-value="assign rom[259] = 18'd1012;" calcext:value-type="string">
            <text:p>assign rom[259] = 18'd1012;</text:p>
          </table:table-cell>
        </table:table-row>
        <table:table-row table:style-name="ro1">
          <table:table-cell table:number-columns-repeated="2"/>
          <table:table-cell table:formula="of:=[.C260]+1" office:value-type="float" office:value="260" calcext:value-type="float">
            <text:p/>
          </table:table-cell>
          <table:table-cell table:formula="of:=MIN(ROUND(2^[.$B$2]/[.C261]);2^[.$B$2]-1)" office:value-type="float" office:value="1008" calcext:value-type="float">
            <text:p/>
          </table:table-cell>
          <table:table-cell table:formula="of:=1/[.C261]" office:value-type="float" office:value="0.00384615384615385" calcext:value-type="float">
            <text:p/>
          </table:table-cell>
          <table:table-cell table:formula="of:=[.D261]/2^[.$B$2]" office:value-type="float" office:value="0.00384521484375" calcext:value-type="float">
            <text:p/>
          </table:table-cell>
          <table:table-cell table:formula="of:=ABS([.F261]-[.E261])/[.E261]*100" office:value-type="float" office:value="0.0244140625000055" calcext:value-type="float">
            <text:p/>
          </table:table-cell>
          <table:table-cell table:formula="of:=FLOOR([.$A$4]/[.C261];1)" office:value-type="float" office:value="51" calcext:value-type="float">
            <text:p/>
          </table:table-cell>
          <table:table-cell table:formula="of:=FLOOR(FLOOR([.$A$4]*[.D261];1)/2^[.$B$2];1)" office:value-type="float" office:value="51" calcext:value-type="float">
            <text:p/>
          </table:table-cell>
          <table:table-cell table:formula="of:=ABS([.H261]-[.I261])" office:value-type="float" office:value="0" calcext:value-type="float">
            <text:p/>
          </table:table-cell>
          <table:table-cell table:formula="of:=CONCATENATE(&quot;assign rom[&quot;;[.C261];&quot;] = &quot;;[.$B$2];&quot;'d&quot;;[.D261];&quot;;&quot;)" office:value-type="string" office:string-value="assign rom[260] = 18'd1008;" calcext:value-type="string">
            <text:p>assign rom[260] = 18'd1008;</text:p>
          </table:table-cell>
        </table:table-row>
        <table:table-row table:style-name="ro1">
          <table:table-cell table:number-columns-repeated="2"/>
          <table:table-cell table:formula="of:=[.C261]+1" office:value-type="float" office:value="261" calcext:value-type="float">
            <text:p/>
          </table:table-cell>
          <table:table-cell table:formula="of:=MIN(ROUND(2^[.$B$2]/[.C262]);2^[.$B$2]-1)" office:value-type="float" office:value="1004" calcext:value-type="float">
            <text:p/>
          </table:table-cell>
          <table:table-cell table:formula="of:=1/[.C262]" office:value-type="float" office:value="0.00383141762452107" calcext:value-type="float">
            <text:p/>
          </table:table-cell>
          <table:table-cell table:formula="of:=[.D262]/2^[.$B$2]" office:value-type="float" office:value="0.0038299560546875" calcext:value-type="float">
            <text:p/>
          </table:table-cell>
          <table:table-cell table:formula="of:=ABS([.F262]-[.E262])/[.E262]*100" office:value-type="float" office:value="0.0381469726562448" calcext:value-type="float">
            <text:p/>
          </table:table-cell>
          <table:table-cell table:formula="of:=FLOOR([.$A$4]/[.C262];1)" office:value-type="float" office:value="51" calcext:value-type="float">
            <text:p/>
          </table:table-cell>
          <table:table-cell table:formula="of:=FLOOR(FLOOR([.$A$4]*[.D262];1)/2^[.$B$2];1)" office:value-type="float" office:value="51" calcext:value-type="float">
            <text:p/>
          </table:table-cell>
          <table:table-cell table:formula="of:=ABS([.H262]-[.I262])" office:value-type="float" office:value="0" calcext:value-type="float">
            <text:p/>
          </table:table-cell>
          <table:table-cell table:formula="of:=CONCATENATE(&quot;assign rom[&quot;;[.C262];&quot;] = &quot;;[.$B$2];&quot;'d&quot;;[.D262];&quot;;&quot;)" office:value-type="string" office:string-value="assign rom[261] = 18'd1004;" calcext:value-type="string">
            <text:p>assign rom[261] = 18'd1004;</text:p>
          </table:table-cell>
        </table:table-row>
        <table:table-row table:style-name="ro1">
          <table:table-cell table:number-columns-repeated="2"/>
          <table:table-cell table:formula="of:=[.C262]+1" office:value-type="float" office:value="262" calcext:value-type="float">
            <text:p/>
          </table:table-cell>
          <table:table-cell table:formula="of:=MIN(ROUND(2^[.$B$2]/[.C263]);2^[.$B$2]-1)" office:value-type="float" office:value="1001" calcext:value-type="float">
            <text:p/>
          </table:table-cell>
          <table:table-cell table:formula="of:=1/[.C263]" office:value-type="float" office:value="0.00381679389312977" calcext:value-type="float">
            <text:p/>
          </table:table-cell>
          <table:table-cell table:formula="of:=[.D263]/2^[.$B$2]" office:value-type="float" office:value="0.00381851196289062" calcext:value-type="float">
            <text:p/>
          </table:table-cell>
          <table:table-cell table:formula="of:=ABS([.F263]-[.E263])/[.E263]*100" office:value-type="float" office:value="0.0450134277343789" calcext:value-type="float">
            <text:p/>
          </table:table-cell>
          <table:table-cell table:formula="of:=FLOOR([.$A$4]/[.C263];1)" office:value-type="float" office:value="51" calcext:value-type="float">
            <text:p/>
          </table:table-cell>
          <table:table-cell table:formula="of:=FLOOR(FLOOR([.$A$4]*[.D263];1)/2^[.$B$2];1)" office:value-type="float" office:value="51" calcext:value-type="float">
            <text:p/>
          </table:table-cell>
          <table:table-cell table:formula="of:=ABS([.H263]-[.I263])" office:value-type="float" office:value="0" calcext:value-type="float">
            <text:p/>
          </table:table-cell>
          <table:table-cell table:formula="of:=CONCATENATE(&quot;assign rom[&quot;;[.C263];&quot;] = &quot;;[.$B$2];&quot;'d&quot;;[.D263];&quot;;&quot;)" office:value-type="string" office:string-value="assign rom[262] = 18'd1001;" calcext:value-type="string">
            <text:p>assign rom[262] = 18'd1001;</text:p>
          </table:table-cell>
        </table:table-row>
        <table:table-row table:style-name="ro1">
          <table:table-cell table:number-columns-repeated="2"/>
          <table:table-cell table:formula="of:=[.C263]+1" office:value-type="float" office:value="263" calcext:value-type="float">
            <text:p/>
          </table:table-cell>
          <table:table-cell table:formula="of:=MIN(ROUND(2^[.$B$2]/[.C264]);2^[.$B$2]-1)" office:value-type="float" office:value="997" calcext:value-type="float">
            <text:p/>
          </table:table-cell>
          <table:table-cell table:formula="of:=1/[.C264]" office:value-type="float" office:value="0.00380228136882129" calcext:value-type="float">
            <text:p/>
          </table:table-cell>
          <table:table-cell table:formula="of:=[.D264]/2^[.$B$2]" office:value-type="float" office:value="0.00380325317382812" calcext:value-type="float">
            <text:p/>
          </table:table-cell>
          <table:table-cell table:formula="of:=ABS([.F264]-[.E264])/[.E264]*100" office:value-type="float" office:value="0.0255584716796881" calcext:value-type="float">
            <text:p/>
          </table:table-cell>
          <table:table-cell table:formula="of:=FLOOR([.$A$4]/[.C264];1)" office:value-type="float" office:value="51" calcext:value-type="float">
            <text:p/>
          </table:table-cell>
          <table:table-cell table:formula="of:=FLOOR(FLOOR([.$A$4]*[.D264];1)/2^[.$B$2];1)" office:value-type="float" office:value="51" calcext:value-type="float">
            <text:p/>
          </table:table-cell>
          <table:table-cell table:formula="of:=ABS([.H264]-[.I264])" office:value-type="float" office:value="0" calcext:value-type="float">
            <text:p/>
          </table:table-cell>
          <table:table-cell table:formula="of:=CONCATENATE(&quot;assign rom[&quot;;[.C264];&quot;] = &quot;;[.$B$2];&quot;'d&quot;;[.D264];&quot;;&quot;)" office:value-type="string" office:string-value="assign rom[263] = 18'd997;" calcext:value-type="string">
            <text:p>assign rom[263] = 18'd997;</text:p>
          </table:table-cell>
        </table:table-row>
        <table:table-row table:style-name="ro1">
          <table:table-cell table:number-columns-repeated="2"/>
          <table:table-cell table:formula="of:=[.C264]+1" office:value-type="float" office:value="264" calcext:value-type="float">
            <text:p/>
          </table:table-cell>
          <table:table-cell table:formula="of:=MIN(ROUND(2^[.$B$2]/[.C265]);2^[.$B$2]-1)" office:value-type="float" office:value="993" calcext:value-type="float">
            <text:p/>
          </table:table-cell>
          <table:table-cell table:formula="of:=1/[.C265]" office:value-type="float" office:value="0.00378787878787879" calcext:value-type="float">
            <text:p/>
          </table:table-cell>
          <table:table-cell table:formula="of:=[.D265]/2^[.$B$2]" office:value-type="float" office:value="0.00378799438476562" calcext:value-type="float">
            <text:p/>
          </table:table-cell>
          <table:table-cell table:formula="of:=ABS([.F265]-[.E265])/[.E265]*100" office:value-type="float" office:value="0.00305175781249722" calcext:value-type="float">
            <text:p/>
          </table:table-cell>
          <table:table-cell table:formula="of:=FLOOR([.$A$4]/[.C265];1)" office:value-type="float" office:value="50" calcext:value-type="float">
            <text:p/>
          </table:table-cell>
          <table:table-cell table:formula="of:=FLOOR(FLOOR([.$A$4]*[.D265];1)/2^[.$B$2];1)" office:value-type="float" office:value="50" calcext:value-type="float">
            <text:p/>
          </table:table-cell>
          <table:table-cell table:formula="of:=ABS([.H265]-[.I265])" office:value-type="float" office:value="0" calcext:value-type="float">
            <text:p/>
          </table:table-cell>
          <table:table-cell table:formula="of:=CONCATENATE(&quot;assign rom[&quot;;[.C265];&quot;] = &quot;;[.$B$2];&quot;'d&quot;;[.D265];&quot;;&quot;)" office:value-type="string" office:string-value="assign rom[264] = 18'd993;" calcext:value-type="string">
            <text:p>assign rom[264] = 18'd993;</text:p>
          </table:table-cell>
        </table:table-row>
        <table:table-row table:style-name="ro1">
          <table:table-cell table:number-columns-repeated="2"/>
          <table:table-cell table:formula="of:=[.C265]+1" office:value-type="float" office:value="265" calcext:value-type="float">
            <text:p/>
          </table:table-cell>
          <table:table-cell table:formula="of:=MIN(ROUND(2^[.$B$2]/[.C266]);2^[.$B$2]-1)" office:value-type="float" office:value="989" calcext:value-type="float">
            <text:p/>
          </table:table-cell>
          <table:table-cell table:formula="of:=1/[.C266]" office:value-type="float" office:value="0.00377358490566038" calcext:value-type="float">
            <text:p/>
          </table:table-cell>
          <table:table-cell table:formula="of:=[.D266]/2^[.$B$2]" office:value-type="float" office:value="0.00377273559570312" calcext:value-type="float">
            <text:p/>
          </table:table-cell>
          <table:table-cell table:formula="of:=ABS([.F266]-[.E266])/[.E266]*100" office:value-type="float" office:value="0.0225067138671883" calcext:value-type="float">
            <text:p/>
          </table:table-cell>
          <table:table-cell table:formula="of:=FLOOR([.$A$4]/[.C266];1)" office:value-type="float" office:value="50" calcext:value-type="float">
            <text:p/>
          </table:table-cell>
          <table:table-cell table:formula="of:=FLOOR(FLOOR([.$A$4]*[.D266];1)/2^[.$B$2];1)" office:value-type="float" office:value="50" calcext:value-type="float">
            <text:p/>
          </table:table-cell>
          <table:table-cell table:formula="of:=ABS([.H266]-[.I266])" office:value-type="float" office:value="0" calcext:value-type="float">
            <text:p/>
          </table:table-cell>
          <table:table-cell table:formula="of:=CONCATENATE(&quot;assign rom[&quot;;[.C266];&quot;] = &quot;;[.$B$2];&quot;'d&quot;;[.D266];&quot;;&quot;)" office:value-type="string" office:string-value="assign rom[265] = 18'd989;" calcext:value-type="string">
            <text:p>assign rom[265] = 18'd989;</text:p>
          </table:table-cell>
        </table:table-row>
        <table:table-row table:style-name="ro1">
          <table:table-cell table:number-columns-repeated="2"/>
          <table:table-cell table:formula="of:=[.C266]+1" office:value-type="float" office:value="266" calcext:value-type="float">
            <text:p/>
          </table:table-cell>
          <table:table-cell table:formula="of:=MIN(ROUND(2^[.$B$2]/[.C267]);2^[.$B$2]-1)" office:value-type="float" office:value="986" calcext:value-type="float">
            <text:p/>
          </table:table-cell>
          <table:table-cell table:formula="of:=1/[.C267]" office:value-type="float" office:value="0.0037593984962406" calcext:value-type="float">
            <text:p/>
          </table:table-cell>
          <table:table-cell table:formula="of:=[.D267]/2^[.$B$2]" office:value-type="float" office:value="0.00376129150390625" calcext:value-type="float">
            <text:p/>
          </table:table-cell>
          <table:table-cell table:formula="of:=ABS([.F267]-[.E267])/[.E267]*100" office:value-type="float" office:value="0.0503540039062556" calcext:value-type="float">
            <text:p/>
          </table:table-cell>
          <table:table-cell table:formula="of:=FLOOR([.$A$4]/[.C267];1)" office:value-type="float" office:value="50" calcext:value-type="float">
            <text:p/>
          </table:table-cell>
          <table:table-cell table:formula="of:=FLOOR(FLOOR([.$A$4]*[.D267];1)/2^[.$B$2];1)" office:value-type="float" office:value="50" calcext:value-type="float">
            <text:p/>
          </table:table-cell>
          <table:table-cell table:formula="of:=ABS([.H267]-[.I267])" office:value-type="float" office:value="0" calcext:value-type="float">
            <text:p/>
          </table:table-cell>
          <table:table-cell table:formula="of:=CONCATENATE(&quot;assign rom[&quot;;[.C267];&quot;] = &quot;;[.$B$2];&quot;'d&quot;;[.D267];&quot;;&quot;)" office:value-type="string" office:string-value="assign rom[266] = 18'd986;" calcext:value-type="string">
            <text:p>assign rom[266] = 18'd986;</text:p>
          </table:table-cell>
        </table:table-row>
        <table:table-row table:style-name="ro1">
          <table:table-cell table:number-columns-repeated="2"/>
          <table:table-cell table:formula="of:=[.C267]+1" office:value-type="float" office:value="267" calcext:value-type="float">
            <text:p/>
          </table:table-cell>
          <table:table-cell table:formula="of:=MIN(ROUND(2^[.$B$2]/[.C268]);2^[.$B$2]-1)" office:value-type="float" office:value="982" calcext:value-type="float">
            <text:p/>
          </table:table-cell>
          <table:table-cell table:formula="of:=1/[.C268]" office:value-type="float" office:value="0.00374531835205992" calcext:value-type="float">
            <text:p/>
          </table:table-cell>
          <table:table-cell table:formula="of:=[.D268]/2^[.$B$2]" office:value-type="float" office:value="0.00374603271484375" calcext:value-type="float">
            <text:p/>
          </table:table-cell>
          <table:table-cell table:formula="of:=ABS([.F268]-[.E268])/[.E268]*100" office:value-type="float" office:value="0.0190734863281239" calcext:value-type="float">
            <text:p/>
          </table:table-cell>
          <table:table-cell table:formula="of:=FLOOR([.$A$4]/[.C268];1)" office:value-type="float" office:value="50" calcext:value-type="float">
            <text:p/>
          </table:table-cell>
          <table:table-cell table:formula="of:=FLOOR(FLOOR([.$A$4]*[.D268];1)/2^[.$B$2];1)" office:value-type="float" office:value="50" calcext:value-type="float">
            <text:p/>
          </table:table-cell>
          <table:table-cell table:formula="of:=ABS([.H268]-[.I268])" office:value-type="float" office:value="0" calcext:value-type="float">
            <text:p/>
          </table:table-cell>
          <table:table-cell table:formula="of:=CONCATENATE(&quot;assign rom[&quot;;[.C268];&quot;] = &quot;;[.$B$2];&quot;'d&quot;;[.D268];&quot;;&quot;)" office:value-type="string" office:string-value="assign rom[267] = 18'd982;" calcext:value-type="string">
            <text:p>assign rom[267] = 18'd982;</text:p>
          </table:table-cell>
        </table:table-row>
        <table:table-row table:style-name="ro1">
          <table:table-cell table:number-columns-repeated="2"/>
          <table:table-cell table:formula="of:=[.C268]+1" office:value-type="float" office:value="268" calcext:value-type="float">
            <text:p/>
          </table:table-cell>
          <table:table-cell table:formula="of:=MIN(ROUND(2^[.$B$2]/[.C269]);2^[.$B$2]-1)" office:value-type="float" office:value="978" calcext:value-type="float">
            <text:p/>
          </table:table-cell>
          <table:table-cell table:formula="of:=1/[.C269]" office:value-type="float" office:value="0.00373134328358209" calcext:value-type="float">
            <text:p/>
          </table:table-cell>
          <table:table-cell table:formula="of:=[.D269]/2^[.$B$2]" office:value-type="float" office:value="0.00373077392578125" calcext:value-type="float">
            <text:p/>
          </table:table-cell>
          <table:table-cell table:formula="of:=ABS([.F269]-[.E269])/[.E269]*100" office:value-type="float" office:value="0.0152587890624981" calcext:value-type="float">
            <text:p/>
          </table:table-cell>
          <table:table-cell table:formula="of:=FLOOR([.$A$4]/[.C269];1)" office:value-type="float" office:value="50" calcext:value-type="float">
            <text:p/>
          </table:table-cell>
          <table:table-cell table:formula="of:=FLOOR(FLOOR([.$A$4]*[.D269];1)/2^[.$B$2];1)" office:value-type="float" office:value="50" calcext:value-type="float">
            <text:p/>
          </table:table-cell>
          <table:table-cell table:formula="of:=ABS([.H269]-[.I269])" office:value-type="float" office:value="0" calcext:value-type="float">
            <text:p/>
          </table:table-cell>
          <table:table-cell table:formula="of:=CONCATENATE(&quot;assign rom[&quot;;[.C269];&quot;] = &quot;;[.$B$2];&quot;'d&quot;;[.D269];&quot;;&quot;)" office:value-type="string" office:string-value="assign rom[268] = 18'd978;" calcext:value-type="string">
            <text:p>assign rom[268] = 18'd978;</text:p>
          </table:table-cell>
        </table:table-row>
        <table:table-row table:style-name="ro1">
          <table:table-cell table:number-columns-repeated="2"/>
          <table:table-cell table:formula="of:=[.C269]+1" office:value-type="float" office:value="269" calcext:value-type="float">
            <text:p/>
          </table:table-cell>
          <table:table-cell table:formula="of:=MIN(ROUND(2^[.$B$2]/[.C270]);2^[.$B$2]-1)" office:value-type="float" office:value="975" calcext:value-type="float">
            <text:p/>
          </table:table-cell>
          <table:table-cell table:formula="of:=1/[.C270]" office:value-type="float" office:value="0.00371747211895911" calcext:value-type="float">
            <text:p/>
          </table:table-cell>
          <table:table-cell table:formula="of:=[.D270]/2^[.$B$2]" office:value-type="float" office:value="0.00371932983398437" calcext:value-type="float">
            <text:p/>
          </table:table-cell>
          <table:table-cell table:formula="of:=ABS([.F270]-[.E270])/[.E270]*100" office:value-type="float" office:value="0.0499725341796922" calcext:value-type="float">
            <text:p/>
          </table:table-cell>
          <table:table-cell table:formula="of:=FLOOR([.$A$4]/[.C270];1)" office:value-type="float" office:value="50" calcext:value-type="float">
            <text:p/>
          </table:table-cell>
          <table:table-cell table:formula="of:=FLOOR(FLOOR([.$A$4]*[.D270];1)/2^[.$B$2];1)" office:value-type="float" office:value="50" calcext:value-type="float">
            <text:p/>
          </table:table-cell>
          <table:table-cell table:formula="of:=ABS([.H270]-[.I270])" office:value-type="float" office:value="0" calcext:value-type="float">
            <text:p/>
          </table:table-cell>
          <table:table-cell table:formula="of:=CONCATENATE(&quot;assign rom[&quot;;[.C270];&quot;] = &quot;;[.$B$2];&quot;'d&quot;;[.D270];&quot;;&quot;)" office:value-type="string" office:string-value="assign rom[269] = 18'd975;" calcext:value-type="string">
            <text:p>assign rom[269] = 18'd975;</text:p>
          </table:table-cell>
        </table:table-row>
        <table:table-row table:style-name="ro1">
          <table:table-cell table:number-columns-repeated="2"/>
          <table:table-cell table:formula="of:=[.C270]+1" office:value-type="float" office:value="270" calcext:value-type="float">
            <text:p/>
          </table:table-cell>
          <table:table-cell table:formula="of:=MIN(ROUND(2^[.$B$2]/[.C271]);2^[.$B$2]-1)" office:value-type="float" office:value="971" calcext:value-type="float">
            <text:p/>
          </table:table-cell>
          <table:table-cell table:formula="of:=1/[.C271]" office:value-type="float" office:value="0.0037037037037037" calcext:value-type="float">
            <text:p/>
          </table:table-cell>
          <table:table-cell table:formula="of:=[.D271]/2^[.$B$2]" office:value-type="float" office:value="0.00370407104492187" calcext:value-type="float">
            <text:p/>
          </table:table-cell>
          <table:table-cell table:formula="of:=ABS([.F271]-[.E271])/[.E271]*100" office:value-type="float" office:value="0.00991821289062118" calcext:value-type="float">
            <text:p/>
          </table:table-cell>
          <table:table-cell table:formula="of:=FLOOR([.$A$4]/[.C271];1)" office:value-type="float" office:value="49" calcext:value-type="float">
            <text:p/>
          </table:table-cell>
          <table:table-cell table:formula="of:=FLOOR(FLOOR([.$A$4]*[.D271];1)/2^[.$B$2];1)" office:value-type="float" office:value="49" calcext:value-type="float">
            <text:p/>
          </table:table-cell>
          <table:table-cell table:formula="of:=ABS([.H271]-[.I271])" office:value-type="float" office:value="0" calcext:value-type="float">
            <text:p/>
          </table:table-cell>
          <table:table-cell table:formula="of:=CONCATENATE(&quot;assign rom[&quot;;[.C271];&quot;] = &quot;;[.$B$2];&quot;'d&quot;;[.D271];&quot;;&quot;)" office:value-type="string" office:string-value="assign rom[270] = 18'd971;" calcext:value-type="string">
            <text:p>assign rom[270] = 18'd971;</text:p>
          </table:table-cell>
        </table:table-row>
        <table:table-row table:style-name="ro1">
          <table:table-cell table:number-columns-repeated="2"/>
          <table:table-cell table:formula="of:=[.C271]+1" office:value-type="float" office:value="271" calcext:value-type="float">
            <text:p/>
          </table:table-cell>
          <table:table-cell table:formula="of:=MIN(ROUND(2^[.$B$2]/[.C272]);2^[.$B$2]-1)" office:value-type="float" office:value="967" calcext:value-type="float">
            <text:p/>
          </table:table-cell>
          <table:table-cell table:formula="of:=1/[.C272]" office:value-type="float" office:value="0.003690036900369" calcext:value-type="float">
            <text:p/>
          </table:table-cell>
          <table:table-cell table:formula="of:=[.D272]/2^[.$B$2]" office:value-type="float" office:value="0.00368881225585937" calcext:value-type="float">
            <text:p/>
          </table:table-cell>
          <table:table-cell table:formula="of:=ABS([.F272]-[.E272])/[.E272]*100" office:value-type="float" office:value="0.0331878662109346" calcext:value-type="float">
            <text:p/>
          </table:table-cell>
          <table:table-cell table:formula="of:=FLOOR([.$A$4]/[.C272];1)" office:value-type="float" office:value="49" calcext:value-type="float">
            <text:p/>
          </table:table-cell>
          <table:table-cell table:formula="of:=FLOOR(FLOOR([.$A$4]*[.D272];1)/2^[.$B$2];1)" office:value-type="float" office:value="49" calcext:value-type="float">
            <text:p/>
          </table:table-cell>
          <table:table-cell table:formula="of:=ABS([.H272]-[.I272])" office:value-type="float" office:value="0" calcext:value-type="float">
            <text:p/>
          </table:table-cell>
          <table:table-cell table:formula="of:=CONCATENATE(&quot;assign rom[&quot;;[.C272];&quot;] = &quot;;[.$B$2];&quot;'d&quot;;[.D272];&quot;;&quot;)" office:value-type="string" office:string-value="assign rom[271] = 18'd967;" calcext:value-type="string">
            <text:p>assign rom[271] = 18'd967;</text:p>
          </table:table-cell>
        </table:table-row>
        <table:table-row table:style-name="ro1">
          <table:table-cell table:number-columns-repeated="2"/>
          <table:table-cell table:formula="of:=[.C272]+1" office:value-type="float" office:value="272" calcext:value-type="float">
            <text:p/>
          </table:table-cell>
          <table:table-cell table:formula="of:=MIN(ROUND(2^[.$B$2]/[.C273]);2^[.$B$2]-1)" office:value-type="float" office:value="964" calcext:value-type="float">
            <text:p/>
          </table:table-cell>
          <table:table-cell table:formula="of:=1/[.C273]" office:value-type="float" office:value="0.00367647058823529" calcext:value-type="float">
            <text:p/>
          </table:table-cell>
          <table:table-cell table:formula="of:=[.D273]/2^[.$B$2]" office:value-type="float" office:value="0.0036773681640625" calcext:value-type="float">
            <text:p/>
          </table:table-cell>
          <table:table-cell table:formula="of:=ABS([.F273]-[.E273])/[.E273]*100" office:value-type="float" office:value="0.0244140625000014" calcext:value-type="float">
            <text:p/>
          </table:table-cell>
          <table:table-cell table:formula="of:=FLOOR([.$A$4]/[.C273];1)" office:value-type="float" office:value="49" calcext:value-type="float">
            <text:p/>
          </table:table-cell>
          <table:table-cell table:formula="of:=FLOOR(FLOOR([.$A$4]*[.D273];1)/2^[.$B$2];1)" office:value-type="float" office:value="49" calcext:value-type="float">
            <text:p/>
          </table:table-cell>
          <table:table-cell table:formula="of:=ABS([.H273]-[.I273])" office:value-type="float" office:value="0" calcext:value-type="float">
            <text:p/>
          </table:table-cell>
          <table:table-cell table:formula="of:=CONCATENATE(&quot;assign rom[&quot;;[.C273];&quot;] = &quot;;[.$B$2];&quot;'d&quot;;[.D273];&quot;;&quot;)" office:value-type="string" office:string-value="assign rom[272] = 18'd964;" calcext:value-type="string">
            <text:p>assign rom[272] = 18'd964;</text:p>
          </table:table-cell>
        </table:table-row>
        <table:table-row table:style-name="ro1">
          <table:table-cell table:number-columns-repeated="2"/>
          <table:table-cell table:formula="of:=[.C273]+1" office:value-type="float" office:value="273" calcext:value-type="float">
            <text:p/>
          </table:table-cell>
          <table:table-cell table:formula="of:=MIN(ROUND(2^[.$B$2]/[.C274]);2^[.$B$2]-1)" office:value-type="float" office:value="960" calcext:value-type="float">
            <text:p/>
          </table:table-cell>
          <table:table-cell table:formula="of:=1/[.C274]" office:value-type="float" office:value="0.00366300366300366" calcext:value-type="float">
            <text:p/>
          </table:table-cell>
          <table:table-cell table:formula="of:=[.D274]/2^[.$B$2]" office:value-type="float" office:value="0.003662109375" calcext:value-type="float">
            <text:p/>
          </table:table-cell>
          <table:table-cell table:formula="of:=ABS([.F274]-[.E274])/[.E274]*100" office:value-type="float" office:value="0.0244140624999999" calcext:value-type="float">
            <text:p/>
          </table:table-cell>
          <table:table-cell table:formula="of:=FLOOR([.$A$4]/[.C274];1)" office:value-type="float" office:value="49" calcext:value-type="float">
            <text:p/>
          </table:table-cell>
          <table:table-cell table:formula="of:=FLOOR(FLOOR([.$A$4]*[.D274];1)/2^[.$B$2];1)" office:value-type="float" office:value="49" calcext:value-type="float">
            <text:p/>
          </table:table-cell>
          <table:table-cell table:formula="of:=ABS([.H274]-[.I274])" office:value-type="float" office:value="0" calcext:value-type="float">
            <text:p/>
          </table:table-cell>
          <table:table-cell table:formula="of:=CONCATENATE(&quot;assign rom[&quot;;[.C274];&quot;] = &quot;;[.$B$2];&quot;'d&quot;;[.D274];&quot;;&quot;)" office:value-type="string" office:string-value="assign rom[273] = 18'd960;" calcext:value-type="string">
            <text:p>assign rom[273] = 18'd960;</text:p>
          </table:table-cell>
        </table:table-row>
        <table:table-row table:style-name="ro1">
          <table:table-cell table:number-columns-repeated="2"/>
          <table:table-cell table:formula="of:=[.C274]+1" office:value-type="float" office:value="274" calcext:value-type="float">
            <text:p/>
          </table:table-cell>
          <table:table-cell table:formula="of:=MIN(ROUND(2^[.$B$2]/[.C275]);2^[.$B$2]-1)" office:value-type="float" office:value="957" calcext:value-type="float">
            <text:p/>
          </table:table-cell>
          <table:table-cell table:formula="of:=1/[.C275]" office:value-type="float" office:value="0.00364963503649635" calcext:value-type="float">
            <text:p/>
          </table:table-cell>
          <table:table-cell table:formula="of:=[.D275]/2^[.$B$2]" office:value-type="float" office:value="0.00365066528320312" calcext:value-type="float">
            <text:p/>
          </table:table-cell>
          <table:table-cell table:formula="of:=ABS([.F275]-[.E275])/[.E275]*100" office:value-type="float" office:value="0.0282287597656283" calcext:value-type="float">
            <text:p/>
          </table:table-cell>
          <table:table-cell table:formula="of:=FLOOR([.$A$4]/[.C275];1)" office:value-type="float" office:value="49" calcext:value-type="float">
            <text:p/>
          </table:table-cell>
          <table:table-cell table:formula="of:=FLOOR(FLOOR([.$A$4]*[.D275];1)/2^[.$B$2];1)" office:value-type="float" office:value="49" calcext:value-type="float">
            <text:p/>
          </table:table-cell>
          <table:table-cell table:formula="of:=ABS([.H275]-[.I275])" office:value-type="float" office:value="0" calcext:value-type="float">
            <text:p/>
          </table:table-cell>
          <table:table-cell table:formula="of:=CONCATENATE(&quot;assign rom[&quot;;[.C275];&quot;] = &quot;;[.$B$2];&quot;'d&quot;;[.D275];&quot;;&quot;)" office:value-type="string" office:string-value="assign rom[274] = 18'd957;" calcext:value-type="string">
            <text:p>assign rom[274] = 18'd957;</text:p>
          </table:table-cell>
        </table:table-row>
        <table:table-row table:style-name="ro1">
          <table:table-cell table:number-columns-repeated="2"/>
          <table:table-cell table:formula="of:=[.C275]+1" office:value-type="float" office:value="275" calcext:value-type="float">
            <text:p/>
          </table:table-cell>
          <table:table-cell table:formula="of:=MIN(ROUND(2^[.$B$2]/[.C276]);2^[.$B$2]-1)" office:value-type="float" office:value="953" calcext:value-type="float">
            <text:p/>
          </table:table-cell>
          <table:table-cell table:formula="of:=1/[.C276]" office:value-type="float" office:value="0.00363636363636364" calcext:value-type="float">
            <text:p/>
          </table:table-cell>
          <table:table-cell table:formula="of:=[.D276]/2^[.$B$2]" office:value-type="float" office:value="0.00363540649414062" calcext:value-type="float">
            <text:p/>
          </table:table-cell>
          <table:table-cell table:formula="of:=ABS([.F276]-[.E276])/[.E276]*100" office:value-type="float" office:value="0.0263214111328124" calcext:value-type="float">
            <text:p/>
          </table:table-cell>
          <table:table-cell table:formula="of:=FLOOR([.$A$4]/[.C276];1)" office:value-type="float" office:value="48" calcext:value-type="float">
            <text:p/>
          </table:table-cell>
          <table:table-cell table:formula="of:=FLOOR(FLOOR([.$A$4]*[.D276];1)/2^[.$B$2];1)" office:value-type="float" office:value="48" calcext:value-type="float">
            <text:p/>
          </table:table-cell>
          <table:table-cell table:formula="of:=ABS([.H276]-[.I276])" office:value-type="float" office:value="0" calcext:value-type="float">
            <text:p/>
          </table:table-cell>
          <table:table-cell table:formula="of:=CONCATENATE(&quot;assign rom[&quot;;[.C276];&quot;] = &quot;;[.$B$2];&quot;'d&quot;;[.D276];&quot;;&quot;)" office:value-type="string" office:string-value="assign rom[275] = 18'd953;" calcext:value-type="string">
            <text:p>assign rom[275] = 18'd953;</text:p>
          </table:table-cell>
        </table:table-row>
        <table:table-row table:style-name="ro1">
          <table:table-cell table:number-columns-repeated="2"/>
          <table:table-cell table:formula="of:=[.C276]+1" office:value-type="float" office:value="276" calcext:value-type="float">
            <text:p/>
          </table:table-cell>
          <table:table-cell table:formula="of:=MIN(ROUND(2^[.$B$2]/[.C277]);2^[.$B$2]-1)" office:value-type="float" office:value="950" calcext:value-type="float">
            <text:p/>
          </table:table-cell>
          <table:table-cell table:formula="of:=1/[.C277]" office:value-type="float" office:value="0.0036231884057971" calcext:value-type="float">
            <text:p/>
          </table:table-cell>
          <table:table-cell table:formula="of:=[.D277]/2^[.$B$2]" office:value-type="float" office:value="0.00362396240234375" calcext:value-type="float">
            <text:p/>
          </table:table-cell>
          <table:table-cell table:formula="of:=ABS([.F277]-[.E277])/[.E277]*100" office:value-type="float" office:value="0.0213623046874988" calcext:value-type="float">
            <text:p/>
          </table:table-cell>
          <table:table-cell table:formula="of:=FLOOR([.$A$4]/[.C277];1)" office:value-type="float" office:value="48" calcext:value-type="float">
            <text:p/>
          </table:table-cell>
          <table:table-cell table:formula="of:=FLOOR(FLOOR([.$A$4]*[.D277];1)/2^[.$B$2];1)" office:value-type="float" office:value="48" calcext:value-type="float">
            <text:p/>
          </table:table-cell>
          <table:table-cell table:formula="of:=ABS([.H277]-[.I277])" office:value-type="float" office:value="0" calcext:value-type="float">
            <text:p/>
          </table:table-cell>
          <table:table-cell table:formula="of:=CONCATENATE(&quot;assign rom[&quot;;[.C277];&quot;] = &quot;;[.$B$2];&quot;'d&quot;;[.D277];&quot;;&quot;)" office:value-type="string" office:string-value="assign rom[276] = 18'd950;" calcext:value-type="string">
            <text:p>assign rom[276] = 18'd950;</text:p>
          </table:table-cell>
        </table:table-row>
        <table:table-row table:style-name="ro1">
          <table:table-cell table:number-columns-repeated="2"/>
          <table:table-cell table:formula="of:=[.C277]+1" office:value-type="float" office:value="277" calcext:value-type="float">
            <text:p/>
          </table:table-cell>
          <table:table-cell table:formula="of:=MIN(ROUND(2^[.$B$2]/[.C278]);2^[.$B$2]-1)" office:value-type="float" office:value="946" calcext:value-type="float">
            <text:p/>
          </table:table-cell>
          <table:table-cell table:formula="of:=1/[.C278]" office:value-type="float" office:value="0.0036101083032491" calcext:value-type="float">
            <text:p/>
          </table:table-cell>
          <table:table-cell table:formula="of:=[.D278]/2^[.$B$2]" office:value-type="float" office:value="0.00360870361328125" calcext:value-type="float">
            <text:p/>
          </table:table-cell>
          <table:table-cell table:formula="of:=ABS([.F278]-[.E278])/[.E278]*100" office:value-type="float" office:value="0.0389099121093786" calcext:value-type="float">
            <text:p/>
          </table:table-cell>
          <table:table-cell table:formula="of:=FLOOR([.$A$4]/[.C278];1)" office:value-type="float" office:value="48" calcext:value-type="float">
            <text:p/>
          </table:table-cell>
          <table:table-cell table:formula="of:=FLOOR(FLOOR([.$A$4]*[.D278];1)/2^[.$B$2];1)" office:value-type="float" office:value="48" calcext:value-type="float">
            <text:p/>
          </table:table-cell>
          <table:table-cell table:formula="of:=ABS([.H278]-[.I278])" office:value-type="float" office:value="0" calcext:value-type="float">
            <text:p/>
          </table:table-cell>
          <table:table-cell table:formula="of:=CONCATENATE(&quot;assign rom[&quot;;[.C278];&quot;] = &quot;;[.$B$2];&quot;'d&quot;;[.D278];&quot;;&quot;)" office:value-type="string" office:string-value="assign rom[277] = 18'd946;" calcext:value-type="string">
            <text:p>assign rom[277] = 18'd946;</text:p>
          </table:table-cell>
        </table:table-row>
        <table:table-row table:style-name="ro1">
          <table:table-cell table:number-columns-repeated="2"/>
          <table:table-cell table:formula="of:=[.C278]+1" office:value-type="float" office:value="278" calcext:value-type="float">
            <text:p/>
          </table:table-cell>
          <table:table-cell table:formula="of:=MIN(ROUND(2^[.$B$2]/[.C279]);2^[.$B$2]-1)" office:value-type="float" office:value="943" calcext:value-type="float">
            <text:p/>
          </table:table-cell>
          <table:table-cell table:formula="of:=1/[.C279]" office:value-type="float" office:value="0.00359712230215827" calcext:value-type="float">
            <text:p/>
          </table:table-cell>
          <table:table-cell table:formula="of:=[.D279]/2^[.$B$2]" office:value-type="float" office:value="0.00359725952148437" calcext:value-type="float">
            <text:p/>
          </table:table-cell>
          <table:table-cell table:formula="of:=ABS([.F279]-[.E279])/[.E279]*100" office:value-type="float" office:value="0.0038146972656198" calcext:value-type="float">
            <text:p/>
          </table:table-cell>
          <table:table-cell table:formula="of:=FLOOR([.$A$4]/[.C279];1)" office:value-type="float" office:value="48" calcext:value-type="float">
            <text:p/>
          </table:table-cell>
          <table:table-cell table:formula="of:=FLOOR(FLOOR([.$A$4]*[.D279];1)/2^[.$B$2];1)" office:value-type="float" office:value="48" calcext:value-type="float">
            <text:p/>
          </table:table-cell>
          <table:table-cell table:formula="of:=ABS([.H279]-[.I279])" office:value-type="float" office:value="0" calcext:value-type="float">
            <text:p/>
          </table:table-cell>
          <table:table-cell table:formula="of:=CONCATENATE(&quot;assign rom[&quot;;[.C279];&quot;] = &quot;;[.$B$2];&quot;'d&quot;;[.D279];&quot;;&quot;)" office:value-type="string" office:string-value="assign rom[278] = 18'd943;" calcext:value-type="string">
            <text:p>assign rom[278] = 18'd943;</text:p>
          </table:table-cell>
        </table:table-row>
        <table:table-row table:style-name="ro1">
          <table:table-cell table:number-columns-repeated="2"/>
          <table:table-cell table:formula="of:=[.C279]+1" office:value-type="float" office:value="279" calcext:value-type="float">
            <text:p/>
          </table:table-cell>
          <table:table-cell table:formula="of:=MIN(ROUND(2^[.$B$2]/[.C280]);2^[.$B$2]-1)" office:value-type="float" office:value="940" calcext:value-type="float">
            <text:p/>
          </table:table-cell>
          <table:table-cell table:formula="of:=1/[.C280]" office:value-type="float" office:value="0.003584229390681" calcext:value-type="float">
            <text:p/>
          </table:table-cell>
          <table:table-cell table:formula="of:=[.D280]/2^[.$B$2]" office:value-type="float" office:value="0.0035858154296875" calcext:value-type="float">
            <text:p/>
          </table:table-cell>
          <table:table-cell table:formula="of:=ABS([.F280]-[.E280])/[.E280]*100" office:value-type="float" office:value="0.0442504882812501" calcext:value-type="float">
            <text:p/>
          </table:table-cell>
          <table:table-cell table:formula="of:=FLOOR([.$A$4]/[.C280];1)" office:value-type="float" office:value="48" calcext:value-type="float">
            <text:p/>
          </table:table-cell>
          <table:table-cell table:formula="of:=FLOOR(FLOOR([.$A$4]*[.D280];1)/2^[.$B$2];1)" office:value-type="float" office:value="48" calcext:value-type="float">
            <text:p/>
          </table:table-cell>
          <table:table-cell table:formula="of:=ABS([.H280]-[.I280])" office:value-type="float" office:value="0" calcext:value-type="float">
            <text:p/>
          </table:table-cell>
          <table:table-cell table:formula="of:=CONCATENATE(&quot;assign rom[&quot;;[.C280];&quot;] = &quot;;[.$B$2];&quot;'d&quot;;[.D280];&quot;;&quot;)" office:value-type="string" office:string-value="assign rom[279] = 18'd940;" calcext:value-type="string">
            <text:p>assign rom[279] = 18'd940;</text:p>
          </table:table-cell>
        </table:table-row>
        <table:table-row table:style-name="ro1">
          <table:table-cell table:number-columns-repeated="2"/>
          <table:table-cell table:formula="of:=[.C280]+1" office:value-type="float" office:value="280" calcext:value-type="float">
            <text:p/>
          </table:table-cell>
          <table:table-cell table:formula="of:=MIN(ROUND(2^[.$B$2]/[.C281]);2^[.$B$2]-1)" office:value-type="float" office:value="936" calcext:value-type="float">
            <text:p/>
          </table:table-cell>
          <table:table-cell table:formula="of:=1/[.C281]" office:value-type="float" office:value="0.00357142857142857" calcext:value-type="float">
            <text:p/>
          </table:table-cell>
          <table:table-cell table:formula="of:=[.D281]/2^[.$B$2]" office:value-type="float" office:value="0.003570556640625" calcext:value-type="float">
            <text:p/>
          </table:table-cell>
          <table:table-cell table:formula="of:=ABS([.F281]-[.E281])/[.E281]*100" office:value-type="float" office:value="0.0244140624999969" calcext:value-type="float">
            <text:p/>
          </table:table-cell>
          <table:table-cell table:formula="of:=FLOOR([.$A$4]/[.C281];1)" office:value-type="float" office:value="48" calcext:value-type="float">
            <text:p/>
          </table:table-cell>
          <table:table-cell table:formula="of:=FLOOR(FLOOR([.$A$4]*[.D281];1)/2^[.$B$2];1)" office:value-type="float" office:value="48" calcext:value-type="float">
            <text:p/>
          </table:table-cell>
          <table:table-cell table:formula="of:=ABS([.H281]-[.I281])" office:value-type="float" office:value="0" calcext:value-type="float">
            <text:p/>
          </table:table-cell>
          <table:table-cell table:formula="of:=CONCATENATE(&quot;assign rom[&quot;;[.C281];&quot;] = &quot;;[.$B$2];&quot;'d&quot;;[.D281];&quot;;&quot;)" office:value-type="string" office:string-value="assign rom[280] = 18'd936;" calcext:value-type="string">
            <text:p>assign rom[280] = 18'd936;</text:p>
          </table:table-cell>
        </table:table-row>
        <table:table-row table:style-name="ro1">
          <table:table-cell table:number-columns-repeated="2"/>
          <table:table-cell table:formula="of:=[.C281]+1" office:value-type="float" office:value="281" calcext:value-type="float">
            <text:p/>
          </table:table-cell>
          <table:table-cell table:formula="of:=MIN(ROUND(2^[.$B$2]/[.C282]);2^[.$B$2]-1)" office:value-type="float" office:value="933" calcext:value-type="float">
            <text:p/>
          </table:table-cell>
          <table:table-cell table:formula="of:=1/[.C282]" office:value-type="float" office:value="0.00355871886120996" calcext:value-type="float">
            <text:p/>
          </table:table-cell>
          <table:table-cell table:formula="of:=[.D282]/2^[.$B$2]" office:value-type="float" office:value="0.00355911254882812" calcext:value-type="float">
            <text:p/>
          </table:table-cell>
          <table:table-cell table:formula="of:=ABS([.F282]-[.E282])/[.E282]*100" office:value-type="float" office:value="0.0110626220703176" calcext:value-type="float">
            <text:p/>
          </table:table-cell>
          <table:table-cell table:formula="of:=FLOOR([.$A$4]/[.C282];1)" office:value-type="float" office:value="47" calcext:value-type="float">
            <text:p/>
          </table:table-cell>
          <table:table-cell table:formula="of:=FLOOR(FLOOR([.$A$4]*[.D282];1)/2^[.$B$2];1)" office:value-type="float" office:value="47" calcext:value-type="float">
            <text:p/>
          </table:table-cell>
          <table:table-cell table:formula="of:=ABS([.H282]-[.I282])" office:value-type="float" office:value="0" calcext:value-type="float">
            <text:p/>
          </table:table-cell>
          <table:table-cell table:formula="of:=CONCATENATE(&quot;assign rom[&quot;;[.C282];&quot;] = &quot;;[.$B$2];&quot;'d&quot;;[.D282];&quot;;&quot;)" office:value-type="string" office:string-value="assign rom[281] = 18'd933;" calcext:value-type="string">
            <text:p>assign rom[281] = 18'd933;</text:p>
          </table:table-cell>
        </table:table-row>
        <table:table-row table:style-name="ro1">
          <table:table-cell table:number-columns-repeated="2"/>
          <table:table-cell table:formula="of:=[.C282]+1" office:value-type="float" office:value="282" calcext:value-type="float">
            <text:p/>
          </table:table-cell>
          <table:table-cell table:formula="of:=MIN(ROUND(2^[.$B$2]/[.C283]);2^[.$B$2]-1)" office:value-type="float" office:value="930" calcext:value-type="float">
            <text:p/>
          </table:table-cell>
          <table:table-cell table:formula="of:=1/[.C283]" office:value-type="float" office:value="0.00354609929078014" calcext:value-type="float">
            <text:p/>
          </table:table-cell>
          <table:table-cell table:formula="of:=[.D283]/2^[.$B$2]" office:value-type="float" office:value="0.00354766845703125" calcext:value-type="float">
            <text:p/>
          </table:table-cell>
          <table:table-cell table:formula="of:=ABS([.F283]-[.E283])/[.E283]*100" office:value-type="float" office:value="0.0442504882812524" calcext:value-type="float">
            <text:p/>
          </table:table-cell>
          <table:table-cell table:formula="of:=FLOOR([.$A$4]/[.C283];1)" office:value-type="float" office:value="47" calcext:value-type="float">
            <text:p/>
          </table:table-cell>
          <table:table-cell table:formula="of:=FLOOR(FLOOR([.$A$4]*[.D283];1)/2^[.$B$2];1)" office:value-type="float" office:value="47" calcext:value-type="float">
            <text:p/>
          </table:table-cell>
          <table:table-cell table:formula="of:=ABS([.H283]-[.I283])" office:value-type="float" office:value="0" calcext:value-type="float">
            <text:p/>
          </table:table-cell>
          <table:table-cell table:formula="of:=CONCATENATE(&quot;assign rom[&quot;;[.C283];&quot;] = &quot;;[.$B$2];&quot;'d&quot;;[.D283];&quot;;&quot;)" office:value-type="string" office:string-value="assign rom[282] = 18'd930;" calcext:value-type="string">
            <text:p>assign rom[282] = 18'd930;</text:p>
          </table:table-cell>
        </table:table-row>
        <table:table-row table:style-name="ro1">
          <table:table-cell table:number-columns-repeated="2"/>
          <table:table-cell table:formula="of:=[.C283]+1" office:value-type="float" office:value="283" calcext:value-type="float">
            <text:p/>
          </table:table-cell>
          <table:table-cell table:formula="of:=MIN(ROUND(2^[.$B$2]/[.C284]);2^[.$B$2]-1)" office:value-type="float" office:value="926" calcext:value-type="float">
            <text:p/>
          </table:table-cell>
          <table:table-cell table:formula="of:=1/[.C284]" office:value-type="float" office:value="0.00353356890459364" calcext:value-type="float">
            <text:p/>
          </table:table-cell>
          <table:table-cell table:formula="of:=[.D284]/2^[.$B$2]" office:value-type="float" office:value="0.00353240966796875" calcext:value-type="float">
            <text:p/>
          </table:table-cell>
          <table:table-cell table:formula="of:=ABS([.F284]-[.E284])/[.E284]*100" office:value-type="float" office:value="0.0328063964843737" calcext:value-type="float">
            <text:p/>
          </table:table-cell>
          <table:table-cell table:formula="of:=FLOOR([.$A$4]/[.C284];1)" office:value-type="float" office:value="47" calcext:value-type="float">
            <text:p/>
          </table:table-cell>
          <table:table-cell table:formula="of:=FLOOR(FLOOR([.$A$4]*[.D284];1)/2^[.$B$2];1)" office:value-type="float" office:value="47" calcext:value-type="float">
            <text:p/>
          </table:table-cell>
          <table:table-cell table:formula="of:=ABS([.H284]-[.I284])" office:value-type="float" office:value="0" calcext:value-type="float">
            <text:p/>
          </table:table-cell>
          <table:table-cell table:formula="of:=CONCATENATE(&quot;assign rom[&quot;;[.C284];&quot;] = &quot;;[.$B$2];&quot;'d&quot;;[.D284];&quot;;&quot;)" office:value-type="string" office:string-value="assign rom[283] = 18'd926;" calcext:value-type="string">
            <text:p>assign rom[283] = 18'd926;</text:p>
          </table:table-cell>
        </table:table-row>
        <table:table-row table:style-name="ro1">
          <table:table-cell table:number-columns-repeated="2"/>
          <table:table-cell table:formula="of:=[.C284]+1" office:value-type="float" office:value="284" calcext:value-type="float">
            <text:p/>
          </table:table-cell>
          <table:table-cell table:formula="of:=MIN(ROUND(2^[.$B$2]/[.C285]);2^[.$B$2]-1)" office:value-type="float" office:value="923" calcext:value-type="float">
            <text:p/>
          </table:table-cell>
          <table:table-cell table:formula="of:=1/[.C285]" office:value-type="float" office:value="0.00352112676056338" calcext:value-type="float">
            <text:p/>
          </table:table-cell>
          <table:table-cell table:formula="of:=[.D285]/2^[.$B$2]" office:value-type="float" office:value="0.00352096557617187" calcext:value-type="float">
            <text:p/>
          </table:table-cell>
          <table:table-cell table:formula="of:=ABS([.F285]-[.E285])/[.E285]*100" office:value-type="float" office:value="0.00457763671875226" calcext:value-type="float">
            <text:p/>
          </table:table-cell>
          <table:table-cell table:formula="of:=FLOOR([.$A$4]/[.C285];1)" office:value-type="float" office:value="47" calcext:value-type="float">
            <text:p/>
          </table:table-cell>
          <table:table-cell table:formula="of:=FLOOR(FLOOR([.$A$4]*[.D285];1)/2^[.$B$2];1)" office:value-type="float" office:value="47" calcext:value-type="float">
            <text:p/>
          </table:table-cell>
          <table:table-cell table:formula="of:=ABS([.H285]-[.I285])" office:value-type="float" office:value="0" calcext:value-type="float">
            <text:p/>
          </table:table-cell>
          <table:table-cell table:formula="of:=CONCATENATE(&quot;assign rom[&quot;;[.C285];&quot;] = &quot;;[.$B$2];&quot;'d&quot;;[.D285];&quot;;&quot;)" office:value-type="string" office:string-value="assign rom[284] = 18'd923;" calcext:value-type="string">
            <text:p>assign rom[284] = 18'd923;</text:p>
          </table:table-cell>
        </table:table-row>
        <table:table-row table:style-name="ro1">
          <table:table-cell table:number-columns-repeated="2"/>
          <table:table-cell table:formula="of:=[.C285]+1" office:value-type="float" office:value="285" calcext:value-type="float">
            <text:p/>
          </table:table-cell>
          <table:table-cell table:formula="of:=MIN(ROUND(2^[.$B$2]/[.C286]);2^[.$B$2]-1)" office:value-type="float" office:value="920" calcext:value-type="float">
            <text:p/>
          </table:table-cell>
          <table:table-cell table:formula="of:=1/[.C286]" office:value-type="float" office:value="0.00350877192982456" calcext:value-type="float">
            <text:p/>
          </table:table-cell>
          <table:table-cell table:formula="of:=[.D286]/2^[.$B$2]" office:value-type="float" office:value="0.003509521484375" calcext:value-type="float">
            <text:p/>
          </table:table-cell>
          <table:table-cell table:formula="of:=ABS([.F286]-[.E286])/[.E286]*100" office:value-type="float" office:value="0.0213623046874981" calcext:value-type="float">
            <text:p/>
          </table:table-cell>
          <table:table-cell table:formula="of:=FLOOR([.$A$4]/[.C286];1)" office:value-type="float" office:value="47" calcext:value-type="float">
            <text:p/>
          </table:table-cell>
          <table:table-cell table:formula="of:=FLOOR(FLOOR([.$A$4]*[.D286];1)/2^[.$B$2];1)" office:value-type="float" office:value="47" calcext:value-type="float">
            <text:p/>
          </table:table-cell>
          <table:table-cell table:formula="of:=ABS([.H286]-[.I286])" office:value-type="float" office:value="0" calcext:value-type="float">
            <text:p/>
          </table:table-cell>
          <table:table-cell table:formula="of:=CONCATENATE(&quot;assign rom[&quot;;[.C286];&quot;] = &quot;;[.$B$2];&quot;'d&quot;;[.D286];&quot;;&quot;)" office:value-type="string" office:string-value="assign rom[285] = 18'd920;" calcext:value-type="string">
            <text:p>assign rom[285] = 18'd920;</text:p>
          </table:table-cell>
        </table:table-row>
        <table:table-row table:style-name="ro1">
          <table:table-cell table:number-columns-repeated="2"/>
          <table:table-cell table:formula="of:=[.C286]+1" office:value-type="float" office:value="286" calcext:value-type="float">
            <text:p/>
          </table:table-cell>
          <table:table-cell table:formula="of:=MIN(ROUND(2^[.$B$2]/[.C287]);2^[.$B$2]-1)" office:value-type="float" office:value="917" calcext:value-type="float">
            <text:p/>
          </table:table-cell>
          <table:table-cell table:formula="of:=1/[.C287]" office:value-type="float" office:value="0.0034965034965035" calcext:value-type="float">
            <text:p/>
          </table:table-cell>
          <table:table-cell table:formula="of:=[.D287]/2^[.$B$2]" office:value-type="float" office:value="0.00349807739257812" calcext:value-type="float">
            <text:p/>
          </table:table-cell>
          <table:table-cell table:formula="of:=ABS([.F287]-[.E287])/[.E287]*100" office:value-type="float" office:value="0.0450134277343751" calcext:value-type="float">
            <text:p/>
          </table:table-cell>
          <table:table-cell table:formula="of:=FLOOR([.$A$4]/[.C287];1)" office:value-type="float" office:value="47" calcext:value-type="float">
            <text:p/>
          </table:table-cell>
          <table:table-cell table:formula="of:=FLOOR(FLOOR([.$A$4]*[.D287];1)/2^[.$B$2];1)" office:value-type="float" office:value="47" calcext:value-type="float">
            <text:p/>
          </table:table-cell>
          <table:table-cell table:formula="of:=ABS([.H287]-[.I287])" office:value-type="float" office:value="0" calcext:value-type="float">
            <text:p/>
          </table:table-cell>
          <table:table-cell table:formula="of:=CONCATENATE(&quot;assign rom[&quot;;[.C287];&quot;] = &quot;;[.$B$2];&quot;'d&quot;;[.D287];&quot;;&quot;)" office:value-type="string" office:string-value="assign rom[286] = 18'd917;" calcext:value-type="string">
            <text:p>assign rom[286] = 18'd917;</text:p>
          </table:table-cell>
        </table:table-row>
        <table:table-row table:style-name="ro1">
          <table:table-cell table:number-columns-repeated="2"/>
          <table:table-cell table:formula="of:=[.C287]+1" office:value-type="float" office:value="287" calcext:value-type="float">
            <text:p/>
          </table:table-cell>
          <table:table-cell table:formula="of:=MIN(ROUND(2^[.$B$2]/[.C288]);2^[.$B$2]-1)" office:value-type="float" office:value="913" calcext:value-type="float">
            <text:p/>
          </table:table-cell>
          <table:table-cell table:formula="of:=1/[.C288]" office:value-type="float" office:value="0.00348432055749129" calcext:value-type="float">
            <text:p/>
          </table:table-cell>
          <table:table-cell table:formula="of:=[.D288]/2^[.$B$2]" office:value-type="float" office:value="0.00348281860351562" calcext:value-type="float">
            <text:p/>
          </table:table-cell>
          <table:table-cell table:formula="of:=ABS([.F288]-[.E288])/[.E288]*100" office:value-type="float" office:value="0.0431060791015624" calcext:value-type="float">
            <text:p/>
          </table:table-cell>
          <table:table-cell table:formula="of:=FLOOR([.$A$4]/[.C288];1)" office:value-type="float" office:value="46" calcext:value-type="float">
            <text:p/>
          </table:table-cell>
          <table:table-cell table:formula="of:=FLOOR(FLOOR([.$A$4]*[.D288];1)/2^[.$B$2];1)" office:value-type="float" office:value="46" calcext:value-type="float">
            <text:p/>
          </table:table-cell>
          <table:table-cell table:formula="of:=ABS([.H288]-[.I288])" office:value-type="float" office:value="0" calcext:value-type="float">
            <text:p/>
          </table:table-cell>
          <table:table-cell table:formula="of:=CONCATENATE(&quot;assign rom[&quot;;[.C288];&quot;] = &quot;;[.$B$2];&quot;'d&quot;;[.D288];&quot;;&quot;)" office:value-type="string" office:string-value="assign rom[287] = 18'd913;" calcext:value-type="string">
            <text:p>assign rom[287] = 18'd913;</text:p>
          </table:table-cell>
        </table:table-row>
        <table:table-row table:style-name="ro1">
          <table:table-cell table:number-columns-repeated="2"/>
          <table:table-cell table:formula="of:=[.C288]+1" office:value-type="float" office:value="288" calcext:value-type="float">
            <text:p/>
          </table:table-cell>
          <table:table-cell table:formula="of:=MIN(ROUND(2^[.$B$2]/[.C289]);2^[.$B$2]-1)" office:value-type="float" office:value="910" calcext:value-type="float">
            <text:p/>
          </table:table-cell>
          <table:table-cell table:formula="of:=1/[.C289]" office:value-type="float" office:value="0.00347222222222222" calcext:value-type="float">
            <text:p/>
          </table:table-cell>
          <table:table-cell table:formula="of:=[.D289]/2^[.$B$2]" office:value-type="float" office:value="0.00347137451171875" calcext:value-type="float">
            <text:p/>
          </table:table-cell>
          <table:table-cell table:formula="of:=ABS([.F289]-[.E289])/[.E289]*100" office:value-type="float" office:value="0.0244140624999944" calcext:value-type="float">
            <text:p/>
          </table:table-cell>
          <table:table-cell table:formula="of:=FLOOR([.$A$4]/[.C289];1)" office:value-type="float" office:value="46" calcext:value-type="float">
            <text:p/>
          </table:table-cell>
          <table:table-cell table:formula="of:=FLOOR(FLOOR([.$A$4]*[.D289];1)/2^[.$B$2];1)" office:value-type="float" office:value="46" calcext:value-type="float">
            <text:p/>
          </table:table-cell>
          <table:table-cell table:formula="of:=ABS([.H289]-[.I289])" office:value-type="float" office:value="0" calcext:value-type="float">
            <text:p/>
          </table:table-cell>
          <table:table-cell table:formula="of:=CONCATENATE(&quot;assign rom[&quot;;[.C289];&quot;] = &quot;;[.$B$2];&quot;'d&quot;;[.D289];&quot;;&quot;)" office:value-type="string" office:string-value="assign rom[288] = 18'd910;" calcext:value-type="string">
            <text:p>assign rom[288] = 18'd910;</text:p>
          </table:table-cell>
        </table:table-row>
        <table:table-row table:style-name="ro1">
          <table:table-cell table:number-columns-repeated="2"/>
          <table:table-cell table:formula="of:=[.C289]+1" office:value-type="float" office:value="289" calcext:value-type="float">
            <text:p/>
          </table:table-cell>
          <table:table-cell table:formula="of:=MIN(ROUND(2^[.$B$2]/[.C290]);2^[.$B$2]-1)" office:value-type="float" office:value="907" calcext:value-type="float">
            <text:p/>
          </table:table-cell>
          <table:table-cell table:formula="of:=1/[.C290]" office:value-type="float" office:value="0.00346020761245675" calcext:value-type="float">
            <text:p/>
          </table:table-cell>
          <table:table-cell table:formula="of:=[.D290]/2^[.$B$2]" office:value-type="float" office:value="0.00345993041992187" calcext:value-type="float">
            <text:p/>
          </table:table-cell>
          <table:table-cell table:formula="of:=ABS([.F290]-[.E290])/[.E290]*100" office:value-type="float" office:value="0.00801086425781554" calcext:value-type="float">
            <text:p/>
          </table:table-cell>
          <table:table-cell table:formula="of:=FLOOR([.$A$4]/[.C290];1)" office:value-type="float" office:value="46" calcext:value-type="float">
            <text:p/>
          </table:table-cell>
          <table:table-cell table:formula="of:=FLOOR(FLOOR([.$A$4]*[.D290];1)/2^[.$B$2];1)" office:value-type="float" office:value="46" calcext:value-type="float">
            <text:p/>
          </table:table-cell>
          <table:table-cell table:formula="of:=ABS([.H290]-[.I290])" office:value-type="float" office:value="0" calcext:value-type="float">
            <text:p/>
          </table:table-cell>
          <table:table-cell table:formula="of:=CONCATENATE(&quot;assign rom[&quot;;[.C290];&quot;] = &quot;;[.$B$2];&quot;'d&quot;;[.D290];&quot;;&quot;)" office:value-type="string" office:string-value="assign rom[289] = 18'd907;" calcext:value-type="string">
            <text:p>assign rom[289] = 18'd907;</text:p>
          </table:table-cell>
        </table:table-row>
        <table:table-row table:style-name="ro1">
          <table:table-cell table:number-columns-repeated="2"/>
          <table:table-cell table:formula="of:=[.C290]+1" office:value-type="float" office:value="290" calcext:value-type="float">
            <text:p/>
          </table:table-cell>
          <table:table-cell table:formula="of:=MIN(ROUND(2^[.$B$2]/[.C291]);2^[.$B$2]-1)" office:value-type="float" office:value="904" calcext:value-type="float">
            <text:p/>
          </table:table-cell>
          <table:table-cell table:formula="of:=1/[.C291]" office:value-type="float" office:value="0.00344827586206897" calcext:value-type="float">
            <text:p/>
          </table:table-cell>
          <table:table-cell table:formula="of:=[.D291]/2^[.$B$2]" office:value-type="float" office:value="0.003448486328125" calcext:value-type="float">
            <text:p/>
          </table:table-cell>
          <table:table-cell table:formula="of:=ABS([.F291]-[.E291])/[.E291]*100" office:value-type="float" office:value="0.00610351562500139" calcext:value-type="float">
            <text:p/>
          </table:table-cell>
          <table:table-cell table:formula="of:=FLOOR([.$A$4]/[.C291];1)" office:value-type="float" office:value="46" calcext:value-type="float">
            <text:p/>
          </table:table-cell>
          <table:table-cell table:formula="of:=FLOOR(FLOOR([.$A$4]*[.D291];1)/2^[.$B$2];1)" office:value-type="float" office:value="46" calcext:value-type="float">
            <text:p/>
          </table:table-cell>
          <table:table-cell table:formula="of:=ABS([.H291]-[.I291])" office:value-type="float" office:value="0" calcext:value-type="float">
            <text:p/>
          </table:table-cell>
          <table:table-cell table:formula="of:=CONCATENATE(&quot;assign rom[&quot;;[.C291];&quot;] = &quot;;[.$B$2];&quot;'d&quot;;[.D291];&quot;;&quot;)" office:value-type="string" office:string-value="assign rom[290] = 18'd904;" calcext:value-type="string">
            <text:p>assign rom[290] = 18'd904;</text:p>
          </table:table-cell>
        </table:table-row>
        <table:table-row table:style-name="ro1">
          <table:table-cell table:number-columns-repeated="2"/>
          <table:table-cell table:formula="of:=[.C291]+1" office:value-type="float" office:value="291" calcext:value-type="float">
            <text:p/>
          </table:table-cell>
          <table:table-cell table:formula="of:=MIN(ROUND(2^[.$B$2]/[.C292]);2^[.$B$2]-1)" office:value-type="float" office:value="901" calcext:value-type="float">
            <text:p/>
          </table:table-cell>
          <table:table-cell table:formula="of:=1/[.C292]" office:value-type="float" office:value="0.00343642611683849" calcext:value-type="float">
            <text:p/>
          </table:table-cell>
          <table:table-cell table:formula="of:=[.D292]/2^[.$B$2]" office:value-type="float" office:value="0.00343704223632812" calcext:value-type="float">
            <text:p/>
          </table:table-cell>
          <table:table-cell table:formula="of:=ABS([.F292]-[.E292])/[.E292]*100" office:value-type="float" office:value="0.0179290771484394" calcext:value-type="float">
            <text:p/>
          </table:table-cell>
          <table:table-cell table:formula="of:=FLOOR([.$A$4]/[.C292];1)" office:value-type="float" office:value="46" calcext:value-type="float">
            <text:p/>
          </table:table-cell>
          <table:table-cell table:formula="of:=FLOOR(FLOOR([.$A$4]*[.D292];1)/2^[.$B$2];1)" office:value-type="float" office:value="46" calcext:value-type="float">
            <text:p/>
          </table:table-cell>
          <table:table-cell table:formula="of:=ABS([.H292]-[.I292])" office:value-type="float" office:value="0" calcext:value-type="float">
            <text:p/>
          </table:table-cell>
          <table:table-cell table:formula="of:=CONCATENATE(&quot;assign rom[&quot;;[.C292];&quot;] = &quot;;[.$B$2];&quot;'d&quot;;[.D292];&quot;;&quot;)" office:value-type="string" office:string-value="assign rom[291] = 18'd901;" calcext:value-type="string">
            <text:p>assign rom[291] = 18'd901;</text:p>
          </table:table-cell>
        </table:table-row>
        <table:table-row table:style-name="ro1">
          <table:table-cell table:number-columns-repeated="2"/>
          <table:table-cell table:formula="of:=[.C292]+1" office:value-type="float" office:value="292" calcext:value-type="float">
            <text:p/>
          </table:table-cell>
          <table:table-cell table:formula="of:=MIN(ROUND(2^[.$B$2]/[.C293]);2^[.$B$2]-1)" office:value-type="float" office:value="898" calcext:value-type="float">
            <text:p/>
          </table:table-cell>
          <table:table-cell table:formula="of:=1/[.C293]" office:value-type="float" office:value="0.00342465753424658" calcext:value-type="float">
            <text:p/>
          </table:table-cell>
          <table:table-cell table:formula="of:=[.D293]/2^[.$B$2]" office:value-type="float" office:value="0.00342559814453125" calcext:value-type="float">
            <text:p/>
          </table:table-cell>
          <table:table-cell table:formula="of:=ABS([.F293]-[.E293])/[.E293]*100" office:value-type="float" office:value="0.0274658203125055" calcext:value-type="float">
            <text:p/>
          </table:table-cell>
          <table:table-cell table:formula="of:=FLOOR([.$A$4]/[.C293];1)" office:value-type="float" office:value="46" calcext:value-type="float">
            <text:p/>
          </table:table-cell>
          <table:table-cell table:formula="of:=FLOOR(FLOOR([.$A$4]*[.D293];1)/2^[.$B$2];1)" office:value-type="float" office:value="46" calcext:value-type="float">
            <text:p/>
          </table:table-cell>
          <table:table-cell table:formula="of:=ABS([.H293]-[.I293])" office:value-type="float" office:value="0" calcext:value-type="float">
            <text:p/>
          </table:table-cell>
          <table:table-cell table:formula="of:=CONCATENATE(&quot;assign rom[&quot;;[.C293];&quot;] = &quot;;[.$B$2];&quot;'d&quot;;[.D293];&quot;;&quot;)" office:value-type="string" office:string-value="assign rom[292] = 18'd898;" calcext:value-type="string">
            <text:p>assign rom[292] = 18'd898;</text:p>
          </table:table-cell>
        </table:table-row>
        <table:table-row table:style-name="ro1">
          <table:table-cell table:number-columns-repeated="2"/>
          <table:table-cell table:formula="of:=[.C293]+1" office:value-type="float" office:value="293" calcext:value-type="float">
            <text:p/>
          </table:table-cell>
          <table:table-cell table:formula="of:=MIN(ROUND(2^[.$B$2]/[.C294]);2^[.$B$2]-1)" office:value-type="float" office:value="895" calcext:value-type="float">
            <text:p/>
          </table:table-cell>
          <table:table-cell table:formula="of:=1/[.C294]" office:value-type="float" office:value="0.00341296928327645" calcext:value-type="float">
            <text:p/>
          </table:table-cell>
          <table:table-cell table:formula="of:=[.D294]/2^[.$B$2]" office:value-type="float" office:value="0.00341415405273437" calcext:value-type="float">
            <text:p/>
          </table:table-cell>
          <table:table-cell table:formula="of:=ABS([.F294]-[.E294])/[.E294]*100" office:value-type="float" office:value="0.0347137451171865" calcext:value-type="float">
            <text:p/>
          </table:table-cell>
          <table:table-cell table:formula="of:=FLOOR([.$A$4]/[.C294];1)" office:value-type="float" office:value="45" calcext:value-type="float">
            <text:p/>
          </table:table-cell>
          <table:table-cell table:formula="of:=FLOOR(FLOOR([.$A$4]*[.D294];1)/2^[.$B$2];1)" office:value-type="float" office:value="45" calcext:value-type="float">
            <text:p/>
          </table:table-cell>
          <table:table-cell table:formula="of:=ABS([.H294]-[.I294])" office:value-type="float" office:value="0" calcext:value-type="float">
            <text:p/>
          </table:table-cell>
          <table:table-cell table:formula="of:=CONCATENATE(&quot;assign rom[&quot;;[.C294];&quot;] = &quot;;[.$B$2];&quot;'d&quot;;[.D294];&quot;;&quot;)" office:value-type="string" office:string-value="assign rom[293] = 18'd895;" calcext:value-type="string">
            <text:p>assign rom[293] = 18'd895;</text:p>
          </table:table-cell>
        </table:table-row>
        <table:table-row table:style-name="ro1">
          <table:table-cell table:number-columns-repeated="2"/>
          <table:table-cell table:formula="of:=[.C294]+1" office:value-type="float" office:value="294" calcext:value-type="float">
            <text:p/>
          </table:table-cell>
          <table:table-cell table:formula="of:=MIN(ROUND(2^[.$B$2]/[.C295]);2^[.$B$2]-1)" office:value-type="float" office:value="892" calcext:value-type="float">
            <text:p/>
          </table:table-cell>
          <table:table-cell table:formula="of:=1/[.C295]" office:value-type="float" office:value="0.00340136054421769" calcext:value-type="float">
            <text:p/>
          </table:table-cell>
          <table:table-cell table:formula="of:=[.D295]/2^[.$B$2]" office:value-type="float" office:value="0.0034027099609375" calcext:value-type="float">
            <text:p/>
          </table:table-cell>
          <table:table-cell table:formula="of:=ABS([.F295]-[.E295])/[.E295]*100" office:value-type="float" office:value="0.0396728515625037" calcext:value-type="float">
            <text:p/>
          </table:table-cell>
          <table:table-cell table:formula="of:=FLOOR([.$A$4]/[.C295];1)" office:value-type="float" office:value="45" calcext:value-type="float">
            <text:p/>
          </table:table-cell>
          <table:table-cell table:formula="of:=FLOOR(FLOOR([.$A$4]*[.D295];1)/2^[.$B$2];1)" office:value-type="float" office:value="45" calcext:value-type="float">
            <text:p/>
          </table:table-cell>
          <table:table-cell table:formula="of:=ABS([.H295]-[.I295])" office:value-type="float" office:value="0" calcext:value-type="float">
            <text:p/>
          </table:table-cell>
          <table:table-cell table:formula="of:=CONCATENATE(&quot;assign rom[&quot;;[.C295];&quot;] = &quot;;[.$B$2];&quot;'d&quot;;[.D295];&quot;;&quot;)" office:value-type="string" office:string-value="assign rom[294] = 18'd892;" calcext:value-type="string">
            <text:p>assign rom[294] = 18'd892;</text:p>
          </table:table-cell>
        </table:table-row>
        <table:table-row table:style-name="ro1">
          <table:table-cell table:number-columns-repeated="2"/>
          <table:table-cell table:formula="of:=[.C295]+1" office:value-type="float" office:value="295" calcext:value-type="float">
            <text:p/>
          </table:table-cell>
          <table:table-cell table:formula="of:=MIN(ROUND(2^[.$B$2]/[.C296]);2^[.$B$2]-1)" office:value-type="float" office:value="889" calcext:value-type="float">
            <text:p/>
          </table:table-cell>
          <table:table-cell table:formula="of:=1/[.C296]" office:value-type="float" office:value="0.00338983050847458" calcext:value-type="float">
            <text:p/>
          </table:table-cell>
          <table:table-cell table:formula="of:=[.D296]/2^[.$B$2]" office:value-type="float" office:value="0.00339126586914062" calcext:value-type="float">
            <text:p/>
          </table:table-cell>
          <table:table-cell table:formula="of:=ABS([.F296]-[.E296])/[.E296]*100" office:value-type="float" office:value="0.0423431396484404" calcext:value-type="float">
            <text:p/>
          </table:table-cell>
          <table:table-cell table:formula="of:=FLOOR([.$A$4]/[.C296];1)" office:value-type="float" office:value="45" calcext:value-type="float">
            <text:p/>
          </table:table-cell>
          <table:table-cell table:formula="of:=FLOOR(FLOOR([.$A$4]*[.D296];1)/2^[.$B$2];1)" office:value-type="float" office:value="45" calcext:value-type="float">
            <text:p/>
          </table:table-cell>
          <table:table-cell table:formula="of:=ABS([.H296]-[.I296])" office:value-type="float" office:value="0" calcext:value-type="float">
            <text:p/>
          </table:table-cell>
          <table:table-cell table:formula="of:=CONCATENATE(&quot;assign rom[&quot;;[.C296];&quot;] = &quot;;[.$B$2];&quot;'d&quot;;[.D296];&quot;;&quot;)" office:value-type="string" office:string-value="assign rom[295] = 18'd889;" calcext:value-type="string">
            <text:p>assign rom[295] = 18'd889;</text:p>
          </table:table-cell>
        </table:table-row>
        <table:table-row table:style-name="ro1">
          <table:table-cell table:number-columns-repeated="2"/>
          <table:table-cell table:formula="of:=[.C296]+1" office:value-type="float" office:value="296" calcext:value-type="float">
            <text:p/>
          </table:table-cell>
          <table:table-cell table:formula="of:=MIN(ROUND(2^[.$B$2]/[.C297]);2^[.$B$2]-1)" office:value-type="float" office:value="886" calcext:value-type="float">
            <text:p/>
          </table:table-cell>
          <table:table-cell table:formula="of:=1/[.C297]" office:value-type="float" office:value="0.00337837837837838" calcext:value-type="float">
            <text:p/>
          </table:table-cell>
          <table:table-cell table:formula="of:=[.D297]/2^[.$B$2]" office:value-type="float" office:value="0.00337982177734375" calcext:value-type="float">
            <text:p/>
          </table:table-cell>
          <table:table-cell table:formula="of:=ABS([.F297]-[.E297])/[.E297]*100" office:value-type="float" office:value="0.0427246093749945" calcext:value-type="float">
            <text:p/>
          </table:table-cell>
          <table:table-cell table:formula="of:=FLOOR([.$A$4]/[.C297];1)" office:value-type="float" office:value="45" calcext:value-type="float">
            <text:p/>
          </table:table-cell>
          <table:table-cell table:formula="of:=FLOOR(FLOOR([.$A$4]*[.D297];1)/2^[.$B$2];1)" office:value-type="float" office:value="45" calcext:value-type="float">
            <text:p/>
          </table:table-cell>
          <table:table-cell table:formula="of:=ABS([.H297]-[.I297])" office:value-type="float" office:value="0" calcext:value-type="float">
            <text:p/>
          </table:table-cell>
          <table:table-cell table:formula="of:=CONCATENATE(&quot;assign rom[&quot;;[.C297];&quot;] = &quot;;[.$B$2];&quot;'d&quot;;[.D297];&quot;;&quot;)" office:value-type="string" office:string-value="assign rom[296] = 18'd886;" calcext:value-type="string">
            <text:p>assign rom[296] = 18'd886;</text:p>
          </table:table-cell>
        </table:table-row>
        <table:table-row table:style-name="ro1">
          <table:table-cell table:number-columns-repeated="2"/>
          <table:table-cell table:formula="of:=[.C297]+1" office:value-type="float" office:value="297" calcext:value-type="float">
            <text:p/>
          </table:table-cell>
          <table:table-cell table:formula="of:=MIN(ROUND(2^[.$B$2]/[.C298]);2^[.$B$2]-1)" office:value-type="float" office:value="883" calcext:value-type="float">
            <text:p/>
          </table:table-cell>
          <table:table-cell table:formula="of:=1/[.C298]" office:value-type="float" office:value="0.00336700336700337" calcext:value-type="float">
            <text:p/>
          </table:table-cell>
          <table:table-cell table:formula="of:=[.D298]/2^[.$B$2]" office:value-type="float" office:value="0.00336837768554687" calcext:value-type="float">
            <text:p/>
          </table:table-cell>
          <table:table-cell table:formula="of:=ABS([.F298]-[.E298])/[.E298]*100" office:value-type="float" office:value="0.0408172607421919" calcext:value-type="float">
            <text:p/>
          </table:table-cell>
          <table:table-cell table:formula="of:=FLOOR([.$A$4]/[.C298];1)" office:value-type="float" office:value="45" calcext:value-type="float">
            <text:p/>
          </table:table-cell>
          <table:table-cell table:formula="of:=FLOOR(FLOOR([.$A$4]*[.D298];1)/2^[.$B$2];1)" office:value-type="float" office:value="45" calcext:value-type="float">
            <text:p/>
          </table:table-cell>
          <table:table-cell table:formula="of:=ABS([.H298]-[.I298])" office:value-type="float" office:value="0" calcext:value-type="float">
            <text:p/>
          </table:table-cell>
          <table:table-cell table:formula="of:=CONCATENATE(&quot;assign rom[&quot;;[.C298];&quot;] = &quot;;[.$B$2];&quot;'d&quot;;[.D298];&quot;;&quot;)" office:value-type="string" office:string-value="assign rom[297] = 18'd883;" calcext:value-type="string">
            <text:p>assign rom[297] = 18'd883;</text:p>
          </table:table-cell>
        </table:table-row>
        <table:table-row table:style-name="ro1">
          <table:table-cell table:number-columns-repeated="2"/>
          <table:table-cell table:formula="of:=[.C298]+1" office:value-type="float" office:value="298" calcext:value-type="float">
            <text:p/>
          </table:table-cell>
          <table:table-cell table:formula="of:=MIN(ROUND(2^[.$B$2]/[.C299]);2^[.$B$2]-1)" office:value-type="float" office:value="880" calcext:value-type="float">
            <text:p/>
          </table:table-cell>
          <table:table-cell table:formula="of:=1/[.C299]" office:value-type="float" office:value="0.00335570469798658" calcext:value-type="float">
            <text:p/>
          </table:table-cell>
          <table:table-cell table:formula="of:=[.D299]/2^[.$B$2]" office:value-type="float" office:value="0.00335693359375" calcext:value-type="float">
            <text:p/>
          </table:table-cell>
          <table:table-cell table:formula="of:=ABS([.F299]-[.E299])/[.E299]*100" office:value-type="float" office:value="0.0366210937500022" calcext:value-type="float">
            <text:p/>
          </table:table-cell>
          <table:table-cell table:formula="of:=FLOOR([.$A$4]/[.C299];1)" office:value-type="float" office:value="45" calcext:value-type="float">
            <text:p/>
          </table:table-cell>
          <table:table-cell table:formula="of:=FLOOR(FLOOR([.$A$4]*[.D299];1)/2^[.$B$2];1)" office:value-type="float" office:value="45" calcext:value-type="float">
            <text:p/>
          </table:table-cell>
          <table:table-cell table:formula="of:=ABS([.H299]-[.I299])" office:value-type="float" office:value="0" calcext:value-type="float">
            <text:p/>
          </table:table-cell>
          <table:table-cell table:formula="of:=CONCATENATE(&quot;assign rom[&quot;;[.C299];&quot;] = &quot;;[.$B$2];&quot;'d&quot;;[.D299];&quot;;&quot;)" office:value-type="string" office:string-value="assign rom[298] = 18'd880;" calcext:value-type="string">
            <text:p>assign rom[298] = 18'd880;</text:p>
          </table:table-cell>
        </table:table-row>
        <table:table-row table:style-name="ro1">
          <table:table-cell table:number-columns-repeated="2"/>
          <table:table-cell table:formula="of:=[.C299]+1" office:value-type="float" office:value="299" calcext:value-type="float">
            <text:p/>
          </table:table-cell>
          <table:table-cell table:formula="of:=MIN(ROUND(2^[.$B$2]/[.C300]);2^[.$B$2]-1)" office:value-type="float" office:value="877" calcext:value-type="float">
            <text:p/>
          </table:table-cell>
          <table:table-cell table:formula="of:=1/[.C300]" office:value-type="float" office:value="0.00334448160535117" calcext:value-type="float">
            <text:p/>
          </table:table-cell>
          <table:table-cell table:formula="of:=[.D300]/2^[.$B$2]" office:value-type="float" office:value="0.00334548950195312" calcext:value-type="float">
            <text:p/>
          </table:table-cell>
          <table:table-cell table:formula="of:=ABS([.F300]-[.E300])/[.E300]*100" office:value-type="float" office:value="0.0301361083984393" calcext:value-type="float">
            <text:p/>
          </table:table-cell>
          <table:table-cell table:formula="of:=FLOOR([.$A$4]/[.C300];1)" office:value-type="float" office:value="45" calcext:value-type="float">
            <text:p/>
          </table:table-cell>
          <table:table-cell table:formula="of:=FLOOR(FLOOR([.$A$4]*[.D300];1)/2^[.$B$2];1)" office:value-type="float" office:value="45" calcext:value-type="float">
            <text:p/>
          </table:table-cell>
          <table:table-cell table:formula="of:=ABS([.H300]-[.I300])" office:value-type="float" office:value="0" calcext:value-type="float">
            <text:p/>
          </table:table-cell>
          <table:table-cell table:formula="of:=CONCATENATE(&quot;assign rom[&quot;;[.C300];&quot;] = &quot;;[.$B$2];&quot;'d&quot;;[.D300];&quot;;&quot;)" office:value-type="string" office:string-value="assign rom[299] = 18'd877;" calcext:value-type="string">
            <text:p>assign rom[299] = 18'd877;</text:p>
          </table:table-cell>
        </table:table-row>
        <table:table-row table:style-name="ro1">
          <table:table-cell table:number-columns-repeated="2"/>
          <table:table-cell table:formula="of:=[.C300]+1" office:value-type="float" office:value="300" calcext:value-type="float">
            <text:p/>
          </table:table-cell>
          <table:table-cell table:formula="of:=MIN(ROUND(2^[.$B$2]/[.C301]);2^[.$B$2]-1)" office:value-type="float" office:value="874" calcext:value-type="float">
            <text:p/>
          </table:table-cell>
          <table:table-cell table:formula="of:=1/[.C301]" office:value-type="float" office:value="0.00333333333333333" calcext:value-type="float">
            <text:p/>
          </table:table-cell>
          <table:table-cell table:formula="of:=[.D301]/2^[.$B$2]" office:value-type="float" office:value="0.00333404541015625" calcext:value-type="float">
            <text:p/>
          </table:table-cell>
          <table:table-cell table:formula="of:=ABS([.F301]-[.E301])/[.E301]*100" office:value-type="float" office:value="0.0213623046874936" calcext:value-type="float">
            <text:p/>
          </table:table-cell>
          <table:table-cell table:formula="of:=FLOOR([.$A$4]/[.C301];1)" office:value-type="float" office:value="44" calcext:value-type="float">
            <text:p/>
          </table:table-cell>
          <table:table-cell table:formula="of:=FLOOR(FLOOR([.$A$4]*[.D301];1)/2^[.$B$2];1)" office:value-type="float" office:value="44" calcext:value-type="float">
            <text:p/>
          </table:table-cell>
          <table:table-cell table:formula="of:=ABS([.H301]-[.I301])" office:value-type="float" office:value="0" calcext:value-type="float">
            <text:p/>
          </table:table-cell>
          <table:table-cell table:formula="of:=CONCATENATE(&quot;assign rom[&quot;;[.C301];&quot;] = &quot;;[.$B$2];&quot;'d&quot;;[.D301];&quot;;&quot;)" office:value-type="string" office:string-value="assign rom[300] = 18'd874;" calcext:value-type="string">
            <text:p>assign rom[300] = 18'd874;</text:p>
          </table:table-cell>
        </table:table-row>
        <table:table-row table:style-name="ro1">
          <table:table-cell table:number-columns-repeated="2"/>
          <table:table-cell table:formula="of:=[.C301]+1" office:value-type="float" office:value="301" calcext:value-type="float">
            <text:p/>
          </table:table-cell>
          <table:table-cell table:formula="of:=MIN(ROUND(2^[.$B$2]/[.C302]);2^[.$B$2]-1)" office:value-type="float" office:value="871" calcext:value-type="float">
            <text:p/>
          </table:table-cell>
          <table:table-cell table:formula="of:=1/[.C302]" office:value-type="float" office:value="0.00332225913621262" calcext:value-type="float">
            <text:p/>
          </table:table-cell>
          <table:table-cell table:formula="of:=[.D302]/2^[.$B$2]" office:value-type="float" office:value="0.00332260131835937" calcext:value-type="float">
            <text:p/>
          </table:table-cell>
          <table:table-cell table:formula="of:=ABS([.F302]-[.E302])/[.E302]*100" office:value-type="float" office:value="0.0102996826171852" calcext:value-type="float">
            <text:p/>
          </table:table-cell>
          <table:table-cell table:formula="of:=FLOOR([.$A$4]/[.C302];1)" office:value-type="float" office:value="44" calcext:value-type="float">
            <text:p/>
          </table:table-cell>
          <table:table-cell table:formula="of:=FLOOR(FLOOR([.$A$4]*[.D302];1)/2^[.$B$2];1)" office:value-type="float" office:value="44" calcext:value-type="float">
            <text:p/>
          </table:table-cell>
          <table:table-cell table:formula="of:=ABS([.H302]-[.I302])" office:value-type="float" office:value="0" calcext:value-type="float">
            <text:p/>
          </table:table-cell>
          <table:table-cell table:formula="of:=CONCATENATE(&quot;assign rom[&quot;;[.C302];&quot;] = &quot;;[.$B$2];&quot;'d&quot;;[.D302];&quot;;&quot;)" office:value-type="string" office:string-value="assign rom[301] = 18'd871;" calcext:value-type="string">
            <text:p>assign rom[301] = 18'd871;</text:p>
          </table:table-cell>
        </table:table-row>
        <table:table-row table:style-name="ro1">
          <table:table-cell table:number-columns-repeated="2"/>
          <table:table-cell table:formula="of:=[.C302]+1" office:value-type="float" office:value="302" calcext:value-type="float">
            <text:p/>
          </table:table-cell>
          <table:table-cell table:formula="of:=MIN(ROUND(2^[.$B$2]/[.C303]);2^[.$B$2]-1)" office:value-type="float" office:value="868" calcext:value-type="float">
            <text:p/>
          </table:table-cell>
          <table:table-cell table:formula="of:=1/[.C303]" office:value-type="float" office:value="0.0033112582781457" calcext:value-type="float">
            <text:p/>
          </table:table-cell>
          <table:table-cell table:formula="of:=[.D303]/2^[.$B$2]" office:value-type="float" office:value="0.0033111572265625" calcext:value-type="float">
            <text:p/>
          </table:table-cell>
          <table:table-cell table:formula="of:=ABS([.F303]-[.E303])/[.E303]*100" office:value-type="float" office:value="0.00305175781249991" calcext:value-type="float">
            <text:p/>
          </table:table-cell>
          <table:table-cell table:formula="of:=FLOOR([.$A$4]/[.C303];1)" office:value-type="float" office:value="44" calcext:value-type="float">
            <text:p/>
          </table:table-cell>
          <table:table-cell table:formula="of:=FLOOR(FLOOR([.$A$4]*[.D303];1)/2^[.$B$2];1)" office:value-type="float" office:value="44" calcext:value-type="float">
            <text:p/>
          </table:table-cell>
          <table:table-cell table:formula="of:=ABS([.H303]-[.I303])" office:value-type="float" office:value="0" calcext:value-type="float">
            <text:p/>
          </table:table-cell>
          <table:table-cell table:formula="of:=CONCATENATE(&quot;assign rom[&quot;;[.C303];&quot;] = &quot;;[.$B$2];&quot;'d&quot;;[.D303];&quot;;&quot;)" office:value-type="string" office:string-value="assign rom[302] = 18'd868;" calcext:value-type="string">
            <text:p>assign rom[302] = 18'd868;</text:p>
          </table:table-cell>
        </table:table-row>
        <table:table-row table:style-name="ro1">
          <table:table-cell table:number-columns-repeated="2"/>
          <table:table-cell table:formula="of:=[.C303]+1" office:value-type="float" office:value="303" calcext:value-type="float">
            <text:p/>
          </table:table-cell>
          <table:table-cell table:formula="of:=MIN(ROUND(2^[.$B$2]/[.C304]);2^[.$B$2]-1)" office:value-type="float" office:value="865" calcext:value-type="float">
            <text:p/>
          </table:table-cell>
          <table:table-cell table:formula="of:=1/[.C304]" office:value-type="float" office:value="0.0033003300330033" calcext:value-type="float">
            <text:p/>
          </table:table-cell>
          <table:table-cell table:formula="of:=[.D304]/2^[.$B$2]" office:value-type="float" office:value="0.00329971313476562" calcext:value-type="float">
            <text:p/>
          </table:table-cell>
          <table:table-cell table:formula="of:=ABS([.F304]-[.E304])/[.E304]*100" office:value-type="float" office:value="0.0186920166015637" calcext:value-type="float">
            <text:p/>
          </table:table-cell>
          <table:table-cell table:formula="of:=FLOOR([.$A$4]/[.C304];1)" office:value-type="float" office:value="44" calcext:value-type="float">
            <text:p/>
          </table:table-cell>
          <table:table-cell table:formula="of:=FLOOR(FLOOR([.$A$4]*[.D304];1)/2^[.$B$2];1)" office:value-type="float" office:value="44" calcext:value-type="float">
            <text:p/>
          </table:table-cell>
          <table:table-cell table:formula="of:=ABS([.H304]-[.I304])" office:value-type="float" office:value="0" calcext:value-type="float">
            <text:p/>
          </table:table-cell>
          <table:table-cell table:formula="of:=CONCATENATE(&quot;assign rom[&quot;;[.C304];&quot;] = &quot;;[.$B$2];&quot;'d&quot;;[.D304];&quot;;&quot;)" office:value-type="string" office:string-value="assign rom[303] = 18'd865;" calcext:value-type="string">
            <text:p>assign rom[303] = 18'd865;</text:p>
          </table:table-cell>
        </table:table-row>
        <table:table-row table:style-name="ro1">
          <table:table-cell table:number-columns-repeated="2"/>
          <table:table-cell table:formula="of:=[.C304]+1" office:value-type="float" office:value="304" calcext:value-type="float">
            <text:p/>
          </table:table-cell>
          <table:table-cell table:formula="of:=MIN(ROUND(2^[.$B$2]/[.C305]);2^[.$B$2]-1)" office:value-type="float" office:value="862" calcext:value-type="float">
            <text:p/>
          </table:table-cell>
          <table:table-cell table:formula="of:=1/[.C305]" office:value-type="float" office:value="0.00328947368421053" calcext:value-type="float">
            <text:p/>
          </table:table-cell>
          <table:table-cell table:formula="of:=[.D305]/2^[.$B$2]" office:value-type="float" office:value="0.00328826904296875" calcext:value-type="float">
            <text:p/>
          </table:table-cell>
          <table:table-cell table:formula="of:=ABS([.F305]-[.E305])/[.E305]*100" office:value-type="float" office:value="0.0366210937499944" calcext:value-type="float">
            <text:p/>
          </table:table-cell>
          <table:table-cell table:formula="of:=FLOOR([.$A$4]/[.C305];1)" office:value-type="float" office:value="44" calcext:value-type="float">
            <text:p/>
          </table:table-cell>
          <table:table-cell table:formula="of:=FLOOR(FLOOR([.$A$4]*[.D305];1)/2^[.$B$2];1)" office:value-type="float" office:value="44" calcext:value-type="float">
            <text:p/>
          </table:table-cell>
          <table:table-cell table:formula="of:=ABS([.H305]-[.I305])" office:value-type="float" office:value="0" calcext:value-type="float">
            <text:p/>
          </table:table-cell>
          <table:table-cell table:formula="of:=CONCATENATE(&quot;assign rom[&quot;;[.C305];&quot;] = &quot;;[.$B$2];&quot;'d&quot;;[.D305];&quot;;&quot;)" office:value-type="string" office:string-value="assign rom[304] = 18'd862;" calcext:value-type="string">
            <text:p>assign rom[304] = 18'd862;</text:p>
          </table:table-cell>
        </table:table-row>
        <table:table-row table:style-name="ro1">
          <table:table-cell table:number-columns-repeated="2"/>
          <table:table-cell table:formula="of:=[.C305]+1" office:value-type="float" office:value="305" calcext:value-type="float">
            <text:p/>
          </table:table-cell>
          <table:table-cell table:formula="of:=MIN(ROUND(2^[.$B$2]/[.C306]);2^[.$B$2]-1)" office:value-type="float" office:value="859" calcext:value-type="float">
            <text:p/>
          </table:table-cell>
          <table:table-cell table:formula="of:=1/[.C306]" office:value-type="float" office:value="0.00327868852459016" calcext:value-type="float">
            <text:p/>
          </table:table-cell>
          <table:table-cell table:formula="of:=[.D306]/2^[.$B$2]" office:value-type="float" office:value="0.00327682495117187" calcext:value-type="float">
            <text:p/>
          </table:table-cell>
          <table:table-cell table:formula="of:=ABS([.F306]-[.E306])/[.E306]*100" office:value-type="float" office:value="0.0568389892578124" calcext:value-type="float">
            <text:p/>
          </table:table-cell>
          <table:table-cell table:formula="of:=FLOOR([.$A$4]/[.C306];1)" office:value-type="float" office:value="44" calcext:value-type="float">
            <text:p/>
          </table:table-cell>
          <table:table-cell table:formula="of:=FLOOR(FLOOR([.$A$4]*[.D306];1)/2^[.$B$2];1)" office:value-type="float" office:value="44" calcext:value-type="float">
            <text:p/>
          </table:table-cell>
          <table:table-cell table:formula="of:=ABS([.H306]-[.I306])" office:value-type="float" office:value="0" calcext:value-type="float">
            <text:p/>
          </table:table-cell>
          <table:table-cell table:formula="of:=CONCATENATE(&quot;assign rom[&quot;;[.C306];&quot;] = &quot;;[.$B$2];&quot;'d&quot;;[.D306];&quot;;&quot;)" office:value-type="string" office:string-value="assign rom[305] = 18'd859;" calcext:value-type="string">
            <text:p>assign rom[305] = 18'd859;</text:p>
          </table:table-cell>
        </table:table-row>
        <table:table-row table:style-name="ro1">
          <table:table-cell table:number-columns-repeated="2"/>
          <table:table-cell table:formula="of:=[.C306]+1" office:value-type="float" office:value="306" calcext:value-type="float">
            <text:p/>
          </table:table-cell>
          <table:table-cell table:formula="of:=MIN(ROUND(2^[.$B$2]/[.C307]);2^[.$B$2]-1)" office:value-type="float" office:value="857" calcext:value-type="float">
            <text:p/>
          </table:table-cell>
          <table:table-cell table:formula="of:=1/[.C307]" office:value-type="float" office:value="0.00326797385620915" calcext:value-type="float">
            <text:p/>
          </table:table-cell>
          <table:table-cell table:formula="of:=[.D307]/2^[.$B$2]" office:value-type="float" office:value="0.00326919555664062" calcext:value-type="float">
            <text:p/>
          </table:table-cell>
          <table:table-cell table:formula="of:=ABS([.F307]-[.E307])/[.E307]*100" office:value-type="float" office:value="0.037384033203122" calcext:value-type="float">
            <text:p/>
          </table:table-cell>
          <table:table-cell table:formula="of:=FLOOR([.$A$4]/[.C307];1)" office:value-type="float" office:value="43" calcext:value-type="float">
            <text:p/>
          </table:table-cell>
          <table:table-cell table:formula="of:=FLOOR(FLOOR([.$A$4]*[.D307];1)/2^[.$B$2];1)" office:value-type="float" office:value="44" calcext:value-type="float">
            <text:p/>
          </table:table-cell>
          <table:table-cell table:formula="of:=ABS([.H307]-[.I307])" office:value-type="float" office:value="1" calcext:value-type="float">
            <text:p/>
          </table:table-cell>
          <table:table-cell table:formula="of:=CONCATENATE(&quot;assign rom[&quot;;[.C307];&quot;] = &quot;;[.$B$2];&quot;'d&quot;;[.D307];&quot;;&quot;)" office:value-type="string" office:string-value="assign rom[306] = 18'd857;" calcext:value-type="string">
            <text:p>assign rom[306] = 18'd857;</text:p>
          </table:table-cell>
        </table:table-row>
        <table:table-row table:style-name="ro1">
          <table:table-cell table:number-columns-repeated="2"/>
          <table:table-cell table:formula="of:=[.C307]+1" office:value-type="float" office:value="307" calcext:value-type="float">
            <text:p/>
          </table:table-cell>
          <table:table-cell table:formula="of:=MIN(ROUND(2^[.$B$2]/[.C308]);2^[.$B$2]-1)" office:value-type="float" office:value="854" calcext:value-type="float">
            <text:p/>
          </table:table-cell>
          <table:table-cell table:formula="of:=1/[.C308]" office:value-type="float" office:value="0.00325732899022801" calcext:value-type="float">
            <text:p/>
          </table:table-cell>
          <table:table-cell table:formula="of:=[.D308]/2^[.$B$2]" office:value-type="float" office:value="0.00325775146484375" calcext:value-type="float">
            <text:p/>
          </table:table-cell>
          <table:table-cell table:formula="of:=ABS([.F308]-[.E308])/[.E308]*100" office:value-type="float" office:value="0.0129699707031205" calcext:value-type="float">
            <text:p/>
          </table:table-cell>
          <table:table-cell table:formula="of:=FLOOR([.$A$4]/[.C308];1)" office:value-type="float" office:value="43" calcext:value-type="float">
            <text:p/>
          </table:table-cell>
          <table:table-cell table:formula="of:=FLOOR(FLOOR([.$A$4]*[.D308];1)/2^[.$B$2];1)" office:value-type="float" office:value="43" calcext:value-type="float">
            <text:p/>
          </table:table-cell>
          <table:table-cell table:formula="of:=ABS([.H308]-[.I308])" office:value-type="float" office:value="0" calcext:value-type="float">
            <text:p/>
          </table:table-cell>
          <table:table-cell table:formula="of:=CONCATENATE(&quot;assign rom[&quot;;[.C308];&quot;] = &quot;;[.$B$2];&quot;'d&quot;;[.D308];&quot;;&quot;)" office:value-type="string" office:string-value="assign rom[307] = 18'd854;" calcext:value-type="string">
            <text:p>assign rom[307] = 18'd854;</text:p>
          </table:table-cell>
        </table:table-row>
        <table:table-row table:style-name="ro1">
          <table:table-cell table:number-columns-repeated="2"/>
          <table:table-cell table:formula="of:=[.C308]+1" office:value-type="float" office:value="308" calcext:value-type="float">
            <text:p/>
          </table:table-cell>
          <table:table-cell table:formula="of:=MIN(ROUND(2^[.$B$2]/[.C309]);2^[.$B$2]-1)" office:value-type="float" office:value="851" calcext:value-type="float">
            <text:p/>
          </table:table-cell>
          <table:table-cell table:formula="of:=1/[.C309]" office:value-type="float" office:value="0.00324675324675325" calcext:value-type="float">
            <text:p/>
          </table:table-cell>
          <table:table-cell table:formula="of:=[.D309]/2^[.$B$2]" office:value-type="float" office:value="0.00324630737304687" calcext:value-type="float">
            <text:p/>
          </table:table-cell>
          <table:table-cell table:formula="of:=ABS([.F309]-[.E309])/[.E309]*100" office:value-type="float" office:value="0.0137329101562566" calcext:value-type="float">
            <text:p/>
          </table:table-cell>
          <table:table-cell table:formula="of:=FLOOR([.$A$4]/[.C309];1)" office:value-type="float" office:value="43" calcext:value-type="float">
            <text:p/>
          </table:table-cell>
          <table:table-cell table:formula="of:=FLOOR(FLOOR([.$A$4]*[.D309];1)/2^[.$B$2];1)" office:value-type="float" office:value="43" calcext:value-type="float">
            <text:p/>
          </table:table-cell>
          <table:table-cell table:formula="of:=ABS([.H309]-[.I309])" office:value-type="float" office:value="0" calcext:value-type="float">
            <text:p/>
          </table:table-cell>
          <table:table-cell table:formula="of:=CONCATENATE(&quot;assign rom[&quot;;[.C309];&quot;] = &quot;;[.$B$2];&quot;'d&quot;;[.D309];&quot;;&quot;)" office:value-type="string" office:string-value="assign rom[308] = 18'd851;" calcext:value-type="string">
            <text:p>assign rom[308] = 18'd851;</text:p>
          </table:table-cell>
        </table:table-row>
        <table:table-row table:style-name="ro1">
          <table:table-cell table:number-columns-repeated="2"/>
          <table:table-cell table:formula="of:=[.C309]+1" office:value-type="float" office:value="309" calcext:value-type="float">
            <text:p/>
          </table:table-cell>
          <table:table-cell table:formula="of:=MIN(ROUND(2^[.$B$2]/[.C310]);2^[.$B$2]-1)" office:value-type="float" office:value="848" calcext:value-type="float">
            <text:p/>
          </table:table-cell>
          <table:table-cell table:formula="of:=1/[.C310]" office:value-type="float" office:value="0.00323624595469256" calcext:value-type="float">
            <text:p/>
          </table:table-cell>
          <table:table-cell table:formula="of:=[.D310]/2^[.$B$2]" office:value-type="float" office:value="0.00323486328125" calcext:value-type="float">
            <text:p/>
          </table:table-cell>
          <table:table-cell table:formula="of:=ABS([.F310]-[.E310])/[.E310]*100" office:value-type="float" office:value="0.0427246093750047" calcext:value-type="float">
            <text:p/>
          </table:table-cell>
          <table:table-cell table:formula="of:=FLOOR([.$A$4]/[.C310];1)" office:value-type="float" office:value="43" calcext:value-type="float">
            <text:p/>
          </table:table-cell>
          <table:table-cell table:formula="of:=FLOOR(FLOOR([.$A$4]*[.D310];1)/2^[.$B$2];1)" office:value-type="float" office:value="43" calcext:value-type="float">
            <text:p/>
          </table:table-cell>
          <table:table-cell table:formula="of:=ABS([.H310]-[.I310])" office:value-type="float" office:value="0" calcext:value-type="float">
            <text:p/>
          </table:table-cell>
          <table:table-cell table:formula="of:=CONCATENATE(&quot;assign rom[&quot;;[.C310];&quot;] = &quot;;[.$B$2];&quot;'d&quot;;[.D310];&quot;;&quot;)" office:value-type="string" office:string-value="assign rom[309] = 18'd848;" calcext:value-type="string">
            <text:p>assign rom[309] = 18'd848;</text:p>
          </table:table-cell>
        </table:table-row>
        <table:table-row table:style-name="ro1">
          <table:table-cell table:number-columns-repeated="2"/>
          <table:table-cell table:formula="of:=[.C310]+1" office:value-type="float" office:value="310" calcext:value-type="float">
            <text:p/>
          </table:table-cell>
          <table:table-cell table:formula="of:=MIN(ROUND(2^[.$B$2]/[.C311]);2^[.$B$2]-1)" office:value-type="float" office:value="846" calcext:value-type="float">
            <text:p/>
          </table:table-cell>
          <table:table-cell table:formula="of:=1/[.C311]" office:value-type="float" office:value="0.0032258064516129" calcext:value-type="float">
            <text:p/>
          </table:table-cell>
          <table:table-cell table:formula="of:=[.D311]/2^[.$B$2]" office:value-type="float" office:value="0.00322723388671875" calcext:value-type="float">
            <text:p/>
          </table:table-cell>
          <table:table-cell table:formula="of:=ABS([.F311]-[.E311])/[.E311]*100" office:value-type="float" office:value="0.0442504882812501" calcext:value-type="float">
            <text:p/>
          </table:table-cell>
          <table:table-cell table:formula="of:=FLOOR([.$A$4]/[.C311];1)" office:value-type="float" office:value="43" calcext:value-type="float">
            <text:p/>
          </table:table-cell>
          <table:table-cell table:formula="of:=FLOOR(FLOOR([.$A$4]*[.D311];1)/2^[.$B$2];1)" office:value-type="float" office:value="43" calcext:value-type="float">
            <text:p/>
          </table:table-cell>
          <table:table-cell table:formula="of:=ABS([.H311]-[.I311])" office:value-type="float" office:value="0" calcext:value-type="float">
            <text:p/>
          </table:table-cell>
          <table:table-cell table:formula="of:=CONCATENATE(&quot;assign rom[&quot;;[.C311];&quot;] = &quot;;[.$B$2];&quot;'d&quot;;[.D311];&quot;;&quot;)" office:value-type="string" office:string-value="assign rom[310] = 18'd846;" calcext:value-type="string">
            <text:p>assign rom[310] = 18'd846;</text:p>
          </table:table-cell>
        </table:table-row>
        <table:table-row table:style-name="ro1">
          <table:table-cell table:number-columns-repeated="2"/>
          <table:table-cell table:formula="of:=[.C311]+1" office:value-type="float" office:value="311" calcext:value-type="float">
            <text:p/>
          </table:table-cell>
          <table:table-cell table:formula="of:=MIN(ROUND(2^[.$B$2]/[.C312]);2^[.$B$2]-1)" office:value-type="float" office:value="843" calcext:value-type="float">
            <text:p/>
          </table:table-cell>
          <table:table-cell table:formula="of:=1/[.C312]" office:value-type="float" office:value="0.00321543408360129" calcext:value-type="float">
            <text:p/>
          </table:table-cell>
          <table:table-cell table:formula="of:=[.D312]/2^[.$B$2]" office:value-type="float" office:value="0.00321578979492187" calcext:value-type="float">
            <text:p/>
          </table:table-cell>
          <table:table-cell table:formula="of:=ABS([.F312]-[.E312])/[.E312]*100" office:value-type="float" office:value="0.0110626220703136" calcext:value-type="float">
            <text:p/>
          </table:table-cell>
          <table:table-cell table:formula="of:=FLOOR([.$A$4]/[.C312];1)" office:value-type="float" office:value="43" calcext:value-type="float">
            <text:p/>
          </table:table-cell>
          <table:table-cell table:formula="of:=FLOOR(FLOOR([.$A$4]*[.D312];1)/2^[.$B$2];1)" office:value-type="float" office:value="43" calcext:value-type="float">
            <text:p/>
          </table:table-cell>
          <table:table-cell table:formula="of:=ABS([.H312]-[.I312])" office:value-type="float" office:value="0" calcext:value-type="float">
            <text:p/>
          </table:table-cell>
          <table:table-cell table:formula="of:=CONCATENATE(&quot;assign rom[&quot;;[.C312];&quot;] = &quot;;[.$B$2];&quot;'d&quot;;[.D312];&quot;;&quot;)" office:value-type="string" office:string-value="assign rom[311] = 18'd843;" calcext:value-type="string">
            <text:p>assign rom[311] = 18'd843;</text:p>
          </table:table-cell>
        </table:table-row>
        <table:table-row table:style-name="ro1">
          <table:table-cell table:number-columns-repeated="2"/>
          <table:table-cell table:formula="of:=[.C312]+1" office:value-type="float" office:value="312" calcext:value-type="float">
            <text:p/>
          </table:table-cell>
          <table:table-cell table:formula="of:=MIN(ROUND(2^[.$B$2]/[.C313]);2^[.$B$2]-1)" office:value-type="float" office:value="840" calcext:value-type="float">
            <text:p/>
          </table:table-cell>
          <table:table-cell table:formula="of:=1/[.C313]" office:value-type="float" office:value="0.0032051282051282" calcext:value-type="float">
            <text:p/>
          </table:table-cell>
          <table:table-cell table:formula="of:=[.D313]/2^[.$B$2]" office:value-type="float" office:value="0.003204345703125" calcext:value-type="float">
            <text:p/>
          </table:table-cell>
          <table:table-cell table:formula="of:=ABS([.F313]-[.E313])/[.E313]*100" office:value-type="float" office:value="0.0244140624999965" calcext:value-type="float">
            <text:p/>
          </table:table-cell>
          <table:table-cell table:formula="of:=FLOOR([.$A$4]/[.C313];1)" office:value-type="float" office:value="43" calcext:value-type="float">
            <text:p/>
          </table:table-cell>
          <table:table-cell table:formula="of:=FLOOR(FLOOR([.$A$4]*[.D313];1)/2^[.$B$2];1)" office:value-type="float" office:value="43" calcext:value-type="float">
            <text:p/>
          </table:table-cell>
          <table:table-cell table:formula="of:=ABS([.H313]-[.I313])" office:value-type="float" office:value="0" calcext:value-type="float">
            <text:p/>
          </table:table-cell>
          <table:table-cell table:formula="of:=CONCATENATE(&quot;assign rom[&quot;;[.C313];&quot;] = &quot;;[.$B$2];&quot;'d&quot;;[.D313];&quot;;&quot;)" office:value-type="string" office:string-value="assign rom[312] = 18'd840;" calcext:value-type="string">
            <text:p>assign rom[312] = 18'd840;</text:p>
          </table:table-cell>
        </table:table-row>
        <table:table-row table:style-name="ro1">
          <table:table-cell table:number-columns-repeated="2"/>
          <table:table-cell table:formula="of:=[.C313]+1" office:value-type="float" office:value="313" calcext:value-type="float">
            <text:p/>
          </table:table-cell>
          <table:table-cell table:formula="of:=MIN(ROUND(2^[.$B$2]/[.C314]);2^[.$B$2]-1)" office:value-type="float" office:value="838" calcext:value-type="float">
            <text:p/>
          </table:table-cell>
          <table:table-cell table:formula="of:=1/[.C314]" office:value-type="float" office:value="0.00319488817891374" calcext:value-type="float">
            <text:p/>
          </table:table-cell>
          <table:table-cell table:formula="of:=[.D314]/2^[.$B$2]" office:value-type="float" office:value="0.00319671630859375" calcext:value-type="float">
            <text:p/>
          </table:table-cell>
          <table:table-cell table:formula="of:=ABS([.F314]-[.E314])/[.E314]*100" office:value-type="float" office:value="0.0572204589843792" calcext:value-type="float">
            <text:p/>
          </table:table-cell>
          <table:table-cell table:formula="of:=FLOOR([.$A$4]/[.C314];1)" office:value-type="float" office:value="43" calcext:value-type="float">
            <text:p/>
          </table:table-cell>
          <table:table-cell table:formula="of:=FLOOR(FLOOR([.$A$4]*[.D314];1)/2^[.$B$2];1)" office:value-type="float" office:value="43" calcext:value-type="float">
            <text:p/>
          </table:table-cell>
          <table:table-cell table:formula="of:=ABS([.H314]-[.I314])" office:value-type="float" office:value="0" calcext:value-type="float">
            <text:p/>
          </table:table-cell>
          <table:table-cell table:formula="of:=CONCATENATE(&quot;assign rom[&quot;;[.C314];&quot;] = &quot;;[.$B$2];&quot;'d&quot;;[.D314];&quot;;&quot;)" office:value-type="string" office:string-value="assign rom[313] = 18'd838;" calcext:value-type="string">
            <text:p>assign rom[313] = 18'd838;</text:p>
          </table:table-cell>
        </table:table-row>
        <table:table-row table:style-name="ro1">
          <table:table-cell table:number-columns-repeated="2"/>
          <table:table-cell table:formula="of:=[.C314]+1" office:value-type="float" office:value="314" calcext:value-type="float">
            <text:p/>
          </table:table-cell>
          <table:table-cell table:formula="of:=MIN(ROUND(2^[.$B$2]/[.C315]);2^[.$B$2]-1)" office:value-type="float" office:value="835" calcext:value-type="float">
            <text:p/>
          </table:table-cell>
          <table:table-cell table:formula="of:=1/[.C315]" office:value-type="float" office:value="0.00318471337579618" calcext:value-type="float">
            <text:p/>
          </table:table-cell>
          <table:table-cell table:formula="of:=[.D315]/2^[.$B$2]" office:value-type="float" office:value="0.00318527221679687" calcext:value-type="float">
            <text:p/>
          </table:table-cell>
          <table:table-cell table:formula="of:=ABS([.F315]-[.E315])/[.E315]*100" office:value-type="float" office:value="0.01754760742187" calcext:value-type="float">
            <text:p/>
          </table:table-cell>
          <table:table-cell table:formula="of:=FLOOR([.$A$4]/[.C315];1)" office:value-type="float" office:value="42" calcext:value-type="float">
            <text:p/>
          </table:table-cell>
          <table:table-cell table:formula="of:=FLOOR(FLOOR([.$A$4]*[.D315];1)/2^[.$B$2];1)" office:value-type="float" office:value="42" calcext:value-type="float">
            <text:p/>
          </table:table-cell>
          <table:table-cell table:formula="of:=ABS([.H315]-[.I315])" office:value-type="float" office:value="0" calcext:value-type="float">
            <text:p/>
          </table:table-cell>
          <table:table-cell table:formula="of:=CONCATENATE(&quot;assign rom[&quot;;[.C315];&quot;] = &quot;;[.$B$2];&quot;'d&quot;;[.D315];&quot;;&quot;)" office:value-type="string" office:string-value="assign rom[314] = 18'd835;" calcext:value-type="string">
            <text:p>assign rom[314] = 18'd835;</text:p>
          </table:table-cell>
        </table:table-row>
        <table:table-row table:style-name="ro1">
          <table:table-cell table:number-columns-repeated="2"/>
          <table:table-cell table:formula="of:=[.C315]+1" office:value-type="float" office:value="315" calcext:value-type="float">
            <text:p/>
          </table:table-cell>
          <table:table-cell table:formula="of:=MIN(ROUND(2^[.$B$2]/[.C316]);2^[.$B$2]-1)" office:value-type="float" office:value="832" calcext:value-type="float">
            <text:p/>
          </table:table-cell>
          <table:table-cell table:formula="of:=1/[.C316]" office:value-type="float" office:value="0.00317460317460317" calcext:value-type="float">
            <text:p/>
          </table:table-cell>
          <table:table-cell table:formula="of:=[.D316]/2^[.$B$2]" office:value-type="float" office:value="0.003173828125" calcext:value-type="float">
            <text:p/>
          </table:table-cell>
          <table:table-cell table:formula="of:=ABS([.F316]-[.E316])/[.E316]*100" office:value-type="float" office:value="0.0244140624999999" calcext:value-type="float">
            <text:p/>
          </table:table-cell>
          <table:table-cell table:formula="of:=FLOOR([.$A$4]/[.C316];1)" office:value-type="float" office:value="42" calcext:value-type="float">
            <text:p/>
          </table:table-cell>
          <table:table-cell table:formula="of:=FLOOR(FLOOR([.$A$4]*[.D316];1)/2^[.$B$2];1)" office:value-type="float" office:value="42" calcext:value-type="float">
            <text:p/>
          </table:table-cell>
          <table:table-cell table:formula="of:=ABS([.H316]-[.I316])" office:value-type="float" office:value="0" calcext:value-type="float">
            <text:p/>
          </table:table-cell>
          <table:table-cell table:formula="of:=CONCATENATE(&quot;assign rom[&quot;;[.C316];&quot;] = &quot;;[.$B$2];&quot;'d&quot;;[.D316];&quot;;&quot;)" office:value-type="string" office:string-value="assign rom[315] = 18'd832;" calcext:value-type="string">
            <text:p>assign rom[315] = 18'd832;</text:p>
          </table:table-cell>
        </table:table-row>
        <table:table-row table:style-name="ro1">
          <table:table-cell table:number-columns-repeated="2"/>
          <table:table-cell table:formula="of:=[.C316]+1" office:value-type="float" office:value="316" calcext:value-type="float">
            <text:p/>
          </table:table-cell>
          <table:table-cell table:formula="of:=MIN(ROUND(2^[.$B$2]/[.C317]);2^[.$B$2]-1)" office:value-type="float" office:value="830" calcext:value-type="float">
            <text:p/>
          </table:table-cell>
          <table:table-cell table:formula="of:=1/[.C317]" office:value-type="float" office:value="0.00316455696202532" calcext:value-type="float">
            <text:p/>
          </table:table-cell>
          <table:table-cell table:formula="of:=[.D317]/2^[.$B$2]" office:value-type="float" office:value="0.00316619873046875" calcext:value-type="float">
            <text:p/>
          </table:table-cell>
          <table:table-cell table:formula="of:=ABS([.F317]-[.E317])/[.E317]*100" office:value-type="float" office:value="0.0518798828125016" calcext:value-type="float">
            <text:p/>
          </table:table-cell>
          <table:table-cell table:formula="of:=FLOOR([.$A$4]/[.C317];1)" office:value-type="float" office:value="42" calcext:value-type="float">
            <text:p/>
          </table:table-cell>
          <table:table-cell table:formula="of:=FLOOR(FLOOR([.$A$4]*[.D317];1)/2^[.$B$2];1)" office:value-type="float" office:value="42" calcext:value-type="float">
            <text:p/>
          </table:table-cell>
          <table:table-cell table:formula="of:=ABS([.H317]-[.I317])" office:value-type="float" office:value="0" calcext:value-type="float">
            <text:p/>
          </table:table-cell>
          <table:table-cell table:formula="of:=CONCATENATE(&quot;assign rom[&quot;;[.C317];&quot;] = &quot;;[.$B$2];&quot;'d&quot;;[.D317];&quot;;&quot;)" office:value-type="string" office:string-value="assign rom[316] = 18'd830;" calcext:value-type="string">
            <text:p>assign rom[316] = 18'd830;</text:p>
          </table:table-cell>
        </table:table-row>
        <table:table-row table:style-name="ro1">
          <table:table-cell table:number-columns-repeated="2"/>
          <table:table-cell table:formula="of:=[.C317]+1" office:value-type="float" office:value="317" calcext:value-type="float">
            <text:p/>
          </table:table-cell>
          <table:table-cell table:formula="of:=MIN(ROUND(2^[.$B$2]/[.C318]);2^[.$B$2]-1)" office:value-type="float" office:value="827" calcext:value-type="float">
            <text:p/>
          </table:table-cell>
          <table:table-cell table:formula="of:=1/[.C318]" office:value-type="float" office:value="0.00315457413249211" calcext:value-type="float">
            <text:p/>
          </table:table-cell>
          <table:table-cell table:formula="of:=[.D318]/2^[.$B$2]" office:value-type="float" office:value="0.00315475463867187" calcext:value-type="float">
            <text:p/>
          </table:table-cell>
          <table:table-cell table:formula="of:=ABS([.F318]-[.E318])/[.E318]*100" office:value-type="float" office:value="0.00572204589844058" calcext:value-type="float">
            <text:p/>
          </table:table-cell>
          <table:table-cell table:formula="of:=FLOOR([.$A$4]/[.C318];1)" office:value-type="float" office:value="42" calcext:value-type="float">
            <text:p/>
          </table:table-cell>
          <table:table-cell table:formula="of:=FLOOR(FLOOR([.$A$4]*[.D318];1)/2^[.$B$2];1)" office:value-type="float" office:value="42" calcext:value-type="float">
            <text:p/>
          </table:table-cell>
          <table:table-cell table:formula="of:=ABS([.H318]-[.I318])" office:value-type="float" office:value="0" calcext:value-type="float">
            <text:p/>
          </table:table-cell>
          <table:table-cell table:formula="of:=CONCATENATE(&quot;assign rom[&quot;;[.C318];&quot;] = &quot;;[.$B$2];&quot;'d&quot;;[.D318];&quot;;&quot;)" office:value-type="string" office:string-value="assign rom[317] = 18'd827;" calcext:value-type="string">
            <text:p>assign rom[317] = 18'd827;</text:p>
          </table:table-cell>
        </table:table-row>
        <table:table-row table:style-name="ro1">
          <table:table-cell table:number-columns-repeated="2"/>
          <table:table-cell table:formula="of:=[.C318]+1" office:value-type="float" office:value="318" calcext:value-type="float">
            <text:p/>
          </table:table-cell>
          <table:table-cell table:formula="of:=MIN(ROUND(2^[.$B$2]/[.C319]);2^[.$B$2]-1)" office:value-type="float" office:value="824" calcext:value-type="float">
            <text:p/>
          </table:table-cell>
          <table:table-cell table:formula="of:=1/[.C319]" office:value-type="float" office:value="0.00314465408805031" calcext:value-type="float">
            <text:p/>
          </table:table-cell>
          <table:table-cell table:formula="of:=[.D319]/2^[.$B$2]" office:value-type="float" office:value="0.003143310546875" calcext:value-type="float">
            <text:p/>
          </table:table-cell>
          <table:table-cell table:formula="of:=ABS([.F319]-[.E319])/[.E319]*100" office:value-type="float" office:value="0.0427246093750054" calcext:value-type="float">
            <text:p/>
          </table:table-cell>
          <table:table-cell table:formula="of:=FLOOR([.$A$4]/[.C319];1)" office:value-type="float" office:value="42" calcext:value-type="float">
            <text:p/>
          </table:table-cell>
          <table:table-cell table:formula="of:=FLOOR(FLOOR([.$A$4]*[.D319];1)/2^[.$B$2];1)" office:value-type="float" office:value="42" calcext:value-type="float">
            <text:p/>
          </table:table-cell>
          <table:table-cell table:formula="of:=ABS([.H319]-[.I319])" office:value-type="float" office:value="0" calcext:value-type="float">
            <text:p/>
          </table:table-cell>
          <table:table-cell table:formula="of:=CONCATENATE(&quot;assign rom[&quot;;[.C319];&quot;] = &quot;;[.$B$2];&quot;'d&quot;;[.D319];&quot;;&quot;)" office:value-type="string" office:string-value="assign rom[318] = 18'd824;" calcext:value-type="string">
            <text:p>assign rom[318] = 18'd824;</text:p>
          </table:table-cell>
        </table:table-row>
        <table:table-row table:style-name="ro1">
          <table:table-cell table:number-columns-repeated="2"/>
          <table:table-cell table:formula="of:=[.C319]+1" office:value-type="float" office:value="319" calcext:value-type="float">
            <text:p/>
          </table:table-cell>
          <table:table-cell table:formula="of:=MIN(ROUND(2^[.$B$2]/[.C320]);2^[.$B$2]-1)" office:value-type="float" office:value="822" calcext:value-type="float">
            <text:p/>
          </table:table-cell>
          <table:table-cell table:formula="of:=1/[.C320]" office:value-type="float" office:value="0.00313479623824451" calcext:value-type="float">
            <text:p/>
          </table:table-cell>
          <table:table-cell table:formula="of:=[.D320]/2^[.$B$2]" office:value-type="float" office:value="0.00313568115234375" calcext:value-type="float">
            <text:p/>
          </table:table-cell>
          <table:table-cell table:formula="of:=ABS([.F320]-[.E320])/[.E320]*100" office:value-type="float" office:value="0.0282287597656289" calcext:value-type="float">
            <text:p/>
          </table:table-cell>
          <table:table-cell table:formula="of:=FLOOR([.$A$4]/[.C320];1)" office:value-type="float" office:value="42" calcext:value-type="float">
            <text:p/>
          </table:table-cell>
          <table:table-cell table:formula="of:=FLOOR(FLOOR([.$A$4]*[.D320];1)/2^[.$B$2];1)" office:value-type="float" office:value="42" calcext:value-type="float">
            <text:p/>
          </table:table-cell>
          <table:table-cell table:formula="of:=ABS([.H320]-[.I320])" office:value-type="float" office:value="0" calcext:value-type="float">
            <text:p/>
          </table:table-cell>
          <table:table-cell table:formula="of:=CONCATENATE(&quot;assign rom[&quot;;[.C320];&quot;] = &quot;;[.$B$2];&quot;'d&quot;;[.D320];&quot;;&quot;)" office:value-type="string" office:string-value="assign rom[319] = 18'd822;" calcext:value-type="string">
            <text:p>assign rom[319] = 18'd822;</text:p>
          </table:table-cell>
        </table:table-row>
        <table:table-row table:style-name="ro1">
          <table:table-cell table:number-columns-repeated="2"/>
          <table:table-cell table:formula="of:=[.C320]+1" office:value-type="float" office:value="320" calcext:value-type="float">
            <text:p/>
          </table:table-cell>
          <table:table-cell table:formula="of:=MIN(ROUND(2^[.$B$2]/[.C321]);2^[.$B$2]-1)" office:value-type="float" office:value="819" calcext:value-type="float">
            <text:p/>
          </table:table-cell>
          <table:table-cell table:formula="of:=1/[.C321]" office:value-type="float" office:value="0.003125" calcext:value-type="float">
            <text:p/>
          </table:table-cell>
          <table:table-cell table:formula="of:=[.D321]/2^[.$B$2]" office:value-type="float" office:value="0.00312423706054687" calcext:value-type="float">
            <text:p/>
          </table:table-cell>
          <table:table-cell table:formula="of:=ABS([.F321]-[.E321])/[.E321]*100" office:value-type="float" office:value="0.0244140625000055" calcext:value-type="float">
            <text:p/>
          </table:table-cell>
          <table:table-cell table:formula="of:=FLOOR([.$A$4]/[.C321];1)" office:value-type="float" office:value="42" calcext:value-type="float">
            <text:p/>
          </table:table-cell>
          <table:table-cell table:formula="of:=FLOOR(FLOOR([.$A$4]*[.D321];1)/2^[.$B$2];1)" office:value-type="float" office:value="42" calcext:value-type="float">
            <text:p/>
          </table:table-cell>
          <table:table-cell table:formula="of:=ABS([.H321]-[.I321])" office:value-type="float" office:value="0" calcext:value-type="float">
            <text:p/>
          </table:table-cell>
          <table:table-cell table:formula="of:=CONCATENATE(&quot;assign rom[&quot;;[.C321];&quot;] = &quot;;[.$B$2];&quot;'d&quot;;[.D321];&quot;;&quot;)" office:value-type="string" office:string-value="assign rom[320] = 18'd819;" calcext:value-type="string">
            <text:p>assign rom[320] = 18'd819;</text:p>
          </table:table-cell>
        </table:table-row>
        <table:table-row table:style-name="ro1">
          <table:table-cell table:number-columns-repeated="2"/>
          <table:table-cell table:formula="of:=[.C321]+1" office:value-type="float" office:value="321" calcext:value-type="float">
            <text:p/>
          </table:table-cell>
          <table:table-cell table:formula="of:=MIN(ROUND(2^[.$B$2]/[.C322]);2^[.$B$2]-1)" office:value-type="float" office:value="817" calcext:value-type="float">
            <text:p/>
          </table:table-cell>
          <table:table-cell table:formula="of:=1/[.C322]" office:value-type="float" office:value="0.00311526479750779" calcext:value-type="float">
            <text:p/>
          </table:table-cell>
          <table:table-cell table:formula="of:=[.D322]/2^[.$B$2]" office:value-type="float" office:value="0.00311660766601562" calcext:value-type="float">
            <text:p/>
          </table:table-cell>
          <table:table-cell table:formula="of:=ABS([.F322]-[.E322])/[.E322]*100" office:value-type="float" office:value="0.0431060791015653" calcext:value-type="float">
            <text:p/>
          </table:table-cell>
          <table:table-cell table:formula="of:=FLOOR([.$A$4]/[.C322];1)" office:value-type="float" office:value="41" calcext:value-type="float">
            <text:p/>
          </table:table-cell>
          <table:table-cell table:formula="of:=FLOOR(FLOOR([.$A$4]*[.D322];1)/2^[.$B$2];1)" office:value-type="float" office:value="41" calcext:value-type="float">
            <text:p/>
          </table:table-cell>
          <table:table-cell table:formula="of:=ABS([.H322]-[.I322])" office:value-type="float" office:value="0" calcext:value-type="float">
            <text:p/>
          </table:table-cell>
          <table:table-cell table:formula="of:=CONCATENATE(&quot;assign rom[&quot;;[.C322];&quot;] = &quot;;[.$B$2];&quot;'d&quot;;[.D322];&quot;;&quot;)" office:value-type="string" office:string-value="assign rom[321] = 18'd817;" calcext:value-type="string">
            <text:p>assign rom[321] = 18'd817;</text:p>
          </table:table-cell>
        </table:table-row>
        <table:table-row table:style-name="ro1">
          <table:table-cell table:number-columns-repeated="2"/>
          <table:table-cell table:formula="of:=[.C322]+1" office:value-type="float" office:value="322" calcext:value-type="float">
            <text:p/>
          </table:table-cell>
          <table:table-cell table:formula="of:=MIN(ROUND(2^[.$B$2]/[.C323]);2^[.$B$2]-1)" office:value-type="float" office:value="814" calcext:value-type="float">
            <text:p/>
          </table:table-cell>
          <table:table-cell table:formula="of:=1/[.C323]" office:value-type="float" office:value="0.0031055900621118" calcext:value-type="float">
            <text:p/>
          </table:table-cell>
          <table:table-cell table:formula="of:=[.D323]/2^[.$B$2]" office:value-type="float" office:value="0.00310516357421875" calcext:value-type="float">
            <text:p/>
          </table:table-cell>
          <table:table-cell table:formula="of:=ABS([.F323]-[.E323])/[.E323]*100" office:value-type="float" office:value="0.0137329101562432" calcext:value-type="float">
            <text:p/>
          </table:table-cell>
          <table:table-cell table:formula="of:=FLOOR([.$A$4]/[.C323];1)" office:value-type="float" office:value="41" calcext:value-type="float">
            <text:p/>
          </table:table-cell>
          <table:table-cell table:formula="of:=FLOOR(FLOOR([.$A$4]*[.D323];1)/2^[.$B$2];1)" office:value-type="float" office:value="41" calcext:value-type="float">
            <text:p/>
          </table:table-cell>
          <table:table-cell table:formula="of:=ABS([.H323]-[.I323])" office:value-type="float" office:value="0" calcext:value-type="float">
            <text:p/>
          </table:table-cell>
          <table:table-cell table:formula="of:=CONCATENATE(&quot;assign rom[&quot;;[.C323];&quot;] = &quot;;[.$B$2];&quot;'d&quot;;[.D323];&quot;;&quot;)" office:value-type="string" office:string-value="assign rom[322] = 18'd814;" calcext:value-type="string">
            <text:p>assign rom[322] = 18'd814;</text:p>
          </table:table-cell>
        </table:table-row>
        <table:table-row table:style-name="ro1">
          <table:table-cell table:number-columns-repeated="2"/>
          <table:table-cell table:formula="of:=[.C323]+1" office:value-type="float" office:value="323" calcext:value-type="float">
            <text:p/>
          </table:table-cell>
          <table:table-cell table:formula="of:=MIN(ROUND(2^[.$B$2]/[.C324]);2^[.$B$2]-1)" office:value-type="float" office:value="812" calcext:value-type="float">
            <text:p/>
          </table:table-cell>
          <table:table-cell table:formula="of:=1/[.C324]" office:value-type="float" office:value="0.00309597523219814" calcext:value-type="float">
            <text:p/>
          </table:table-cell>
          <table:table-cell table:formula="of:=[.D324]/2^[.$B$2]" office:value-type="float" office:value="0.0030975341796875" calcext:value-type="float">
            <text:p/>
          </table:table-cell>
          <table:table-cell table:formula="of:=ABS([.F324]-[.E324])/[.E324]*100" office:value-type="float" office:value="0.050354003906244" calcext:value-type="float">
            <text:p/>
          </table:table-cell>
          <table:table-cell table:formula="of:=FLOOR([.$A$4]/[.C324];1)" office:value-type="float" office:value="41" calcext:value-type="float">
            <text:p/>
          </table:table-cell>
          <table:table-cell table:formula="of:=FLOOR(FLOOR([.$A$4]*[.D324];1)/2^[.$B$2];1)" office:value-type="float" office:value="41" calcext:value-type="float">
            <text:p/>
          </table:table-cell>
          <table:table-cell table:formula="of:=ABS([.H324]-[.I324])" office:value-type="float" office:value="0" calcext:value-type="float">
            <text:p/>
          </table:table-cell>
          <table:table-cell table:formula="of:=CONCATENATE(&quot;assign rom[&quot;;[.C324];&quot;] = &quot;;[.$B$2];&quot;'d&quot;;[.D324];&quot;;&quot;)" office:value-type="string" office:string-value="assign rom[323] = 18'd812;" calcext:value-type="string">
            <text:p>assign rom[323] = 18'd812;</text:p>
          </table:table-cell>
        </table:table-row>
        <table:table-row table:style-name="ro1">
          <table:table-cell table:number-columns-repeated="2"/>
          <table:table-cell table:formula="of:=[.C324]+1" office:value-type="float" office:value="324" calcext:value-type="float">
            <text:p/>
          </table:table-cell>
          <table:table-cell table:formula="of:=MIN(ROUND(2^[.$B$2]/[.C325]);2^[.$B$2]-1)" office:value-type="float" office:value="809" calcext:value-type="float">
            <text:p/>
          </table:table-cell>
          <table:table-cell table:formula="of:=1/[.C325]" office:value-type="float" office:value="0.00308641975308642" calcext:value-type="float">
            <text:p/>
          </table:table-cell>
          <table:table-cell table:formula="of:=[.D325]/2^[.$B$2]" office:value-type="float" office:value="0.00308609008789062" calcext:value-type="float">
            <text:p/>
          </table:table-cell>
          <table:table-cell table:formula="of:=ABS([.F325]-[.E325])/[.E325]*100" office:value-type="float" office:value="0.0106811523437444" calcext:value-type="float">
            <text:p/>
          </table:table-cell>
          <table:table-cell table:formula="of:=FLOOR([.$A$4]/[.C325];1)" office:value-type="float" office:value="41" calcext:value-type="float">
            <text:p/>
          </table:table-cell>
          <table:table-cell table:formula="of:=FLOOR(FLOOR([.$A$4]*[.D325];1)/2^[.$B$2];1)" office:value-type="float" office:value="41" calcext:value-type="float">
            <text:p/>
          </table:table-cell>
          <table:table-cell table:formula="of:=ABS([.H325]-[.I325])" office:value-type="float" office:value="0" calcext:value-type="float">
            <text:p/>
          </table:table-cell>
          <table:table-cell table:formula="of:=CONCATENATE(&quot;assign rom[&quot;;[.C325];&quot;] = &quot;;[.$B$2];&quot;'d&quot;;[.D325];&quot;;&quot;)" office:value-type="string" office:string-value="assign rom[324] = 18'd809;" calcext:value-type="string">
            <text:p>assign rom[324] = 18'd809;</text:p>
          </table:table-cell>
        </table:table-row>
        <table:table-row table:style-name="ro1">
          <table:table-cell table:number-columns-repeated="2"/>
          <table:table-cell table:formula="of:=[.C325]+1" office:value-type="float" office:value="325" calcext:value-type="float">
            <text:p/>
          </table:table-cell>
          <table:table-cell table:formula="of:=MIN(ROUND(2^[.$B$2]/[.C326]);2^[.$B$2]-1)" office:value-type="float" office:value="807" calcext:value-type="float">
            <text:p/>
          </table:table-cell>
          <table:table-cell table:formula="of:=1/[.C326]" office:value-type="float" office:value="0.00307692307692308" calcext:value-type="float">
            <text:p/>
          </table:table-cell>
          <table:table-cell table:formula="of:=[.D326]/2^[.$B$2]" office:value-type="float" office:value="0.00307846069335937" calcext:value-type="float">
            <text:p/>
          </table:table-cell>
          <table:table-cell table:formula="of:=ABS([.F326]-[.E326])/[.E326]*100" office:value-type="float" office:value="0.0499725341796876" calcext:value-type="float">
            <text:p/>
          </table:table-cell>
          <table:table-cell table:formula="of:=FLOOR([.$A$4]/[.C326];1)" office:value-type="float" office:value="41" calcext:value-type="float">
            <text:p/>
          </table:table-cell>
          <table:table-cell table:formula="of:=FLOOR(FLOOR([.$A$4]*[.D326];1)/2^[.$B$2];1)" office:value-type="float" office:value="41" calcext:value-type="float">
            <text:p/>
          </table:table-cell>
          <table:table-cell table:formula="of:=ABS([.H326]-[.I326])" office:value-type="float" office:value="0" calcext:value-type="float">
            <text:p/>
          </table:table-cell>
          <table:table-cell table:formula="of:=CONCATENATE(&quot;assign rom[&quot;;[.C326];&quot;] = &quot;;[.$B$2];&quot;'d&quot;;[.D326];&quot;;&quot;)" office:value-type="string" office:string-value="assign rom[325] = 18'd807;" calcext:value-type="string">
            <text:p>assign rom[325] = 18'd807;</text:p>
          </table:table-cell>
        </table:table-row>
        <table:table-row table:style-name="ro1">
          <table:table-cell table:number-columns-repeated="2"/>
          <table:table-cell table:formula="of:=[.C326]+1" office:value-type="float" office:value="326" calcext:value-type="float">
            <text:p/>
          </table:table-cell>
          <table:table-cell table:formula="of:=MIN(ROUND(2^[.$B$2]/[.C327]);2^[.$B$2]-1)" office:value-type="float" office:value="804" calcext:value-type="float">
            <text:p/>
          </table:table-cell>
          <table:table-cell table:formula="of:=1/[.C327]" office:value-type="float" office:value="0.00306748466257669" calcext:value-type="float">
            <text:p/>
          </table:table-cell>
          <table:table-cell table:formula="of:=[.D327]/2^[.$B$2]" office:value-type="float" office:value="0.0030670166015625" calcext:value-type="float">
            <text:p/>
          </table:table-cell>
          <table:table-cell table:formula="of:=ABS([.F327]-[.E327])/[.E327]*100" office:value-type="float" office:value="0.0152587890625023" calcext:value-type="float">
            <text:p/>
          </table:table-cell>
          <table:table-cell table:formula="of:=FLOOR([.$A$4]/[.C327];1)" office:value-type="float" office:value="41" calcext:value-type="float">
            <text:p/>
          </table:table-cell>
          <table:table-cell table:formula="of:=FLOOR(FLOOR([.$A$4]*[.D327];1)/2^[.$B$2];1)" office:value-type="float" office:value="41" calcext:value-type="float">
            <text:p/>
          </table:table-cell>
          <table:table-cell table:formula="of:=ABS([.H327]-[.I327])" office:value-type="float" office:value="0" calcext:value-type="float">
            <text:p/>
          </table:table-cell>
          <table:table-cell table:formula="of:=CONCATENATE(&quot;assign rom[&quot;;[.C327];&quot;] = &quot;;[.$B$2];&quot;'d&quot;;[.D327];&quot;;&quot;)" office:value-type="string" office:string-value="assign rom[326] = 18'd804;" calcext:value-type="string">
            <text:p>assign rom[326] = 18'd804;</text:p>
          </table:table-cell>
        </table:table-row>
        <table:table-row table:style-name="ro1">
          <table:table-cell table:number-columns-repeated="2"/>
          <table:table-cell table:formula="of:=[.C327]+1" office:value-type="float" office:value="327" calcext:value-type="float">
            <text:p/>
          </table:table-cell>
          <table:table-cell table:formula="of:=MIN(ROUND(2^[.$B$2]/[.C328]);2^[.$B$2]-1)" office:value-type="float" office:value="802" calcext:value-type="float">
            <text:p/>
          </table:table-cell>
          <table:table-cell table:formula="of:=1/[.C328]" office:value-type="float" office:value="0.00305810397553517" calcext:value-type="float">
            <text:p/>
          </table:table-cell>
          <table:table-cell table:formula="of:=[.D328]/2^[.$B$2]" office:value-type="float" office:value="0.00305938720703125" calcext:value-type="float">
            <text:p/>
          </table:table-cell>
          <table:table-cell table:formula="of:=ABS([.F328]-[.E328])/[.E328]*100" office:value-type="float" office:value="0.0419616699218742" calcext:value-type="float">
            <text:p/>
          </table:table-cell>
          <table:table-cell table:formula="of:=FLOOR([.$A$4]/[.C328];1)" office:value-type="float" office:value="41" calcext:value-type="float">
            <text:p/>
          </table:table-cell>
          <table:table-cell table:formula="of:=FLOOR(FLOOR([.$A$4]*[.D328];1)/2^[.$B$2];1)" office:value-type="float" office:value="41" calcext:value-type="float">
            <text:p/>
          </table:table-cell>
          <table:table-cell table:formula="of:=ABS([.H328]-[.I328])" office:value-type="float" office:value="0" calcext:value-type="float">
            <text:p/>
          </table:table-cell>
          <table:table-cell table:formula="of:=CONCATENATE(&quot;assign rom[&quot;;[.C328];&quot;] = &quot;;[.$B$2];&quot;'d&quot;;[.D328];&quot;;&quot;)" office:value-type="string" office:string-value="assign rom[327] = 18'd802;" calcext:value-type="string">
            <text:p>assign rom[327] = 18'd802;</text:p>
          </table:table-cell>
        </table:table-row>
        <table:table-row table:style-name="ro1">
          <table:table-cell table:number-columns-repeated="2"/>
          <table:table-cell table:formula="of:=[.C328]+1" office:value-type="float" office:value="328" calcext:value-type="float">
            <text:p/>
          </table:table-cell>
          <table:table-cell table:formula="of:=MIN(ROUND(2^[.$B$2]/[.C329]);2^[.$B$2]-1)" office:value-type="float" office:value="799" calcext:value-type="float">
            <text:p/>
          </table:table-cell>
          <table:table-cell table:formula="of:=1/[.C329]" office:value-type="float" office:value="0.00304878048780488" calcext:value-type="float">
            <text:p/>
          </table:table-cell>
          <table:table-cell table:formula="of:=[.D329]/2^[.$B$2]" office:value-type="float" office:value="0.00304794311523437" calcext:value-type="float">
            <text:p/>
          </table:table-cell>
          <table:table-cell table:formula="of:=ABS([.F329]-[.E329])/[.E329]*100" office:value-type="float" office:value="0.0274658203125035" calcext:value-type="float">
            <text:p/>
          </table:table-cell>
          <table:table-cell table:formula="of:=FLOOR([.$A$4]/[.C329];1)" office:value-type="float" office:value="41" calcext:value-type="float">
            <text:p/>
          </table:table-cell>
          <table:table-cell table:formula="of:=FLOOR(FLOOR([.$A$4]*[.D329];1)/2^[.$B$2];1)" office:value-type="float" office:value="41" calcext:value-type="float">
            <text:p/>
          </table:table-cell>
          <table:table-cell table:formula="of:=ABS([.H329]-[.I329])" office:value-type="float" office:value="0" calcext:value-type="float">
            <text:p/>
          </table:table-cell>
          <table:table-cell table:formula="of:=CONCATENATE(&quot;assign rom[&quot;;[.C329];&quot;] = &quot;;[.$B$2];&quot;'d&quot;;[.D329];&quot;;&quot;)" office:value-type="string" office:string-value="assign rom[328] = 18'd799;" calcext:value-type="string">
            <text:p>assign rom[328] = 18'd799;</text:p>
          </table:table-cell>
        </table:table-row>
        <table:table-row table:style-name="ro1">
          <table:table-cell table:number-columns-repeated="2"/>
          <table:table-cell table:formula="of:=[.C329]+1" office:value-type="float" office:value="329" calcext:value-type="float">
            <text:p/>
          </table:table-cell>
          <table:table-cell table:formula="of:=MIN(ROUND(2^[.$B$2]/[.C330]);2^[.$B$2]-1)" office:value-type="float" office:value="797" calcext:value-type="float">
            <text:p/>
          </table:table-cell>
          <table:table-cell table:formula="of:=1/[.C330]" office:value-type="float" office:value="0.00303951367781155" calcext:value-type="float">
            <text:p/>
          </table:table-cell>
          <table:table-cell table:formula="of:=[.D330]/2^[.$B$2]" office:value-type="float" office:value="0.00304031372070312" calcext:value-type="float">
            <text:p/>
          </table:table-cell>
          <table:table-cell table:formula="of:=ABS([.F330]-[.E330])/[.E330]*100" office:value-type="float" office:value="0.0263214111328129" calcext:value-type="float">
            <text:p/>
          </table:table-cell>
          <table:table-cell table:formula="of:=FLOOR([.$A$4]/[.C330];1)" office:value-type="float" office:value="40" calcext:value-type="float">
            <text:p/>
          </table:table-cell>
          <table:table-cell table:formula="of:=FLOOR(FLOOR([.$A$4]*[.D330];1)/2^[.$B$2];1)" office:value-type="float" office:value="40" calcext:value-type="float">
            <text:p/>
          </table:table-cell>
          <table:table-cell table:formula="of:=ABS([.H330]-[.I330])" office:value-type="float" office:value="0" calcext:value-type="float">
            <text:p/>
          </table:table-cell>
          <table:table-cell table:formula="of:=CONCATENATE(&quot;assign rom[&quot;;[.C330];&quot;] = &quot;;[.$B$2];&quot;'d&quot;;[.D330];&quot;;&quot;)" office:value-type="string" office:string-value="assign rom[329] = 18'd797;" calcext:value-type="string">
            <text:p>assign rom[329] = 18'd797;</text:p>
          </table:table-cell>
        </table:table-row>
        <table:table-row table:style-name="ro1">
          <table:table-cell table:number-columns-repeated="2"/>
          <table:table-cell table:formula="of:=[.C330]+1" office:value-type="float" office:value="330" calcext:value-type="float">
            <text:p/>
          </table:table-cell>
          <table:table-cell table:formula="of:=MIN(ROUND(2^[.$B$2]/[.C331]);2^[.$B$2]-1)" office:value-type="float" office:value="794" calcext:value-type="float">
            <text:p/>
          </table:table-cell>
          <table:table-cell table:formula="of:=1/[.C331]" office:value-type="float" office:value="0.00303030303030303" calcext:value-type="float">
            <text:p/>
          </table:table-cell>
          <table:table-cell table:formula="of:=[.D331]/2^[.$B$2]" office:value-type="float" office:value="0.00302886962890625" calcext:value-type="float">
            <text:p/>
          </table:table-cell>
          <table:table-cell table:formula="of:=ABS([.F331]-[.E331])/[.E331]*100" office:value-type="float" office:value="0.0473022460937499" calcext:value-type="float">
            <text:p/>
          </table:table-cell>
          <table:table-cell table:formula="of:=FLOOR([.$A$4]/[.C331];1)" office:value-type="float" office:value="40" calcext:value-type="float">
            <text:p/>
          </table:table-cell>
          <table:table-cell table:formula="of:=FLOOR(FLOOR([.$A$4]*[.D331];1)/2^[.$B$2];1)" office:value-type="float" office:value="40" calcext:value-type="float">
            <text:p/>
          </table:table-cell>
          <table:table-cell table:formula="of:=ABS([.H331]-[.I331])" office:value-type="float" office:value="0" calcext:value-type="float">
            <text:p/>
          </table:table-cell>
          <table:table-cell table:formula="of:=CONCATENATE(&quot;assign rom[&quot;;[.C331];&quot;] = &quot;;[.$B$2];&quot;'d&quot;;[.D331];&quot;;&quot;)" office:value-type="string" office:string-value="assign rom[330] = 18'd794;" calcext:value-type="string">
            <text:p>assign rom[330] = 18'd794;</text:p>
          </table:table-cell>
        </table:table-row>
        <table:table-row table:style-name="ro1">
          <table:table-cell table:number-columns-repeated="2"/>
          <table:table-cell table:formula="of:=[.C331]+1" office:value-type="float" office:value="331" calcext:value-type="float">
            <text:p/>
          </table:table-cell>
          <table:table-cell table:formula="of:=MIN(ROUND(2^[.$B$2]/[.C332]);2^[.$B$2]-1)" office:value-type="float" office:value="792" calcext:value-type="float">
            <text:p/>
          </table:table-cell>
          <table:table-cell table:formula="of:=1/[.C332]" office:value-type="float" office:value="0.00302114803625378" calcext:value-type="float">
            <text:p/>
          </table:table-cell>
          <table:table-cell table:formula="of:=[.D332]/2^[.$B$2]" office:value-type="float" office:value="0.003021240234375" calcext:value-type="float">
            <text:p/>
          </table:table-cell>
          <table:table-cell table:formula="of:=ABS([.F332]-[.E332])/[.E332]*100" office:value-type="float" office:value="0.00305175781250009" calcext:value-type="float">
            <text:p/>
          </table:table-cell>
          <table:table-cell table:formula="of:=FLOOR([.$A$4]/[.C332];1)" office:value-type="float" office:value="40" calcext:value-type="float">
            <text:p/>
          </table:table-cell>
          <table:table-cell table:formula="of:=FLOOR(FLOOR([.$A$4]*[.D332];1)/2^[.$B$2];1)" office:value-type="float" office:value="40" calcext:value-type="float">
            <text:p/>
          </table:table-cell>
          <table:table-cell table:formula="of:=ABS([.H332]-[.I332])" office:value-type="float" office:value="0" calcext:value-type="float">
            <text:p/>
          </table:table-cell>
          <table:table-cell table:formula="of:=CONCATENATE(&quot;assign rom[&quot;;[.C332];&quot;] = &quot;;[.$B$2];&quot;'d&quot;;[.D332];&quot;;&quot;)" office:value-type="string" office:string-value="assign rom[331] = 18'd792;" calcext:value-type="string">
            <text:p>assign rom[331] = 18'd792;</text:p>
          </table:table-cell>
        </table:table-row>
        <table:table-row table:style-name="ro1">
          <table:table-cell table:number-columns-repeated="2"/>
          <table:table-cell table:formula="of:=[.C332]+1" office:value-type="float" office:value="332" calcext:value-type="float">
            <text:p/>
          </table:table-cell>
          <table:table-cell table:formula="of:=MIN(ROUND(2^[.$B$2]/[.C333]);2^[.$B$2]-1)" office:value-type="float" office:value="790" calcext:value-type="float">
            <text:p/>
          </table:table-cell>
          <table:table-cell table:formula="of:=1/[.C333]" office:value-type="float" office:value="0.00301204819277108" calcext:value-type="float">
            <text:p/>
          </table:table-cell>
          <table:table-cell table:formula="of:=[.D333]/2^[.$B$2]" office:value-type="float" office:value="0.00301361083984375" calcext:value-type="float">
            <text:p/>
          </table:table-cell>
          <table:table-cell table:formula="of:=ABS([.F333]-[.E333])/[.E333]*100" office:value-type="float" office:value="0.0518798828124948" calcext:value-type="float">
            <text:p/>
          </table:table-cell>
          <table:table-cell table:formula="of:=FLOOR([.$A$4]/[.C333];1)" office:value-type="float" office:value="40" calcext:value-type="float">
            <text:p/>
          </table:table-cell>
          <table:table-cell table:formula="of:=FLOOR(FLOOR([.$A$4]*[.D333];1)/2^[.$B$2];1)" office:value-type="float" office:value="40" calcext:value-type="float">
            <text:p/>
          </table:table-cell>
          <table:table-cell table:formula="of:=ABS([.H333]-[.I333])" office:value-type="float" office:value="0" calcext:value-type="float">
            <text:p/>
          </table:table-cell>
          <table:table-cell table:formula="of:=CONCATENATE(&quot;assign rom[&quot;;[.C333];&quot;] = &quot;;[.$B$2];&quot;'d&quot;;[.D333];&quot;;&quot;)" office:value-type="string" office:string-value="assign rom[332] = 18'd790;" calcext:value-type="string">
            <text:p>assign rom[332] = 18'd790;</text:p>
          </table:table-cell>
        </table:table-row>
        <table:table-row table:style-name="ro1">
          <table:table-cell table:number-columns-repeated="2"/>
          <table:table-cell table:formula="of:=[.C333]+1" office:value-type="float" office:value="333" calcext:value-type="float">
            <text:p/>
          </table:table-cell>
          <table:table-cell table:formula="of:=MIN(ROUND(2^[.$B$2]/[.C334]);2^[.$B$2]-1)" office:value-type="float" office:value="787" calcext:value-type="float">
            <text:p/>
          </table:table-cell>
          <table:table-cell table:formula="of:=1/[.C334]" office:value-type="float" office:value="0.003003003003003" calcext:value-type="float">
            <text:p/>
          </table:table-cell>
          <table:table-cell table:formula="of:=[.D334]/2^[.$B$2]" office:value-type="float" office:value="0.00300216674804687" calcext:value-type="float">
            <text:p/>
          </table:table-cell>
          <table:table-cell table:formula="of:=ABS([.F334]-[.E334])/[.E334]*100" office:value-type="float" office:value="0.0278472900390616" calcext:value-type="float">
            <text:p/>
          </table:table-cell>
          <table:table-cell table:formula="of:=FLOOR([.$A$4]/[.C334];1)" office:value-type="float" office:value="40" calcext:value-type="float">
            <text:p/>
          </table:table-cell>
          <table:table-cell table:formula="of:=FLOOR(FLOOR([.$A$4]*[.D334];1)/2^[.$B$2];1)" office:value-type="float" office:value="40" calcext:value-type="float">
            <text:p/>
          </table:table-cell>
          <table:table-cell table:formula="of:=ABS([.H334]-[.I334])" office:value-type="float" office:value="0" calcext:value-type="float">
            <text:p/>
          </table:table-cell>
          <table:table-cell table:formula="of:=CONCATENATE(&quot;assign rom[&quot;;[.C334];&quot;] = &quot;;[.$B$2];&quot;'d&quot;;[.D334];&quot;;&quot;)" office:value-type="string" office:string-value="assign rom[333] = 18'd787;" calcext:value-type="string">
            <text:p>assign rom[333] = 18'd787;</text:p>
          </table:table-cell>
        </table:table-row>
        <table:table-row table:style-name="ro1">
          <table:table-cell table:number-columns-repeated="2"/>
          <table:table-cell table:formula="of:=[.C334]+1" office:value-type="float" office:value="334" calcext:value-type="float">
            <text:p/>
          </table:table-cell>
          <table:table-cell table:formula="of:=MIN(ROUND(2^[.$B$2]/[.C335]);2^[.$B$2]-1)" office:value-type="float" office:value="785" calcext:value-type="float">
            <text:p/>
          </table:table-cell>
          <table:table-cell table:formula="of:=1/[.C335]" office:value-type="float" office:value="0.0029940119760479" calcext:value-type="float">
            <text:p/>
          </table:table-cell>
          <table:table-cell table:formula="of:=[.D335]/2^[.$B$2]" office:value-type="float" office:value="0.00299453735351562" calcext:value-type="float">
            <text:p/>
          </table:table-cell>
          <table:table-cell table:formula="of:=ABS([.F335]-[.E335])/[.E335]*100" office:value-type="float" office:value="0.0175476074218689" calcext:value-type="float">
            <text:p/>
          </table:table-cell>
          <table:table-cell table:formula="of:=FLOOR([.$A$4]/[.C335];1)" office:value-type="float" office:value="40" calcext:value-type="float">
            <text:p/>
          </table:table-cell>
          <table:table-cell table:formula="of:=FLOOR(FLOOR([.$A$4]*[.D335];1)/2^[.$B$2];1)" office:value-type="float" office:value="40" calcext:value-type="float">
            <text:p/>
          </table:table-cell>
          <table:table-cell table:formula="of:=ABS([.H335]-[.I335])" office:value-type="float" office:value="0" calcext:value-type="float">
            <text:p/>
          </table:table-cell>
          <table:table-cell table:formula="of:=CONCATENATE(&quot;assign rom[&quot;;[.C335];&quot;] = &quot;;[.$B$2];&quot;'d&quot;;[.D335];&quot;;&quot;)" office:value-type="string" office:string-value="assign rom[334] = 18'd785;" calcext:value-type="string">
            <text:p>assign rom[334] = 18'd785;</text:p>
          </table:table-cell>
        </table:table-row>
        <table:table-row table:style-name="ro1">
          <table:table-cell table:number-columns-repeated="2"/>
          <table:table-cell table:formula="of:=[.C335]+1" office:value-type="float" office:value="335" calcext:value-type="float">
            <text:p/>
          </table:table-cell>
          <table:table-cell table:formula="of:=MIN(ROUND(2^[.$B$2]/[.C336]);2^[.$B$2]-1)" office:value-type="float" office:value="783" calcext:value-type="float">
            <text:p/>
          </table:table-cell>
          <table:table-cell table:formula="of:=1/[.C336]" office:value-type="float" office:value="0.00298507462686567" calcext:value-type="float">
            <text:p/>
          </table:table-cell>
          <table:table-cell table:formula="of:=[.D336]/2^[.$B$2]" office:value-type="float" office:value="0.00298690795898437" calcext:value-type="float">
            <text:p/>
          </table:table-cell>
          <table:table-cell table:formula="of:=ABS([.F336]-[.E336])/[.E336]*100" office:value-type="float" office:value="0.0614166259765615" calcext:value-type="float">
            <text:p/>
          </table:table-cell>
          <table:table-cell table:formula="of:=FLOOR([.$A$4]/[.C336];1)" office:value-type="float" office:value="40" calcext:value-type="float">
            <text:p/>
          </table:table-cell>
          <table:table-cell table:formula="of:=FLOOR(FLOOR([.$A$4]*[.D336];1)/2^[.$B$2];1)" office:value-type="float" office:value="40" calcext:value-type="float">
            <text:p/>
          </table:table-cell>
          <table:table-cell table:formula="of:=ABS([.H336]-[.I336])" office:value-type="float" office:value="0" calcext:value-type="float">
            <text:p/>
          </table:table-cell>
          <table:table-cell table:formula="of:=CONCATENATE(&quot;assign rom[&quot;;[.C336];&quot;] = &quot;;[.$B$2];&quot;'d&quot;;[.D336];&quot;;&quot;)" office:value-type="string" office:string-value="assign rom[335] = 18'd783;" calcext:value-type="string">
            <text:p>assign rom[335] = 18'd783;</text:p>
          </table:table-cell>
        </table:table-row>
        <table:table-row table:style-name="ro1">
          <table:table-cell table:number-columns-repeated="2"/>
          <table:table-cell table:formula="of:=[.C336]+1" office:value-type="float" office:value="336" calcext:value-type="float">
            <text:p/>
          </table:table-cell>
          <table:table-cell table:formula="of:=MIN(ROUND(2^[.$B$2]/[.C337]);2^[.$B$2]-1)" office:value-type="float" office:value="780" calcext:value-type="float">
            <text:p/>
          </table:table-cell>
          <table:table-cell table:formula="of:=1/[.C337]" office:value-type="float" office:value="0.00297619047619048" calcext:value-type="float">
            <text:p/>
          </table:table-cell>
          <table:table-cell table:formula="of:=[.D337]/2^[.$B$2]" office:value-type="float" office:value="0.0029754638671875" calcext:value-type="float">
            <text:p/>
          </table:table-cell>
          <table:table-cell table:formula="of:=ABS([.F337]-[.E337])/[.E337]*100" office:value-type="float" office:value="0.0244140624999944" calcext:value-type="float">
            <text:p/>
          </table:table-cell>
          <table:table-cell table:formula="of:=FLOOR([.$A$4]/[.C337];1)" office:value-type="float" office:value="40" calcext:value-type="float">
            <text:p/>
          </table:table-cell>
          <table:table-cell table:formula="of:=FLOOR(FLOOR([.$A$4]*[.D337];1)/2^[.$B$2];1)" office:value-type="float" office:value="40" calcext:value-type="float">
            <text:p/>
          </table:table-cell>
          <table:table-cell table:formula="of:=ABS([.H337]-[.I337])" office:value-type="float" office:value="0" calcext:value-type="float">
            <text:p/>
          </table:table-cell>
          <table:table-cell table:formula="of:=CONCATENATE(&quot;assign rom[&quot;;[.C337];&quot;] = &quot;;[.$B$2];&quot;'d&quot;;[.D337];&quot;;&quot;)" office:value-type="string" office:string-value="assign rom[336] = 18'd780;" calcext:value-type="string">
            <text:p>assign rom[336] = 18'd780;</text:p>
          </table:table-cell>
        </table:table-row>
        <table:table-row table:style-name="ro1">
          <table:table-cell table:number-columns-repeated="2"/>
          <table:table-cell table:formula="of:=[.C337]+1" office:value-type="float" office:value="337" calcext:value-type="float">
            <text:p/>
          </table:table-cell>
          <table:table-cell table:formula="of:=MIN(ROUND(2^[.$B$2]/[.C338]);2^[.$B$2]-1)" office:value-type="float" office:value="778" calcext:value-type="float">
            <text:p/>
          </table:table-cell>
          <table:table-cell table:formula="of:=1/[.C338]" office:value-type="float" office:value="0.0029673590504451" calcext:value-type="float">
            <text:p/>
          </table:table-cell>
          <table:table-cell table:formula="of:=[.D338]/2^[.$B$2]" office:value-type="float" office:value="0.00296783447265625" calcext:value-type="float">
            <text:p/>
          </table:table-cell>
          <table:table-cell table:formula="of:=ABS([.F338]-[.E338])/[.E338]*100" office:value-type="float" office:value="0.0160217285156214" calcext:value-type="float">
            <text:p/>
          </table:table-cell>
          <table:table-cell table:formula="of:=FLOOR([.$A$4]/[.C338];1)" office:value-type="float" office:value="39" calcext:value-type="float">
            <text:p/>
          </table:table-cell>
          <table:table-cell table:formula="of:=FLOOR(FLOOR([.$A$4]*[.D338];1)/2^[.$B$2];1)" office:value-type="float" office:value="39" calcext:value-type="float">
            <text:p/>
          </table:table-cell>
          <table:table-cell table:formula="of:=ABS([.H338]-[.I338])" office:value-type="float" office:value="0" calcext:value-type="float">
            <text:p/>
          </table:table-cell>
          <table:table-cell table:formula="of:=CONCATENATE(&quot;assign rom[&quot;;[.C338];&quot;] = &quot;;[.$B$2];&quot;'d&quot;;[.D338];&quot;;&quot;)" office:value-type="string" office:string-value="assign rom[337] = 18'd778;" calcext:value-type="string">
            <text:p>assign rom[337] = 18'd778;</text:p>
          </table:table-cell>
        </table:table-row>
        <table:table-row table:style-name="ro1">
          <table:table-cell table:number-columns-repeated="2"/>
          <table:table-cell table:formula="of:=[.C338]+1" office:value-type="float" office:value="338" calcext:value-type="float">
            <text:p/>
          </table:table-cell>
          <table:table-cell table:formula="of:=MIN(ROUND(2^[.$B$2]/[.C339]);2^[.$B$2]-1)" office:value-type="float" office:value="776" calcext:value-type="float">
            <text:p/>
          </table:table-cell>
          <table:table-cell table:formula="of:=1/[.C339]" office:value-type="float" office:value="0.0029585798816568" calcext:value-type="float">
            <text:p/>
          </table:table-cell>
          <table:table-cell table:formula="of:=[.D339]/2^[.$B$2]" office:value-type="float" office:value="0.002960205078125" calcext:value-type="float">
            <text:p/>
          </table:table-cell>
          <table:table-cell table:formula="of:=ABS([.F339]-[.E339])/[.E339]*100" office:value-type="float" office:value="0.0549316406250023" calcext:value-type="float">
            <text:p/>
          </table:table-cell>
          <table:table-cell table:formula="of:=FLOOR([.$A$4]/[.C339];1)" office:value-type="float" office:value="39" calcext:value-type="float">
            <text:p/>
          </table:table-cell>
          <table:table-cell table:formula="of:=FLOOR(FLOOR([.$A$4]*[.D339];1)/2^[.$B$2];1)" office:value-type="float" office:value="39" calcext:value-type="float">
            <text:p/>
          </table:table-cell>
          <table:table-cell table:formula="of:=ABS([.H339]-[.I339])" office:value-type="float" office:value="0" calcext:value-type="float">
            <text:p/>
          </table:table-cell>
          <table:table-cell table:formula="of:=CONCATENATE(&quot;assign rom[&quot;;[.C339];&quot;] = &quot;;[.$B$2];&quot;'d&quot;;[.D339];&quot;;&quot;)" office:value-type="string" office:string-value="assign rom[338] = 18'd776;" calcext:value-type="string">
            <text:p>assign rom[338] = 18'd776;</text:p>
          </table:table-cell>
        </table:table-row>
        <table:table-row table:style-name="ro1">
          <table:table-cell table:number-columns-repeated="2"/>
          <table:table-cell table:formula="of:=[.C339]+1" office:value-type="float" office:value="339" calcext:value-type="float">
            <text:p/>
          </table:table-cell>
          <table:table-cell table:formula="of:=MIN(ROUND(2^[.$B$2]/[.C340]);2^[.$B$2]-1)" office:value-type="float" office:value="773" calcext:value-type="float">
            <text:p/>
          </table:table-cell>
          <table:table-cell table:formula="of:=1/[.C340]" office:value-type="float" office:value="0.00294985250737463" calcext:value-type="float">
            <text:p/>
          </table:table-cell>
          <table:table-cell table:formula="of:=[.D340]/2^[.$B$2]" office:value-type="float" office:value="0.00294876098632812" calcext:value-type="float">
            <text:p/>
          </table:table-cell>
          <table:table-cell table:formula="of:=ABS([.F340]-[.E340])/[.E340]*100" office:value-type="float" office:value="0.0370025634765611" calcext:value-type="float">
            <text:p/>
          </table:table-cell>
          <table:table-cell table:formula="of:=FLOOR([.$A$4]/[.C340];1)" office:value-type="float" office:value="39" calcext:value-type="float">
            <text:p/>
          </table:table-cell>
          <table:table-cell table:formula="of:=FLOOR(FLOOR([.$A$4]*[.D340];1)/2^[.$B$2];1)" office:value-type="float" office:value="39" calcext:value-type="float">
            <text:p/>
          </table:table-cell>
          <table:table-cell table:formula="of:=ABS([.H340]-[.I340])" office:value-type="float" office:value="0" calcext:value-type="float">
            <text:p/>
          </table:table-cell>
          <table:table-cell table:formula="of:=CONCATENATE(&quot;assign rom[&quot;;[.C340];&quot;] = &quot;;[.$B$2];&quot;'d&quot;;[.D340];&quot;;&quot;)" office:value-type="string" office:string-value="assign rom[339] = 18'd773;" calcext:value-type="string">
            <text:p>assign rom[339] = 18'd773;</text:p>
          </table:table-cell>
        </table:table-row>
        <table:table-row table:style-name="ro1">
          <table:table-cell table:number-columns-repeated="2"/>
          <table:table-cell table:formula="of:=[.C340]+1" office:value-type="float" office:value="340" calcext:value-type="float">
            <text:p/>
          </table:table-cell>
          <table:table-cell table:formula="of:=MIN(ROUND(2^[.$B$2]/[.C341]);2^[.$B$2]-1)" office:value-type="float" office:value="771" calcext:value-type="float">
            <text:p/>
          </table:table-cell>
          <table:table-cell table:formula="of:=1/[.C341]" office:value-type="float" office:value="0.00294117647058823" calcext:value-type="float">
            <text:p/>
          </table:table-cell>
          <table:table-cell table:formula="of:=[.D341]/2^[.$B$2]" office:value-type="float" office:value="0.00294113159179687" calcext:value-type="float">
            <text:p/>
          </table:table-cell>
          <table:table-cell table:formula="of:=ABS([.F341]-[.E341])/[.E341]*100" office:value-type="float" office:value="0.00152587890624861" calcext:value-type="float">
            <text:p/>
          </table:table-cell>
          <table:table-cell table:formula="of:=FLOOR([.$A$4]/[.C341];1)" office:value-type="float" office:value="39" calcext:value-type="float">
            <text:p/>
          </table:table-cell>
          <table:table-cell table:formula="of:=FLOOR(FLOOR([.$A$4]*[.D341];1)/2^[.$B$2];1)" office:value-type="float" office:value="39" calcext:value-type="float">
            <text:p/>
          </table:table-cell>
          <table:table-cell table:formula="of:=ABS([.H341]-[.I341])" office:value-type="float" office:value="0" calcext:value-type="float">
            <text:p/>
          </table:table-cell>
          <table:table-cell table:formula="of:=CONCATENATE(&quot;assign rom[&quot;;[.C341];&quot;] = &quot;;[.$B$2];&quot;'d&quot;;[.D341];&quot;;&quot;)" office:value-type="string" office:string-value="assign rom[340] = 18'd771;" calcext:value-type="string">
            <text:p>assign rom[340] = 18'd771;</text:p>
          </table:table-cell>
        </table:table-row>
        <table:table-row table:style-name="ro1">
          <table:table-cell table:number-columns-repeated="2"/>
          <table:table-cell table:formula="of:=[.C341]+1" office:value-type="float" office:value="341" calcext:value-type="float">
            <text:p/>
          </table:table-cell>
          <table:table-cell table:formula="of:=MIN(ROUND(2^[.$B$2]/[.C342]);2^[.$B$2]-1)" office:value-type="float" office:value="769" calcext:value-type="float">
            <text:p/>
          </table:table-cell>
          <table:table-cell table:formula="of:=1/[.C342]" office:value-type="float" office:value="0.00293255131964809" calcext:value-type="float">
            <text:p/>
          </table:table-cell>
          <table:table-cell table:formula="of:=[.D342]/2^[.$B$2]" office:value-type="float" office:value="0.00293350219726562" calcext:value-type="float">
            <text:p/>
          </table:table-cell>
          <table:table-cell table:formula="of:=ABS([.F342]-[.E342])/[.E342]*100" office:value-type="float" office:value="0.0324249267578126" calcext:value-type="float">
            <text:p/>
          </table:table-cell>
          <table:table-cell table:formula="of:=FLOOR([.$A$4]/[.C342];1)" office:value-type="float" office:value="39" calcext:value-type="float">
            <text:p/>
          </table:table-cell>
          <table:table-cell table:formula="of:=FLOOR(FLOOR([.$A$4]*[.D342];1)/2^[.$B$2];1)" office:value-type="float" office:value="39" calcext:value-type="float">
            <text:p/>
          </table:table-cell>
          <table:table-cell table:formula="of:=ABS([.H342]-[.I342])" office:value-type="float" office:value="0" calcext:value-type="float">
            <text:p/>
          </table:table-cell>
          <table:table-cell table:formula="of:=CONCATENATE(&quot;assign rom[&quot;;[.C342];&quot;] = &quot;;[.$B$2];&quot;'d&quot;;[.D342];&quot;;&quot;)" office:value-type="string" office:string-value="assign rom[341] = 18'd769;" calcext:value-type="string">
            <text:p>assign rom[341] = 18'd769;</text:p>
          </table:table-cell>
        </table:table-row>
        <table:table-row table:style-name="ro1">
          <table:table-cell table:number-columns-repeated="2"/>
          <table:table-cell table:formula="of:=[.C342]+1" office:value-type="float" office:value="342" calcext:value-type="float">
            <text:p/>
          </table:table-cell>
          <table:table-cell table:formula="of:=MIN(ROUND(2^[.$B$2]/[.C343]);2^[.$B$2]-1)" office:value-type="float" office:value="767" calcext:value-type="float">
            <text:p/>
          </table:table-cell>
          <table:table-cell table:formula="of:=1/[.C343]" office:value-type="float" office:value="0.00292397660818713" calcext:value-type="float">
            <text:p/>
          </table:table-cell>
          <table:table-cell table:formula="of:=[.D343]/2^[.$B$2]" office:value-type="float" office:value="0.00292587280273437" calcext:value-type="float">
            <text:p/>
          </table:table-cell>
          <table:table-cell table:formula="of:=ABS([.F343]-[.E343])/[.E343]*100" office:value-type="float" office:value="0.0648498535156306" calcext:value-type="float">
            <text:p/>
          </table:table-cell>
          <table:table-cell table:formula="of:=FLOOR([.$A$4]/[.C343];1)" office:value-type="float" office:value="39" calcext:value-type="float">
            <text:p/>
          </table:table-cell>
          <table:table-cell table:formula="of:=FLOOR(FLOOR([.$A$4]*[.D343];1)/2^[.$B$2];1)" office:value-type="float" office:value="39" calcext:value-type="float">
            <text:p/>
          </table:table-cell>
          <table:table-cell table:formula="of:=ABS([.H343]-[.I343])" office:value-type="float" office:value="0" calcext:value-type="float">
            <text:p/>
          </table:table-cell>
          <table:table-cell table:formula="of:=CONCATENATE(&quot;assign rom[&quot;;[.C343];&quot;] = &quot;;[.$B$2];&quot;'d&quot;;[.D343];&quot;;&quot;)" office:value-type="string" office:string-value="assign rom[342] = 18'd767;" calcext:value-type="string">
            <text:p>assign rom[342] = 18'd767;</text:p>
          </table:table-cell>
        </table:table-row>
        <table:table-row table:style-name="ro1">
          <table:table-cell table:number-columns-repeated="2"/>
          <table:table-cell table:formula="of:=[.C343]+1" office:value-type="float" office:value="343" calcext:value-type="float">
            <text:p/>
          </table:table-cell>
          <table:table-cell table:formula="of:=MIN(ROUND(2^[.$B$2]/[.C344]);2^[.$B$2]-1)" office:value-type="float" office:value="764" calcext:value-type="float">
            <text:p/>
          </table:table-cell>
          <table:table-cell table:formula="of:=1/[.C344]" office:value-type="float" office:value="0.00291545189504373" calcext:value-type="float">
            <text:p/>
          </table:table-cell>
          <table:table-cell table:formula="of:=[.D344]/2^[.$B$2]" office:value-type="float" office:value="0.0029144287109375" calcext:value-type="float">
            <text:p/>
          </table:table-cell>
          <table:table-cell table:formula="of:=ABS([.F344]-[.E344])/[.E344]*100" office:value-type="float" office:value="0.0350952148437484" calcext:value-type="float">
            <text:p/>
          </table:table-cell>
          <table:table-cell table:formula="of:=FLOOR([.$A$4]/[.C344];1)" office:value-type="float" office:value="39" calcext:value-type="float">
            <text:p/>
          </table:table-cell>
          <table:table-cell table:formula="of:=FLOOR(FLOOR([.$A$4]*[.D344];1)/2^[.$B$2];1)" office:value-type="float" office:value="39" calcext:value-type="float">
            <text:p/>
          </table:table-cell>
          <table:table-cell table:formula="of:=ABS([.H344]-[.I344])" office:value-type="float" office:value="0" calcext:value-type="float">
            <text:p/>
          </table:table-cell>
          <table:table-cell table:formula="of:=CONCATENATE(&quot;assign rom[&quot;;[.C344];&quot;] = &quot;;[.$B$2];&quot;'d&quot;;[.D344];&quot;;&quot;)" office:value-type="string" office:string-value="assign rom[343] = 18'd764;" calcext:value-type="string">
            <text:p>assign rom[343] = 18'd764;</text:p>
          </table:table-cell>
        </table:table-row>
        <table:table-row table:style-name="ro1">
          <table:table-cell table:number-columns-repeated="2"/>
          <table:table-cell table:formula="of:=[.C344]+1" office:value-type="float" office:value="344" calcext:value-type="float">
            <text:p/>
          </table:table-cell>
          <table:table-cell table:formula="of:=MIN(ROUND(2^[.$B$2]/[.C345]);2^[.$B$2]-1)" office:value-type="float" office:value="762" calcext:value-type="float">
            <text:p/>
          </table:table-cell>
          <table:table-cell table:formula="of:=1/[.C345]" office:value-type="float" office:value="0.00290697674418605" calcext:value-type="float">
            <text:p/>
          </table:table-cell>
          <table:table-cell table:formula="of:=[.D345]/2^[.$B$2]" office:value-type="float" office:value="0.00290679931640625" calcext:value-type="float">
            <text:p/>
          </table:table-cell>
          <table:table-cell table:formula="of:=ABS([.F345]-[.E345])/[.E345]*100" office:value-type="float" office:value="0.00610351562499861" calcext:value-type="float">
            <text:p/>
          </table:table-cell>
          <table:table-cell table:formula="of:=FLOOR([.$A$4]/[.C345];1)" office:value-type="float" office:value="39" calcext:value-type="float">
            <text:p/>
          </table:table-cell>
          <table:table-cell table:formula="of:=FLOOR(FLOOR([.$A$4]*[.D345];1)/2^[.$B$2];1)" office:value-type="float" office:value="39" calcext:value-type="float">
            <text:p/>
          </table:table-cell>
          <table:table-cell table:formula="of:=ABS([.H345]-[.I345])" office:value-type="float" office:value="0" calcext:value-type="float">
            <text:p/>
          </table:table-cell>
          <table:table-cell table:formula="of:=CONCATENATE(&quot;assign rom[&quot;;[.C345];&quot;] = &quot;;[.$B$2];&quot;'d&quot;;[.D345];&quot;;&quot;)" office:value-type="string" office:string-value="assign rom[344] = 18'd762;" calcext:value-type="string">
            <text:p>assign rom[344] = 18'd762;</text:p>
          </table:table-cell>
        </table:table-row>
        <table:table-row table:style-name="ro1">
          <table:table-cell table:number-columns-repeated="2"/>
          <table:table-cell table:formula="of:=[.C345]+1" office:value-type="float" office:value="345" calcext:value-type="float">
            <text:p/>
          </table:table-cell>
          <table:table-cell table:formula="of:=MIN(ROUND(2^[.$B$2]/[.C346]);2^[.$B$2]-1)" office:value-type="float" office:value="760" calcext:value-type="float">
            <text:p/>
          </table:table-cell>
          <table:table-cell table:formula="of:=1/[.C346]" office:value-type="float" office:value="0.00289855072463768" calcext:value-type="float">
            <text:p/>
          </table:table-cell>
          <table:table-cell table:formula="of:=[.D346]/2^[.$B$2]" office:value-type="float" office:value="0.002899169921875" calcext:value-type="float">
            <text:p/>
          </table:table-cell>
          <table:table-cell table:formula="of:=ABS([.F346]-[.E346])/[.E346]*100" office:value-type="float" office:value="0.0213623046874988" calcext:value-type="float">
            <text:p/>
          </table:table-cell>
          <table:table-cell table:formula="of:=FLOOR([.$A$4]/[.C346];1)" office:value-type="float" office:value="39" calcext:value-type="float">
            <text:p/>
          </table:table-cell>
          <table:table-cell table:formula="of:=FLOOR(FLOOR([.$A$4]*[.D346];1)/2^[.$B$2];1)" office:value-type="float" office:value="39" calcext:value-type="float">
            <text:p/>
          </table:table-cell>
          <table:table-cell table:formula="of:=ABS([.H346]-[.I346])" office:value-type="float" office:value="0" calcext:value-type="float">
            <text:p/>
          </table:table-cell>
          <table:table-cell table:formula="of:=CONCATENATE(&quot;assign rom[&quot;;[.C346];&quot;] = &quot;;[.$B$2];&quot;'d&quot;;[.D346];&quot;;&quot;)" office:value-type="string" office:string-value="assign rom[345] = 18'd760;" calcext:value-type="string">
            <text:p>assign rom[345] = 18'd760;</text:p>
          </table:table-cell>
        </table:table-row>
        <table:table-row table:style-name="ro1">
          <table:table-cell table:number-columns-repeated="2"/>
          <table:table-cell table:formula="of:=[.C346]+1" office:value-type="float" office:value="346" calcext:value-type="float">
            <text:p/>
          </table:table-cell>
          <table:table-cell table:formula="of:=MIN(ROUND(2^[.$B$2]/[.C347]);2^[.$B$2]-1)" office:value-type="float" office:value="758" calcext:value-type="float">
            <text:p/>
          </table:table-cell>
          <table:table-cell table:formula="of:=1/[.C347]" office:value-type="float" office:value="0.00289017341040462" calcext:value-type="float">
            <text:p/>
          </table:table-cell>
          <table:table-cell table:formula="of:=[.D347]/2^[.$B$2]" office:value-type="float" office:value="0.00289154052734375" calcext:value-type="float">
            <text:p/>
          </table:table-cell>
          <table:table-cell table:formula="of:=ABS([.F347]-[.E347])/[.E347]*100" office:value-type="float" office:value="0.0473022460937549" calcext:value-type="float">
            <text:p/>
          </table:table-cell>
          <table:table-cell table:formula="of:=FLOOR([.$A$4]/[.C347];1)" office:value-type="float" office:value="38" calcext:value-type="float">
            <text:p/>
          </table:table-cell>
          <table:table-cell table:formula="of:=FLOOR(FLOOR([.$A$4]*[.D347];1)/2^[.$B$2];1)" office:value-type="float" office:value="38" calcext:value-type="float">
            <text:p/>
          </table:table-cell>
          <table:table-cell table:formula="of:=ABS([.H347]-[.I347])" office:value-type="float" office:value="0" calcext:value-type="float">
            <text:p/>
          </table:table-cell>
          <table:table-cell table:formula="of:=CONCATENATE(&quot;assign rom[&quot;;[.C347];&quot;] = &quot;;[.$B$2];&quot;'d&quot;;[.D347];&quot;;&quot;)" office:value-type="string" office:string-value="assign rom[346] = 18'd758;" calcext:value-type="string">
            <text:p>assign rom[346] = 18'd758;</text:p>
          </table:table-cell>
        </table:table-row>
        <table:table-row table:style-name="ro1">
          <table:table-cell table:number-columns-repeated="2"/>
          <table:table-cell table:formula="of:=[.C347]+1" office:value-type="float" office:value="347" calcext:value-type="float">
            <text:p/>
          </table:table-cell>
          <table:table-cell table:formula="of:=MIN(ROUND(2^[.$B$2]/[.C348]);2^[.$B$2]-1)" office:value-type="float" office:value="755" calcext:value-type="float">
            <text:p/>
          </table:table-cell>
          <table:table-cell table:formula="of:=1/[.C348]" office:value-type="float" office:value="0.00288184438040346" calcext:value-type="float">
            <text:p/>
          </table:table-cell>
          <table:table-cell table:formula="of:=[.D348]/2^[.$B$2]" office:value-type="float" office:value="0.00288009643554687" calcext:value-type="float">
            <text:p/>
          </table:table-cell>
          <table:table-cell table:formula="of:=ABS([.F348]-[.E348])/[.E348]*100" office:value-type="float" office:value="0.0606536865234309" calcext:value-type="float">
            <text:p/>
          </table:table-cell>
          <table:table-cell table:formula="of:=FLOOR([.$A$4]/[.C348];1)" office:value-type="float" office:value="38" calcext:value-type="float">
            <text:p/>
          </table:table-cell>
          <table:table-cell table:formula="of:=FLOOR(FLOOR([.$A$4]*[.D348];1)/2^[.$B$2];1)" office:value-type="float" office:value="38" calcext:value-type="float">
            <text:p/>
          </table:table-cell>
          <table:table-cell table:formula="of:=ABS([.H348]-[.I348])" office:value-type="float" office:value="0" calcext:value-type="float">
            <text:p/>
          </table:table-cell>
          <table:table-cell table:formula="of:=CONCATENATE(&quot;assign rom[&quot;;[.C348];&quot;] = &quot;;[.$B$2];&quot;'d&quot;;[.D348];&quot;;&quot;)" office:value-type="string" office:string-value="assign rom[347] = 18'd755;" calcext:value-type="string">
            <text:p>assign rom[347] = 18'd755;</text:p>
          </table:table-cell>
        </table:table-row>
        <table:table-row table:style-name="ro1">
          <table:table-cell table:number-columns-repeated="2"/>
          <table:table-cell table:formula="of:=[.C348]+1" office:value-type="float" office:value="348" calcext:value-type="float">
            <text:p/>
          </table:table-cell>
          <table:table-cell table:formula="of:=MIN(ROUND(2^[.$B$2]/[.C349]);2^[.$B$2]-1)" office:value-type="float" office:value="753" calcext:value-type="float">
            <text:p/>
          </table:table-cell>
          <table:table-cell table:formula="of:=1/[.C349]" office:value-type="float" office:value="0.0028735632183908" calcext:value-type="float">
            <text:p/>
          </table:table-cell>
          <table:table-cell table:formula="of:=[.D349]/2^[.$B$2]" office:value-type="float" office:value="0.00287246704101562" calcext:value-type="float">
            <text:p/>
          </table:table-cell>
          <table:table-cell table:formula="of:=ABS([.F349]-[.E349])/[.E349]*100" office:value-type="float" office:value="0.0381469726562486" calcext:value-type="float">
            <text:p/>
          </table:table-cell>
          <table:table-cell table:formula="of:=FLOOR([.$A$4]/[.C349];1)" office:value-type="float" office:value="38" calcext:value-type="float">
            <text:p/>
          </table:table-cell>
          <table:table-cell table:formula="of:=FLOOR(FLOOR([.$A$4]*[.D349];1)/2^[.$B$2];1)" office:value-type="float" office:value="38" calcext:value-type="float">
            <text:p/>
          </table:table-cell>
          <table:table-cell table:formula="of:=ABS([.H349]-[.I349])" office:value-type="float" office:value="0" calcext:value-type="float">
            <text:p/>
          </table:table-cell>
          <table:table-cell table:formula="of:=CONCATENATE(&quot;assign rom[&quot;;[.C349];&quot;] = &quot;;[.$B$2];&quot;'d&quot;;[.D349];&quot;;&quot;)" office:value-type="string" office:string-value="assign rom[348] = 18'd753;" calcext:value-type="string">
            <text:p>assign rom[348] = 18'd753;</text:p>
          </table:table-cell>
        </table:table-row>
        <table:table-row table:style-name="ro1">
          <table:table-cell table:number-columns-repeated="2"/>
          <table:table-cell table:formula="of:=[.C349]+1" office:value-type="float" office:value="349" calcext:value-type="float">
            <text:p/>
          </table:table-cell>
          <table:table-cell table:formula="of:=MIN(ROUND(2^[.$B$2]/[.C350]);2^[.$B$2]-1)" office:value-type="float" office:value="751" calcext:value-type="float">
            <text:p/>
          </table:table-cell>
          <table:table-cell table:formula="of:=1/[.C350]" office:value-type="float" office:value="0.00286532951289398" calcext:value-type="float">
            <text:p/>
          </table:table-cell>
          <table:table-cell table:formula="of:=[.D350]/2^[.$B$2]" office:value-type="float" office:value="0.00286483764648437" calcext:value-type="float">
            <text:p/>
          </table:table-cell>
          <table:table-cell table:formula="of:=ABS([.F350]-[.E350])/[.E350]*100" office:value-type="float" office:value="0.0171661376953094" calcext:value-type="float">
            <text:p/>
          </table:table-cell>
          <table:table-cell table:formula="of:=FLOOR([.$A$4]/[.C350];1)" office:value-type="float" office:value="38" calcext:value-type="float">
            <text:p/>
          </table:table-cell>
          <table:table-cell table:formula="of:=FLOOR(FLOOR([.$A$4]*[.D350];1)/2^[.$B$2];1)" office:value-type="float" office:value="38" calcext:value-type="float">
            <text:p/>
          </table:table-cell>
          <table:table-cell table:formula="of:=ABS([.H350]-[.I350])" office:value-type="float" office:value="0" calcext:value-type="float">
            <text:p/>
          </table:table-cell>
          <table:table-cell table:formula="of:=CONCATENATE(&quot;assign rom[&quot;;[.C350];&quot;] = &quot;;[.$B$2];&quot;'d&quot;;[.D350];&quot;;&quot;)" office:value-type="string" office:string-value="assign rom[349] = 18'd751;" calcext:value-type="string">
            <text:p>assign rom[349] = 18'd751;</text:p>
          </table:table-cell>
        </table:table-row>
        <table:table-row table:style-name="ro1">
          <table:table-cell table:number-columns-repeated="2"/>
          <table:table-cell table:formula="of:=[.C350]+1" office:value-type="float" office:value="350" calcext:value-type="float">
            <text:p/>
          </table:table-cell>
          <table:table-cell table:formula="of:=MIN(ROUND(2^[.$B$2]/[.C351]);2^[.$B$2]-1)" office:value-type="float" office:value="749" calcext:value-type="float">
            <text:p/>
          </table:table-cell>
          <table:table-cell table:formula="of:=1/[.C351]" office:value-type="float" office:value="0.00285714285714286" calcext:value-type="float">
            <text:p/>
          </table:table-cell>
          <table:table-cell table:formula="of:=[.D351]/2^[.$B$2]" office:value-type="float" office:value="0.00285720825195312" calcext:value-type="float">
            <text:p/>
          </table:table-cell>
          <table:table-cell table:formula="of:=ABS([.F351]-[.E351])/[.E351]*100" office:value-type="float" office:value="0.00228881835937509" calcext:value-type="float">
            <text:p/>
          </table:table-cell>
          <table:table-cell table:formula="of:=FLOOR([.$A$4]/[.C351];1)" office:value-type="float" office:value="38" calcext:value-type="float">
            <text:p/>
          </table:table-cell>
          <table:table-cell table:formula="of:=FLOOR(FLOOR([.$A$4]*[.D351];1)/2^[.$B$2];1)" office:value-type="float" office:value="38" calcext:value-type="float">
            <text:p/>
          </table:table-cell>
          <table:table-cell table:formula="of:=ABS([.H351]-[.I351])" office:value-type="float" office:value="0" calcext:value-type="float">
            <text:p/>
          </table:table-cell>
          <table:table-cell table:formula="of:=CONCATENATE(&quot;assign rom[&quot;;[.C351];&quot;] = &quot;;[.$B$2];&quot;'d&quot;;[.D351];&quot;;&quot;)" office:value-type="string" office:string-value="assign rom[350] = 18'd749;" calcext:value-type="string">
            <text:p>assign rom[350] = 18'd749;</text:p>
          </table:table-cell>
        </table:table-row>
        <table:table-row table:style-name="ro1">
          <table:table-cell table:number-columns-repeated="2"/>
          <table:table-cell table:formula="of:=[.C351]+1" office:value-type="float" office:value="351" calcext:value-type="float">
            <text:p/>
          </table:table-cell>
          <table:table-cell table:formula="of:=MIN(ROUND(2^[.$B$2]/[.C352]);2^[.$B$2]-1)" office:value-type="float" office:value="747" calcext:value-type="float">
            <text:p/>
          </table:table-cell>
          <table:table-cell table:formula="of:=1/[.C352]" office:value-type="float" office:value="0.00284900284900285" calcext:value-type="float">
            <text:p/>
          </table:table-cell>
          <table:table-cell table:formula="of:=[.D352]/2^[.$B$2]" office:value-type="float" office:value="0.00284957885742187" calcext:value-type="float">
            <text:p/>
          </table:table-cell>
          <table:table-cell table:formula="of:=ABS([.F352]-[.E352])/[.E352]*100" office:value-type="float" office:value="0.0202178955078075" calcext:value-type="float">
            <text:p/>
          </table:table-cell>
          <table:table-cell table:formula="of:=FLOOR([.$A$4]/[.C352];1)" office:value-type="float" office:value="38" calcext:value-type="float">
            <text:p/>
          </table:table-cell>
          <table:table-cell table:formula="of:=FLOOR(FLOOR([.$A$4]*[.D352];1)/2^[.$B$2];1)" office:value-type="float" office:value="38" calcext:value-type="float">
            <text:p/>
          </table:table-cell>
          <table:table-cell table:formula="of:=ABS([.H352]-[.I352])" office:value-type="float" office:value="0" calcext:value-type="float">
            <text:p/>
          </table:table-cell>
          <table:table-cell table:formula="of:=CONCATENATE(&quot;assign rom[&quot;;[.C352];&quot;] = &quot;;[.$B$2];&quot;'d&quot;;[.D352];&quot;;&quot;)" office:value-type="string" office:string-value="assign rom[351] = 18'd747;" calcext:value-type="string">
            <text:p>assign rom[351] = 18'd747;</text:p>
          </table:table-cell>
        </table:table-row>
        <table:table-row table:style-name="ro1">
          <table:table-cell table:number-columns-repeated="2"/>
          <table:table-cell table:formula="of:=[.C352]+1" office:value-type="float" office:value="352" calcext:value-type="float">
            <text:p/>
          </table:table-cell>
          <table:table-cell table:formula="of:=MIN(ROUND(2^[.$B$2]/[.C353]);2^[.$B$2]-1)" office:value-type="float" office:value="745" calcext:value-type="float">
            <text:p/>
          </table:table-cell>
          <table:table-cell table:formula="of:=1/[.C353]" office:value-type="float" office:value="0.00284090909090909" calcext:value-type="float">
            <text:p/>
          </table:table-cell>
          <table:table-cell table:formula="of:=[.D353]/2^[.$B$2]" office:value-type="float" office:value="0.00284194946289062" calcext:value-type="float">
            <text:p/>
          </table:table-cell>
          <table:table-cell table:formula="of:=ABS([.F353]-[.E353])/[.E353]*100" office:value-type="float" office:value="0.0366210937499972" calcext:value-type="float">
            <text:p/>
          </table:table-cell>
          <table:table-cell table:formula="of:=FLOOR([.$A$4]/[.C353];1)" office:value-type="float" office:value="38" calcext:value-type="float">
            <text:p/>
          </table:table-cell>
          <table:table-cell table:formula="of:=FLOOR(FLOOR([.$A$4]*[.D353];1)/2^[.$B$2];1)" office:value-type="float" office:value="38" calcext:value-type="float">
            <text:p/>
          </table:table-cell>
          <table:table-cell table:formula="of:=ABS([.H353]-[.I353])" office:value-type="float" office:value="0" calcext:value-type="float">
            <text:p/>
          </table:table-cell>
          <table:table-cell table:formula="of:=CONCATENATE(&quot;assign rom[&quot;;[.C353];&quot;] = &quot;;[.$B$2];&quot;'d&quot;;[.D353];&quot;;&quot;)" office:value-type="string" office:string-value="assign rom[352] = 18'd745;" calcext:value-type="string">
            <text:p>assign rom[352] = 18'd745;</text:p>
          </table:table-cell>
        </table:table-row>
        <table:table-row table:style-name="ro1">
          <table:table-cell table:number-columns-repeated="2"/>
          <table:table-cell table:formula="of:=[.C353]+1" office:value-type="float" office:value="353" calcext:value-type="float">
            <text:p/>
          </table:table-cell>
          <table:table-cell table:formula="of:=MIN(ROUND(2^[.$B$2]/[.C354]);2^[.$B$2]-1)" office:value-type="float" office:value="743" calcext:value-type="float">
            <text:p/>
          </table:table-cell>
          <table:table-cell table:formula="of:=1/[.C354]" office:value-type="float" office:value="0.0028328611898017" calcext:value-type="float">
            <text:p/>
          </table:table-cell>
          <table:table-cell table:formula="of:=[.D354]/2^[.$B$2]" office:value-type="float" office:value="0.00283432006835937" calcext:value-type="float">
            <text:p/>
          </table:table-cell>
          <table:table-cell table:formula="of:=ABS([.F354]-[.E354])/[.E354]*100" office:value-type="float" office:value="0.0514984130859328" calcext:value-type="float">
            <text:p/>
          </table:table-cell>
          <table:table-cell table:formula="of:=FLOOR([.$A$4]/[.C354];1)" office:value-type="float" office:value="38" calcext:value-type="float">
            <text:p/>
          </table:table-cell>
          <table:table-cell table:formula="of:=FLOOR(FLOOR([.$A$4]*[.D354];1)/2^[.$B$2];1)" office:value-type="float" office:value="38" calcext:value-type="float">
            <text:p/>
          </table:table-cell>
          <table:table-cell table:formula="of:=ABS([.H354]-[.I354])" office:value-type="float" office:value="0" calcext:value-type="float">
            <text:p/>
          </table:table-cell>
          <table:table-cell table:formula="of:=CONCATENATE(&quot;assign rom[&quot;;[.C354];&quot;] = &quot;;[.$B$2];&quot;'d&quot;;[.D354];&quot;;&quot;)" office:value-type="string" office:string-value="assign rom[353] = 18'd743;" calcext:value-type="string">
            <text:p>assign rom[353] = 18'd743;</text:p>
          </table:table-cell>
        </table:table-row>
        <table:table-row table:style-name="ro1">
          <table:table-cell table:number-columns-repeated="2"/>
          <table:table-cell table:formula="of:=[.C354]+1" office:value-type="float" office:value="354" calcext:value-type="float">
            <text:p/>
          </table:table-cell>
          <table:table-cell table:formula="of:=MIN(ROUND(2^[.$B$2]/[.C355]);2^[.$B$2]-1)" office:value-type="float" office:value="741" calcext:value-type="float">
            <text:p/>
          </table:table-cell>
          <table:table-cell table:formula="of:=1/[.C355]" office:value-type="float" office:value="0.00282485875706215" calcext:value-type="float">
            <text:p/>
          </table:table-cell>
          <table:table-cell table:formula="of:=[.D355]/2^[.$B$2]" office:value-type="float" office:value="0.00282669067382812" calcext:value-type="float">
            <text:p/>
          </table:table-cell>
          <table:table-cell table:formula="of:=ABS([.F355]-[.E355])/[.E355]*100" office:value-type="float" office:value="0.0648498535156253" calcext:value-type="float">
            <text:p/>
          </table:table-cell>
          <table:table-cell table:formula="of:=FLOOR([.$A$4]/[.C355];1)" office:value-type="float" office:value="38" calcext:value-type="float">
            <text:p/>
          </table:table-cell>
          <table:table-cell table:formula="of:=FLOOR(FLOOR([.$A$4]*[.D355];1)/2^[.$B$2];1)" office:value-type="float" office:value="38" calcext:value-type="float">
            <text:p/>
          </table:table-cell>
          <table:table-cell table:formula="of:=ABS([.H355]-[.I355])" office:value-type="float" office:value="0" calcext:value-type="float">
            <text:p/>
          </table:table-cell>
          <table:table-cell table:formula="of:=CONCATENATE(&quot;assign rom[&quot;;[.C355];&quot;] = &quot;;[.$B$2];&quot;'d&quot;;[.D355];&quot;;&quot;)" office:value-type="string" office:string-value="assign rom[354] = 18'd741;" calcext:value-type="string">
            <text:p>assign rom[354] = 18'd741;</text:p>
          </table:table-cell>
        </table:table-row>
        <table:table-row table:style-name="ro1">
          <table:table-cell table:number-columns-repeated="2"/>
          <table:table-cell table:formula="of:=[.C355]+1" office:value-type="float" office:value="355" calcext:value-type="float">
            <text:p/>
          </table:table-cell>
          <table:table-cell table:formula="of:=MIN(ROUND(2^[.$B$2]/[.C356]);2^[.$B$2]-1)" office:value-type="float" office:value="738" calcext:value-type="float">
            <text:p/>
          </table:table-cell>
          <table:table-cell table:formula="of:=1/[.C356]" office:value-type="float" office:value="0.0028169014084507" calcext:value-type="float">
            <text:p/>
          </table:table-cell>
          <table:table-cell table:formula="of:=[.D356]/2^[.$B$2]" office:value-type="float" office:value="0.00281524658203125" calcext:value-type="float">
            <text:p/>
          </table:table-cell>
          <table:table-cell table:formula="of:=ABS([.F356]-[.E356])/[.E356]*100" office:value-type="float" office:value="0.0587463378906303" calcext:value-type="float">
            <text:p/>
          </table:table-cell>
          <table:table-cell table:formula="of:=FLOOR([.$A$4]/[.C356];1)" office:value-type="float" office:value="37" calcext:value-type="float">
            <text:p/>
          </table:table-cell>
          <table:table-cell table:formula="of:=FLOOR(FLOOR([.$A$4]*[.D356];1)/2^[.$B$2];1)" office:value-type="float" office:value="37" calcext:value-type="float">
            <text:p/>
          </table:table-cell>
          <table:table-cell table:formula="of:=ABS([.H356]-[.I356])" office:value-type="float" office:value="0" calcext:value-type="float">
            <text:p/>
          </table:table-cell>
          <table:table-cell table:formula="of:=CONCATENATE(&quot;assign rom[&quot;;[.C356];&quot;] = &quot;;[.$B$2];&quot;'d&quot;;[.D356];&quot;;&quot;)" office:value-type="string" office:string-value="assign rom[355] = 18'd738;" calcext:value-type="string">
            <text:p>assign rom[355] = 18'd738;</text:p>
          </table:table-cell>
        </table:table-row>
        <table:table-row table:style-name="ro1">
          <table:table-cell table:number-columns-repeated="2"/>
          <table:table-cell table:formula="of:=[.C356]+1" office:value-type="float" office:value="356" calcext:value-type="float">
            <text:p/>
          </table:table-cell>
          <table:table-cell table:formula="of:=MIN(ROUND(2^[.$B$2]/[.C357]);2^[.$B$2]-1)" office:value-type="float" office:value="736" calcext:value-type="float">
            <text:p/>
          </table:table-cell>
          <table:table-cell table:formula="of:=1/[.C357]" office:value-type="float" office:value="0.00280898876404494" calcext:value-type="float">
            <text:p/>
          </table:table-cell>
          <table:table-cell table:formula="of:=[.D357]/2^[.$B$2]" office:value-type="float" office:value="0.0028076171875" calcext:value-type="float">
            <text:p/>
          </table:table-cell>
          <table:table-cell table:formula="of:=ABS([.F357]-[.E357])/[.E357]*100" office:value-type="float" office:value="0.0488281249999972" calcext:value-type="float">
            <text:p/>
          </table:table-cell>
          <table:table-cell table:formula="of:=FLOOR([.$A$4]/[.C357];1)" office:value-type="float" office:value="37" calcext:value-type="float">
            <text:p/>
          </table:table-cell>
          <table:table-cell table:formula="of:=FLOOR(FLOOR([.$A$4]*[.D357];1)/2^[.$B$2];1)" office:value-type="float" office:value="37" calcext:value-type="float">
            <text:p/>
          </table:table-cell>
          <table:table-cell table:formula="of:=ABS([.H357]-[.I357])" office:value-type="float" office:value="0" calcext:value-type="float">
            <text:p/>
          </table:table-cell>
          <table:table-cell table:formula="of:=CONCATENATE(&quot;assign rom[&quot;;[.C357];&quot;] = &quot;;[.$B$2];&quot;'d&quot;;[.D357];&quot;;&quot;)" office:value-type="string" office:string-value="assign rom[356] = 18'd736;" calcext:value-type="string">
            <text:p>assign rom[356] = 18'd736;</text:p>
          </table:table-cell>
        </table:table-row>
        <table:table-row table:style-name="ro1">
          <table:table-cell table:number-columns-repeated="2"/>
          <table:table-cell table:formula="of:=[.C357]+1" office:value-type="float" office:value="357" calcext:value-type="float">
            <text:p/>
          </table:table-cell>
          <table:table-cell table:formula="of:=MIN(ROUND(2^[.$B$2]/[.C358]);2^[.$B$2]-1)" office:value-type="float" office:value="734" calcext:value-type="float">
            <text:p/>
          </table:table-cell>
          <table:table-cell table:formula="of:=1/[.C358]" office:value-type="float" office:value="0.00280112044817927" calcext:value-type="float">
            <text:p/>
          </table:table-cell>
          <table:table-cell table:formula="of:=[.D358]/2^[.$B$2]" office:value-type="float" office:value="0.00279998779296875" calcext:value-type="float">
            <text:p/>
          </table:table-cell>
          <table:table-cell table:formula="of:=ABS([.F358]-[.E358])/[.E358]*100" office:value-type="float" office:value="0.0404357910156258" calcext:value-type="float">
            <text:p/>
          </table:table-cell>
          <table:table-cell table:formula="of:=FLOOR([.$A$4]/[.C358];1)" office:value-type="float" office:value="37" calcext:value-type="float">
            <text:p/>
          </table:table-cell>
          <table:table-cell table:formula="of:=FLOOR(FLOOR([.$A$4]*[.D358];1)/2^[.$B$2];1)" office:value-type="float" office:value="37" calcext:value-type="float">
            <text:p/>
          </table:table-cell>
          <table:table-cell table:formula="of:=ABS([.H358]-[.I358])" office:value-type="float" office:value="0" calcext:value-type="float">
            <text:p/>
          </table:table-cell>
          <table:table-cell table:formula="of:=CONCATENATE(&quot;assign rom[&quot;;[.C358];&quot;] = &quot;;[.$B$2];&quot;'d&quot;;[.D358];&quot;;&quot;)" office:value-type="string" office:string-value="assign rom[357] = 18'd734;" calcext:value-type="string">
            <text:p>assign rom[357] = 18'd734;</text:p>
          </table:table-cell>
        </table:table-row>
        <table:table-row table:style-name="ro1">
          <table:table-cell table:number-columns-repeated="2"/>
          <table:table-cell table:formula="of:=[.C358]+1" office:value-type="float" office:value="358" calcext:value-type="float">
            <text:p/>
          </table:table-cell>
          <table:table-cell table:formula="of:=MIN(ROUND(2^[.$B$2]/[.C359]);2^[.$B$2]-1)" office:value-type="float" office:value="732" calcext:value-type="float">
            <text:p/>
          </table:table-cell>
          <table:table-cell table:formula="of:=1/[.C359]" office:value-type="float" office:value="0.00279329608938547" calcext:value-type="float">
            <text:p/>
          </table:table-cell>
          <table:table-cell table:formula="of:=[.D359]/2^[.$B$2]" office:value-type="float" office:value="0.0027923583984375" calcext:value-type="float">
            <text:p/>
          </table:table-cell>
          <table:table-cell table:formula="of:=ABS([.F359]-[.E359])/[.E359]*100" office:value-type="float" office:value="0.0335693359375032" calcext:value-type="float">
            <text:p/>
          </table:table-cell>
          <table:table-cell table:formula="of:=FLOOR([.$A$4]/[.C359];1)" office:value-type="float" office:value="37" calcext:value-type="float">
            <text:p/>
          </table:table-cell>
          <table:table-cell table:formula="of:=FLOOR(FLOOR([.$A$4]*[.D359];1)/2^[.$B$2];1)" office:value-type="float" office:value="37" calcext:value-type="float">
            <text:p/>
          </table:table-cell>
          <table:table-cell table:formula="of:=ABS([.H359]-[.I359])" office:value-type="float" office:value="0" calcext:value-type="float">
            <text:p/>
          </table:table-cell>
          <table:table-cell table:formula="of:=CONCATENATE(&quot;assign rom[&quot;;[.C359];&quot;] = &quot;;[.$B$2];&quot;'d&quot;;[.D359];&quot;;&quot;)" office:value-type="string" office:string-value="assign rom[358] = 18'd732;" calcext:value-type="string">
            <text:p>assign rom[358] = 18'd732;</text:p>
          </table:table-cell>
        </table:table-row>
        <table:table-row table:style-name="ro1">
          <table:table-cell table:number-columns-repeated="2"/>
          <table:table-cell table:formula="of:=[.C359]+1" office:value-type="float" office:value="359" calcext:value-type="float">
            <text:p/>
          </table:table-cell>
          <table:table-cell table:formula="of:=MIN(ROUND(2^[.$B$2]/[.C360]);2^[.$B$2]-1)" office:value-type="float" office:value="730" calcext:value-type="float">
            <text:p/>
          </table:table-cell>
          <table:table-cell table:formula="of:=1/[.C360]" office:value-type="float" office:value="0.00278551532033426" calcext:value-type="float">
            <text:p/>
          </table:table-cell>
          <table:table-cell table:formula="of:=[.D360]/2^[.$B$2]" office:value-type="float" office:value="0.00278472900390625" calcext:value-type="float">
            <text:p/>
          </table:table-cell>
          <table:table-cell table:formula="of:=ABS([.F360]-[.E360])/[.E360]*100" office:value-type="float" office:value="0.0282287597656253" calcext:value-type="float">
            <text:p/>
          </table:table-cell>
          <table:table-cell table:formula="of:=FLOOR([.$A$4]/[.C360];1)" office:value-type="float" office:value="37" calcext:value-type="float">
            <text:p/>
          </table:table-cell>
          <table:table-cell table:formula="of:=FLOOR(FLOOR([.$A$4]*[.D360];1)/2^[.$B$2];1)" office:value-type="float" office:value="37" calcext:value-type="float">
            <text:p/>
          </table:table-cell>
          <table:table-cell table:formula="of:=ABS([.H360]-[.I360])" office:value-type="float" office:value="0" calcext:value-type="float">
            <text:p/>
          </table:table-cell>
          <table:table-cell table:formula="of:=CONCATENATE(&quot;assign rom[&quot;;[.C360];&quot;] = &quot;;[.$B$2];&quot;'d&quot;;[.D360];&quot;;&quot;)" office:value-type="string" office:string-value="assign rom[359] = 18'd730;" calcext:value-type="string">
            <text:p>assign rom[359] = 18'd730;</text:p>
          </table:table-cell>
        </table:table-row>
        <table:table-row table:style-name="ro1">
          <table:table-cell table:number-columns-repeated="2"/>
          <table:table-cell table:formula="of:=[.C360]+1" office:value-type="float" office:value="360" calcext:value-type="float">
            <text:p/>
          </table:table-cell>
          <table:table-cell table:formula="of:=MIN(ROUND(2^[.$B$2]/[.C361]);2^[.$B$2]-1)" office:value-type="float" office:value="728" calcext:value-type="float">
            <text:p/>
          </table:table-cell>
          <table:table-cell table:formula="of:=1/[.C361]" office:value-type="float" office:value="0.00277777777777778" calcext:value-type="float">
            <text:p/>
          </table:table-cell>
          <table:table-cell table:formula="of:=[.D361]/2^[.$B$2]" office:value-type="float" office:value="0.002777099609375" calcext:value-type="float">
            <text:p/>
          </table:table-cell>
          <table:table-cell table:formula="of:=ABS([.F361]-[.E361])/[.E361]*100" office:value-type="float" office:value="0.0244140625000038" calcext:value-type="float">
            <text:p/>
          </table:table-cell>
          <table:table-cell table:formula="of:=FLOOR([.$A$4]/[.C361];1)" office:value-type="float" office:value="37" calcext:value-type="float">
            <text:p/>
          </table:table-cell>
          <table:table-cell table:formula="of:=FLOOR(FLOOR([.$A$4]*[.D361];1)/2^[.$B$2];1)" office:value-type="float" office:value="37" calcext:value-type="float">
            <text:p/>
          </table:table-cell>
          <table:table-cell table:formula="of:=ABS([.H361]-[.I361])" office:value-type="float" office:value="0" calcext:value-type="float">
            <text:p/>
          </table:table-cell>
          <table:table-cell table:formula="of:=CONCATENATE(&quot;assign rom[&quot;;[.C361];&quot;] = &quot;;[.$B$2];&quot;'d&quot;;[.D361];&quot;;&quot;)" office:value-type="string" office:string-value="assign rom[360] = 18'd728;" calcext:value-type="string">
            <text:p>assign rom[360] = 18'd728;</text:p>
          </table:table-cell>
        </table:table-row>
        <table:table-row table:style-name="ro1">
          <table:table-cell table:number-columns-repeated="2"/>
          <table:table-cell table:formula="of:=[.C361]+1" office:value-type="float" office:value="361" calcext:value-type="float">
            <text:p/>
          </table:table-cell>
          <table:table-cell table:formula="of:=MIN(ROUND(2^[.$B$2]/[.C362]);2^[.$B$2]-1)" office:value-type="float" office:value="726" calcext:value-type="float">
            <text:p/>
          </table:table-cell>
          <table:table-cell table:formula="of:=1/[.C362]" office:value-type="float" office:value="0.00277008310249307" calcext:value-type="float">
            <text:p/>
          </table:table-cell>
          <table:table-cell table:formula="of:=[.D362]/2^[.$B$2]" office:value-type="float" office:value="0.00276947021484375" calcext:value-type="float">
            <text:p/>
          </table:table-cell>
          <table:table-cell table:formula="of:=ABS([.F362]-[.E362])/[.E362]*100" office:value-type="float" office:value="0.0221252441406252" calcext:value-type="float">
            <text:p/>
          </table:table-cell>
          <table:table-cell table:formula="of:=FLOOR([.$A$4]/[.C362];1)" office:value-type="float" office:value="37" calcext:value-type="float">
            <text:p/>
          </table:table-cell>
          <table:table-cell table:formula="of:=FLOOR(FLOOR([.$A$4]*[.D362];1)/2^[.$B$2];1)" office:value-type="float" office:value="37" calcext:value-type="float">
            <text:p/>
          </table:table-cell>
          <table:table-cell table:formula="of:=ABS([.H362]-[.I362])" office:value-type="float" office:value="0" calcext:value-type="float">
            <text:p/>
          </table:table-cell>
          <table:table-cell table:formula="of:=CONCATENATE(&quot;assign rom[&quot;;[.C362];&quot;] = &quot;;[.$B$2];&quot;'d&quot;;[.D362];&quot;;&quot;)" office:value-type="string" office:string-value="assign rom[361] = 18'd726;" calcext:value-type="string">
            <text:p>assign rom[361] = 18'd726;</text:p>
          </table:table-cell>
        </table:table-row>
        <table:table-row table:style-name="ro1">
          <table:table-cell table:number-columns-repeated="2"/>
          <table:table-cell table:formula="of:=[.C362]+1" office:value-type="float" office:value="362" calcext:value-type="float">
            <text:p/>
          </table:table-cell>
          <table:table-cell table:formula="of:=MIN(ROUND(2^[.$B$2]/[.C363]);2^[.$B$2]-1)" office:value-type="float" office:value="724" calcext:value-type="float">
            <text:p/>
          </table:table-cell>
          <table:table-cell table:formula="of:=1/[.C363]" office:value-type="float" office:value="0.00276243093922652" calcext:value-type="float">
            <text:p/>
          </table:table-cell>
          <table:table-cell table:formula="of:=[.D363]/2^[.$B$2]" office:value-type="float" office:value="0.0027618408203125" calcext:value-type="float">
            <text:p/>
          </table:table-cell>
          <table:table-cell table:formula="of:=ABS([.F363]-[.E363])/[.E363]*100" office:value-type="float" office:value="0.0213623046874958" calcext:value-type="float">
            <text:p/>
          </table:table-cell>
          <table:table-cell table:formula="of:=FLOOR([.$A$4]/[.C363];1)" office:value-type="float" office:value="37" calcext:value-type="float">
            <text:p/>
          </table:table-cell>
          <table:table-cell table:formula="of:=FLOOR(FLOOR([.$A$4]*[.D363];1)/2^[.$B$2];1)" office:value-type="float" office:value="37" calcext:value-type="float">
            <text:p/>
          </table:table-cell>
          <table:table-cell table:formula="of:=ABS([.H363]-[.I363])" office:value-type="float" office:value="0" calcext:value-type="float">
            <text:p/>
          </table:table-cell>
          <table:table-cell table:formula="of:=CONCATENATE(&quot;assign rom[&quot;;[.C363];&quot;] = &quot;;[.$B$2];&quot;'d&quot;;[.D363];&quot;;&quot;)" office:value-type="string" office:string-value="assign rom[362] = 18'd724;" calcext:value-type="string">
            <text:p>assign rom[362] = 18'd724;</text:p>
          </table:table-cell>
        </table:table-row>
        <table:table-row table:style-name="ro1">
          <table:table-cell table:number-columns-repeated="2"/>
          <table:table-cell table:formula="of:=[.C363]+1" office:value-type="float" office:value="363" calcext:value-type="float">
            <text:p/>
          </table:table-cell>
          <table:table-cell table:formula="of:=MIN(ROUND(2^[.$B$2]/[.C364]);2^[.$B$2]-1)" office:value-type="float" office:value="722" calcext:value-type="float">
            <text:p/>
          </table:table-cell>
          <table:table-cell table:formula="of:=1/[.C364]" office:value-type="float" office:value="0.00275482093663912" calcext:value-type="float">
            <text:p/>
          </table:table-cell>
          <table:table-cell table:formula="of:=[.D364]/2^[.$B$2]" office:value-type="float" office:value="0.00275421142578125" calcext:value-type="float">
            <text:p/>
          </table:table-cell>
          <table:table-cell table:formula="of:=ABS([.F364]-[.E364])/[.E364]*100" office:value-type="float" office:value="0.0221252441406278" calcext:value-type="float">
            <text:p/>
          </table:table-cell>
          <table:table-cell table:formula="of:=FLOOR([.$A$4]/[.C364];1)" office:value-type="float" office:value="37" calcext:value-type="float">
            <text:p/>
          </table:table-cell>
          <table:table-cell table:formula="of:=FLOOR(FLOOR([.$A$4]*[.D364];1)/2^[.$B$2];1)" office:value-type="float" office:value="37" calcext:value-type="float">
            <text:p/>
          </table:table-cell>
          <table:table-cell table:formula="of:=ABS([.H364]-[.I364])" office:value-type="float" office:value="0" calcext:value-type="float">
            <text:p/>
          </table:table-cell>
          <table:table-cell table:formula="of:=CONCATENATE(&quot;assign rom[&quot;;[.C364];&quot;] = &quot;;[.$B$2];&quot;'d&quot;;[.D364];&quot;;&quot;)" office:value-type="string" office:string-value="assign rom[363] = 18'd722;" calcext:value-type="string">
            <text:p>assign rom[363] = 18'd722;</text:p>
          </table:table-cell>
        </table:table-row>
        <table:table-row table:style-name="ro1">
          <table:table-cell table:number-columns-repeated="2"/>
          <table:table-cell table:formula="of:=[.C364]+1" office:value-type="float" office:value="364" calcext:value-type="float">
            <text:p/>
          </table:table-cell>
          <table:table-cell table:formula="of:=MIN(ROUND(2^[.$B$2]/[.C365]);2^[.$B$2]-1)" office:value-type="float" office:value="720" calcext:value-type="float">
            <text:p/>
          </table:table-cell>
          <table:table-cell table:formula="of:=1/[.C365]" office:value-type="float" office:value="0.00274725274725275" calcext:value-type="float">
            <text:p/>
          </table:table-cell>
          <table:table-cell table:formula="of:=[.D365]/2^[.$B$2]" office:value-type="float" office:value="0.00274658203125" calcext:value-type="float">
            <text:p/>
          </table:table-cell>
          <table:table-cell table:formula="of:=ABS([.F365]-[.E365])/[.E365]*100" office:value-type="float" office:value="0.0244140625000078" calcext:value-type="float">
            <text:p/>
          </table:table-cell>
          <table:table-cell table:formula="of:=FLOOR([.$A$4]/[.C365];1)" office:value-type="float" office:value="36" calcext:value-type="float">
            <text:p/>
          </table:table-cell>
          <table:table-cell table:formula="of:=FLOOR(FLOOR([.$A$4]*[.D365];1)/2^[.$B$2];1)" office:value-type="float" office:value="36" calcext:value-type="float">
            <text:p/>
          </table:table-cell>
          <table:table-cell table:formula="of:=ABS([.H365]-[.I365])" office:value-type="float" office:value="0" calcext:value-type="float">
            <text:p/>
          </table:table-cell>
          <table:table-cell table:formula="of:=CONCATENATE(&quot;assign rom[&quot;;[.C365];&quot;] = &quot;;[.$B$2];&quot;'d&quot;;[.D365];&quot;;&quot;)" office:value-type="string" office:string-value="assign rom[364] = 18'd720;" calcext:value-type="string">
            <text:p>assign rom[364] = 18'd720;</text:p>
          </table:table-cell>
        </table:table-row>
        <table:table-row table:style-name="ro1">
          <table:table-cell table:number-columns-repeated="2"/>
          <table:table-cell table:formula="of:=[.C365]+1" office:value-type="float" office:value="365" calcext:value-type="float">
            <text:p/>
          </table:table-cell>
          <table:table-cell table:formula="of:=MIN(ROUND(2^[.$B$2]/[.C366]);2^[.$B$2]-1)" office:value-type="float" office:value="718" calcext:value-type="float">
            <text:p/>
          </table:table-cell>
          <table:table-cell table:formula="of:=1/[.C366]" office:value-type="float" office:value="0.00273972602739726" calcext:value-type="float">
            <text:p/>
          </table:table-cell>
          <table:table-cell table:formula="of:=[.D366]/2^[.$B$2]" office:value-type="float" office:value="0.00273895263671875" calcext:value-type="float">
            <text:p/>
          </table:table-cell>
          <table:table-cell table:formula="of:=ABS([.F366]-[.E366])/[.E366]*100" office:value-type="float" office:value="0.0282287597656258" calcext:value-type="float">
            <text:p/>
          </table:table-cell>
          <table:table-cell table:formula="of:=FLOOR([.$A$4]/[.C366];1)" office:value-type="float" office:value="36" calcext:value-type="float">
            <text:p/>
          </table:table-cell>
          <table:table-cell table:formula="of:=FLOOR(FLOOR([.$A$4]*[.D366];1)/2^[.$B$2];1)" office:value-type="float" office:value="36" calcext:value-type="float">
            <text:p/>
          </table:table-cell>
          <table:table-cell table:formula="of:=ABS([.H366]-[.I366])" office:value-type="float" office:value="0" calcext:value-type="float">
            <text:p/>
          </table:table-cell>
          <table:table-cell table:formula="of:=CONCATENATE(&quot;assign rom[&quot;;[.C366];&quot;] = &quot;;[.$B$2];&quot;'d&quot;;[.D366];&quot;;&quot;)" office:value-type="string" office:string-value="assign rom[365] = 18'd718;" calcext:value-type="string">
            <text:p>assign rom[365] = 18'd718;</text:p>
          </table:table-cell>
        </table:table-row>
        <table:table-row table:style-name="ro1">
          <table:table-cell table:number-columns-repeated="2"/>
          <table:table-cell table:formula="of:=[.C366]+1" office:value-type="float" office:value="366" calcext:value-type="float">
            <text:p/>
          </table:table-cell>
          <table:table-cell table:formula="of:=MIN(ROUND(2^[.$B$2]/[.C367]);2^[.$B$2]-1)" office:value-type="float" office:value="716" calcext:value-type="float">
            <text:p/>
          </table:table-cell>
          <table:table-cell table:formula="of:=1/[.C367]" office:value-type="float" office:value="0.00273224043715847" calcext:value-type="float">
            <text:p/>
          </table:table-cell>
          <table:table-cell table:formula="of:=[.D367]/2^[.$B$2]" office:value-type="float" office:value="0.0027313232421875" calcext:value-type="float">
            <text:p/>
          </table:table-cell>
          <table:table-cell table:formula="of:=ABS([.F367]-[.E367])/[.E367]*100" office:value-type="float" office:value="0.0335693359374999" calcext:value-type="float">
            <text:p/>
          </table:table-cell>
          <table:table-cell table:formula="of:=FLOOR([.$A$4]/[.C367];1)" office:value-type="float" office:value="36" calcext:value-type="float">
            <text:p/>
          </table:table-cell>
          <table:table-cell table:formula="of:=FLOOR(FLOOR([.$A$4]*[.D367];1)/2^[.$B$2];1)" office:value-type="float" office:value="36" calcext:value-type="float">
            <text:p/>
          </table:table-cell>
          <table:table-cell table:formula="of:=ABS([.H367]-[.I367])" office:value-type="float" office:value="0" calcext:value-type="float">
            <text:p/>
          </table:table-cell>
          <table:table-cell table:formula="of:=CONCATENATE(&quot;assign rom[&quot;;[.C367];&quot;] = &quot;;[.$B$2];&quot;'d&quot;;[.D367];&quot;;&quot;)" office:value-type="string" office:string-value="assign rom[366] = 18'd716;" calcext:value-type="string">
            <text:p>assign rom[366] = 18'd716;</text:p>
          </table:table-cell>
        </table:table-row>
        <table:table-row table:style-name="ro1">
          <table:table-cell table:number-columns-repeated="2"/>
          <table:table-cell table:formula="of:=[.C367]+1" office:value-type="float" office:value="367" calcext:value-type="float">
            <text:p/>
          </table:table-cell>
          <table:table-cell table:formula="of:=MIN(ROUND(2^[.$B$2]/[.C368]);2^[.$B$2]-1)" office:value-type="float" office:value="714" calcext:value-type="float">
            <text:p/>
          </table:table-cell>
          <table:table-cell table:formula="of:=1/[.C368]" office:value-type="float" office:value="0.00272479564032698" calcext:value-type="float">
            <text:p/>
          </table:table-cell>
          <table:table-cell table:formula="of:=[.D368]/2^[.$B$2]" office:value-type="float" office:value="0.00272369384765625" calcext:value-type="float">
            <text:p/>
          </table:table-cell>
          <table:table-cell table:formula="of:=ABS([.F368]-[.E368])/[.E368]*100" office:value-type="float" office:value="0.0404357910156214" calcext:value-type="float">
            <text:p/>
          </table:table-cell>
          <table:table-cell table:formula="of:=FLOOR([.$A$4]/[.C368];1)" office:value-type="float" office:value="36" calcext:value-type="float">
            <text:p/>
          </table:table-cell>
          <table:table-cell table:formula="of:=FLOOR(FLOOR([.$A$4]*[.D368];1)/2^[.$B$2];1)" office:value-type="float" office:value="36" calcext:value-type="float">
            <text:p/>
          </table:table-cell>
          <table:table-cell table:formula="of:=ABS([.H368]-[.I368])" office:value-type="float" office:value="0" calcext:value-type="float">
            <text:p/>
          </table:table-cell>
          <table:table-cell table:formula="of:=CONCATENATE(&quot;assign rom[&quot;;[.C368];&quot;] = &quot;;[.$B$2];&quot;'d&quot;;[.D368];&quot;;&quot;)" office:value-type="string" office:string-value="assign rom[367] = 18'd714;" calcext:value-type="string">
            <text:p>assign rom[367] = 18'd714;</text:p>
          </table:table-cell>
        </table:table-row>
        <table:table-row table:style-name="ro1">
          <table:table-cell table:number-columns-repeated="2"/>
          <table:table-cell table:formula="of:=[.C368]+1" office:value-type="float" office:value="368" calcext:value-type="float">
            <text:p/>
          </table:table-cell>
          <table:table-cell table:formula="of:=MIN(ROUND(2^[.$B$2]/[.C369]);2^[.$B$2]-1)" office:value-type="float" office:value="712" calcext:value-type="float">
            <text:p/>
          </table:table-cell>
          <table:table-cell table:formula="of:=1/[.C369]" office:value-type="float" office:value="0.00271739130434783" calcext:value-type="float">
            <text:p/>
          </table:table-cell>
          <table:table-cell table:formula="of:=[.D369]/2^[.$B$2]" office:value-type="float" office:value="0.002716064453125" calcext:value-type="float">
            <text:p/>
          </table:table-cell>
          <table:table-cell table:formula="of:=ABS([.F369]-[.E369])/[.E369]*100" office:value-type="float" office:value="0.0488281249999972" calcext:value-type="float">
            <text:p/>
          </table:table-cell>
          <table:table-cell table:formula="of:=FLOOR([.$A$4]/[.C369];1)" office:value-type="float" office:value="36" calcext:value-type="float">
            <text:p/>
          </table:table-cell>
          <table:table-cell table:formula="of:=FLOOR(FLOOR([.$A$4]*[.D369];1)/2^[.$B$2];1)" office:value-type="float" office:value="36" calcext:value-type="float">
            <text:p/>
          </table:table-cell>
          <table:table-cell table:formula="of:=ABS([.H369]-[.I369])" office:value-type="float" office:value="0" calcext:value-type="float">
            <text:p/>
          </table:table-cell>
          <table:table-cell table:formula="of:=CONCATENATE(&quot;assign rom[&quot;;[.C369];&quot;] = &quot;;[.$B$2];&quot;'d&quot;;[.D369];&quot;;&quot;)" office:value-type="string" office:string-value="assign rom[368] = 18'd712;" calcext:value-type="string">
            <text:p>assign rom[368] = 18'd712;</text:p>
          </table:table-cell>
        </table:table-row>
        <table:table-row table:style-name="ro1">
          <table:table-cell table:number-columns-repeated="2"/>
          <table:table-cell table:formula="of:=[.C369]+1" office:value-type="float" office:value="369" calcext:value-type="float">
            <text:p/>
          </table:table-cell>
          <table:table-cell table:formula="of:=MIN(ROUND(2^[.$B$2]/[.C370]);2^[.$B$2]-1)" office:value-type="float" office:value="710" calcext:value-type="float">
            <text:p/>
          </table:table-cell>
          <table:table-cell table:formula="of:=1/[.C370]" office:value-type="float" office:value="0.002710027100271" calcext:value-type="float">
            <text:p/>
          </table:table-cell>
          <table:table-cell table:formula="of:=[.D370]/2^[.$B$2]" office:value-type="float" office:value="0.00270843505859375" calcext:value-type="float">
            <text:p/>
          </table:table-cell>
          <table:table-cell table:formula="of:=ABS([.F370]-[.E370])/[.E370]*100" office:value-type="float" office:value="0.0587463378906249" calcext:value-type="float">
            <text:p/>
          </table:table-cell>
          <table:table-cell table:formula="of:=FLOOR([.$A$4]/[.C370];1)" office:value-type="float" office:value="36" calcext:value-type="float">
            <text:p/>
          </table:table-cell>
          <table:table-cell table:formula="of:=FLOOR(FLOOR([.$A$4]*[.D370];1)/2^[.$B$2];1)" office:value-type="float" office:value="36" calcext:value-type="float">
            <text:p/>
          </table:table-cell>
          <table:table-cell table:formula="of:=ABS([.H370]-[.I370])" office:value-type="float" office:value="0" calcext:value-type="float">
            <text:p/>
          </table:table-cell>
          <table:table-cell table:formula="of:=CONCATENATE(&quot;assign rom[&quot;;[.C370];&quot;] = &quot;;[.$B$2];&quot;'d&quot;;[.D370];&quot;;&quot;)" office:value-type="string" office:string-value="assign rom[369] = 18'd710;" calcext:value-type="string">
            <text:p>assign rom[369] = 18'd710;</text:p>
          </table:table-cell>
        </table:table-row>
        <table:table-row table:style-name="ro1">
          <table:table-cell table:number-columns-repeated="2"/>
          <table:table-cell table:formula="of:=[.C370]+1" office:value-type="float" office:value="370" calcext:value-type="float">
            <text:p/>
          </table:table-cell>
          <table:table-cell table:formula="of:=MIN(ROUND(2^[.$B$2]/[.C371]);2^[.$B$2]-1)" office:value-type="float" office:value="708" calcext:value-type="float">
            <text:p/>
          </table:table-cell>
          <table:table-cell table:formula="of:=1/[.C371]" office:value-type="float" office:value="0.0027027027027027" calcext:value-type="float">
            <text:p/>
          </table:table-cell>
          <table:table-cell table:formula="of:=[.D371]/2^[.$B$2]" office:value-type="float" office:value="0.0027008056640625" calcext:value-type="float">
            <text:p/>
          </table:table-cell>
          <table:table-cell table:formula="of:=ABS([.F371]-[.E371])/[.E371]*100" office:value-type="float" office:value="0.0701904296875056" calcext:value-type="float">
            <text:p/>
          </table:table-cell>
          <table:table-cell table:formula="of:=FLOOR([.$A$4]/[.C371];1)" office:value-type="float" office:value="36" calcext:value-type="float">
            <text:p/>
          </table:table-cell>
          <table:table-cell table:formula="of:=FLOOR(FLOOR([.$A$4]*[.D371];1)/2^[.$B$2];1)" office:value-type="float" office:value="36" calcext:value-type="float">
            <text:p/>
          </table:table-cell>
          <table:table-cell table:formula="of:=ABS([.H371]-[.I371])" office:value-type="float" office:value="0" calcext:value-type="float">
            <text:p/>
          </table:table-cell>
          <table:table-cell table:formula="of:=CONCATENATE(&quot;assign rom[&quot;;[.C371];&quot;] = &quot;;[.$B$2];&quot;'d&quot;;[.D371];&quot;;&quot;)" office:value-type="string" office:string-value="assign rom[370] = 18'd708;" calcext:value-type="string">
            <text:p>assign rom[370] = 18'd708;</text:p>
          </table:table-cell>
        </table:table-row>
        <table:table-row table:style-name="ro1">
          <table:table-cell table:number-columns-repeated="2"/>
          <table:table-cell table:formula="of:=[.C371]+1" office:value-type="float" office:value="371" calcext:value-type="float">
            <text:p/>
          </table:table-cell>
          <table:table-cell table:formula="of:=MIN(ROUND(2^[.$B$2]/[.C372]);2^[.$B$2]-1)" office:value-type="float" office:value="707" calcext:value-type="float">
            <text:p/>
          </table:table-cell>
          <table:table-cell table:formula="of:=1/[.C372]" office:value-type="float" office:value="0.00269541778975741" calcext:value-type="float">
            <text:p/>
          </table:table-cell>
          <table:table-cell table:formula="of:=[.D372]/2^[.$B$2]" office:value-type="float" office:value="0.00269699096679687" calcext:value-type="float">
            <text:p/>
          </table:table-cell>
          <table:table-cell table:formula="of:=ABS([.F372]-[.E372])/[.E372]*100" office:value-type="float" office:value="0.0583648681640571" calcext:value-type="float">
            <text:p/>
          </table:table-cell>
          <table:table-cell table:formula="of:=FLOOR([.$A$4]/[.C372];1)" office:value-type="float" office:value="36" calcext:value-type="float">
            <text:p/>
          </table:table-cell>
          <table:table-cell table:formula="of:=FLOOR(FLOOR([.$A$4]*[.D372];1)/2^[.$B$2];1)" office:value-type="float" office:value="36" calcext:value-type="float">
            <text:p/>
          </table:table-cell>
          <table:table-cell table:formula="of:=ABS([.H372]-[.I372])" office:value-type="float" office:value="0" calcext:value-type="float">
            <text:p/>
          </table:table-cell>
          <table:table-cell table:formula="of:=CONCATENATE(&quot;assign rom[&quot;;[.C372];&quot;] = &quot;;[.$B$2];&quot;'d&quot;;[.D372];&quot;;&quot;)" office:value-type="string" office:string-value="assign rom[371] = 18'd707;" calcext:value-type="string">
            <text:p>assign rom[371] = 18'd707;</text:p>
          </table:table-cell>
        </table:table-row>
        <table:table-row table:style-name="ro1">
          <table:table-cell table:number-columns-repeated="2"/>
          <table:table-cell table:formula="of:=[.C372]+1" office:value-type="float" office:value="372" calcext:value-type="float">
            <text:p/>
          </table:table-cell>
          <table:table-cell table:formula="of:=MIN(ROUND(2^[.$B$2]/[.C373]);2^[.$B$2]-1)" office:value-type="float" office:value="705" calcext:value-type="float">
            <text:p/>
          </table:table-cell>
          <table:table-cell table:formula="of:=1/[.C373]" office:value-type="float" office:value="0.00268817204301075" calcext:value-type="float">
            <text:p/>
          </table:table-cell>
          <table:table-cell table:formula="of:=[.D373]/2^[.$B$2]" office:value-type="float" office:value="0.00268936157226562" calcext:value-type="float">
            <text:p/>
          </table:table-cell>
          <table:table-cell table:formula="of:=ABS([.F373]-[.E373])/[.E373]*100" office:value-type="float" office:value="0.044250488281242" calcext:value-type="float">
            <text:p/>
          </table:table-cell>
          <table:table-cell table:formula="of:=FLOOR([.$A$4]/[.C373];1)" office:value-type="float" office:value="36" calcext:value-type="float">
            <text:p/>
          </table:table-cell>
          <table:table-cell table:formula="of:=FLOOR(FLOOR([.$A$4]*[.D373];1)/2^[.$B$2];1)" office:value-type="float" office:value="36" calcext:value-type="float">
            <text:p/>
          </table:table-cell>
          <table:table-cell table:formula="of:=ABS([.H373]-[.I373])" office:value-type="float" office:value="0" calcext:value-type="float">
            <text:p/>
          </table:table-cell>
          <table:table-cell table:formula="of:=CONCATENATE(&quot;assign rom[&quot;;[.C373];&quot;] = &quot;;[.$B$2];&quot;'d&quot;;[.D373];&quot;;&quot;)" office:value-type="string" office:string-value="assign rom[372] = 18'd705;" calcext:value-type="string">
            <text:p>assign rom[372] = 18'd705;</text:p>
          </table:table-cell>
        </table:table-row>
        <table:table-row table:style-name="ro1">
          <table:table-cell table:number-columns-repeated="2"/>
          <table:table-cell table:formula="of:=[.C373]+1" office:value-type="float" office:value="373" calcext:value-type="float">
            <text:p/>
          </table:table-cell>
          <table:table-cell table:formula="of:=MIN(ROUND(2^[.$B$2]/[.C374]);2^[.$B$2]-1)" office:value-type="float" office:value="703" calcext:value-type="float">
            <text:p/>
          </table:table-cell>
          <table:table-cell table:formula="of:=1/[.C374]" office:value-type="float" office:value="0.00268096514745308" calcext:value-type="float">
            <text:p/>
          </table:table-cell>
          <table:table-cell table:formula="of:=[.D374]/2^[.$B$2]" office:value-type="float" office:value="0.00268173217773437" calcext:value-type="float">
            <text:p/>
          </table:table-cell>
          <table:table-cell table:formula="of:=ABS([.F374]-[.E374])/[.E374]*100" office:value-type="float" office:value="0.0286102294921856" calcext:value-type="float">
            <text:p/>
          </table:table-cell>
          <table:table-cell table:formula="of:=FLOOR([.$A$4]/[.C374];1)" office:value-type="float" office:value="36" calcext:value-type="float">
            <text:p/>
          </table:table-cell>
          <table:table-cell table:formula="of:=FLOOR(FLOOR([.$A$4]*[.D374];1)/2^[.$B$2];1)" office:value-type="float" office:value="36" calcext:value-type="float">
            <text:p/>
          </table:table-cell>
          <table:table-cell table:formula="of:=ABS([.H374]-[.I374])" office:value-type="float" office:value="0" calcext:value-type="float">
            <text:p/>
          </table:table-cell>
          <table:table-cell table:formula="of:=CONCATENATE(&quot;assign rom[&quot;;[.C374];&quot;] = &quot;;[.$B$2];&quot;'d&quot;;[.D374];&quot;;&quot;)" office:value-type="string" office:string-value="assign rom[373] = 18'd703;" calcext:value-type="string">
            <text:p>assign rom[373] = 18'd703;</text:p>
          </table:table-cell>
        </table:table-row>
        <table:table-row table:style-name="ro1">
          <table:table-cell table:number-columns-repeated="2"/>
          <table:table-cell table:formula="of:=[.C374]+1" office:value-type="float" office:value="374" calcext:value-type="float">
            <text:p/>
          </table:table-cell>
          <table:table-cell table:formula="of:=MIN(ROUND(2^[.$B$2]/[.C375]);2^[.$B$2]-1)" office:value-type="float" office:value="701" calcext:value-type="float">
            <text:p/>
          </table:table-cell>
          <table:table-cell table:formula="of:=1/[.C375]" office:value-type="float" office:value="0.00267379679144385" calcext:value-type="float">
            <text:p/>
          </table:table-cell>
          <table:table-cell table:formula="of:=[.D375]/2^[.$B$2]" office:value-type="float" office:value="0.00267410278320312" calcext:value-type="float">
            <text:p/>
          </table:table-cell>
          <table:table-cell table:formula="of:=ABS([.F375]-[.E375])/[.E375]*100" office:value-type="float" office:value="0.0114440917968808" calcext:value-type="float">
            <text:p/>
          </table:table-cell>
          <table:table-cell table:formula="of:=FLOOR([.$A$4]/[.C375];1)" office:value-type="float" office:value="35" calcext:value-type="float">
            <text:p/>
          </table:table-cell>
          <table:table-cell table:formula="of:=FLOOR(FLOOR([.$A$4]*[.D375];1)/2^[.$B$2];1)" office:value-type="float" office:value="35" calcext:value-type="float">
            <text:p/>
          </table:table-cell>
          <table:table-cell table:formula="of:=ABS([.H375]-[.I375])" office:value-type="float" office:value="0" calcext:value-type="float">
            <text:p/>
          </table:table-cell>
          <table:table-cell table:formula="of:=CONCATENATE(&quot;assign rom[&quot;;[.C375];&quot;] = &quot;;[.$B$2];&quot;'d&quot;;[.D375];&quot;;&quot;)" office:value-type="string" office:string-value="assign rom[374] = 18'd701;" calcext:value-type="string">
            <text:p>assign rom[374] = 18'd701;</text:p>
          </table:table-cell>
        </table:table-row>
        <table:table-row table:style-name="ro1">
          <table:table-cell table:number-columns-repeated="2"/>
          <table:table-cell table:formula="of:=[.C375]+1" office:value-type="float" office:value="375" calcext:value-type="float">
            <text:p/>
          </table:table-cell>
          <table:table-cell table:formula="of:=MIN(ROUND(2^[.$B$2]/[.C376]);2^[.$B$2]-1)" office:value-type="float" office:value="699" calcext:value-type="float">
            <text:p/>
          </table:table-cell>
          <table:table-cell table:formula="of:=1/[.C376]" office:value-type="float" office:value="0.00266666666666667" calcext:value-type="float">
            <text:p/>
          </table:table-cell>
          <table:table-cell table:formula="of:=[.D376]/2^[.$B$2]" office:value-type="float" office:value="0.00266647338867187" calcext:value-type="float">
            <text:p/>
          </table:table-cell>
          <table:table-cell table:formula="of:=ABS([.F376]-[.E376])/[.E376]*100" office:value-type="float" office:value="0.00724792480468416" calcext:value-type="float">
            <text:p/>
          </table:table-cell>
          <table:table-cell table:formula="of:=FLOOR([.$A$4]/[.C376];1)" office:value-type="float" office:value="35" calcext:value-type="float">
            <text:p/>
          </table:table-cell>
          <table:table-cell table:formula="of:=FLOOR(FLOOR([.$A$4]*[.D376];1)/2^[.$B$2];1)" office:value-type="float" office:value="35" calcext:value-type="float">
            <text:p/>
          </table:table-cell>
          <table:table-cell table:formula="of:=ABS([.H376]-[.I376])" office:value-type="float" office:value="0" calcext:value-type="float">
            <text:p/>
          </table:table-cell>
          <table:table-cell table:formula="of:=CONCATENATE(&quot;assign rom[&quot;;[.C376];&quot;] = &quot;;[.$B$2];&quot;'d&quot;;[.D376];&quot;;&quot;)" office:value-type="string" office:string-value="assign rom[375] = 18'd699;" calcext:value-type="string">
            <text:p>assign rom[375] = 18'd699;</text:p>
          </table:table-cell>
        </table:table-row>
        <table:table-row table:style-name="ro1">
          <table:table-cell table:number-columns-repeated="2"/>
          <table:table-cell table:formula="of:=[.C376]+1" office:value-type="float" office:value="376" calcext:value-type="float">
            <text:p/>
          </table:table-cell>
          <table:table-cell table:formula="of:=MIN(ROUND(2^[.$B$2]/[.C377]);2^[.$B$2]-1)" office:value-type="float" office:value="697" calcext:value-type="float">
            <text:p/>
          </table:table-cell>
          <table:table-cell table:formula="of:=1/[.C377]" office:value-type="float" office:value="0.00265957446808511" calcext:value-type="float">
            <text:p/>
          </table:table-cell>
          <table:table-cell table:formula="of:=[.D377]/2^[.$B$2]" office:value-type="float" office:value="0.00265884399414062" calcext:value-type="float">
            <text:p/>
          </table:table-cell>
          <table:table-cell table:formula="of:=ABS([.F377]-[.E377])/[.E377]*100" office:value-type="float" office:value="0.0274658203124976" calcext:value-type="float">
            <text:p/>
          </table:table-cell>
          <table:table-cell table:formula="of:=FLOOR([.$A$4]/[.C377];1)" office:value-type="float" office:value="35" calcext:value-type="float">
            <text:p/>
          </table:table-cell>
          <table:table-cell table:formula="of:=FLOOR(FLOOR([.$A$4]*[.D377];1)/2^[.$B$2];1)" office:value-type="float" office:value="35" calcext:value-type="float">
            <text:p/>
          </table:table-cell>
          <table:table-cell table:formula="of:=ABS([.H377]-[.I377])" office:value-type="float" office:value="0" calcext:value-type="float">
            <text:p/>
          </table:table-cell>
          <table:table-cell table:formula="of:=CONCATENATE(&quot;assign rom[&quot;;[.C377];&quot;] = &quot;;[.$B$2];&quot;'d&quot;;[.D377];&quot;;&quot;)" office:value-type="string" office:string-value="assign rom[376] = 18'd697;" calcext:value-type="string">
            <text:p>assign rom[376] = 18'd697;</text:p>
          </table:table-cell>
        </table:table-row>
        <table:table-row table:style-name="ro1">
          <table:table-cell table:number-columns-repeated="2"/>
          <table:table-cell table:formula="of:=[.C377]+1" office:value-type="float" office:value="377" calcext:value-type="float">
            <text:p/>
          </table:table-cell>
          <table:table-cell table:formula="of:=MIN(ROUND(2^[.$B$2]/[.C378]);2^[.$B$2]-1)" office:value-type="float" office:value="695" calcext:value-type="float">
            <text:p/>
          </table:table-cell>
          <table:table-cell table:formula="of:=1/[.C378]" office:value-type="float" office:value="0.0026525198938992" calcext:value-type="float">
            <text:p/>
          </table:table-cell>
          <table:table-cell table:formula="of:=[.D378]/2^[.$B$2]" office:value-type="float" office:value="0.00265121459960937" calcext:value-type="float">
            <text:p/>
          </table:table-cell>
          <table:table-cell table:formula="of:=ABS([.F378]-[.E378])/[.E378]*100" office:value-type="float" office:value="0.0492095947265573" calcext:value-type="float">
            <text:p/>
          </table:table-cell>
          <table:table-cell table:formula="of:=FLOOR([.$A$4]/[.C378];1)" office:value-type="float" office:value="35" calcext:value-type="float">
            <text:p/>
          </table:table-cell>
          <table:table-cell table:formula="of:=FLOOR(FLOOR([.$A$4]*[.D378];1)/2^[.$B$2];1)" office:value-type="float" office:value="35" calcext:value-type="float">
            <text:p/>
          </table:table-cell>
          <table:table-cell table:formula="of:=ABS([.H378]-[.I378])" office:value-type="float" office:value="0" calcext:value-type="float">
            <text:p/>
          </table:table-cell>
          <table:table-cell table:formula="of:=CONCATENATE(&quot;assign rom[&quot;;[.C378];&quot;] = &quot;;[.$B$2];&quot;'d&quot;;[.D378];&quot;;&quot;)" office:value-type="string" office:string-value="assign rom[377] = 18'd695;" calcext:value-type="string">
            <text:p>assign rom[377] = 18'd695;</text:p>
          </table:table-cell>
        </table:table-row>
        <table:table-row table:style-name="ro1">
          <table:table-cell table:number-columns-repeated="2"/>
          <table:table-cell table:formula="of:=[.C378]+1" office:value-type="float" office:value="378" calcext:value-type="float">
            <text:p/>
          </table:table-cell>
          <table:table-cell table:formula="of:=MIN(ROUND(2^[.$B$2]/[.C379]);2^[.$B$2]-1)" office:value-type="float" office:value="694" calcext:value-type="float">
            <text:p/>
          </table:table-cell>
          <table:table-cell table:formula="of:=1/[.C379]" office:value-type="float" office:value="0.00264550264550265" calcext:value-type="float">
            <text:p/>
          </table:table-cell>
          <table:table-cell table:formula="of:=[.D379]/2^[.$B$2]" office:value-type="float" office:value="0.00264739990234375" calcext:value-type="float">
            <text:p/>
          </table:table-cell>
          <table:table-cell table:formula="of:=ABS([.F379]-[.E379])/[.E379]*100" office:value-type="float" office:value="0.0717163085937556" calcext:value-type="float">
            <text:p/>
          </table:table-cell>
          <table:table-cell table:formula="of:=FLOOR([.$A$4]/[.C379];1)" office:value-type="float" office:value="35" calcext:value-type="float">
            <text:p/>
          </table:table-cell>
          <table:table-cell table:formula="of:=FLOOR(FLOOR([.$A$4]*[.D379];1)/2^[.$B$2];1)" office:value-type="float" office:value="35" calcext:value-type="float">
            <text:p/>
          </table:table-cell>
          <table:table-cell table:formula="of:=ABS([.H379]-[.I379])" office:value-type="float" office:value="0" calcext:value-type="float">
            <text:p/>
          </table:table-cell>
          <table:table-cell table:formula="of:=CONCATENATE(&quot;assign rom[&quot;;[.C379];&quot;] = &quot;;[.$B$2];&quot;'d&quot;;[.D379];&quot;;&quot;)" office:value-type="string" office:string-value="assign rom[378] = 18'd694;" calcext:value-type="string">
            <text:p>assign rom[378] = 18'd694;</text:p>
          </table:table-cell>
        </table:table-row>
        <table:table-row table:style-name="ro1">
          <table:table-cell table:number-columns-repeated="2"/>
          <table:table-cell table:formula="of:=[.C379]+1" office:value-type="float" office:value="379" calcext:value-type="float">
            <text:p/>
          </table:table-cell>
          <table:table-cell table:formula="of:=MIN(ROUND(2^[.$B$2]/[.C380]);2^[.$B$2]-1)" office:value-type="float" office:value="692" calcext:value-type="float">
            <text:p/>
          </table:table-cell>
          <table:table-cell table:formula="of:=1/[.C380]" office:value-type="float" office:value="0.00263852242744063" calcext:value-type="float">
            <text:p/>
          </table:table-cell>
          <table:table-cell table:formula="of:=[.D380]/2^[.$B$2]" office:value-type="float" office:value="0.0026397705078125" calcext:value-type="float">
            <text:p/>
          </table:table-cell>
          <table:table-cell table:formula="of:=ABS([.F380]-[.E380])/[.E380]*100" office:value-type="float" office:value="0.0473022460937536" calcext:value-type="float">
            <text:p/>
          </table:table-cell>
          <table:table-cell table:formula="of:=FLOOR([.$A$4]/[.C380];1)" office:value-type="float" office:value="35" calcext:value-type="float">
            <text:p/>
          </table:table-cell>
          <table:table-cell table:formula="of:=FLOOR(FLOOR([.$A$4]*[.D380];1)/2^[.$B$2];1)" office:value-type="float" office:value="35" calcext:value-type="float">
            <text:p/>
          </table:table-cell>
          <table:table-cell table:formula="of:=ABS([.H380]-[.I380])" office:value-type="float" office:value="0" calcext:value-type="float">
            <text:p/>
          </table:table-cell>
          <table:table-cell table:formula="of:=CONCATENATE(&quot;assign rom[&quot;;[.C380];&quot;] = &quot;;[.$B$2];&quot;'d&quot;;[.D380];&quot;;&quot;)" office:value-type="string" office:string-value="assign rom[379] = 18'd692;" calcext:value-type="string">
            <text:p>assign rom[379] = 18'd692;</text:p>
          </table:table-cell>
        </table:table-row>
        <table:table-row table:style-name="ro1">
          <table:table-cell table:number-columns-repeated="2"/>
          <table:table-cell table:formula="of:=[.C380]+1" office:value-type="float" office:value="380" calcext:value-type="float">
            <text:p/>
          </table:table-cell>
          <table:table-cell table:formula="of:=MIN(ROUND(2^[.$B$2]/[.C381]);2^[.$B$2]-1)" office:value-type="float" office:value="690" calcext:value-type="float">
            <text:p/>
          </table:table-cell>
          <table:table-cell table:formula="of:=1/[.C381]" office:value-type="float" office:value="0.00263157894736842" calcext:value-type="float">
            <text:p/>
          </table:table-cell>
          <table:table-cell table:formula="of:=[.D381]/2^[.$B$2]" office:value-type="float" office:value="0.00263214111328125" calcext:value-type="float">
            <text:p/>
          </table:table-cell>
          <table:table-cell table:formula="of:=ABS([.F381]-[.E381])/[.E381]*100" office:value-type="float" office:value="0.0213623046875023" calcext:value-type="float">
            <text:p/>
          </table:table-cell>
          <table:table-cell table:formula="of:=FLOOR([.$A$4]/[.C381];1)" office:value-type="float" office:value="35" calcext:value-type="float">
            <text:p/>
          </table:table-cell>
          <table:table-cell table:formula="of:=FLOOR(FLOOR([.$A$4]*[.D381];1)/2^[.$B$2];1)" office:value-type="float" office:value="35" calcext:value-type="float">
            <text:p/>
          </table:table-cell>
          <table:table-cell table:formula="of:=ABS([.H381]-[.I381])" office:value-type="float" office:value="0" calcext:value-type="float">
            <text:p/>
          </table:table-cell>
          <table:table-cell table:formula="of:=CONCATENATE(&quot;assign rom[&quot;;[.C381];&quot;] = &quot;;[.$B$2];&quot;'d&quot;;[.D381];&quot;;&quot;)" office:value-type="string" office:string-value="assign rom[380] = 18'd690;" calcext:value-type="string">
            <text:p>assign rom[380] = 18'd690;</text:p>
          </table:table-cell>
        </table:table-row>
        <table:table-row table:style-name="ro1">
          <table:table-cell table:number-columns-repeated="2"/>
          <table:table-cell table:formula="of:=[.C381]+1" office:value-type="float" office:value="381" calcext:value-type="float">
            <text:p/>
          </table:table-cell>
          <table:table-cell table:formula="of:=MIN(ROUND(2^[.$B$2]/[.C382]);2^[.$B$2]-1)" office:value-type="float" office:value="688" calcext:value-type="float">
            <text:p/>
          </table:table-cell>
          <table:table-cell table:formula="of:=1/[.C382]" office:value-type="float" office:value="0.0026246719160105" calcext:value-type="float">
            <text:p/>
          </table:table-cell>
          <table:table-cell table:formula="of:=[.D382]/2^[.$B$2]" office:value-type="float" office:value="0.00262451171875" calcext:value-type="float">
            <text:p/>
          </table:table-cell>
          <table:table-cell table:formula="of:=ABS([.F382]-[.E382])/[.E382]*100" office:value-type="float" office:value="0.00610351562499861" calcext:value-type="float">
            <text:p/>
          </table:table-cell>
          <table:table-cell table:formula="of:=FLOOR([.$A$4]/[.C382];1)" office:value-type="float" office:value="35" calcext:value-type="float">
            <text:p/>
          </table:table-cell>
          <table:table-cell table:formula="of:=FLOOR(FLOOR([.$A$4]*[.D382];1)/2^[.$B$2];1)" office:value-type="float" office:value="35" calcext:value-type="float">
            <text:p/>
          </table:table-cell>
          <table:table-cell table:formula="of:=ABS([.H382]-[.I382])" office:value-type="float" office:value="0" calcext:value-type="float">
            <text:p/>
          </table:table-cell>
          <table:table-cell table:formula="of:=CONCATENATE(&quot;assign rom[&quot;;[.C382];&quot;] = &quot;;[.$B$2];&quot;'d&quot;;[.D382];&quot;;&quot;)" office:value-type="string" office:string-value="assign rom[381] = 18'd688;" calcext:value-type="string">
            <text:p>assign rom[381] = 18'd688;</text:p>
          </table:table-cell>
        </table:table-row>
        <table:table-row table:style-name="ro1">
          <table:table-cell table:number-columns-repeated="2"/>
          <table:table-cell table:formula="of:=[.C382]+1" office:value-type="float" office:value="382" calcext:value-type="float">
            <text:p/>
          </table:table-cell>
          <table:table-cell table:formula="of:=MIN(ROUND(2^[.$B$2]/[.C383]);2^[.$B$2]-1)" office:value-type="float" office:value="686" calcext:value-type="float">
            <text:p/>
          </table:table-cell>
          <table:table-cell table:formula="of:=1/[.C383]" office:value-type="float" office:value="0.00261780104712042" calcext:value-type="float">
            <text:p/>
          </table:table-cell>
          <table:table-cell table:formula="of:=[.D383]/2^[.$B$2]" office:value-type="float" office:value="0.00261688232421875" calcext:value-type="float">
            <text:p/>
          </table:table-cell>
          <table:table-cell table:formula="of:=ABS([.F383]-[.E383])/[.E383]*100" office:value-type="float" office:value="0.0350952148437561" calcext:value-type="float">
            <text:p/>
          </table:table-cell>
          <table:table-cell table:formula="of:=FLOOR([.$A$4]/[.C383];1)" office:value-type="float" office:value="35" calcext:value-type="float">
            <text:p/>
          </table:table-cell>
          <table:table-cell table:formula="of:=FLOOR(FLOOR([.$A$4]*[.D383];1)/2^[.$B$2];1)" office:value-type="float" office:value="35" calcext:value-type="float">
            <text:p/>
          </table:table-cell>
          <table:table-cell table:formula="of:=ABS([.H383]-[.I383])" office:value-type="float" office:value="0" calcext:value-type="float">
            <text:p/>
          </table:table-cell>
          <table:table-cell table:formula="of:=CONCATENATE(&quot;assign rom[&quot;;[.C383];&quot;] = &quot;;[.$B$2];&quot;'d&quot;;[.D383];&quot;;&quot;)" office:value-type="string" office:string-value="assign rom[382] = 18'd686;" calcext:value-type="string">
            <text:p>assign rom[382] = 18'd686;</text:p>
          </table:table-cell>
        </table:table-row>
        <table:table-row table:style-name="ro1">
          <table:table-cell table:number-columns-repeated="2"/>
          <table:table-cell table:formula="of:=[.C383]+1" office:value-type="float" office:value="383" calcext:value-type="float">
            <text:p/>
          </table:table-cell>
          <table:table-cell table:formula="of:=MIN(ROUND(2^[.$B$2]/[.C384]);2^[.$B$2]-1)" office:value-type="float" office:value="684" calcext:value-type="float">
            <text:p/>
          </table:table-cell>
          <table:table-cell table:formula="of:=1/[.C384]" office:value-type="float" office:value="0.00261096605744125" calcext:value-type="float">
            <text:p/>
          </table:table-cell>
          <table:table-cell table:formula="of:=[.D384]/2^[.$B$2]" office:value-type="float" office:value="0.0026092529296875" calcext:value-type="float">
            <text:p/>
          </table:table-cell>
          <table:table-cell table:formula="of:=ABS([.F384]-[.E384])/[.E384]*100" office:value-type="float" office:value="0.0656127929687513" calcext:value-type="float">
            <text:p/>
          </table:table-cell>
          <table:table-cell table:formula="of:=FLOOR([.$A$4]/[.C384];1)" office:value-type="float" office:value="35" calcext:value-type="float">
            <text:p/>
          </table:table-cell>
          <table:table-cell table:formula="of:=FLOOR(FLOOR([.$A$4]*[.D384];1)/2^[.$B$2];1)" office:value-type="float" office:value="35" calcext:value-type="float">
            <text:p/>
          </table:table-cell>
          <table:table-cell table:formula="of:=ABS([.H384]-[.I384])" office:value-type="float" office:value="0" calcext:value-type="float">
            <text:p/>
          </table:table-cell>
          <table:table-cell table:formula="of:=CONCATENATE(&quot;assign rom[&quot;;[.C384];&quot;] = &quot;;[.$B$2];&quot;'d&quot;;[.D384];&quot;;&quot;)" office:value-type="string" office:string-value="assign rom[383] = 18'd684;" calcext:value-type="string">
            <text:p>assign rom[383] = 18'd684;</text:p>
          </table:table-cell>
        </table:table-row>
        <table:table-row table:style-name="ro1">
          <table:table-cell table:number-columns-repeated="2"/>
          <table:table-cell table:formula="of:=[.C384]+1" office:value-type="float" office:value="384" calcext:value-type="float">
            <text:p/>
          </table:table-cell>
          <table:table-cell table:formula="of:=MIN(ROUND(2^[.$B$2]/[.C385]);2^[.$B$2]-1)" office:value-type="float" office:value="683" calcext:value-type="float">
            <text:p/>
          </table:table-cell>
          <table:table-cell table:formula="of:=1/[.C385]" office:value-type="float" office:value="0.00260416666666667" calcext:value-type="float">
            <text:p/>
          </table:table-cell>
          <table:table-cell table:formula="of:=[.D385]/2^[.$B$2]" office:value-type="float" office:value="0.00260543823242187" calcext:value-type="float">
            <text:p/>
          </table:table-cell>
          <table:table-cell table:formula="of:=ABS([.F385]-[.E385])/[.E385]*100" office:value-type="float" office:value="0.0488281250000056" calcext:value-type="float">
            <text:p/>
          </table:table-cell>
          <table:table-cell table:formula="of:=FLOOR([.$A$4]/[.C385];1)" office:value-type="float" office:value="35" calcext:value-type="float">
            <text:p/>
          </table:table-cell>
          <table:table-cell table:formula="of:=FLOOR(FLOOR([.$A$4]*[.D385];1)/2^[.$B$2];1)" office:value-type="float" office:value="35" calcext:value-type="float">
            <text:p/>
          </table:table-cell>
          <table:table-cell table:formula="of:=ABS([.H385]-[.I385])" office:value-type="float" office:value="0" calcext:value-type="float">
            <text:p/>
          </table:table-cell>
          <table:table-cell table:formula="of:=CONCATENATE(&quot;assign rom[&quot;;[.C385];&quot;] = &quot;;[.$B$2];&quot;'d&quot;;[.D385];&quot;;&quot;)" office:value-type="string" office:string-value="assign rom[384] = 18'd683;" calcext:value-type="string">
            <text:p>assign rom[384] = 18'd683;</text:p>
          </table:table-cell>
        </table:table-row>
        <table:table-row table:style-name="ro1">
          <table:table-cell table:number-columns-repeated="2"/>
          <table:table-cell table:formula="of:=[.C385]+1" office:value-type="float" office:value="385" calcext:value-type="float">
            <text:p/>
          </table:table-cell>
          <table:table-cell table:formula="of:=MIN(ROUND(2^[.$B$2]/[.C386]);2^[.$B$2]-1)" office:value-type="float" office:value="681" calcext:value-type="float">
            <text:p/>
          </table:table-cell>
          <table:table-cell table:formula="of:=1/[.C386]" office:value-type="float" office:value="0.0025974025974026" calcext:value-type="float">
            <text:p/>
          </table:table-cell>
          <table:table-cell table:formula="of:=[.D386]/2^[.$B$2]" office:value-type="float" office:value="0.00259780883789062" calcext:value-type="float">
            <text:p/>
          </table:table-cell>
          <table:table-cell table:formula="of:=ABS([.F386]-[.E386])/[.E386]*100" office:value-type="float" office:value="0.0156402587890626" calcext:value-type="float">
            <text:p/>
          </table:table-cell>
          <table:table-cell table:formula="of:=FLOOR([.$A$4]/[.C386];1)" office:value-type="float" office:value="34" calcext:value-type="float">
            <text:p/>
          </table:table-cell>
          <table:table-cell table:formula="of:=FLOOR(FLOOR([.$A$4]*[.D386];1)/2^[.$B$2];1)" office:value-type="float" office:value="34" calcext:value-type="float">
            <text:p/>
          </table:table-cell>
          <table:table-cell table:formula="of:=ABS([.H386]-[.I386])" office:value-type="float" office:value="0" calcext:value-type="float">
            <text:p/>
          </table:table-cell>
          <table:table-cell table:formula="of:=CONCATENATE(&quot;assign rom[&quot;;[.C386];&quot;] = &quot;;[.$B$2];&quot;'d&quot;;[.D386];&quot;;&quot;)" office:value-type="string" office:string-value="assign rom[385] = 18'd681;" calcext:value-type="string">
            <text:p>assign rom[385] = 18'd681;</text:p>
          </table:table-cell>
        </table:table-row>
        <table:table-row table:style-name="ro1">
          <table:table-cell table:number-columns-repeated="2"/>
          <table:table-cell table:formula="of:=[.C386]+1" office:value-type="float" office:value="386" calcext:value-type="float">
            <text:p/>
          </table:table-cell>
          <table:table-cell table:formula="of:=MIN(ROUND(2^[.$B$2]/[.C387]);2^[.$B$2]-1)" office:value-type="float" office:value="679" calcext:value-type="float">
            <text:p/>
          </table:table-cell>
          <table:table-cell table:formula="of:=1/[.C387]" office:value-type="float" office:value="0.00259067357512953" calcext:value-type="float">
            <text:p/>
          </table:table-cell>
          <table:table-cell table:formula="of:=[.D387]/2^[.$B$2]" office:value-type="float" office:value="0.00259017944335937" calcext:value-type="float">
            <text:p/>
          </table:table-cell>
          <table:table-cell table:formula="of:=ABS([.F387]-[.E387])/[.E387]*100" office:value-type="float" office:value="0.0190734863281287" calcext:value-type="float">
            <text:p/>
          </table:table-cell>
          <table:table-cell table:formula="of:=FLOOR([.$A$4]/[.C387];1)" office:value-type="float" office:value="34" calcext:value-type="float">
            <text:p/>
          </table:table-cell>
          <table:table-cell table:formula="of:=FLOOR(FLOOR([.$A$4]*[.D387];1)/2^[.$B$2];1)" office:value-type="float" office:value="34" calcext:value-type="float">
            <text:p/>
          </table:table-cell>
          <table:table-cell table:formula="of:=ABS([.H387]-[.I387])" office:value-type="float" office:value="0" calcext:value-type="float">
            <text:p/>
          </table:table-cell>
          <table:table-cell table:formula="of:=CONCATENATE(&quot;assign rom[&quot;;[.C387];&quot;] = &quot;;[.$B$2];&quot;'d&quot;;[.D387];&quot;;&quot;)" office:value-type="string" office:string-value="assign rom[386] = 18'd679;" calcext:value-type="string">
            <text:p>assign rom[386] = 18'd679;</text:p>
          </table:table-cell>
        </table:table-row>
        <table:table-row table:style-name="ro1">
          <table:table-cell table:number-columns-repeated="2"/>
          <table:table-cell table:formula="of:=[.C387]+1" office:value-type="float" office:value="387" calcext:value-type="float">
            <text:p/>
          </table:table-cell>
          <table:table-cell table:formula="of:=MIN(ROUND(2^[.$B$2]/[.C388]);2^[.$B$2]-1)" office:value-type="float" office:value="677" calcext:value-type="float">
            <text:p/>
          </table:table-cell>
          <table:table-cell table:formula="of:=1/[.C388]" office:value-type="float" office:value="0.00258397932816537" calcext:value-type="float">
            <text:p/>
          </table:table-cell>
          <table:table-cell table:formula="of:=[.D388]/2^[.$B$2]" office:value-type="float" office:value="0.00258255004882812" calcext:value-type="float">
            <text:p/>
          </table:table-cell>
          <table:table-cell table:formula="of:=ABS([.F388]-[.E388])/[.E388]*100" office:value-type="float" office:value="0.0553131103515667" calcext:value-type="float">
            <text:p/>
          </table:table-cell>
          <table:table-cell table:formula="of:=FLOOR([.$A$4]/[.C388];1)" office:value-type="float" office:value="34" calcext:value-type="float">
            <text:p/>
          </table:table-cell>
          <table:table-cell table:formula="of:=FLOOR(FLOOR([.$A$4]*[.D388];1)/2^[.$B$2];1)" office:value-type="float" office:value="34" calcext:value-type="float">
            <text:p/>
          </table:table-cell>
          <table:table-cell table:formula="of:=ABS([.H388]-[.I388])" office:value-type="float" office:value="0" calcext:value-type="float">
            <text:p/>
          </table:table-cell>
          <table:table-cell table:formula="of:=CONCATENATE(&quot;assign rom[&quot;;[.C388];&quot;] = &quot;;[.$B$2];&quot;'d&quot;;[.D388];&quot;;&quot;)" office:value-type="string" office:string-value="assign rom[387] = 18'd677;" calcext:value-type="string">
            <text:p>assign rom[387] = 18'd677;</text:p>
          </table:table-cell>
        </table:table-row>
        <table:table-row table:style-name="ro1">
          <table:table-cell table:number-columns-repeated="2"/>
          <table:table-cell table:formula="of:=[.C388]+1" office:value-type="float" office:value="388" calcext:value-type="float">
            <text:p/>
          </table:table-cell>
          <table:table-cell table:formula="of:=MIN(ROUND(2^[.$B$2]/[.C389]);2^[.$B$2]-1)" office:value-type="float" office:value="676" calcext:value-type="float">
            <text:p/>
          </table:table-cell>
          <table:table-cell table:formula="of:=1/[.C389]" office:value-type="float" office:value="0.00257731958762887" calcext:value-type="float">
            <text:p/>
          </table:table-cell>
          <table:table-cell table:formula="of:=[.D389]/2^[.$B$2]" office:value-type="float" office:value="0.0025787353515625" calcext:value-type="float">
            <text:p/>
          </table:table-cell>
          <table:table-cell table:formula="of:=ABS([.F389]-[.E389])/[.E389]*100" office:value-type="float" office:value="0.0549316406250019" calcext:value-type="float">
            <text:p/>
          </table:table-cell>
          <table:table-cell table:formula="of:=FLOOR([.$A$4]/[.C389];1)" office:value-type="float" office:value="34" calcext:value-type="float">
            <text:p/>
          </table:table-cell>
          <table:table-cell table:formula="of:=FLOOR(FLOOR([.$A$4]*[.D389];1)/2^[.$B$2];1)" office:value-type="float" office:value="34" calcext:value-type="float">
            <text:p/>
          </table:table-cell>
          <table:table-cell table:formula="of:=ABS([.H389]-[.I389])" office:value-type="float" office:value="0" calcext:value-type="float">
            <text:p/>
          </table:table-cell>
          <table:table-cell table:formula="of:=CONCATENATE(&quot;assign rom[&quot;;[.C389];&quot;] = &quot;;[.$B$2];&quot;'d&quot;;[.D389];&quot;;&quot;)" office:value-type="string" office:string-value="assign rom[388] = 18'd676;" calcext:value-type="string">
            <text:p>assign rom[388] = 18'd676;</text:p>
          </table:table-cell>
        </table:table-row>
        <table:table-row table:style-name="ro1">
          <table:table-cell table:number-columns-repeated="2"/>
          <table:table-cell table:formula="of:=[.C389]+1" office:value-type="float" office:value="389" calcext:value-type="float">
            <text:p/>
          </table:table-cell>
          <table:table-cell table:formula="of:=MIN(ROUND(2^[.$B$2]/[.C390]);2^[.$B$2]-1)" office:value-type="float" office:value="674" calcext:value-type="float">
            <text:p/>
          </table:table-cell>
          <table:table-cell table:formula="of:=1/[.C390]" office:value-type="float" office:value="0.0025706940874036" calcext:value-type="float">
            <text:p/>
          </table:table-cell>
          <table:table-cell table:formula="of:=[.D390]/2^[.$B$2]" office:value-type="float" office:value="0.00257110595703125" calcext:value-type="float">
            <text:p/>
          </table:table-cell>
          <table:table-cell table:formula="of:=ABS([.F390]-[.E390])/[.E390]*100" office:value-type="float" office:value="0.0160217285156322" calcext:value-type="float">
            <text:p/>
          </table:table-cell>
          <table:table-cell table:formula="of:=FLOOR([.$A$4]/[.C390];1)" office:value-type="float" office:value="34" calcext:value-type="float">
            <text:p/>
          </table:table-cell>
          <table:table-cell table:formula="of:=FLOOR(FLOOR([.$A$4]*[.D390];1)/2^[.$B$2];1)" office:value-type="float" office:value="34" calcext:value-type="float">
            <text:p/>
          </table:table-cell>
          <table:table-cell table:formula="of:=ABS([.H390]-[.I390])" office:value-type="float" office:value="0" calcext:value-type="float">
            <text:p/>
          </table:table-cell>
          <table:table-cell table:formula="of:=CONCATENATE(&quot;assign rom[&quot;;[.C390];&quot;] = &quot;;[.$B$2];&quot;'d&quot;;[.D390];&quot;;&quot;)" office:value-type="string" office:string-value="assign rom[389] = 18'd674;" calcext:value-type="string">
            <text:p>assign rom[389] = 18'd674;</text:p>
          </table:table-cell>
        </table:table-row>
        <table:table-row table:style-name="ro1">
          <table:table-cell table:number-columns-repeated="2"/>
          <table:table-cell table:formula="of:=[.C390]+1" office:value-type="float" office:value="390" calcext:value-type="float">
            <text:p/>
          </table:table-cell>
          <table:table-cell table:formula="of:=MIN(ROUND(2^[.$B$2]/[.C391]);2^[.$B$2]-1)" office:value-type="float" office:value="672" calcext:value-type="float">
            <text:p/>
          </table:table-cell>
          <table:table-cell table:formula="of:=1/[.C391]" office:value-type="float" office:value="0.00256410256410256" calcext:value-type="float">
            <text:p/>
          </table:table-cell>
          <table:table-cell table:formula="of:=[.D391]/2^[.$B$2]" office:value-type="float" office:value="0.0025634765625" calcext:value-type="float">
            <text:p/>
          </table:table-cell>
          <table:table-cell table:formula="of:=ABS([.F391]-[.E391])/[.E391]*100" office:value-type="float" office:value="0.0244140624999999" calcext:value-type="float">
            <text:p/>
          </table:table-cell>
          <table:table-cell table:formula="of:=FLOOR([.$A$4]/[.C391];1)" office:value-type="float" office:value="34" calcext:value-type="float">
            <text:p/>
          </table:table-cell>
          <table:table-cell table:formula="of:=FLOOR(FLOOR([.$A$4]*[.D391];1)/2^[.$B$2];1)" office:value-type="float" office:value="34" calcext:value-type="float">
            <text:p/>
          </table:table-cell>
          <table:table-cell table:formula="of:=ABS([.H391]-[.I391])" office:value-type="float" office:value="0" calcext:value-type="float">
            <text:p/>
          </table:table-cell>
          <table:table-cell table:formula="of:=CONCATENATE(&quot;assign rom[&quot;;[.C391];&quot;] = &quot;;[.$B$2];&quot;'d&quot;;[.D391];&quot;;&quot;)" office:value-type="string" office:string-value="assign rom[390] = 18'd672;" calcext:value-type="string">
            <text:p>assign rom[390] = 18'd672;</text:p>
          </table:table-cell>
        </table:table-row>
        <table:table-row table:style-name="ro1">
          <table:table-cell table:number-columns-repeated="2"/>
          <table:table-cell table:formula="of:=[.C391]+1" office:value-type="float" office:value="391" calcext:value-type="float">
            <text:p/>
          </table:table-cell>
          <table:table-cell table:formula="of:=MIN(ROUND(2^[.$B$2]/[.C392]);2^[.$B$2]-1)" office:value-type="float" office:value="670" calcext:value-type="float">
            <text:p/>
          </table:table-cell>
          <table:table-cell table:formula="of:=1/[.C392]" office:value-type="float" office:value="0.00255754475703325" calcext:value-type="float">
            <text:p/>
          </table:table-cell>
          <table:table-cell table:formula="of:=[.D392]/2^[.$B$2]" office:value-type="float" office:value="0.00255584716796875" calcext:value-type="float">
            <text:p/>
          </table:table-cell>
          <table:table-cell table:formula="of:=ABS([.F392]-[.E392])/[.E392]*100" office:value-type="float" office:value="0.0663757324218832" calcext:value-type="float">
            <text:p/>
          </table:table-cell>
          <table:table-cell table:formula="of:=FLOOR([.$A$4]/[.C392];1)" office:value-type="float" office:value="34" calcext:value-type="float">
            <text:p/>
          </table:table-cell>
          <table:table-cell table:formula="of:=FLOOR(FLOOR([.$A$4]*[.D392];1)/2^[.$B$2];1)" office:value-type="float" office:value="34" calcext:value-type="float">
            <text:p/>
          </table:table-cell>
          <table:table-cell table:formula="of:=ABS([.H392]-[.I392])" office:value-type="float" office:value="0" calcext:value-type="float">
            <text:p/>
          </table:table-cell>
          <table:table-cell table:formula="of:=CONCATENATE(&quot;assign rom[&quot;;[.C392];&quot;] = &quot;;[.$B$2];&quot;'d&quot;;[.D392];&quot;;&quot;)" office:value-type="string" office:string-value="assign rom[391] = 18'd670;" calcext:value-type="string">
            <text:p>assign rom[391] = 18'd670;</text:p>
          </table:table-cell>
        </table:table-row>
        <table:table-row table:style-name="ro1">
          <table:table-cell table:number-columns-repeated="2"/>
          <table:table-cell table:formula="of:=[.C392]+1" office:value-type="float" office:value="392" calcext:value-type="float">
            <text:p/>
          </table:table-cell>
          <table:table-cell table:formula="of:=MIN(ROUND(2^[.$B$2]/[.C393]);2^[.$B$2]-1)" office:value-type="float" office:value="669" calcext:value-type="float">
            <text:p/>
          </table:table-cell>
          <table:table-cell table:formula="of:=1/[.C393]" office:value-type="float" office:value="0.00255102040816327" calcext:value-type="float">
            <text:p/>
          </table:table-cell>
          <table:table-cell table:formula="of:=[.D393]/2^[.$B$2]" office:value-type="float" office:value="0.00255203247070312" calcext:value-type="float">
            <text:p/>
          </table:table-cell>
          <table:table-cell table:formula="of:=ABS([.F393]-[.E393])/[.E393]*100" office:value-type="float" office:value="0.039672851562508" calcext:value-type="float">
            <text:p/>
          </table:table-cell>
          <table:table-cell table:formula="of:=FLOOR([.$A$4]/[.C393];1)" office:value-type="float" office:value="34" calcext:value-type="float">
            <text:p/>
          </table:table-cell>
          <table:table-cell table:formula="of:=FLOOR(FLOOR([.$A$4]*[.D393];1)/2^[.$B$2];1)" office:value-type="float" office:value="34" calcext:value-type="float">
            <text:p/>
          </table:table-cell>
          <table:table-cell table:formula="of:=ABS([.H393]-[.I393])" office:value-type="float" office:value="0" calcext:value-type="float">
            <text:p/>
          </table:table-cell>
          <table:table-cell table:formula="of:=CONCATENATE(&quot;assign rom[&quot;;[.C393];&quot;] = &quot;;[.$B$2];&quot;'d&quot;;[.D393];&quot;;&quot;)" office:value-type="string" office:string-value="assign rom[392] = 18'd669;" calcext:value-type="string">
            <text:p>assign rom[392] = 18'd669;</text:p>
          </table:table-cell>
        </table:table-row>
        <table:table-row table:style-name="ro1">
          <table:table-cell table:number-columns-repeated="2"/>
          <table:table-cell table:formula="of:=[.C393]+1" office:value-type="float" office:value="393" calcext:value-type="float">
            <text:p/>
          </table:table-cell>
          <table:table-cell table:formula="of:=MIN(ROUND(2^[.$B$2]/[.C394]);2^[.$B$2]-1)" office:value-type="float" office:value="667" calcext:value-type="float">
            <text:p/>
          </table:table-cell>
          <table:table-cell table:formula="of:=1/[.C394]" office:value-type="float" office:value="0.00254452926208651" calcext:value-type="float">
            <text:p/>
          </table:table-cell>
          <table:table-cell table:formula="of:=[.D394]/2^[.$B$2]" office:value-type="float" office:value="0.00254440307617187" calcext:value-type="float">
            <text:p/>
          </table:table-cell>
          <table:table-cell table:formula="of:=ABS([.F394]-[.E394])/[.E394]*100" office:value-type="float" office:value="0.00495910644531996" calcext:value-type="float">
            <text:p/>
          </table:table-cell>
          <table:table-cell table:formula="of:=FLOOR([.$A$4]/[.C394];1)" office:value-type="float" office:value="34" calcext:value-type="float">
            <text:p/>
          </table:table-cell>
          <table:table-cell table:formula="of:=FLOOR(FLOOR([.$A$4]*[.D394];1)/2^[.$B$2];1)" office:value-type="float" office:value="34" calcext:value-type="float">
            <text:p/>
          </table:table-cell>
          <table:table-cell table:formula="of:=ABS([.H394]-[.I394])" office:value-type="float" office:value="0" calcext:value-type="float">
            <text:p/>
          </table:table-cell>
          <table:table-cell table:formula="of:=CONCATENATE(&quot;assign rom[&quot;;[.C394];&quot;] = &quot;;[.$B$2];&quot;'d&quot;;[.D394];&quot;;&quot;)" office:value-type="string" office:string-value="assign rom[393] = 18'd667;" calcext:value-type="string">
            <text:p>assign rom[393] = 18'd667;</text:p>
          </table:table-cell>
        </table:table-row>
        <table:table-row table:style-name="ro1">
          <table:table-cell table:number-columns-repeated="2"/>
          <table:table-cell table:formula="of:=[.C394]+1" office:value-type="float" office:value="394" calcext:value-type="float">
            <text:p/>
          </table:table-cell>
          <table:table-cell table:formula="of:=MIN(ROUND(2^[.$B$2]/[.C395]);2^[.$B$2]-1)" office:value-type="float" office:value="665" calcext:value-type="float">
            <text:p/>
          </table:table-cell>
          <table:table-cell table:formula="of:=1/[.C395]" office:value-type="float" office:value="0.00253807106598985" calcext:value-type="float">
            <text:p/>
          </table:table-cell>
          <table:table-cell table:formula="of:=[.D395]/2^[.$B$2]" office:value-type="float" office:value="0.00253677368164062" calcext:value-type="float">
            <text:p/>
          </table:table-cell>
          <table:table-cell table:formula="of:=ABS([.F395]-[.E395])/[.E395]*100" office:value-type="float" office:value="0.0511169433593672" calcext:value-type="float">
            <text:p/>
          </table:table-cell>
          <table:table-cell table:formula="of:=FLOOR([.$A$4]/[.C395];1)" office:value-type="float" office:value="34" calcext:value-type="float">
            <text:p/>
          </table:table-cell>
          <table:table-cell table:formula="of:=FLOOR(FLOOR([.$A$4]*[.D395];1)/2^[.$B$2];1)" office:value-type="float" office:value="34" calcext:value-type="float">
            <text:p/>
          </table:table-cell>
          <table:table-cell table:formula="of:=ABS([.H395]-[.I395])" office:value-type="float" office:value="0" calcext:value-type="float">
            <text:p/>
          </table:table-cell>
          <table:table-cell table:formula="of:=CONCATENATE(&quot;assign rom[&quot;;[.C395];&quot;] = &quot;;[.$B$2];&quot;'d&quot;;[.D395];&quot;;&quot;)" office:value-type="string" office:string-value="assign rom[394] = 18'd665;" calcext:value-type="string">
            <text:p>assign rom[394] = 18'd665;</text:p>
          </table:table-cell>
        </table:table-row>
        <table:table-row table:style-name="ro1">
          <table:table-cell table:number-columns-repeated="2"/>
          <table:table-cell table:formula="of:=[.C395]+1" office:value-type="float" office:value="395" calcext:value-type="float">
            <text:p/>
          </table:table-cell>
          <table:table-cell table:formula="of:=MIN(ROUND(2^[.$B$2]/[.C396]);2^[.$B$2]-1)" office:value-type="float" office:value="664" calcext:value-type="float">
            <text:p/>
          </table:table-cell>
          <table:table-cell table:formula="of:=1/[.C396]" office:value-type="float" office:value="0.00253164556962025" calcext:value-type="float">
            <text:p/>
          </table:table-cell>
          <table:table-cell table:formula="of:=[.D396]/2^[.$B$2]" office:value-type="float" office:value="0.002532958984375" calcext:value-type="float">
            <text:p/>
          </table:table-cell>
          <table:table-cell table:formula="of:=ABS([.F396]-[.E396])/[.E396]*100" office:value-type="float" office:value="0.0518798828124981" calcext:value-type="float">
            <text:p/>
          </table:table-cell>
          <table:table-cell table:formula="of:=FLOOR([.$A$4]/[.C396];1)" office:value-type="float" office:value="34" calcext:value-type="float">
            <text:p/>
          </table:table-cell>
          <table:table-cell table:formula="of:=FLOOR(FLOOR([.$A$4]*[.D396];1)/2^[.$B$2];1)" office:value-type="float" office:value="34" calcext:value-type="float">
            <text:p/>
          </table:table-cell>
          <table:table-cell table:formula="of:=ABS([.H396]-[.I396])" office:value-type="float" office:value="0" calcext:value-type="float">
            <text:p/>
          </table:table-cell>
          <table:table-cell table:formula="of:=CONCATENATE(&quot;assign rom[&quot;;[.C396];&quot;] = &quot;;[.$B$2];&quot;'d&quot;;[.D396];&quot;;&quot;)" office:value-type="string" office:string-value="assign rom[395] = 18'd664;" calcext:value-type="string">
            <text:p>assign rom[395] = 18'd664;</text:p>
          </table:table-cell>
        </table:table-row>
        <table:table-row table:style-name="ro1">
          <table:table-cell table:number-columns-repeated="2"/>
          <table:table-cell table:formula="of:=[.C396]+1" office:value-type="float" office:value="396" calcext:value-type="float">
            <text:p/>
          </table:table-cell>
          <table:table-cell table:formula="of:=MIN(ROUND(2^[.$B$2]/[.C397]);2^[.$B$2]-1)" office:value-type="float" office:value="662" calcext:value-type="float">
            <text:p/>
          </table:table-cell>
          <table:table-cell table:formula="of:=1/[.C397]" office:value-type="float" office:value="0.00252525252525253" calcext:value-type="float">
            <text:p/>
          </table:table-cell>
          <table:table-cell table:formula="of:=[.D397]/2^[.$B$2]" office:value-type="float" office:value="0.00252532958984375" calcext:value-type="float">
            <text:p/>
          </table:table-cell>
          <table:table-cell table:formula="of:=ABS([.F397]-[.E397])/[.E397]*100" office:value-type="float" office:value="0.0030517578124915" calcext:value-type="float">
            <text:p/>
          </table:table-cell>
          <table:table-cell table:formula="of:=FLOOR([.$A$4]/[.C397];1)" office:value-type="float" office:value="33" calcext:value-type="float">
            <text:p/>
          </table:table-cell>
          <table:table-cell table:formula="of:=FLOOR(FLOOR([.$A$4]*[.D397];1)/2^[.$B$2];1)" office:value-type="float" office:value="33" calcext:value-type="float">
            <text:p/>
          </table:table-cell>
          <table:table-cell table:formula="of:=ABS([.H397]-[.I397])" office:value-type="float" office:value="0" calcext:value-type="float">
            <text:p/>
          </table:table-cell>
          <table:table-cell table:formula="of:=CONCATENATE(&quot;assign rom[&quot;;[.C397];&quot;] = &quot;;[.$B$2];&quot;'d&quot;;[.D397];&quot;;&quot;)" office:value-type="string" office:string-value="assign rom[396] = 18'd662;" calcext:value-type="string">
            <text:p>assign rom[396] = 18'd662;</text:p>
          </table:table-cell>
        </table:table-row>
        <table:table-row table:style-name="ro1">
          <table:table-cell table:number-columns-repeated="2"/>
          <table:table-cell table:formula="of:=[.C397]+1" office:value-type="float" office:value="397" calcext:value-type="float">
            <text:p/>
          </table:table-cell>
          <table:table-cell table:formula="of:=MIN(ROUND(2^[.$B$2]/[.C398]);2^[.$B$2]-1)" office:value-type="float" office:value="660" calcext:value-type="float">
            <text:p/>
          </table:table-cell>
          <table:table-cell table:formula="of:=1/[.C398]" office:value-type="float" office:value="0.00251889168765743" calcext:value-type="float">
            <text:p/>
          </table:table-cell>
          <table:table-cell table:formula="of:=[.D398]/2^[.$B$2]" office:value-type="float" office:value="0.0025177001953125" calcext:value-type="float">
            <text:p/>
          </table:table-cell>
          <table:table-cell table:formula="of:=ABS([.F398]-[.E398])/[.E398]*100" office:value-type="float" office:value="0.0473022460937473" calcext:value-type="float">
            <text:p/>
          </table:table-cell>
          <table:table-cell table:formula="of:=FLOOR([.$A$4]/[.C398];1)" office:value-type="float" office:value="33" calcext:value-type="float">
            <text:p/>
          </table:table-cell>
          <table:table-cell table:formula="of:=FLOOR(FLOOR([.$A$4]*[.D398];1)/2^[.$B$2];1)" office:value-type="float" office:value="33" calcext:value-type="float">
            <text:p/>
          </table:table-cell>
          <table:table-cell table:formula="of:=ABS([.H398]-[.I398])" office:value-type="float" office:value="0" calcext:value-type="float">
            <text:p/>
          </table:table-cell>
          <table:table-cell table:formula="of:=CONCATENATE(&quot;assign rom[&quot;;[.C398];&quot;] = &quot;;[.$B$2];&quot;'d&quot;;[.D398];&quot;;&quot;)" office:value-type="string" office:string-value="assign rom[397] = 18'd660;" calcext:value-type="string">
            <text:p>assign rom[397] = 18'd660;</text:p>
          </table:table-cell>
        </table:table-row>
        <table:table-row table:style-name="ro1">
          <table:table-cell table:number-columns-repeated="2"/>
          <table:table-cell table:formula="of:=[.C398]+1" office:value-type="float" office:value="398" calcext:value-type="float">
            <text:p/>
          </table:table-cell>
          <table:table-cell table:formula="of:=MIN(ROUND(2^[.$B$2]/[.C399]);2^[.$B$2]-1)" office:value-type="float" office:value="659" calcext:value-type="float">
            <text:p/>
          </table:table-cell>
          <table:table-cell table:formula="of:=1/[.C399]" office:value-type="float" office:value="0.00251256281407035" calcext:value-type="float">
            <text:p/>
          </table:table-cell>
          <table:table-cell table:formula="of:=[.D399]/2^[.$B$2]" office:value-type="float" office:value="0.00251388549804687" calcext:value-type="float">
            <text:p/>
          </table:table-cell>
          <table:table-cell table:formula="of:=ABS([.F399]-[.E399])/[.E399]*100" office:value-type="float" office:value="0.0526428222656235" calcext:value-type="float">
            <text:p/>
          </table:table-cell>
          <table:table-cell table:formula="of:=FLOOR([.$A$4]/[.C399];1)" office:value-type="float" office:value="33" calcext:value-type="float">
            <text:p/>
          </table:table-cell>
          <table:table-cell table:formula="of:=FLOOR(FLOOR([.$A$4]*[.D399];1)/2^[.$B$2];1)" office:value-type="float" office:value="33" calcext:value-type="float">
            <text:p/>
          </table:table-cell>
          <table:table-cell table:formula="of:=ABS([.H399]-[.I399])" office:value-type="float" office:value="0" calcext:value-type="float">
            <text:p/>
          </table:table-cell>
          <table:table-cell table:formula="of:=CONCATENATE(&quot;assign rom[&quot;;[.C399];&quot;] = &quot;;[.$B$2];&quot;'d&quot;;[.D399];&quot;;&quot;)" office:value-type="string" office:string-value="assign rom[398] = 18'd659;" calcext:value-type="string">
            <text:p>assign rom[398] = 18'd659;</text:p>
          </table:table-cell>
        </table:table-row>
        <table:table-row table:style-name="ro1">
          <table:table-cell table:number-columns-repeated="2"/>
          <table:table-cell table:formula="of:=[.C399]+1" office:value-type="float" office:value="399" calcext:value-type="float">
            <text:p/>
          </table:table-cell>
          <table:table-cell table:formula="of:=MIN(ROUND(2^[.$B$2]/[.C400]);2^[.$B$2]-1)" office:value-type="float" office:value="657" calcext:value-type="float">
            <text:p/>
          </table:table-cell>
          <table:table-cell table:formula="of:=1/[.C400]" office:value-type="float" office:value="0.0025062656641604" calcext:value-type="float">
            <text:p/>
          </table:table-cell>
          <table:table-cell table:formula="of:=[.D400]/2^[.$B$2]" office:value-type="float" office:value="0.00250625610351562" calcext:value-type="float">
            <text:p/>
          </table:table-cell>
          <table:table-cell table:formula="of:=ABS([.F400]-[.E400])/[.E400]*100" office:value-type="float" office:value="0.000381469726556949" calcext:value-type="float">
            <text:p/>
          </table:table-cell>
          <table:table-cell table:formula="of:=FLOOR([.$A$4]/[.C400];1)" office:value-type="float" office:value="33" calcext:value-type="float">
            <text:p/>
          </table:table-cell>
          <table:table-cell table:formula="of:=FLOOR(FLOOR([.$A$4]*[.D400];1)/2^[.$B$2];1)" office:value-type="float" office:value="33" calcext:value-type="float">
            <text:p/>
          </table:table-cell>
          <table:table-cell table:formula="of:=ABS([.H400]-[.I400])" office:value-type="float" office:value="0" calcext:value-type="float">
            <text:p/>
          </table:table-cell>
          <table:table-cell table:formula="of:=CONCATENATE(&quot;assign rom[&quot;;[.C400];&quot;] = &quot;;[.$B$2];&quot;'d&quot;;[.D400];&quot;;&quot;)" office:value-type="string" office:string-value="assign rom[399] = 18'd657;" calcext:value-type="string">
            <text:p>assign rom[399] = 18'd657;</text:p>
          </table:table-cell>
        </table:table-row>
        <table:table-row table:style-name="ro1">
          <table:table-cell table:number-columns-repeated="2"/>
          <table:table-cell table:formula="of:=[.C400]+1" office:value-type="float" office:value="400" calcext:value-type="float">
            <text:p/>
          </table:table-cell>
          <table:table-cell table:formula="of:=MIN(ROUND(2^[.$B$2]/[.C401]);2^[.$B$2]-1)" office:value-type="float" office:value="655" calcext:value-type="float">
            <text:p/>
          </table:table-cell>
          <table:table-cell table:formula="of:=1/[.C401]" office:value-type="float" office:value="0.0025" calcext:value-type="float">
            <text:p/>
          </table:table-cell>
          <table:table-cell table:formula="of:=[.D401]/2^[.$B$2]" office:value-type="float" office:value="0.00249862670898437" calcext:value-type="float">
            <text:p/>
          </table:table-cell>
          <table:table-cell table:formula="of:=ABS([.F401]-[.E401])/[.E401]*100" office:value-type="float" office:value="0.0549316406250021" calcext:value-type="float">
            <text:p/>
          </table:table-cell>
          <table:table-cell table:formula="of:=FLOOR([.$A$4]/[.C401];1)" office:value-type="float" office:value="33" calcext:value-type="float">
            <text:p/>
          </table:table-cell>
          <table:table-cell table:formula="of:=FLOOR(FLOOR([.$A$4]*[.D401];1)/2^[.$B$2];1)" office:value-type="float" office:value="33" calcext:value-type="float">
            <text:p/>
          </table:table-cell>
          <table:table-cell table:formula="of:=ABS([.H401]-[.I401])" office:value-type="float" office:value="0" calcext:value-type="float">
            <text:p/>
          </table:table-cell>
          <table:table-cell table:formula="of:=CONCATENATE(&quot;assign rom[&quot;;[.C401];&quot;] = &quot;;[.$B$2];&quot;'d&quot;;[.D401];&quot;;&quot;)" office:value-type="string" office:string-value="assign rom[400] = 18'd655;" calcext:value-type="string">
            <text:p>assign rom[400] = 18'd655;</text:p>
          </table:table-cell>
        </table:table-row>
        <table:table-row table:style-name="ro1">
          <table:table-cell table:number-columns-repeated="2"/>
          <table:table-cell table:formula="of:=[.C401]+1" office:value-type="float" office:value="401" calcext:value-type="float">
            <text:p/>
          </table:table-cell>
          <table:table-cell table:formula="of:=MIN(ROUND(2^[.$B$2]/[.C402]);2^[.$B$2]-1)" office:value-type="float" office:value="654" calcext:value-type="float">
            <text:p/>
          </table:table-cell>
          <table:table-cell table:formula="of:=1/[.C402]" office:value-type="float" office:value="0.00249376558603491" calcext:value-type="float">
            <text:p/>
          </table:table-cell>
          <table:table-cell table:formula="of:=[.D402]/2^[.$B$2]" office:value-type="float" office:value="0.00249481201171875" calcext:value-type="float">
            <text:p/>
          </table:table-cell>
          <table:table-cell table:formula="of:=ABS([.F402]-[.E402])/[.E402]*100" office:value-type="float" office:value="0.0419616699218775" calcext:value-type="float">
            <text:p/>
          </table:table-cell>
          <table:table-cell table:formula="of:=FLOOR([.$A$4]/[.C402];1)" office:value-type="float" office:value="33" calcext:value-type="float">
            <text:p/>
          </table:table-cell>
          <table:table-cell table:formula="of:=FLOOR(FLOOR([.$A$4]*[.D402];1)/2^[.$B$2];1)" office:value-type="float" office:value="33" calcext:value-type="float">
            <text:p/>
          </table:table-cell>
          <table:table-cell table:formula="of:=ABS([.H402]-[.I402])" office:value-type="float" office:value="0" calcext:value-type="float">
            <text:p/>
          </table:table-cell>
          <table:table-cell table:formula="of:=CONCATENATE(&quot;assign rom[&quot;;[.C402];&quot;] = &quot;;[.$B$2];&quot;'d&quot;;[.D402];&quot;;&quot;)" office:value-type="string" office:string-value="assign rom[401] = 18'd654;" calcext:value-type="string">
            <text:p>assign rom[401] = 18'd654;</text:p>
          </table:table-cell>
        </table:table-row>
        <table:table-row table:style-name="ro1">
          <table:table-cell table:number-columns-repeated="2"/>
          <table:table-cell table:formula="of:=[.C402]+1" office:value-type="float" office:value="402" calcext:value-type="float">
            <text:p/>
          </table:table-cell>
          <table:table-cell table:formula="of:=MIN(ROUND(2^[.$B$2]/[.C403]);2^[.$B$2]-1)" office:value-type="float" office:value="652" calcext:value-type="float">
            <text:p/>
          </table:table-cell>
          <table:table-cell table:formula="of:=1/[.C403]" office:value-type="float" office:value="0.00248756218905473" calcext:value-type="float">
            <text:p/>
          </table:table-cell>
          <table:table-cell table:formula="of:=[.D403]/2^[.$B$2]" office:value-type="float" office:value="0.0024871826171875" calcext:value-type="float">
            <text:p/>
          </table:table-cell>
          <table:table-cell table:formula="of:=ABS([.F403]-[.E403])/[.E403]*100" office:value-type="float" office:value="0.0152587890624981" calcext:value-type="float">
            <text:p/>
          </table:table-cell>
          <table:table-cell table:formula="of:=FLOOR([.$A$4]/[.C403];1)" office:value-type="float" office:value="33" calcext:value-type="float">
            <text:p/>
          </table:table-cell>
          <table:table-cell table:formula="of:=FLOOR(FLOOR([.$A$4]*[.D403];1)/2^[.$B$2];1)" office:value-type="float" office:value="33" calcext:value-type="float">
            <text:p/>
          </table:table-cell>
          <table:table-cell table:formula="of:=ABS([.H403]-[.I403])" office:value-type="float" office:value="0" calcext:value-type="float">
            <text:p/>
          </table:table-cell>
          <table:table-cell table:formula="of:=CONCATENATE(&quot;assign rom[&quot;;[.C403];&quot;] = &quot;;[.$B$2];&quot;'d&quot;;[.D403];&quot;;&quot;)" office:value-type="string" office:string-value="assign rom[402] = 18'd652;" calcext:value-type="string">
            <text:p>assign rom[402] = 18'd652;</text:p>
          </table:table-cell>
        </table:table-row>
        <table:table-row table:style-name="ro1">
          <table:table-cell table:number-columns-repeated="2"/>
          <table:table-cell table:formula="of:=[.C403]+1" office:value-type="float" office:value="403" calcext:value-type="float">
            <text:p/>
          </table:table-cell>
          <table:table-cell table:formula="of:=MIN(ROUND(2^[.$B$2]/[.C404]);2^[.$B$2]-1)" office:value-type="float" office:value="650" calcext:value-type="float">
            <text:p/>
          </table:table-cell>
          <table:table-cell table:formula="of:=1/[.C404]" office:value-type="float" office:value="0.00248138957816377" calcext:value-type="float">
            <text:p/>
          </table:table-cell>
          <table:table-cell table:formula="of:=[.D404]/2^[.$B$2]" office:value-type="float" office:value="0.00247955322265625" calcext:value-type="float">
            <text:p/>
          </table:table-cell>
          <table:table-cell table:formula="of:=ABS([.F404]-[.E404])/[.E404]*100" office:value-type="float" office:value="0.0740051269531249" calcext:value-type="float">
            <text:p/>
          </table:table-cell>
          <table:table-cell table:formula="of:=FLOOR([.$A$4]/[.C404];1)" office:value-type="float" office:value="33" calcext:value-type="float">
            <text:p/>
          </table:table-cell>
          <table:table-cell table:formula="of:=FLOOR(FLOOR([.$A$4]*[.D404];1)/2^[.$B$2];1)" office:value-type="float" office:value="33" calcext:value-type="float">
            <text:p/>
          </table:table-cell>
          <table:table-cell table:formula="of:=ABS([.H404]-[.I404])" office:value-type="float" office:value="0" calcext:value-type="float">
            <text:p/>
          </table:table-cell>
          <table:table-cell table:formula="of:=CONCATENATE(&quot;assign rom[&quot;;[.C404];&quot;] = &quot;;[.$B$2];&quot;'d&quot;;[.D404];&quot;;&quot;)" office:value-type="string" office:string-value="assign rom[403] = 18'd650;" calcext:value-type="string">
            <text:p>assign rom[403] = 18'd650;</text:p>
          </table:table-cell>
        </table:table-row>
        <table:table-row table:style-name="ro1">
          <table:table-cell table:number-columns-repeated="2"/>
          <table:table-cell table:formula="of:=[.C404]+1" office:value-type="float" office:value="404" calcext:value-type="float">
            <text:p/>
          </table:table-cell>
          <table:table-cell table:formula="of:=MIN(ROUND(2^[.$B$2]/[.C405]);2^[.$B$2]-1)" office:value-type="float" office:value="649" calcext:value-type="float">
            <text:p/>
          </table:table-cell>
          <table:table-cell table:formula="of:=1/[.C405]" office:value-type="float" office:value="0.00247524752475248" calcext:value-type="float">
            <text:p/>
          </table:table-cell>
          <table:table-cell table:formula="of:=[.D405]/2^[.$B$2]" office:value-type="float" office:value="0.00247573852539062" calcext:value-type="float">
            <text:p/>
          </table:table-cell>
          <table:table-cell table:formula="of:=ABS([.F405]-[.E405])/[.E405]*100" office:value-type="float" office:value="0.0198364257812488" calcext:value-type="float">
            <text:p/>
          </table:table-cell>
          <table:table-cell table:formula="of:=FLOOR([.$A$4]/[.C405];1)" office:value-type="float" office:value="33" calcext:value-type="float">
            <text:p/>
          </table:table-cell>
          <table:table-cell table:formula="of:=FLOOR(FLOOR([.$A$4]*[.D405];1)/2^[.$B$2];1)" office:value-type="float" office:value="33" calcext:value-type="float">
            <text:p/>
          </table:table-cell>
          <table:table-cell table:formula="of:=ABS([.H405]-[.I405])" office:value-type="float" office:value="0" calcext:value-type="float">
            <text:p/>
          </table:table-cell>
          <table:table-cell table:formula="of:=CONCATENATE(&quot;assign rom[&quot;;[.C405];&quot;] = &quot;;[.$B$2];&quot;'d&quot;;[.D405];&quot;;&quot;)" office:value-type="string" office:string-value="assign rom[404] = 18'd649;" calcext:value-type="string">
            <text:p>assign rom[404] = 18'd649;</text:p>
          </table:table-cell>
        </table:table-row>
        <table:table-row table:style-name="ro1">
          <table:table-cell table:number-columns-repeated="2"/>
          <table:table-cell table:formula="of:=[.C405]+1" office:value-type="float" office:value="405" calcext:value-type="float">
            <text:p/>
          </table:table-cell>
          <table:table-cell table:formula="of:=MIN(ROUND(2^[.$B$2]/[.C406]);2^[.$B$2]-1)" office:value-type="float" office:value="647" calcext:value-type="float">
            <text:p/>
          </table:table-cell>
          <table:table-cell table:formula="of:=1/[.C406]" office:value-type="float" office:value="0.00246913580246914" calcext:value-type="float">
            <text:p/>
          </table:table-cell>
          <table:table-cell table:formula="of:=[.D406]/2^[.$B$2]" office:value-type="float" office:value="0.00246810913085937" calcext:value-type="float">
            <text:p/>
          </table:table-cell>
          <table:table-cell table:formula="of:=ABS([.F406]-[.E406])/[.E406]*100" office:value-type="float" office:value="0.0415802001953105" calcext:value-type="float">
            <text:p/>
          </table:table-cell>
          <table:table-cell table:formula="of:=FLOOR([.$A$4]/[.C406];1)" office:value-type="float" office:value="33" calcext:value-type="float">
            <text:p/>
          </table:table-cell>
          <table:table-cell table:formula="of:=FLOOR(FLOOR([.$A$4]*[.D406];1)/2^[.$B$2];1)" office:value-type="float" office:value="33" calcext:value-type="float">
            <text:p/>
          </table:table-cell>
          <table:table-cell table:formula="of:=ABS([.H406]-[.I406])" office:value-type="float" office:value="0" calcext:value-type="float">
            <text:p/>
          </table:table-cell>
          <table:table-cell table:formula="of:=CONCATENATE(&quot;assign rom[&quot;;[.C406];&quot;] = &quot;;[.$B$2];&quot;'d&quot;;[.D406];&quot;;&quot;)" office:value-type="string" office:string-value="assign rom[405] = 18'd647;" calcext:value-type="string">
            <text:p>assign rom[405] = 18'd647;</text:p>
          </table:table-cell>
        </table:table-row>
        <table:table-row table:style-name="ro1">
          <table:table-cell table:number-columns-repeated="2"/>
          <table:table-cell table:formula="of:=[.C406]+1" office:value-type="float" office:value="406" calcext:value-type="float">
            <text:p/>
          </table:table-cell>
          <table:table-cell table:formula="of:=MIN(ROUND(2^[.$B$2]/[.C407]);2^[.$B$2]-1)" office:value-type="float" office:value="646" calcext:value-type="float">
            <text:p/>
          </table:table-cell>
          <table:table-cell table:formula="of:=1/[.C407]" office:value-type="float" office:value="0.00246305418719212" calcext:value-type="float">
            <text:p/>
          </table:table-cell>
          <table:table-cell table:formula="of:=[.D407]/2^[.$B$2]" office:value-type="float" office:value="0.00246429443359375" calcext:value-type="float">
            <text:p/>
          </table:table-cell>
          <table:table-cell table:formula="of:=ABS([.F407]-[.E407])/[.E407]*100" office:value-type="float" office:value="0.0503540039062489" calcext:value-type="float">
            <text:p/>
          </table:table-cell>
          <table:table-cell table:formula="of:=FLOOR([.$A$4]/[.C407];1)" office:value-type="float" office:value="33" calcext:value-type="float">
            <text:p/>
          </table:table-cell>
          <table:table-cell table:formula="of:=FLOOR(FLOOR([.$A$4]*[.D407];1)/2^[.$B$2];1)" office:value-type="float" office:value="33" calcext:value-type="float">
            <text:p/>
          </table:table-cell>
          <table:table-cell table:formula="of:=ABS([.H407]-[.I407])" office:value-type="float" office:value="0" calcext:value-type="float">
            <text:p/>
          </table:table-cell>
          <table:table-cell table:formula="of:=CONCATENATE(&quot;assign rom[&quot;;[.C407];&quot;] = &quot;;[.$B$2];&quot;'d&quot;;[.D407];&quot;;&quot;)" office:value-type="string" office:string-value="assign rom[406] = 18'd646;" calcext:value-type="string">
            <text:p>assign rom[406] = 18'd646;</text:p>
          </table:table-cell>
        </table:table-row>
        <table:table-row table:style-name="ro1">
          <table:table-cell table:number-columns-repeated="2"/>
          <table:table-cell table:formula="of:=[.C407]+1" office:value-type="float" office:value="407" calcext:value-type="float">
            <text:p/>
          </table:table-cell>
          <table:table-cell table:formula="of:=MIN(ROUND(2^[.$B$2]/[.C408]);2^[.$B$2]-1)" office:value-type="float" office:value="644" calcext:value-type="float">
            <text:p/>
          </table:table-cell>
          <table:table-cell table:formula="of:=1/[.C408]" office:value-type="float" office:value="0.00245700245700246" calcext:value-type="float">
            <text:p/>
          </table:table-cell>
          <table:table-cell table:formula="of:=[.D408]/2^[.$B$2]" office:value-type="float" office:value="0.0024566650390625" calcext:value-type="float">
            <text:p/>
          </table:table-cell>
          <table:table-cell table:formula="of:=ABS([.F408]-[.E408])/[.E408]*100" office:value-type="float" office:value="0.0137329101562475" calcext:value-type="float">
            <text:p/>
          </table:table-cell>
          <table:table-cell table:formula="of:=FLOOR([.$A$4]/[.C408];1)" office:value-type="float" office:value="33" calcext:value-type="float">
            <text:p/>
          </table:table-cell>
          <table:table-cell table:formula="of:=FLOOR(FLOOR([.$A$4]*[.D408];1)/2^[.$B$2];1)" office:value-type="float" office:value="33" calcext:value-type="float">
            <text:p/>
          </table:table-cell>
          <table:table-cell table:formula="of:=ABS([.H408]-[.I408])" office:value-type="float" office:value="0" calcext:value-type="float">
            <text:p/>
          </table:table-cell>
          <table:table-cell table:formula="of:=CONCATENATE(&quot;assign rom[&quot;;[.C408];&quot;] = &quot;;[.$B$2];&quot;'d&quot;;[.D408];&quot;;&quot;)" office:value-type="string" office:string-value="assign rom[407] = 18'd644;" calcext:value-type="string">
            <text:p>assign rom[407] = 18'd644;</text:p>
          </table:table-cell>
        </table:table-row>
        <table:table-row table:style-name="ro1">
          <table:table-cell table:number-columns-repeated="2"/>
          <table:table-cell table:formula="of:=[.C408]+1" office:value-type="float" office:value="408" calcext:value-type="float">
            <text:p/>
          </table:table-cell>
          <table:table-cell table:formula="of:=MIN(ROUND(2^[.$B$2]/[.C409]);2^[.$B$2]-1)" office:value-type="float" office:value="643" calcext:value-type="float">
            <text:p/>
          </table:table-cell>
          <table:table-cell table:formula="of:=1/[.C409]" office:value-type="float" office:value="0.00245098039215686" calcext:value-type="float">
            <text:p/>
          </table:table-cell>
          <table:table-cell table:formula="of:=[.D409]/2^[.$B$2]" office:value-type="float" office:value="0.00245285034179687" calcext:value-type="float">
            <text:p/>
          </table:table-cell>
          <table:table-cell table:formula="of:=ABS([.F409]-[.E409])/[.E409]*100" office:value-type="float" office:value="0.0762939453125014" calcext:value-type="float">
            <text:p/>
          </table:table-cell>
          <table:table-cell table:formula="of:=FLOOR([.$A$4]/[.C409];1)" office:value-type="float" office:value="32" calcext:value-type="float">
            <text:p/>
          </table:table-cell>
          <table:table-cell table:formula="of:=FLOOR(FLOOR([.$A$4]*[.D409];1)/2^[.$B$2];1)" office:value-type="float" office:value="33" calcext:value-type="float">
            <text:p/>
          </table:table-cell>
          <table:table-cell table:formula="of:=ABS([.H409]-[.I409])" office:value-type="float" office:value="1" calcext:value-type="float">
            <text:p/>
          </table:table-cell>
          <table:table-cell table:formula="of:=CONCATENATE(&quot;assign rom[&quot;;[.C409];&quot;] = &quot;;[.$B$2];&quot;'d&quot;;[.D409];&quot;;&quot;)" office:value-type="string" office:string-value="assign rom[408] = 18'd643;" calcext:value-type="string">
            <text:p>assign rom[408] = 18'd643;</text:p>
          </table:table-cell>
        </table:table-row>
        <table:table-row table:style-name="ro1">
          <table:table-cell table:number-columns-repeated="2"/>
          <table:table-cell table:formula="of:=[.C409]+1" office:value-type="float" office:value="409" calcext:value-type="float">
            <text:p/>
          </table:table-cell>
          <table:table-cell table:formula="of:=MIN(ROUND(2^[.$B$2]/[.C410]);2^[.$B$2]-1)" office:value-type="float" office:value="641" calcext:value-type="float">
            <text:p/>
          </table:table-cell>
          <table:table-cell table:formula="of:=1/[.C410]" office:value-type="float" office:value="0.00244498777506112" calcext:value-type="float">
            <text:p/>
          </table:table-cell>
          <table:table-cell table:formula="of:=[.D410]/2^[.$B$2]" office:value-type="float" office:value="0.00244522094726562" calcext:value-type="float">
            <text:p/>
          </table:table-cell>
          <table:table-cell table:formula="of:=ABS([.F410]-[.E410])/[.E410]*100" office:value-type="float" office:value="0.00953674316406293" calcext:value-type="float">
            <text:p/>
          </table:table-cell>
          <table:table-cell table:formula="of:=FLOOR([.$A$4]/[.C410];1)" office:value-type="float" office:value="32" calcext:value-type="float">
            <text:p/>
          </table:table-cell>
          <table:table-cell table:formula="of:=FLOOR(FLOOR([.$A$4]*[.D410];1)/2^[.$B$2];1)" office:value-type="float" office:value="32" calcext:value-type="float">
            <text:p/>
          </table:table-cell>
          <table:table-cell table:formula="of:=ABS([.H410]-[.I410])" office:value-type="float" office:value="0" calcext:value-type="float">
            <text:p/>
          </table:table-cell>
          <table:table-cell table:formula="of:=CONCATENATE(&quot;assign rom[&quot;;[.C410];&quot;] = &quot;;[.$B$2];&quot;'d&quot;;[.D410];&quot;;&quot;)" office:value-type="string" office:string-value="assign rom[409] = 18'd641;" calcext:value-type="string">
            <text:p>assign rom[409] = 18'd641;</text:p>
          </table:table-cell>
        </table:table-row>
        <table:table-row table:style-name="ro1">
          <table:table-cell table:number-columns-repeated="2"/>
          <table:table-cell table:formula="of:=[.C410]+1" office:value-type="float" office:value="410" calcext:value-type="float">
            <text:p/>
          </table:table-cell>
          <table:table-cell table:formula="of:=MIN(ROUND(2^[.$B$2]/[.C411]);2^[.$B$2]-1)" office:value-type="float" office:value="639" calcext:value-type="float">
            <text:p/>
          </table:table-cell>
          <table:table-cell table:formula="of:=1/[.C411]" office:value-type="float" office:value="0.0024390243902439" calcext:value-type="float">
            <text:p/>
          </table:table-cell>
          <table:table-cell table:formula="of:=[.D411]/2^[.$B$2]" office:value-type="float" office:value="0.00243759155273437" calcext:value-type="float">
            <text:p/>
          </table:table-cell>
          <table:table-cell table:formula="of:=ABS([.F411]-[.E411])/[.E411]*100" office:value-type="float" office:value="0.0587463378906249" calcext:value-type="float">
            <text:p/>
          </table:table-cell>
          <table:table-cell table:formula="of:=FLOOR([.$A$4]/[.C411];1)" office:value-type="float" office:value="32" calcext:value-type="float">
            <text:p/>
          </table:table-cell>
          <table:table-cell table:formula="of:=FLOOR(FLOOR([.$A$4]*[.D411];1)/2^[.$B$2];1)" office:value-type="float" office:value="32" calcext:value-type="float">
            <text:p/>
          </table:table-cell>
          <table:table-cell table:formula="of:=ABS([.H411]-[.I411])" office:value-type="float" office:value="0" calcext:value-type="float">
            <text:p/>
          </table:table-cell>
          <table:table-cell table:formula="of:=CONCATENATE(&quot;assign rom[&quot;;[.C411];&quot;] = &quot;;[.$B$2];&quot;'d&quot;;[.D411];&quot;;&quot;)" office:value-type="string" office:string-value="assign rom[410] = 18'd639;" calcext:value-type="string">
            <text:p>assign rom[410] = 18'd639;</text:p>
          </table:table-cell>
        </table:table-row>
        <table:table-row table:style-name="ro1">
          <table:table-cell table:number-columns-repeated="2"/>
          <table:table-cell table:formula="of:=[.C411]+1" office:value-type="float" office:value="411" calcext:value-type="float">
            <text:p/>
          </table:table-cell>
          <table:table-cell table:formula="of:=MIN(ROUND(2^[.$B$2]/[.C412]);2^[.$B$2]-1)" office:value-type="float" office:value="638" calcext:value-type="float">
            <text:p/>
          </table:table-cell>
          <table:table-cell table:formula="of:=1/[.C412]" office:value-type="float" office:value="0.0024330900243309" calcext:value-type="float">
            <text:p/>
          </table:table-cell>
          <table:table-cell table:formula="of:=[.D412]/2^[.$B$2]" office:value-type="float" office:value="0.00243377685546875" calcext:value-type="float">
            <text:p/>
          </table:table-cell>
          <table:table-cell table:formula="of:=ABS([.F412]-[.E412])/[.E412]*100" office:value-type="float" office:value="0.0282287597656224" calcext:value-type="float">
            <text:p/>
          </table:table-cell>
          <table:table-cell table:formula="of:=FLOOR([.$A$4]/[.C412];1)" office:value-type="float" office:value="32" calcext:value-type="float">
            <text:p/>
          </table:table-cell>
          <table:table-cell table:formula="of:=FLOOR(FLOOR([.$A$4]*[.D412];1)/2^[.$B$2];1)" office:value-type="float" office:value="32" calcext:value-type="float">
            <text:p/>
          </table:table-cell>
          <table:table-cell table:formula="of:=ABS([.H412]-[.I412])" office:value-type="float" office:value="0" calcext:value-type="float">
            <text:p/>
          </table:table-cell>
          <table:table-cell table:formula="of:=CONCATENATE(&quot;assign rom[&quot;;[.C412];&quot;] = &quot;;[.$B$2];&quot;'d&quot;;[.D412];&quot;;&quot;)" office:value-type="string" office:string-value="assign rom[411] = 18'd638;" calcext:value-type="string">
            <text:p>assign rom[411] = 18'd638;</text:p>
          </table:table-cell>
        </table:table-row>
        <table:table-row table:style-name="ro1">
          <table:table-cell table:number-columns-repeated="2"/>
          <table:table-cell table:formula="of:=[.C412]+1" office:value-type="float" office:value="412" calcext:value-type="float">
            <text:p/>
          </table:table-cell>
          <table:table-cell table:formula="of:=MIN(ROUND(2^[.$B$2]/[.C413]);2^[.$B$2]-1)" office:value-type="float" office:value="636" calcext:value-type="float">
            <text:p/>
          </table:table-cell>
          <table:table-cell table:formula="of:=1/[.C413]" office:value-type="float" office:value="0.00242718446601942" calcext:value-type="float">
            <text:p/>
          </table:table-cell>
          <table:table-cell table:formula="of:=[.D413]/2^[.$B$2]" office:value-type="float" office:value="0.0024261474609375" calcext:value-type="float">
            <text:p/>
          </table:table-cell>
          <table:table-cell table:formula="of:=ABS([.F413]-[.E413])/[.E413]*100" office:value-type="float" office:value="0.0427246093749913" calcext:value-type="float">
            <text:p/>
          </table:table-cell>
          <table:table-cell table:formula="of:=FLOOR([.$A$4]/[.C413];1)" office:value-type="float" office:value="32" calcext:value-type="float">
            <text:p/>
          </table:table-cell>
          <table:table-cell table:formula="of:=FLOOR(FLOOR([.$A$4]*[.D413];1)/2^[.$B$2];1)" office:value-type="float" office:value="32" calcext:value-type="float">
            <text:p/>
          </table:table-cell>
          <table:table-cell table:formula="of:=ABS([.H413]-[.I413])" office:value-type="float" office:value="0" calcext:value-type="float">
            <text:p/>
          </table:table-cell>
          <table:table-cell table:formula="of:=CONCATENATE(&quot;assign rom[&quot;;[.C413];&quot;] = &quot;;[.$B$2];&quot;'d&quot;;[.D413];&quot;;&quot;)" office:value-type="string" office:string-value="assign rom[412] = 18'd636;" calcext:value-type="string">
            <text:p>assign rom[412] = 18'd636;</text:p>
          </table:table-cell>
        </table:table-row>
        <table:table-row table:style-name="ro1">
          <table:table-cell table:number-columns-repeated="2"/>
          <table:table-cell table:formula="of:=[.C413]+1" office:value-type="float" office:value="413" calcext:value-type="float">
            <text:p/>
          </table:table-cell>
          <table:table-cell table:formula="of:=MIN(ROUND(2^[.$B$2]/[.C414]);2^[.$B$2]-1)" office:value-type="float" office:value="635" calcext:value-type="float">
            <text:p/>
          </table:table-cell>
          <table:table-cell table:formula="of:=1/[.C414]" office:value-type="float" office:value="0.00242130750605327" calcext:value-type="float">
            <text:p/>
          </table:table-cell>
          <table:table-cell table:formula="of:=[.D414]/2^[.$B$2]" office:value-type="float" office:value="0.00242233276367187" calcext:value-type="float">
            <text:p/>
          </table:table-cell>
          <table:table-cell table:formula="of:=ABS([.F414]-[.E414])/[.E414]*100" office:value-type="float" office:value="0.0423431396484327" calcext:value-type="float">
            <text:p/>
          </table:table-cell>
          <table:table-cell table:formula="of:=FLOOR([.$A$4]/[.C414];1)" office:value-type="float" office:value="32" calcext:value-type="float">
            <text:p/>
          </table:table-cell>
          <table:table-cell table:formula="of:=FLOOR(FLOOR([.$A$4]*[.D414];1)/2^[.$B$2];1)" office:value-type="float" office:value="32" calcext:value-type="float">
            <text:p/>
          </table:table-cell>
          <table:table-cell table:formula="of:=ABS([.H414]-[.I414])" office:value-type="float" office:value="0" calcext:value-type="float">
            <text:p/>
          </table:table-cell>
          <table:table-cell table:formula="of:=CONCATENATE(&quot;assign rom[&quot;;[.C414];&quot;] = &quot;;[.$B$2];&quot;'d&quot;;[.D414];&quot;;&quot;)" office:value-type="string" office:string-value="assign rom[413] = 18'd635;" calcext:value-type="string">
            <text:p>assign rom[413] = 18'd635;</text:p>
          </table:table-cell>
        </table:table-row>
        <table:table-row table:style-name="ro1">
          <table:table-cell table:number-columns-repeated="2"/>
          <table:table-cell table:formula="of:=[.C414]+1" office:value-type="float" office:value="414" calcext:value-type="float">
            <text:p/>
          </table:table-cell>
          <table:table-cell table:formula="of:=MIN(ROUND(2^[.$B$2]/[.C415]);2^[.$B$2]-1)" office:value-type="float" office:value="633" calcext:value-type="float">
            <text:p/>
          </table:table-cell>
          <table:table-cell table:formula="of:=1/[.C415]" office:value-type="float" office:value="0.00241545893719807" calcext:value-type="float">
            <text:p/>
          </table:table-cell>
          <table:table-cell table:formula="of:=[.D415]/2^[.$B$2]" office:value-type="float" office:value="0.00241470336914062" calcext:value-type="float">
            <text:p/>
          </table:table-cell>
          <table:table-cell table:formula="of:=ABS([.F415]-[.E415])/[.E415]*100" office:value-type="float" office:value="0.0312805175781202" calcext:value-type="float">
            <text:p/>
          </table:table-cell>
          <table:table-cell table:formula="of:=FLOOR([.$A$4]/[.C415];1)" office:value-type="float" office:value="32" calcext:value-type="float">
            <text:p/>
          </table:table-cell>
          <table:table-cell table:formula="of:=FLOOR(FLOOR([.$A$4]*[.D415];1)/2^[.$B$2];1)" office:value-type="float" office:value="32" calcext:value-type="float">
            <text:p/>
          </table:table-cell>
          <table:table-cell table:formula="of:=ABS([.H415]-[.I415])" office:value-type="float" office:value="0" calcext:value-type="float">
            <text:p/>
          </table:table-cell>
          <table:table-cell table:formula="of:=CONCATENATE(&quot;assign rom[&quot;;[.C415];&quot;] = &quot;;[.$B$2];&quot;'d&quot;;[.D415];&quot;;&quot;)" office:value-type="string" office:string-value="assign rom[414] = 18'd633;" calcext:value-type="string">
            <text:p>assign rom[414] = 18'd633;</text:p>
          </table:table-cell>
        </table:table-row>
        <table:table-row table:style-name="ro1">
          <table:table-cell table:number-columns-repeated="2"/>
          <table:table-cell table:formula="of:=[.C415]+1" office:value-type="float" office:value="415" calcext:value-type="float">
            <text:p/>
          </table:table-cell>
          <table:table-cell table:formula="of:=MIN(ROUND(2^[.$B$2]/[.C416]);2^[.$B$2]-1)" office:value-type="float" office:value="632" calcext:value-type="float">
            <text:p/>
          </table:table-cell>
          <table:table-cell table:formula="of:=1/[.C416]" office:value-type="float" office:value="0.00240963855421687" calcext:value-type="float">
            <text:p/>
          </table:table-cell>
          <table:table-cell table:formula="of:=[.D416]/2^[.$B$2]" office:value-type="float" office:value="0.002410888671875" calcext:value-type="float">
            <text:p/>
          </table:table-cell>
          <table:table-cell table:formula="of:=ABS([.F416]-[.E416])/[.E416]*100" office:value-type="float" office:value="0.0518798828124912" calcext:value-type="float">
            <text:p/>
          </table:table-cell>
          <table:table-cell table:formula="of:=FLOOR([.$A$4]/[.C416];1)" office:value-type="float" office:value="32" calcext:value-type="float">
            <text:p/>
          </table:table-cell>
          <table:table-cell table:formula="of:=FLOOR(FLOOR([.$A$4]*[.D416];1)/2^[.$B$2];1)" office:value-type="float" office:value="32" calcext:value-type="float">
            <text:p/>
          </table:table-cell>
          <table:table-cell table:formula="of:=ABS([.H416]-[.I416])" office:value-type="float" office:value="0" calcext:value-type="float">
            <text:p/>
          </table:table-cell>
          <table:table-cell table:formula="of:=CONCATENATE(&quot;assign rom[&quot;;[.C416];&quot;] = &quot;;[.$B$2];&quot;'d&quot;;[.D416];&quot;;&quot;)" office:value-type="string" office:string-value="assign rom[415] = 18'd632;" calcext:value-type="string">
            <text:p>assign rom[415] = 18'd632;</text:p>
          </table:table-cell>
        </table:table-row>
        <table:table-row table:style-name="ro1">
          <table:table-cell table:number-columns-repeated="2"/>
          <table:table-cell table:formula="of:=[.C416]+1" office:value-type="float" office:value="416" calcext:value-type="float">
            <text:p/>
          </table:table-cell>
          <table:table-cell table:formula="of:=MIN(ROUND(2^[.$B$2]/[.C417]);2^[.$B$2]-1)" office:value-type="float" office:value="630" calcext:value-type="float">
            <text:p/>
          </table:table-cell>
          <table:table-cell table:formula="of:=1/[.C417]" office:value-type="float" office:value="0.00240384615384615" calcext:value-type="float">
            <text:p/>
          </table:table-cell>
          <table:table-cell table:formula="of:=[.D417]/2^[.$B$2]" office:value-type="float" office:value="0.00240325927734375" calcext:value-type="float">
            <text:p/>
          </table:table-cell>
          <table:table-cell table:formula="of:=ABS([.F417]-[.E417])/[.E417]*100" office:value-type="float" office:value="0.0244140625000055" calcext:value-type="float">
            <text:p/>
          </table:table-cell>
          <table:table-cell table:formula="of:=FLOOR([.$A$4]/[.C417];1)" office:value-type="float" office:value="32" calcext:value-type="float">
            <text:p/>
          </table:table-cell>
          <table:table-cell table:formula="of:=FLOOR(FLOOR([.$A$4]*[.D417];1)/2^[.$B$2];1)" office:value-type="float" office:value="32" calcext:value-type="float">
            <text:p/>
          </table:table-cell>
          <table:table-cell table:formula="of:=ABS([.H417]-[.I417])" office:value-type="float" office:value="0" calcext:value-type="float">
            <text:p/>
          </table:table-cell>
          <table:table-cell table:formula="of:=CONCATENATE(&quot;assign rom[&quot;;[.C417];&quot;] = &quot;;[.$B$2];&quot;'d&quot;;[.D417];&quot;;&quot;)" office:value-type="string" office:string-value="assign rom[416] = 18'd630;" calcext:value-type="string">
            <text:p>assign rom[416] = 18'd630;</text:p>
          </table:table-cell>
        </table:table-row>
        <table:table-row table:style-name="ro1">
          <table:table-cell table:number-columns-repeated="2"/>
          <table:table-cell table:formula="of:=[.C417]+1" office:value-type="float" office:value="417" calcext:value-type="float">
            <text:p/>
          </table:table-cell>
          <table:table-cell table:formula="of:=MIN(ROUND(2^[.$B$2]/[.C418]);2^[.$B$2]-1)" office:value-type="float" office:value="629" calcext:value-type="float">
            <text:p/>
          </table:table-cell>
          <table:table-cell table:formula="of:=1/[.C418]" office:value-type="float" office:value="0.00239808153477218" calcext:value-type="float">
            <text:p/>
          </table:table-cell>
          <table:table-cell table:formula="of:=[.D418]/2^[.$B$2]" office:value-type="float" office:value="0.00239944458007812" calcext:value-type="float">
            <text:p/>
          </table:table-cell>
          <table:table-cell table:formula="of:=ABS([.F418]-[.E418])/[.E418]*100" office:value-type="float" office:value="0.0568389892578194" calcext:value-type="float">
            <text:p/>
          </table:table-cell>
          <table:table-cell table:formula="of:=FLOOR([.$A$4]/[.C418];1)" office:value-type="float" office:value="32" calcext:value-type="float">
            <text:p/>
          </table:table-cell>
          <table:table-cell table:formula="of:=FLOOR(FLOOR([.$A$4]*[.D418];1)/2^[.$B$2];1)" office:value-type="float" office:value="32" calcext:value-type="float">
            <text:p/>
          </table:table-cell>
          <table:table-cell table:formula="of:=ABS([.H418]-[.I418])" office:value-type="float" office:value="0" calcext:value-type="float">
            <text:p/>
          </table:table-cell>
          <table:table-cell table:formula="of:=CONCATENATE(&quot;assign rom[&quot;;[.C418];&quot;] = &quot;;[.$B$2];&quot;'d&quot;;[.D418];&quot;;&quot;)" office:value-type="string" office:string-value="assign rom[417] = 18'd629;" calcext:value-type="string">
            <text:p>assign rom[417] = 18'd629;</text:p>
          </table:table-cell>
        </table:table-row>
        <table:table-row table:style-name="ro1">
          <table:table-cell table:number-columns-repeated="2"/>
          <table:table-cell table:formula="of:=[.C418]+1" office:value-type="float" office:value="418" calcext:value-type="float">
            <text:p/>
          </table:table-cell>
          <table:table-cell table:formula="of:=MIN(ROUND(2^[.$B$2]/[.C419]);2^[.$B$2]-1)" office:value-type="float" office:value="627" calcext:value-type="float">
            <text:p/>
          </table:table-cell>
          <table:table-cell table:formula="of:=1/[.C419]" office:value-type="float" office:value="0.00239234449760766" calcext:value-type="float">
            <text:p/>
          </table:table-cell>
          <table:table-cell table:formula="of:=[.D419]/2^[.$B$2]" office:value-type="float" office:value="0.00239181518554687" calcext:value-type="float">
            <text:p/>
          </table:table-cell>
          <table:table-cell table:formula="of:=ABS([.F419]-[.E419])/[.E419]*100" office:value-type="float" office:value="0.0221252441406211" calcext:value-type="float">
            <text:p/>
          </table:table-cell>
          <table:table-cell table:formula="of:=FLOOR([.$A$4]/[.C419];1)" office:value-type="float" office:value="32" calcext:value-type="float">
            <text:p/>
          </table:table-cell>
          <table:table-cell table:formula="of:=FLOOR(FLOOR([.$A$4]*[.D419];1)/2^[.$B$2];1)" office:value-type="float" office:value="32" calcext:value-type="float">
            <text:p/>
          </table:table-cell>
          <table:table-cell table:formula="of:=ABS([.H419]-[.I419])" office:value-type="float" office:value="0" calcext:value-type="float">
            <text:p/>
          </table:table-cell>
          <table:table-cell table:formula="of:=CONCATENATE(&quot;assign rom[&quot;;[.C419];&quot;] = &quot;;[.$B$2];&quot;'d&quot;;[.D419];&quot;;&quot;)" office:value-type="string" office:string-value="assign rom[418] = 18'd627;" calcext:value-type="string">
            <text:p>assign rom[418] = 18'd627;</text:p>
          </table:table-cell>
        </table:table-row>
        <table:table-row table:style-name="ro1">
          <table:table-cell table:number-columns-repeated="2"/>
          <table:table-cell table:formula="of:=[.C419]+1" office:value-type="float" office:value="419" calcext:value-type="float">
            <text:p/>
          </table:table-cell>
          <table:table-cell table:formula="of:=MIN(ROUND(2^[.$B$2]/[.C420]);2^[.$B$2]-1)" office:value-type="float" office:value="626" calcext:value-type="float">
            <text:p/>
          </table:table-cell>
          <table:table-cell table:formula="of:=1/[.C420]" office:value-type="float" office:value="0.00238663484486874" calcext:value-type="float">
            <text:p/>
          </table:table-cell>
          <table:table-cell table:formula="of:=[.D420]/2^[.$B$2]" office:value-type="float" office:value="0.00238800048828125" calcext:value-type="float">
            <text:p/>
          </table:table-cell>
          <table:table-cell table:formula="of:=ABS([.F420]-[.E420])/[.E420]*100" office:value-type="float" office:value="0.0572204589843704" calcext:value-type="float">
            <text:p/>
          </table:table-cell>
          <table:table-cell table:formula="of:=FLOOR([.$A$4]/[.C420];1)" office:value-type="float" office:value="32" calcext:value-type="float">
            <text:p/>
          </table:table-cell>
          <table:table-cell table:formula="of:=FLOOR(FLOOR([.$A$4]*[.D420];1)/2^[.$B$2];1)" office:value-type="float" office:value="32" calcext:value-type="float">
            <text:p/>
          </table:table-cell>
          <table:table-cell table:formula="of:=ABS([.H420]-[.I420])" office:value-type="float" office:value="0" calcext:value-type="float">
            <text:p/>
          </table:table-cell>
          <table:table-cell table:formula="of:=CONCATENATE(&quot;assign rom[&quot;;[.C420];&quot;] = &quot;;[.$B$2];&quot;'d&quot;;[.D420];&quot;;&quot;)" office:value-type="string" office:string-value="assign rom[419] = 18'd626;" calcext:value-type="string">
            <text:p>assign rom[419] = 18'd626;</text:p>
          </table:table-cell>
        </table:table-row>
        <table:table-row table:style-name="ro1">
          <table:table-cell table:number-columns-repeated="2"/>
          <table:table-cell table:formula="of:=[.C420]+1" office:value-type="float" office:value="420" calcext:value-type="float">
            <text:p/>
          </table:table-cell>
          <table:table-cell table:formula="of:=MIN(ROUND(2^[.$B$2]/[.C421]);2^[.$B$2]-1)" office:value-type="float" office:value="624" calcext:value-type="float">
            <text:p/>
          </table:table-cell>
          <table:table-cell table:formula="of:=1/[.C421]" office:value-type="float" office:value="0.00238095238095238" calcext:value-type="float">
            <text:p/>
          </table:table-cell>
          <table:table-cell table:formula="of:=[.D421]/2^[.$B$2]" office:value-type="float" office:value="0.00238037109375" calcext:value-type="float">
            <text:p/>
          </table:table-cell>
          <table:table-cell table:formula="of:=ABS([.F421]-[.E421])/[.E421]*100" office:value-type="float" office:value="0.024414062500009" calcext:value-type="float">
            <text:p/>
          </table:table-cell>
          <table:table-cell table:formula="of:=FLOOR([.$A$4]/[.C421];1)" office:value-type="float" office:value="32" calcext:value-type="float">
            <text:p/>
          </table:table-cell>
          <table:table-cell table:formula="of:=FLOOR(FLOOR([.$A$4]*[.D421];1)/2^[.$B$2];1)" office:value-type="float" office:value="32" calcext:value-type="float">
            <text:p/>
          </table:table-cell>
          <table:table-cell table:formula="of:=ABS([.H421]-[.I421])" office:value-type="float" office:value="0" calcext:value-type="float">
            <text:p/>
          </table:table-cell>
          <table:table-cell table:formula="of:=CONCATENATE(&quot;assign rom[&quot;;[.C421];&quot;] = &quot;;[.$B$2];&quot;'d&quot;;[.D421];&quot;;&quot;)" office:value-type="string" office:string-value="assign rom[420] = 18'd624;" calcext:value-type="string">
            <text:p>assign rom[420] = 18'd624;</text:p>
          </table:table-cell>
        </table:table-row>
        <table:table-row table:style-name="ro1">
          <table:table-cell table:number-columns-repeated="2"/>
          <table:table-cell table:formula="of:=[.C421]+1" office:value-type="float" office:value="421" calcext:value-type="float">
            <text:p/>
          </table:table-cell>
          <table:table-cell table:formula="of:=MIN(ROUND(2^[.$B$2]/[.C422]);2^[.$B$2]-1)" office:value-type="float" office:value="623" calcext:value-type="float">
            <text:p/>
          </table:table-cell>
          <table:table-cell table:formula="of:=1/[.C422]" office:value-type="float" office:value="0.00237529691211401" calcext:value-type="float">
            <text:p/>
          </table:table-cell>
          <table:table-cell table:formula="of:=[.D422]/2^[.$B$2]" office:value-type="float" office:value="0.00237655639648437" calcext:value-type="float">
            <text:p/>
          </table:table-cell>
          <table:table-cell table:formula="of:=ABS([.F422]-[.E422])/[.E422]*100" office:value-type="float" office:value="0.0530242919921831" calcext:value-type="float">
            <text:p/>
          </table:table-cell>
          <table:table-cell table:formula="of:=FLOOR([.$A$4]/[.C422];1)" office:value-type="float" office:value="31" calcext:value-type="float">
            <text:p/>
          </table:table-cell>
          <table:table-cell table:formula="of:=FLOOR(FLOOR([.$A$4]*[.D422];1)/2^[.$B$2];1)" office:value-type="float" office:value="31" calcext:value-type="float">
            <text:p/>
          </table:table-cell>
          <table:table-cell table:formula="of:=ABS([.H422]-[.I422])" office:value-type="float" office:value="0" calcext:value-type="float">
            <text:p/>
          </table:table-cell>
          <table:table-cell table:formula="of:=CONCATENATE(&quot;assign rom[&quot;;[.C422];&quot;] = &quot;;[.$B$2];&quot;'d&quot;;[.D422];&quot;;&quot;)" office:value-type="string" office:string-value="assign rom[421] = 18'd623;" calcext:value-type="string">
            <text:p>assign rom[421] = 18'd623;</text:p>
          </table:table-cell>
        </table:table-row>
        <table:table-row table:style-name="ro1">
          <table:table-cell table:number-columns-repeated="2"/>
          <table:table-cell table:formula="of:=[.C422]+1" office:value-type="float" office:value="422" calcext:value-type="float">
            <text:p/>
          </table:table-cell>
          <table:table-cell table:formula="of:=MIN(ROUND(2^[.$B$2]/[.C423]);2^[.$B$2]-1)" office:value-type="float" office:value="621" calcext:value-type="float">
            <text:p/>
          </table:table-cell>
          <table:table-cell table:formula="of:=1/[.C423]" office:value-type="float" office:value="0.0023696682464455" calcext:value-type="float">
            <text:p/>
          </table:table-cell>
          <table:table-cell table:formula="of:=[.D423]/2^[.$B$2]" office:value-type="float" office:value="0.00236892700195312" calcext:value-type="float">
            <text:p/>
          </table:table-cell>
          <table:table-cell table:formula="of:=ABS([.F423]-[.E423])/[.E423]*100" office:value-type="float" office:value="0.0312805175781326" calcext:value-type="float">
            <text:p/>
          </table:table-cell>
          <table:table-cell table:formula="of:=FLOOR([.$A$4]/[.C423];1)" office:value-type="float" office:value="31" calcext:value-type="float">
            <text:p/>
          </table:table-cell>
          <table:table-cell table:formula="of:=FLOOR(FLOOR([.$A$4]*[.D423];1)/2^[.$B$2];1)" office:value-type="float" office:value="31" calcext:value-type="float">
            <text:p/>
          </table:table-cell>
          <table:table-cell table:formula="of:=ABS([.H423]-[.I423])" office:value-type="float" office:value="0" calcext:value-type="float">
            <text:p/>
          </table:table-cell>
          <table:table-cell table:formula="of:=CONCATENATE(&quot;assign rom[&quot;;[.C423];&quot;] = &quot;;[.$B$2];&quot;'d&quot;;[.D423];&quot;;&quot;)" office:value-type="string" office:string-value="assign rom[422] = 18'd621;" calcext:value-type="string">
            <text:p>assign rom[422] = 18'd621;</text:p>
          </table:table-cell>
        </table:table-row>
        <table:table-row table:style-name="ro1">
          <table:table-cell table:number-columns-repeated="2"/>
          <table:table-cell table:formula="of:=[.C423]+1" office:value-type="float" office:value="423" calcext:value-type="float">
            <text:p/>
          </table:table-cell>
          <table:table-cell table:formula="of:=MIN(ROUND(2^[.$B$2]/[.C424]);2^[.$B$2]-1)" office:value-type="float" office:value="620" calcext:value-type="float">
            <text:p/>
          </table:table-cell>
          <table:table-cell table:formula="of:=1/[.C424]" office:value-type="float" office:value="0.00236406619385343" calcext:value-type="float">
            <text:p/>
          </table:table-cell>
          <table:table-cell table:formula="of:=[.D424]/2^[.$B$2]" office:value-type="float" office:value="0.0023651123046875" calcext:value-type="float">
            <text:p/>
          </table:table-cell>
          <table:table-cell table:formula="of:=ABS([.F424]-[.E424])/[.E424]*100" office:value-type="float" office:value="0.0442504882812524" calcext:value-type="float">
            <text:p/>
          </table:table-cell>
          <table:table-cell table:formula="of:=FLOOR([.$A$4]/[.C424];1)" office:value-type="float" office:value="31" calcext:value-type="float">
            <text:p/>
          </table:table-cell>
          <table:table-cell table:formula="of:=FLOOR(FLOOR([.$A$4]*[.D424];1)/2^[.$B$2];1)" office:value-type="float" office:value="31" calcext:value-type="float">
            <text:p/>
          </table:table-cell>
          <table:table-cell table:formula="of:=ABS([.H424]-[.I424])" office:value-type="float" office:value="0" calcext:value-type="float">
            <text:p/>
          </table:table-cell>
          <table:table-cell table:formula="of:=CONCATENATE(&quot;assign rom[&quot;;[.C424];&quot;] = &quot;;[.$B$2];&quot;'d&quot;;[.D424];&quot;;&quot;)" office:value-type="string" office:string-value="assign rom[423] = 18'd620;" calcext:value-type="string">
            <text:p>assign rom[423] = 18'd620;</text:p>
          </table:table-cell>
        </table:table-row>
        <table:table-row table:style-name="ro1">
          <table:table-cell table:number-columns-repeated="2"/>
          <table:table-cell table:formula="of:=[.C424]+1" office:value-type="float" office:value="424" calcext:value-type="float">
            <text:p/>
          </table:table-cell>
          <table:table-cell table:formula="of:=MIN(ROUND(2^[.$B$2]/[.C425]);2^[.$B$2]-1)" office:value-type="float" office:value="618" calcext:value-type="float">
            <text:p/>
          </table:table-cell>
          <table:table-cell table:formula="of:=1/[.C425]" office:value-type="float" office:value="0.00235849056603774" calcext:value-type="float">
            <text:p/>
          </table:table-cell>
          <table:table-cell table:formula="of:=[.D425]/2^[.$B$2]" office:value-type="float" office:value="0.00235748291015625" calcext:value-type="float">
            <text:p/>
          </table:table-cell>
          <table:table-cell table:formula="of:=ABS([.F425]-[.E425])/[.E425]*100" office:value-type="float" office:value="0.0427246093749962" calcext:value-type="float">
            <text:p/>
          </table:table-cell>
          <table:table-cell table:formula="of:=FLOOR([.$A$4]/[.C425];1)" office:value-type="float" office:value="31" calcext:value-type="float">
            <text:p/>
          </table:table-cell>
          <table:table-cell table:formula="of:=FLOOR(FLOOR([.$A$4]*[.D425];1)/2^[.$B$2];1)" office:value-type="float" office:value="31" calcext:value-type="float">
            <text:p/>
          </table:table-cell>
          <table:table-cell table:formula="of:=ABS([.H425]-[.I425])" office:value-type="float" office:value="0" calcext:value-type="float">
            <text:p/>
          </table:table-cell>
          <table:table-cell table:formula="of:=CONCATENATE(&quot;assign rom[&quot;;[.C425];&quot;] = &quot;;[.$B$2];&quot;'d&quot;;[.D425];&quot;;&quot;)" office:value-type="string" office:string-value="assign rom[424] = 18'd618;" calcext:value-type="string">
            <text:p>assign rom[424] = 18'd618;</text:p>
          </table:table-cell>
        </table:table-row>
        <table:table-row table:style-name="ro1">
          <table:table-cell table:number-columns-repeated="2"/>
          <table:table-cell table:formula="of:=[.C425]+1" office:value-type="float" office:value="425" calcext:value-type="float">
            <text:p/>
          </table:table-cell>
          <table:table-cell table:formula="of:=MIN(ROUND(2^[.$B$2]/[.C426]);2^[.$B$2]-1)" office:value-type="float" office:value="617" calcext:value-type="float">
            <text:p/>
          </table:table-cell>
          <table:table-cell table:formula="of:=1/[.C426]" office:value-type="float" office:value="0.00235294117647059" calcext:value-type="float">
            <text:p/>
          </table:table-cell>
          <table:table-cell table:formula="of:=[.D426]/2^[.$B$2]" office:value-type="float" office:value="0.00235366821289062" calcext:value-type="float">
            <text:p/>
          </table:table-cell>
          <table:table-cell table:formula="of:=ABS([.F426]-[.E426])/[.E426]*100" office:value-type="float" office:value="0.0308990478515713" calcext:value-type="float">
            <text:p/>
          </table:table-cell>
          <table:table-cell table:formula="of:=FLOOR([.$A$4]/[.C426];1)" office:value-type="float" office:value="31" calcext:value-type="float">
            <text:p/>
          </table:table-cell>
          <table:table-cell table:formula="of:=FLOOR(FLOOR([.$A$4]*[.D426];1)/2^[.$B$2];1)" office:value-type="float" office:value="31" calcext:value-type="float">
            <text:p/>
          </table:table-cell>
          <table:table-cell table:formula="of:=ABS([.H426]-[.I426])" office:value-type="float" office:value="0" calcext:value-type="float">
            <text:p/>
          </table:table-cell>
          <table:table-cell table:formula="of:=CONCATENATE(&quot;assign rom[&quot;;[.C426];&quot;] = &quot;;[.$B$2];&quot;'d&quot;;[.D426];&quot;;&quot;)" office:value-type="string" office:string-value="assign rom[425] = 18'd617;" calcext:value-type="string">
            <text:p>assign rom[425] = 18'd617;</text:p>
          </table:table-cell>
        </table:table-row>
        <table:table-row table:style-name="ro1">
          <table:table-cell table:number-columns-repeated="2"/>
          <table:table-cell table:formula="of:=[.C426]+1" office:value-type="float" office:value="426" calcext:value-type="float">
            <text:p/>
          </table:table-cell>
          <table:table-cell table:formula="of:=MIN(ROUND(2^[.$B$2]/[.C427]);2^[.$B$2]-1)" office:value-type="float" office:value="615" calcext:value-type="float">
            <text:p/>
          </table:table-cell>
          <table:table-cell table:formula="of:=1/[.C427]" office:value-type="float" office:value="0.00234741784037559" calcext:value-type="float">
            <text:p/>
          </table:table-cell>
          <table:table-cell table:formula="of:=[.D427]/2^[.$B$2]" office:value-type="float" office:value="0.00234603881835937" calcext:value-type="float">
            <text:p/>
          </table:table-cell>
          <table:table-cell table:formula="of:=ABS([.F427]-[.E427])/[.E427]*100" office:value-type="float" office:value="0.0587463378906273" calcext:value-type="float">
            <text:p/>
          </table:table-cell>
          <table:table-cell table:formula="of:=FLOOR([.$A$4]/[.C427];1)" office:value-type="float" office:value="31" calcext:value-type="float">
            <text:p/>
          </table:table-cell>
          <table:table-cell table:formula="of:=FLOOR(FLOOR([.$A$4]*[.D427];1)/2^[.$B$2];1)" office:value-type="float" office:value="31" calcext:value-type="float">
            <text:p/>
          </table:table-cell>
          <table:table-cell table:formula="of:=ABS([.H427]-[.I427])" office:value-type="float" office:value="0" calcext:value-type="float">
            <text:p/>
          </table:table-cell>
          <table:table-cell table:formula="of:=CONCATENATE(&quot;assign rom[&quot;;[.C427];&quot;] = &quot;;[.$B$2];&quot;'d&quot;;[.D427];&quot;;&quot;)" office:value-type="string" office:string-value="assign rom[426] = 18'd615;" calcext:value-type="string">
            <text:p>assign rom[426] = 18'd615;</text:p>
          </table:table-cell>
        </table:table-row>
        <table:table-row table:style-name="ro1">
          <table:table-cell table:number-columns-repeated="2"/>
          <table:table-cell table:formula="of:=[.C427]+1" office:value-type="float" office:value="427" calcext:value-type="float">
            <text:p/>
          </table:table-cell>
          <table:table-cell table:formula="of:=MIN(ROUND(2^[.$B$2]/[.C428]);2^[.$B$2]-1)" office:value-type="float" office:value="614" calcext:value-type="float">
            <text:p/>
          </table:table-cell>
          <table:table-cell table:formula="of:=1/[.C428]" office:value-type="float" office:value="0.00234192037470726" calcext:value-type="float">
            <text:p/>
          </table:table-cell>
          <table:table-cell table:formula="of:=[.D428]/2^[.$B$2]" office:value-type="float" office:value="0.00234222412109375" calcext:value-type="float">
            <text:p/>
          </table:table-cell>
          <table:table-cell table:formula="of:=ABS([.F428]-[.E428])/[.E428]*100" office:value-type="float" office:value="0.0129699707031251" calcext:value-type="float">
            <text:p/>
          </table:table-cell>
          <table:table-cell table:formula="of:=FLOOR([.$A$4]/[.C428];1)" office:value-type="float" office:value="31" calcext:value-type="float">
            <text:p/>
          </table:table-cell>
          <table:table-cell table:formula="of:=FLOOR(FLOOR([.$A$4]*[.D428];1)/2^[.$B$2];1)" office:value-type="float" office:value="31" calcext:value-type="float">
            <text:p/>
          </table:table-cell>
          <table:table-cell table:formula="of:=ABS([.H428]-[.I428])" office:value-type="float" office:value="0" calcext:value-type="float">
            <text:p/>
          </table:table-cell>
          <table:table-cell table:formula="of:=CONCATENATE(&quot;assign rom[&quot;;[.C428];&quot;] = &quot;;[.$B$2];&quot;'d&quot;;[.D428];&quot;;&quot;)" office:value-type="string" office:string-value="assign rom[427] = 18'd614;" calcext:value-type="string">
            <text:p>assign rom[427] = 18'd614;</text:p>
          </table:table-cell>
        </table:table-row>
        <table:table-row table:style-name="ro1">
          <table:table-cell table:number-columns-repeated="2"/>
          <table:table-cell table:formula="of:=[.C428]+1" office:value-type="float" office:value="428" calcext:value-type="float">
            <text:p/>
          </table:table-cell>
          <table:table-cell table:formula="of:=MIN(ROUND(2^[.$B$2]/[.C429]);2^[.$B$2]-1)" office:value-type="float" office:value="612" calcext:value-type="float">
            <text:p/>
          </table:table-cell>
          <table:table-cell table:formula="of:=1/[.C429]" office:value-type="float" office:value="0.00233644859813084" calcext:value-type="float">
            <text:p/>
          </table:table-cell>
          <table:table-cell table:formula="of:=[.D429]/2^[.$B$2]" office:value-type="float" office:value="0.0023345947265625" calcext:value-type="float">
            <text:p/>
          </table:table-cell>
          <table:table-cell table:formula="of:=ABS([.F429]-[.E429])/[.E429]*100" office:value-type="float" office:value="0.0793457031249926" calcext:value-type="float">
            <text:p/>
          </table:table-cell>
          <table:table-cell table:formula="of:=FLOOR([.$A$4]/[.C429];1)" office:value-type="float" office:value="31" calcext:value-type="float">
            <text:p/>
          </table:table-cell>
          <table:table-cell table:formula="of:=FLOOR(FLOOR([.$A$4]*[.D429];1)/2^[.$B$2];1)" office:value-type="float" office:value="31" calcext:value-type="float">
            <text:p/>
          </table:table-cell>
          <table:table-cell table:formula="of:=ABS([.H429]-[.I429])" office:value-type="float" office:value="0" calcext:value-type="float">
            <text:p/>
          </table:table-cell>
          <table:table-cell table:formula="of:=CONCATENATE(&quot;assign rom[&quot;;[.C429];&quot;] = &quot;;[.$B$2];&quot;'d&quot;;[.D429];&quot;;&quot;)" office:value-type="string" office:string-value="assign rom[428] = 18'd612;" calcext:value-type="string">
            <text:p>assign rom[428] = 18'd612;</text:p>
          </table:table-cell>
        </table:table-row>
        <table:table-row table:style-name="ro1">
          <table:table-cell table:number-columns-repeated="2"/>
          <table:table-cell table:formula="of:=[.C429]+1" office:value-type="float" office:value="429" calcext:value-type="float">
            <text:p/>
          </table:table-cell>
          <table:table-cell table:formula="of:=MIN(ROUND(2^[.$B$2]/[.C430]);2^[.$B$2]-1)" office:value-type="float" office:value="611" calcext:value-type="float">
            <text:p/>
          </table:table-cell>
          <table:table-cell table:formula="of:=1/[.C430]" office:value-type="float" office:value="0.00233100233100233" calcext:value-type="float">
            <text:p/>
          </table:table-cell>
          <table:table-cell table:formula="of:=[.D430]/2^[.$B$2]" office:value-type="float" office:value="0.00233078002929687" calcext:value-type="float">
            <text:p/>
          </table:table-cell>
          <table:table-cell table:formula="of:=ABS([.F430]-[.E430])/[.E430]*100" office:value-type="float" office:value="0.00953674316406241" calcext:value-type="float">
            <text:p/>
          </table:table-cell>
          <table:table-cell table:formula="of:=FLOOR([.$A$4]/[.C430];1)" office:value-type="float" office:value="31" calcext:value-type="float">
            <text:p/>
          </table:table-cell>
          <table:table-cell table:formula="of:=FLOOR(FLOOR([.$A$4]*[.D430];1)/2^[.$B$2];1)" office:value-type="float" office:value="31" calcext:value-type="float">
            <text:p/>
          </table:table-cell>
          <table:table-cell table:formula="of:=ABS([.H430]-[.I430])" office:value-type="float" office:value="0" calcext:value-type="float">
            <text:p/>
          </table:table-cell>
          <table:table-cell table:formula="of:=CONCATENATE(&quot;assign rom[&quot;;[.C430];&quot;] = &quot;;[.$B$2];&quot;'d&quot;;[.D430];&quot;;&quot;)" office:value-type="string" office:string-value="assign rom[429] = 18'd611;" calcext:value-type="string">
            <text:p>assign rom[429] = 18'd611;</text:p>
          </table:table-cell>
        </table:table-row>
        <table:table-row table:style-name="ro1">
          <table:table-cell table:number-columns-repeated="2"/>
          <table:table-cell table:formula="of:=[.C430]+1" office:value-type="float" office:value="430" calcext:value-type="float">
            <text:p/>
          </table:table-cell>
          <table:table-cell table:formula="of:=MIN(ROUND(2^[.$B$2]/[.C431]);2^[.$B$2]-1)" office:value-type="float" office:value="610" calcext:value-type="float">
            <text:p/>
          </table:table-cell>
          <table:table-cell table:formula="of:=1/[.C431]" office:value-type="float" office:value="0.00232558139534884" calcext:value-type="float">
            <text:p/>
          </table:table-cell>
          <table:table-cell table:formula="of:=[.D431]/2^[.$B$2]" office:value-type="float" office:value="0.00232696533203125" calcext:value-type="float">
            <text:p/>
          </table:table-cell>
          <table:table-cell table:formula="of:=ABS([.F431]-[.E431])/[.E431]*100" office:value-type="float" office:value="0.0595092773437514" calcext:value-type="float">
            <text:p/>
          </table:table-cell>
          <table:table-cell table:formula="of:=FLOOR([.$A$4]/[.C431];1)" office:value-type="float" office:value="31" calcext:value-type="float">
            <text:p/>
          </table:table-cell>
          <table:table-cell table:formula="of:=FLOOR(FLOOR([.$A$4]*[.D431];1)/2^[.$B$2];1)" office:value-type="float" office:value="31" calcext:value-type="float">
            <text:p/>
          </table:table-cell>
          <table:table-cell table:formula="of:=ABS([.H431]-[.I431])" office:value-type="float" office:value="0" calcext:value-type="float">
            <text:p/>
          </table:table-cell>
          <table:table-cell table:formula="of:=CONCATENATE(&quot;assign rom[&quot;;[.C431];&quot;] = &quot;;[.$B$2];&quot;'d&quot;;[.D431];&quot;;&quot;)" office:value-type="string" office:string-value="assign rom[430] = 18'd610;" calcext:value-type="string">
            <text:p>assign rom[430] = 18'd610;</text:p>
          </table:table-cell>
        </table:table-row>
        <table:table-row table:style-name="ro1">
          <table:table-cell table:number-columns-repeated="2"/>
          <table:table-cell table:formula="of:=[.C431]+1" office:value-type="float" office:value="431" calcext:value-type="float">
            <text:p/>
          </table:table-cell>
          <table:table-cell table:formula="of:=MIN(ROUND(2^[.$B$2]/[.C432]);2^[.$B$2]-1)" office:value-type="float" office:value="608" calcext:value-type="float">
            <text:p/>
          </table:table-cell>
          <table:table-cell table:formula="of:=1/[.C432]" office:value-type="float" office:value="0.00232018561484919" calcext:value-type="float">
            <text:p/>
          </table:table-cell>
          <table:table-cell table:formula="of:=[.D432]/2^[.$B$2]" office:value-type="float" office:value="0.0023193359375" calcext:value-type="float">
            <text:p/>
          </table:table-cell>
          <table:table-cell table:formula="of:=ABS([.F432]-[.E432])/[.E432]*100" office:value-type="float" office:value="0.0366210937499958" calcext:value-type="float">
            <text:p/>
          </table:table-cell>
          <table:table-cell table:formula="of:=FLOOR([.$A$4]/[.C432];1)" office:value-type="float" office:value="31" calcext:value-type="float">
            <text:p/>
          </table:table-cell>
          <table:table-cell table:formula="of:=FLOOR(FLOOR([.$A$4]*[.D432];1)/2^[.$B$2];1)" office:value-type="float" office:value="31" calcext:value-type="float">
            <text:p/>
          </table:table-cell>
          <table:table-cell table:formula="of:=ABS([.H432]-[.I432])" office:value-type="float" office:value="0" calcext:value-type="float">
            <text:p/>
          </table:table-cell>
          <table:table-cell table:formula="of:=CONCATENATE(&quot;assign rom[&quot;;[.C432];&quot;] = &quot;;[.$B$2];&quot;'d&quot;;[.D432];&quot;;&quot;)" office:value-type="string" office:string-value="assign rom[431] = 18'd608;" calcext:value-type="string">
            <text:p>assign rom[431] = 18'd608;</text:p>
          </table:table-cell>
        </table:table-row>
        <table:table-row table:style-name="ro1">
          <table:table-cell table:number-columns-repeated="2"/>
          <table:table-cell table:formula="of:=[.C432]+1" office:value-type="float" office:value="432" calcext:value-type="float">
            <text:p/>
          </table:table-cell>
          <table:table-cell table:formula="of:=MIN(ROUND(2^[.$B$2]/[.C433]);2^[.$B$2]-1)" office:value-type="float" office:value="607" calcext:value-type="float">
            <text:p/>
          </table:table-cell>
          <table:table-cell table:formula="of:=1/[.C433]" office:value-type="float" office:value="0.00231481481481481" calcext:value-type="float">
            <text:p/>
          </table:table-cell>
          <table:table-cell table:formula="of:=[.D433]/2^[.$B$2]" office:value-type="float" office:value="0.00231552124023437" calcext:value-type="float">
            <text:p/>
          </table:table-cell>
          <table:table-cell table:formula="of:=ABS([.F433]-[.E433])/[.E433]*100" office:value-type="float" office:value="0.0305175781250055" calcext:value-type="float">
            <text:p/>
          </table:table-cell>
          <table:table-cell table:formula="of:=FLOOR([.$A$4]/[.C433];1)" office:value-type="float" office:value="31" calcext:value-type="float">
            <text:p/>
          </table:table-cell>
          <table:table-cell table:formula="of:=FLOOR(FLOOR([.$A$4]*[.D433];1)/2^[.$B$2];1)" office:value-type="float" office:value="31" calcext:value-type="float">
            <text:p/>
          </table:table-cell>
          <table:table-cell table:formula="of:=ABS([.H433]-[.I433])" office:value-type="float" office:value="0" calcext:value-type="float">
            <text:p/>
          </table:table-cell>
          <table:table-cell table:formula="of:=CONCATENATE(&quot;assign rom[&quot;;[.C433];&quot;] = &quot;;[.$B$2];&quot;'d&quot;;[.D433];&quot;;&quot;)" office:value-type="string" office:string-value="assign rom[432] = 18'd607;" calcext:value-type="string">
            <text:p>assign rom[432] = 18'd607;</text:p>
          </table:table-cell>
        </table:table-row>
        <table:table-row table:style-name="ro1">
          <table:table-cell table:number-columns-repeated="2"/>
          <table:table-cell table:formula="of:=[.C433]+1" office:value-type="float" office:value="433" calcext:value-type="float">
            <text:p/>
          </table:table-cell>
          <table:table-cell table:formula="of:=MIN(ROUND(2^[.$B$2]/[.C434]);2^[.$B$2]-1)" office:value-type="float" office:value="605" calcext:value-type="float">
            <text:p/>
          </table:table-cell>
          <table:table-cell table:formula="of:=1/[.C434]" office:value-type="float" office:value="0.0023094688221709" calcext:value-type="float">
            <text:p/>
          </table:table-cell>
          <table:table-cell table:formula="of:=[.D434]/2^[.$B$2]" office:value-type="float" office:value="0.00230789184570312" calcext:value-type="float">
            <text:p/>
          </table:table-cell>
          <table:table-cell table:formula="of:=ABS([.F434]-[.E434])/[.E434]*100" office:value-type="float" office:value="0.0682830810546859" calcext:value-type="float">
            <text:p/>
          </table:table-cell>
          <table:table-cell table:formula="of:=FLOOR([.$A$4]/[.C434];1)" office:value-type="float" office:value="31" calcext:value-type="float">
            <text:p/>
          </table:table-cell>
          <table:table-cell table:formula="of:=FLOOR(FLOOR([.$A$4]*[.D434];1)/2^[.$B$2];1)" office:value-type="float" office:value="31" calcext:value-type="float">
            <text:p/>
          </table:table-cell>
          <table:table-cell table:formula="of:=ABS([.H434]-[.I434])" office:value-type="float" office:value="0" calcext:value-type="float">
            <text:p/>
          </table:table-cell>
          <table:table-cell table:formula="of:=CONCATENATE(&quot;assign rom[&quot;;[.C434];&quot;] = &quot;;[.$B$2];&quot;'d&quot;;[.D434];&quot;;&quot;)" office:value-type="string" office:string-value="assign rom[433] = 18'd605;" calcext:value-type="string">
            <text:p>assign rom[433] = 18'd605;</text:p>
          </table:table-cell>
        </table:table-row>
        <table:table-row table:style-name="ro1">
          <table:table-cell table:number-columns-repeated="2"/>
          <table:table-cell table:formula="of:=[.C434]+1" office:value-type="float" office:value="434" calcext:value-type="float">
            <text:p/>
          </table:table-cell>
          <table:table-cell table:formula="of:=MIN(ROUND(2^[.$B$2]/[.C435]);2^[.$B$2]-1)" office:value-type="float" office:value="604" calcext:value-type="float">
            <text:p/>
          </table:table-cell>
          <table:table-cell table:formula="of:=1/[.C435]" office:value-type="float" office:value="0.00230414746543779" calcext:value-type="float">
            <text:p/>
          </table:table-cell>
          <table:table-cell table:formula="of:=[.D435]/2^[.$B$2]" office:value-type="float" office:value="0.0023040771484375" calcext:value-type="float">
            <text:p/>
          </table:table-cell>
          <table:table-cell table:formula="of:=ABS([.F435]-[.E435])/[.E435]*100" office:value-type="float" office:value="0.00305175781249991" calcext:value-type="float">
            <text:p/>
          </table:table-cell>
          <table:table-cell table:formula="of:=FLOOR([.$A$4]/[.C435];1)" office:value-type="float" office:value="31" calcext:value-type="float">
            <text:p/>
          </table:table-cell>
          <table:table-cell table:formula="of:=FLOOR(FLOOR([.$A$4]*[.D435];1)/2^[.$B$2];1)" office:value-type="float" office:value="31" calcext:value-type="float">
            <text:p/>
          </table:table-cell>
          <table:table-cell table:formula="of:=ABS([.H435]-[.I435])" office:value-type="float" office:value="0" calcext:value-type="float">
            <text:p/>
          </table:table-cell>
          <table:table-cell table:formula="of:=CONCATENATE(&quot;assign rom[&quot;;[.C435];&quot;] = &quot;;[.$B$2];&quot;'d&quot;;[.D435];&quot;;&quot;)" office:value-type="string" office:string-value="assign rom[434] = 18'd604;" calcext:value-type="string">
            <text:p>assign rom[434] = 18'd604;</text:p>
          </table:table-cell>
        </table:table-row>
        <table:table-row table:style-name="ro1">
          <table:table-cell table:number-columns-repeated="2"/>
          <table:table-cell table:formula="of:=[.C435]+1" office:value-type="float" office:value="435" calcext:value-type="float">
            <text:p/>
          </table:table-cell>
          <table:table-cell table:formula="of:=MIN(ROUND(2^[.$B$2]/[.C436]);2^[.$B$2]-1)" office:value-type="float" office:value="603" calcext:value-type="float">
            <text:p/>
          </table:table-cell>
          <table:table-cell table:formula="of:=1/[.C436]" office:value-type="float" office:value="0.00229885057471264" calcext:value-type="float">
            <text:p/>
          </table:table-cell>
          <table:table-cell table:formula="of:=[.D436]/2^[.$B$2]" office:value-type="float" office:value="0.00230026245117187" calcext:value-type="float">
            <text:p/>
          </table:table-cell>
          <table:table-cell table:formula="of:=ABS([.F436]-[.E436])/[.E436]*100" office:value-type="float" office:value="0.0614166259765639" calcext:value-type="float">
            <text:p/>
          </table:table-cell>
          <table:table-cell table:formula="of:=FLOOR([.$A$4]/[.C436];1)" office:value-type="float" office:value="30" calcext:value-type="float">
            <text:p/>
          </table:table-cell>
          <table:table-cell table:formula="of:=FLOOR(FLOOR([.$A$4]*[.D436];1)/2^[.$B$2];1)" office:value-type="float" office:value="30" calcext:value-type="float">
            <text:p/>
          </table:table-cell>
          <table:table-cell table:formula="of:=ABS([.H436]-[.I436])" office:value-type="float" office:value="0" calcext:value-type="float">
            <text:p/>
          </table:table-cell>
          <table:table-cell table:formula="of:=CONCATENATE(&quot;assign rom[&quot;;[.C436];&quot;] = &quot;;[.$B$2];&quot;'d&quot;;[.D436];&quot;;&quot;)" office:value-type="string" office:string-value="assign rom[435] = 18'd603;" calcext:value-type="string">
            <text:p>assign rom[435] = 18'd603;</text:p>
          </table:table-cell>
        </table:table-row>
        <table:table-row table:style-name="ro1">
          <table:table-cell table:number-columns-repeated="2"/>
          <table:table-cell table:formula="of:=[.C436]+1" office:value-type="float" office:value="436" calcext:value-type="float">
            <text:p/>
          </table:table-cell>
          <table:table-cell table:formula="of:=MIN(ROUND(2^[.$B$2]/[.C437]);2^[.$B$2]-1)" office:value-type="float" office:value="601" calcext:value-type="float">
            <text:p/>
          </table:table-cell>
          <table:table-cell table:formula="of:=1/[.C437]" office:value-type="float" office:value="0.00229357798165138" calcext:value-type="float">
            <text:p/>
          </table:table-cell>
          <table:table-cell table:formula="of:=[.D437]/2^[.$B$2]" office:value-type="float" office:value="0.00229263305664062" calcext:value-type="float">
            <text:p/>
          </table:table-cell>
          <table:table-cell table:formula="of:=ABS([.F437]-[.E437])/[.E437]*100" office:value-type="float" office:value="0.0411987304687556" calcext:value-type="float">
            <text:p/>
          </table:table-cell>
          <table:table-cell table:formula="of:=FLOOR([.$A$4]/[.C437];1)" office:value-type="float" office:value="30" calcext:value-type="float">
            <text:p/>
          </table:table-cell>
          <table:table-cell table:formula="of:=FLOOR(FLOOR([.$A$4]*[.D437];1)/2^[.$B$2];1)" office:value-type="float" office:value="30" calcext:value-type="float">
            <text:p/>
          </table:table-cell>
          <table:table-cell table:formula="of:=ABS([.H437]-[.I437])" office:value-type="float" office:value="0" calcext:value-type="float">
            <text:p/>
          </table:table-cell>
          <table:table-cell table:formula="of:=CONCATENATE(&quot;assign rom[&quot;;[.C437];&quot;] = &quot;;[.$B$2];&quot;'d&quot;;[.D437];&quot;;&quot;)" office:value-type="string" office:string-value="assign rom[436] = 18'd601;" calcext:value-type="string">
            <text:p>assign rom[436] = 18'd601;</text:p>
          </table:table-cell>
        </table:table-row>
        <table:table-row table:style-name="ro1">
          <table:table-cell table:number-columns-repeated="2"/>
          <table:table-cell table:formula="of:=[.C437]+1" office:value-type="float" office:value="437" calcext:value-type="float">
            <text:p/>
          </table:table-cell>
          <table:table-cell table:formula="of:=MIN(ROUND(2^[.$B$2]/[.C438]);2^[.$B$2]-1)" office:value-type="float" office:value="600" calcext:value-type="float">
            <text:p/>
          </table:table-cell>
          <table:table-cell table:formula="of:=1/[.C438]" office:value-type="float" office:value="0.0022883295194508" calcext:value-type="float">
            <text:p/>
          </table:table-cell>
          <table:table-cell table:formula="of:=[.D438]/2^[.$B$2]" office:value-type="float" office:value="0.002288818359375" calcext:value-type="float">
            <text:p/>
          </table:table-cell>
          <table:table-cell table:formula="of:=ABS([.F438]-[.E438])/[.E438]*100" office:value-type="float" office:value="0.0213623046874998" calcext:value-type="float">
            <text:p/>
          </table:table-cell>
          <table:table-cell table:formula="of:=FLOOR([.$A$4]/[.C438];1)" office:value-type="float" office:value="30" calcext:value-type="float">
            <text:p/>
          </table:table-cell>
          <table:table-cell table:formula="of:=FLOOR(FLOOR([.$A$4]*[.D438];1)/2^[.$B$2];1)" office:value-type="float" office:value="30" calcext:value-type="float">
            <text:p/>
          </table:table-cell>
          <table:table-cell table:formula="of:=ABS([.H438]-[.I438])" office:value-type="float" office:value="0" calcext:value-type="float">
            <text:p/>
          </table:table-cell>
          <table:table-cell table:formula="of:=CONCATENATE(&quot;assign rom[&quot;;[.C438];&quot;] = &quot;;[.$B$2];&quot;'d&quot;;[.D438];&quot;;&quot;)" office:value-type="string" office:string-value="assign rom[437] = 18'd600;" calcext:value-type="string">
            <text:p>assign rom[437] = 18'd600;</text:p>
          </table:table-cell>
        </table:table-row>
        <table:table-row table:style-name="ro1">
          <table:table-cell table:number-columns-repeated="2"/>
          <table:table-cell table:formula="of:=[.C438]+1" office:value-type="float" office:value="438" calcext:value-type="float">
            <text:p/>
          </table:table-cell>
          <table:table-cell table:formula="of:=MIN(ROUND(2^[.$B$2]/[.C439]);2^[.$B$2]-1)" office:value-type="float" office:value="599" calcext:value-type="float">
            <text:p/>
          </table:table-cell>
          <table:table-cell table:formula="of:=1/[.C439]" office:value-type="float" office:value="0.00228310502283105" calcext:value-type="float">
            <text:p/>
          </table:table-cell>
          <table:table-cell table:formula="of:=[.D439]/2^[.$B$2]" office:value-type="float" office:value="0.00228500366210937" calcext:value-type="float">
            <text:p/>
          </table:table-cell>
          <table:table-cell table:formula="of:=ABS([.F439]-[.E439])/[.E439]*100" office:value-type="float" office:value="0.0831604003906305" calcext:value-type="float">
            <text:p/>
          </table:table-cell>
          <table:table-cell table:formula="of:=FLOOR([.$A$4]/[.C439];1)" office:value-type="float" office:value="30" calcext:value-type="float">
            <text:p/>
          </table:table-cell>
          <table:table-cell table:formula="of:=FLOOR(FLOOR([.$A$4]*[.D439];1)/2^[.$B$2];1)" office:value-type="float" office:value="30" calcext:value-type="float">
            <text:p/>
          </table:table-cell>
          <table:table-cell table:formula="of:=ABS([.H439]-[.I439])" office:value-type="float" office:value="0" calcext:value-type="float">
            <text:p/>
          </table:table-cell>
          <table:table-cell table:formula="of:=CONCATENATE(&quot;assign rom[&quot;;[.C439];&quot;] = &quot;;[.$B$2];&quot;'d&quot;;[.D439];&quot;;&quot;)" office:value-type="string" office:string-value="assign rom[438] = 18'd599;" calcext:value-type="string">
            <text:p>assign rom[438] = 18'd599;</text:p>
          </table:table-cell>
        </table:table-row>
        <table:table-row table:style-name="ro1">
          <table:table-cell table:number-columns-repeated="2"/>
          <table:table-cell table:formula="of:=[.C439]+1" office:value-type="float" office:value="439" calcext:value-type="float">
            <text:p/>
          </table:table-cell>
          <table:table-cell table:formula="of:=MIN(ROUND(2^[.$B$2]/[.C440]);2^[.$B$2]-1)" office:value-type="float" office:value="597" calcext:value-type="float">
            <text:p/>
          </table:table-cell>
          <table:table-cell table:formula="of:=1/[.C440]" office:value-type="float" office:value="0.00227790432801822" calcext:value-type="float">
            <text:p/>
          </table:table-cell>
          <table:table-cell table:formula="of:=[.D440]/2^[.$B$2]" office:value-type="float" office:value="0.00227737426757812" calcext:value-type="float">
            <text:p/>
          </table:table-cell>
          <table:table-cell table:formula="of:=ABS([.F440]-[.E440])/[.E440]*100" office:value-type="float" office:value="0.0232696533203078" calcext:value-type="float">
            <text:p/>
          </table:table-cell>
          <table:table-cell table:formula="of:=FLOOR([.$A$4]/[.C440];1)" office:value-type="float" office:value="30" calcext:value-type="float">
            <text:p/>
          </table:table-cell>
          <table:table-cell table:formula="of:=FLOOR(FLOOR([.$A$4]*[.D440];1)/2^[.$B$2];1)" office:value-type="float" office:value="30" calcext:value-type="float">
            <text:p/>
          </table:table-cell>
          <table:table-cell table:formula="of:=ABS([.H440]-[.I440])" office:value-type="float" office:value="0" calcext:value-type="float">
            <text:p/>
          </table:table-cell>
          <table:table-cell table:formula="of:=CONCATENATE(&quot;assign rom[&quot;;[.C440];&quot;] = &quot;;[.$B$2];&quot;'d&quot;;[.D440];&quot;;&quot;)" office:value-type="string" office:string-value="assign rom[439] = 18'd597;" calcext:value-type="string">
            <text:p>assign rom[439] = 18'd597;</text:p>
          </table:table-cell>
        </table:table-row>
        <table:table-row table:style-name="ro1">
          <table:table-cell table:number-columns-repeated="2"/>
          <table:table-cell table:formula="of:=[.C440]+1" office:value-type="float" office:value="440" calcext:value-type="float">
            <text:p/>
          </table:table-cell>
          <table:table-cell table:formula="of:=MIN(ROUND(2^[.$B$2]/[.C441]);2^[.$B$2]-1)" office:value-type="float" office:value="596" calcext:value-type="float">
            <text:p/>
          </table:table-cell>
          <table:table-cell table:formula="of:=1/[.C441]" office:value-type="float" office:value="0.00227272727272727" calcext:value-type="float">
            <text:p/>
          </table:table-cell>
          <table:table-cell table:formula="of:=[.D441]/2^[.$B$2]" office:value-type="float" office:value="0.0022735595703125" calcext:value-type="float">
            <text:p/>
          </table:table-cell>
          <table:table-cell table:formula="of:=ABS([.F441]-[.E441])/[.E441]*100" office:value-type="float" office:value="0.0366210937500049" calcext:value-type="float">
            <text:p/>
          </table:table-cell>
          <table:table-cell table:formula="of:=FLOOR([.$A$4]/[.C441];1)" office:value-type="float" office:value="30" calcext:value-type="float">
            <text:p/>
          </table:table-cell>
          <table:table-cell table:formula="of:=FLOOR(FLOOR([.$A$4]*[.D441];1)/2^[.$B$2];1)" office:value-type="float" office:value="30" calcext:value-type="float">
            <text:p/>
          </table:table-cell>
          <table:table-cell table:formula="of:=ABS([.H441]-[.I441])" office:value-type="float" office:value="0" calcext:value-type="float">
            <text:p/>
          </table:table-cell>
          <table:table-cell table:formula="of:=CONCATENATE(&quot;assign rom[&quot;;[.C441];&quot;] = &quot;;[.$B$2];&quot;'d&quot;;[.D441];&quot;;&quot;)" office:value-type="string" office:string-value="assign rom[440] = 18'd596;" calcext:value-type="string">
            <text:p>assign rom[440] = 18'd596;</text:p>
          </table:table-cell>
        </table:table-row>
        <table:table-row table:style-name="ro1">
          <table:table-cell table:number-columns-repeated="2"/>
          <table:table-cell table:formula="of:=[.C441]+1" office:value-type="float" office:value="441" calcext:value-type="float">
            <text:p/>
          </table:table-cell>
          <table:table-cell table:formula="of:=MIN(ROUND(2^[.$B$2]/[.C442]);2^[.$B$2]-1)" office:value-type="float" office:value="594" calcext:value-type="float">
            <text:p/>
          </table:table-cell>
          <table:table-cell table:formula="of:=1/[.C442]" office:value-type="float" office:value="0.00226757369614512" calcext:value-type="float">
            <text:p/>
          </table:table-cell>
          <table:table-cell table:formula="of:=[.D442]/2^[.$B$2]" office:value-type="float" office:value="0.00226593017578125" calcext:value-type="float">
            <text:p/>
          </table:table-cell>
          <table:table-cell table:formula="of:=ABS([.F442]-[.E442])/[.E442]*100" office:value-type="float" office:value="0.0724792480468777" calcext:value-type="float">
            <text:p/>
          </table:table-cell>
          <table:table-cell table:formula="of:=FLOOR([.$A$4]/[.C442];1)" office:value-type="float" office:value="30" calcext:value-type="float">
            <text:p/>
          </table:table-cell>
          <table:table-cell table:formula="of:=FLOOR(FLOOR([.$A$4]*[.D442];1)/2^[.$B$2];1)" office:value-type="float" office:value="30" calcext:value-type="float">
            <text:p/>
          </table:table-cell>
          <table:table-cell table:formula="of:=ABS([.H442]-[.I442])" office:value-type="float" office:value="0" calcext:value-type="float">
            <text:p/>
          </table:table-cell>
          <table:table-cell table:formula="of:=CONCATENATE(&quot;assign rom[&quot;;[.C442];&quot;] = &quot;;[.$B$2];&quot;'d&quot;;[.D442];&quot;;&quot;)" office:value-type="string" office:string-value="assign rom[441] = 18'd594;" calcext:value-type="string">
            <text:p>assign rom[441] = 18'd594;</text:p>
          </table:table-cell>
        </table:table-row>
        <table:table-row table:style-name="ro1">
          <table:table-cell table:number-columns-repeated="2"/>
          <table:table-cell table:formula="of:=[.C442]+1" office:value-type="float" office:value="442" calcext:value-type="float">
            <text:p/>
          </table:table-cell>
          <table:table-cell table:formula="of:=MIN(ROUND(2^[.$B$2]/[.C443]);2^[.$B$2]-1)" office:value-type="float" office:value="593" calcext:value-type="float">
            <text:p/>
          </table:table-cell>
          <table:table-cell table:formula="of:=1/[.C443]" office:value-type="float" office:value="0.00226244343891403" calcext:value-type="float">
            <text:p/>
          </table:table-cell>
          <table:table-cell table:formula="of:=[.D443]/2^[.$B$2]" office:value-type="float" office:value="0.00226211547851562" calcext:value-type="float">
            <text:p/>
          </table:table-cell>
          <table:table-cell table:formula="of:=ABS([.F443]-[.E443])/[.E443]*100" office:value-type="float" office:value="0.0144958496093839" calcext:value-type="float">
            <text:p/>
          </table:table-cell>
          <table:table-cell table:formula="of:=FLOOR([.$A$4]/[.C443];1)" office:value-type="float" office:value="30" calcext:value-type="float">
            <text:p/>
          </table:table-cell>
          <table:table-cell table:formula="of:=FLOOR(FLOOR([.$A$4]*[.D443];1)/2^[.$B$2];1)" office:value-type="float" office:value="30" calcext:value-type="float">
            <text:p/>
          </table:table-cell>
          <table:table-cell table:formula="of:=ABS([.H443]-[.I443])" office:value-type="float" office:value="0" calcext:value-type="float">
            <text:p/>
          </table:table-cell>
          <table:table-cell table:formula="of:=CONCATENATE(&quot;assign rom[&quot;;[.C443];&quot;] = &quot;;[.$B$2];&quot;'d&quot;;[.D443];&quot;;&quot;)" office:value-type="string" office:string-value="assign rom[442] = 18'd593;" calcext:value-type="string">
            <text:p>assign rom[442] = 18'd593;</text:p>
          </table:table-cell>
        </table:table-row>
        <table:table-row table:style-name="ro1">
          <table:table-cell table:number-columns-repeated="2"/>
          <table:table-cell table:formula="of:=[.C443]+1" office:value-type="float" office:value="443" calcext:value-type="float">
            <text:p/>
          </table:table-cell>
          <table:table-cell table:formula="of:=MIN(ROUND(2^[.$B$2]/[.C444]);2^[.$B$2]-1)" office:value-type="float" office:value="592" calcext:value-type="float">
            <text:p/>
          </table:table-cell>
          <table:table-cell table:formula="of:=1/[.C444]" office:value-type="float" office:value="0.00225733634311512" calcext:value-type="float">
            <text:p/>
          </table:table-cell>
          <table:table-cell table:formula="of:=[.D444]/2^[.$B$2]" office:value-type="float" office:value="0.00225830078125" calcext:value-type="float">
            <text:p/>
          </table:table-cell>
          <table:table-cell table:formula="of:=ABS([.F444]-[.E444])/[.E444]*100" office:value-type="float" office:value="0.0427246093750084" calcext:value-type="float">
            <text:p/>
          </table:table-cell>
          <table:table-cell table:formula="of:=FLOOR([.$A$4]/[.C444];1)" office:value-type="float" office:value="30" calcext:value-type="float">
            <text:p/>
          </table:table-cell>
          <table:table-cell table:formula="of:=FLOOR(FLOOR([.$A$4]*[.D444];1)/2^[.$B$2];1)" office:value-type="float" office:value="30" calcext:value-type="float">
            <text:p/>
          </table:table-cell>
          <table:table-cell table:formula="of:=ABS([.H444]-[.I444])" office:value-type="float" office:value="0" calcext:value-type="float">
            <text:p/>
          </table:table-cell>
          <table:table-cell table:formula="of:=CONCATENATE(&quot;assign rom[&quot;;[.C444];&quot;] = &quot;;[.$B$2];&quot;'d&quot;;[.D444];&quot;;&quot;)" office:value-type="string" office:string-value="assign rom[443] = 18'd592;" calcext:value-type="string">
            <text:p>assign rom[443] = 18'd592;</text:p>
          </table:table-cell>
        </table:table-row>
        <table:table-row table:style-name="ro1">
          <table:table-cell table:number-columns-repeated="2"/>
          <table:table-cell table:formula="of:=[.C444]+1" office:value-type="float" office:value="444" calcext:value-type="float">
            <text:p/>
          </table:table-cell>
          <table:table-cell table:formula="of:=MIN(ROUND(2^[.$B$2]/[.C445]);2^[.$B$2]-1)" office:value-type="float" office:value="590" calcext:value-type="float">
            <text:p/>
          </table:table-cell>
          <table:table-cell table:formula="of:=1/[.C445]" office:value-type="float" office:value="0.00225225225225225" calcext:value-type="float">
            <text:p/>
          </table:table-cell>
          <table:table-cell table:formula="of:=[.D445]/2^[.$B$2]" office:value-type="float" office:value="0.00225067138671875" calcext:value-type="float">
            <text:p/>
          </table:table-cell>
          <table:table-cell table:formula="of:=ABS([.F445]-[.E445])/[.E445]*100" office:value-type="float" office:value="0.0701904296874991" calcext:value-type="float">
            <text:p/>
          </table:table-cell>
          <table:table-cell table:formula="of:=FLOOR([.$A$4]/[.C445];1)" office:value-type="float" office:value="30" calcext:value-type="float">
            <text:p/>
          </table:table-cell>
          <table:table-cell table:formula="of:=FLOOR(FLOOR([.$A$4]*[.D445];1)/2^[.$B$2];1)" office:value-type="float" office:value="30" calcext:value-type="float">
            <text:p/>
          </table:table-cell>
          <table:table-cell table:formula="of:=ABS([.H445]-[.I445])" office:value-type="float" office:value="0" calcext:value-type="float">
            <text:p/>
          </table:table-cell>
          <table:table-cell table:formula="of:=CONCATENATE(&quot;assign rom[&quot;;[.C445];&quot;] = &quot;;[.$B$2];&quot;'d&quot;;[.D445];&quot;;&quot;)" office:value-type="string" office:string-value="assign rom[444] = 18'd590;" calcext:value-type="string">
            <text:p>assign rom[444] = 18'd590;</text:p>
          </table:table-cell>
        </table:table-row>
        <table:table-row table:style-name="ro1">
          <table:table-cell table:number-columns-repeated="2"/>
          <table:table-cell table:formula="of:=[.C445]+1" office:value-type="float" office:value="445" calcext:value-type="float">
            <text:p/>
          </table:table-cell>
          <table:table-cell table:formula="of:=MIN(ROUND(2^[.$B$2]/[.C446]);2^[.$B$2]-1)" office:value-type="float" office:value="589" calcext:value-type="float">
            <text:p/>
          </table:table-cell>
          <table:table-cell table:formula="of:=1/[.C446]" office:value-type="float" office:value="0.00224719101123596" calcext:value-type="float">
            <text:p/>
          </table:table-cell>
          <table:table-cell table:formula="of:=[.D446]/2^[.$B$2]" office:value-type="float" office:value="0.00224685668945312" calcext:value-type="float">
            <text:p/>
          </table:table-cell>
          <table:table-cell table:formula="of:=ABS([.F446]-[.E446])/[.E446]*100" office:value-type="float" office:value="0.0148773193359463" calcext:value-type="float">
            <text:p/>
          </table:table-cell>
          <table:table-cell table:formula="of:=FLOOR([.$A$4]/[.C446];1)" office:value-type="float" office:value="30" calcext:value-type="float">
            <text:p/>
          </table:table-cell>
          <table:table-cell table:formula="of:=FLOOR(FLOOR([.$A$4]*[.D446];1)/2^[.$B$2];1)" office:value-type="float" office:value="30" calcext:value-type="float">
            <text:p/>
          </table:table-cell>
          <table:table-cell table:formula="of:=ABS([.H446]-[.I446])" office:value-type="float" office:value="0" calcext:value-type="float">
            <text:p/>
          </table:table-cell>
          <table:table-cell table:formula="of:=CONCATENATE(&quot;assign rom[&quot;;[.C446];&quot;] = &quot;;[.$B$2];&quot;'d&quot;;[.D446];&quot;;&quot;)" office:value-type="string" office:string-value="assign rom[445] = 18'd589;" calcext:value-type="string">
            <text:p>assign rom[445] = 18'd589;</text:p>
          </table:table-cell>
        </table:table-row>
        <table:table-row table:style-name="ro1">
          <table:table-cell table:number-columns-repeated="2"/>
          <table:table-cell table:formula="of:=[.C446]+1" office:value-type="float" office:value="446" calcext:value-type="float">
            <text:p/>
          </table:table-cell>
          <table:table-cell table:formula="of:=MIN(ROUND(2^[.$B$2]/[.C447]);2^[.$B$2]-1)" office:value-type="float" office:value="588" calcext:value-type="float">
            <text:p/>
          </table:table-cell>
          <table:table-cell table:formula="of:=1/[.C447]" office:value-type="float" office:value="0.00224215246636771" calcext:value-type="float">
            <text:p/>
          </table:table-cell>
          <table:table-cell table:formula="of:=[.D447]/2^[.$B$2]" office:value-type="float" office:value="0.0022430419921875" calcext:value-type="float">
            <text:p/>
          </table:table-cell>
          <table:table-cell table:formula="of:=ABS([.F447]-[.E447])/[.E447]*100" office:value-type="float" office:value="0.0396728515625015" calcext:value-type="float">
            <text:p/>
          </table:table-cell>
          <table:table-cell table:formula="of:=FLOOR([.$A$4]/[.C447];1)" office:value-type="float" office:value="30" calcext:value-type="float">
            <text:p/>
          </table:table-cell>
          <table:table-cell table:formula="of:=FLOOR(FLOOR([.$A$4]*[.D447];1)/2^[.$B$2];1)" office:value-type="float" office:value="30" calcext:value-type="float">
            <text:p/>
          </table:table-cell>
          <table:table-cell table:formula="of:=ABS([.H447]-[.I447])" office:value-type="float" office:value="0" calcext:value-type="float">
            <text:p/>
          </table:table-cell>
          <table:table-cell table:formula="of:=CONCATENATE(&quot;assign rom[&quot;;[.C447];&quot;] = &quot;;[.$B$2];&quot;'d&quot;;[.D447];&quot;;&quot;)" office:value-type="string" office:string-value="assign rom[446] = 18'd588;" calcext:value-type="string">
            <text:p>assign rom[446] = 18'd588;</text:p>
          </table:table-cell>
        </table:table-row>
        <table:table-row table:style-name="ro1">
          <table:table-cell table:number-columns-repeated="2"/>
          <table:table-cell table:formula="of:=[.C447]+1" office:value-type="float" office:value="447" calcext:value-type="float">
            <text:p/>
          </table:table-cell>
          <table:table-cell table:formula="of:=MIN(ROUND(2^[.$B$2]/[.C448]);2^[.$B$2]-1)" office:value-type="float" office:value="586" calcext:value-type="float">
            <text:p/>
          </table:table-cell>
          <table:table-cell table:formula="of:=1/[.C448]" office:value-type="float" office:value="0.00223713646532438" calcext:value-type="float">
            <text:p/>
          </table:table-cell>
          <table:table-cell table:formula="of:=[.D448]/2^[.$B$2]" office:value-type="float" office:value="0.00223541259765625" calcext:value-type="float">
            <text:p/>
          </table:table-cell>
          <table:table-cell table:formula="of:=ABS([.F448]-[.E448])/[.E448]*100" office:value-type="float" office:value="0.0770568847656228" calcext:value-type="float">
            <text:p/>
          </table:table-cell>
          <table:table-cell table:formula="of:=FLOOR([.$A$4]/[.C448];1)" office:value-type="float" office:value="30" calcext:value-type="float">
            <text:p/>
          </table:table-cell>
          <table:table-cell table:formula="of:=FLOOR(FLOOR([.$A$4]*[.D448];1)/2^[.$B$2];1)" office:value-type="float" office:value="30" calcext:value-type="float">
            <text:p/>
          </table:table-cell>
          <table:table-cell table:formula="of:=ABS([.H448]-[.I448])" office:value-type="float" office:value="0" calcext:value-type="float">
            <text:p/>
          </table:table-cell>
          <table:table-cell table:formula="of:=CONCATENATE(&quot;assign rom[&quot;;[.C448];&quot;] = &quot;;[.$B$2];&quot;'d&quot;;[.D448];&quot;;&quot;)" office:value-type="string" office:string-value="assign rom[447] = 18'd586;" calcext:value-type="string">
            <text:p>assign rom[447] = 18'd586;</text:p>
          </table:table-cell>
        </table:table-row>
        <table:table-row table:style-name="ro1">
          <table:table-cell table:number-columns-repeated="2"/>
          <table:table-cell table:formula="of:=[.C448]+1" office:value-type="float" office:value="448" calcext:value-type="float">
            <text:p/>
          </table:table-cell>
          <table:table-cell table:formula="of:=MIN(ROUND(2^[.$B$2]/[.C449]);2^[.$B$2]-1)" office:value-type="float" office:value="585" calcext:value-type="float">
            <text:p/>
          </table:table-cell>
          <table:table-cell table:formula="of:=1/[.C449]" office:value-type="float" office:value="0.00223214285714286" calcext:value-type="float">
            <text:p/>
          </table:table-cell>
          <table:table-cell table:formula="of:=[.D449]/2^[.$B$2]" office:value-type="float" office:value="0.00223159790039062" calcext:value-type="float">
            <text:p/>
          </table:table-cell>
          <table:table-cell table:formula="of:=ABS([.F449]-[.E449])/[.E449]*100" office:value-type="float" office:value="0.0244140624999944" calcext:value-type="float">
            <text:p/>
          </table:table-cell>
          <table:table-cell table:formula="of:=FLOOR([.$A$4]/[.C449];1)" office:value-type="float" office:value="30" calcext:value-type="float">
            <text:p/>
          </table:table-cell>
          <table:table-cell table:formula="of:=FLOOR(FLOOR([.$A$4]*[.D449];1)/2^[.$B$2];1)" office:value-type="float" office:value="30" calcext:value-type="float">
            <text:p/>
          </table:table-cell>
          <table:table-cell table:formula="of:=ABS([.H449]-[.I449])" office:value-type="float" office:value="0" calcext:value-type="float">
            <text:p/>
          </table:table-cell>
          <table:table-cell table:formula="of:=CONCATENATE(&quot;assign rom[&quot;;[.C449];&quot;] = &quot;;[.$B$2];&quot;'d&quot;;[.D449];&quot;;&quot;)" office:value-type="string" office:string-value="assign rom[448] = 18'd585;" calcext:value-type="string">
            <text:p>assign rom[448] = 18'd585;</text:p>
          </table:table-cell>
        </table:table-row>
        <table:table-row table:style-name="ro1">
          <table:table-cell table:number-columns-repeated="2"/>
          <table:table-cell table:formula="of:=[.C449]+1" office:value-type="float" office:value="449" calcext:value-type="float">
            <text:p/>
          </table:table-cell>
          <table:table-cell table:formula="of:=MIN(ROUND(2^[.$B$2]/[.C450]);2^[.$B$2]-1)" office:value-type="float" office:value="584" calcext:value-type="float">
            <text:p/>
          </table:table-cell>
          <table:table-cell table:formula="of:=1/[.C450]" office:value-type="float" office:value="0.0022271714922049" calcext:value-type="float">
            <text:p/>
          </table:table-cell>
          <table:table-cell table:formula="of:=[.D450]/2^[.$B$2]" office:value-type="float" office:value="0.002227783203125" calcext:value-type="float">
            <text:p/>
          </table:table-cell>
          <table:table-cell table:formula="of:=ABS([.F450]-[.E450])/[.E450]*100" office:value-type="float" office:value="0.0274658203125044" calcext:value-type="float">
            <text:p/>
          </table:table-cell>
          <table:table-cell table:formula="of:=FLOOR([.$A$4]/[.C450];1)" office:value-type="float" office:value="29" calcext:value-type="float">
            <text:p/>
          </table:table-cell>
          <table:table-cell table:formula="of:=FLOOR(FLOOR([.$A$4]*[.D450];1)/2^[.$B$2];1)" office:value-type="float" office:value="29" calcext:value-type="float">
            <text:p/>
          </table:table-cell>
          <table:table-cell table:formula="of:=ABS([.H450]-[.I450])" office:value-type="float" office:value="0" calcext:value-type="float">
            <text:p/>
          </table:table-cell>
          <table:table-cell table:formula="of:=CONCATENATE(&quot;assign rom[&quot;;[.C450];&quot;] = &quot;;[.$B$2];&quot;'d&quot;;[.D450];&quot;;&quot;)" office:value-type="string" office:string-value="assign rom[449] = 18'd584;" calcext:value-type="string">
            <text:p>assign rom[449] = 18'd584;</text:p>
          </table:table-cell>
        </table:table-row>
        <table:table-row table:style-name="ro1">
          <table:table-cell table:number-columns-repeated="2"/>
          <table:table-cell table:formula="of:=[.C450]+1" office:value-type="float" office:value="450" calcext:value-type="float">
            <text:p/>
          </table:table-cell>
          <table:table-cell table:formula="of:=MIN(ROUND(2^[.$B$2]/[.C451]);2^[.$B$2]-1)" office:value-type="float" office:value="583" calcext:value-type="float">
            <text:p/>
          </table:table-cell>
          <table:table-cell table:formula="of:=1/[.C451]" office:value-type="float" office:value="0.00222222222222222" calcext:value-type="float">
            <text:p/>
          </table:table-cell>
          <table:table-cell table:formula="of:=[.D451]/2^[.$B$2]" office:value-type="float" office:value="0.00222396850585937" calcext:value-type="float">
            <text:p/>
          </table:table-cell>
          <table:table-cell table:formula="of:=ABS([.F451]-[.E451])/[.E451]*100" office:value-type="float" office:value="0.0785827636718751" calcext:value-type="float">
            <text:p/>
          </table:table-cell>
          <table:table-cell table:formula="of:=FLOOR([.$A$4]/[.C451];1)" office:value-type="float" office:value="29" calcext:value-type="float">
            <text:p/>
          </table:table-cell>
          <table:table-cell table:formula="of:=FLOOR(FLOOR([.$A$4]*[.D451];1)/2^[.$B$2];1)" office:value-type="float" office:value="29" calcext:value-type="float">
            <text:p/>
          </table:table-cell>
          <table:table-cell table:formula="of:=ABS([.H451]-[.I451])" office:value-type="float" office:value="0" calcext:value-type="float">
            <text:p/>
          </table:table-cell>
          <table:table-cell table:formula="of:=CONCATENATE(&quot;assign rom[&quot;;[.C451];&quot;] = &quot;;[.$B$2];&quot;'d&quot;;[.D451];&quot;;&quot;)" office:value-type="string" office:string-value="assign rom[450] = 18'd583;" calcext:value-type="string">
            <text:p>assign rom[450] = 18'd583;</text:p>
          </table:table-cell>
        </table:table-row>
        <table:table-row table:style-name="ro1">
          <table:table-cell table:number-columns-repeated="2"/>
          <table:table-cell table:formula="of:=[.C451]+1" office:value-type="float" office:value="451" calcext:value-type="float">
            <text:p/>
          </table:table-cell>
          <table:table-cell table:formula="of:=MIN(ROUND(2^[.$B$2]/[.C452]);2^[.$B$2]-1)" office:value-type="float" office:value="581" calcext:value-type="float">
            <text:p/>
          </table:table-cell>
          <table:table-cell table:formula="of:=1/[.C452]" office:value-type="float" office:value="0.00221729490022173" calcext:value-type="float">
            <text:p/>
          </table:table-cell>
          <table:table-cell table:formula="of:=[.D452]/2^[.$B$2]" office:value-type="float" office:value="0.00221633911132812" calcext:value-type="float">
            <text:p/>
          </table:table-cell>
          <table:table-cell table:formula="of:=ABS([.F452]-[.E452])/[.E452]*100" office:value-type="float" office:value="0.0431060791015624" calcext:value-type="float">
            <text:p/>
          </table:table-cell>
          <table:table-cell table:formula="of:=FLOOR([.$A$4]/[.C452];1)" office:value-type="float" office:value="29" calcext:value-type="float">
            <text:p/>
          </table:table-cell>
          <table:table-cell table:formula="of:=FLOOR(FLOOR([.$A$4]*[.D452];1)/2^[.$B$2];1)" office:value-type="float" office:value="29" calcext:value-type="float">
            <text:p/>
          </table:table-cell>
          <table:table-cell table:formula="of:=ABS([.H452]-[.I452])" office:value-type="float" office:value="0" calcext:value-type="float">
            <text:p/>
          </table:table-cell>
          <table:table-cell table:formula="of:=CONCATENATE(&quot;assign rom[&quot;;[.C452];&quot;] = &quot;;[.$B$2];&quot;'d&quot;;[.D452];&quot;;&quot;)" office:value-type="string" office:string-value="assign rom[451] = 18'd581;" calcext:value-type="string">
            <text:p>assign rom[451] = 18'd581;</text:p>
          </table:table-cell>
        </table:table-row>
        <table:table-row table:style-name="ro1">
          <table:table-cell table:number-columns-repeated="2"/>
          <table:table-cell table:formula="of:=[.C452]+1" office:value-type="float" office:value="452" calcext:value-type="float">
            <text:p/>
          </table:table-cell>
          <table:table-cell table:formula="of:=MIN(ROUND(2^[.$B$2]/[.C453]);2^[.$B$2]-1)" office:value-type="float" office:value="580" calcext:value-type="float">
            <text:p/>
          </table:table-cell>
          <table:table-cell table:formula="of:=1/[.C453]" office:value-type="float" office:value="0.00221238938053097" calcext:value-type="float">
            <text:p/>
          </table:table-cell>
          <table:table-cell table:formula="of:=[.D453]/2^[.$B$2]" office:value-type="float" office:value="0.0022125244140625" calcext:value-type="float">
            <text:p/>
          </table:table-cell>
          <table:table-cell table:formula="of:=ABS([.F453]-[.E453])/[.E453]*100" office:value-type="float" office:value="0.00610351562500139" calcext:value-type="float">
            <text:p/>
          </table:table-cell>
          <table:table-cell table:formula="of:=FLOOR([.$A$4]/[.C453];1)" office:value-type="float" office:value="29" calcext:value-type="float">
            <text:p/>
          </table:table-cell>
          <table:table-cell table:formula="of:=FLOOR(FLOOR([.$A$4]*[.D453];1)/2^[.$B$2];1)" office:value-type="float" office:value="29" calcext:value-type="float">
            <text:p/>
          </table:table-cell>
          <table:table-cell table:formula="of:=ABS([.H453]-[.I453])" office:value-type="float" office:value="0" calcext:value-type="float">
            <text:p/>
          </table:table-cell>
          <table:table-cell table:formula="of:=CONCATENATE(&quot;assign rom[&quot;;[.C453];&quot;] = &quot;;[.$B$2];&quot;'d&quot;;[.D453];&quot;;&quot;)" office:value-type="string" office:string-value="assign rom[452] = 18'd580;" calcext:value-type="string">
            <text:p>assign rom[452] = 18'd580;</text:p>
          </table:table-cell>
        </table:table-row>
        <table:table-row table:style-name="ro1">
          <table:table-cell table:number-columns-repeated="2"/>
          <table:table-cell table:formula="of:=[.C453]+1" office:value-type="float" office:value="453" calcext:value-type="float">
            <text:p/>
          </table:table-cell>
          <table:table-cell table:formula="of:=MIN(ROUND(2^[.$B$2]/[.C454]);2^[.$B$2]-1)" office:value-type="float" office:value="579" calcext:value-type="float">
            <text:p/>
          </table:table-cell>
          <table:table-cell table:formula="of:=1/[.C454]" office:value-type="float" office:value="0.0022075055187638" calcext:value-type="float">
            <text:p/>
          </table:table-cell>
          <table:table-cell table:formula="of:=[.D454]/2^[.$B$2]" office:value-type="float" office:value="0.00220870971679687" calcext:value-type="float">
            <text:p/>
          </table:table-cell>
          <table:table-cell table:formula="of:=ABS([.F454]-[.E454])/[.E454]*100" office:value-type="float" office:value="0.0545501708984376" calcext:value-type="float">
            <text:p/>
          </table:table-cell>
          <table:table-cell table:formula="of:=FLOOR([.$A$4]/[.C454];1)" office:value-type="float" office:value="29" calcext:value-type="float">
            <text:p/>
          </table:table-cell>
          <table:table-cell table:formula="of:=FLOOR(FLOOR([.$A$4]*[.D454];1)/2^[.$B$2];1)" office:value-type="float" office:value="29" calcext:value-type="float">
            <text:p/>
          </table:table-cell>
          <table:table-cell table:formula="of:=ABS([.H454]-[.I454])" office:value-type="float" office:value="0" calcext:value-type="float">
            <text:p/>
          </table:table-cell>
          <table:table-cell table:formula="of:=CONCATENATE(&quot;assign rom[&quot;;[.C454];&quot;] = &quot;;[.$B$2];&quot;'d&quot;;[.D454];&quot;;&quot;)" office:value-type="string" office:string-value="assign rom[453] = 18'd579;" calcext:value-type="string">
            <text:p>assign rom[453] = 18'd579;</text:p>
          </table:table-cell>
        </table:table-row>
        <table:table-row table:style-name="ro1">
          <table:table-cell table:number-columns-repeated="2"/>
          <table:table-cell table:formula="of:=[.C454]+1" office:value-type="float" office:value="454" calcext:value-type="float">
            <text:p/>
          </table:table-cell>
          <table:table-cell table:formula="of:=MIN(ROUND(2^[.$B$2]/[.C455]);2^[.$B$2]-1)" office:value-type="float" office:value="577" calcext:value-type="float">
            <text:p/>
          </table:table-cell>
          <table:table-cell table:formula="of:=1/[.C455]" office:value-type="float" office:value="0.00220264317180617" calcext:value-type="float">
            <text:p/>
          </table:table-cell>
          <table:table-cell table:formula="of:=[.D455]/2^[.$B$2]" office:value-type="float" office:value="0.00220108032226562" calcext:value-type="float">
            <text:p/>
          </table:table-cell>
          <table:table-cell table:formula="of:=ABS([.F455]-[.E455])/[.E455]*100" office:value-type="float" office:value="0.0709533691406343" calcext:value-type="float">
            <text:p/>
          </table:table-cell>
          <table:table-cell table:formula="of:=FLOOR([.$A$4]/[.C455];1)" office:value-type="float" office:value="29" calcext:value-type="float">
            <text:p/>
          </table:table-cell>
          <table:table-cell table:formula="of:=FLOOR(FLOOR([.$A$4]*[.D455];1)/2^[.$B$2];1)" office:value-type="float" office:value="29" calcext:value-type="float">
            <text:p/>
          </table:table-cell>
          <table:table-cell table:formula="of:=ABS([.H455]-[.I455])" office:value-type="float" office:value="0" calcext:value-type="float">
            <text:p/>
          </table:table-cell>
          <table:table-cell table:formula="of:=CONCATENATE(&quot;assign rom[&quot;;[.C455];&quot;] = &quot;;[.$B$2];&quot;'d&quot;;[.D455];&quot;;&quot;)" office:value-type="string" office:string-value="assign rom[454] = 18'd577;" calcext:value-type="string">
            <text:p>assign rom[454] = 18'd577;</text:p>
          </table:table-cell>
        </table:table-row>
        <table:table-row table:style-name="ro1">
          <table:table-cell table:number-columns-repeated="2"/>
          <table:table-cell table:formula="of:=[.C455]+1" office:value-type="float" office:value="455" calcext:value-type="float">
            <text:p/>
          </table:table-cell>
          <table:table-cell table:formula="of:=MIN(ROUND(2^[.$B$2]/[.C456]);2^[.$B$2]-1)" office:value-type="float" office:value="576" calcext:value-type="float">
            <text:p/>
          </table:table-cell>
          <table:table-cell table:formula="of:=1/[.C456]" office:value-type="float" office:value="0.0021978021978022" calcext:value-type="float">
            <text:p/>
          </table:table-cell>
          <table:table-cell table:formula="of:=[.D456]/2^[.$B$2]" office:value-type="float" office:value="0.002197265625" calcext:value-type="float">
            <text:p/>
          </table:table-cell>
          <table:table-cell table:formula="of:=ABS([.F456]-[.E456])/[.E456]*100" office:value-type="float" office:value="0.0244140624999999" calcext:value-type="float">
            <text:p/>
          </table:table-cell>
          <table:table-cell table:formula="of:=FLOOR([.$A$4]/[.C456];1)" office:value-type="float" office:value="29" calcext:value-type="float">
            <text:p/>
          </table:table-cell>
          <table:table-cell table:formula="of:=FLOOR(FLOOR([.$A$4]*[.D456];1)/2^[.$B$2];1)" office:value-type="float" office:value="29" calcext:value-type="float">
            <text:p/>
          </table:table-cell>
          <table:table-cell table:formula="of:=ABS([.H456]-[.I456])" office:value-type="float" office:value="0" calcext:value-type="float">
            <text:p/>
          </table:table-cell>
          <table:table-cell table:formula="of:=CONCATENATE(&quot;assign rom[&quot;;[.C456];&quot;] = &quot;;[.$B$2];&quot;'d&quot;;[.D456];&quot;;&quot;)" office:value-type="string" office:string-value="assign rom[455] = 18'd576;" calcext:value-type="string">
            <text:p>assign rom[455] = 18'd576;</text:p>
          </table:table-cell>
        </table:table-row>
        <table:table-row table:style-name="ro1">
          <table:table-cell table:number-columns-repeated="2"/>
          <table:table-cell table:formula="of:=[.C456]+1" office:value-type="float" office:value="456" calcext:value-type="float">
            <text:p/>
          </table:table-cell>
          <table:table-cell table:formula="of:=MIN(ROUND(2^[.$B$2]/[.C457]);2^[.$B$2]-1)" office:value-type="float" office:value="575" calcext:value-type="float">
            <text:p/>
          </table:table-cell>
          <table:table-cell table:formula="of:=1/[.C457]" office:value-type="float" office:value="0.00219298245614035" calcext:value-type="float">
            <text:p/>
          </table:table-cell>
          <table:table-cell table:formula="of:=[.D457]/2^[.$B$2]" office:value-type="float" office:value="0.00219345092773437" calcext:value-type="float">
            <text:p/>
          </table:table-cell>
          <table:table-cell table:formula="of:=ABS([.F457]-[.E457])/[.E457]*100" office:value-type="float" office:value="0.0213623046875055" calcext:value-type="float">
            <text:p/>
          </table:table-cell>
          <table:table-cell table:formula="of:=FLOOR([.$A$4]/[.C457];1)" office:value-type="float" office:value="29" calcext:value-type="float">
            <text:p/>
          </table:table-cell>
          <table:table-cell table:formula="of:=FLOOR(FLOOR([.$A$4]*[.D457];1)/2^[.$B$2];1)" office:value-type="float" office:value="29" calcext:value-type="float">
            <text:p/>
          </table:table-cell>
          <table:table-cell table:formula="of:=ABS([.H457]-[.I457])" office:value-type="float" office:value="0" calcext:value-type="float">
            <text:p/>
          </table:table-cell>
          <table:table-cell table:formula="of:=CONCATENATE(&quot;assign rom[&quot;;[.C457];&quot;] = &quot;;[.$B$2];&quot;'d&quot;;[.D457];&quot;;&quot;)" office:value-type="string" office:string-value="assign rom[456] = 18'd575;" calcext:value-type="string">
            <text:p>assign rom[456] = 18'd575;</text:p>
          </table:table-cell>
        </table:table-row>
        <table:table-row table:style-name="ro1">
          <table:table-cell table:number-columns-repeated="2"/>
          <table:table-cell table:formula="of:=[.C457]+1" office:value-type="float" office:value="457" calcext:value-type="float">
            <text:p/>
          </table:table-cell>
          <table:table-cell table:formula="of:=MIN(ROUND(2^[.$B$2]/[.C458]);2^[.$B$2]-1)" office:value-type="float" office:value="574" calcext:value-type="float">
            <text:p/>
          </table:table-cell>
          <table:table-cell table:formula="of:=1/[.C458]" office:value-type="float" office:value="0.00218818380743982" calcext:value-type="float">
            <text:p/>
          </table:table-cell>
          <table:table-cell table:formula="of:=[.D458]/2^[.$B$2]" office:value-type="float" office:value="0.00218963623046875" calcext:value-type="float">
            <text:p/>
          </table:table-cell>
          <table:table-cell table:formula="of:=ABS([.F458]-[.E458])/[.E458]*100" office:value-type="float" office:value="0.0663757324218786" calcext:value-type="float">
            <text:p/>
          </table:table-cell>
          <table:table-cell table:formula="of:=FLOOR([.$A$4]/[.C458];1)" office:value-type="float" office:value="29" calcext:value-type="float">
            <text:p/>
          </table:table-cell>
          <table:table-cell table:formula="of:=FLOOR(FLOOR([.$A$4]*[.D458];1)/2^[.$B$2];1)" office:value-type="float" office:value="29" calcext:value-type="float">
            <text:p/>
          </table:table-cell>
          <table:table-cell table:formula="of:=ABS([.H458]-[.I458])" office:value-type="float" office:value="0" calcext:value-type="float">
            <text:p/>
          </table:table-cell>
          <table:table-cell table:formula="of:=CONCATENATE(&quot;assign rom[&quot;;[.C458];&quot;] = &quot;;[.$B$2];&quot;'d&quot;;[.D458];&quot;;&quot;)" office:value-type="string" office:string-value="assign rom[457] = 18'd574;" calcext:value-type="string">
            <text:p>assign rom[457] = 18'd574;</text:p>
          </table:table-cell>
        </table:table-row>
        <table:table-row table:style-name="ro1">
          <table:table-cell table:number-columns-repeated="2"/>
          <table:table-cell table:formula="of:=[.C458]+1" office:value-type="float" office:value="458" calcext:value-type="float">
            <text:p/>
          </table:table-cell>
          <table:table-cell table:formula="of:=MIN(ROUND(2^[.$B$2]/[.C459]);2^[.$B$2]-1)" office:value-type="float" office:value="572" calcext:value-type="float">
            <text:p/>
          </table:table-cell>
          <table:table-cell table:formula="of:=1/[.C459]" office:value-type="float" office:value="0.00218340611353712" calcext:value-type="float">
            <text:p/>
          </table:table-cell>
          <table:table-cell table:formula="of:=[.D459]/2^[.$B$2]" office:value-type="float" office:value="0.0021820068359375" calcext:value-type="float">
            <text:p/>
          </table:table-cell>
          <table:table-cell table:formula="of:=ABS([.F459]-[.E459])/[.E459]*100" office:value-type="float" office:value="0.0640869140624948" calcext:value-type="float">
            <text:p/>
          </table:table-cell>
          <table:table-cell table:formula="of:=FLOOR([.$A$4]/[.C459];1)" office:value-type="float" office:value="29" calcext:value-type="float">
            <text:p/>
          </table:table-cell>
          <table:table-cell table:formula="of:=FLOOR(FLOOR([.$A$4]*[.D459];1)/2^[.$B$2];1)" office:value-type="float" office:value="29" calcext:value-type="float">
            <text:p/>
          </table:table-cell>
          <table:table-cell table:formula="of:=ABS([.H459]-[.I459])" office:value-type="float" office:value="0" calcext:value-type="float">
            <text:p/>
          </table:table-cell>
          <table:table-cell table:formula="of:=CONCATENATE(&quot;assign rom[&quot;;[.C459];&quot;] = &quot;;[.$B$2];&quot;'d&quot;;[.D459];&quot;;&quot;)" office:value-type="string" office:string-value="assign rom[458] = 18'd572;" calcext:value-type="string">
            <text:p>assign rom[458] = 18'd572;</text:p>
          </table:table-cell>
        </table:table-row>
        <table:table-row table:style-name="ro1">
          <table:table-cell table:number-columns-repeated="2"/>
          <table:table-cell table:formula="of:=[.C459]+1" office:value-type="float" office:value="459" calcext:value-type="float">
            <text:p/>
          </table:table-cell>
          <table:table-cell table:formula="of:=MIN(ROUND(2^[.$B$2]/[.C460]);2^[.$B$2]-1)" office:value-type="float" office:value="571" calcext:value-type="float">
            <text:p/>
          </table:table-cell>
          <table:table-cell table:formula="of:=1/[.C460]" office:value-type="float" office:value="0.00217864923747277" calcext:value-type="float">
            <text:p/>
          </table:table-cell>
          <table:table-cell table:formula="of:=[.D460]/2^[.$B$2]" office:value-type="float" office:value="0.00217819213867187" calcext:value-type="float">
            <text:p/>
          </table:table-cell>
          <table:table-cell table:formula="of:=ABS([.F460]-[.E460])/[.E460]*100" office:value-type="float" office:value="0.0209808349609472" calcext:value-type="float">
            <text:p/>
          </table:table-cell>
          <table:table-cell table:formula="of:=FLOOR([.$A$4]/[.C460];1)" office:value-type="float" office:value="29" calcext:value-type="float">
            <text:p/>
          </table:table-cell>
          <table:table-cell table:formula="of:=FLOOR(FLOOR([.$A$4]*[.D460];1)/2^[.$B$2];1)" office:value-type="float" office:value="29" calcext:value-type="float">
            <text:p/>
          </table:table-cell>
          <table:table-cell table:formula="of:=ABS([.H460]-[.I460])" office:value-type="float" office:value="0" calcext:value-type="float">
            <text:p/>
          </table:table-cell>
          <table:table-cell table:formula="of:=CONCATENATE(&quot;assign rom[&quot;;[.C460];&quot;] = &quot;;[.$B$2];&quot;'d&quot;;[.D460];&quot;;&quot;)" office:value-type="string" office:string-value="assign rom[459] = 18'd571;" calcext:value-type="string">
            <text:p>assign rom[459] = 18'd571;</text:p>
          </table:table-cell>
        </table:table-row>
        <table:table-row table:style-name="ro1">
          <table:table-cell table:number-columns-repeated="2"/>
          <table:table-cell table:formula="of:=[.C460]+1" office:value-type="float" office:value="460" calcext:value-type="float">
            <text:p/>
          </table:table-cell>
          <table:table-cell table:formula="of:=MIN(ROUND(2^[.$B$2]/[.C461]);2^[.$B$2]-1)" office:value-type="float" office:value="570" calcext:value-type="float">
            <text:p/>
          </table:table-cell>
          <table:table-cell table:formula="of:=1/[.C461]" office:value-type="float" office:value="0.00217391304347826" calcext:value-type="float">
            <text:p/>
          </table:table-cell>
          <table:table-cell table:formula="of:=[.D461]/2^[.$B$2]" office:value-type="float" office:value="0.00217437744140625" calcext:value-type="float">
            <text:p/>
          </table:table-cell>
          <table:table-cell table:formula="of:=ABS([.F461]-[.E461])/[.E461]*100" office:value-type="float" office:value="0.0213623046874988" calcext:value-type="float">
            <text:p/>
          </table:table-cell>
          <table:table-cell table:formula="of:=FLOOR([.$A$4]/[.C461];1)" office:value-type="float" office:value="29" calcext:value-type="float">
            <text:p/>
          </table:table-cell>
          <table:table-cell table:formula="of:=FLOOR(FLOOR([.$A$4]*[.D461];1)/2^[.$B$2];1)" office:value-type="float" office:value="29" calcext:value-type="float">
            <text:p/>
          </table:table-cell>
          <table:table-cell table:formula="of:=ABS([.H461]-[.I461])" office:value-type="float" office:value="0" calcext:value-type="float">
            <text:p/>
          </table:table-cell>
          <table:table-cell table:formula="of:=CONCATENATE(&quot;assign rom[&quot;;[.C461];&quot;] = &quot;;[.$B$2];&quot;'d&quot;;[.D461];&quot;;&quot;)" office:value-type="string" office:string-value="assign rom[460] = 18'd570;" calcext:value-type="string">
            <text:p>assign rom[460] = 18'd570;</text:p>
          </table:table-cell>
        </table:table-row>
        <table:table-row table:style-name="ro1">
          <table:table-cell table:number-columns-repeated="2"/>
          <table:table-cell table:formula="of:=[.C461]+1" office:value-type="float" office:value="461" calcext:value-type="float">
            <text:p/>
          </table:table-cell>
          <table:table-cell table:formula="of:=MIN(ROUND(2^[.$B$2]/[.C462]);2^[.$B$2]-1)" office:value-type="float" office:value="569" calcext:value-type="float">
            <text:p/>
          </table:table-cell>
          <table:table-cell table:formula="of:=1/[.C462]" office:value-type="float" office:value="0.00216919739696312" calcext:value-type="float">
            <text:p/>
          </table:table-cell>
          <table:table-cell table:formula="of:=[.D462]/2^[.$B$2]" office:value-type="float" office:value="0.00217056274414062" calcext:value-type="float">
            <text:p/>
          </table:table-cell>
          <table:table-cell table:formula="of:=ABS([.F462]-[.E462])/[.E462]*100" office:value-type="float" office:value="0.0629425048828095" calcext:value-type="float">
            <text:p/>
          </table:table-cell>
          <table:table-cell table:formula="of:=FLOOR([.$A$4]/[.C462];1)" office:value-type="float" office:value="29" calcext:value-type="float">
            <text:p/>
          </table:table-cell>
          <table:table-cell table:formula="of:=FLOOR(FLOOR([.$A$4]*[.D462];1)/2^[.$B$2];1)" office:value-type="float" office:value="29" calcext:value-type="float">
            <text:p/>
          </table:table-cell>
          <table:table-cell table:formula="of:=ABS([.H462]-[.I462])" office:value-type="float" office:value="0" calcext:value-type="float">
            <text:p/>
          </table:table-cell>
          <table:table-cell table:formula="of:=CONCATENATE(&quot;assign rom[&quot;;[.C462];&quot;] = &quot;;[.$B$2];&quot;'d&quot;;[.D462];&quot;;&quot;)" office:value-type="string" office:string-value="assign rom[461] = 18'd569;" calcext:value-type="string">
            <text:p>assign rom[461] = 18'd569;</text:p>
          </table:table-cell>
        </table:table-row>
        <table:table-row table:style-name="ro1">
          <table:table-cell table:number-columns-repeated="2"/>
          <table:table-cell table:formula="of:=[.C462]+1" office:value-type="float" office:value="462" calcext:value-type="float">
            <text:p/>
          </table:table-cell>
          <table:table-cell table:formula="of:=MIN(ROUND(2^[.$B$2]/[.C463]);2^[.$B$2]-1)" office:value-type="float" office:value="567" calcext:value-type="float">
            <text:p/>
          </table:table-cell>
          <table:table-cell table:formula="of:=1/[.C463]" office:value-type="float" office:value="0.00216450216450216" calcext:value-type="float">
            <text:p/>
          </table:table-cell>
          <table:table-cell table:formula="of:=[.D463]/2^[.$B$2]" office:value-type="float" office:value="0.00216293334960937" calcext:value-type="float">
            <text:p/>
          </table:table-cell>
          <table:table-cell table:formula="of:=ABS([.F463]-[.E463])/[.E463]*100" office:value-type="float" office:value="0.0724792480468749" calcext:value-type="float">
            <text:p/>
          </table:table-cell>
          <table:table-cell table:formula="of:=FLOOR([.$A$4]/[.C463];1)" office:value-type="float" office:value="29" calcext:value-type="float">
            <text:p/>
          </table:table-cell>
          <table:table-cell table:formula="of:=FLOOR(FLOOR([.$A$4]*[.D463];1)/2^[.$B$2];1)" office:value-type="float" office:value="29" calcext:value-type="float">
            <text:p/>
          </table:table-cell>
          <table:table-cell table:formula="of:=ABS([.H463]-[.I463])" office:value-type="float" office:value="0" calcext:value-type="float">
            <text:p/>
          </table:table-cell>
          <table:table-cell table:formula="of:=CONCATENATE(&quot;assign rom[&quot;;[.C463];&quot;] = &quot;;[.$B$2];&quot;'d&quot;;[.D463];&quot;;&quot;)" office:value-type="string" office:string-value="assign rom[462] = 18'd567;" calcext:value-type="string">
            <text:p>assign rom[462] = 18'd567;</text:p>
          </table:table-cell>
        </table:table-row>
        <table:table-row table:style-name="ro1">
          <table:table-cell table:number-columns-repeated="2"/>
          <table:table-cell table:formula="of:=[.C463]+1" office:value-type="float" office:value="463" calcext:value-type="float">
            <text:p/>
          </table:table-cell>
          <table:table-cell table:formula="of:=MIN(ROUND(2^[.$B$2]/[.C464]);2^[.$B$2]-1)" office:value-type="float" office:value="566" calcext:value-type="float">
            <text:p/>
          </table:table-cell>
          <table:table-cell table:formula="of:=1/[.C464]" office:value-type="float" office:value="0.00215982721382289" calcext:value-type="float">
            <text:p/>
          </table:table-cell>
          <table:table-cell table:formula="of:=[.D464]/2^[.$B$2]" office:value-type="float" office:value="0.00215911865234375" calcext:value-type="float">
            <text:p/>
          </table:table-cell>
          <table:table-cell table:formula="of:=ABS([.F464]-[.E464])/[.E464]*100" office:value-type="float" office:value="0.0328063964843811" calcext:value-type="float">
            <text:p/>
          </table:table-cell>
          <table:table-cell table:formula="of:=FLOOR([.$A$4]/[.C464];1)" office:value-type="float" office:value="29" calcext:value-type="float">
            <text:p/>
          </table:table-cell>
          <table:table-cell table:formula="of:=FLOOR(FLOOR([.$A$4]*[.D464];1)/2^[.$B$2];1)" office:value-type="float" office:value="29" calcext:value-type="float">
            <text:p/>
          </table:table-cell>
          <table:table-cell table:formula="of:=ABS([.H464]-[.I464])" office:value-type="float" office:value="0" calcext:value-type="float">
            <text:p/>
          </table:table-cell>
          <table:table-cell table:formula="of:=CONCATENATE(&quot;assign rom[&quot;;[.C464];&quot;] = &quot;;[.$B$2];&quot;'d&quot;;[.D464];&quot;;&quot;)" office:value-type="string" office:string-value="assign rom[463] = 18'd566;" calcext:value-type="string">
            <text:p>assign rom[463] = 18'd566;</text:p>
          </table:table-cell>
        </table:table-row>
        <table:table-row table:style-name="ro1">
          <table:table-cell table:number-columns-repeated="2"/>
          <table:table-cell table:formula="of:=[.C464]+1" office:value-type="float" office:value="464" calcext:value-type="float">
            <text:p/>
          </table:table-cell>
          <table:table-cell table:formula="of:=MIN(ROUND(2^[.$B$2]/[.C465]);2^[.$B$2]-1)" office:value-type="float" office:value="565" calcext:value-type="float">
            <text:p/>
          </table:table-cell>
          <table:table-cell table:formula="of:=1/[.C465]" office:value-type="float" office:value="0.0021551724137931" calcext:value-type="float">
            <text:p/>
          </table:table-cell>
          <table:table-cell table:formula="of:=[.D465]/2^[.$B$2]" office:value-type="float" office:value="0.00215530395507812" calcext:value-type="float">
            <text:p/>
          </table:table-cell>
          <table:table-cell table:formula="of:=ABS([.F465]-[.E465])/[.E465]*100" office:value-type="float" office:value="0.00610351562500139" calcext:value-type="float">
            <text:p/>
          </table:table-cell>
          <table:table-cell table:formula="of:=FLOOR([.$A$4]/[.C465];1)" office:value-type="float" office:value="29" calcext:value-type="float">
            <text:p/>
          </table:table-cell>
          <table:table-cell table:formula="of:=FLOOR(FLOOR([.$A$4]*[.D465];1)/2^[.$B$2];1)" office:value-type="float" office:value="29" calcext:value-type="float">
            <text:p/>
          </table:table-cell>
          <table:table-cell table:formula="of:=ABS([.H465]-[.I465])" office:value-type="float" office:value="0" calcext:value-type="float">
            <text:p/>
          </table:table-cell>
          <table:table-cell table:formula="of:=CONCATENATE(&quot;assign rom[&quot;;[.C465];&quot;] = &quot;;[.$B$2];&quot;'d&quot;;[.D465];&quot;;&quot;)" office:value-type="string" office:string-value="assign rom[464] = 18'd565;" calcext:value-type="string">
            <text:p>assign rom[464] = 18'd565;</text:p>
          </table:table-cell>
        </table:table-row>
        <table:table-row table:style-name="ro1">
          <table:table-cell table:number-columns-repeated="2"/>
          <table:table-cell table:formula="of:=[.C465]+1" office:value-type="float" office:value="465" calcext:value-type="float">
            <text:p/>
          </table:table-cell>
          <table:table-cell table:formula="of:=MIN(ROUND(2^[.$B$2]/[.C466]);2^[.$B$2]-1)" office:value-type="float" office:value="564" calcext:value-type="float">
            <text:p/>
          </table:table-cell>
          <table:table-cell table:formula="of:=1/[.C466]" office:value-type="float" office:value="0.0021505376344086" calcext:value-type="float">
            <text:p/>
          </table:table-cell>
          <table:table-cell table:formula="of:=[.D466]/2^[.$B$2]" office:value-type="float" office:value="0.0021514892578125" calcext:value-type="float">
            <text:p/>
          </table:table-cell>
          <table:table-cell table:formula="of:=ABS([.F466]-[.E466])/[.E466]*100" office:value-type="float" office:value="0.0442504882812501" calcext:value-type="float">
            <text:p/>
          </table:table-cell>
          <table:table-cell table:formula="of:=FLOOR([.$A$4]/[.C466];1)" office:value-type="float" office:value="28" calcext:value-type="float">
            <text:p/>
          </table:table-cell>
          <table:table-cell table:formula="of:=FLOOR(FLOOR([.$A$4]*[.D466];1)/2^[.$B$2];1)" office:value-type="float" office:value="28" calcext:value-type="float">
            <text:p/>
          </table:table-cell>
          <table:table-cell table:formula="of:=ABS([.H466]-[.I466])" office:value-type="float" office:value="0" calcext:value-type="float">
            <text:p/>
          </table:table-cell>
          <table:table-cell table:formula="of:=CONCATENATE(&quot;assign rom[&quot;;[.C466];&quot;] = &quot;;[.$B$2];&quot;'d&quot;;[.D466];&quot;;&quot;)" office:value-type="string" office:string-value="assign rom[465] = 18'd564;" calcext:value-type="string">
            <text:p>assign rom[465] = 18'd564;</text:p>
          </table:table-cell>
        </table:table-row>
        <table:table-row table:style-name="ro1">
          <table:table-cell table:number-columns-repeated="2"/>
          <table:table-cell table:formula="of:=[.C466]+1" office:value-type="float" office:value="466" calcext:value-type="float">
            <text:p/>
          </table:table-cell>
          <table:table-cell table:formula="of:=MIN(ROUND(2^[.$B$2]/[.C467]);2^[.$B$2]-1)" office:value-type="float" office:value="563" calcext:value-type="float">
            <text:p/>
          </table:table-cell>
          <table:table-cell table:formula="of:=1/[.C467]" office:value-type="float" office:value="0.00214592274678112" calcext:value-type="float">
            <text:p/>
          </table:table-cell>
          <table:table-cell table:formula="of:=[.D467]/2^[.$B$2]" office:value-type="float" office:value="0.00214767456054687" calcext:value-type="float">
            <text:p/>
          </table:table-cell>
          <table:table-cell table:formula="of:=ABS([.F467]-[.E467])/[.E467]*100" office:value-type="float" office:value="0.0816345214843753" calcext:value-type="float">
            <text:p/>
          </table:table-cell>
          <table:table-cell table:formula="of:=FLOOR([.$A$4]/[.C467];1)" office:value-type="float" office:value="28" calcext:value-type="float">
            <text:p/>
          </table:table-cell>
          <table:table-cell table:formula="of:=FLOOR(FLOOR([.$A$4]*[.D467];1)/2^[.$B$2];1)" office:value-type="float" office:value="28" calcext:value-type="float">
            <text:p/>
          </table:table-cell>
          <table:table-cell table:formula="of:=ABS([.H467]-[.I467])" office:value-type="float" office:value="0" calcext:value-type="float">
            <text:p/>
          </table:table-cell>
          <table:table-cell table:formula="of:=CONCATENATE(&quot;assign rom[&quot;;[.C467];&quot;] = &quot;;[.$B$2];&quot;'d&quot;;[.D467];&quot;;&quot;)" office:value-type="string" office:string-value="assign rom[466] = 18'd563;" calcext:value-type="string">
            <text:p>assign rom[466] = 18'd563;</text:p>
          </table:table-cell>
        </table:table-row>
        <table:table-row table:style-name="ro1">
          <table:table-cell table:number-columns-repeated="2"/>
          <table:table-cell table:formula="of:=[.C467]+1" office:value-type="float" office:value="467" calcext:value-type="float">
            <text:p/>
          </table:table-cell>
          <table:table-cell table:formula="of:=MIN(ROUND(2^[.$B$2]/[.C468]);2^[.$B$2]-1)" office:value-type="float" office:value="561" calcext:value-type="float">
            <text:p/>
          </table:table-cell>
          <table:table-cell table:formula="of:=1/[.C468]" office:value-type="float" office:value="0.00214132762312634" calcext:value-type="float">
            <text:p/>
          </table:table-cell>
          <table:table-cell table:formula="of:=[.D468]/2^[.$B$2]" office:value-type="float" office:value="0.00214004516601562" calcext:value-type="float">
            <text:p/>
          </table:table-cell>
          <table:table-cell table:formula="of:=ABS([.F468]-[.E468])/[.E468]*100" office:value-type="float" office:value="0.0598907470703181" calcext:value-type="float">
            <text:p/>
          </table:table-cell>
          <table:table-cell table:formula="of:=FLOOR([.$A$4]/[.C468];1)" office:value-type="float" office:value="28" calcext:value-type="float">
            <text:p/>
          </table:table-cell>
          <table:table-cell table:formula="of:=FLOOR(FLOOR([.$A$4]*[.D468];1)/2^[.$B$2];1)" office:value-type="float" office:value="28" calcext:value-type="float">
            <text:p/>
          </table:table-cell>
          <table:table-cell table:formula="of:=ABS([.H468]-[.I468])" office:value-type="float" office:value="0" calcext:value-type="float">
            <text:p/>
          </table:table-cell>
          <table:table-cell table:formula="of:=CONCATENATE(&quot;assign rom[&quot;;[.C468];&quot;] = &quot;;[.$B$2];&quot;'d&quot;;[.D468];&quot;;&quot;)" office:value-type="string" office:string-value="assign rom[467] = 18'd561;" calcext:value-type="string">
            <text:p>assign rom[467] = 18'd561;</text:p>
          </table:table-cell>
        </table:table-row>
        <table:table-row table:style-name="ro1">
          <table:table-cell table:number-columns-repeated="2"/>
          <table:table-cell table:formula="of:=[.C468]+1" office:value-type="float" office:value="468" calcext:value-type="float">
            <text:p/>
          </table:table-cell>
          <table:table-cell table:formula="of:=MIN(ROUND(2^[.$B$2]/[.C469]);2^[.$B$2]-1)" office:value-type="float" office:value="560" calcext:value-type="float">
            <text:p/>
          </table:table-cell>
          <table:table-cell table:formula="of:=1/[.C469]" office:value-type="float" office:value="0.00213675213675214" calcext:value-type="float">
            <text:p/>
          </table:table-cell>
          <table:table-cell table:formula="of:=[.D469]/2^[.$B$2]" office:value-type="float" office:value="0.00213623046875" calcext:value-type="float">
            <text:p/>
          </table:table-cell>
          <table:table-cell table:formula="of:=ABS([.F469]-[.E469])/[.E469]*100" office:value-type="float" office:value="0.0244140625000101" calcext:value-type="float">
            <text:p/>
          </table:table-cell>
          <table:table-cell table:formula="of:=FLOOR([.$A$4]/[.C469];1)" office:value-type="float" office:value="28" calcext:value-type="float">
            <text:p/>
          </table:table-cell>
          <table:table-cell table:formula="of:=FLOOR(FLOOR([.$A$4]*[.D469];1)/2^[.$B$2];1)" office:value-type="float" office:value="28" calcext:value-type="float">
            <text:p/>
          </table:table-cell>
          <table:table-cell table:formula="of:=ABS([.H469]-[.I469])" office:value-type="float" office:value="0" calcext:value-type="float">
            <text:p/>
          </table:table-cell>
          <table:table-cell table:formula="of:=CONCATENATE(&quot;assign rom[&quot;;[.C469];&quot;] = &quot;;[.$B$2];&quot;'d&quot;;[.D469];&quot;;&quot;)" office:value-type="string" office:string-value="assign rom[468] = 18'd560;" calcext:value-type="string">
            <text:p>assign rom[468] = 18'd560;</text:p>
          </table:table-cell>
        </table:table-row>
        <table:table-row table:style-name="ro1">
          <table:table-cell table:number-columns-repeated="2"/>
          <table:table-cell table:formula="of:=[.C469]+1" office:value-type="float" office:value="469" calcext:value-type="float">
            <text:p/>
          </table:table-cell>
          <table:table-cell table:formula="of:=MIN(ROUND(2^[.$B$2]/[.C470]);2^[.$B$2]-1)" office:value-type="float" office:value="559" calcext:value-type="float">
            <text:p/>
          </table:table-cell>
          <table:table-cell table:formula="of:=1/[.C470]" office:value-type="float" office:value="0.00213219616204691" calcext:value-type="float">
            <text:p/>
          </table:table-cell>
          <table:table-cell table:formula="of:=[.D470]/2^[.$B$2]" office:value-type="float" office:value="0.00213241577148437" calcext:value-type="float">
            <text:p/>
          </table:table-cell>
          <table:table-cell table:formula="of:=ABS([.F470]-[.E470])/[.E470]*100" office:value-type="float" office:value="0.0102996826171894" calcext:value-type="float">
            <text:p/>
          </table:table-cell>
          <table:table-cell table:formula="of:=FLOOR([.$A$4]/[.C470];1)" office:value-type="float" office:value="28" calcext:value-type="float">
            <text:p/>
          </table:table-cell>
          <table:table-cell table:formula="of:=FLOOR(FLOOR([.$A$4]*[.D470];1)/2^[.$B$2];1)" office:value-type="float" office:value="28" calcext:value-type="float">
            <text:p/>
          </table:table-cell>
          <table:table-cell table:formula="of:=ABS([.H470]-[.I470])" office:value-type="float" office:value="0" calcext:value-type="float">
            <text:p/>
          </table:table-cell>
          <table:table-cell table:formula="of:=CONCATENATE(&quot;assign rom[&quot;;[.C470];&quot;] = &quot;;[.$B$2];&quot;'d&quot;;[.D470];&quot;;&quot;)" office:value-type="string" office:string-value="assign rom[469] = 18'd559;" calcext:value-type="string">
            <text:p>assign rom[469] = 18'd559;</text:p>
          </table:table-cell>
        </table:table-row>
        <table:table-row table:style-name="ro1">
          <table:table-cell table:number-columns-repeated="2"/>
          <table:table-cell table:formula="of:=[.C470]+1" office:value-type="float" office:value="470" calcext:value-type="float">
            <text:p/>
          </table:table-cell>
          <table:table-cell table:formula="of:=MIN(ROUND(2^[.$B$2]/[.C471]);2^[.$B$2]-1)" office:value-type="float" office:value="558" calcext:value-type="float">
            <text:p/>
          </table:table-cell>
          <table:table-cell table:formula="of:=1/[.C471]" office:value-type="float" office:value="0.00212765957446808" calcext:value-type="float">
            <text:p/>
          </table:table-cell>
          <table:table-cell table:formula="of:=[.D471]/2^[.$B$2]" office:value-type="float" office:value="0.00212860107421875" calcext:value-type="float">
            <text:p/>
          </table:table-cell>
          <table:table-cell table:formula="of:=ABS([.F471]-[.E471])/[.E471]*100" office:value-type="float" office:value="0.0442504882812484" calcext:value-type="float">
            <text:p/>
          </table:table-cell>
          <table:table-cell table:formula="of:=FLOOR([.$A$4]/[.C471];1)" office:value-type="float" office:value="28" calcext:value-type="float">
            <text:p/>
          </table:table-cell>
          <table:table-cell table:formula="of:=FLOOR(FLOOR([.$A$4]*[.D471];1)/2^[.$B$2];1)" office:value-type="float" office:value="28" calcext:value-type="float">
            <text:p/>
          </table:table-cell>
          <table:table-cell table:formula="of:=ABS([.H471]-[.I471])" office:value-type="float" office:value="0" calcext:value-type="float">
            <text:p/>
          </table:table-cell>
          <table:table-cell table:formula="of:=CONCATENATE(&quot;assign rom[&quot;;[.C471];&quot;] = &quot;;[.$B$2];&quot;'d&quot;;[.D471];&quot;;&quot;)" office:value-type="string" office:string-value="assign rom[470] = 18'd558;" calcext:value-type="string">
            <text:p>assign rom[470] = 18'd558;</text:p>
          </table:table-cell>
        </table:table-row>
        <table:table-row table:style-name="ro1">
          <table:table-cell table:number-columns-repeated="2"/>
          <table:table-cell table:formula="of:=[.C471]+1" office:value-type="float" office:value="471" calcext:value-type="float">
            <text:p/>
          </table:table-cell>
          <table:table-cell table:formula="of:=MIN(ROUND(2^[.$B$2]/[.C472]);2^[.$B$2]-1)" office:value-type="float" office:value="557" calcext:value-type="float">
            <text:p/>
          </table:table-cell>
          <table:table-cell table:formula="of:=1/[.C472]" office:value-type="float" office:value="0.00212314225053079" calcext:value-type="float">
            <text:p/>
          </table:table-cell>
          <table:table-cell table:formula="of:=[.D472]/2^[.$B$2]" office:value-type="float" office:value="0.00212478637695312" calcext:value-type="float">
            <text:p/>
          </table:table-cell>
          <table:table-cell table:formula="of:=ABS([.F472]-[.E472])/[.E472]*100" office:value-type="float" office:value="0.0774383544921893" calcext:value-type="float">
            <text:p/>
          </table:table-cell>
          <table:table-cell table:formula="of:=FLOOR([.$A$4]/[.C472];1)" office:value-type="float" office:value="28" calcext:value-type="float">
            <text:p/>
          </table:table-cell>
          <table:table-cell table:formula="of:=FLOOR(FLOOR([.$A$4]*[.D472];1)/2^[.$B$2];1)" office:value-type="float" office:value="28" calcext:value-type="float">
            <text:p/>
          </table:table-cell>
          <table:table-cell table:formula="of:=ABS([.H472]-[.I472])" office:value-type="float" office:value="0" calcext:value-type="float">
            <text:p/>
          </table:table-cell>
          <table:table-cell table:formula="of:=CONCATENATE(&quot;assign rom[&quot;;[.C472];&quot;] = &quot;;[.$B$2];&quot;'d&quot;;[.D472];&quot;;&quot;)" office:value-type="string" office:string-value="assign rom[471] = 18'd557;" calcext:value-type="string">
            <text:p>assign rom[471] = 18'd557;</text:p>
          </table:table-cell>
        </table:table-row>
        <table:table-row table:style-name="ro1">
          <table:table-cell table:number-columns-repeated="2"/>
          <table:table-cell table:formula="of:=[.C472]+1" office:value-type="float" office:value="472" calcext:value-type="float">
            <text:p/>
          </table:table-cell>
          <table:table-cell table:formula="of:=MIN(ROUND(2^[.$B$2]/[.C473]);2^[.$B$2]-1)" office:value-type="float" office:value="555" calcext:value-type="float">
            <text:p/>
          </table:table-cell>
          <table:table-cell table:formula="of:=1/[.C473]" office:value-type="float" office:value="0.00211864406779661" calcext:value-type="float">
            <text:p/>
          </table:table-cell>
          <table:table-cell table:formula="of:=[.D473]/2^[.$B$2]" office:value-type="float" office:value="0.00211715698242187" calcext:value-type="float">
            <text:p/>
          </table:table-cell>
          <table:table-cell table:formula="of:=ABS([.F473]-[.E473])/[.E473]*100" office:value-type="float" office:value="0.0701904296874997" calcext:value-type="float">
            <text:p/>
          </table:table-cell>
          <table:table-cell table:formula="of:=FLOOR([.$A$4]/[.C473];1)" office:value-type="float" office:value="28" calcext:value-type="float">
            <text:p/>
          </table:table-cell>
          <table:table-cell table:formula="of:=FLOOR(FLOOR([.$A$4]*[.D473];1)/2^[.$B$2];1)" office:value-type="float" office:value="28" calcext:value-type="float">
            <text:p/>
          </table:table-cell>
          <table:table-cell table:formula="of:=ABS([.H473]-[.I473])" office:value-type="float" office:value="0" calcext:value-type="float">
            <text:p/>
          </table:table-cell>
          <table:table-cell table:formula="of:=CONCATENATE(&quot;assign rom[&quot;;[.C473];&quot;] = &quot;;[.$B$2];&quot;'d&quot;;[.D473];&quot;;&quot;)" office:value-type="string" office:string-value="assign rom[472] = 18'd555;" calcext:value-type="string">
            <text:p>assign rom[472] = 18'd555;</text:p>
          </table:table-cell>
        </table:table-row>
        <table:table-row table:style-name="ro1">
          <table:table-cell table:number-columns-repeated="2"/>
          <table:table-cell table:formula="of:=[.C473]+1" office:value-type="float" office:value="473" calcext:value-type="float">
            <text:p/>
          </table:table-cell>
          <table:table-cell table:formula="of:=MIN(ROUND(2^[.$B$2]/[.C474]);2^[.$B$2]-1)" office:value-type="float" office:value="554" calcext:value-type="float">
            <text:p/>
          </table:table-cell>
          <table:table-cell table:formula="of:=1/[.C474]" office:value-type="float" office:value="0.00211416490486258" calcext:value-type="float">
            <text:p/>
          </table:table-cell>
          <table:table-cell table:formula="of:=[.D474]/2^[.$B$2]" office:value-type="float" office:value="0.00211334228515625" calcext:value-type="float">
            <text:p/>
          </table:table-cell>
          <table:table-cell table:formula="of:=ABS([.F474]-[.E474])/[.E474]*100" office:value-type="float" office:value="0.0389099121093792" calcext:value-type="float">
            <text:p/>
          </table:table-cell>
          <table:table-cell table:formula="of:=FLOOR([.$A$4]/[.C474];1)" office:value-type="float" office:value="28" calcext:value-type="float">
            <text:p/>
          </table:table-cell>
          <table:table-cell table:formula="of:=FLOOR(FLOOR([.$A$4]*[.D474];1)/2^[.$B$2];1)" office:value-type="float" office:value="28" calcext:value-type="float">
            <text:p/>
          </table:table-cell>
          <table:table-cell table:formula="of:=ABS([.H474]-[.I474])" office:value-type="float" office:value="0" calcext:value-type="float">
            <text:p/>
          </table:table-cell>
          <table:table-cell table:formula="of:=CONCATENATE(&quot;assign rom[&quot;;[.C474];&quot;] = &quot;;[.$B$2];&quot;'d&quot;;[.D474];&quot;;&quot;)" office:value-type="string" office:string-value="assign rom[473] = 18'd554;" calcext:value-type="string">
            <text:p>assign rom[473] = 18'd554;</text:p>
          </table:table-cell>
        </table:table-row>
        <table:table-row table:style-name="ro1">
          <table:table-cell table:number-columns-repeated="2"/>
          <table:table-cell table:formula="of:=[.C474]+1" office:value-type="float" office:value="474" calcext:value-type="float">
            <text:p/>
          </table:table-cell>
          <table:table-cell table:formula="of:=MIN(ROUND(2^[.$B$2]/[.C475]);2^[.$B$2]-1)" office:value-type="float" office:value="553" calcext:value-type="float">
            <text:p/>
          </table:table-cell>
          <table:table-cell table:formula="of:=1/[.C475]" office:value-type="float" office:value="0.00210970464135021" calcext:value-type="float">
            <text:p/>
          </table:table-cell>
          <table:table-cell table:formula="of:=[.D475]/2^[.$B$2]" office:value-type="float" office:value="0.00210952758789062" calcext:value-type="float">
            <text:p/>
          </table:table-cell>
          <table:table-cell table:formula="of:=ABS([.F475]-[.E475])/[.E475]*100" office:value-type="float" office:value="0.00839233398436659" calcext:value-type="float">
            <text:p/>
          </table:table-cell>
          <table:table-cell table:formula="of:=FLOOR([.$A$4]/[.C475];1)" office:value-type="float" office:value="28" calcext:value-type="float">
            <text:p/>
          </table:table-cell>
          <table:table-cell table:formula="of:=FLOOR(FLOOR([.$A$4]*[.D475];1)/2^[.$B$2];1)" office:value-type="float" office:value="28" calcext:value-type="float">
            <text:p/>
          </table:table-cell>
          <table:table-cell table:formula="of:=ABS([.H475]-[.I475])" office:value-type="float" office:value="0" calcext:value-type="float">
            <text:p/>
          </table:table-cell>
          <table:table-cell table:formula="of:=CONCATENATE(&quot;assign rom[&quot;;[.C475];&quot;] = &quot;;[.$B$2];&quot;'d&quot;;[.D475];&quot;;&quot;)" office:value-type="string" office:string-value="assign rom[474] = 18'd553;" calcext:value-type="string">
            <text:p>assign rom[474] = 18'd553;</text:p>
          </table:table-cell>
        </table:table-row>
        <table:table-row table:style-name="ro1">
          <table:table-cell table:number-columns-repeated="2"/>
          <table:table-cell table:formula="of:=[.C475]+1" office:value-type="float" office:value="475" calcext:value-type="float">
            <text:p/>
          </table:table-cell>
          <table:table-cell table:formula="of:=MIN(ROUND(2^[.$B$2]/[.C476]);2^[.$B$2]-1)" office:value-type="float" office:value="552" calcext:value-type="float">
            <text:p/>
          </table:table-cell>
          <table:table-cell table:formula="of:=1/[.C476]" office:value-type="float" office:value="0.00210526315789474" calcext:value-type="float">
            <text:p/>
          </table:table-cell>
          <table:table-cell table:formula="of:=[.D476]/2^[.$B$2]" office:value-type="float" office:value="0.002105712890625" calcext:value-type="float">
            <text:p/>
          </table:table-cell>
          <table:table-cell table:formula="of:=ABS([.F476]-[.E476])/[.E476]*100" office:value-type="float" office:value="0.0213623046875023" calcext:value-type="float">
            <text:p/>
          </table:table-cell>
          <table:table-cell table:formula="of:=FLOOR([.$A$4]/[.C476];1)" office:value-type="float" office:value="28" calcext:value-type="float">
            <text:p/>
          </table:table-cell>
          <table:table-cell table:formula="of:=FLOOR(FLOOR([.$A$4]*[.D476];1)/2^[.$B$2];1)" office:value-type="float" office:value="28" calcext:value-type="float">
            <text:p/>
          </table:table-cell>
          <table:table-cell table:formula="of:=ABS([.H476]-[.I476])" office:value-type="float" office:value="0" calcext:value-type="float">
            <text:p/>
          </table:table-cell>
          <table:table-cell table:formula="of:=CONCATENATE(&quot;assign rom[&quot;;[.C476];&quot;] = &quot;;[.$B$2];&quot;'d&quot;;[.D476];&quot;;&quot;)" office:value-type="string" office:string-value="assign rom[475] = 18'd552;" calcext:value-type="string">
            <text:p>assign rom[475] = 18'd552;</text:p>
          </table:table-cell>
        </table:table-row>
        <table:table-row table:style-name="ro1">
          <table:table-cell table:number-columns-repeated="2"/>
          <table:table-cell table:formula="of:=[.C476]+1" office:value-type="float" office:value="476" calcext:value-type="float">
            <text:p/>
          </table:table-cell>
          <table:table-cell table:formula="of:=MIN(ROUND(2^[.$B$2]/[.C477]);2^[.$B$2]-1)" office:value-type="float" office:value="551" calcext:value-type="float">
            <text:p/>
          </table:table-cell>
          <table:table-cell table:formula="of:=1/[.C477]" office:value-type="float" office:value="0.00210084033613445" calcext:value-type="float">
            <text:p/>
          </table:table-cell>
          <table:table-cell table:formula="of:=[.D477]/2^[.$B$2]" office:value-type="float" office:value="0.00210189819335937" calcext:value-type="float">
            <text:p/>
          </table:table-cell>
          <table:table-cell table:formula="of:=ABS([.F477]-[.E477])/[.E477]*100" office:value-type="float" office:value="0.0503540039062543" calcext:value-type="float">
            <text:p/>
          </table:table-cell>
          <table:table-cell table:formula="of:=FLOOR([.$A$4]/[.C477];1)" office:value-type="float" office:value="28" calcext:value-type="float">
            <text:p/>
          </table:table-cell>
          <table:table-cell table:formula="of:=FLOOR(FLOOR([.$A$4]*[.D477];1)/2^[.$B$2];1)" office:value-type="float" office:value="28" calcext:value-type="float">
            <text:p/>
          </table:table-cell>
          <table:table-cell table:formula="of:=ABS([.H477]-[.I477])" office:value-type="float" office:value="0" calcext:value-type="float">
            <text:p/>
          </table:table-cell>
          <table:table-cell table:formula="of:=CONCATENATE(&quot;assign rom[&quot;;[.C477];&quot;] = &quot;;[.$B$2];&quot;'d&quot;;[.D477];&quot;;&quot;)" office:value-type="string" office:string-value="assign rom[476] = 18'd551;" calcext:value-type="string">
            <text:p>assign rom[476] = 18'd551;</text:p>
          </table:table-cell>
        </table:table-row>
        <table:table-row table:style-name="ro1">
          <table:table-cell table:number-columns-repeated="2"/>
          <table:table-cell table:formula="of:=[.C477]+1" office:value-type="float" office:value="477" calcext:value-type="float">
            <text:p/>
          </table:table-cell>
          <table:table-cell table:formula="of:=MIN(ROUND(2^[.$B$2]/[.C478]);2^[.$B$2]-1)" office:value-type="float" office:value="550" calcext:value-type="float">
            <text:p/>
          </table:table-cell>
          <table:table-cell table:formula="of:=1/[.C478]" office:value-type="float" office:value="0.00209643605870021" calcext:value-type="float">
            <text:p/>
          </table:table-cell>
          <table:table-cell table:formula="of:=[.D478]/2^[.$B$2]" office:value-type="float" office:value="0.00209808349609375" calcext:value-type="float">
            <text:p/>
          </table:table-cell>
          <table:table-cell table:formula="of:=ABS([.F478]-[.E478])/[.E478]*100" office:value-type="float" office:value="0.0785827636718696" calcext:value-type="float">
            <text:p/>
          </table:table-cell>
          <table:table-cell table:formula="of:=FLOOR([.$A$4]/[.C478];1)" office:value-type="float" office:value="28" calcext:value-type="float">
            <text:p/>
          </table:table-cell>
          <table:table-cell table:formula="of:=FLOOR(FLOOR([.$A$4]*[.D478];1)/2^[.$B$2];1)" office:value-type="float" office:value="28" calcext:value-type="float">
            <text:p/>
          </table:table-cell>
          <table:table-cell table:formula="of:=ABS([.H478]-[.I478])" office:value-type="float" office:value="0" calcext:value-type="float">
            <text:p/>
          </table:table-cell>
          <table:table-cell table:formula="of:=CONCATENATE(&quot;assign rom[&quot;;[.C478];&quot;] = &quot;;[.$B$2];&quot;'d&quot;;[.D478];&quot;;&quot;)" office:value-type="string" office:string-value="assign rom[477] = 18'd550;" calcext:value-type="string">
            <text:p>assign rom[477] = 18'd550;</text:p>
          </table:table-cell>
        </table:table-row>
        <table:table-row table:style-name="ro1">
          <table:table-cell table:number-columns-repeated="2"/>
          <table:table-cell table:formula="of:=[.C478]+1" office:value-type="float" office:value="478" calcext:value-type="float">
            <text:p/>
          </table:table-cell>
          <table:table-cell table:formula="of:=MIN(ROUND(2^[.$B$2]/[.C479]);2^[.$B$2]-1)" office:value-type="float" office:value="548" calcext:value-type="float">
            <text:p/>
          </table:table-cell>
          <table:table-cell table:formula="of:=1/[.C479]" office:value-type="float" office:value="0.00209205020920502" calcext:value-type="float">
            <text:p/>
          </table:table-cell>
          <table:table-cell table:formula="of:=[.D479]/2^[.$B$2]" office:value-type="float" office:value="0.0020904541015625" calcext:value-type="float">
            <text:p/>
          </table:table-cell>
          <table:table-cell table:formula="of:=ABS([.F479]-[.E479])/[.E479]*100" office:value-type="float" office:value="0.0762939453124914" calcext:value-type="float">
            <text:p/>
          </table:table-cell>
          <table:table-cell table:formula="of:=FLOOR([.$A$4]/[.C479];1)" office:value-type="float" office:value="28" calcext:value-type="float">
            <text:p/>
          </table:table-cell>
          <table:table-cell table:formula="of:=FLOOR(FLOOR([.$A$4]*[.D479];1)/2^[.$B$2];1)" office:value-type="float" office:value="28" calcext:value-type="float">
            <text:p/>
          </table:table-cell>
          <table:table-cell table:formula="of:=ABS([.H479]-[.I479])" office:value-type="float" office:value="0" calcext:value-type="float">
            <text:p/>
          </table:table-cell>
          <table:table-cell table:formula="of:=CONCATENATE(&quot;assign rom[&quot;;[.C479];&quot;] = &quot;;[.$B$2];&quot;'d&quot;;[.D479];&quot;;&quot;)" office:value-type="string" office:string-value="assign rom[478] = 18'd548;" calcext:value-type="string">
            <text:p>assign rom[478] = 18'd548;</text:p>
          </table:table-cell>
        </table:table-row>
        <table:table-row table:style-name="ro1">
          <table:table-cell table:number-columns-repeated="2"/>
          <table:table-cell table:formula="of:=[.C479]+1" office:value-type="float" office:value="479" calcext:value-type="float">
            <text:p/>
          </table:table-cell>
          <table:table-cell table:formula="of:=MIN(ROUND(2^[.$B$2]/[.C480]);2^[.$B$2]-1)" office:value-type="float" office:value="547" calcext:value-type="float">
            <text:p/>
          </table:table-cell>
          <table:table-cell table:formula="of:=1/[.C480]" office:value-type="float" office:value="0.00208768267223382" calcext:value-type="float">
            <text:p/>
          </table:table-cell>
          <table:table-cell table:formula="of:=[.D480]/2^[.$B$2]" office:value-type="float" office:value="0.00208663940429687" calcext:value-type="float">
            <text:p/>
          </table:table-cell>
          <table:table-cell table:formula="of:=ABS([.F480]-[.E480])/[.E480]*100" office:value-type="float" office:value="0.0499725341796775" calcext:value-type="float">
            <text:p/>
          </table:table-cell>
          <table:table-cell table:formula="of:=FLOOR([.$A$4]/[.C480];1)" office:value-type="float" office:value="28" calcext:value-type="float">
            <text:p/>
          </table:table-cell>
          <table:table-cell table:formula="of:=FLOOR(FLOOR([.$A$4]*[.D480];1)/2^[.$B$2];1)" office:value-type="float" office:value="28" calcext:value-type="float">
            <text:p/>
          </table:table-cell>
          <table:table-cell table:formula="of:=ABS([.H480]-[.I480])" office:value-type="float" office:value="0" calcext:value-type="float">
            <text:p/>
          </table:table-cell>
          <table:table-cell table:formula="of:=CONCATENATE(&quot;assign rom[&quot;;[.C480];&quot;] = &quot;;[.$B$2];&quot;'d&quot;;[.D480];&quot;;&quot;)" office:value-type="string" office:string-value="assign rom[479] = 18'd547;" calcext:value-type="string">
            <text:p>assign rom[479] = 18'd547;</text:p>
          </table:table-cell>
        </table:table-row>
        <table:table-row table:style-name="ro1">
          <table:table-cell table:number-columns-repeated="2"/>
          <table:table-cell table:formula="of:=[.C480]+1" office:value-type="float" office:value="480" calcext:value-type="float">
            <text:p/>
          </table:table-cell>
          <table:table-cell table:formula="of:=MIN(ROUND(2^[.$B$2]/[.C481]);2^[.$B$2]-1)" office:value-type="float" office:value="546" calcext:value-type="float">
            <text:p/>
          </table:table-cell>
          <table:table-cell table:formula="of:=1/[.C481]" office:value-type="float" office:value="0.00208333333333333" calcext:value-type="float">
            <text:p/>
          </table:table-cell>
          <table:table-cell table:formula="of:=[.D481]/2^[.$B$2]" office:value-type="float" office:value="0.00208282470703125" calcext:value-type="float">
            <text:p/>
          </table:table-cell>
          <table:table-cell table:formula="of:=ABS([.F481]-[.E481])/[.E481]*100" office:value-type="float" office:value="0.0244140624999986" calcext:value-type="float">
            <text:p/>
          </table:table-cell>
          <table:table-cell table:formula="of:=FLOOR([.$A$4]/[.C481];1)" office:value-type="float" office:value="28" calcext:value-type="float">
            <text:p/>
          </table:table-cell>
          <table:table-cell table:formula="of:=FLOOR(FLOOR([.$A$4]*[.D481];1)/2^[.$B$2];1)" office:value-type="float" office:value="28" calcext:value-type="float">
            <text:p/>
          </table:table-cell>
          <table:table-cell table:formula="of:=ABS([.H481]-[.I481])" office:value-type="float" office:value="0" calcext:value-type="float">
            <text:p/>
          </table:table-cell>
          <table:table-cell table:formula="of:=CONCATENATE(&quot;assign rom[&quot;;[.C481];&quot;] = &quot;;[.$B$2];&quot;'d&quot;;[.D481];&quot;;&quot;)" office:value-type="string" office:string-value="assign rom[480] = 18'd546;" calcext:value-type="string">
            <text:p>assign rom[480] = 18'd546;</text:p>
          </table:table-cell>
        </table:table-row>
        <table:table-row table:style-name="ro1">
          <table:table-cell table:number-columns-repeated="2"/>
          <table:table-cell table:formula="of:=[.C481]+1" office:value-type="float" office:value="481" calcext:value-type="float">
            <text:p/>
          </table:table-cell>
          <table:table-cell table:formula="of:=MIN(ROUND(2^[.$B$2]/[.C482]);2^[.$B$2]-1)" office:value-type="float" office:value="545" calcext:value-type="float">
            <text:p/>
          </table:table-cell>
          <table:table-cell table:formula="of:=1/[.C482]" office:value-type="float" office:value="0.00207900207900208" calcext:value-type="float">
            <text:p/>
          </table:table-cell>
          <table:table-cell table:formula="of:=[.D482]/2^[.$B$2]" office:value-type="float" office:value="0.00207901000976562" calcext:value-type="float">
            <text:p/>
          </table:table-cell>
          <table:table-cell table:formula="of:=ABS([.F482]-[.E482])/[.E482]*100" office:value-type="float" office:value="0.000381469726556949" calcext:value-type="float">
            <text:p/>
          </table:table-cell>
          <table:table-cell table:formula="of:=FLOOR([.$A$4]/[.C482];1)" office:value-type="float" office:value="27" calcext:value-type="float">
            <text:p/>
          </table:table-cell>
          <table:table-cell table:formula="of:=FLOOR(FLOOR([.$A$4]*[.D482];1)/2^[.$B$2];1)" office:value-type="float" office:value="27" calcext:value-type="float">
            <text:p/>
          </table:table-cell>
          <table:table-cell table:formula="of:=ABS([.H482]-[.I482])" office:value-type="float" office:value="0" calcext:value-type="float">
            <text:p/>
          </table:table-cell>
          <table:table-cell table:formula="of:=CONCATENATE(&quot;assign rom[&quot;;[.C482];&quot;] = &quot;;[.$B$2];&quot;'d&quot;;[.D482];&quot;;&quot;)" office:value-type="string" office:string-value="assign rom[481] = 18'd545;" calcext:value-type="string">
            <text:p>assign rom[481] = 18'd545;</text:p>
          </table:table-cell>
        </table:table-row>
        <table:table-row table:style-name="ro1">
          <table:table-cell table:number-columns-repeated="2"/>
          <table:table-cell table:formula="of:=[.C482]+1" office:value-type="float" office:value="482" calcext:value-type="float">
            <text:p/>
          </table:table-cell>
          <table:table-cell table:formula="of:=MIN(ROUND(2^[.$B$2]/[.C483]);2^[.$B$2]-1)" office:value-type="float" office:value="544" calcext:value-type="float">
            <text:p/>
          </table:table-cell>
          <table:table-cell table:formula="of:=1/[.C483]" office:value-type="float" office:value="0.0020746887966805" calcext:value-type="float">
            <text:p/>
          </table:table-cell>
          <table:table-cell table:formula="of:=[.D483]/2^[.$B$2]" office:value-type="float" office:value="0.0020751953125" calcext:value-type="float">
            <text:p/>
          </table:table-cell>
          <table:table-cell table:formula="of:=ABS([.F483]-[.E483])/[.E483]*100" office:value-type="float" office:value="0.0244140624999999" calcext:value-type="float">
            <text:p/>
          </table:table-cell>
          <table:table-cell table:formula="of:=FLOOR([.$A$4]/[.C483];1)" office:value-type="float" office:value="27" calcext:value-type="float">
            <text:p/>
          </table:table-cell>
          <table:table-cell table:formula="of:=FLOOR(FLOOR([.$A$4]*[.D483];1)/2^[.$B$2];1)" office:value-type="float" office:value="27" calcext:value-type="float">
            <text:p/>
          </table:table-cell>
          <table:table-cell table:formula="of:=ABS([.H483]-[.I483])" office:value-type="float" office:value="0" calcext:value-type="float">
            <text:p/>
          </table:table-cell>
          <table:table-cell table:formula="of:=CONCATENATE(&quot;assign rom[&quot;;[.C483];&quot;] = &quot;;[.$B$2];&quot;'d&quot;;[.D483];&quot;;&quot;)" office:value-type="string" office:string-value="assign rom[482] = 18'd544;" calcext:value-type="string">
            <text:p>assign rom[482] = 18'd544;</text:p>
          </table:table-cell>
        </table:table-row>
        <table:table-row table:style-name="ro1">
          <table:table-cell table:number-columns-repeated="2"/>
          <table:table-cell table:formula="of:=[.C483]+1" office:value-type="float" office:value="483" calcext:value-type="float">
            <text:p/>
          </table:table-cell>
          <table:table-cell table:formula="of:=MIN(ROUND(2^[.$B$2]/[.C484]);2^[.$B$2]-1)" office:value-type="float" office:value="543" calcext:value-type="float">
            <text:p/>
          </table:table-cell>
          <table:table-cell table:formula="of:=1/[.C484]" office:value-type="float" office:value="0.0020703933747412" calcext:value-type="float">
            <text:p/>
          </table:table-cell>
          <table:table-cell table:formula="of:=[.D484]/2^[.$B$2]" office:value-type="float" office:value="0.00207138061523437" calcext:value-type="float">
            <text:p/>
          </table:table-cell>
          <table:table-cell table:formula="of:=ABS([.F484]-[.E484])/[.E484]*100" office:value-type="float" office:value="0.0476837158203053" calcext:value-type="float">
            <text:p/>
          </table:table-cell>
          <table:table-cell table:formula="of:=FLOOR([.$A$4]/[.C484];1)" office:value-type="float" office:value="27" calcext:value-type="float">
            <text:p/>
          </table:table-cell>
          <table:table-cell table:formula="of:=FLOOR(FLOOR([.$A$4]*[.D484];1)/2^[.$B$2];1)" office:value-type="float" office:value="27" calcext:value-type="float">
            <text:p/>
          </table:table-cell>
          <table:table-cell table:formula="of:=ABS([.H484]-[.I484])" office:value-type="float" office:value="0" calcext:value-type="float">
            <text:p/>
          </table:table-cell>
          <table:table-cell table:formula="of:=CONCATENATE(&quot;assign rom[&quot;;[.C484];&quot;] = &quot;;[.$B$2];&quot;'d&quot;;[.D484];&quot;;&quot;)" office:value-type="string" office:string-value="assign rom[483] = 18'd543;" calcext:value-type="string">
            <text:p>assign rom[483] = 18'd543;</text:p>
          </table:table-cell>
        </table:table-row>
        <table:table-row table:style-name="ro1">
          <table:table-cell table:number-columns-repeated="2"/>
          <table:table-cell table:formula="of:=[.C484]+1" office:value-type="float" office:value="484" calcext:value-type="float">
            <text:p/>
          </table:table-cell>
          <table:table-cell table:formula="of:=MIN(ROUND(2^[.$B$2]/[.C485]);2^[.$B$2]-1)" office:value-type="float" office:value="542" calcext:value-type="float">
            <text:p/>
          </table:table-cell>
          <table:table-cell table:formula="of:=1/[.C485]" office:value-type="float" office:value="0.00206611570247934" calcext:value-type="float">
            <text:p/>
          </table:table-cell>
          <table:table-cell table:formula="of:=[.D485]/2^[.$B$2]" office:value-type="float" office:value="0.00206756591796875" calcext:value-type="float">
            <text:p/>
          </table:table-cell>
          <table:table-cell table:formula="of:=ABS([.F485]-[.E485])/[.E485]*100" office:value-type="float" office:value="0.0701904296874972" calcext:value-type="float">
            <text:p/>
          </table:table-cell>
          <table:table-cell table:formula="of:=FLOOR([.$A$4]/[.C485];1)" office:value-type="float" office:value="27" calcext:value-type="float">
            <text:p/>
          </table:table-cell>
          <table:table-cell table:formula="of:=FLOOR(FLOOR([.$A$4]*[.D485];1)/2^[.$B$2];1)" office:value-type="float" office:value="27" calcext:value-type="float">
            <text:p/>
          </table:table-cell>
          <table:table-cell table:formula="of:=ABS([.H485]-[.I485])" office:value-type="float" office:value="0" calcext:value-type="float">
            <text:p/>
          </table:table-cell>
          <table:table-cell table:formula="of:=CONCATENATE(&quot;assign rom[&quot;;[.C485];&quot;] = &quot;;[.$B$2];&quot;'d&quot;;[.D485];&quot;;&quot;)" office:value-type="string" office:string-value="assign rom[484] = 18'd542;" calcext:value-type="string">
            <text:p>assign rom[484] = 18'd542;</text:p>
          </table:table-cell>
        </table:table-row>
        <table:table-row table:style-name="ro1">
          <table:table-cell table:number-columns-repeated="2"/>
          <table:table-cell table:formula="of:=[.C485]+1" office:value-type="float" office:value="485" calcext:value-type="float">
            <text:p/>
          </table:table-cell>
          <table:table-cell table:formula="of:=MIN(ROUND(2^[.$B$2]/[.C486]);2^[.$B$2]-1)" office:value-type="float" office:value="541" calcext:value-type="float">
            <text:p/>
          </table:table-cell>
          <table:table-cell table:formula="of:=1/[.C486]" office:value-type="float" office:value="0.00206185567010309" calcext:value-type="float">
            <text:p/>
          </table:table-cell>
          <table:table-cell table:formula="of:=[.D486]/2^[.$B$2]" office:value-type="float" office:value="0.00206375122070312" calcext:value-type="float">
            <text:p/>
          </table:table-cell>
          <table:table-cell table:formula="of:=ABS([.F486]-[.E486])/[.E486]*100" office:value-type="float" office:value="0.0919342041015602" calcext:value-type="float">
            <text:p/>
          </table:table-cell>
          <table:table-cell table:formula="of:=FLOOR([.$A$4]/[.C486];1)" office:value-type="float" office:value="27" calcext:value-type="float">
            <text:p/>
          </table:table-cell>
          <table:table-cell table:formula="of:=FLOOR(FLOOR([.$A$4]*[.D486];1)/2^[.$B$2];1)" office:value-type="float" office:value="27" calcext:value-type="float">
            <text:p/>
          </table:table-cell>
          <table:table-cell table:formula="of:=ABS([.H486]-[.I486])" office:value-type="float" office:value="0" calcext:value-type="float">
            <text:p/>
          </table:table-cell>
          <table:table-cell table:formula="of:=CONCATENATE(&quot;assign rom[&quot;;[.C486];&quot;] = &quot;;[.$B$2];&quot;'d&quot;;[.D486];&quot;;&quot;)" office:value-type="string" office:string-value="assign rom[485] = 18'd541;" calcext:value-type="string">
            <text:p>assign rom[485] = 18'd541;</text:p>
          </table:table-cell>
        </table:table-row>
        <table:table-row table:style-name="ro1">
          <table:table-cell table:number-columns-repeated="2"/>
          <table:table-cell table:formula="of:=[.C486]+1" office:value-type="float" office:value="486" calcext:value-type="float">
            <text:p/>
          </table:table-cell>
          <table:table-cell table:formula="of:=MIN(ROUND(2^[.$B$2]/[.C487]);2^[.$B$2]-1)" office:value-type="float" office:value="539" calcext:value-type="float">
            <text:p/>
          </table:table-cell>
          <table:table-cell table:formula="of:=1/[.C487]" office:value-type="float" office:value="0.00205761316872428" calcext:value-type="float">
            <text:p/>
          </table:table-cell>
          <table:table-cell table:formula="of:=[.D487]/2^[.$B$2]" office:value-type="float" office:value="0.00205612182617187" calcext:value-type="float">
            <text:p/>
          </table:table-cell>
          <table:table-cell table:formula="of:=ABS([.F487]-[.E487])/[.E487]*100" office:value-type="float" office:value="0.0724792480468835" calcext:value-type="float">
            <text:p/>
          </table:table-cell>
          <table:table-cell table:formula="of:=FLOOR([.$A$4]/[.C487];1)" office:value-type="float" office:value="27" calcext:value-type="float">
            <text:p/>
          </table:table-cell>
          <table:table-cell table:formula="of:=FLOOR(FLOOR([.$A$4]*[.D487];1)/2^[.$B$2];1)" office:value-type="float" office:value="27" calcext:value-type="float">
            <text:p/>
          </table:table-cell>
          <table:table-cell table:formula="of:=ABS([.H487]-[.I487])" office:value-type="float" office:value="0" calcext:value-type="float">
            <text:p/>
          </table:table-cell>
          <table:table-cell table:formula="of:=CONCATENATE(&quot;assign rom[&quot;;[.C487];&quot;] = &quot;;[.$B$2];&quot;'d&quot;;[.D487];&quot;;&quot;)" office:value-type="string" office:string-value="assign rom[486] = 18'd539;" calcext:value-type="string">
            <text:p>assign rom[486] = 18'd539;</text:p>
          </table:table-cell>
        </table:table-row>
        <table:table-row table:style-name="ro1">
          <table:table-cell table:number-columns-repeated="2"/>
          <table:table-cell table:formula="of:=[.C487]+1" office:value-type="float" office:value="487" calcext:value-type="float">
            <text:p/>
          </table:table-cell>
          <table:table-cell table:formula="of:=MIN(ROUND(2^[.$B$2]/[.C488]);2^[.$B$2]-1)" office:value-type="float" office:value="538" calcext:value-type="float">
            <text:p/>
          </table:table-cell>
          <table:table-cell table:formula="of:=1/[.C488]" office:value-type="float" office:value="0.00205338809034908" calcext:value-type="float">
            <text:p/>
          </table:table-cell>
          <table:table-cell table:formula="of:=[.D488]/2^[.$B$2]" office:value-type="float" office:value="0.00205230712890625" calcext:value-type="float">
            <text:p/>
          </table:table-cell>
          <table:table-cell table:formula="of:=ABS([.F488]-[.E488])/[.E488]*100" office:value-type="float" office:value="0.0526428222656287" calcext:value-type="float">
            <text:p/>
          </table:table-cell>
          <table:table-cell table:formula="of:=FLOOR([.$A$4]/[.C488];1)" office:value-type="float" office:value="27" calcext:value-type="float">
            <text:p/>
          </table:table-cell>
          <table:table-cell table:formula="of:=FLOOR(FLOOR([.$A$4]*[.D488];1)/2^[.$B$2];1)" office:value-type="float" office:value="27" calcext:value-type="float">
            <text:p/>
          </table:table-cell>
          <table:table-cell table:formula="of:=ABS([.H488]-[.I488])" office:value-type="float" office:value="0" calcext:value-type="float">
            <text:p/>
          </table:table-cell>
          <table:table-cell table:formula="of:=CONCATENATE(&quot;assign rom[&quot;;[.C488];&quot;] = &quot;;[.$B$2];&quot;'d&quot;;[.D488];&quot;;&quot;)" office:value-type="string" office:string-value="assign rom[487] = 18'd538;" calcext:value-type="string">
            <text:p>assign rom[487] = 18'd538;</text:p>
          </table:table-cell>
        </table:table-row>
        <table:table-row table:style-name="ro1">
          <table:table-cell table:number-columns-repeated="2"/>
          <table:table-cell table:formula="of:=[.C488]+1" office:value-type="float" office:value="488" calcext:value-type="float">
            <text:p/>
          </table:table-cell>
          <table:table-cell table:formula="of:=MIN(ROUND(2^[.$B$2]/[.C489]);2^[.$B$2]-1)" office:value-type="float" office:value="537" calcext:value-type="float">
            <text:p/>
          </table:table-cell>
          <table:table-cell table:formula="of:=1/[.C489]" office:value-type="float" office:value="0.00204918032786885" calcext:value-type="float">
            <text:p/>
          </table:table-cell>
          <table:table-cell table:formula="of:=[.D489]/2^[.$B$2]" office:value-type="float" office:value="0.00204849243164062" calcext:value-type="float">
            <text:p/>
          </table:table-cell>
          <table:table-cell table:formula="of:=ABS([.F489]-[.E489])/[.E489]*100" office:value-type="float" office:value="0.0335693359375052" calcext:value-type="float">
            <text:p/>
          </table:table-cell>
          <table:table-cell table:formula="of:=FLOOR([.$A$4]/[.C489];1)" office:value-type="float" office:value="27" calcext:value-type="float">
            <text:p/>
          </table:table-cell>
          <table:table-cell table:formula="of:=FLOOR(FLOOR([.$A$4]*[.D489];1)/2^[.$B$2];1)" office:value-type="float" office:value="27" calcext:value-type="float">
            <text:p/>
          </table:table-cell>
          <table:table-cell table:formula="of:=ABS([.H489]-[.I489])" office:value-type="float" office:value="0" calcext:value-type="float">
            <text:p/>
          </table:table-cell>
          <table:table-cell table:formula="of:=CONCATENATE(&quot;assign rom[&quot;;[.C489];&quot;] = &quot;;[.$B$2];&quot;'d&quot;;[.D489];&quot;;&quot;)" office:value-type="string" office:string-value="assign rom[488] = 18'd537;" calcext:value-type="string">
            <text:p>assign rom[488] = 18'd537;</text:p>
          </table:table-cell>
        </table:table-row>
        <table:table-row table:style-name="ro1">
          <table:table-cell table:number-columns-repeated="2"/>
          <table:table-cell table:formula="of:=[.C489]+1" office:value-type="float" office:value="489" calcext:value-type="float">
            <text:p/>
          </table:table-cell>
          <table:table-cell table:formula="of:=MIN(ROUND(2^[.$B$2]/[.C490]);2^[.$B$2]-1)" office:value-type="float" office:value="536" calcext:value-type="float">
            <text:p/>
          </table:table-cell>
          <table:table-cell table:formula="of:=1/[.C490]" office:value-type="float" office:value="0.00204498977505112" calcext:value-type="float">
            <text:p/>
          </table:table-cell>
          <table:table-cell table:formula="of:=[.D490]/2^[.$B$2]" office:value-type="float" office:value="0.002044677734375" calcext:value-type="float">
            <text:p/>
          </table:table-cell>
          <table:table-cell table:formula="of:=ABS([.F490]-[.E490])/[.E490]*100" office:value-type="float" office:value="0.0152587890625094" calcext:value-type="float">
            <text:p/>
          </table:table-cell>
          <table:table-cell table:formula="of:=FLOOR([.$A$4]/[.C490];1)" office:value-type="float" office:value="27" calcext:value-type="float">
            <text:p/>
          </table:table-cell>
          <table:table-cell table:formula="of:=FLOOR(FLOOR([.$A$4]*[.D490];1)/2^[.$B$2];1)" office:value-type="float" office:value="27" calcext:value-type="float">
            <text:p/>
          </table:table-cell>
          <table:table-cell table:formula="of:=ABS([.H490]-[.I490])" office:value-type="float" office:value="0" calcext:value-type="float">
            <text:p/>
          </table:table-cell>
          <table:table-cell table:formula="of:=CONCATENATE(&quot;assign rom[&quot;;[.C490];&quot;] = &quot;;[.$B$2];&quot;'d&quot;;[.D490];&quot;;&quot;)" office:value-type="string" office:string-value="assign rom[489] = 18'd536;" calcext:value-type="string">
            <text:p>assign rom[489] = 18'd536;</text:p>
          </table:table-cell>
        </table:table-row>
        <table:table-row table:style-name="ro1">
          <table:table-cell table:number-columns-repeated="2"/>
          <table:table-cell table:formula="of:=[.C490]+1" office:value-type="float" office:value="490" calcext:value-type="float">
            <text:p/>
          </table:table-cell>
          <table:table-cell table:formula="of:=MIN(ROUND(2^[.$B$2]/[.C491]);2^[.$B$2]-1)" office:value-type="float" office:value="535" calcext:value-type="float">
            <text:p/>
          </table:table-cell>
          <table:table-cell table:formula="of:=1/[.C491]" office:value-type="float" office:value="0.00204081632653061" calcext:value-type="float">
            <text:p/>
          </table:table-cell>
          <table:table-cell table:formula="of:=[.D491]/2^[.$B$2]" office:value-type="float" office:value="0.00204086303710937" calcext:value-type="float">
            <text:p/>
          </table:table-cell>
          <table:table-cell table:formula="of:=ABS([.F491]-[.E491])/[.E491]*100" office:value-type="float" office:value="0.00228881835936598" calcext:value-type="float">
            <text:p/>
          </table:table-cell>
          <table:table-cell table:formula="of:=FLOOR([.$A$4]/[.C491];1)" office:value-type="float" office:value="27" calcext:value-type="float">
            <text:p/>
          </table:table-cell>
          <table:table-cell table:formula="of:=FLOOR(FLOOR([.$A$4]*[.D491];1)/2^[.$B$2];1)" office:value-type="float" office:value="27" calcext:value-type="float">
            <text:p/>
          </table:table-cell>
          <table:table-cell table:formula="of:=ABS([.H491]-[.I491])" office:value-type="float" office:value="0" calcext:value-type="float">
            <text:p/>
          </table:table-cell>
          <table:table-cell table:formula="of:=CONCATENATE(&quot;assign rom[&quot;;[.C491];&quot;] = &quot;;[.$B$2];&quot;'d&quot;;[.D491];&quot;;&quot;)" office:value-type="string" office:string-value="assign rom[490] = 18'd535;" calcext:value-type="string">
            <text:p>assign rom[490] = 18'd535;</text:p>
          </table:table-cell>
        </table:table-row>
        <table:table-row table:style-name="ro1">
          <table:table-cell table:number-columns-repeated="2"/>
          <table:table-cell table:formula="of:=[.C491]+1" office:value-type="float" office:value="491" calcext:value-type="float">
            <text:p/>
          </table:table-cell>
          <table:table-cell table:formula="of:=MIN(ROUND(2^[.$B$2]/[.C492]);2^[.$B$2]-1)" office:value-type="float" office:value="534" calcext:value-type="float">
            <text:p/>
          </table:table-cell>
          <table:table-cell table:formula="of:=1/[.C492]" office:value-type="float" office:value="0.00203665987780041" calcext:value-type="float">
            <text:p/>
          </table:table-cell>
          <table:table-cell table:formula="of:=[.D492]/2^[.$B$2]" office:value-type="float" office:value="0.00203704833984375" calcext:value-type="float">
            <text:p/>
          </table:table-cell>
          <table:table-cell table:formula="of:=ABS([.F492]-[.E492])/[.E492]*100" office:value-type="float" office:value="0.0190734863281344" calcext:value-type="float">
            <text:p/>
          </table:table-cell>
          <table:table-cell table:formula="of:=FLOOR([.$A$4]/[.C492];1)" office:value-type="float" office:value="27" calcext:value-type="float">
            <text:p/>
          </table:table-cell>
          <table:table-cell table:formula="of:=FLOOR(FLOOR([.$A$4]*[.D492];1)/2^[.$B$2];1)" office:value-type="float" office:value="27" calcext:value-type="float">
            <text:p/>
          </table:table-cell>
          <table:table-cell table:formula="of:=ABS([.H492]-[.I492])" office:value-type="float" office:value="0" calcext:value-type="float">
            <text:p/>
          </table:table-cell>
          <table:table-cell table:formula="of:=CONCATENATE(&quot;assign rom[&quot;;[.C492];&quot;] = &quot;;[.$B$2];&quot;'d&quot;;[.D492];&quot;;&quot;)" office:value-type="string" office:string-value="assign rom[491] = 18'd534;" calcext:value-type="string">
            <text:p>assign rom[491] = 18'd534;</text:p>
          </table:table-cell>
        </table:table-row>
        <table:table-row table:style-name="ro1">
          <table:table-cell table:number-columns-repeated="2"/>
          <table:table-cell table:formula="of:=[.C492]+1" office:value-type="float" office:value="492" calcext:value-type="float">
            <text:p/>
          </table:table-cell>
          <table:table-cell table:formula="of:=MIN(ROUND(2^[.$B$2]/[.C493]);2^[.$B$2]-1)" office:value-type="float" office:value="533" calcext:value-type="float">
            <text:p/>
          </table:table-cell>
          <table:table-cell table:formula="of:=1/[.C493]" office:value-type="float" office:value="0.00203252032520325" calcext:value-type="float">
            <text:p/>
          </table:table-cell>
          <table:table-cell table:formula="of:=[.D493]/2^[.$B$2]" office:value-type="float" office:value="0.00203323364257812" calcext:value-type="float">
            <text:p/>
          </table:table-cell>
          <table:table-cell table:formula="of:=ABS([.F493]-[.E493])/[.E493]*100" office:value-type="float" office:value="0.0350952148437394" calcext:value-type="float">
            <text:p/>
          </table:table-cell>
          <table:table-cell table:formula="of:=FLOOR([.$A$4]/[.C493];1)" office:value-type="float" office:value="27" calcext:value-type="float">
            <text:p/>
          </table:table-cell>
          <table:table-cell table:formula="of:=FLOOR(FLOOR([.$A$4]*[.D493];1)/2^[.$B$2];1)" office:value-type="float" office:value="27" calcext:value-type="float">
            <text:p/>
          </table:table-cell>
          <table:table-cell table:formula="of:=ABS([.H493]-[.I493])" office:value-type="float" office:value="0" calcext:value-type="float">
            <text:p/>
          </table:table-cell>
          <table:table-cell table:formula="of:=CONCATENATE(&quot;assign rom[&quot;;[.C493];&quot;] = &quot;;[.$B$2];&quot;'d&quot;;[.D493];&quot;;&quot;)" office:value-type="string" office:string-value="assign rom[492] = 18'd533;" calcext:value-type="string">
            <text:p>assign rom[492] = 18'd533;</text:p>
          </table:table-cell>
        </table:table-row>
        <table:table-row table:style-name="ro1">
          <table:table-cell table:number-columns-repeated="2"/>
          <table:table-cell table:formula="of:=[.C493]+1" office:value-type="float" office:value="493" calcext:value-type="float">
            <text:p/>
          </table:table-cell>
          <table:table-cell table:formula="of:=MIN(ROUND(2^[.$B$2]/[.C494]);2^[.$B$2]-1)" office:value-type="float" office:value="532" calcext:value-type="float">
            <text:p/>
          </table:table-cell>
          <table:table-cell table:formula="of:=1/[.C494]" office:value-type="float" office:value="0.00202839756592292" calcext:value-type="float">
            <text:p/>
          </table:table-cell>
          <table:table-cell table:formula="of:=[.D494]/2^[.$B$2]" office:value-type="float" office:value="0.0020294189453125" calcext:value-type="float">
            <text:p/>
          </table:table-cell>
          <table:table-cell table:formula="of:=ABS([.F494]-[.E494])/[.E494]*100" office:value-type="float" office:value="0.0503540039062514" calcext:value-type="float">
            <text:p/>
          </table:table-cell>
          <table:table-cell table:formula="of:=FLOOR([.$A$4]/[.C494];1)" office:value-type="float" office:value="27" calcext:value-type="float">
            <text:p/>
          </table:table-cell>
          <table:table-cell table:formula="of:=FLOOR(FLOOR([.$A$4]*[.D494];1)/2^[.$B$2];1)" office:value-type="float" office:value="27" calcext:value-type="float">
            <text:p/>
          </table:table-cell>
          <table:table-cell table:formula="of:=ABS([.H494]-[.I494])" office:value-type="float" office:value="0" calcext:value-type="float">
            <text:p/>
          </table:table-cell>
          <table:table-cell table:formula="of:=CONCATENATE(&quot;assign rom[&quot;;[.C494];&quot;] = &quot;;[.$B$2];&quot;'d&quot;;[.D494];&quot;;&quot;)" office:value-type="string" office:string-value="assign rom[493] = 18'd532;" calcext:value-type="string">
            <text:p>assign rom[493] = 18'd532;</text:p>
          </table:table-cell>
        </table:table-row>
        <table:table-row table:style-name="ro1">
          <table:table-cell table:number-columns-repeated="2"/>
          <table:table-cell table:formula="of:=[.C494]+1" office:value-type="float" office:value="494" calcext:value-type="float">
            <text:p/>
          </table:table-cell>
          <table:table-cell table:formula="of:=MIN(ROUND(2^[.$B$2]/[.C495]);2^[.$B$2]-1)" office:value-type="float" office:value="531" calcext:value-type="float">
            <text:p/>
          </table:table-cell>
          <table:table-cell table:formula="of:=1/[.C495]" office:value-type="float" office:value="0.00202429149797571" calcext:value-type="float">
            <text:p/>
          </table:table-cell>
          <table:table-cell table:formula="of:=[.D495]/2^[.$B$2]" office:value-type="float" office:value="0.00202560424804687" calcext:value-type="float">
            <text:p/>
          </table:table-cell>
          <table:table-cell table:formula="of:=ABS([.F495]-[.E495])/[.E495]*100" office:value-type="float" office:value="0.064849853515624" calcext:value-type="float">
            <text:p/>
          </table:table-cell>
          <table:table-cell table:formula="of:=FLOOR([.$A$4]/[.C495];1)" office:value-type="float" office:value="27" calcext:value-type="float">
            <text:p/>
          </table:table-cell>
          <table:table-cell table:formula="of:=FLOOR(FLOOR([.$A$4]*[.D495];1)/2^[.$B$2];1)" office:value-type="float" office:value="27" calcext:value-type="float">
            <text:p/>
          </table:table-cell>
          <table:table-cell table:formula="of:=ABS([.H495]-[.I495])" office:value-type="float" office:value="0" calcext:value-type="float">
            <text:p/>
          </table:table-cell>
          <table:table-cell table:formula="of:=CONCATENATE(&quot;assign rom[&quot;;[.C495];&quot;] = &quot;;[.$B$2];&quot;'d&quot;;[.D495];&quot;;&quot;)" office:value-type="string" office:string-value="assign rom[494] = 18'd531;" calcext:value-type="string">
            <text:p>assign rom[494] = 18'd531;</text:p>
          </table:table-cell>
        </table:table-row>
        <table:table-row table:style-name="ro1">
          <table:table-cell table:number-columns-repeated="2"/>
          <table:table-cell table:formula="of:=[.C495]+1" office:value-type="float" office:value="495" calcext:value-type="float">
            <text:p/>
          </table:table-cell>
          <table:table-cell table:formula="of:=MIN(ROUND(2^[.$B$2]/[.C496]);2^[.$B$2]-1)" office:value-type="float" office:value="530" calcext:value-type="float">
            <text:p/>
          </table:table-cell>
          <table:table-cell table:formula="of:=1/[.C496]" office:value-type="float" office:value="0.00202020202020202" calcext:value-type="float">
            <text:p/>
          </table:table-cell>
          <table:table-cell table:formula="of:=[.D496]/2^[.$B$2]" office:value-type="float" office:value="0.00202178955078125" calcext:value-type="float">
            <text:p/>
          </table:table-cell>
          <table:table-cell table:formula="of:=ABS([.F496]-[.E496])/[.E496]*100" office:value-type="float" office:value="0.0785827636718751" calcext:value-type="float">
            <text:p/>
          </table:table-cell>
          <table:table-cell table:formula="of:=FLOOR([.$A$4]/[.C496];1)" office:value-type="float" office:value="27" calcext:value-type="float">
            <text:p/>
          </table:table-cell>
          <table:table-cell table:formula="of:=FLOOR(FLOOR([.$A$4]*[.D496];1)/2^[.$B$2];1)" office:value-type="float" office:value="27" calcext:value-type="float">
            <text:p/>
          </table:table-cell>
          <table:table-cell table:formula="of:=ABS([.H496]-[.I496])" office:value-type="float" office:value="0" calcext:value-type="float">
            <text:p/>
          </table:table-cell>
          <table:table-cell table:formula="of:=CONCATENATE(&quot;assign rom[&quot;;[.C496];&quot;] = &quot;;[.$B$2];&quot;'d&quot;;[.D496];&quot;;&quot;)" office:value-type="string" office:string-value="assign rom[495] = 18'd530;" calcext:value-type="string">
            <text:p>assign rom[495] = 18'd530;</text:p>
          </table:table-cell>
        </table:table-row>
        <table:table-row table:style-name="ro1">
          <table:table-cell table:number-columns-repeated="2"/>
          <table:table-cell table:formula="of:=[.C496]+1" office:value-type="float" office:value="496" calcext:value-type="float">
            <text:p/>
          </table:table-cell>
          <table:table-cell table:formula="of:=MIN(ROUND(2^[.$B$2]/[.C497]);2^[.$B$2]-1)" office:value-type="float" office:value="529" calcext:value-type="float">
            <text:p/>
          </table:table-cell>
          <table:table-cell table:formula="of:=1/[.C497]" office:value-type="float" office:value="0.00201612903225806" calcext:value-type="float">
            <text:p/>
          </table:table-cell>
          <table:table-cell table:formula="of:=[.D497]/2^[.$B$2]" office:value-type="float" office:value="0.00201797485351562" calcext:value-type="float">
            <text:p/>
          </table:table-cell>
          <table:table-cell table:formula="of:=ABS([.F497]-[.E497])/[.E497]*100" office:value-type="float" office:value="0.0915527343750028" calcext:value-type="float">
            <text:p/>
          </table:table-cell>
          <table:table-cell table:formula="of:=FLOOR([.$A$4]/[.C497];1)" office:value-type="float" office:value="27" calcext:value-type="float">
            <text:p/>
          </table:table-cell>
          <table:table-cell table:formula="of:=FLOOR(FLOOR([.$A$4]*[.D497];1)/2^[.$B$2];1)" office:value-type="float" office:value="27" calcext:value-type="float">
            <text:p/>
          </table:table-cell>
          <table:table-cell table:formula="of:=ABS([.H497]-[.I497])" office:value-type="float" office:value="0" calcext:value-type="float">
            <text:p/>
          </table:table-cell>
          <table:table-cell table:formula="of:=CONCATENATE(&quot;assign rom[&quot;;[.C497];&quot;] = &quot;;[.$B$2];&quot;'d&quot;;[.D497];&quot;;&quot;)" office:value-type="string" office:string-value="assign rom[496] = 18'd529;" calcext:value-type="string">
            <text:p>assign rom[496] = 18'd529;</text:p>
          </table:table-cell>
        </table:table-row>
        <table:table-row table:style-name="ro1">
          <table:table-cell table:number-columns-repeated="2"/>
          <table:table-cell table:formula="of:=[.C497]+1" office:value-type="float" office:value="497" calcext:value-type="float">
            <text:p/>
          </table:table-cell>
          <table:table-cell table:formula="of:=MIN(ROUND(2^[.$B$2]/[.C498]);2^[.$B$2]-1)" office:value-type="float" office:value="527" calcext:value-type="float">
            <text:p/>
          </table:table-cell>
          <table:table-cell table:formula="of:=1/[.C498]" office:value-type="float" office:value="0.00201207243460765" calcext:value-type="float">
            <text:p/>
          </table:table-cell>
          <table:table-cell table:formula="of:=[.D498]/2^[.$B$2]" office:value-type="float" office:value="0.00201034545898437" calcext:value-type="float">
            <text:p/>
          </table:table-cell>
          <table:table-cell table:formula="of:=ABS([.F498]-[.E498])/[.E498]*100" office:value-type="float" office:value="0.0858306884765709" calcext:value-type="float">
            <text:p/>
          </table:table-cell>
          <table:table-cell table:formula="of:=FLOOR([.$A$4]/[.C498];1)" office:value-type="float" office:value="27" calcext:value-type="float">
            <text:p/>
          </table:table-cell>
          <table:table-cell table:formula="of:=FLOOR(FLOOR([.$A$4]*[.D498];1)/2^[.$B$2];1)" office:value-type="float" office:value="27" calcext:value-type="float">
            <text:p/>
          </table:table-cell>
          <table:table-cell table:formula="of:=ABS([.H498]-[.I498])" office:value-type="float" office:value="0" calcext:value-type="float">
            <text:p/>
          </table:table-cell>
          <table:table-cell table:formula="of:=CONCATENATE(&quot;assign rom[&quot;;[.C498];&quot;] = &quot;;[.$B$2];&quot;'d&quot;;[.D498];&quot;;&quot;)" office:value-type="string" office:string-value="assign rom[497] = 18'd527;" calcext:value-type="string">
            <text:p>assign rom[497] = 18'd527;</text:p>
          </table:table-cell>
        </table:table-row>
        <table:table-row table:style-name="ro1">
          <table:table-cell table:number-columns-repeated="2"/>
          <table:table-cell table:formula="of:=[.C498]+1" office:value-type="float" office:value="498" calcext:value-type="float">
            <text:p/>
          </table:table-cell>
          <table:table-cell table:formula="of:=MIN(ROUND(2^[.$B$2]/[.C499]);2^[.$B$2]-1)" office:value-type="float" office:value="526" calcext:value-type="float">
            <text:p/>
          </table:table-cell>
          <table:table-cell table:formula="of:=1/[.C499]" office:value-type="float" office:value="0.00200803212851406" calcext:value-type="float">
            <text:p/>
          </table:table-cell>
          <table:table-cell table:formula="of:=[.D499]/2^[.$B$2]" office:value-type="float" office:value="0.00200653076171875" calcext:value-type="float">
            <text:p/>
          </table:table-cell>
          <table:table-cell table:formula="of:=ABS([.F499]-[.E499])/[.E499]*100" office:value-type="float" office:value="0.0747680664062408" calcext:value-type="float">
            <text:p/>
          </table:table-cell>
          <table:table-cell table:formula="of:=FLOOR([.$A$4]/[.C499];1)" office:value-type="float" office:value="27" calcext:value-type="float">
            <text:p/>
          </table:table-cell>
          <table:table-cell table:formula="of:=FLOOR(FLOOR([.$A$4]*[.D499];1)/2^[.$B$2];1)" office:value-type="float" office:value="27" calcext:value-type="float">
            <text:p/>
          </table:table-cell>
          <table:table-cell table:formula="of:=ABS([.H499]-[.I499])" office:value-type="float" office:value="0" calcext:value-type="float">
            <text:p/>
          </table:table-cell>
          <table:table-cell table:formula="of:=CONCATENATE(&quot;assign rom[&quot;;[.C499];&quot;] = &quot;;[.$B$2];&quot;'d&quot;;[.D499];&quot;;&quot;)" office:value-type="string" office:string-value="assign rom[498] = 18'd526;" calcext:value-type="string">
            <text:p>assign rom[498] = 18'd526;</text:p>
          </table:table-cell>
        </table:table-row>
        <table:table-row table:style-name="ro1">
          <table:table-cell table:number-columns-repeated="2"/>
          <table:table-cell table:formula="of:=[.C499]+1" office:value-type="float" office:value="499" calcext:value-type="float">
            <text:p/>
          </table:table-cell>
          <table:table-cell table:formula="of:=MIN(ROUND(2^[.$B$2]/[.C500]);2^[.$B$2]-1)" office:value-type="float" office:value="525" calcext:value-type="float">
            <text:p/>
          </table:table-cell>
          <table:table-cell table:formula="of:=1/[.C500]" office:value-type="float" office:value="0.00200400801603206" calcext:value-type="float">
            <text:p/>
          </table:table-cell>
          <table:table-cell table:formula="of:=[.D500]/2^[.$B$2]" office:value-type="float" office:value="0.00200271606445312" calcext:value-type="float">
            <text:p/>
          </table:table-cell>
          <table:table-cell table:formula="of:=ABS([.F500]-[.E500])/[.E500]*100" office:value-type="float" office:value="0.0644683837890542" calcext:value-type="float">
            <text:p/>
          </table:table-cell>
          <table:table-cell table:formula="of:=FLOOR([.$A$4]/[.C500];1)" office:value-type="float" office:value="26" calcext:value-type="float">
            <text:p/>
          </table:table-cell>
          <table:table-cell table:formula="of:=FLOOR(FLOOR([.$A$4]*[.D500];1)/2^[.$B$2];1)" office:value-type="float" office:value="26" calcext:value-type="float">
            <text:p/>
          </table:table-cell>
          <table:table-cell table:formula="of:=ABS([.H500]-[.I500])" office:value-type="float" office:value="0" calcext:value-type="float">
            <text:p/>
          </table:table-cell>
          <table:table-cell table:formula="of:=CONCATENATE(&quot;assign rom[&quot;;[.C500];&quot;] = &quot;;[.$B$2];&quot;'d&quot;;[.D500];&quot;;&quot;)" office:value-type="string" office:string-value="assign rom[499] = 18'd525;" calcext:value-type="string">
            <text:p>assign rom[499] = 18'd525;</text:p>
          </table:table-cell>
        </table:table-row>
        <table:table-row table:style-name="ro1">
          <table:table-cell table:number-columns-repeated="2"/>
          <table:table-cell table:formula="of:=[.C500]+1" office:value-type="float" office:value="500" calcext:value-type="float">
            <text:p/>
          </table:table-cell>
          <table:table-cell table:formula="of:=MIN(ROUND(2^[.$B$2]/[.C501]);2^[.$B$2]-1)" office:value-type="float" office:value="524" calcext:value-type="float">
            <text:p/>
          </table:table-cell>
          <table:table-cell table:formula="of:=1/[.C501]" office:value-type="float" office:value="0.002" calcext:value-type="float">
            <text:p/>
          </table:table-cell>
          <table:table-cell table:formula="of:=[.D501]/2^[.$B$2]" office:value-type="float" office:value="0.0019989013671875" calcext:value-type="float">
            <text:p/>
          </table:table-cell>
          <table:table-cell table:formula="of:=ABS([.F501]-[.E501])/[.E501]*100" office:value-type="float" office:value="0.0549316406250021" calcext:value-type="float">
            <text:p/>
          </table:table-cell>
          <table:table-cell table:formula="of:=FLOOR([.$A$4]/[.C501];1)" office:value-type="float" office:value="26" calcext:value-type="float">
            <text:p/>
          </table:table-cell>
          <table:table-cell table:formula="of:=FLOOR(FLOOR([.$A$4]*[.D501];1)/2^[.$B$2];1)" office:value-type="float" office:value="26" calcext:value-type="float">
            <text:p/>
          </table:table-cell>
          <table:table-cell table:formula="of:=ABS([.H501]-[.I501])" office:value-type="float" office:value="0" calcext:value-type="float">
            <text:p/>
          </table:table-cell>
          <table:table-cell table:formula="of:=CONCATENATE(&quot;assign rom[&quot;;[.C501];&quot;] = &quot;;[.$B$2];&quot;'d&quot;;[.D501];&quot;;&quot;)" office:value-type="string" office:string-value="assign rom[500] = 18'd524;" calcext:value-type="string">
            <text:p>assign rom[500] = 18'd524;</text:p>
          </table:table-cell>
        </table:table-row>
        <table:table-row table:style-name="ro1">
          <table:table-cell table:number-columns-repeated="2"/>
          <table:table-cell table:formula="of:=[.C501]+1" office:value-type="float" office:value="501" calcext:value-type="float">
            <text:p/>
          </table:table-cell>
          <table:table-cell table:formula="of:=MIN(ROUND(2^[.$B$2]/[.C502]);2^[.$B$2]-1)" office:value-type="float" office:value="523" calcext:value-type="float">
            <text:p/>
          </table:table-cell>
          <table:table-cell table:formula="of:=1/[.C502]" office:value-type="float" office:value="0.00199600798403194" calcext:value-type="float">
            <text:p/>
          </table:table-cell>
          <table:table-cell table:formula="of:=[.D502]/2^[.$B$2]" office:value-type="float" office:value="0.00199508666992188" calcext:value-type="float">
            <text:p/>
          </table:table-cell>
          <table:table-cell table:formula="of:=ABS([.F502]-[.E502])/[.E502]*100" office:value-type="float" office:value="0.0461578369140541" calcext:value-type="float">
            <text:p/>
          </table:table-cell>
          <table:table-cell table:formula="of:=FLOOR([.$A$4]/[.C502];1)" office:value-type="float" office:value="26" calcext:value-type="float">
            <text:p/>
          </table:table-cell>
          <table:table-cell table:formula="of:=FLOOR(FLOOR([.$A$4]*[.D502];1)/2^[.$B$2];1)" office:value-type="float" office:value="26" calcext:value-type="float">
            <text:p/>
          </table:table-cell>
          <table:table-cell table:formula="of:=ABS([.H502]-[.I502])" office:value-type="float" office:value="0" calcext:value-type="float">
            <text:p/>
          </table:table-cell>
          <table:table-cell table:formula="of:=CONCATENATE(&quot;assign rom[&quot;;[.C502];&quot;] = &quot;;[.$B$2];&quot;'d&quot;;[.D502];&quot;;&quot;)" office:value-type="string" office:string-value="assign rom[501] = 18'd523;" calcext:value-type="string">
            <text:p>assign rom[501] = 18'd523;</text:p>
          </table:table-cell>
        </table:table-row>
        <table:table-row table:style-name="ro1">
          <table:table-cell table:number-columns-repeated="2"/>
          <table:table-cell table:formula="of:=[.C502]+1" office:value-type="float" office:value="502" calcext:value-type="float">
            <text:p/>
          </table:table-cell>
          <table:table-cell table:formula="of:=MIN(ROUND(2^[.$B$2]/[.C503]);2^[.$B$2]-1)" office:value-type="float" office:value="522" calcext:value-type="float">
            <text:p/>
          </table:table-cell>
          <table:table-cell table:formula="of:=1/[.C503]" office:value-type="float" office:value="0.00199203187250996" calcext:value-type="float">
            <text:p/>
          </table:table-cell>
          <table:table-cell table:formula="of:=[.D503]/2^[.$B$2]" office:value-type="float" office:value="0.00199127197265625" calcext:value-type="float">
            <text:p/>
          </table:table-cell>
          <table:table-cell table:formula="of:=ABS([.F503]-[.E503])/[.E503]*100" office:value-type="float" office:value="0.0381469726562483" calcext:value-type="float">
            <text:p/>
          </table:table-cell>
          <table:table-cell table:formula="of:=FLOOR([.$A$4]/[.C503];1)" office:value-type="float" office:value="26" calcext:value-type="float">
            <text:p/>
          </table:table-cell>
          <table:table-cell table:formula="of:=FLOOR(FLOOR([.$A$4]*[.D503];1)/2^[.$B$2];1)" office:value-type="float" office:value="26" calcext:value-type="float">
            <text:p/>
          </table:table-cell>
          <table:table-cell table:formula="of:=ABS([.H503]-[.I503])" office:value-type="float" office:value="0" calcext:value-type="float">
            <text:p/>
          </table:table-cell>
          <table:table-cell table:formula="of:=CONCATENATE(&quot;assign rom[&quot;;[.C503];&quot;] = &quot;;[.$B$2];&quot;'d&quot;;[.D503];&quot;;&quot;)" office:value-type="string" office:string-value="assign rom[502] = 18'd522;" calcext:value-type="string">
            <text:p>assign rom[502] = 18'd522;</text:p>
          </table:table-cell>
        </table:table-row>
        <table:table-row table:style-name="ro1">
          <table:table-cell table:number-columns-repeated="2"/>
          <table:table-cell table:formula="of:=[.C503]+1" office:value-type="float" office:value="503" calcext:value-type="float">
            <text:p/>
          </table:table-cell>
          <table:table-cell table:formula="of:=MIN(ROUND(2^[.$B$2]/[.C504]);2^[.$B$2]-1)" office:value-type="float" office:value="521" calcext:value-type="float">
            <text:p/>
          </table:table-cell>
          <table:table-cell table:formula="of:=1/[.C504]" office:value-type="float" office:value="0.00198807157057654" calcext:value-type="float">
            <text:p/>
          </table:table-cell>
          <table:table-cell table:formula="of:=[.D504]/2^[.$B$2]" office:value-type="float" office:value="0.00198745727539063" calcext:value-type="float">
            <text:p/>
          </table:table-cell>
          <table:table-cell table:formula="of:=ABS([.F504]-[.E504])/[.E504]*100" office:value-type="float" office:value="0.0308990478515522" calcext:value-type="float">
            <text:p/>
          </table:table-cell>
          <table:table-cell table:formula="of:=FLOOR([.$A$4]/[.C504];1)" office:value-type="float" office:value="26" calcext:value-type="float">
            <text:p/>
          </table:table-cell>
          <table:table-cell table:formula="of:=FLOOR(FLOOR([.$A$4]*[.D504];1)/2^[.$B$2];1)" office:value-type="float" office:value="26" calcext:value-type="float">
            <text:p/>
          </table:table-cell>
          <table:table-cell table:formula="of:=ABS([.H504]-[.I504])" office:value-type="float" office:value="0" calcext:value-type="float">
            <text:p/>
          </table:table-cell>
          <table:table-cell table:formula="of:=CONCATENATE(&quot;assign rom[&quot;;[.C504];&quot;] = &quot;;[.$B$2];&quot;'d&quot;;[.D504];&quot;;&quot;)" office:value-type="string" office:string-value="assign rom[503] = 18'd521;" calcext:value-type="string">
            <text:p>assign rom[503] = 18'd521;</text:p>
          </table:table-cell>
        </table:table-row>
        <table:table-row table:style-name="ro1">
          <table:table-cell table:number-columns-repeated="2"/>
          <table:table-cell table:formula="of:=[.C504]+1" office:value-type="float" office:value="504" calcext:value-type="float">
            <text:p/>
          </table:table-cell>
          <table:table-cell table:formula="of:=MIN(ROUND(2^[.$B$2]/[.C505]);2^[.$B$2]-1)" office:value-type="float" office:value="520" calcext:value-type="float">
            <text:p/>
          </table:table-cell>
          <table:table-cell table:formula="of:=1/[.C505]" office:value-type="float" office:value="0.00198412698412698" calcext:value-type="float">
            <text:p/>
          </table:table-cell>
          <table:table-cell table:formula="of:=[.D505]/2^[.$B$2]" office:value-type="float" office:value="0.001983642578125" calcext:value-type="float">
            <text:p/>
          </table:table-cell>
          <table:table-cell table:formula="of:=ABS([.F505]-[.E505])/[.E505]*100" office:value-type="float" office:value="0.0244140624999944" calcext:value-type="float">
            <text:p/>
          </table:table-cell>
          <table:table-cell table:formula="of:=FLOOR([.$A$4]/[.C505];1)" office:value-type="float" office:value="26" calcext:value-type="float">
            <text:p/>
          </table:table-cell>
          <table:table-cell table:formula="of:=FLOOR(FLOOR([.$A$4]*[.D505];1)/2^[.$B$2];1)" office:value-type="float" office:value="26" calcext:value-type="float">
            <text:p/>
          </table:table-cell>
          <table:table-cell table:formula="of:=ABS([.H505]-[.I505])" office:value-type="float" office:value="0" calcext:value-type="float">
            <text:p/>
          </table:table-cell>
          <table:table-cell table:formula="of:=CONCATENATE(&quot;assign rom[&quot;;[.C505];&quot;] = &quot;;[.$B$2];&quot;'d&quot;;[.D505];&quot;;&quot;)" office:value-type="string" office:string-value="assign rom[504] = 18'd520;" calcext:value-type="string">
            <text:p>assign rom[504] = 18'd520;</text:p>
          </table:table-cell>
        </table:table-row>
        <table:table-row table:style-name="ro1">
          <table:table-cell table:number-columns-repeated="2"/>
          <table:table-cell table:formula="of:=[.C505]+1" office:value-type="float" office:value="505" calcext:value-type="float">
            <text:p/>
          </table:table-cell>
          <table:table-cell table:formula="of:=MIN(ROUND(2^[.$B$2]/[.C506]);2^[.$B$2]-1)" office:value-type="float" office:value="519" calcext:value-type="float">
            <text:p/>
          </table:table-cell>
          <table:table-cell table:formula="of:=1/[.C506]" office:value-type="float" office:value="0.00198019801980198" calcext:value-type="float">
            <text:p/>
          </table:table-cell>
          <table:table-cell table:formula="of:=[.D506]/2^[.$B$2]" office:value-type="float" office:value="0.00197982788085938" calcext:value-type="float">
            <text:p/>
          </table:table-cell>
          <table:table-cell table:formula="of:=ABS([.F506]-[.E506])/[.E506]*100" office:value-type="float" office:value="0.0186920166015637" calcext:value-type="float">
            <text:p/>
          </table:table-cell>
          <table:table-cell table:formula="of:=FLOOR([.$A$4]/[.C506];1)" office:value-type="float" office:value="26" calcext:value-type="float">
            <text:p/>
          </table:table-cell>
          <table:table-cell table:formula="of:=FLOOR(FLOOR([.$A$4]*[.D506];1)/2^[.$B$2];1)" office:value-type="float" office:value="26" calcext:value-type="float">
            <text:p/>
          </table:table-cell>
          <table:table-cell table:formula="of:=ABS([.H506]-[.I506])" office:value-type="float" office:value="0" calcext:value-type="float">
            <text:p/>
          </table:table-cell>
          <table:table-cell table:formula="of:=CONCATENATE(&quot;assign rom[&quot;;[.C506];&quot;] = &quot;;[.$B$2];&quot;'d&quot;;[.D506];&quot;;&quot;)" office:value-type="string" office:string-value="assign rom[505] = 18'd519;" calcext:value-type="string">
            <text:p>assign rom[505] = 18'd519;</text:p>
          </table:table-cell>
        </table:table-row>
        <table:table-row table:style-name="ro1">
          <table:table-cell table:number-columns-repeated="2"/>
          <table:table-cell table:formula="of:=[.C506]+1" office:value-type="float" office:value="506" calcext:value-type="float">
            <text:p/>
          </table:table-cell>
          <table:table-cell table:formula="of:=MIN(ROUND(2^[.$B$2]/[.C507]);2^[.$B$2]-1)" office:value-type="float" office:value="518" calcext:value-type="float">
            <text:p/>
          </table:table-cell>
          <table:table-cell table:formula="of:=1/[.C507]" office:value-type="float" office:value="0.00197628458498024" calcext:value-type="float">
            <text:p/>
          </table:table-cell>
          <table:table-cell table:formula="of:=[.D507]/2^[.$B$2]" office:value-type="float" office:value="0.00197601318359375" calcext:value-type="float">
            <text:p/>
          </table:table-cell>
          <table:table-cell table:formula="of:=ABS([.F507]-[.E507])/[.E507]*100" office:value-type="float" office:value="0.0137329101562432" calcext:value-type="float">
            <text:p/>
          </table:table-cell>
          <table:table-cell table:formula="of:=FLOOR([.$A$4]/[.C507];1)" office:value-type="float" office:value="26" calcext:value-type="float">
            <text:p/>
          </table:table-cell>
          <table:table-cell table:formula="of:=FLOOR(FLOOR([.$A$4]*[.D507];1)/2^[.$B$2];1)" office:value-type="float" office:value="26" calcext:value-type="float">
            <text:p/>
          </table:table-cell>
          <table:table-cell table:formula="of:=ABS([.H507]-[.I507])" office:value-type="float" office:value="0" calcext:value-type="float">
            <text:p/>
          </table:table-cell>
          <table:table-cell table:formula="of:=CONCATENATE(&quot;assign rom[&quot;;[.C507];&quot;] = &quot;;[.$B$2];&quot;'d&quot;;[.D507];&quot;;&quot;)" office:value-type="string" office:string-value="assign rom[506] = 18'd518;" calcext:value-type="string">
            <text:p>assign rom[506] = 18'd518;</text:p>
          </table:table-cell>
        </table:table-row>
        <table:table-row table:style-name="ro1">
          <table:table-cell table:number-columns-repeated="2"/>
          <table:table-cell table:formula="of:=[.C507]+1" office:value-type="float" office:value="507" calcext:value-type="float">
            <text:p/>
          </table:table-cell>
          <table:table-cell table:formula="of:=MIN(ROUND(2^[.$B$2]/[.C508]);2^[.$B$2]-1)" office:value-type="float" office:value="517" calcext:value-type="float">
            <text:p/>
          </table:table-cell>
          <table:table-cell table:formula="of:=1/[.C508]" office:value-type="float" office:value="0.0019723865877712" calcext:value-type="float">
            <text:p/>
          </table:table-cell>
          <table:table-cell table:formula="of:=[.D508]/2^[.$B$2]" office:value-type="float" office:value="0.00197219848632813" calcext:value-type="float">
            <text:p/>
          </table:table-cell>
          <table:table-cell table:formula="of:=ABS([.F508]-[.E508])/[.E508]*100" office:value-type="float" office:value="0.00953674316406749" calcext:value-type="float">
            <text:p/>
          </table:table-cell>
          <table:table-cell table:formula="of:=FLOOR([.$A$4]/[.C508];1)" office:value-type="float" office:value="26" calcext:value-type="float">
            <text:p/>
          </table:table-cell>
          <table:table-cell table:formula="of:=FLOOR(FLOOR([.$A$4]*[.D508];1)/2^[.$B$2];1)" office:value-type="float" office:value="26" calcext:value-type="float">
            <text:p/>
          </table:table-cell>
          <table:table-cell table:formula="of:=ABS([.H508]-[.I508])" office:value-type="float" office:value="0" calcext:value-type="float">
            <text:p/>
          </table:table-cell>
          <table:table-cell table:formula="of:=CONCATENATE(&quot;assign rom[&quot;;[.C508];&quot;] = &quot;;[.$B$2];&quot;'d&quot;;[.D508];&quot;;&quot;)" office:value-type="string" office:string-value="assign rom[507] = 18'd517;" calcext:value-type="string">
            <text:p>assign rom[507] = 18'd517;</text:p>
          </table:table-cell>
        </table:table-row>
        <table:table-row table:style-name="ro1">
          <table:table-cell table:number-columns-repeated="2"/>
          <table:table-cell table:formula="of:=[.C508]+1" office:value-type="float" office:value="508" calcext:value-type="float">
            <text:p/>
          </table:table-cell>
          <table:table-cell table:formula="of:=MIN(ROUND(2^[.$B$2]/[.C509]);2^[.$B$2]-1)" office:value-type="float" office:value="516" calcext:value-type="float">
            <text:p/>
          </table:table-cell>
          <table:table-cell table:formula="of:=1/[.C509]" office:value-type="float" office:value="0.00196850393700787" calcext:value-type="float">
            <text:p/>
          </table:table-cell>
          <table:table-cell table:formula="of:=[.D509]/2^[.$B$2]" office:value-type="float" office:value="0.0019683837890625" calcext:value-type="float">
            <text:p/>
          </table:table-cell>
          <table:table-cell table:formula="of:=ABS([.F509]-[.E509])/[.E509]*100" office:value-type="float" office:value="0.00610351562499861" calcext:value-type="float">
            <text:p/>
          </table:table-cell>
          <table:table-cell table:formula="of:=FLOOR([.$A$4]/[.C509];1)" office:value-type="float" office:value="26" calcext:value-type="float">
            <text:p/>
          </table:table-cell>
          <table:table-cell table:formula="of:=FLOOR(FLOOR([.$A$4]*[.D509];1)/2^[.$B$2];1)" office:value-type="float" office:value="26" calcext:value-type="float">
            <text:p/>
          </table:table-cell>
          <table:table-cell table:formula="of:=ABS([.H509]-[.I509])" office:value-type="float" office:value="0" calcext:value-type="float">
            <text:p/>
          </table:table-cell>
          <table:table-cell table:formula="of:=CONCATENATE(&quot;assign rom[&quot;;[.C509];&quot;] = &quot;;[.$B$2];&quot;'d&quot;;[.D509];&quot;;&quot;)" office:value-type="string" office:string-value="assign rom[508] = 18'd516;" calcext:value-type="string">
            <text:p>assign rom[508] = 18'd516;</text:p>
          </table:table-cell>
        </table:table-row>
        <table:table-row table:style-name="ro1">
          <table:table-cell table:number-columns-repeated="2"/>
          <table:table-cell table:formula="of:=[.C509]+1" office:value-type="float" office:value="509" calcext:value-type="float">
            <text:p/>
          </table:table-cell>
          <table:table-cell table:formula="of:=MIN(ROUND(2^[.$B$2]/[.C510]);2^[.$B$2]-1)" office:value-type="float" office:value="515" calcext:value-type="float">
            <text:p/>
          </table:table-cell>
          <table:table-cell table:formula="of:=1/[.C510]" office:value-type="float" office:value="0.00196463654223969" calcext:value-type="float">
            <text:p/>
          </table:table-cell>
          <table:table-cell table:formula="of:=[.D510]/2^[.$B$2]" office:value-type="float" office:value="0.00196456909179688" calcext:value-type="float">
            <text:p/>
          </table:table-cell>
          <table:table-cell table:formula="of:=ABS([.F510]-[.E510])/[.E510]*100" office:value-type="float" office:value="0.00343322753905534" calcext:value-type="float">
            <text:p/>
          </table:table-cell>
          <table:table-cell table:formula="of:=FLOOR([.$A$4]/[.C510];1)" office:value-type="float" office:value="26" calcext:value-type="float">
            <text:p/>
          </table:table-cell>
          <table:table-cell table:formula="of:=FLOOR(FLOOR([.$A$4]*[.D510];1)/2^[.$B$2];1)" office:value-type="float" office:value="26" calcext:value-type="float">
            <text:p/>
          </table:table-cell>
          <table:table-cell table:formula="of:=ABS([.H510]-[.I510])" office:value-type="float" office:value="0" calcext:value-type="float">
            <text:p/>
          </table:table-cell>
          <table:table-cell table:formula="of:=CONCATENATE(&quot;assign rom[&quot;;[.C510];&quot;] = &quot;;[.$B$2];&quot;'d&quot;;[.D510];&quot;;&quot;)" office:value-type="string" office:string-value="assign rom[509] = 18'd515;" calcext:value-type="string">
            <text:p>assign rom[509] = 18'd515;</text:p>
          </table:table-cell>
        </table:table-row>
        <table:table-row table:style-name="ro1">
          <table:table-cell table:number-columns-repeated="2"/>
          <table:table-cell table:formula="of:=[.C510]+1" office:value-type="float" office:value="510" calcext:value-type="float">
            <text:p/>
          </table:table-cell>
          <table:table-cell table:formula="of:=MIN(ROUND(2^[.$B$2]/[.C511]);2^[.$B$2]-1)" office:value-type="float" office:value="514" calcext:value-type="float">
            <text:p/>
          </table:table-cell>
          <table:table-cell table:formula="of:=1/[.C511]" office:value-type="float" office:value="0.00196078431372549" calcext:value-type="float">
            <text:p/>
          </table:table-cell>
          <table:table-cell table:formula="of:=[.D511]/2^[.$B$2]" office:value-type="float" office:value="0.00196075439453125" calcext:value-type="float">
            <text:p/>
          </table:table-cell>
          <table:table-cell table:formula="of:=ABS([.F511]-[.E511])/[.E511]*100" office:value-type="float" office:value="0.00152587890624861" calcext:value-type="float">
            <text:p/>
          </table:table-cell>
          <table:table-cell table:formula="of:=FLOOR([.$A$4]/[.C511];1)" office:value-type="float" office:value="26" calcext:value-type="float">
            <text:p/>
          </table:table-cell>
          <table:table-cell table:formula="of:=FLOOR(FLOOR([.$A$4]*[.D511];1)/2^[.$B$2];1)" office:value-type="float" office:value="26" calcext:value-type="float">
            <text:p/>
          </table:table-cell>
          <table:table-cell table:formula="of:=ABS([.H511]-[.I511])" office:value-type="float" office:value="0" calcext:value-type="float">
            <text:p/>
          </table:table-cell>
          <table:table-cell table:formula="of:=CONCATENATE(&quot;assign rom[&quot;;[.C511];&quot;] = &quot;;[.$B$2];&quot;'d&quot;;[.D511];&quot;;&quot;)" office:value-type="string" office:string-value="assign rom[510] = 18'd514;" calcext:value-type="string">
            <text:p>assign rom[510] = 18'd514;</text:p>
          </table:table-cell>
        </table:table-row>
        <table:table-row table:style-name="ro1">
          <table:table-cell table:number-columns-repeated="2"/>
          <table:table-cell table:formula="of:=[.C511]+1" office:value-type="float" office:value="511" calcext:value-type="float">
            <text:p/>
          </table:table-cell>
          <table:table-cell table:formula="of:=MIN(ROUND(2^[.$B$2]/[.C512]);2^[.$B$2]-1)" office:value-type="float" office:value="513" calcext:value-type="float">
            <text:p/>
          </table:table-cell>
          <table:table-cell table:formula="of:=1/[.C512]" office:value-type="float" office:value="0.00195694716242661" calcext:value-type="float">
            <text:p/>
          </table:table-cell>
          <table:table-cell table:formula="of:=[.D512]/2^[.$B$2]" office:value-type="float" office:value="0.00195693969726563" calcext:value-type="float">
            <text:p/>
          </table:table-cell>
          <table:table-cell table:formula="of:=ABS([.F512]-[.E512])/[.E512]*100" office:value-type="float" office:value="0.000381469726556949" calcext:value-type="float">
            <text:p/>
          </table:table-cell>
          <table:table-cell table:formula="of:=FLOOR([.$A$4]/[.C512];1)" office:value-type="float" office:value="26" calcext:value-type="float">
            <text:p/>
          </table:table-cell>
          <table:table-cell table:formula="of:=FLOOR(FLOOR([.$A$4]*[.D512];1)/2^[.$B$2];1)" office:value-type="float" office:value="26" calcext:value-type="float">
            <text:p/>
          </table:table-cell>
          <table:table-cell table:formula="of:=ABS([.H512]-[.I512])" office:value-type="float" office:value="0" calcext:value-type="float">
            <text:p/>
          </table:table-cell>
          <table:table-cell table:formula="of:=CONCATENATE(&quot;assign rom[&quot;;[.C512];&quot;] = &quot;;[.$B$2];&quot;'d&quot;;[.D512];&quot;;&quot;)" office:value-type="string" office:string-value="assign rom[511] = 18'd513;" calcext:value-type="string">
            <text:p>assign rom[511] = 18'd513;</text:p>
          </table:table-cell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Rajewski</meta:initial-creator>
    <meta:creation-date>2014-05-10T10:48:59.776576863</meta:creation-date>
    <dc:date>2014-05-10T12:13:14.383126504</dc:date>
    <dc:creator>Justin Rajewski</dc:creator>
    <meta:editing-duration>PT53M21S</meta:editing-duration>
    <meta:editing-cycles>1</meta:editing-cycles>
    <meta:document-statistic meta:table-count="1" meta:cell-count="4614" meta:object-count="2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3.542cm" svg:y="4.203cm" style:legend-expansion="high" chart:style-name="ch2"/>
        <chart:plot-area chart:style-name="ch3" table:cell-range-address="Sheet1.C1:Sheet1.C513 Sheet1.G1:Sheet1.G513" chart:data-source-has-labels="row" svg:x="0.769cm" svg:y="0.855cm" svg:width="12.135cm" svg:height="7.55cm">
          <chartooo:coordinate-region svg:x="1.681cm" svg:y="1.055cm" svg:width="10.943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513" chart:label-cell-address="Sheet1.G1:Sheet1.G1" chart:class="chart:scatter">
            <chart:domain table:cell-range-address="Sheet1.C2:Sheet1.C513"/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% error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513</svg:desc>
                </draw:g>
              </table:table-cell>
              <table:table-cell office:value-type="float" office:value="0.0003814697265625">
                <text:p>0.0003814697265625</text:p>
                <draw:g>
                  <svg:desc>Sheet1.G2:Sheet1.G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762939453130551">
                <text:p>0.000762939453130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2587890625555">
                <text:p>0.00152587890625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114440917969028">
                <text:p>0.00114440917969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152587890624445">
                <text:p>0.0015258789062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28881835938055">
                <text:p>0.00228881835938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305175781250555">
                <text:p>0.00305175781250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52587890625555">
                <text:p>0.00152587890625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381469726562778">
                <text:p>0.00381469726562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305175781250555">
                <text:p>0.00305175781250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228881835937292">
                <text:p>0.00228881835937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457763671875555">
                <text:p>0.00457763671875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305175781249445">
                <text:p>0.00305175781249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495910644531111">
                <text:p>0.0049591064453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228881835937812">
                <text:p>0.00228881835937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305175781250555">
                <text:p>0.00305175781250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686645507813055">
                <text:p>0.00686645507813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534057617187847">
                <text:p>0.00534057617187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610351562499445">
                <text:p>0.00610351562499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381469726562153">
                <text:p>0.00381469726562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762939453125555">
                <text:p>0.00762939453125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724792480469132">
                <text:p>0.00724792480469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381469726562778">
                <text:p>0.00381469726562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839233398437743">
                <text:p>0.00839233398437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610351562499445">
                <text:p>0.00610351562499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228881835938298">
                <text:p>0.00228881835938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228881835937292">
                <text:p>0.00228881835937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457763671875555">
                <text:p>0.00457763671875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228881835937118">
                <text:p>0.00228881835937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991821289063055">
                <text:p>0.00991821289063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534057617187014">
                <text:p>0.00534057617187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305175781249445">
                <text:p>0.003051757812494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267028808593715">
                <text:p>0.00267028808593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102996826171927">
                <text:p>0.0102996826171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102996826171894">
                <text:p>0.01029968261718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495910644531371">
                <text:p>0.00495910644531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228881835937812">
                <text:p>0.00228881835937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457763671875226">
                <text:p>0.00457763671875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305175781250555">
                <text:p>0.003051757812505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137329101562556">
                <text:p>0.01373291015625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724792480469392">
                <text:p>0.00724792480469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762939453124445">
                <text:p>0.007629394531244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137329101562566">
                <text:p>0.01373291015625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534057617187847">
                <text:p>0.00534057617187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839233398437344">
                <text:p>0.00839233398437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610351562499445">
                <text:p>0.006103515624994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106811523437444">
                <text:p>0.0106811523437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81469726562153">
                <text:p>0.00381469726562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14440917968802">
                <text:p>0.0114440917968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762939453125555">
                <text:p>0.007629394531255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495910644531111">
                <text:p>0.00495910644531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148773193359347">
                <text:p>0.0148773193359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991821289062118">
                <text:p>0.00991821289062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02996826171797">
                <text:p>0.0102996826171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137329101562472">
                <text:p>0.0137329101562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877380371092952">
                <text:p>0.00877380371092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839233398437743">
                <text:p>0.008392333984377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148773193359352">
                <text:p>0.01487731933593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122070312500056">
                <text:p>0.01220703125000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179290771484394">
                <text:p>0.0179290771484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228881835938298">
                <text:p>0.002288818359382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30517578124915">
                <text:p>0.00305175781249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67846679687521">
                <text:p>0.0167846679687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186920166015637">
                <text:p>0.0186920166015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343322753905383">
                <text:p>0.003433227539053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52587890624945">
                <text:p>0.01525878906249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156402587890535">
                <text:p>0.0156402587890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228881835937118">
                <text:p>0.00228881835937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228881835938246">
                <text:p>0.002288818359382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106811523437444">
                <text:p>0.01068115234374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534057617187014">
                <text:p>0.005340576171870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144958496093759">
                <text:p>0.01449584960937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183105468750056">
                <text:p>0.0183105468750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213623046875055">
                <text:p>0.0213623046875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213623046874988">
                <text:p>0.0213623046874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202178955078024">
                <text:p>0.0202178955078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98364257812503">
                <text:p>0.0198364257812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495910644531684">
                <text:p>0.00495910644531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213623046875014">
                <text:p>0.02136230468750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221252441406278">
                <text:p>0.02212524414062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29699707031198">
                <text:p>0.01296997070311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118255615234481">
                <text:p>0.01182556152344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724792480468958">
                <text:p>0.00724792480468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236511230468805">
                <text:p>0.0236511230468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244140625000055">
                <text:p>0.0244140625000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49591064453086">
                <text:p>0.00495910644530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52587890624981">
                <text:p>0.0152587890624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991821289062118">
                <text:p>0.009918212890621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244140625000014">
                <text:p>0.0244140625000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240325927734342">
                <text:p>0.0240325927734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213623046874988">
                <text:p>0.02136230468749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38146972656198">
                <text:p>0.00381469726561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244140624999969">
                <text:p>0.02441406249999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953674316406007">
                <text:p>0.00953674316406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457763671875226">
                <text:p>0.004577636718752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953674316406241">
                <text:p>0.009536743164062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274658203125055">
                <text:p>0.0274658203125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164031982421838">
                <text:p>0.0164031982421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137329101562556">
                <text:p>0.01373291015625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202178955078103">
                <text:p>0.0202178955078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213623046874936">
                <text:p>0.0213623046874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305175781249991">
                <text:p>0.00305175781249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213623046875055">
                <text:p>0.02136230468750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209808349609405">
                <text:p>0.0209808349609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137329101562566">
                <text:p>0.0137329101562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148773193359374">
                <text:p>0.0148773193359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244140624999965">
                <text:p>0.0244140624999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1754760742187">
                <text:p>0.017547607421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839233398437344">
                <text:p>0.00839233398437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179290771484321">
                <text:p>0.01792907714843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44140625000055">
                <text:p>0.0244140625000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137329101562432">
                <text:p>0.01373291015624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106811523437444">
                <text:p>0.0106811523437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52587890625023">
                <text:p>0.0152587890625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274658203125035">
                <text:p>0.02746582031250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56402587890626">
                <text:p>0.01564025878906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14440917968802">
                <text:p>0.01144409179688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75476074218689">
                <text:p>0.01754760742186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953674316406016">
                <text:p>0.00953674316406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86920166015576">
                <text:p>0.0186920166015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282287597656264">
                <text:p>0.02822875976562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228881835937509">
                <text:p>0.00228881835937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305175781250028">
                <text:p>0.0305175781250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267028808593715">
                <text:p>0.002670288085937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90734863281278">
                <text:p>0.01907348632812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335693359375032">
                <text:p>0.0335693359375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244140625000038">
                <text:p>0.02441406250000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213623046874958">
                <text:p>0.02136230468749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244140625000078">
                <text:p>0.02441406250000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335693359374999">
                <text:p>0.0335693359374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213623046875028">
                <text:p>0.0213623046875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26702880859383">
                <text:p>0.0267028808593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114440917968808">
                <text:p>0.0114440917968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274658203124976">
                <text:p>0.0274658203124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213623046875023">
                <text:p>0.02136230468750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350952148437561">
                <text:p>0.03509521484375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90734863281287">
                <text:p>0.0190734863281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190734863281231">
                <text:p>0.01907348632812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244140624999999">
                <text:p>0.024414062499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35095214843742">
                <text:p>0.0350952148437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240325927734453">
                <text:p>0.02403259277344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30517578124915">
                <text:p>0.00305175781249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23269653320314">
                <text:p>0.0232696533203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13623046874979">
                <text:p>0.02136230468749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152587890624981">
                <text:p>0.0152587890624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98364257812488">
                <text:p>0.01983642578124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270843505859386">
                <text:p>0.02708435058593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194549560546876">
                <text:p>0.01945495605468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358581542968837">
                <text:p>0.03585815429688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312805175781202">
                <text:p>0.0312805175781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244140625000055">
                <text:p>0.0244140625000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221252441406211">
                <text:p>0.02212524414062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24414062500009">
                <text:p>0.0244140625000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312805175781326">
                <text:p>0.0312805175781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381469726562538">
                <text:p>0.03814697265625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225067138671852">
                <text:p>0.02250671386718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228881835938246">
                <text:p>0.002288818359382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225067138671861">
                <text:p>0.02250671386718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305175781250055">
                <text:p>0.0305175781250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305175781249991">
                <text:p>0.00305175781249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411987304687556">
                <text:p>0.0411987304687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366210937500049">
                <text:p>0.03662109375000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144958496093839">
                <text:p>0.01449584960938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44958496093759">
                <text:p>0.01449584960937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396728515625015">
                <text:p>0.0396728515625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724792480468741">
                <text:p>0.007247924804687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56402587890532">
                <text:p>0.0156402587890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213623046875055">
                <text:p>0.0213623046875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232696533203177">
                <text:p>0.02326965332031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213623046874988">
                <text:p>0.02136230468749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156402587890626">
                <text:p>0.01564025878906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724792480468715">
                <text:p>0.007247924804687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244140625000101">
                <text:p>0.0244140625000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442504882812484">
                <text:p>0.04425048828124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198364257812503">
                <text:p>0.01983642578125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839233398436659">
                <text:p>0.008392333984366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404357910156207">
                <text:p>0.0404357910156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148773193359461">
                <text:p>0.01487731933594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244140624999986">
                <text:p>0.02441406249999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244140624999999">
                <text:p>0.02441406249999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221252441406278">
                <text:p>0.02212524414062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20217895507804">
                <text:p>0.020217895507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335693359375052">
                <text:p>0.0335693359375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228881835936598">
                <text:p>0.002288818359365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350952148437394">
                <text:p>0.03509521484373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293731689453135">
                <text:p>0.02937316894531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202178955078217">
                <text:p>0.02021789550782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404357910156229">
                <text:p>0.04043579101562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381469726562483">
                <text:p>0.03814697265624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137329101562432">
                <text:p>0.0137329101562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152587890625139">
                <text:p>0.001525878906251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137329101562523">
                <text:p>0.01373291015625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244140625000055">
                <text:p>0.0244140625000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381469726562448">
                <text:p>0.03814697265624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450134277343789">
                <text:p>0.04501342773437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255584716796881">
                <text:p>0.02555847167968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305175781249722">
                <text:p>0.003051757812497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225067138671883">
                <text:p>0.02250671386718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503540039062556">
                <text:p>0.05035400390625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190734863281239">
                <text:p>0.01907348632812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152587890624981">
                <text:p>0.0152587890624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499725341796922">
                <text:p>0.04997253417969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991821289062118">
                <text:p>0.009918212890621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331878662109346">
                <text:p>0.03318786621093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244140625000014">
                <text:p>0.0244140625000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244140624999999">
                <text:p>0.02441406249999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282287597656283">
                <text:p>0.02822875976562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263214111328124">
                <text:p>0.02632141113281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213623046874988">
                <text:p>0.02136230468749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389099121093786">
                <text:p>0.03890991210937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38146972656198">
                <text:p>0.00381469726561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442504882812501">
                <text:p>0.04425048828125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244140624999969">
                <text:p>0.02441406249999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110626220703176">
                <text:p>0.0110626220703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442504882812524">
                <text:p>0.04425048828125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328063964843737">
                <text:p>0.03280639648437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457763671875226">
                <text:p>0.004577636718752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213623046874981">
                <text:p>0.02136230468749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450134277343751">
                <text:p>0.04501342773437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431060791015624">
                <text:p>0.04310607910156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801086425781554">
                <text:p>0.008010864257815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179290771484394">
                <text:p>0.01792907714843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274658203125055">
                <text:p>0.0274658203125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347137451171865">
                <text:p>0.03471374511718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396728515625037">
                <text:p>0.03967285156250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423431396484404">
                <text:p>0.04234313964844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427246093749945">
                <text:p>0.04272460937499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408172607421919">
                <text:p>0.04081726074219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366210937500022">
                <text:p>0.03662109375000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301361083984393">
                <text:p>0.03013610839843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213623046874936">
                <text:p>0.02136230468749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102996826171852">
                <text:p>0.01029968261718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305175781249991">
                <text:p>0.003051757812499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186920166015637">
                <text:p>0.018692016601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366210937499944">
                <text:p>0.03662109374999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568389892578124">
                <text:p>0.05683898925781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37384033203122">
                <text:p>0.0373840332031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129699707031205">
                <text:p>0.01296997070312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137329101562566">
                <text:p>0.0137329101562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427246093750047">
                <text:p>0.04272460937500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442504882812501">
                <text:p>0.04425048828125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110626220703136">
                <text:p>0.01106262207031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244140624999965">
                <text:p>0.02441406249999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572204589843792">
                <text:p>0.05722045898437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1754760742187">
                <text:p>0.017547607421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244140624999999">
                <text:p>0.02441406249999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518798828125016">
                <text:p>0.05187988281250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572204589844058">
                <text:p>0.005722045898440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427246093750054">
                <text:p>0.04272460937500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282287597656289">
                <text:p>0.02822875976562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244140625000055">
                <text:p>0.02441406250000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431060791015653">
                <text:p>0.04310607910156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137329101562432">
                <text:p>0.01373291015624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50354003906244">
                <text:p>0.0503540039062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106811523437444">
                <text:p>0.01068115234374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499725341796876">
                <text:p>0.04997253417968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152587890625023">
                <text:p>0.01525878906250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419616699218742">
                <text:p>0.04196166992187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274658203125035">
                <text:p>0.02746582031250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263214111328129">
                <text:p>0.02632141113281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473022460937499">
                <text:p>0.04730224609374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305175781250009">
                <text:p>0.003051757812500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518798828124948">
                <text:p>0.05187988281249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278472900390616">
                <text:p>0.0278472900390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175476074218689">
                <text:p>0.01754760742186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614166259765615">
                <text:p>0.06141662597656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160217285156214">
                <text:p>0.01602172851562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549316406250023">
                <text:p>0.05493164062500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370025634765611">
                <text:p>0.03700256347656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324249267578126">
                <text:p>0.03242492675781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648498535156306">
                <text:p>0.06484985351563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350952148437484">
                <text:p>0.03509521484374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213623046874988">
                <text:p>0.02136230468749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473022460937549">
                <text:p>0.04730224609375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606536865234309">
                <text:p>0.06065368652343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381469726562486">
                <text:p>0.03814697265624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171661376953094">
                <text:p>0.01716613769530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228881835937509">
                <text:p>0.002288818359375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202178955078075">
                <text:p>0.02021789550780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366210937499972">
                <text:p>0.03662109374999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514984130859328">
                <text:p>0.05149841308593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648498535156253">
                <text:p>0.0648498535156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587463378906303">
                <text:p>0.05874633789063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488281249999972">
                <text:p>0.04882812499999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404357910156258">
                <text:p>0.04043579101562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335693359375032">
                <text:p>0.03356933593750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282287597656253">
                <text:p>0.02822875976562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244140625000038">
                <text:p>0.02441406250000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221252441406252">
                <text:p>0.02212524414062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213623046874958">
                <text:p>0.02136230468749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221252441406278">
                <text:p>0.02212524414062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244140625000078">
                <text:p>0.02441406250000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282287597656258">
                <text:p>0.02822875976562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335693359374999">
                <text:p>0.0335693359374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404357910156214">
                <text:p>0.04043579101562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488281249999972">
                <text:p>0.04882812499999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587463378906249">
                <text:p>0.0587463378906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701904296875056">
                <text:p>0.07019042968750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583648681640571">
                <text:p>0.05836486816405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44250488281242">
                <text:p>0.0442504882812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286102294921856">
                <text:p>0.02861022949218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114440917968808">
                <text:p>0.01144409179688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724792480468416">
                <text:p>0.007247924804684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274658203124976">
                <text:p>0.02746582031249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492095947265573">
                <text:p>0.04920959472655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717163085937556">
                <text:p>0.07171630859375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473022460937536">
                <text:p>0.04730224609375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213623046875023">
                <text:p>0.02136230468750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350952148437561">
                <text:p>0.03509521484375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656127929687513">
                <text:p>0.06561279296875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488281250000056">
                <text:p>0.04882812500000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156402587890626">
                <text:p>0.01564025878906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190734863281287">
                <text:p>0.01907348632812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553131103515667">
                <text:p>0.0553131103515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549316406250019">
                <text:p>0.05493164062500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160217285156322">
                <text:p>0.01602172851563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244140624999999">
                <text:p>0.02441406249999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663757324218832">
                <text:p>0.06637573242188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39672851562508">
                <text:p>0.0396728515625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495910644531996">
                <text:p>0.004959106445319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511169433593672">
                <text:p>0.05111694335936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518798828124981">
                <text:p>0.05187988281249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30517578124915">
                <text:p>0.003051757812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473022460937473">
                <text:p>0.04730224609374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526428222656235">
                <text:p>0.05264282226562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549316406250021">
                <text:p>0.05493164062500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419616699218775">
                <text:p>0.04196166992187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152587890624981">
                <text:p>0.01525878906249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740051269531249">
                <text:p>0.07400512695312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198364257812488">
                <text:p>0.01983642578124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415802001953105">
                <text:p>0.04158020019531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503540039062489">
                <text:p>0.05035400390624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137329101562475">
                <text:p>0.01373291015624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762939453125014">
                <text:p>0.07629394531250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953674316406293">
                <text:p>0.009536743164062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587463378906249">
                <text:p>0.05874633789062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282287597656224">
                <text:p>0.02822875976562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427246093749913">
                <text:p>0.04272460937499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423431396484327">
                <text:p>0.04234313964843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312805175781202">
                <text:p>0.03128051757812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518798828124912">
                <text:p>0.05187988281249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244140625000055">
                <text:p>0.02441406250000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568389892578194">
                <text:p>0.05683898925781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221252441406211">
                <text:p>0.02212524414062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572204589843704">
                <text:p>0.05722045898437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24414062500009">
                <text:p>0.0244140625000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530242919921831">
                <text:p>0.05302429199218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312805175781326">
                <text:p>0.03128051757813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442504882812524">
                <text:p>0.04425048828125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427246093749962">
                <text:p>0.04272460937499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308990478515713">
                <text:p>0.03089904785157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587463378906273">
                <text:p>0.05874633789062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129699707031251">
                <text:p>0.01296997070312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793457031249926">
                <text:p>0.07934570312499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953674316406241">
                <text:p>0.009536743164062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595092773437514">
                <text:p>0.05950927734375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366210937499958">
                <text:p>0.03662109374999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305175781250055">
                <text:p>0.03051757812500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682830810546859">
                <text:p>0.06828308105468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305175781249991">
                <text:p>0.003051757812499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614166259765639">
                <text:p>0.06141662597656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411987304687556">
                <text:p>0.04119873046875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213623046874998">
                <text:p>0.02136230468749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831604003906305">
                <text:p>0.08316040039063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232696533203078">
                <text:p>0.02326965332030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366210937500049">
                <text:p>0.03662109375000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724792480468777">
                <text:p>0.07247924804687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144958496093839">
                <text:p>0.01449584960938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427246093750084">
                <text:p>0.04272460937500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701904296874991">
                <text:p>0.07019042968749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148773193359463">
                <text:p>0.01487731933594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396728515625015">
                <text:p>0.03967285156250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770568847656228">
                <text:p>0.07705688476562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274658203125044">
                <text:p>0.02746582031250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85827636718751">
                <text:p>0.07858276367187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431060791015624">
                <text:p>0.04310607910156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545501708984376">
                <text:p>0.05455017089843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709533691406343">
                <text:p>0.07095336914063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244140624999999">
                <text:p>0.0244140624999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213623046875055">
                <text:p>0.0213623046875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663757324218786">
                <text:p>0.06637573242187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640869140624948">
                <text:p>0.06408691406249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209808349609472">
                <text:p>0.02098083496094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213623046874988">
                <text:p>0.02136230468749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629425048828095">
                <text:p>0.0629425048828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724792480468749">
                <text:p>0.07247924804687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328063964843811">
                <text:p>0.03280639648438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610351562500139">
                <text:p>0.006103515625001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442504882812501">
                <text:p>0.04425048828125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816345214843753">
                <text:p>0.08163452148437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598907470703181">
                <text:p>0.05989074707031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244140625000101">
                <text:p>0.02441406250001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102996826171894">
                <text:p>0.01029968261718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442504882812484">
                <text:p>0.04425048828124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774383544921893">
                <text:p>0.07743835449218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701904296874997">
                <text:p>0.07019042968749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389099121093792">
                <text:p>0.03890991210937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839233398436659">
                <text:p>0.008392333984366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213623046875023">
                <text:p>0.02136230468750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503540039062543">
                <text:p>0.05035400390625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785827636718696">
                <text:p>0.07858276367186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762939453124914">
                <text:p>0.07629394531249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499725341796775">
                <text:p>0.04997253417967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244140624999986">
                <text:p>0.02441406249999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244140624999999">
                <text:p>0.02441406249999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476837158203053">
                <text:p>0.04768371582030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701904296874972">
                <text:p>0.07019042968749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919342041015602">
                <text:p>0.09193420410156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724792480468835">
                <text:p>0.07247924804688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526428222656287">
                <text:p>0.05264282226562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335693359375052">
                <text:p>0.03356933593750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152587890625094">
                <text:p>0.01525878906250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228881835936598">
                <text:p>0.002288818359365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190734863281344">
                <text:p>0.01907348632813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350952148437394">
                <text:p>0.03509521484373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503540039062514">
                <text:p>0.05035400390625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64849853515624">
                <text:p>0.0648498535156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785827636718751">
                <text:p>0.07858276367187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915527343750028">
                <text:p>0.09155273437500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858306884765709">
                <text:p>0.08583068847657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747680664062408">
                <text:p>0.07476806640624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644683837890542">
                <text:p>0.06446838378905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549316406250021">
                <text:p>0.05493164062500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0461578369140541">
                <text:p>0.04615783691405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0381469726562483">
                <text:p>0.03814697265624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308990478515522">
                <text:p>0.03089904785155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0244140624999944">
                <text:p>0.02441406249999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0186920166015637">
                <text:p>0.01869201660156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0137329101562432">
                <text:p>0.01373291015624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00953674316406749">
                <text:p>0.009536743164067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00610351562499861">
                <text:p>0.006103515624998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00343322753905534">
                <text:p>0.003433227539055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0152587890624861">
                <text:p>0.001525878906248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000381469726556949">
                <text:p>0.0003814697265569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legend chart:legend-position="end" svg:x="13.118cm" svg:y="4.204cm" style:legend-expansion="high" chart:style-name="ch2"/>
        <chart:plot-area chart:style-name="ch3" table:cell-range-address="Sheet1.C1:Sheet1.C513 Sheet1.J1:Sheet1.J513" chart:data-source-has-labels="row" svg:x="0.769cm" svg:y="0.855cm" svg:width="11.711cm" svg:height="7.551cm">
          <chartooo:coordinate-region svg:x="1.496cm" svg:y="1.055cm" svg:width="10.704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513" chart:label-cell-address="Sheet1.J1:Sheet1.J1" chart:class="chart:scatter">
            <chart:domain table:cell-range-address="Sheet1.C2:Sheet1.C513"/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fferenc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513</svg:desc>
                </draw:g>
              </table:table-cell>
              <table:table-cell office:value-type="float" office:value="1">
                <text:p>1</text:p>
                <draw:g>
                  <svg:desc>Sheet1.J2:Sheet1.J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